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11000000DD000000DD6A4377B3.svm" manifest:media-type=""/>
  <manifest:file-entry manifest:full-path="Object 1/Pictures/20000011000000DD000000DDD8E12A8C.svm" manifest:media-type=""/>
  <manifest:file-entry manifest:full-path="Object 1/Pictures/20000011000000DD000000DD6B0E808A.svm" manifest:media-type=""/>
  <manifest:file-entry manifest:full-path="Object 1/Pictures/20000011000000DD000000DDB1B86C74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118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18">
      <style:text-properties style:font-name="Liberation Sans" style:font-name-asian="SimSun" style:font-name-complex="Mangal"/>
    </style:style>
    <style:style style:name="ce6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Log" table:style-name="ta1">
        <table:shapes>
          <draw:frame draw:z-index="0" draw:style-name="gr1" svg:width="35.46cm" svg:height="21.197cm" svg:x="10.381cm" svg:y="1.061cm">
            <draw:object draw:notify-on-update-of-ranges="Log.C4:Log.C201 Log.D3:Log.D3 Log.D4:Log.D201 Log.C4:Log.C201 Log.E3:Log.E3 Log.E4:Log.E201 Log.C4:Log.C201 Log.F3:Log.F3 Log.F4:Log.F201 Log.C4:Log.C201 Log.G3:Log.G3 Log.G4:Log.G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visibility="collapse" table:default-cell-style-name="ce1"/>
        <table:table-column table:style-name="co2" table:visibility="collapse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2"/>
          <table:table-cell office:value-type="string">
            <text:p>Base ASL</text:p>
          </table:table-cell>
          <table:table-cell office:value-type="float" office:value="-81.632759">
            <text:p>-81.63275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style-name="ce2" office:value-type="string">
            <text:p>Timestamp</text:p>
          </table:table-cell>
          <table:table-cell table:style-name="ce3" office:value-type="string">
            <text:p>ASL</text:p>
          </table:table-cell>
          <table:table-cell table:style-name="ce4" office:value-type="string">
            <text:p>Time</text:p>
          </table:table-cell>
          <table:table-cell table:style-name="ce3" office:value-type="string">
            <text:p>Altitude</text:p>
          </table:table-cell>
          <table:table-cell table:style-name="ce3" office:value-type="string">
            <text:p>Roll</text:p>
          </table:table-cell>
          <table:table-cell table:style-name="ce3" office:value-type="string">
            <text:p>Pitch</text:p>
          </table:table-cell>
          <table:table-cell table:style-name="ce3" office:value-type="string">
            <text:p>Yaw</text:p>
          </table:table-cell>
          <table:table-cell/>
          <table:table-cell table:style-name="ce3" table:number-columns-repeated="1016"/>
        </table:table-row>
        <table:table-row table:style-name="ro1">
          <table:table-cell office:value-type="float" office:value="44328">
            <text:p>44,328</text:p>
          </table:table-cell>
          <table:table-cell office:value-type="float" office:value="-82.435739">
            <text:p>-82.435739</text:p>
          </table:table-cell>
          <table:table-cell table:style-name="ce5" table:formula="of:=IF(['PID data'.A5]&lt;&gt;0;['PID data'.A5]/1000;&quot;&quot;)" office:value-type="float" office:value="10.555093">
            <text:p>10.555</text:p>
          </table:table-cell>
          <table:table-cell table:style-name="ce6" table:formula="of:=IF(['PID data'.A5]&lt;&gt;0;['PID data'.B5] - ['PID data'.$D$2];&quot;&quot;)" office:value-type="float" office:value="2.674608">
            <text:p>2.67</text:p>
          </table:table-cell>
          <table:table-cell office:value-type="float" office:value="-0.451105">
            <text:p>-0.451105</text:p>
          </table:table-cell>
          <table:table-cell office:value-type="float" office:value="-0.316598">
            <text:p>-0.316598</text:p>
          </table:table-cell>
          <table:table-cell office:value-type="float" office:value="0.869173">
            <text:p>0.869173</text:p>
          </table:table-cell>
          <table:table-cell table:number-columns-repeated="1017"/>
        </table:table-row>
        <table:table-row table:style-name="ro1">
          <table:table-cell office:value-type="float" office:value="44348">
            <text:p>44,348</text:p>
          </table:table-cell>
          <table:table-cell office:value-type="float" office:value="-82.530403">
            <text:p>-82.530403</text:p>
          </table:table-cell>
          <table:table-cell table:style-name="ce5" table:formula="of:=IF(['PID data'.A6]&lt;&gt;0;['PID data'.A6]/1000;&quot;&quot;)" office:value-type="float" office:value="10.555103">
            <text:p>10.555</text:p>
          </table:table-cell>
          <table:table-cell table:style-name="ce6" table:formula="of:=IF(['PID data'.A6]&lt;&gt;0;['PID data'.B6] - ['PID data'.$D$2];&quot;&quot;)" office:value-type="float" office:value="2.629271">
            <text:p>2.63</text:p>
          </table:table-cell>
          <table:table-cell office:value-type="float" office:value="-0.393139">
            <text:p>-0.393139</text:p>
          </table:table-cell>
          <table:table-cell office:value-type="float" office:value="-0.287207">
            <text:p>-0.287207</text:p>
          </table:table-cell>
          <table:table-cell office:value-type="float" office:value="0.560249">
            <text:p>0.560249</text:p>
          </table:table-cell>
          <table:table-cell table:number-columns-repeated="1017"/>
        </table:table-row>
        <table:table-row table:style-name="ro1">
          <table:table-cell office:value-type="float" office:value="44368">
            <text:p>44,368</text:p>
          </table:table-cell>
          <table:table-cell office:value-type="float" office:value="-82.612868">
            <text:p>-82.612868</text:p>
          </table:table-cell>
          <table:table-cell table:style-name="ce5" table:formula="of:=IF(['PID data'.A7]&lt;&gt;0;['PID data'.A7]/1000;&quot;&quot;)" office:value-type="float" office:value="10.555123">
            <text:p>10.555</text:p>
          </table:table-cell>
          <table:table-cell table:style-name="ce6" table:formula="of:=IF(['PID data'.A7]&lt;&gt;0;['PID data'.B7] - ['PID data'.$D$2];&quot;&quot;)" office:value-type="float" office:value="2.59515">
            <text:p>2.60</text:p>
          </table:table-cell>
          <table:table-cell office:value-type="float" office:value="-0.519999">
            <text:p>-0.519999</text:p>
          </table:table-cell>
          <table:table-cell office:value-type="float" office:value="-0.222318">
            <text:p>-0.222318</text:p>
          </table:table-cell>
          <table:table-cell office:value-type="float" office:value="0.222599">
            <text:p>0.222599</text:p>
          </table:table-cell>
          <table:table-cell table:number-columns-repeated="1017"/>
        </table:table-row>
        <table:table-row table:style-name="ro1">
          <table:table-cell office:value-type="float" office:value="44388">
            <text:p>44,388</text:p>
          </table:table-cell>
          <table:table-cell office:value-type="float" office:value="-82.719613">
            <text:p>-82.719613</text:p>
          </table:table-cell>
          <table:table-cell table:style-name="ce5" table:formula="of:=IF(['PID data'.A8]&lt;&gt;0;['PID data'.A8]/1000;&quot;&quot;)" office:value-type="float" office:value="10.555123">
            <text:p>10.555</text:p>
          </table:table-cell>
          <table:table-cell table:style-name="ce6" table:formula="of:=IF(['PID data'.A8]&lt;&gt;0;['PID data'.B8] - ['PID data'.$D$2];&quot;&quot;)" office:value-type="float" office:value="2.59515">
            <text:p>2.60</text:p>
          </table:table-cell>
          <table:table-cell office:value-type="float" office:value="-0.275613">
            <text:p>-0.275613</text:p>
          </table:table-cell>
          <table:table-cell office:value-type="float" office:value="-0.339948">
            <text:p>-0.339948</text:p>
          </table:table-cell>
          <table:table-cell office:value-type="float" office:value="-0.151121">
            <text:p>-0.151121</text:p>
          </table:table-cell>
          <table:table-cell table:number-columns-repeated="1017"/>
        </table:table-row>
        <table:table-row table:style-name="ro1">
          <table:table-cell office:value-type="float" office:value="44408">
            <text:p>44,408</text:p>
          </table:table-cell>
          <table:table-cell office:value-type="float" office:value="-82.851851">
            <text:p>-82.851851</text:p>
          </table:table-cell>
          <table:table-cell table:style-name="ce5" table:formula="of:=IF(['PID data'.A9]&lt;&gt;0;['PID data'.A9]/1000;&quot;&quot;)" office:value-type="float" office:value="10.555143">
            <text:p>10.555</text:p>
          </table:table-cell>
          <table:table-cell table:style-name="ce6" table:formula="of:=IF(['PID data'.A9]&lt;&gt;0;['PID data'.B9] - ['PID data'.$D$2];&quot;&quot;)" office:value-type="float" office:value="2.513446">
            <text:p>2.51</text:p>
          </table:table-cell>
          <table:table-cell office:value-type="float" office:value="-0.161535">
            <text:p>-0.161535</text:p>
          </table:table-cell>
          <table:table-cell office:value-type="float" office:value="-0.431484">
            <text:p>-0.431484</text:p>
          </table:table-cell>
          <table:table-cell office:value-type="float" office:value="-0.578185">
            <text:p>-0.578185</text:p>
          </table:table-cell>
          <table:table-cell table:number-columns-repeated="1017"/>
        </table:table-row>
        <table:table-row table:style-name="ro1">
          <table:table-cell office:value-type="float" office:value="44428">
            <text:p>44,428</text:p>
          </table:table-cell>
          <table:table-cell office:value-type="float" office:value="-82.943899">
            <text:p>-82.943899</text:p>
          </table:table-cell>
          <table:table-cell table:style-name="ce5" table:formula="of:=IF(['PID data'.A10]&lt;&gt;0;['PID data'.A10]/1000;&quot;&quot;)" office:value-type="float" office:value="10.555153">
            <text:p>10.555</text:p>
          </table:table-cell>
          <table:table-cell table:style-name="ce6" table:formula="of:=IF(['PID data'.A10]&lt;&gt;0;['PID data'.B10] - ['PID data'.$D$2];&quot;&quot;)" office:value-type="float" office:value="2.482174">
            <text:p>2.48</text:p>
          </table:table-cell>
          <table:table-cell office:value-type="float" office:value="-0.011642">
            <text:p>-0.011642</text:p>
          </table:table-cell>
          <table:table-cell office:value-type="float" office:value="-0.490424">
            <text:p>-0.490424</text:p>
          </table:table-cell>
          <table:table-cell office:value-type="float" office:value="-0.993501">
            <text:p>-0.993501</text:p>
          </table:table-cell>
          <table:table-cell table:number-columns-repeated="1017"/>
        </table:table-row>
        <table:table-row table:style-name="ro1">
          <table:table-cell office:value-type="float" office:value="44448">
            <text:p>44,448</text:p>
          </table:table-cell>
          <table:table-cell office:value-type="float" office:value="-82.990855">
            <text:p>-82.990855</text:p>
          </table:table-cell>
          <table:table-cell table:style-name="ce5" table:formula="of:=IF(['PID data'.A11]&lt;&gt;0;['PID data'.A11]/1000;&quot;&quot;)" office:value-type="float" office:value="10.555163">
            <text:p>10.555</text:p>
          </table:table-cell>
          <table:table-cell table:style-name="ce6" table:formula="of:=IF(['PID data'.A11]&lt;&gt;0;['PID data'.B11] - ['PID data'.$D$2];&quot;&quot;)" office:value-type="float" office:value="2.386147">
            <text:p>2.39</text:p>
          </table:table-cell>
          <table:table-cell office:value-type="float" office:value="0.283462">
            <text:p>0.283462</text:p>
          </table:table-cell>
          <table:table-cell office:value-type="float" office:value="-0.044992">
            <text:p>-0.044992</text:p>
          </table:table-cell>
          <table:table-cell office:value-type="float" office:value="-1.380777">
            <text:p>-1.380777</text:p>
          </table:table-cell>
          <table:table-cell table:number-columns-repeated="1017"/>
        </table:table-row>
        <table:table-row table:style-name="ro1">
          <table:table-cell office:value-type="float" office:value="44468">
            <text:p>44,468</text:p>
          </table:table-cell>
          <table:table-cell office:value-type="float" office:value="-83.038521">
            <text:p>-83.038521</text:p>
          </table:table-cell>
          <table:table-cell table:style-name="ce5" table:formula="of:=IF(['PID data'.A12]&lt;&gt;0;['PID data'.A12]/1000;&quot;&quot;)" office:value-type="float" office:value="10.555173">
            <text:p>10.555</text:p>
          </table:table-cell>
          <table:table-cell table:style-name="ce6" table:formula="of:=IF(['PID data'.A12]&lt;&gt;0;['PID data'.B12] - ['PID data'.$D$2];&quot;&quot;)" office:value-type="float" office:value="2.286729">
            <text:p>2.29</text:p>
          </table:table-cell>
          <table:table-cell office:value-type="float" office:value="0.754134">
            <text:p>0.754134</text:p>
          </table:table-cell>
          <table:table-cell office:value-type="float" office:value="0.735541">
            <text:p>0.735541</text:p>
          </table:table-cell>
          <table:table-cell office:value-type="float" office:value="-1.751083">
            <text:p>-1.751083</text:p>
          </table:table-cell>
          <table:table-cell table:number-columns-repeated="1017"/>
        </table:table-row>
        <table:table-row table:style-name="ro1">
          <table:table-cell office:value-type="float" office:value="44488">
            <text:p>44,488</text:p>
          </table:table-cell>
          <table:table-cell office:value-type="float" office:value="-83.093794">
            <text:p>-83.093794</text:p>
          </table:table-cell>
          <table:table-cell table:style-name="ce5" table:formula="of:=IF(['PID data'.A13]&lt;&gt;0;['PID data'.A13]/1000;&quot;&quot;)" office:value-type="float" office:value="10.555183">
            <text:p>10.555</text:p>
          </table:table-cell>
          <table:table-cell table:style-name="ce6" table:formula="of:=IF(['PID data'.A13]&lt;&gt;0;['PID data'.B13] - ['PID data'.$D$2];&quot;&quot;)" office:value-type="float" office:value="2.185522">
            <text:p>2.19</text:p>
          </table:table-cell>
          <table:table-cell office:value-type="float" office:value="1.18556">
            <text:p>1.18556</text:p>
          </table:table-cell>
          <table:table-cell office:value-type="float" office:value="1.586454">
            <text:p>1.586454</text:p>
          </table:table-cell>
          <table:table-cell office:value-type="float" office:value="-2.13007">
            <text:p>-2.13007</text:p>
          </table:table-cell>
          <table:table-cell table:number-columns-repeated="1017"/>
        </table:table-row>
        <table:table-row table:style-name="ro1">
          <table:table-cell office:value-type="float" office:value="44508">
            <text:p>44,508</text:p>
          </table:table-cell>
          <table:table-cell office:value-type="float" office:value="-83.130819">
            <text:p>-83.130819</text:p>
          </table:table-cell>
          <table:table-cell table:style-name="ce5" table:formula="of:=IF(['PID data'.A14]&lt;&gt;0;['PID data'.A14]/1000;&quot;&quot;)" office:value-type="float" office:value="10.555193">
            <text:p>10.555</text:p>
          </table:table-cell>
          <table:table-cell table:style-name="ce6" table:formula="of:=IF(['PID data'.A14]&lt;&gt;0;['PID data'.B14] - ['PID data'.$D$2];&quot;&quot;)" office:value-type="float" office:value="2.125359">
            <text:p>2.13</text:p>
          </table:table-cell>
          <table:table-cell office:value-type="float" office:value="1.374415">
            <text:p>1.374415</text:p>
          </table:table-cell>
          <table:table-cell office:value-type="float" office:value="2.133609">
            <text:p>2.133609</text:p>
          </table:table-cell>
          <table:table-cell office:value-type="float" office:value="-2.507898">
            <text:p>-2.507898</text:p>
          </table:table-cell>
          <table:table-cell table:number-columns-repeated="1017"/>
        </table:table-row>
        <table:table-row table:style-name="ro1">
          <table:table-cell office:value-type="float" office:value="44528">
            <text:p>44,528</text:p>
          </table:table-cell>
          <table:table-cell office:value-type="float" office:value="-83.148057">
            <text:p>-83.148057</text:p>
          </table:table-cell>
          <table:table-cell table:style-name="ce5" table:formula="of:=IF(['PID data'.A15]&lt;&gt;0;['PID data'.A15]/1000;&quot;&quot;)" office:value-type="float" office:value="10.555203">
            <text:p>10.555</text:p>
          </table:table-cell>
          <table:table-cell table:style-name="ce6" table:formula="of:=IF(['PID data'.A15]&lt;&gt;0;['PID data'.B15] - ['PID data'.$D$2];&quot;&quot;)" office:value-type="float" office:value="1.996117">
            <text:p>2.00</text:p>
          </table:table-cell>
          <table:table-cell office:value-type="float" office:value="1.484042">
            <text:p>1.484042</text:p>
          </table:table-cell>
          <table:table-cell office:value-type="float" office:value="2.63524">
            <text:p>2.63524</text:p>
          </table:table-cell>
          <table:table-cell office:value-type="float" office:value="-2.855182">
            <text:p>-2.855182</text:p>
          </table:table-cell>
          <table:table-cell table:number-columns-repeated="1017"/>
        </table:table-row>
        <table:table-row table:style-name="ro1">
          <table:table-cell office:value-type="float" office:value="44548">
            <text:p>44,548</text:p>
          </table:table-cell>
          <table:table-cell office:value-type="float" office:value="-83.132248">
            <text:p>-83.132248</text:p>
          </table:table-cell>
          <table:table-cell table:style-name="ce5" table:formula="of:=IF(['PID data'.A16]&lt;&gt;0;['PID data'.A16]/1000;&quot;&quot;)" office:value-type="float" office:value="10.555213">
            <text:p>10.555</text:p>
          </table:table-cell>
          <table:table-cell table:style-name="ce6" table:formula="of:=IF(['PID data'.A16]&lt;&gt;0;['PID data'.B16] - ['PID data'.$D$2];&quot;&quot;)" office:value-type="float" office:value="1.933398">
            <text:p>1.93</text:p>
          </table:table-cell>
          <table:table-cell office:value-type="float" office:value="1.652864">
            <text:p>1.652864</text:p>
          </table:table-cell>
          <table:table-cell office:value-type="float" office:value="3.352276">
            <text:p>3.352276</text:p>
          </table:table-cell>
          <table:table-cell office:value-type="float" office:value="-3.181059">
            <text:p>-3.181059</text:p>
          </table:table-cell>
          <table:table-cell table:number-columns-repeated="1017"/>
        </table:table-row>
        <table:table-row table:style-name="ro1">
          <table:table-cell office:value-type="float" office:value="44568">
            <text:p>44,568</text:p>
          </table:table-cell>
          <table:table-cell office:value-type="float" office:value="-83.086618">
            <text:p>-83.086618</text:p>
          </table:table-cell>
          <table:table-cell table:style-name="ce5" table:formula="of:=IF(['PID data'.A17]&lt;&gt;0;['PID data'.A17]/1000;&quot;&quot;)" office:value-type="float" office:value="10.555223">
            <text:p>10.555</text:p>
          </table:table-cell>
          <table:table-cell table:style-name="ce6" table:formula="of:=IF(['PID data'.A17]&lt;&gt;0;['PID data'.B17] - ['PID data'.$D$2];&quot;&quot;)" office:value-type="float" office:value="1.807944">
            <text:p>1.81</text:p>
          </table:table-cell>
          <table:table-cell office:value-type="float" office:value="1.490616">
            <text:p>1.490616</text:p>
          </table:table-cell>
          <table:table-cell office:value-type="float" office:value="3.891873">
            <text:p>3.891873</text:p>
          </table:table-cell>
          <table:table-cell office:value-type="float" office:value="-3.539467">
            <text:p>-3.539467</text:p>
          </table:table-cell>
          <table:table-cell table:number-columns-repeated="1017"/>
        </table:table-row>
        <table:table-row table:style-name="ro1">
          <table:table-cell office:value-type="float" office:value="44588">
            <text:p>44,588</text:p>
          </table:table-cell>
          <table:table-cell office:value-type="float" office:value="-83.039131">
            <text:p>-83.039131</text:p>
          </table:table-cell>
          <table:table-cell table:style-name="ce5" table:formula="of:=IF(['PID data'.A18]&lt;&gt;0;['PID data'.A18]/1000;&quot;&quot;)" office:value-type="float" office:value="10.555223">
            <text:p>10.555</text:p>
          </table:table-cell>
          <table:table-cell table:style-name="ce6" table:formula="of:=IF(['PID data'.A18]&lt;&gt;0;['PID data'.B18] - ['PID data'.$D$2];&quot;&quot;)" office:value-type="float" office:value="1.807944">
            <text:p>1.81</text:p>
          </table:table-cell>
          <table:table-cell office:value-type="float" office:value="0.940042">
            <text:p>0.940042</text:p>
          </table:table-cell>
          <table:table-cell office:value-type="float" office:value="4.094199">
            <text:p>4.094199</text:p>
          </table:table-cell>
          <table:table-cell office:value-type="float" office:value="-3.91591">
            <text:p>-3.91591</text:p>
          </table:table-cell>
          <table:table-cell table:number-columns-repeated="1017"/>
        </table:table-row>
        <table:table-row table:style-name="ro1">
          <table:table-cell office:value-type="float" office:value="44608">
            <text:p>44,608</text:p>
          </table:table-cell>
          <table:table-cell office:value-type="float" office:value="-82.994942">
            <text:p>-82.994942</text:p>
          </table:table-cell>
          <table:table-cell table:style-name="ce5" table:formula="of:=IF(['PID data'.A19]&lt;&gt;0;['PID data'.A19]/1000;&quot;&quot;)" office:value-type="float" office:value="10.555223">
            <text:p>10.555</text:p>
          </table:table-cell>
          <table:table-cell table:style-name="ce6" table:formula="of:=IF(['PID data'.A19]&lt;&gt;0;['PID data'.B19] - ['PID data'.$D$2];&quot;&quot;)" office:value-type="float" office:value="1.807944">
            <text:p>1.81</text:p>
          </table:table-cell>
          <table:table-cell office:value-type="float" office:value="0.150743">
            <text:p>0.150743</text:p>
          </table:table-cell>
          <table:table-cell office:value-type="float" office:value="4.027939">
            <text:p>4.027939</text:p>
          </table:table-cell>
          <table:table-cell office:value-type="float" office:value="-4.258003">
            <text:p>-4.258003</text:p>
          </table:table-cell>
          <table:table-cell table:number-columns-repeated="1017"/>
        </table:table-row>
        <table:table-row table:style-name="ro1">
          <table:table-cell office:value-type="float" office:value="44628">
            <text:p>44,628</text:p>
          </table:table-cell>
          <table:table-cell office:value-type="float" office:value="-82.899648">
            <text:p>-82.899648</text:p>
          </table:table-cell>
          <table:table-cell table:style-name="ce5" table:formula="of:=IF(['PID data'.A20]&lt;&gt;0;['PID data'.A20]/1000;&quot;&quot;)" office:value-type="float" office:value="10.555253">
            <text:p>10.555</text:p>
          </table:table-cell>
          <table:table-cell table:style-name="ce6" table:formula="of:=IF(['PID data'.A20]&lt;&gt;0;['PID data'.B20] - ['PID data'.$D$2];&quot;&quot;)" office:value-type="float" office:value="1.582376">
            <text:p>1.58</text:p>
          </table:table-cell>
          <table:table-cell office:value-type="float" office:value="-0.620184">
            <text:p>-0.620184</text:p>
          </table:table-cell>
          <table:table-cell office:value-type="float" office:value="3.791735">
            <text:p>3.791735</text:p>
          </table:table-cell>
          <table:table-cell office:value-type="float" office:value="-4.592578">
            <text:p>-4.592578</text:p>
          </table:table-cell>
          <table:table-cell table:number-columns-repeated="1017"/>
        </table:table-row>
        <table:table-row table:style-name="ro1">
          <table:table-cell office:value-type="float" office:value="44648">
            <text:p>44,648</text:p>
          </table:table-cell>
          <table:table-cell office:value-type="float" office:value="-82.753306">
            <text:p>-82.753306</text:p>
          </table:table-cell>
          <table:table-cell table:style-name="ce5" table:formula="of:=IF(['PID data'.A21]&lt;&gt;0;['PID data'.A21]/1000;&quot;&quot;)" office:value-type="float" office:value="10.555263">
            <text:p>10.555</text:p>
          </table:table-cell>
          <table:table-cell table:style-name="ce6" table:formula="of:=IF(['PID data'.A21]&lt;&gt;0;['PID data'.B21] - ['PID data'.$D$2];&quot;&quot;)" office:value-type="float" office:value="1.501074">
            <text:p>1.50</text:p>
          </table:table-cell>
          <table:table-cell office:value-type="float" office:value="-1.157748">
            <text:p>-1.157748</text:p>
          </table:table-cell>
          <table:table-cell office:value-type="float" office:value="3.503617">
            <text:p>3.503617</text:p>
          </table:table-cell>
          <table:table-cell office:value-type="float" office:value="-4.957719">
            <text:p>-4.957719</text:p>
          </table:table-cell>
          <table:table-cell table:number-columns-repeated="1017"/>
        </table:table-row>
        <table:table-row table:style-name="ro1">
          <table:table-cell office:value-type="float" office:value="44668">
            <text:p>44,668</text:p>
          </table:table-cell>
          <table:table-cell office:value-type="float" office:value="-82.641951">
            <text:p>-82.641951</text:p>
          </table:table-cell>
          <table:table-cell table:style-name="ce5" table:formula="of:=IF(['PID data'.A22]&lt;&gt;0;['PID data'.A22]/1000;&quot;&quot;)" office:value-type="float" office:value="10.555273">
            <text:p>10.555</text:p>
          </table:table-cell>
          <table:table-cell table:style-name="ce6" table:formula="of:=IF(['PID data'.A22]&lt;&gt;0;['PID data'.B22] - ['PID data'.$D$2];&quot;&quot;)" office:value-type="float" office:value="1.433497">
            <text:p>1.43</text:p>
          </table:table-cell>
          <table:table-cell office:value-type="float" office:value="-1.390594">
            <text:p>-1.390594</text:p>
          </table:table-cell>
          <table:table-cell office:value-type="float" office:value="3.005909">
            <text:p>3.005909</text:p>
          </table:table-cell>
          <table:table-cell office:value-type="float" office:value="-5.360133">
            <text:p>-5.360133</text:p>
          </table:table-cell>
          <table:table-cell table:number-columns-repeated="1017"/>
        </table:table-row>
        <table:table-row table:style-name="ro1">
          <table:table-cell office:value-type="float" office:value="44688">
            <text:p>44,688</text:p>
          </table:table-cell>
          <table:table-cell office:value-type="float" office:value="-82.574716">
            <text:p>-82.574716</text:p>
          </table:table-cell>
          <table:table-cell table:style-name="ce5" table:formula="of:=IF(['PID data'.A23]&lt;&gt;0;['PID data'.A23]/1000;&quot;&quot;)" office:value-type="float" office:value="10.555283">
            <text:p>10.555</text:p>
          </table:table-cell>
          <table:table-cell table:style-name="ce6" table:formula="of:=IF(['PID data'.A23]&lt;&gt;0;['PID data'.B23] - ['PID data'.$D$2];&quot;&quot;)" office:value-type="float" office:value="1.374912">
            <text:p>1.37</text:p>
          </table:table-cell>
          <table:table-cell office:value-type="float" office:value="-1.191604">
            <text:p>-1.191604</text:p>
          </table:table-cell>
          <table:table-cell office:value-type="float" office:value="2.446666">
            <text:p>2.446666</text:p>
          </table:table-cell>
          <table:table-cell office:value-type="float" office:value="-5.724574">
            <text:p>-5.724574</text:p>
          </table:table-cell>
          <table:table-cell table:number-columns-repeated="1017"/>
        </table:table-row>
        <table:table-row table:style-name="ro1">
          <table:table-cell office:value-type="float" office:value="44708">
            <text:p>44,708</text:p>
          </table:table-cell>
          <table:table-cell office:value-type="float" office:value="-82.522383">
            <text:p>-82.522383</text:p>
          </table:table-cell>
          <table:table-cell table:style-name="ce5" table:formula="of:=IF(['PID data'.A24]&lt;&gt;0;['PID data'.A24]/1000;&quot;&quot;)" office:value-type="float" office:value="10.555293">
            <text:p>10.555</text:p>
          </table:table-cell>
          <table:table-cell table:style-name="ce6" table:formula="of:=IF(['PID data'.A24]&lt;&gt;0;['PID data'.B24] - ['PID data'.$D$2];&quot;&quot;)" office:value-type="float" office:value="1.346731">
            <text:p>1.35</text:p>
          </table:table-cell>
          <table:table-cell office:value-type="float" office:value="-0.690575">
            <text:p>-0.690575</text:p>
          </table:table-cell>
          <table:table-cell office:value-type="float" office:value="1.894732">
            <text:p>1.894732</text:p>
          </table:table-cell>
          <table:table-cell office:value-type="float" office:value="-6.147316">
            <text:p>-6.147316</text:p>
          </table:table-cell>
          <table:table-cell table:number-columns-repeated="1017"/>
        </table:table-row>
        <table:table-row table:style-name="ro1">
          <table:table-cell office:value-type="float" office:value="44728">
            <text:p>44,728</text:p>
          </table:table-cell>
          <table:table-cell office:value-type="float" office:value="-82.441733">
            <text:p>-82.441733</text:p>
          </table:table-cell>
          <table:table-cell table:style-name="ce5" table:formula="of:=IF(['PID data'.A25]&lt;&gt;0;['PID data'.A25]/1000;&quot;&quot;)" office:value-type="float" office:value="10.555303">
            <text:p>10.555</text:p>
          </table:table-cell>
          <table:table-cell table:style-name="ce6" table:formula="of:=IF(['PID data'.A25]&lt;&gt;0;['PID data'.B25] - ['PID data'.$D$2];&quot;&quot;)" office:value-type="float" office:value="1.291986">
            <text:p>1.29</text:p>
          </table:table-cell>
          <table:table-cell office:value-type="float" office:value="-0.023198">
            <text:p>-0.023198</text:p>
          </table:table-cell>
          <table:table-cell office:value-type="float" office:value="1.61569">
            <text:p>1.61569</text:p>
          </table:table-cell>
          <table:table-cell office:value-type="float" office:value="-6.549724">
            <text:p>-6.549724</text:p>
          </table:table-cell>
          <table:table-cell table:number-columns-repeated="1017"/>
        </table:table-row>
        <table:table-row table:style-name="ro1">
          <table:table-cell office:value-type="float" office:value="44748">
            <text:p>44,748</text:p>
          </table:table-cell>
          <table:table-cell office:value-type="float" office:value="-82.364903">
            <text:p>-82.364903</text:p>
          </table:table-cell>
          <table:table-cell table:style-name="ce5" table:formula="of:=IF(['PID data'.A26]&lt;&gt;0;['PID data'.A26]/1000;&quot;&quot;)" office:value-type="float" office:value="10.555313">
            <text:p>10.555</text:p>
          </table:table-cell>
          <table:table-cell table:style-name="ce6" table:formula="of:=IF(['PID data'.A26]&lt;&gt;0;['PID data'.B26] - ['PID data'.$D$2];&quot;&quot;)" office:value-type="float" office:value="1.274889">
            <text:p>1.27</text:p>
          </table:table-cell>
          <table:table-cell office:value-type="float" office:value="0.634941">
            <text:p>0.634941</text:p>
          </table:table-cell>
          <table:table-cell office:value-type="float" office:value="1.389735">
            <text:p>1.389735</text:p>
          </table:table-cell>
          <table:table-cell office:value-type="float" office:value="-6.980418">
            <text:p>-6.980418</text:p>
          </table:table-cell>
          <table:table-cell table:number-columns-repeated="1017"/>
        </table:table-row>
        <table:table-row table:style-name="ro1">
          <table:table-cell office:value-type="float" office:value="44768">
            <text:p>44,768</text:p>
          </table:table-cell>
          <table:table-cell office:value-type="float" office:value="-82.297706">
            <text:p>-82.297706</text:p>
          </table:table-cell>
          <table:table-cell table:style-name="ce5" table:formula="of:=IF(['PID data'.A27]&lt;&gt;0;['PID data'.A27]/1000;&quot;&quot;)" office:value-type="float" office:value="10.555323">
            <text:p>10.555</text:p>
          </table:table-cell>
          <table:table-cell table:style-name="ce6" table:formula="of:=IF(['PID data'.A27]&lt;&gt;0;['PID data'.B27] - ['PID data'.$D$2];&quot;&quot;)" office:value-type="float" office:value="1.243521">
            <text:p>1.24</text:p>
          </table:table-cell>
          <table:table-cell office:value-type="float" office:value="1.235216">
            <text:p>1.235216</text:p>
          </table:table-cell>
          <table:table-cell office:value-type="float" office:value="1.138916">
            <text:p>1.138916</text:p>
          </table:table-cell>
          <table:table-cell office:value-type="float" office:value="-7.329675">
            <text:p>-7.329675</text:p>
          </table:table-cell>
          <table:table-cell table:number-columns-repeated="1017"/>
        </table:table-row>
        <table:table-row table:style-name="ro1">
          <table:table-cell office:value-type="float" office:value="44788">
            <text:p>44,788</text:p>
          </table:table-cell>
          <table:table-cell office:value-type="float" office:value="-82.239436">
            <text:p>-82.239436</text:p>
          </table:table-cell>
          <table:table-cell table:style-name="ce5" table:formula="of:=IF(['PID data'.A28]&lt;&gt;0;['PID data'.A28]/1000;&quot;&quot;)" office:value-type="float" office:value="10.555333">
            <text:p>10.555</text:p>
          </table:table-cell>
          <table:table-cell table:style-name="ce6" table:formula="of:=IF(['PID data'.A28]&lt;&gt;0;['PID data'.B28] - ['PID data'.$D$2];&quot;&quot;)" office:value-type="float" office:value="1.235838">
            <text:p>1.24</text:p>
          </table:table-cell>
          <table:table-cell office:value-type="float" office:value="1.831248">
            <text:p>1.831248</text:p>
          </table:table-cell>
          <table:table-cell office:value-type="float" office:value="0.732651">
            <text:p>0.732651</text:p>
          </table:table-cell>
          <table:table-cell office:value-type="float" office:value="-7.682781">
            <text:p>-7.682781</text:p>
          </table:table-cell>
          <table:table-cell table:number-columns-repeated="1017"/>
        </table:table-row>
        <table:table-row table:style-name="ro1">
          <table:table-cell office:value-type="float" office:value="44808">
            <text:p>44,808</text:p>
          </table:table-cell>
          <table:table-cell office:value-type="float" office:value="-82.156737">
            <text:p>-82.156737</text:p>
          </table:table-cell>
          <table:table-cell table:style-name="ce5" table:formula="of:=IF(['PID data'.A29]&lt;&gt;0;['PID data'.A29]/1000;&quot;&quot;)" office:value-type="float" office:value="10.555343">
            <text:p>10.555</text:p>
          </table:table-cell>
          <table:table-cell table:style-name="ce6" table:formula="of:=IF(['PID data'.A29]&lt;&gt;0;['PID data'.B29] - ['PID data'.$D$2];&quot;&quot;)" office:value-type="float" office:value="1.23675">
            <text:p>1.24</text:p>
          </table:table-cell>
          <table:table-cell office:value-type="float" office:value="2.356701">
            <text:p>2.356701</text:p>
          </table:table-cell>
          <table:table-cell office:value-type="float" office:value="0.246352">
            <text:p>0.246352</text:p>
          </table:table-cell>
          <table:table-cell office:value-type="float" office:value="-7.997932">
            <text:p>-7.997932</text:p>
          </table:table-cell>
          <table:table-cell table:number-columns-repeated="1017"/>
        </table:table-row>
        <table:table-row table:style-name="ro1">
          <table:table-cell office:value-type="float" office:value="44828">
            <text:p>44,828</text:p>
          </table:table-cell>
          <table:table-cell office:value-type="float" office:value="-82.078747">
            <text:p>-82.078747</text:p>
          </table:table-cell>
          <table:table-cell table:style-name="ce5" table:formula="of:=IF(['PID data'.A30]&lt;&gt;0;['PID data'.A30]/1000;&quot;&quot;)" office:value-type="float" office:value="10.555353">
            <text:p>10.555</text:p>
          </table:table-cell>
          <table:table-cell table:style-name="ce6" table:formula="of:=IF(['PID data'.A30]&lt;&gt;0;['PID data'.B30] - ['PID data'.$D$2];&quot;&quot;)" office:value-type="float" office:value="1.231538">
            <text:p>1.23</text:p>
          </table:table-cell>
          <table:table-cell office:value-type="float" office:value="2.597412">
            <text:p>2.597412</text:p>
          </table:table-cell>
          <table:table-cell office:value-type="float" office:value="-0.268739">
            <text:p>-0.268739</text:p>
          </table:table-cell>
          <table:table-cell office:value-type="float" office:value="-8.292679">
            <text:p>-8.292679</text:p>
          </table:table-cell>
          <table:table-cell table:number-columns-repeated="1017"/>
        </table:table-row>
        <table:table-row table:style-name="ro1">
          <table:table-cell office:value-type="float" office:value="44848">
            <text:p>44,848</text:p>
          </table:table-cell>
          <table:table-cell office:value-type="float" office:value="-82.056179">
            <text:p>-82.056179</text:p>
          </table:table-cell>
          <table:table-cell table:style-name="ce5" table:formula="of:=IF(['PID data'.A31]&lt;&gt;0;['PID data'.A31]/1000;&quot;&quot;)" office:value-type="float" office:value="10.555353">
            <text:p>10.555</text:p>
          </table:table-cell>
          <table:table-cell table:style-name="ce6" table:formula="of:=IF(['PID data'.A31]&lt;&gt;0;['PID data'.B31] - ['PID data'.$D$2];&quot;&quot;)" office:value-type="float" office:value="1.231538">
            <text:p>1.23</text:p>
          </table:table-cell>
          <table:table-cell office:value-type="float" office:value="2.548364">
            <text:p>2.548364</text:p>
          </table:table-cell>
          <table:table-cell office:value-type="float" office:value="-0.754013">
            <text:p>-0.754013</text:p>
          </table:table-cell>
          <table:table-cell office:value-type="float" office:value="-8.533187">
            <text:p>-8.533187</text:p>
          </table:table-cell>
          <table:table-cell table:number-columns-repeated="1017"/>
        </table:table-row>
        <table:table-row table:style-name="ro1">
          <table:table-cell office:value-type="float" office:value="44868">
            <text:p>44,868</text:p>
          </table:table-cell>
          <table:table-cell office:value-type="float" office:value="-82.045635">
            <text:p>-82.045635</text:p>
          </table:table-cell>
          <table:table-cell table:style-name="ce5" table:formula="of:=IF(['PID data'.A32]&lt;&gt;0;['PID data'.A32]/1000;&quot;&quot;)" office:value-type="float" office:value="10.555353">
            <text:p>10.555</text:p>
          </table:table-cell>
          <table:table-cell table:style-name="ce6" table:formula="of:=IF(['PID data'.A32]&lt;&gt;0;['PID data'.B32] - ['PID data'.$D$2];&quot;&quot;)" office:value-type="float" office:value="1.231538">
            <text:p>1.23</text:p>
          </table:table-cell>
          <table:table-cell office:value-type="float" office:value="2.227232">
            <text:p>2.227232</text:p>
          </table:table-cell>
          <table:table-cell office:value-type="float" office:value="-1.290871">
            <text:p>-1.290871</text:p>
          </table:table-cell>
          <table:table-cell office:value-type="float" office:value="-8.759783">
            <text:p>-8.759783</text:p>
          </table:table-cell>
          <table:table-cell table:number-columns-repeated="1017"/>
        </table:table-row>
        <table:table-row table:style-name="ro1">
          <table:table-cell office:value-type="float" office:value="44888">
            <text:p>44,888</text:p>
          </table:table-cell>
          <table:table-cell office:value-type="float" office:value="-82.024856">
            <text:p>-82.024856</text:p>
          </table:table-cell>
          <table:table-cell table:style-name="ce5" table:formula="of:=IF(['PID data'.A33]&lt;&gt;0;['PID data'.A33]/1000;&quot;&quot;)" office:value-type="float" office:value="10.555383">
            <text:p>10.555</text:p>
          </table:table-cell>
          <table:table-cell table:style-name="ce6" table:formula="of:=IF(['PID data'.A33]&lt;&gt;0;['PID data'.B33] - ['PID data'.$D$2];&quot;&quot;)" office:value-type="float" office:value="1.22448">
            <text:p>1.22</text:p>
          </table:table-cell>
          <table:table-cell office:value-type="float" office:value="1.725365">
            <text:p>1.725365</text:p>
          </table:table-cell>
          <table:table-cell office:value-type="float" office:value="-1.767097">
            <text:p>-1.767097</text:p>
          </table:table-cell>
          <table:table-cell office:value-type="float" office:value="-8.942011">
            <text:p>-8.942011</text:p>
          </table:table-cell>
          <table:table-cell table:number-columns-repeated="1017"/>
        </table:table-row>
        <table:table-row table:style-name="ro1">
          <table:table-cell office:value-type="float" office:value="44908">
            <text:p>44,908</text:p>
          </table:table-cell>
          <table:table-cell office:value-type="float" office:value="-82.00455">
            <text:p>-82.00455</text:p>
          </table:table-cell>
          <table:table-cell table:style-name="ce5" table:formula="of:=IF(['PID data'.A34]&lt;&gt;0;['PID data'.A34]/1000;&quot;&quot;)" office:value-type="float" office:value="10.555393">
            <text:p>10.555</text:p>
          </table:table-cell>
          <table:table-cell table:style-name="ce6" table:formula="of:=IF(['PID data'.A34]&lt;&gt;0;['PID data'.B34] - ['PID data'.$D$2];&quot;&quot;)" office:value-type="float" office:value="1.225801">
            <text:p>1.23</text:p>
          </table:table-cell>
          <table:table-cell office:value-type="float" office:value="1.13286">
            <text:p>1.13286</text:p>
          </table:table-cell>
          <table:table-cell office:value-type="float" office:value="-2.257461">
            <text:p>-2.257461</text:p>
          </table:table-cell>
          <table:table-cell office:value-type="float" office:value="-9.123722">
            <text:p>-9.123722</text:p>
          </table:table-cell>
          <table:table-cell table:number-columns-repeated="1017"/>
        </table:table-row>
        <table:table-row table:style-name="ro1">
          <table:table-cell office:value-type="float" office:value="44928">
            <text:p>44,928</text:p>
          </table:table-cell>
          <table:table-cell office:value-type="float" office:value="-81.997968">
            <text:p>-81.997968</text:p>
          </table:table-cell>
          <table:table-cell table:style-name="ce5" table:formula="of:=IF(['PID data'.A35]&lt;&gt;0;['PID data'.A35]/1000;&quot;&quot;)" office:value-type="float" office:value="10.555403">
            <text:p>10.555</text:p>
          </table:table-cell>
          <table:table-cell table:style-name="ce6" table:formula="of:=IF(['PID data'.A35]&lt;&gt;0;['PID data'.B35] - ['PID data'.$D$2];&quot;&quot;)" office:value-type="float" office:value="1.207573">
            <text:p>1.21</text:p>
          </table:table-cell>
          <table:table-cell office:value-type="float" office:value="0.557117">
            <text:p>0.557117</text:p>
          </table:table-cell>
          <table:table-cell office:value-type="float" office:value="-2.617952">
            <text:p>-2.617952</text:p>
          </table:table-cell>
          <table:table-cell office:value-type="float" office:value="-9.230686">
            <text:p>-9.230686</text:p>
          </table:table-cell>
          <table:table-cell table:number-columns-repeated="1017"/>
        </table:table-row>
        <table:table-row table:style-name="ro1">
          <table:table-cell office:value-type="float" office:value="44948">
            <text:p>44,948</text:p>
          </table:table-cell>
          <table:table-cell office:value-type="float" office:value="-81.994467">
            <text:p>-81.994467</text:p>
          </table:table-cell>
          <table:table-cell table:style-name="ce5" table:formula="of:=IF(['PID data'.A36]&lt;&gt;0;['PID data'.A36]/1000;&quot;&quot;)" office:value-type="float" office:value="10.555423">
            <text:p>10.555</text:p>
          </table:table-cell>
          <table:table-cell table:style-name="ce6" table:formula="of:=IF(['PID data'.A36]&lt;&gt;0;['PID data'.B36] - ['PID data'.$D$2];&quot;&quot;)" office:value-type="float" office:value="1.154088">
            <text:p>1.15</text:p>
          </table:table-cell>
          <table:table-cell office:value-type="float" office:value="0.00191">
            <text:p>0.00191</text:p>
          </table:table-cell>
          <table:table-cell office:value-type="float" office:value="-2.761635">
            <text:p>-2.761635</text:p>
          </table:table-cell>
          <table:table-cell office:value-type="float" office:value="-9.370847">
            <text:p>-9.370847</text:p>
          </table:table-cell>
          <table:table-cell table:number-columns-repeated="1017"/>
        </table:table-row>
        <table:table-row table:style-name="ro1">
          <table:table-cell office:value-type="float" office:value="44968">
            <text:p>44,968</text:p>
          </table:table-cell>
          <table:table-cell office:value-type="float" office:value="-81.976634">
            <text:p>-81.976634</text:p>
          </table:table-cell>
          <table:table-cell table:style-name="ce5" table:formula="of:=IF(['PID data'.A37]&lt;&gt;0;['PID data'.A37]/1000;&quot;&quot;)" office:value-type="float" office:value="10.555433">
            <text:p>10.555</text:p>
          </table:table-cell>
          <table:table-cell table:style-name="ce6" table:formula="of:=IF(['PID data'.A37]&lt;&gt;0;['PID data'.B37] - ['PID data'.$D$2];&quot;&quot;)" office:value-type="float" office:value="1.137629">
            <text:p>1.14</text:p>
          </table:table-cell>
          <table:table-cell office:value-type="float" office:value="-0.381462">
            <text:p>-0.381462</text:p>
          </table:table-cell>
          <table:table-cell office:value-type="float" office:value="-2.644209">
            <text:p>-2.644209</text:p>
          </table:table-cell>
          <table:table-cell office:value-type="float" office:value="-9.520235">
            <text:p>-9.520235</text:p>
          </table:table-cell>
          <table:table-cell table:number-columns-repeated="1017"/>
        </table:table-row>
        <table:table-row table:style-name="ro1">
          <table:table-cell office:value-type="float" office:value="44988">
            <text:p>44,988</text:p>
          </table:table-cell>
          <table:table-cell office:value-type="float" office:value="-81.958248">
            <text:p>-81.958248</text:p>
          </table:table-cell>
          <table:table-cell table:style-name="ce5" table:formula="of:=IF(['PID data'.A38]&lt;&gt;0;['PID data'.A38]/1000;&quot;&quot;)" office:value-type="float" office:value="10.555443">
            <text:p>10.555</text:p>
          </table:table-cell>
          <table:table-cell table:style-name="ce6" table:formula="of:=IF(['PID data'.A38]&lt;&gt;0;['PID data'.B38] - ['PID data'.$D$2];&quot;&quot;)" office:value-type="float" office:value="1.109123">
            <text:p>1.11</text:p>
          </table:table-cell>
          <table:table-cell office:value-type="float" office:value="-0.514794">
            <text:p>-0.514794</text:p>
          </table:table-cell>
          <table:table-cell office:value-type="float" office:value="-2.365582">
            <text:p>-2.365582</text:p>
          </table:table-cell>
          <table:table-cell office:value-type="float" office:value="-9.608776">
            <text:p>-9.608776</text:p>
          </table:table-cell>
          <table:table-cell table:number-columns-repeated="1017"/>
        </table:table-row>
        <table:table-row table:style-name="ro1">
          <table:table-cell office:value-type="float" office:value="45008">
            <text:p>45,008</text:p>
          </table:table-cell>
          <table:table-cell office:value-type="float" office:value="-81.963946">
            <text:p>-81.963946</text:p>
          </table:table-cell>
          <table:table-cell table:style-name="ce5" table:formula="of:=IF(['PID data'.A39]&lt;&gt;0;['PID data'.A39]/1000;&quot;&quot;)" office:value-type="float" office:value="10.555443">
            <text:p>10.555</text:p>
          </table:table-cell>
          <table:table-cell table:style-name="ce6" table:formula="of:=IF(['PID data'.A39]&lt;&gt;0;['PID data'.B39] - ['PID data'.$D$2];&quot;&quot;)" office:value-type="float" office:value="1.109123">
            <text:p>1.11</text:p>
          </table:table-cell>
          <table:table-cell office:value-type="float" office:value="-0.387744">
            <text:p>-0.387744</text:p>
          </table:table-cell>
          <table:table-cell office:value-type="float" office:value="-1.985084">
            <text:p>-1.985084</text:p>
          </table:table-cell>
          <table:table-cell office:value-type="float" office:value="-9.711131">
            <text:p>-9.711131</text:p>
          </table:table-cell>
          <table:table-cell table:number-columns-repeated="1017"/>
        </table:table-row>
        <table:table-row table:style-name="ro1">
          <table:table-cell office:value-type="float" office:value="45028">
            <text:p>45,028</text:p>
          </table:table-cell>
          <table:table-cell office:value-type="float" office:value="-81.973197">
            <text:p>-81.973197</text:p>
          </table:table-cell>
          <table:table-cell table:style-name="ce5" table:formula="of:=IF(['PID data'.A40]&lt;&gt;0;['PID data'.A40]/1000;&quot;&quot;)" office:value-type="float" office:value="10.555453">
            <text:p>10.555</text:p>
          </table:table-cell>
          <table:table-cell table:style-name="ce6" table:formula="of:=IF(['PID data'.A40]&lt;&gt;0;['PID data'.B40] - ['PID data'.$D$2];&quot;&quot;)" office:value-type="float" office:value="1.082905">
            <text:p>1.08</text:p>
          </table:table-cell>
          <table:table-cell office:value-type="float" office:value="-0.031751">
            <text:p>-0.031751</text:p>
          </table:table-cell>
          <table:table-cell office:value-type="float" office:value="-1.461081">
            <text:p>-1.461081</text:p>
          </table:table-cell>
          <table:table-cell office:value-type="float" office:value="-9.791308">
            <text:p>-9.791308</text:p>
          </table:table-cell>
          <table:table-cell table:number-columns-repeated="1017"/>
        </table:table-row>
        <table:table-row table:style-name="ro1">
          <table:table-cell office:value-type="float" office:value="45048">
            <text:p>45,048</text:p>
          </table:table-cell>
          <table:table-cell office:value-type="float" office:value="-81.968815">
            <text:p>-81.968815</text:p>
          </table:table-cell>
          <table:table-cell table:style-name="ce5" table:formula="of:=IF(['PID data'.A41]&lt;&gt;0;['PID data'.A41]/1000;&quot;&quot;)" office:value-type="float" office:value="10.555473">
            <text:p>10.555</text:p>
          </table:table-cell>
          <table:table-cell table:style-name="ce6" table:formula="of:=IF(['PID data'.A41]&lt;&gt;0;['PID data'.B41] - ['PID data'.$D$2];&quot;&quot;)" office:value-type="float" office:value="1.082684">
            <text:p>1.08</text:p>
          </table:table-cell>
          <table:table-cell office:value-type="float" office:value="0.379898">
            <text:p>0.379898</text:p>
          </table:table-cell>
          <table:table-cell office:value-type="float" office:value="-0.881898">
            <text:p>-0.881898</text:p>
          </table:table-cell>
          <table:table-cell office:value-type="float" office:value="-9.886976">
            <text:p>-9.886976</text:p>
          </table:table-cell>
          <table:table-cell table:number-columns-repeated="1017"/>
        </table:table-row>
        <table:table-row table:style-name="ro1">
          <table:table-cell office:value-type="float" office:value="45068">
            <text:p>45,068</text:p>
          </table:table-cell>
          <table:table-cell office:value-type="float" office:value="-81.950233">
            <text:p>-81.950233</text:p>
          </table:table-cell>
          <table:table-cell table:style-name="ce5" table:formula="of:=IF(['PID data'.A42]&lt;&gt;0;['PID data'.A42]/1000;&quot;&quot;)" office:value-type="float" office:value="10.555483">
            <text:p>10.555</text:p>
          </table:table-cell>
          <table:table-cell table:style-name="ce6" table:formula="of:=IF(['PID data'.A42]&lt;&gt;0;['PID data'.B42] - ['PID data'.$D$2];&quot;&quot;)" office:value-type="float" office:value="1.068748">
            <text:p>1.07</text:p>
          </table:table-cell>
          <table:table-cell office:value-type="float" office:value="0.732204">
            <text:p>0.732204</text:p>
          </table:table-cell>
          <table:table-cell office:value-type="float" office:value="-0.284864">
            <text:p>-0.284864</text:p>
          </table:table-cell>
          <table:table-cell office:value-type="float" office:value="-9.963893">
            <text:p>-9.963893</text:p>
          </table:table-cell>
          <table:table-cell table:number-columns-repeated="1017"/>
        </table:table-row>
        <table:table-row table:style-name="ro1">
          <table:table-cell office:value-type="float" office:value="45088">
            <text:p>45,088</text:p>
          </table:table-cell>
          <table:table-cell office:value-type="float" office:value="-81.90193">
            <text:p>-81.90193</text:p>
          </table:table-cell>
          <table:table-cell table:style-name="ce5" table:formula="of:=IF(['PID data'.A43]&lt;&gt;0;['PID data'.A43]/1000;&quot;&quot;)" office:value-type="float" office:value="10.555483">
            <text:p>10.555</text:p>
          </table:table-cell>
          <table:table-cell table:style-name="ce6" table:formula="of:=IF(['PID data'.A43]&lt;&gt;0;['PID data'.B43] - ['PID data'.$D$2];&quot;&quot;)" office:value-type="float" office:value="1.068748">
            <text:p>1.07</text:p>
          </table:table-cell>
          <table:table-cell office:value-type="float" office:value="0.940965">
            <text:p>0.940965</text:p>
          </table:table-cell>
          <table:table-cell office:value-type="float" office:value="0.131002">
            <text:p>0.131002</text:p>
          </table:table-cell>
          <table:table-cell office:value-type="float" office:value="-10.046048">
            <text:p>-10.046048</text:p>
          </table:table-cell>
          <table:table-cell table:number-columns-repeated="1017"/>
        </table:table-row>
        <table:table-row table:style-name="ro1">
          <table:table-cell office:value-type="float" office:value="45108">
            <text:p>45,108</text:p>
          </table:table-cell>
          <table:table-cell office:value-type="float" office:value="-81.82648">
            <text:p>-81.82648</text:p>
          </table:table-cell>
          <table:table-cell table:style-name="ce5" table:formula="of:=IF(['PID data'.A44]&lt;&gt;0;['PID data'.A44]/1000;&quot;&quot;)" office:value-type="float" office:value="10.555493">
            <text:p>10.555</text:p>
          </table:table-cell>
          <table:table-cell table:style-name="ce6" table:formula="of:=IF(['PID data'.A44]&lt;&gt;0;['PID data'.B44] - ['PID data'.$D$2];&quot;&quot;)" office:value-type="float" office:value="1.040127">
            <text:p>1.04</text:p>
          </table:table-cell>
          <table:table-cell office:value-type="float" office:value="1.031823">
            <text:p>1.031823</text:p>
          </table:table-cell>
          <table:table-cell office:value-type="float" office:value="0.325169">
            <text:p>0.325169</text:p>
          </table:table-cell>
          <table:table-cell office:value-type="float" office:value="-10.074858">
            <text:p>-10.074858</text:p>
          </table:table-cell>
          <table:table-cell table:number-columns-repeated="1017"/>
        </table:table-row>
        <table:table-row table:style-name="ro1">
          <table:table-cell office:value-type="float" office:value="45128">
            <text:p>45,128</text:p>
          </table:table-cell>
          <table:table-cell office:value-type="float" office:value="-81.779352">
            <text:p>-81.779352</text:p>
          </table:table-cell>
          <table:table-cell table:style-name="ce5" table:formula="of:=IF(['PID data'.A45]&lt;&gt;0;['PID data'.A45]/1000;&quot;&quot;)" office:value-type="float" office:value="10.555503">
            <text:p>10.556</text:p>
          </table:table-cell>
          <table:table-cell table:style-name="ce6" table:formula="of:=IF(['PID data'.A45]&lt;&gt;0;['PID data'.B45] - ['PID data'.$D$2];&quot;&quot;)" office:value-type="float" office:value="1.018514">
            <text:p>1.02</text:p>
          </table:table-cell>
          <table:table-cell office:value-type="float" office:value="0.9674">
            <text:p>0.9674</text:p>
          </table:table-cell>
          <table:table-cell office:value-type="float" office:value="0.281871">
            <text:p>0.281871</text:p>
          </table:table-cell>
          <table:table-cell office:value-type="float" office:value="-10.12261">
            <text:p>-10.12261</text:p>
          </table:table-cell>
          <table:table-cell table:number-columns-repeated="1017"/>
        </table:table-row>
        <table:table-row table:style-name="ro1">
          <table:table-cell office:value-type="float" office:value="45148">
            <text:p>45,148</text:p>
          </table:table-cell>
          <table:table-cell office:value-type="float" office:value="-81.765337">
            <text:p>-81.765337</text:p>
          </table:table-cell>
          <table:table-cell table:style-name="ce5" table:formula="of:=IF(['PID data'.A46]&lt;&gt;0;['PID data'.A46]/1000;&quot;&quot;)" office:value-type="float" office:value="10.555523">
            <text:p>10.556</text:p>
          </table:table-cell>
          <table:table-cell table:style-name="ce6" table:formula="of:=IF(['PID data'.A46]&lt;&gt;0;['PID data'.B46] - ['PID data'.$D$2];&quot;&quot;)" office:value-type="float" office:value="0.947761">
            <text:p>0.95</text:p>
          </table:table-cell>
          <table:table-cell office:value-type="float" office:value="0.815142">
            <text:p>0.815142</text:p>
          </table:table-cell>
          <table:table-cell office:value-type="float" office:value="0.106019">
            <text:p>0.106019</text:p>
          </table:table-cell>
          <table:table-cell office:value-type="float" office:value="-10.115717">
            <text:p>-10.115717</text:p>
          </table:table-cell>
          <table:table-cell table:number-columns-repeated="1017"/>
        </table:table-row>
        <table:table-row table:style-name="ro1">
          <table:table-cell office:value-type="float" office:value="45168">
            <text:p>45,168</text:p>
          </table:table-cell>
          <table:table-cell office:value-type="float" office:value="-81.739518">
            <text:p>-81.739518</text:p>
          </table:table-cell>
          <table:table-cell table:style-name="ce5" table:formula="of:=IF(['PID data'.A47]&lt;&gt;0;['PID data'.A47]/1000;&quot;&quot;)" office:value-type="float" office:value="10.555533">
            <text:p>10.556</text:p>
          </table:table-cell>
          <table:table-cell table:style-name="ce6" table:formula="of:=IF(['PID data'.A47]&lt;&gt;0;['PID data'.B47] - ['PID data'.$D$2];&quot;&quot;)" office:value-type="float" office:value="0.904029">
            <text:p>0.90</text:p>
          </table:table-cell>
          <table:table-cell office:value-type="float" office:value="0.592321">
            <text:p>0.592321</text:p>
          </table:table-cell>
          <table:table-cell office:value-type="float" office:value="-0.284498">
            <text:p>-0.284498</text:p>
          </table:table-cell>
          <table:table-cell office:value-type="float" office:value="-10.125689">
            <text:p>-10.125689</text:p>
          </table:table-cell>
          <table:table-cell table:number-columns-repeated="1017"/>
        </table:table-row>
        <table:table-row table:style-name="ro1">
          <table:table-cell office:value-type="float" office:value="45188">
            <text:p>45,188</text:p>
          </table:table-cell>
          <table:table-cell office:value-type="float" office:value="-81.696732">
            <text:p>-81.696732</text:p>
          </table:table-cell>
          <table:table-cell table:style-name="ce5" table:formula="of:=IF(['PID data'.A48]&lt;&gt;0;['PID data'.A48]/1000;&quot;&quot;)" office:value-type="float" office:value="10.555543">
            <text:p>10.556</text:p>
          </table:table-cell>
          <table:table-cell table:style-name="ce6" table:formula="of:=IF(['PID data'.A48]&lt;&gt;0;['PID data'.B48] - ['PID data'.$D$2];&quot;&quot;)" office:value-type="float" office:value="0.838621">
            <text:p>0.84</text:p>
          </table:table-cell>
          <table:table-cell office:value-type="float" office:value="0.363141">
            <text:p>0.363141</text:p>
          </table:table-cell>
          <table:table-cell office:value-type="float" office:value="-0.708754">
            <text:p>-0.708754</text:p>
          </table:table-cell>
          <table:table-cell office:value-type="float" office:value="-10.078761">
            <text:p>-10.078761</text:p>
          </table:table-cell>
          <table:table-cell table:number-columns-repeated="1017"/>
        </table:table-row>
        <table:table-row table:style-name="ro1">
          <table:table-cell office:value-type="float" office:value="45208">
            <text:p>45,208</text:p>
          </table:table-cell>
          <table:table-cell office:value-type="float" office:value="-81.668869">
            <text:p>-81.668869</text:p>
          </table:table-cell>
          <table:table-cell table:style-name="ce5" table:formula="of:=IF(['PID data'.A49]&lt;&gt;0;['PID data'.A49]/1000;&quot;&quot;)" office:value-type="float" office:value="10.555553">
            <text:p>10.556</text:p>
          </table:table-cell>
          <table:table-cell table:style-name="ce6" table:formula="of:=IF(['PID data'.A49]&lt;&gt;0;['PID data'.B49] - ['PID data'.$D$2];&quot;&quot;)" office:value-type="float" office:value="0.827196">
            <text:p>0.83</text:p>
          </table:table-cell>
          <table:table-cell office:value-type="float" office:value="0.127803">
            <text:p>0.127803</text:p>
          </table:table-cell>
          <table:table-cell office:value-type="float" office:value="-1.126127">
            <text:p>-1.126127</text:p>
          </table:table-cell>
          <table:table-cell office:value-type="float" office:value="-10.047079">
            <text:p>-10.047079</text:p>
          </table:table-cell>
          <table:table-cell table:number-columns-repeated="1017"/>
        </table:table-row>
        <table:table-row table:style-name="ro1">
          <table:table-cell office:value-type="float" office:value="45228">
            <text:p>45,228</text:p>
          </table:table-cell>
          <table:table-cell office:value-type="float" office:value="-81.658914">
            <text:p>-81.658914</text:p>
          </table:table-cell>
          <table:table-cell table:style-name="ce5" table:formula="of:=IF(['PID data'.A50]&lt;&gt;0;['PID data'.A50]/1000;&quot;&quot;)" office:value-type="float" office:value="10.555563">
            <text:p>10.556</text:p>
          </table:table-cell>
          <table:table-cell table:style-name="ce6" table:formula="of:=IF(['PID data'.A50]&lt;&gt;0;['PID data'.B50] - ['PID data'.$D$2];&quot;&quot;)" office:value-type="float" office:value="0.793547">
            <text:p>0.79</text:p>
          </table:table-cell>
          <table:table-cell office:value-type="float" office:value="-0.066611">
            <text:p>-0.066611</text:p>
          </table:table-cell>
          <table:table-cell office:value-type="float" office:value="-1.414571">
            <text:p>-1.414571</text:p>
          </table:table-cell>
          <table:table-cell office:value-type="float" office:value="-9.953856">
            <text:p>-9.953856</text:p>
          </table:table-cell>
          <table:table-cell table:number-columns-repeated="1017"/>
        </table:table-row>
        <table:table-row table:style-name="ro1">
          <table:table-cell office:value-type="float" office:value="45248">
            <text:p>45,248</text:p>
          </table:table-cell>
          <table:table-cell office:value-type="float" office:value="-81.657552">
            <text:p>-81.657552</text:p>
          </table:table-cell>
          <table:table-cell table:style-name="ce5" table:formula="of:=IF(['PID data'.A51]&lt;&gt;0;['PID data'.A51]/1000;&quot;&quot;)" office:value-type="float" office:value="10.555573">
            <text:p>10.556</text:p>
          </table:table-cell>
          <table:table-cell table:style-name="ce6" table:formula="of:=IF(['PID data'.A51]&lt;&gt;0;['PID data'.B51] - ['PID data'.$D$2];&quot;&quot;)" office:value-type="float" office:value="0.776449">
            <text:p>0.78</text:p>
          </table:table-cell>
          <table:table-cell office:value-type="float" office:value="-0.199623">
            <text:p>-0.199623</text:p>
          </table:table-cell>
          <table:table-cell office:value-type="float" office:value="-1.593854">
            <text:p>-1.593854</text:p>
          </table:table-cell>
          <table:table-cell office:value-type="float" office:value="-9.899296">
            <text:p>-9.899296</text:p>
          </table:table-cell>
          <table:table-cell table:number-columns-repeated="1017"/>
        </table:table-row>
        <table:table-row table:style-name="ro1">
          <table:table-cell office:value-type="float" office:value="45268">
            <text:p>45,268</text:p>
          </table:table-cell>
          <table:table-cell office:value-type="float" office:value="-81.66193">
            <text:p>-81.66193</text:p>
          </table:table-cell>
          <table:table-cell table:style-name="ce5" table:formula="of:=IF(['PID data'.A52]&lt;&gt;0;['PID data'.A52]/1000;&quot;&quot;)" office:value-type="float" office:value="10.555583">
            <text:p>10.556</text:p>
          </table:table-cell>
          <table:table-cell table:style-name="ce6" table:formula="of:=IF(['PID data'.A52]&lt;&gt;0;['PID data'.B52] - ['PID data'.$D$2];&quot;&quot;)" office:value-type="float" office:value="0.755785">
            <text:p>0.76</text:p>
          </table:table-cell>
          <table:table-cell office:value-type="float" office:value="-0.218435">
            <text:p>-0.218435</text:p>
          </table:table-cell>
          <table:table-cell office:value-type="float" office:value="-1.614045">
            <text:p>-1.614045</text:p>
          </table:table-cell>
          <table:table-cell office:value-type="float" office:value="-9.804408">
            <text:p>-9.804408</text:p>
          </table:table-cell>
          <table:table-cell table:number-columns-repeated="1017"/>
        </table:table-row>
        <table:table-row table:style-name="ro1">
          <table:table-cell office:value-type="float" office:value="45288">
            <text:p>45,288</text:p>
          </table:table-cell>
          <table:table-cell office:value-type="float" office:value="-81.656379">
            <text:p>-81.656379</text:p>
          </table:table-cell>
          <table:table-cell table:style-name="ce5" table:formula="of:=IF(['PID data'.A53]&lt;&gt;0;['PID data'.A53]/1000;&quot;&quot;)" office:value-type="float" office:value="10.555593">
            <text:p>10.556</text:p>
          </table:table-cell>
          <table:table-cell table:style-name="ce6" table:formula="of:=IF(['PID data'.A53]&lt;&gt;0;['PID data'.B53] - ['PID data'.$D$2];&quot;&quot;)" office:value-type="float" office:value="0.74426">
            <text:p>0.74</text:p>
          </table:table-cell>
          <table:table-cell office:value-type="float" office:value="-0.22408">
            <text:p>-0.22408</text:p>
          </table:table-cell>
          <table:table-cell office:value-type="float" office:value="-1.525451">
            <text:p>-1.525451</text:p>
          </table:table-cell>
          <table:table-cell office:value-type="float" office:value="-9.712298">
            <text:p>-9.712298</text:p>
          </table:table-cell>
          <table:table-cell table:number-columns-repeated="1017"/>
        </table:table-row>
        <table:table-row table:style-name="ro1">
          <table:table-cell office:value-type="float" office:value="45308">
            <text:p>45,308</text:p>
          </table:table-cell>
          <table:table-cell office:value-type="float" office:value="-81.639979">
            <text:p>-81.639979</text:p>
          </table:table-cell>
          <table:table-cell table:style-name="ce5" table:formula="of:=IF(['PID data'.A54]&lt;&gt;0;['PID data'.A54]/1000;&quot;&quot;)" office:value-type="float" office:value="10.555593">
            <text:p>10.556</text:p>
          </table:table-cell>
          <table:table-cell table:style-name="ce6" table:formula="of:=IF(['PID data'.A54]&lt;&gt;0;['PID data'.B54] - ['PID data'.$D$2];&quot;&quot;)" office:value-type="float" office:value="0.74426">
            <text:p>0.74</text:p>
          </table:table-cell>
          <table:table-cell office:value-type="float" office:value="-0.267749">
            <text:p>-0.267749</text:p>
          </table:table-cell>
          <table:table-cell office:value-type="float" office:value="-1.326197">
            <text:p>-1.326197</text:p>
          </table:table-cell>
          <table:table-cell office:value-type="float" office:value="-9.575011">
            <text:p>-9.575011</text:p>
          </table:table-cell>
          <table:table-cell table:number-columns-repeated="1017"/>
        </table:table-row>
        <table:table-row table:style-name="ro1">
          <table:table-cell office:value-type="float" office:value="45328">
            <text:p>45,328</text:p>
          </table:table-cell>
          <table:table-cell office:value-type="float" office:value="-81.632653">
            <text:p>-81.632653</text:p>
          </table:table-cell>
          <table:table-cell table:style-name="ce5" table:formula="of:=IF(['PID data'.A55]&lt;&gt;0;['PID data'.A55]/1000;&quot;&quot;)" office:value-type="float" office:value="10.555613">
            <text:p>10.556</text:p>
          </table:table-cell>
          <table:table-cell table:style-name="ce6" table:formula="of:=IF(['PID data'.A55]&lt;&gt;0;['PID data'.B55] - ['PID data'.$D$2];&quot;&quot;)" office:value-type="float" office:value="0.660019">
            <text:p>0.66</text:p>
          </table:table-cell>
          <table:table-cell office:value-type="float" office:value="-0.362024">
            <text:p>-0.362024</text:p>
          </table:table-cell>
          <table:table-cell office:value-type="float" office:value="-1.124638">
            <text:p>-1.124638</text:p>
          </table:table-cell>
          <table:table-cell office:value-type="float" office:value="-9.482336">
            <text:p>-9.482336</text:p>
          </table:table-cell>
          <table:table-cell table:number-columns-repeated="1017"/>
        </table:table-row>
        <table:table-row table:style-name="ro1">
          <table:table-cell office:value-type="float" office:value="45348">
            <text:p>45,348</text:p>
          </table:table-cell>
          <table:table-cell office:value-type="float" office:value="-81.636217">
            <text:p>-81.636217</text:p>
          </table:table-cell>
          <table:table-cell table:style-name="ce5" table:formula="of:=IF(['PID data'.A56]&lt;&gt;0;['PID data'.A56]/1000;&quot;&quot;)" office:value-type="float" office:value="10.555623">
            <text:p>10.556</text:p>
          </table:table-cell>
          <table:table-cell table:style-name="ce6" table:formula="of:=IF(['PID data'.A56]&lt;&gt;0;['PID data'.B56] - ['PID data'.$D$2];&quot;&quot;)" office:value-type="float" office:value="0.617196">
            <text:p>0.62</text:p>
          </table:table-cell>
          <table:table-cell office:value-type="float" office:value="-0.40713">
            <text:p>-0.40713</text:p>
          </table:table-cell>
          <table:table-cell office:value-type="float" office:value="-0.899474">
            <text:p>-0.899474</text:p>
          </table:table-cell>
          <table:table-cell office:value-type="float" office:value="-9.353823">
            <text:p>-9.353823</text:p>
          </table:table-cell>
          <table:table-cell table:number-columns-repeated="1017"/>
        </table:table-row>
        <table:table-row table:style-name="ro1">
          <table:table-cell office:value-type="float" office:value="45368">
            <text:p>45,368</text:p>
          </table:table-cell>
          <table:table-cell office:value-type="float" office:value="-81.624906">
            <text:p>-81.624906</text:p>
          </table:table-cell>
          <table:table-cell table:style-name="ce5" table:formula="of:=IF(['PID data'.A57]&lt;&gt;0;['PID data'.A57]/1000;&quot;&quot;)" office:value-type="float" office:value="10.555623">
            <text:p>10.556</text:p>
          </table:table-cell>
          <table:table-cell table:style-name="ce6" table:formula="of:=IF(['PID data'.A57]&lt;&gt;0;['PID data'.B57] - ['PID data'.$D$2];&quot;&quot;)" office:value-type="float" office:value="0.617196">
            <text:p>0.62</text:p>
          </table:table-cell>
          <table:table-cell office:value-type="float" office:value="-0.425745">
            <text:p>-0.425745</text:p>
          </table:table-cell>
          <table:table-cell office:value-type="float" office:value="-0.754893">
            <text:p>-0.754893</text:p>
          </table:table-cell>
          <table:table-cell office:value-type="float" office:value="-9.217976">
            <text:p>-9.217976</text:p>
          </table:table-cell>
          <table:table-cell table:number-columns-repeated="1017"/>
        </table:table-row>
        <table:table-row table:style-name="ro1">
          <table:table-cell office:value-type="float" office:value="45388">
            <text:p>45,388</text:p>
          </table:table-cell>
          <table:table-cell office:value-type="float" office:value="-81.597015">
            <text:p>-81.597015</text:p>
          </table:table-cell>
          <table:table-cell table:style-name="ce5" table:formula="of:=IF(['PID data'.A58]&lt;&gt;0;['PID data'.A58]/1000;&quot;&quot;)" office:value-type="float" office:value="10.555623">
            <text:p>10.556</text:p>
          </table:table-cell>
          <table:table-cell table:style-name="ce6" table:formula="of:=IF(['PID data'.A58]&lt;&gt;0;['PID data'.B58] - ['PID data'.$D$2];&quot;&quot;)" office:value-type="float" office:value="0.617196">
            <text:p>0.62</text:p>
          </table:table-cell>
          <table:table-cell office:value-type="float" office:value="-0.4504">
            <text:p>-0.4504</text:p>
          </table:table-cell>
          <table:table-cell office:value-type="float" office:value="-0.673412">
            <text:p>-0.673412</text:p>
          </table:table-cell>
          <table:table-cell office:value-type="float" office:value="-9.011628">
            <text:p>-9.011628</text:p>
          </table:table-cell>
          <table:table-cell table:number-columns-repeated="1017"/>
        </table:table-row>
        <table:table-row table:style-name="ro1">
          <table:table-cell office:value-type="float" office:value="45408">
            <text:p>45,408</text:p>
          </table:table-cell>
          <table:table-cell office:value-type="float" office:value="-81.569269">
            <text:p>-81.569269</text:p>
          </table:table-cell>
          <table:table-cell table:style-name="ce5" table:formula="of:=IF(['PID data'.A59]&lt;&gt;0;['PID data'.A59]/1000;&quot;&quot;)" office:value-type="float" office:value="10.555653">
            <text:p>10.556</text:p>
          </table:table-cell>
          <table:table-cell table:style-name="ce6" table:formula="of:=IF(['PID data'.A59]&lt;&gt;0;['PID data'.B59] - ['PID data'.$D$2];&quot;&quot;)" office:value-type="float" office:value="0.479815">
            <text:p>0.48</text:p>
          </table:table-cell>
          <table:table-cell office:value-type="float" office:value="-0.479841">
            <text:p>-0.479841</text:p>
          </table:table-cell>
          <table:table-cell office:value-type="float" office:value="-0.724252">
            <text:p>-0.724252</text:p>
          </table:table-cell>
          <table:table-cell office:value-type="float" office:value="-8.838506">
            <text:p>-8.838506</text:p>
          </table:table-cell>
          <table:table-cell table:number-columns-repeated="1017"/>
        </table:table-row>
        <table:table-row table:style-name="ro1">
          <table:table-cell office:value-type="float" office:value="45428">
            <text:p>45,428</text:p>
          </table:table-cell>
          <table:table-cell office:value-type="float" office:value="-81.581084">
            <text:p>-81.581084</text:p>
          </table:table-cell>
          <table:table-cell table:style-name="ce5" table:formula="of:=IF(['PID data'.A60]&lt;&gt;0;['PID data'.A60]/1000;&quot;&quot;)" office:value-type="float" office:value="10.555653">
            <text:p>10.556</text:p>
          </table:table-cell>
          <table:table-cell table:style-name="ce6" table:formula="of:=IF(['PID data'.A60]&lt;&gt;0;['PID data'.B60] - ['PID data'.$D$2];&quot;&quot;)" office:value-type="float" office:value="0.479815">
            <text:p>0.48</text:p>
          </table:table-cell>
          <table:table-cell office:value-type="float" office:value="-0.483075">
            <text:p>-0.483075</text:p>
          </table:table-cell>
          <table:table-cell office:value-type="float" office:value="-0.786052">
            <text:p>-0.786052</text:p>
          </table:table-cell>
          <table:table-cell office:value-type="float" office:value="-8.634738">
            <text:p>-8.634738</text:p>
          </table:table-cell>
          <table:table-cell table:number-columns-repeated="1017"/>
        </table:table-row>
        <table:table-row table:style-name="ro1">
          <table:table-cell office:value-type="float" office:value="45448">
            <text:p>45,448</text:p>
          </table:table-cell>
          <table:table-cell office:value-type="float" office:value="-81.598468">
            <text:p>-81.598468</text:p>
          </table:table-cell>
          <table:table-cell table:style-name="ce5" table:formula="of:=IF(['PID data'.A61]&lt;&gt;0;['PID data'.A61]/1000;&quot;&quot;)" office:value-type="float" office:value="10.555673">
            <text:p>10.556</text:p>
          </table:table-cell>
          <table:table-cell table:style-name="ce6" table:formula="of:=IF(['PID data'.A61]&lt;&gt;0;['PID data'.B61] - ['PID data'.$D$2];&quot;&quot;)" office:value-type="float" office:value="0.431558">
            <text:p>0.43</text:p>
          </table:table-cell>
          <table:table-cell office:value-type="float" office:value="-0.49788">
            <text:p>-0.49788</text:p>
          </table:table-cell>
          <table:table-cell office:value-type="float" office:value="-0.97468">
            <text:p>-0.97468</text:p>
          </table:table-cell>
          <table:table-cell office:value-type="float" office:value="-8.432658">
            <text:p>-8.432658</text:p>
          </table:table-cell>
          <table:table-cell table:number-columns-repeated="1017"/>
        </table:table-row>
        <table:table-row table:style-name="ro1">
          <table:table-cell office:value-type="float" office:value="45468">
            <text:p>45,468</text:p>
          </table:table-cell>
          <table:table-cell office:value-type="float" office:value="-81.581754">
            <text:p>-81.581754</text:p>
          </table:table-cell>
          <table:table-cell table:style-name="ce5" table:formula="of:=IF(['PID data'.A62]&lt;&gt;0;['PID data'.A62]/1000;&quot;&quot;)" office:value-type="float" office:value="10.555683">
            <text:p>10.556</text:p>
          </table:table-cell>
          <table:table-cell table:style-name="ce6" table:formula="of:=IF(['PID data'.A62]&lt;&gt;0;['PID data'.B62] - ['PID data'.$D$2];&quot;&quot;)" office:value-type="float" office:value="0.401388">
            <text:p>0.40</text:p>
          </table:table-cell>
          <table:table-cell office:value-type="float" office:value="-0.43417">
            <text:p>-0.43417</text:p>
          </table:table-cell>
          <table:table-cell office:value-type="float" office:value="-1.304931">
            <text:p>-1.304931</text:p>
          </table:table-cell>
          <table:table-cell office:value-type="float" office:value="-8.206069">
            <text:p>-8.206069</text:p>
          </table:table-cell>
          <table:table-cell table:number-columns-repeated="1017"/>
        </table:table-row>
        <table:table-row table:style-name="ro1">
          <table:table-cell office:value-type="float" office:value="45488">
            <text:p>45,488</text:p>
          </table:table-cell>
          <table:table-cell office:value-type="float" office:value="-81.560949">
            <text:p>-81.560949</text:p>
          </table:table-cell>
          <table:table-cell table:style-name="ce5" table:formula="of:=IF(['PID data'.A63]&lt;&gt;0;['PID data'.A63]/1000;&quot;&quot;)" office:value-type="float" office:value="10.555693">
            <text:p>10.556</text:p>
          </table:table-cell>
          <table:table-cell table:style-name="ce6" table:formula="of:=IF(['PID data'.A63]&lt;&gt;0;['PID data'.B63] - ['PID data'.$D$2];&quot;&quot;)" office:value-type="float" office:value="0.385843">
            <text:p>0.39</text:p>
          </table:table-cell>
          <table:table-cell office:value-type="float" office:value="-0.344098">
            <text:p>-0.344098</text:p>
          </table:table-cell>
          <table:table-cell office:value-type="float" office:value="-1.61119">
            <text:p>-1.61119</text:p>
          </table:table-cell>
          <table:table-cell office:value-type="float" office:value="-8.000179">
            <text:p>-8.000179</text:p>
          </table:table-cell>
          <table:table-cell table:number-columns-repeated="1017"/>
        </table:table-row>
        <table:table-row table:style-name="ro1">
          <table:table-cell office:value-type="float" office:value="45508">
            <text:p>45,508</text:p>
          </table:table-cell>
          <table:table-cell office:value-type="float" office:value="-81.570607">
            <text:p>-81.570607</text:p>
          </table:table-cell>
          <table:table-cell table:style-name="ce5" table:formula="of:=IF(['PID data'.A64]&lt;&gt;0;['PID data'.A64]/1000;&quot;&quot;)" office:value-type="float" office:value="10.555703">
            <text:p>10.556</text:p>
          </table:table-cell>
          <table:table-cell table:style-name="ce6" table:formula="of:=IF(['PID data'.A64]&lt;&gt;0;['PID data'.B64] - ['PID data'.$D$2];&quot;&quot;)" office:value-type="float" office:value="0.382142">
            <text:p>0.38</text:p>
          </table:table-cell>
          <table:table-cell office:value-type="float" office:value="-0.266443">
            <text:p>-0.266443</text:p>
          </table:table-cell>
          <table:table-cell office:value-type="float" office:value="-1.818835">
            <text:p>-1.818835</text:p>
          </table:table-cell>
          <table:table-cell office:value-type="float" office:value="-7.784294">
            <text:p>-7.784294</text:p>
          </table:table-cell>
          <table:table-cell table:number-columns-repeated="1017"/>
        </table:table-row>
        <table:table-row table:style-name="ro1">
          <table:table-cell office:value-type="float" office:value="45528">
            <text:p>45,528</text:p>
          </table:table-cell>
          <table:table-cell office:value-type="float" office:value="-81.584483">
            <text:p>-81.584483</text:p>
          </table:table-cell>
          <table:table-cell table:style-name="ce5" table:formula="of:=IF(['PID data'.A65]&lt;&gt;0;['PID data'.A65]/1000;&quot;&quot;)" office:value-type="float" office:value="10.555713">
            <text:p>10.556</text:p>
          </table:table-cell>
          <table:table-cell table:style-name="ce6" table:formula="of:=IF(['PID data'.A65]&lt;&gt;0;['PID data'.B65] - ['PID data'.$D$2];&quot;&quot;)" office:value-type="float" office:value="0.376906">
            <text:p>0.38</text:p>
          </table:table-cell>
          <table:table-cell office:value-type="float" office:value="-0.165396">
            <text:p>-0.165396</text:p>
          </table:table-cell>
          <table:table-cell office:value-type="float" office:value="-1.970088">
            <text:p>-1.970088</text:p>
          </table:table-cell>
          <table:table-cell office:value-type="float" office:value="-7.527943">
            <text:p>-7.527943</text:p>
          </table:table-cell>
          <table:table-cell table:number-columns-repeated="1017"/>
        </table:table-row>
        <table:table-row table:style-name="ro1">
          <table:table-cell office:value-type="float" office:value="45548">
            <text:p>45,548</text:p>
          </table:table-cell>
          <table:table-cell office:value-type="float" office:value="-81.559707">
            <text:p>-81.559707</text:p>
          </table:table-cell>
          <table:table-cell table:style-name="ce5" table:formula="of:=IF(['PID data'.A66]&lt;&gt;0;['PID data'.A66]/1000;&quot;&quot;)" office:value-type="float" office:value="10.555723">
            <text:p>10.556</text:p>
          </table:table-cell>
          <table:table-cell table:style-name="ce6" table:formula="of:=IF(['PID data'.A66]&lt;&gt;0;['PID data'.B66] - ['PID data'.$D$2];&quot;&quot;)" office:value-type="float" office:value="0.349077">
            <text:p>0.35</text:p>
          </table:table-cell>
          <table:table-cell office:value-type="float" office:value="-0.084671">
            <text:p>-0.084671</text:p>
          </table:table-cell>
          <table:table-cell office:value-type="float" office:value="-2.096864">
            <text:p>-2.096864</text:p>
          </table:table-cell>
          <table:table-cell office:value-type="float" office:value="-7.330609">
            <text:p>-7.330609</text:p>
          </table:table-cell>
          <table:table-cell table:number-columns-repeated="1017"/>
        </table:table-row>
        <table:table-row table:style-name="ro1">
          <table:table-cell office:value-type="float" office:value="45588">
            <text:p>45,588</text:p>
          </table:table-cell>
          <table:table-cell office:value-type="float" office:value="-81.562784">
            <text:p>-81.562784</text:p>
          </table:table-cell>
          <table:table-cell table:style-name="ce5" table:formula="of:=IF(['PID data'.A67]&lt;&gt;0;['PID data'.A67]/1000;&quot;&quot;)" office:value-type="float" office:value="10.555733">
            <text:p>10.556</text:p>
          </table:table-cell>
          <table:table-cell table:style-name="ce6" table:formula="of:=IF(['PID data'.A67]&lt;&gt;0;['PID data'.B67] - ['PID data'.$D$2];&quot;&quot;)" office:value-type="float" office:value="0.351735">
            <text:p>0.35</text:p>
          </table:table-cell>
          <table:table-cell office:value-type="float" office:value="-0.08341">
            <text:p>-0.08341</text:p>
          </table:table-cell>
          <table:table-cell office:value-type="float" office:value="-2.033006">
            <text:p>-2.033006</text:p>
          </table:table-cell>
          <table:table-cell office:value-type="float" office:value="-6.917843">
            <text:p>-6.917843</text:p>
          </table:table-cell>
          <table:table-cell table:number-columns-repeated="1017"/>
        </table:table-row>
        <table:table-row table:style-name="ro1">
          <table:table-cell office:value-type="float" office:value="45608">
            <text:p>45,608</text:p>
          </table:table-cell>
          <table:table-cell office:value-type="float" office:value="-81.59095">
            <text:p>-81.59095</text:p>
          </table:table-cell>
          <table:table-cell table:style-name="ce5" table:formula="of:=IF(['PID data'.A68]&lt;&gt;0;['PID data'.A68]/1000;&quot;&quot;)" office:value-type="float" office:value="10.555743">
            <text:p>10.556</text:p>
          </table:table-cell>
          <table:table-cell table:style-name="ce6" table:formula="of:=IF(['PID data'.A68]&lt;&gt;0;['PID data'.B68] - ['PID data'.$D$2];&quot;&quot;)" office:value-type="float" office:value="0.335612">
            <text:p>0.34</text:p>
          </table:table-cell>
          <table:table-cell office:value-type="float" office:value="-0.057943">
            <text:p>-0.057943</text:p>
          </table:table-cell>
          <table:table-cell office:value-type="float" office:value="-1.902211">
            <text:p>-1.902211</text:p>
          </table:table-cell>
          <table:table-cell office:value-type="float" office:value="-6.667547">
            <text:p>-6.667547</text:p>
          </table:table-cell>
          <table:table-cell table:number-columns-repeated="1017"/>
        </table:table-row>
        <table:table-row table:style-name="ro1">
          <table:table-cell office:value-type="float" office:value="45628">
            <text:p>45,628</text:p>
          </table:table-cell>
          <table:table-cell office:value-type="float" office:value="-81.593733">
            <text:p>-81.593733</text:p>
          </table:table-cell>
          <table:table-cell table:style-name="ce5" table:formula="of:=IF(['PID data'.A69]&lt;&gt;0;['PID data'.A69]/1000;&quot;&quot;)" office:value-type="float" office:value="10.555753">
            <text:p>10.556</text:p>
          </table:table-cell>
          <table:table-cell table:style-name="ce6" table:formula="of:=IF(['PID data'.A69]&lt;&gt;0;['PID data'.B69] - ['PID data'.$D$2];&quot;&quot;)" office:value-type="float" office:value="0.308208">
            <text:p>0.31</text:p>
          </table:table-cell>
          <table:table-cell office:value-type="float" office:value="-0.029718">
            <text:p>-0.029718</text:p>
          </table:table-cell>
          <table:table-cell office:value-type="float" office:value="-1.779578">
            <text:p>-1.779578</text:p>
          </table:table-cell>
          <table:table-cell office:value-type="float" office:value="-6.430819">
            <text:p>-6.430819</text:p>
          </table:table-cell>
          <table:table-cell table:number-columns-repeated="1017"/>
        </table:table-row>
        <table:table-row table:style-name="ro1">
          <table:table-cell office:value-type="float" office:value="45648">
            <text:p>45,648</text:p>
          </table:table-cell>
          <table:table-cell office:value-type="float" office:value="-81.59183">
            <text:p>-81.59183</text:p>
          </table:table-cell>
          <table:table-cell table:style-name="ce5" table:formula="of:=IF(['PID data'.A70]&lt;&gt;0;['PID data'.A70]/1000;&quot;&quot;)" office:value-type="float" office:value="10.555753">
            <text:p>10.556</text:p>
          </table:table-cell>
          <table:table-cell table:style-name="ce6" table:formula="of:=IF(['PID data'.A70]&lt;&gt;0;['PID data'.B70] - ['PID data'.$D$2];&quot;&quot;)" office:value-type="float" office:value="0.308208">
            <text:p>0.31</text:p>
          </table:table-cell>
          <table:table-cell office:value-type="float" office:value="-0.057336">
            <text:p>-0.057336</text:p>
          </table:table-cell>
          <table:table-cell office:value-type="float" office:value="-1.654532">
            <text:p>-1.654532</text:p>
          </table:table-cell>
          <table:table-cell office:value-type="float" office:value="-6.208397">
            <text:p>-6.208397</text:p>
          </table:table-cell>
          <table:table-cell table:number-columns-repeated="1017"/>
        </table:table-row>
        <table:table-row table:style-name="ro1">
          <table:table-cell office:value-type="float" office:value="45668">
            <text:p>45,668</text:p>
          </table:table-cell>
          <table:table-cell office:value-type="float" office:value="-81.589319">
            <text:p>-81.589319</text:p>
          </table:table-cell>
          <table:table-cell table:style-name="ce5" table:formula="of:=IF(['PID data'.A71]&lt;&gt;0;['PID data'.A71]/1000;&quot;&quot;)" office:value-type="float" office:value="10.555753">
            <text:p>10.556</text:p>
          </table:table-cell>
          <table:table-cell table:style-name="ce6" table:formula="of:=IF(['PID data'.A71]&lt;&gt;0;['PID data'.B71] - ['PID data'.$D$2];&quot;&quot;)" office:value-type="float" office:value="0.308208">
            <text:p>0.31</text:p>
          </table:table-cell>
          <table:table-cell office:value-type="float" office:value="-0.087646">
            <text:p>-0.087646</text:p>
          </table:table-cell>
          <table:table-cell office:value-type="float" office:value="-1.515521">
            <text:p>-1.515521</text:p>
          </table:table-cell>
          <table:table-cell office:value-type="float" office:value="-5.984274">
            <text:p>-5.984274</text:p>
          </table:table-cell>
          <table:table-cell table:number-columns-repeated="1017"/>
        </table:table-row>
        <table:table-row table:style-name="ro1">
          <table:table-cell office:value-type="float" office:value="45688">
            <text:p>45,688</text:p>
          </table:table-cell>
          <table:table-cell office:value-type="float" office:value="-81.586974">
            <text:p>-81.586974</text:p>
          </table:table-cell>
          <table:table-cell table:style-name="ce5" table:formula="of:=IF(['PID data'.A72]&lt;&gt;0;['PID data'.A72]/1000;&quot;&quot;)" office:value-type="float" office:value="10.555783">
            <text:p>10.556</text:p>
          </table:table-cell>
          <table:table-cell table:style-name="ce6" table:formula="of:=IF(['PID data'.A72]&lt;&gt;0;['PID data'.B72] - ['PID data'.$D$2];&quot;&quot;)" office:value-type="float" office:value="0.260679">
            <text:p>0.26</text:p>
          </table:table-cell>
          <table:table-cell office:value-type="float" office:value="-0.119069">
            <text:p>-0.119069</text:p>
          </table:table-cell>
          <table:table-cell office:value-type="float" office:value="-1.393179">
            <text:p>-1.393179</text:p>
          </table:table-cell>
          <table:table-cell office:value-type="float" office:value="-5.799516">
            <text:p>-5.799516</text:p>
          </table:table-cell>
          <table:table-cell table:number-columns-repeated="1017"/>
        </table:table-row>
        <table:table-row table:style-name="ro1">
          <table:table-cell office:value-type="float" office:value="45708">
            <text:p>45,708</text:p>
          </table:table-cell>
          <table:table-cell office:value-type="float" office:value="-81.567193">
            <text:p>-81.567193</text:p>
          </table:table-cell>
          <table:table-cell table:style-name="ce5" table:formula="of:=IF(['PID data'.A73]&lt;&gt;0;['PID data'.A73]/1000;&quot;&quot;)" office:value-type="float" office:value="10.555793">
            <text:p>10.556</text:p>
          </table:table-cell>
          <table:table-cell table:style-name="ce6" table:formula="of:=IF(['PID data'.A73]&lt;&gt;0;['PID data'.B73] - ['PID data'.$D$2];&quot;&quot;)" office:value-type="float" office:value="0.23675">
            <text:p>0.24</text:p>
          </table:table-cell>
          <table:table-cell office:value-type="float" office:value="-0.144678">
            <text:p>-0.144678</text:p>
          </table:table-cell>
          <table:table-cell office:value-type="float" office:value="-1.351309">
            <text:p>-1.351309</text:p>
          </table:table-cell>
          <table:table-cell office:value-type="float" office:value="-5.583433">
            <text:p>-5.583433</text:p>
          </table:table-cell>
          <table:table-cell table:number-columns-repeated="1017"/>
        </table:table-row>
        <table:table-row table:style-name="ro1">
          <table:table-cell office:value-type="float" office:value="45728">
            <text:p>45,728</text:p>
          </table:table-cell>
          <table:table-cell office:value-type="float" office:value="-81.546532">
            <text:p>-81.546532</text:p>
          </table:table-cell>
          <table:table-cell table:style-name="ce5" table:formula="of:=IF(['PID data'.A74]&lt;&gt;0;['PID data'.A74]/1000;&quot;&quot;)" office:value-type="float" office:value="10.555803">
            <text:p>10.556</text:p>
          </table:table-cell>
          <table:table-cell table:style-name="ce6" table:formula="of:=IF(['PID data'.A74]&lt;&gt;0;['PID data'.B74] - ['PID data'.$D$2];&quot;&quot;)" office:value-type="float" office:value="0.228938">
            <text:p>0.23</text:p>
          </table:table-cell>
          <table:table-cell office:value-type="float" office:value="-0.236577">
            <text:p>-0.236577</text:p>
          </table:table-cell>
          <table:table-cell office:value-type="float" office:value="-1.348008">
            <text:p>-1.348008</text:p>
          </table:table-cell>
          <table:table-cell office:value-type="float" office:value="-5.399041">
            <text:p>-5.399041</text:p>
          </table:table-cell>
          <table:table-cell table:number-columns-repeated="1017"/>
        </table:table-row>
        <table:table-row table:style-name="ro1">
          <table:table-cell office:value-type="float" office:value="45748">
            <text:p>45,748</text:p>
          </table:table-cell>
          <table:table-cell office:value-type="float" office:value="-81.528423">
            <text:p>-81.528423</text:p>
          </table:table-cell>
          <table:table-cell table:style-name="ce5" table:formula="of:=IF(['PID data'.A75]&lt;&gt;0;['PID data'.A75]/1000;&quot;&quot;)" office:value-type="float" office:value="10.555823">
            <text:p>10.556</text:p>
          </table:table-cell>
          <table:table-cell table:style-name="ce6" table:formula="of:=IF(['PID data'.A75]&lt;&gt;0;['PID data'.B75] - ['PID data'.$D$2];&quot;&quot;)" office:value-type="float" office:value="0.223923">
            <text:p>0.22</text:p>
          </table:table-cell>
          <table:table-cell office:value-type="float" office:value="-0.327833">
            <text:p>-0.327833</text:p>
          </table:table-cell>
          <table:table-cell office:value-type="float" office:value="-1.297486">
            <text:p>-1.297486</text:p>
          </table:table-cell>
          <table:table-cell office:value-type="float" office:value="-5.224767">
            <text:p>-5.224767</text:p>
          </table:table-cell>
          <table:table-cell table:number-columns-repeated="1017"/>
        </table:table-row>
        <table:table-row table:style-name="ro1">
          <table:table-cell office:value-type="float" office:value="45768">
            <text:p>45,768</text:p>
          </table:table-cell>
          <table:table-cell office:value-type="float" office:value="-81.513137">
            <text:p>-81.513137</text:p>
          </table:table-cell>
          <table:table-cell table:style-name="ce5" table:formula="of:=IF(['PID data'.A76]&lt;&gt;0;['PID data'.A76]/1000;&quot;&quot;)" office:value-type="float" office:value="10.555823">
            <text:p>10.556</text:p>
          </table:table-cell>
          <table:table-cell table:style-name="ce6" table:formula="of:=IF(['PID data'.A76]&lt;&gt;0;['PID data'.B76] - ['PID data'.$D$2];&quot;&quot;)" office:value-type="float" office:value="0.223923">
            <text:p>0.22</text:p>
          </table:table-cell>
          <table:table-cell office:value-type="float" office:value="-0.428246">
            <text:p>-0.428246</text:p>
          </table:table-cell>
          <table:table-cell office:value-type="float" office:value="-1.273718">
            <text:p>-1.273718</text:p>
          </table:table-cell>
          <table:table-cell office:value-type="float" office:value="-5.031972">
            <text:p>-5.031972</text:p>
          </table:table-cell>
          <table:table-cell table:number-columns-repeated="1017"/>
        </table:table-row>
        <table:table-row table:style-name="ro1">
          <table:table-cell office:value-type="float" office:value="45788">
            <text:p>45,788</text:p>
          </table:table-cell>
          <table:table-cell office:value-type="float" office:value="-81.496628">
            <text:p>-81.496628</text:p>
          </table:table-cell>
          <table:table-cell table:style-name="ce5" table:formula="of:=IF(['PID data'.A77]&lt;&gt;0;['PID data'.A77]/1000;&quot;&quot;)" office:value-type="float" office:value="10.555833">
            <text:p>10.556</text:p>
          </table:table-cell>
          <table:table-cell table:style-name="ce6" table:formula="of:=IF(['PID data'.A77]&lt;&gt;0;['PID data'.B77] - ['PID data'.$D$2];&quot;&quot;)" office:value-type="float" office:value="0.23868">
            <text:p>0.24</text:p>
          </table:table-cell>
          <table:table-cell office:value-type="float" office:value="-0.55241">
            <text:p>-0.55241</text:p>
          </table:table-cell>
          <table:table-cell office:value-type="float" office:value="-1.307685">
            <text:p>-1.307685</text:p>
          </table:table-cell>
          <table:table-cell office:value-type="float" office:value="-4.894431">
            <text:p>-4.894431</text:p>
          </table:table-cell>
          <table:table-cell table:number-columns-repeated="1017"/>
        </table:table-row>
        <table:table-row table:style-name="ro1">
          <table:table-cell office:value-type="float" office:value="45808">
            <text:p>45,808</text:p>
          </table:table-cell>
          <table:table-cell office:value-type="float" office:value="-81.478555">
            <text:p>-81.478555</text:p>
          </table:table-cell>
          <table:table-cell table:style-name="ce5" table:formula="of:=IF(['PID data'.A78]&lt;&gt;0;['PID data'.A78]/1000;&quot;&quot;)" office:value-type="float" office:value="10.555853">
            <text:p>10.556</text:p>
          </table:table-cell>
          <table:table-cell table:style-name="ce6" table:formula="of:=IF(['PID data'.A78]&lt;&gt;0;['PID data'.B78] - ['PID data'.$D$2];&quot;&quot;)" office:value-type="float" office:value="0.221441">
            <text:p>0.22</text:p>
          </table:table-cell>
          <table:table-cell office:value-type="float" office:value="-0.542573">
            <text:p>-0.542573</text:p>
          </table:table-cell>
          <table:table-cell office:value-type="float" office:value="-1.381986">
            <text:p>-1.381986</text:p>
          </table:table-cell>
          <table:table-cell office:value-type="float" office:value="-4.742461">
            <text:p>-4.742461</text:p>
          </table:table-cell>
          <table:table-cell table:number-columns-repeated="1017"/>
        </table:table-row>
        <table:table-row table:style-name="ro1">
          <table:table-cell office:value-type="float" office:value="45828">
            <text:p>45,828</text:p>
          </table:table-cell>
          <table:table-cell office:value-type="float" office:value="-81.469368">
            <text:p>-81.469368</text:p>
          </table:table-cell>
          <table:table-cell table:style-name="ce5" table:formula="of:=IF(['PID data'.A79]&lt;&gt;0;['PID data'.A79]/1000;&quot;&quot;)" office:value-type="float" office:value="10.555853">
            <text:p>10.556</text:p>
          </table:table-cell>
          <table:table-cell table:style-name="ce6" table:formula="of:=IF(['PID data'.A79]&lt;&gt;0;['PID data'.B79] - ['PID data'.$D$2];&quot;&quot;)" office:value-type="float" office:value="0.221441">
            <text:p>0.22</text:p>
          </table:table-cell>
          <table:table-cell office:value-type="float" office:value="-0.511069">
            <text:p>-0.511069</text:p>
          </table:table-cell>
          <table:table-cell office:value-type="float" office:value="-1.495465">
            <text:p>-1.495465</text:p>
          </table:table-cell>
          <table:table-cell office:value-type="float" office:value="-4.603481">
            <text:p>-4.603481</text:p>
          </table:table-cell>
          <table:table-cell table:number-columns-repeated="1017"/>
        </table:table-row>
        <table:table-row table:style-name="ro1">
          <table:table-cell office:value-type="float" office:value="45848">
            <text:p>45,848</text:p>
          </table:table-cell>
          <table:table-cell office:value-type="float" office:value="-81.469405">
            <text:p>-81.469405</text:p>
          </table:table-cell>
          <table:table-cell table:style-name="ce5" table:formula="of:=IF(['PID data'.A80]&lt;&gt;0;['PID data'.A80]/1000;&quot;&quot;)" office:value-type="float" office:value="10.555863">
            <text:p>10.556</text:p>
          </table:table-cell>
          <table:table-cell table:style-name="ce6" table:formula="of:=IF(['PID data'.A80]&lt;&gt;0;['PID data'.B80] - ['PID data'.$D$2];&quot;&quot;)" office:value-type="float" office:value="0.227132">
            <text:p>0.23</text:p>
          </table:table-cell>
          <table:table-cell office:value-type="float" office:value="-0.437798">
            <text:p>-0.437798</text:p>
          </table:table-cell>
          <table:table-cell office:value-type="float" office:value="-1.577761">
            <text:p>-1.577761</text:p>
          </table:table-cell>
          <table:table-cell office:value-type="float" office:value="-4.497958">
            <text:p>-4.497958</text:p>
          </table:table-cell>
          <table:table-cell table:number-columns-repeated="1017"/>
        </table:table-row>
        <table:table-row table:style-name="ro1">
          <table:table-cell office:value-type="float" office:value="45868">
            <text:p>45,868</text:p>
          </table:table-cell>
          <table:table-cell office:value-type="float" office:value="-81.482541">
            <text:p>-81.482541</text:p>
          </table:table-cell>
          <table:table-cell table:style-name="ce5" table:formula="of:=IF(['PID data'.A81]&lt;&gt;0;['PID data'.A81]/1000;&quot;&quot;)" office:value-type="float" office:value="10.555883">
            <text:p>10.556</text:p>
          </table:table-cell>
          <table:table-cell table:style-name="ce6" table:formula="of:=IF(['PID data'.A81]&lt;&gt;0;['PID data'.B81] - ['PID data'.$D$2];&quot;&quot;)" office:value-type="float" office:value="0.230166">
            <text:p>0.23</text:p>
          </table:table-cell>
          <table:table-cell office:value-type="float" office:value="-0.405488">
            <text:p>-0.405488</text:p>
          </table:table-cell>
          <table:table-cell office:value-type="float" office:value="-1.51361">
            <text:p>-1.51361</text:p>
          </table:table-cell>
          <table:table-cell office:value-type="float" office:value="-4.358537">
            <text:p>-4.358537</text:p>
          </table:table-cell>
          <table:table-cell table:number-columns-repeated="1017"/>
        </table:table-row>
        <table:table-row table:style-name="ro1">
          <table:table-cell office:value-type="float" office:value="45888">
            <text:p>45,888</text:p>
          </table:table-cell>
          <table:table-cell office:value-type="float" office:value="-81.50722">
            <text:p>-81.50722</text:p>
          </table:table-cell>
          <table:table-cell table:style-name="ce5" table:formula="of:=IF(['PID data'.A82]&lt;&gt;0;['PID data'.A82]/1000;&quot;&quot;)" office:value-type="float" office:value="10.555893">
            <text:p>10.556</text:p>
          </table:table-cell>
          <table:table-cell table:style-name="ce6" table:formula="of:=IF(['PID data'.A82]&lt;&gt;0;['PID data'.B82] - ['PID data'.$D$2];&quot;&quot;)" office:value-type="float" office:value="0.208996">
            <text:p>0.21</text:p>
          </table:table-cell>
          <table:table-cell office:value-type="float" office:value="-0.472235">
            <text:p>-0.472235</text:p>
          </table:table-cell>
          <table:table-cell office:value-type="float" office:value="-1.393976">
            <text:p>-1.393976</text:p>
          </table:table-cell>
          <table:table-cell office:value-type="float" office:value="-4.258171">
            <text:p>-4.258171</text:p>
          </table:table-cell>
          <table:table-cell table:number-columns-repeated="1017"/>
        </table:table-row>
        <table:table-row table:style-name="ro1">
          <table:table-cell office:value-type="float" office:value="45908">
            <text:p>45,908</text:p>
          </table:table-cell>
          <table:table-cell office:value-type="float" office:value="-81.496372">
            <text:p>-81.496372</text:p>
          </table:table-cell>
          <table:table-cell table:style-name="ce5" table:formula="of:=IF(['PID data'.A83]&lt;&gt;0;['PID data'.A83]/1000;&quot;&quot;)" office:value-type="float" office:value="10.555893">
            <text:p>10.556</text:p>
          </table:table-cell>
          <table:table-cell table:style-name="ce6" table:formula="of:=IF(['PID data'.A83]&lt;&gt;0;['PID data'.B83] - ['PID data'.$D$2];&quot;&quot;)" office:value-type="float" office:value="0.208996">
            <text:p>0.21</text:p>
          </table:table-cell>
          <table:table-cell office:value-type="float" office:value="-0.480769">
            <text:p>-0.480769</text:p>
          </table:table-cell>
          <table:table-cell office:value-type="float" office:value="-1.220444">
            <text:p>-1.220444</text:p>
          </table:table-cell>
          <table:table-cell office:value-type="float" office:value="-4.170101">
            <text:p>-4.170101</text:p>
          </table:table-cell>
          <table:table-cell table:number-columns-repeated="1017"/>
        </table:table-row>
        <table:table-row table:style-name="ro1">
          <table:table-cell office:value-type="float" office:value="45928">
            <text:p>45,928</text:p>
          </table:table-cell>
          <table:table-cell office:value-type="float" office:value="-81.448133">
            <text:p>-81.448133</text:p>
          </table:table-cell>
          <table:table-cell table:style-name="ce5" table:formula="of:=IF(['PID data'.A84]&lt;&gt;0;['PID data'.A84]/1000;&quot;&quot;)" office:value-type="float" office:value="10.555913">
            <text:p>10.556</text:p>
          </table:table-cell>
          <table:table-cell table:style-name="ce6" table:formula="of:=IF(['PID data'.A84]&lt;&gt;0;['PID data'.B84] - ['PID data'.$D$2];&quot;&quot;)" office:value-type="float" office:value="0.21512">
            <text:p>0.22</text:p>
          </table:table-cell>
          <table:table-cell office:value-type="float" office:value="-0.459207">
            <text:p>-0.459207</text:p>
          </table:table-cell>
          <table:table-cell office:value-type="float" office:value="-1.094208">
            <text:p>-1.094208</text:p>
          </table:table-cell>
          <table:table-cell office:value-type="float" office:value="-4.046113">
            <text:p>-4.046113</text:p>
          </table:table-cell>
          <table:table-cell table:number-columns-repeated="1017"/>
        </table:table-row>
        <table:table-row table:style-name="ro1">
          <table:table-cell office:value-type="float" office:value="45948">
            <text:p>45,948</text:p>
          </table:table-cell>
          <table:table-cell office:value-type="float" office:value="-81.400161">
            <text:p>-81.400161</text:p>
          </table:table-cell>
          <table:table-cell table:style-name="ce5" table:formula="of:=IF(['PID data'.A85]&lt;&gt;0;['PID data'.A85]/1000;&quot;&quot;)" office:value-type="float" office:value="10.555923">
            <text:p>10.556</text:p>
          </table:table-cell>
          <table:table-cell table:style-name="ce6" table:formula="of:=IF(['PID data'.A85]&lt;&gt;0;['PID data'.B85] - ['PID data'.$D$2];&quot;&quot;)" office:value-type="float" office:value="0.195759">
            <text:p>0.20</text:p>
          </table:table-cell>
          <table:table-cell office:value-type="float" office:value="-0.40635">
            <text:p>-0.40635</text:p>
          </table:table-cell>
          <table:table-cell office:value-type="float" office:value="-1.120185">
            <text:p>-1.120185</text:p>
          </table:table-cell>
          <table:table-cell office:value-type="float" office:value="-3.968889">
            <text:p>-3.968889</text:p>
          </table:table-cell>
          <table:table-cell table:number-columns-repeated="1017"/>
        </table:table-row>
        <table:table-row table:style-name="ro1">
          <table:table-cell office:value-type="float" office:value="45968">
            <text:p>45,968</text:p>
          </table:table-cell>
          <table:table-cell office:value-type="float" office:value="-81.358823">
            <text:p>-81.358823</text:p>
          </table:table-cell>
          <table:table-cell table:style-name="ce5" table:formula="of:=IF(['PID data'.A86]&lt;&gt;0;['PID data'.A86]/1000;&quot;&quot;)" office:value-type="float" office:value="10.555933">
            <text:p>10.556</text:p>
          </table:table-cell>
          <table:table-cell table:style-name="ce6" table:formula="of:=IF(['PID data'.A86]&lt;&gt;0;['PID data'.B86] - ['PID data'.$D$2];&quot;&quot;)" office:value-type="float" office:value="0.20694">
            <text:p>0.21</text:p>
          </table:table-cell>
          <table:table-cell office:value-type="float" office:value="-0.307361">
            <text:p>-0.307361</text:p>
          </table:table-cell>
          <table:table-cell office:value-type="float" office:value="-1.08678">
            <text:p>-1.08678</text:p>
          </table:table-cell>
          <table:table-cell office:value-type="float" office:value="-3.891917">
            <text:p>-3.891917</text:p>
          </table:table-cell>
          <table:table-cell table:number-columns-repeated="1017"/>
        </table:table-row>
        <table:table-row table:style-name="ro1">
          <table:table-cell office:value-type="float" office:value="45988">
            <text:p>45,988</text:p>
          </table:table-cell>
          <table:table-cell office:value-type="float" office:value="-81.313806">
            <text:p>-81.313806</text:p>
          </table:table-cell>
          <table:table-cell table:style-name="ce5" table:formula="of:=IF(['PID data'.A87]&lt;&gt;0;['PID data'.A87]/1000;&quot;&quot;)" office:value-type="float" office:value="10.555943">
            <text:p>10.556</text:p>
          </table:table-cell>
          <table:table-cell table:style-name="ce6" table:formula="of:=IF(['PID data'.A87]&lt;&gt;0;['PID data'.B87] - ['PID data'.$D$2];&quot;&quot;)" office:value-type="float" office:value="0.229064">
            <text:p>0.23</text:p>
          </table:table-cell>
          <table:table-cell office:value-type="float" office:value="-0.225096">
            <text:p>-0.225096</text:p>
          </table:table-cell>
          <table:table-cell office:value-type="float" office:value="-1.055499">
            <text:p>-1.055499</text:p>
          </table:table-cell>
          <table:table-cell office:value-type="float" office:value="-3.786447">
            <text:p>-3.786447</text:p>
          </table:table-cell>
          <table:table-cell table:number-columns-repeated="1017"/>
        </table:table-row>
        <table:table-row table:style-name="ro1">
          <table:table-cell office:value-type="float" office:value="46008">
            <text:p>46,008</text:p>
          </table:table-cell>
          <table:table-cell office:value-type="float" office:value="-81.264372">
            <text:p>-81.264372</text:p>
          </table:table-cell>
          <table:table-cell table:style-name="ce5" table:formula="of:=IF(['PID data'.A88]&lt;&gt;0;['PID data'.A88]/1000;&quot;&quot;)" office:value-type="float" office:value="10.555943">
            <text:p>10.556</text:p>
          </table:table-cell>
          <table:table-cell table:style-name="ce6" table:formula="of:=IF(['PID data'.A88]&lt;&gt;0;['PID data'.B88] - ['PID data'.$D$2];&quot;&quot;)" office:value-type="float" office:value="0.229064">
            <text:p>0.23</text:p>
          </table:table-cell>
          <table:table-cell office:value-type="float" office:value="-0.176666">
            <text:p>-0.176666</text:p>
          </table:table-cell>
          <table:table-cell office:value-type="float" office:value="-1.008113">
            <text:p>-1.008113</text:p>
          </table:table-cell>
          <table:table-cell office:value-type="float" office:value="-3.751202">
            <text:p>-3.751202</text:p>
          </table:table-cell>
          <table:table-cell table:number-columns-repeated="1017"/>
        </table:table-row>
        <table:table-row table:style-name="ro1">
          <table:table-cell office:value-type="float" office:value="46028">
            <text:p>46,028</text:p>
          </table:table-cell>
          <table:table-cell office:value-type="float" office:value="-81.249725">
            <text:p>-81.249725</text:p>
          </table:table-cell>
          <table:table-cell table:style-name="ce5" table:formula="of:=IF(['PID data'.A89]&lt;&gt;0;['PID data'.A89]/1000;&quot;&quot;)" office:value-type="float" office:value="10.555963">
            <text:p>10.556</text:p>
          </table:table-cell>
          <table:table-cell table:style-name="ce6" table:formula="of:=IF(['PID data'.A89]&lt;&gt;0;['PID data'.B89] - ['PID data'.$D$2];&quot;&quot;)" office:value-type="float" office:value="0.235153">
            <text:p>0.24</text:p>
          </table:table-cell>
          <table:table-cell office:value-type="float" office:value="-0.120467">
            <text:p>-0.120467</text:p>
          </table:table-cell>
          <table:table-cell office:value-type="float" office:value="-0.931911">
            <text:p>-0.931911</text:p>
          </table:table-cell>
          <table:table-cell office:value-type="float" office:value="-3.683426">
            <text:p>-3.683426</text:p>
          </table:table-cell>
          <table:table-cell table:number-columns-repeated="1017"/>
        </table:table-row>
        <table:table-row table:style-name="ro1">
          <table:table-cell office:value-type="float" office:value="46048">
            <text:p>46,048</text:p>
          </table:table-cell>
          <table:table-cell office:value-type="float" office:value="-81.27077">
            <text:p>-81.27077</text:p>
          </table:table-cell>
          <table:table-cell table:style-name="ce5" table:formula="of:=IF(['PID data'.A90]&lt;&gt;0;['PID data'.A90]/1000;&quot;&quot;)" office:value-type="float" office:value="10.555973">
            <text:p>10.556</text:p>
          </table:table-cell>
          <table:table-cell table:style-name="ce6" table:formula="of:=IF(['PID data'.A90]&lt;&gt;0;['PID data'.B90] - ['PID data'.$D$2];&quot;&quot;)" office:value-type="float" office:value="0.259424">
            <text:p>0.26</text:p>
          </table:table-cell>
          <table:table-cell office:value-type="float" office:value="-0.094455">
            <text:p>-0.094455</text:p>
          </table:table-cell>
          <table:table-cell office:value-type="float" office:value="-0.861534">
            <text:p>-0.861534</text:p>
          </table:table-cell>
          <table:table-cell office:value-type="float" office:value="-3.599773">
            <text:p>-3.599773</text:p>
          </table:table-cell>
          <table:table-cell table:number-columns-repeated="1017"/>
        </table:table-row>
        <table:table-row table:style-name="ro1">
          <table:table-cell office:value-type="float" office:value="46068">
            <text:p>46,068</text:p>
          </table:table-cell>
          <table:table-cell office:value-type="float" office:value="-81.291996">
            <text:p>-81.291996</text:p>
          </table:table-cell>
          <table:table-cell table:style-name="ce5" table:formula="of:=IF(['PID data'.A91]&lt;&gt;0;['PID data'.A91]/1000;&quot;&quot;)" office:value-type="float" office:value="10.555973">
            <text:p>10.556</text:p>
          </table:table-cell>
          <table:table-cell table:style-name="ce6" table:formula="of:=IF(['PID data'.A91]&lt;&gt;0;['PID data'.B91] - ['PID data'.$D$2];&quot;&quot;)" office:value-type="float" office:value="0.259424">
            <text:p>0.26</text:p>
          </table:table-cell>
          <table:table-cell office:value-type="float" office:value="-0.106675">
            <text:p>-0.106675</text:p>
          </table:table-cell>
          <table:table-cell office:value-type="float" office:value="-0.867879">
            <text:p>-0.867879</text:p>
          </table:table-cell>
          <table:table-cell office:value-type="float" office:value="-3.560109">
            <text:p>-3.560109</text:p>
          </table:table-cell>
          <table:table-cell table:number-columns-repeated="1017"/>
        </table:table-row>
        <table:table-row table:style-name="ro1">
          <table:table-cell office:value-type="float" office:value="46088">
            <text:p>46,088</text:p>
          </table:table-cell>
          <table:table-cell office:value-type="float" office:value="-81.307502">
            <text:p>-81.307502</text:p>
          </table:table-cell>
          <table:table-cell table:style-name="ce5" table:formula="of:=IF(['PID data'.A92]&lt;&gt;0;['PID data'.A92]/1000;&quot;&quot;)" office:value-type="float" office:value="10.555983">
            <text:p>10.556</text:p>
          </table:table-cell>
          <table:table-cell table:style-name="ce6" table:formula="of:=IF(['PID data'.A92]&lt;&gt;0;['PID data'.B92] - ['PID data'.$D$2];&quot;&quot;)" office:value-type="float" office:value="0.266715">
            <text:p>0.27</text:p>
          </table:table-cell>
          <table:table-cell office:value-type="float" office:value="-0.105245">
            <text:p>-0.105245</text:p>
          </table:table-cell>
          <table:table-cell office:value-type="float" office:value="-0.895595">
            <text:p>-0.895595</text:p>
          </table:table-cell>
          <table:table-cell office:value-type="float" office:value="-3.501434">
            <text:p>-3.501434</text:p>
          </table:table-cell>
          <table:table-cell table:number-columns-repeated="1017"/>
        </table:table-row>
        <table:table-row table:style-name="ro1">
          <table:table-cell office:value-type="float" office:value="46108">
            <text:p>46,108</text:p>
          </table:table-cell>
          <table:table-cell office:value-type="float" office:value="-81.320344">
            <text:p>-81.320344</text:p>
          </table:table-cell>
          <table:table-cell table:style-name="ce5" table:formula="of:=IF(['PID data'.A93]&lt;&gt;0;['PID data'.A93]/1000;&quot;&quot;)" office:value-type="float" office:value="10.555983">
            <text:p>10.556</text:p>
          </table:table-cell>
          <table:table-cell table:style-name="ce6" table:formula="of:=IF(['PID data'.A93]&lt;&gt;0;['PID data'.B93] - ['PID data'.$D$2];&quot;&quot;)" office:value-type="float" office:value="0.266715">
            <text:p>0.27</text:p>
          </table:table-cell>
          <table:table-cell office:value-type="float" office:value="-0.115367">
            <text:p>-0.115367</text:p>
          </table:table-cell>
          <table:table-cell office:value-type="float" office:value="-0.96119">
            <text:p>-0.96119</text:p>
          </table:table-cell>
          <table:table-cell office:value-type="float" office:value="-3.418359">
            <text:p>-3.418359</text:p>
          </table:table-cell>
          <table:table-cell table:number-columns-repeated="1017"/>
        </table:table-row>
        <table:table-row table:style-name="ro1">
          <table:table-cell office:value-type="float" office:value="46128">
            <text:p>46,128</text:p>
          </table:table-cell>
          <table:table-cell office:value-type="float" office:value="-81.343671">
            <text:p>-81.343671</text:p>
          </table:table-cell>
          <table:table-cell table:style-name="ce5" table:formula="of:=IF(['PID data'.A94]&lt;&gt;0;['PID data'.A94]/1000;&quot;&quot;)" office:value-type="float" office:value="10.556013">
            <text:p>10.556</text:p>
          </table:table-cell>
          <table:table-cell table:style-name="ce6" table:formula="of:=IF(['PID data'.A94]&lt;&gt;0;['PID data'.B94] - ['PID data'.$D$2];&quot;&quot;)" office:value-type="float" office:value="0.204829">
            <text:p>0.20</text:p>
          </table:table-cell>
          <table:table-cell office:value-type="float" office:value="-0.16813">
            <text:p>-0.16813</text:p>
          </table:table-cell>
          <table:table-cell office:value-type="float" office:value="-1.043081">
            <text:p>-1.043081</text:p>
          </table:table-cell>
          <table:table-cell office:value-type="float" office:value="-3.39422">
            <text:p>-3.39422</text:p>
          </table:table-cell>
          <table:table-cell table:number-columns-repeated="1017"/>
        </table:table-row>
        <table:table-row table:style-name="ro1">
          <table:table-cell office:value-type="float" office:value="46148">
            <text:p>46,148</text:p>
          </table:table-cell>
          <table:table-cell office:value-type="float" office:value="-81.366287">
            <text:p>-81.366287</text:p>
          </table:table-cell>
          <table:table-cell table:style-name="ce5" table:formula="of:=IF(['PID data'.A95]&lt;&gt;0;['PID data'.A95]/1000;&quot;&quot;)" office:value-type="float" office:value="10.556023">
            <text:p>10.556</text:p>
          </table:table-cell>
          <table:table-cell table:style-name="ce6" table:formula="of:=IF(['PID data'.A95]&lt;&gt;0;['PID data'.B95] - ['PID data'.$D$2];&quot;&quot;)" office:value-type="float" office:value="0.16343">
            <text:p>0.16</text:p>
          </table:table-cell>
          <table:table-cell office:value-type="float" office:value="-0.263985">
            <text:p>-0.263985</text:p>
          </table:table-cell>
          <table:table-cell office:value-type="float" office:value="-1.039863">
            <text:p>-1.039863</text:p>
          </table:table-cell>
          <table:table-cell office:value-type="float" office:value="-3.360624">
            <text:p>-3.360624</text:p>
          </table:table-cell>
          <table:table-cell table:number-columns-repeated="1017"/>
        </table:table-row>
        <table:table-row table:style-name="ro1">
          <table:table-cell office:value-type="float" office:value="46168">
            <text:p>46,168</text:p>
          </table:table-cell>
          <table:table-cell office:value-type="float" office:value="-81.398447">
            <text:p>-81.398447</text:p>
          </table:table-cell>
          <table:table-cell table:style-name="ce5" table:formula="of:=IF(['PID data'.A96]&lt;&gt;0;['PID data'.A96]/1000;&quot;&quot;)" office:value-type="float" office:value="10.556023">
            <text:p>10.556</text:p>
          </table:table-cell>
          <table:table-cell table:style-name="ce6" table:formula="of:=IF(['PID data'.A96]&lt;&gt;0;['PID data'.B96] - ['PID data'.$D$2];&quot;&quot;)" office:value-type="float" office:value="0.16343">
            <text:p>0.16</text:p>
          </table:table-cell>
          <table:table-cell office:value-type="float" office:value="-0.372211">
            <text:p>-0.372211</text:p>
          </table:table-cell>
          <table:table-cell office:value-type="float" office:value="-1.025093">
            <text:p>-1.025093</text:p>
          </table:table-cell>
          <table:table-cell office:value-type="float" office:value="-3.286133">
            <text:p>-3.286133</text:p>
          </table:table-cell>
          <table:table-cell table:number-columns-repeated="1017"/>
        </table:table-row>
        <table:table-row table:style-name="ro1">
          <table:table-cell office:value-type="float" office:value="46188">
            <text:p>46,188</text:p>
          </table:table-cell>
          <table:table-cell office:value-type="float" office:value="-81.42878">
            <text:p>-81.42878</text:p>
          </table:table-cell>
          <table:table-cell table:style-name="ce5" table:formula="of:=IF(['PID data'.A97]&lt;&gt;0;['PID data'.A97]/1000;&quot;&quot;)" office:value-type="float" office:value="10.556023">
            <text:p>10.556</text:p>
          </table:table-cell>
          <table:table-cell table:style-name="ce6" table:formula="of:=IF(['PID data'.A97]&lt;&gt;0;['PID data'.B97] - ['PID data'.$D$2];&quot;&quot;)" office:value-type="float" office:value="0.16343">
            <text:p>0.16</text:p>
          </table:table-cell>
          <table:table-cell office:value-type="float" office:value="-0.531319">
            <text:p>-0.531319</text:p>
          </table:table-cell>
          <table:table-cell office:value-type="float" office:value="-0.925822">
            <text:p>-0.925822</text:p>
          </table:table-cell>
          <table:table-cell office:value-type="float" office:value="-3.259519">
            <text:p>-3.259519</text:p>
          </table:table-cell>
          <table:table-cell table:number-columns-repeated="1017"/>
        </table:table-row>
        <table:table-row table:style-name="ro1">
          <table:table-cell office:value-type="float" office:value="46208">
            <text:p>46,208</text:p>
          </table:table-cell>
          <table:table-cell office:value-type="float" office:value="-81.424355">
            <text:p>-81.424355</text:p>
          </table:table-cell>
          <table:table-cell table:style-name="ce5" table:formula="of:=IF(['PID data'.A98]&lt;&gt;0;['PID data'.A98]/1000;&quot;&quot;)" office:value-type="float" office:value="10.556053">
            <text:p>10.556</text:p>
          </table:table-cell>
          <table:table-cell table:style-name="ce6" table:formula="of:=IF(['PID data'.A98]&lt;&gt;0;['PID data'.B98] - ['PID data'.$D$2];&quot;&quot;)" office:value-type="float" office:value="0.115965">
            <text:p>0.12</text:p>
          </table:table-cell>
          <table:table-cell office:value-type="float" office:value="-0.662776">
            <text:p>-0.662776</text:p>
          </table:table-cell>
          <table:table-cell office:value-type="float" office:value="-0.765378">
            <text:p>-0.765378</text:p>
          </table:table-cell>
          <table:table-cell office:value-type="float" office:value="-3.208643">
            <text:p>-3.208643</text:p>
          </table:table-cell>
          <table:table-cell table:number-columns-repeated="1017"/>
        </table:table-row>
        <table:table-row table:style-name="ro1">
          <table:table-cell office:value-type="float" office:value="46228">
            <text:p>46,228</text:p>
          </table:table-cell>
          <table:table-cell office:value-type="float" office:value="-81.414394">
            <text:p>-81.414394</text:p>
          </table:table-cell>
          <table:table-cell table:style-name="ce5" table:formula="of:=IF(['PID data'.A99]&lt;&gt;0;['PID data'.A99]/1000;&quot;&quot;)" office:value-type="float" office:value="10.556063">
            <text:p>10.556</text:p>
          </table:table-cell>
          <table:table-cell table:style-name="ce6" table:formula="of:=IF(['PID data'.A99]&lt;&gt;0;['PID data'.B99] - ['PID data'.$D$2];&quot;&quot;)" office:value-type="float" office:value="0.113779">
            <text:p>0.11</text:p>
          </table:table-cell>
          <table:table-cell office:value-type="float" office:value="-0.745491">
            <text:p>-0.745491</text:p>
          </table:table-cell>
          <table:table-cell office:value-type="float" office:value="-0.622362">
            <text:p>-0.622362</text:p>
          </table:table-cell>
          <table:table-cell office:value-type="float" office:value="-3.138202">
            <text:p>-3.138202</text:p>
          </table:table-cell>
          <table:table-cell table:number-columns-repeated="1017"/>
        </table:table-row>
        <table:table-row table:style-name="ro1">
          <table:table-cell office:value-type="float" office:value="46248">
            <text:p>46,248</text:p>
          </table:table-cell>
          <table:table-cell office:value-type="float" office:value="-81.369567">
            <text:p>-81.369567</text:p>
          </table:table-cell>
          <table:table-cell table:style-name="ce5" table:formula="of:=IF(['PID data'.A100]&lt;&gt;0;['PID data'.A100]/1000;&quot;&quot;)" office:value-type="float" office:value="10.556063">
            <text:p>10.556</text:p>
          </table:table-cell>
          <table:table-cell table:style-name="ce6" table:formula="of:=IF(['PID data'.A100]&lt;&gt;0;['PID data'.B100] - ['PID data'.$D$2];&quot;&quot;)" office:value-type="float" office:value="0.113779">
            <text:p>0.11</text:p>
          </table:table-cell>
          <table:table-cell office:value-type="float" office:value="-0.802768">
            <text:p>-0.802768</text:p>
          </table:table-cell>
          <table:table-cell office:value-type="float" office:value="-0.483717">
            <text:p>-0.483717</text:p>
          </table:table-cell>
          <table:table-cell office:value-type="float" office:value="-3.107667">
            <text:p>-3.107667</text:p>
          </table:table-cell>
          <table:table-cell table:number-columns-repeated="1017"/>
        </table:table-row>
        <table:table-row table:style-name="ro1">
          <table:table-cell office:value-type="float" office:value="46268">
            <text:p>46,268</text:p>
          </table:table-cell>
          <table:table-cell office:value-type="float" office:value="-81.323553">
            <text:p>-81.323553</text:p>
          </table:table-cell>
          <table:table-cell table:style-name="ce5" table:formula="of:=IF(['PID data'.A101]&lt;&gt;0;['PID data'.A101]/1000;&quot;&quot;)" office:value-type="float" office:value="10.556083">
            <text:p>10.556</text:p>
          </table:table-cell>
          <table:table-cell table:style-name="ce6" table:formula="of:=IF(['PID data'.A101]&lt;&gt;0;['PID data'.B101] - ['PID data'.$D$2];&quot;&quot;)" office:value-type="float" office:value="0.149323">
            <text:p>0.15</text:p>
          </table:table-cell>
          <table:table-cell office:value-type="float" office:value="-0.761779">
            <text:p>-0.761779</text:p>
          </table:table-cell>
          <table:table-cell office:value-type="float" office:value="-0.409355">
            <text:p>-0.409355</text:p>
          </table:table-cell>
          <table:table-cell office:value-type="float" office:value="-3.039124">
            <text:p>-3.039124</text:p>
          </table:table-cell>
          <table:table-cell table:number-columns-repeated="1017"/>
        </table:table-row>
        <table:table-row table:style-name="ro1">
          <table:table-cell office:value-type="float" office:value="46288">
            <text:p>46,288</text:p>
          </table:table-cell>
          <table:table-cell office:value-type="float" office:value="-81.300697">
            <text:p>-81.300697</text:p>
          </table:table-cell>
          <table:table-cell table:style-name="ce5" table:formula="of:=IF(['PID data'.A102]&lt;&gt;0;['PID data'.A102]/1000;&quot;&quot;)" office:value-type="float" office:value="10.556093">
            <text:p>10.556</text:p>
          </table:table-cell>
          <table:table-cell table:style-name="ce6" table:formula="of:=IF(['PID data'.A102]&lt;&gt;0;['PID data'.B102] - ['PID data'.$D$2];&quot;&quot;)" office:value-type="float" office:value="0.156573">
            <text:p>0.16</text:p>
          </table:table-cell>
          <table:table-cell office:value-type="float" office:value="-0.679828">
            <text:p>-0.679828</text:p>
          </table:table-cell>
          <table:table-cell office:value-type="float" office:value="-0.322654">
            <text:p>-0.322654</text:p>
          </table:table-cell>
          <table:table-cell office:value-type="float" office:value="-2.987044">
            <text:p>-2.987044</text:p>
          </table:table-cell>
          <table:table-cell table:number-columns-repeated="1017"/>
        </table:table-row>
        <table:table-row table:style-name="ro1">
          <table:table-cell office:value-type="float" office:value="46308">
            <text:p>46,308</text:p>
          </table:table-cell>
          <table:table-cell office:value-type="float" office:value="-81.284315">
            <text:p>-81.284315</text:p>
          </table:table-cell>
          <table:table-cell table:style-name="ce5" table:formula="of:=IF(['PID data'.A103]&lt;&gt;0;['PID data'.A103]/1000;&quot;&quot;)" office:value-type="float" office:value="10.556103">
            <text:p>10.556</text:p>
          </table:table-cell>
          <table:table-cell table:style-name="ce6" table:formula="of:=IF(['PID data'.A103]&lt;&gt;0;['PID data'.B103] - ['PID data'.$D$2];&quot;&quot;)" office:value-type="float" office:value="0.180881">
            <text:p>0.18</text:p>
          </table:table-cell>
          <table:table-cell office:value-type="float" office:value="-0.573297">
            <text:p>-0.573297</text:p>
          </table:table-cell>
          <table:table-cell office:value-type="float" office:value="-0.281663">
            <text:p>-0.281663</text:p>
          </table:table-cell>
          <table:table-cell office:value-type="float" office:value="-2.948313">
            <text:p>-2.948313</text:p>
          </table:table-cell>
          <table:table-cell table:number-columns-repeated="1017"/>
        </table:table-row>
        <table:table-row table:style-name="ro1">
          <table:table-cell office:value-type="float" office:value="46328">
            <text:p>46,328</text:p>
          </table:table-cell>
          <table:table-cell office:value-type="float" office:value="-81.275534">
            <text:p>-81.275534</text:p>
          </table:table-cell>
          <table:table-cell table:style-name="ce5" table:formula="of:=IF(['PID data'.A104]&lt;&gt;0;['PID data'.A104]/1000;&quot;&quot;)" office:value-type="float" office:value="10.556113">
            <text:p>10.556</text:p>
          </table:table-cell>
          <table:table-cell table:style-name="ce6" table:formula="of:=IF(['PID data'.A104]&lt;&gt;0;['PID data'.B104] - ['PID data'.$D$2];&quot;&quot;)" office:value-type="float" office:value="0.192352">
            <text:p>0.19</text:p>
          </table:table-cell>
          <table:table-cell office:value-type="float" office:value="-0.458671">
            <text:p>-0.458671</text:p>
          </table:table-cell>
          <table:table-cell office:value-type="float" office:value="-0.298838">
            <text:p>-0.298838</text:p>
          </table:table-cell>
          <table:table-cell office:value-type="float" office:value="-2.870343">
            <text:p>-2.870343</text:p>
          </table:table-cell>
          <table:table-cell table:number-columns-repeated="1017"/>
        </table:table-row>
        <table:table-row table:style-name="ro1">
          <table:table-cell office:value-type="float" office:value="46348">
            <text:p>46,348</text:p>
          </table:table-cell>
          <table:table-cell office:value-type="float" office:value="-81.269017">
            <text:p>-81.269017</text:p>
          </table:table-cell>
          <table:table-cell table:style-name="ce5" table:formula="of:=IF(['PID data'.A105]&lt;&gt;0;['PID data'.A105]/1000;&quot;&quot;)" office:value-type="float" office:value="10.556123">
            <text:p>10.556</text:p>
          </table:table-cell>
          <table:table-cell table:style-name="ce6" table:formula="of:=IF(['PID data'.A105]&lt;&gt;0;['PID data'.B105] - ['PID data'.$D$2];&quot;&quot;)" office:value-type="float" office:value="0.185648">
            <text:p>0.19</text:p>
          </table:table-cell>
          <table:table-cell office:value-type="float" office:value="-0.351315">
            <text:p>-0.351315</text:p>
          </table:table-cell>
          <table:table-cell office:value-type="float" office:value="-0.290552">
            <text:p>-0.290552</text:p>
          </table:table-cell>
          <table:table-cell office:value-type="float" office:value="-2.789411">
            <text:p>-2.789411</text:p>
          </table:table-cell>
          <table:table-cell table:number-columns-repeated="1017"/>
        </table:table-row>
        <table:table-row table:style-name="ro1">
          <table:table-cell office:value-type="float" office:value="46368">
            <text:p>46,368</text:p>
          </table:table-cell>
          <table:table-cell office:value-type="float" office:value="-81.286018">
            <text:p>-81.286018</text:p>
          </table:table-cell>
          <table:table-cell table:style-name="ce5" table:formula="of:=IF(['PID data'.A106]&lt;&gt;0;['PID data'.A106]/1000;&quot;&quot;)" office:value-type="float" office:value="10.556133">
            <text:p>10.556</text:p>
          </table:table-cell>
          <table:table-cell table:style-name="ce6" table:formula="of:=IF(['PID data'.A106]&lt;&gt;0;['PID data'.B106] - ['PID data'.$D$2];&quot;&quot;)" office:value-type="float" office:value="0.200431">
            <text:p>0.20</text:p>
          </table:table-cell>
          <table:table-cell office:value-type="float" office:value="-0.28199">
            <text:p>-0.28199</text:p>
          </table:table-cell>
          <table:table-cell office:value-type="float" office:value="-0.358937">
            <text:p>-0.358937</text:p>
          </table:table-cell>
          <table:table-cell office:value-type="float" office:value="-2.733323">
            <text:p>-2.733323</text:p>
          </table:table-cell>
          <table:table-cell table:number-columns-repeated="1017"/>
        </table:table-row>
        <table:table-row table:style-name="ro1">
          <table:table-cell office:value-type="float" office:value="46388">
            <text:p>46,388</text:p>
          </table:table-cell>
          <table:table-cell office:value-type="float" office:value="-81.30525">
            <text:p>-81.30525</text:p>
          </table:table-cell>
          <table:table-cell table:style-name="ce5" table:formula="of:=IF(['PID data'.A107]&lt;&gt;0;['PID data'.A107]/1000;&quot;&quot;)" office:value-type="float" office:value="10.556143">
            <text:p>10.556</text:p>
          </table:table-cell>
          <table:table-cell table:style-name="ce6" table:formula="of:=IF(['PID data'.A107]&lt;&gt;0;['PID data'.B107] - ['PID data'.$D$2];&quot;&quot;)" office:value-type="float" office:value="0.228237">
            <text:p>0.23</text:p>
          </table:table-cell>
          <table:table-cell office:value-type="float" office:value="-0.282526">
            <text:p>-0.282526</text:p>
          </table:table-cell>
          <table:table-cell office:value-type="float" office:value="-0.464396">
            <text:p>-0.464396</text:p>
          </table:table-cell>
          <table:table-cell office:value-type="float" office:value="-2.665159">
            <text:p>-2.665159</text:p>
          </table:table-cell>
          <table:table-cell table:number-columns-repeated="1017"/>
        </table:table-row>
        <table:table-row table:style-name="ro1">
          <table:table-cell office:value-type="float" office:value="46408">
            <text:p>46,408</text:p>
          </table:table-cell>
          <table:table-cell office:value-type="float" office:value="-81.290957">
            <text:p>-81.290957</text:p>
          </table:table-cell>
          <table:table-cell table:style-name="ce5" table:formula="of:=IF(['PID data'.A108]&lt;&gt;0;['PID data'.A108]/1000;&quot;&quot;)" office:value-type="float" office:value="10.556153">
            <text:p>10.556</text:p>
          </table:table-cell>
          <table:table-cell table:style-name="ce6" table:formula="of:=IF(['PID data'.A108]&lt;&gt;0;['PID data'.B108] - ['PID data'.$D$2];&quot;&quot;)" office:value-type="float" office:value="0.255583">
            <text:p>0.26</text:p>
          </table:table-cell>
          <table:table-cell office:value-type="float" office:value="-0.294685">
            <text:p>-0.294685</text:p>
          </table:table-cell>
          <table:table-cell office:value-type="float" office:value="-0.533067">
            <text:p>-0.533067</text:p>
          </table:table-cell>
          <table:table-cell office:value-type="float" office:value="-2.586344">
            <text:p>-2.586344</text:p>
          </table:table-cell>
          <table:table-cell table:number-columns-repeated="1017"/>
        </table:table-row>
        <table:table-row table:style-name="ro1">
          <table:table-cell office:value-type="float" office:value="46428">
            <text:p>46,428</text:p>
          </table:table-cell>
          <table:table-cell office:value-type="float" office:value="-81.272407">
            <text:p>-81.272407</text:p>
          </table:table-cell>
          <table:table-cell table:style-name="ce5" table:formula="of:=IF(['PID data'.A109]&lt;&gt;0;['PID data'.A109]/1000;&quot;&quot;)" office:value-type="float" office:value="10.556153">
            <text:p>10.556</text:p>
          </table:table-cell>
          <table:table-cell table:style-name="ce6" table:formula="of:=IF(['PID data'.A109]&lt;&gt;0;['PID data'.B109] - ['PID data'.$D$2];&quot;&quot;)" office:value-type="float" office:value="0.255583">
            <text:p>0.26</text:p>
          </table:table-cell>
          <table:table-cell office:value-type="float" office:value="-0.355534">
            <text:p>-0.355534</text:p>
          </table:table-cell>
          <table:table-cell office:value-type="float" office:value="-0.594918">
            <text:p>-0.594918</text:p>
          </table:table-cell>
          <table:table-cell office:value-type="float" office:value="-2.531724">
            <text:p>-2.531724</text:p>
          </table:table-cell>
          <table:table-cell table:number-columns-repeated="1017"/>
        </table:table-row>
        <table:table-row table:style-name="ro1">
          <table:table-cell office:value-type="float" office:value="46448">
            <text:p>46,448</text:p>
          </table:table-cell>
          <table:table-cell office:value-type="float" office:value="-81.249666">
            <text:p>-81.249666</text:p>
          </table:table-cell>
          <table:table-cell table:style-name="ce5" table:formula="of:=IF(['PID data'.A110]&lt;&gt;0;['PID data'.A110]/1000;&quot;&quot;)" office:value-type="float" office:value="10.556173">
            <text:p>10.556</text:p>
          </table:table-cell>
          <table:table-cell table:style-name="ce6" table:formula="of:=IF(['PID data'.A110]&lt;&gt;0;['PID data'.B110] - ['PID data'.$D$2];&quot;&quot;)" office:value-type="float" office:value="0.301971">
            <text:p>0.30</text:p>
          </table:table-cell>
          <table:table-cell office:value-type="float" office:value="-0.459512">
            <text:p>-0.459512</text:p>
          </table:table-cell>
          <table:table-cell office:value-type="float" office:value="-0.713716">
            <text:p>-0.713716</text:p>
          </table:table-cell>
          <table:table-cell office:value-type="float" office:value="-2.458347">
            <text:p>-2.458347</text:p>
          </table:table-cell>
          <table:table-cell table:number-columns-repeated="1017"/>
        </table:table-row>
        <table:table-row table:style-name="ro1">
          <table:table-cell office:value-type="float" office:value="46468">
            <text:p>46,468</text:p>
          </table:table-cell>
          <table:table-cell office:value-type="float" office:value="-81.223572">
            <text:p>-81.223572</text:p>
          </table:table-cell>
          <table:table-cell table:style-name="ce5" table:formula="of:=IF(['PID data'.A111]&lt;&gt;0;['PID data'.A111]/1000;&quot;&quot;)" office:value-type="float" office:value="10.556183">
            <text:p>10.556</text:p>
          </table:table-cell>
          <table:table-cell table:style-name="ce6" table:formula="of:=IF(['PID data'.A111]&lt;&gt;0;['PID data'.B111] - ['PID data'.$D$2];&quot;&quot;)" office:value-type="float" office:value="0.334367">
            <text:p>0.33</text:p>
          </table:table-cell>
          <table:table-cell office:value-type="float" office:value="-0.488351">
            <text:p>-0.488351</text:p>
          </table:table-cell>
          <table:table-cell office:value-type="float" office:value="-0.728593">
            <text:p>-0.728593</text:p>
          </table:table-cell>
          <table:table-cell office:value-type="float" office:value="-2.390261">
            <text:p>-2.390261</text:p>
          </table:table-cell>
          <table:table-cell table:number-columns-repeated="1017"/>
        </table:table-row>
        <table:table-row table:style-name="ro1">
          <table:table-cell office:value-type="float" office:value="46488">
            <text:p>46,488</text:p>
          </table:table-cell>
          <table:table-cell office:value-type="float" office:value="-81.208313">
            <text:p>-81.208313</text:p>
          </table:table-cell>
          <table:table-cell table:style-name="ce5" table:formula="of:=IF(['PID data'.A112]&lt;&gt;0;['PID data'.A112]/1000;&quot;&quot;)" office:value-type="float" office:value="10.556193">
            <text:p>10.556</text:p>
          </table:table-cell>
          <table:table-cell table:style-name="ce6" table:formula="of:=IF(['PID data'.A112]&lt;&gt;0;['PID data'.B112] - ['PID data'.$D$2];&quot;&quot;)" office:value-type="float" office:value="0.342509">
            <text:p>0.34</text:p>
          </table:table-cell>
          <table:table-cell office:value-type="float" office:value="-0.49288">
            <text:p>-0.49288</text:p>
          </table:table-cell>
          <table:table-cell office:value-type="float" office:value="-0.824911">
            <text:p>-0.824911</text:p>
          </table:table-cell>
          <table:table-cell office:value-type="float" office:value="-2.296775">
            <text:p>-2.296775</text:p>
          </table:table-cell>
          <table:table-cell table:number-columns-repeated="1017"/>
        </table:table-row>
        <table:table-row table:style-name="ro1">
          <table:table-cell office:value-type="float" office:value="46508">
            <text:p>46,508</text:p>
          </table:table-cell>
          <table:table-cell office:value-type="float" office:value="-81.204578">
            <text:p>-81.204578</text:p>
          </table:table-cell>
          <table:table-cell table:style-name="ce5" table:formula="of:=IF(['PID data'.A113]&lt;&gt;0;['PID data'.A113]/1000;&quot;&quot;)" office:value-type="float" office:value="10.556203">
            <text:p>10.556</text:p>
          </table:table-cell>
          <table:table-cell table:style-name="ce6" table:formula="of:=IF(['PID data'.A113]&lt;&gt;0;['PID data'.B113] - ['PID data'.$D$2];&quot;&quot;)" office:value-type="float" office:value="0.345229">
            <text:p>0.35</text:p>
          </table:table-cell>
          <table:table-cell office:value-type="float" office:value="-0.475434">
            <text:p>-0.475434</text:p>
          </table:table-cell>
          <table:table-cell office:value-type="float" office:value="-0.9627">
            <text:p>-0.9627</text:p>
          </table:table-cell>
          <table:table-cell office:value-type="float" office:value="-2.230033">
            <text:p>-2.230033</text:p>
          </table:table-cell>
          <table:table-cell table:number-columns-repeated="1017"/>
        </table:table-row>
        <table:table-row table:style-name="ro1">
          <table:table-cell office:value-type="float" office:value="46528">
            <text:p>46,528</text:p>
          </table:table-cell>
          <table:table-cell office:value-type="float" office:value="-81.201731">
            <text:p>-81.201731</text:p>
          </table:table-cell>
          <table:table-cell table:style-name="ce5" table:formula="of:=IF(['PID data'.A114]&lt;&gt;0;['PID data'.A114]/1000;&quot;&quot;)" office:value-type="float" office:value="10.556213">
            <text:p>10.556</text:p>
          </table:table-cell>
          <table:table-cell table:style-name="ce6" table:formula="of:=IF(['PID data'.A114]&lt;&gt;0;['PID data'.B114] - ['PID data'.$D$2];&quot;&quot;)" office:value-type="float" office:value="0.343225">
            <text:p>0.34</text:p>
          </table:table-cell>
          <table:table-cell office:value-type="float" office:value="-0.437235">
            <text:p>-0.437235</text:p>
          </table:table-cell>
          <table:table-cell office:value-type="float" office:value="-0.989937">
            <text:p>-0.989937</text:p>
          </table:table-cell>
          <table:table-cell office:value-type="float" office:value="-2.18666">
            <text:p>-2.18666</text:p>
          </table:table-cell>
          <table:table-cell table:number-columns-repeated="1017"/>
        </table:table-row>
        <table:table-row table:style-name="ro1">
          <table:table-cell office:value-type="float" office:value="46548">
            <text:p>46,548</text:p>
          </table:table-cell>
          <table:table-cell office:value-type="float" office:value="-81.197939">
            <text:p>-81.197939</text:p>
          </table:table-cell>
          <table:table-cell table:style-name="ce5" table:formula="of:=IF(['PID data'.A115]&lt;&gt;0;['PID data'.A115]/1000;&quot;&quot;)" office:value-type="float" office:value="10.556223">
            <text:p>10.556</text:p>
          </table:table-cell>
          <table:table-cell table:style-name="ce6" table:formula="of:=IF(['PID data'.A115]&lt;&gt;0;['PID data'.B115] - ['PID data'.$D$2];&quot;&quot;)" office:value-type="float" office:value="0.32622">
            <text:p>0.33</text:p>
          </table:table-cell>
          <table:table-cell office:value-type="float" office:value="-0.438566">
            <text:p>-0.438566</text:p>
          </table:table-cell>
          <table:table-cell office:value-type="float" office:value="-0.926553">
            <text:p>-0.926553</text:p>
          </table:table-cell>
          <table:table-cell office:value-type="float" office:value="-2.105567">
            <text:p>-2.105567</text:p>
          </table:table-cell>
          <table:table-cell table:number-columns-repeated="1017"/>
        </table:table-row>
        <table:table-row table:style-name="ro1">
          <table:table-cell office:value-type="float" office:value="46568">
            <text:p>46,568</text:p>
          </table:table-cell>
          <table:table-cell office:value-type="float" office:value="-81.195783">
            <text:p>-81.195783</text:p>
          </table:table-cell>
          <table:table-cell table:style-name="ce5" table:formula="of:=IF(['PID data'.A116]&lt;&gt;0;['PID data'.A116]/1000;&quot;&quot;)" office:value-type="float" office:value="10.556233">
            <text:p>10.556</text:p>
          </table:table-cell>
          <table:table-cell table:style-name="ce6" table:formula="of:=IF(['PID data'.A116]&lt;&gt;0;['PID data'.B116] - ['PID data'.$D$2];&quot;&quot;)" office:value-type="float" office:value="0.316685">
            <text:p>0.32</text:p>
          </table:table-cell>
          <table:table-cell office:value-type="float" office:value="-0.534339">
            <text:p>-0.534339</text:p>
          </table:table-cell>
          <table:table-cell office:value-type="float" office:value="-0.768044">
            <text:p>-0.768044</text:p>
          </table:table-cell>
          <table:table-cell office:value-type="float" office:value="-2.055307">
            <text:p>-2.055307</text:p>
          </table:table-cell>
          <table:table-cell table:number-columns-repeated="1017"/>
        </table:table-row>
        <table:table-row table:style-name="ro1">
          <table:table-cell office:value-type="float" office:value="46588">
            <text:p>46,588</text:p>
          </table:table-cell>
          <table:table-cell office:value-type="float" office:value="-81.195437">
            <text:p>-81.195437</text:p>
          </table:table-cell>
          <table:table-cell table:style-name="ce5" table:formula="of:=IF(['PID data'.A117]&lt;&gt;0;['PID data'.A117]/1000;&quot;&quot;)" office:value-type="float" office:value="10.556243">
            <text:p>10.556</text:p>
          </table:table-cell>
          <table:table-cell table:style-name="ce6" table:formula="of:=IF(['PID data'.A117]&lt;&gt;0;['PID data'.B117] - ['PID data'.$D$2];&quot;&quot;)" office:value-type="float" office:value="0.341155">
            <text:p>0.34</text:p>
          </table:table-cell>
          <table:table-cell office:value-type="float" office:value="-0.639422">
            <text:p>-0.639422</text:p>
          </table:table-cell>
          <table:table-cell office:value-type="float" office:value="-0.621457">
            <text:p>-0.621457</text:p>
          </table:table-cell>
          <table:table-cell office:value-type="float" office:value="-1.993254">
            <text:p>-1.993254</text:p>
          </table:table-cell>
          <table:table-cell table:number-columns-repeated="1017"/>
        </table:table-row>
        <table:table-row table:style-name="ro1">
          <table:table-cell office:value-type="float" office:value="46608">
            <text:p>46,608</text:p>
          </table:table-cell>
          <table:table-cell office:value-type="float" office:value="-81.197303">
            <text:p>-81.197303</text:p>
          </table:table-cell>
          <table:table-cell table:style-name="ce5" table:formula="of:=IF(['PID data'.A118]&lt;&gt;0;['PID data'.A118]/1000;&quot;&quot;)" office:value-type="float" office:value="10.556253">
            <text:p>10.556</text:p>
          </table:table-cell>
          <table:table-cell table:style-name="ce6" table:formula="of:=IF(['PID data'.A118]&lt;&gt;0;['PID data'.B118] - ['PID data'.$D$2];&quot;&quot;)" office:value-type="float" office:value="0.347907">
            <text:p>0.35</text:p>
          </table:table-cell>
          <table:table-cell office:value-type="float" office:value="-0.73744">
            <text:p>-0.73744</text:p>
          </table:table-cell>
          <table:table-cell office:value-type="float" office:value="-0.49667">
            <text:p>-0.49667</text:p>
          </table:table-cell>
          <table:table-cell office:value-type="float" office:value="-1.895059">
            <text:p>-1.895059</text:p>
          </table:table-cell>
          <table:table-cell table:number-columns-repeated="1017"/>
        </table:table-row>
        <table:table-row table:style-name="ro1">
          <table:table-cell office:value-type="float" office:value="46628">
            <text:p>46,628</text:p>
          </table:table-cell>
          <table:table-cell office:value-type="float" office:value="-81.201082">
            <text:p>-81.201082</text:p>
          </table:table-cell>
          <table:table-cell table:style-name="ce5" table:formula="of:=IF(['PID data'.A119]&lt;&gt;0;['PID data'.A119]/1000;&quot;&quot;)" office:value-type="float" office:value="10.556263">
            <text:p>10.556</text:p>
          </table:table-cell>
          <table:table-cell table:style-name="ce6" table:formula="of:=IF(['PID data'.A119]&lt;&gt;0;['PID data'.B119] - ['PID data'.$D$2];&quot;&quot;)" office:value-type="float" office:value="0.359428">
            <text:p>0.36</text:p>
          </table:table-cell>
          <table:table-cell office:value-type="float" office:value="-0.818763">
            <text:p>-0.818763</text:p>
          </table:table-cell>
          <table:table-cell office:value-type="float" office:value="-0.441161">
            <text:p>-0.441161</text:p>
          </table:table-cell>
          <table:table-cell office:value-type="float" office:value="-1.818292">
            <text:p>-1.818292</text:p>
          </table:table-cell>
          <table:table-cell table:number-columns-repeated="1017"/>
        </table:table-row>
        <table:table-row table:style-name="ro1">
          <table:table-cell office:value-type="float" office:value="46648">
            <text:p>46,648</text:p>
          </table:table-cell>
          <table:table-cell office:value-type="float" office:value="-81.200373">
            <text:p>-81.200373</text:p>
          </table:table-cell>
          <table:table-cell table:style-name="ce5" table:formula="of:=IF(['PID data'.A120]&lt;&gt;0;['PID data'.A120]/1000;&quot;&quot;)" office:value-type="float" office:value="10.556273">
            <text:p>10.556</text:p>
          </table:table-cell>
          <table:table-cell table:style-name="ce6" table:formula="of:=IF(['PID data'.A120]&lt;&gt;0;['PID data'.B120] - ['PID data'.$D$2];&quot;&quot;)" office:value-type="float" office:value="0.37932">
            <text:p>0.38</text:p>
          </table:table-cell>
          <table:table-cell office:value-type="float" office:value="-0.926257">
            <text:p>-0.926257</text:p>
          </table:table-cell>
          <table:table-cell office:value-type="float" office:value="-0.446989">
            <text:p>-0.446989</text:p>
          </table:table-cell>
          <table:table-cell office:value-type="float" office:value="-1.738181">
            <text:p>-1.738181</text:p>
          </table:table-cell>
          <table:table-cell table:number-columns-repeated="1017"/>
        </table:table-row>
        <table:table-row table:style-name="ro1">
          <table:table-cell office:value-type="float" office:value="46668">
            <text:p>46,668</text:p>
          </table:table-cell>
          <table:table-cell office:value-type="float" office:value="-81.19486">
            <text:p>-81.19486</text:p>
          </table:table-cell>
          <table:table-cell table:style-name="ce5" table:formula="of:=IF(['PID data'.A121]&lt;&gt;0;['PID data'.A121]/1000;&quot;&quot;)" office:value-type="float" office:value="10.556283">
            <text:p>10.556</text:p>
          </table:table-cell>
          <table:table-cell table:style-name="ce6" table:formula="of:=IF(['PID data'.A121]&lt;&gt;0;['PID data'.B121] - ['PID data'.$D$2];&quot;&quot;)" office:value-type="float" office:value="0.378393">
            <text:p>0.38</text:p>
          </table:table-cell>
          <table:table-cell office:value-type="float" office:value="-1.000796">
            <text:p>-1.000796</text:p>
          </table:table-cell>
          <table:table-cell office:value-type="float" office:value="-0.377229">
            <text:p>-0.377229</text:p>
          </table:table-cell>
          <table:table-cell office:value-type="float" office:value="-1.65785">
            <text:p>-1.65785</text:p>
          </table:table-cell>
          <table:table-cell table:number-columns-repeated="1017"/>
        </table:table-row>
        <table:table-row table:style-name="ro1">
          <table:table-cell office:value-type="float" office:value="46688">
            <text:p>46,688</text:p>
          </table:table-cell>
          <table:table-cell office:value-type="float" office:value="-81.181672">
            <text:p>-81.181672</text:p>
          </table:table-cell>
          <table:table-cell table:style-name="ce5" table:formula="of:=IF(['PID data'.A122]&lt;&gt;0;['PID data'.A122]/1000;&quot;&quot;)" office:value-type="float" office:value="10.556293">
            <text:p>10.556</text:p>
          </table:table-cell>
          <table:table-cell table:style-name="ce6" table:formula="of:=IF(['PID data'.A122]&lt;&gt;0;['PID data'.B122] - ['PID data'.$D$2];&quot;&quot;)" office:value-type="float" office:value="0.362894">
            <text:p>0.36</text:p>
          </table:table-cell>
          <table:table-cell office:value-type="float" office:value="-1.09222">
            <text:p>-1.09222</text:p>
          </table:table-cell>
          <table:table-cell office:value-type="float" office:value="-0.299612">
            <text:p>-0.299612</text:p>
          </table:table-cell>
          <table:table-cell office:value-type="float" office:value="-1.571312">
            <text:p>-1.571312</text:p>
          </table:table-cell>
          <table:table-cell table:number-columns-repeated="1017"/>
        </table:table-row>
        <table:table-row table:style-name="ro1">
          <table:table-cell office:value-type="float" office:value="46708">
            <text:p>46,708</text:p>
          </table:table-cell>
          <table:table-cell office:value-type="float" office:value="-81.161664">
            <text:p>-81.161664</text:p>
          </table:table-cell>
          <table:table-cell table:style-name="ce5" table:formula="of:=IF(['PID data'.A123]&lt;&gt;0;['PID data'.A123]/1000;&quot;&quot;)" office:value-type="float" office:value="10.556303">
            <text:p>10.556</text:p>
          </table:table-cell>
          <table:table-cell table:style-name="ce6" table:formula="of:=IF(['PID data'.A123]&lt;&gt;0;['PID data'.B123] - ['PID data'.$D$2];&quot;&quot;)" office:value-type="float" office:value="0.377926">
            <text:p>0.38</text:p>
          </table:table-cell>
          <table:table-cell office:value-type="float" office:value="-1.169957">
            <text:p>-1.169957</text:p>
          </table:table-cell>
          <table:table-cell office:value-type="float" office:value="-0.251593">
            <text:p>-0.251593</text:p>
          </table:table-cell>
          <table:table-cell office:value-type="float" office:value="-1.484925">
            <text:p>-1.484925</text:p>
          </table:table-cell>
          <table:table-cell table:number-columns-repeated="1017"/>
        </table:table-row>
        <table:table-row table:style-name="ro1">
          <table:table-cell office:value-type="float" office:value="46728">
            <text:p>46,728</text:p>
          </table:table-cell>
          <table:table-cell office:value-type="float" office:value="-81.158669">
            <text:p>-81.158669</text:p>
          </table:table-cell>
          <table:table-cell table:style-name="ce5" table:formula="of:=IF(['PID data'.A124]&lt;&gt;0;['PID data'.A124]/1000;&quot;&quot;)" office:value-type="float" office:value="10.556313">
            <text:p>10.556</text:p>
          </table:table-cell>
          <table:table-cell table:style-name="ce6" table:formula="of:=IF(['PID data'.A124]&lt;&gt;0;['PID data'.B124] - ['PID data'.$D$2];&quot;&quot;)" office:value-type="float" office:value="0.366628">
            <text:p>0.37</text:p>
          </table:table-cell>
          <table:table-cell office:value-type="float" office:value="-1.225102">
            <text:p>-1.225102</text:p>
          </table:table-cell>
          <table:table-cell office:value-type="float" office:value="-0.181088">
            <text:p>-0.181088</text:p>
          </table:table-cell>
          <table:table-cell office:value-type="float" office:value="-1.402699">
            <text:p>-1.402699</text:p>
          </table:table-cell>
          <table:table-cell table:number-columns-repeated="1017"/>
        </table:table-row>
        <table:table-row table:style-name="ro1">
          <table:table-cell office:value-type="float" office:value="46748">
            <text:p>46,748</text:p>
          </table:table-cell>
          <table:table-cell office:value-type="float" office:value="-81.173854">
            <text:p>-81.173854</text:p>
          </table:table-cell>
          <table:table-cell table:style-name="ce5" table:formula="of:=IF(['PID data'.A125]&lt;&gt;0;['PID data'.A125]/1000;&quot;&quot;)" office:value-type="float" office:value="10.556333">
            <text:p>10.556</text:p>
          </table:table-cell>
          <table:table-cell table:style-name="ce6" table:formula="of:=IF(['PID data'.A125]&lt;&gt;0;['PID data'.B125] - ['PID data'.$D$2];&quot;&quot;)" office:value-type="float" office:value="0.379483">
            <text:p>0.38</text:p>
          </table:table-cell>
          <table:table-cell office:value-type="float" office:value="-1.291948">
            <text:p>-1.291948</text:p>
          </table:table-cell>
          <table:table-cell office:value-type="float" office:value="-0.130559">
            <text:p>-0.130559</text:p>
          </table:table-cell>
          <table:table-cell office:value-type="float" office:value="-1.346869">
            <text:p>-1.346869</text:p>
          </table:table-cell>
          <table:table-cell table:number-columns-repeated="1017"/>
        </table:table-row>
        <table:table-row table:style-name="ro1">
          <table:table-cell office:value-type="float" office:value="46768">
            <text:p>46,768</text:p>
          </table:table-cell>
          <table:table-cell office:value-type="float" office:value="-81.154064">
            <text:p>-81.154064</text:p>
          </table:table-cell>
          <table:table-cell table:style-name="ce5" table:formula="of:=IF(['PID data'.A126]&lt;&gt;0;['PID data'.A126]/1000;&quot;&quot;)" office:value-type="float" office:value="10.556333">
            <text:p>10.556</text:p>
          </table:table-cell>
          <table:table-cell table:style-name="ce6" table:formula="of:=IF(['PID data'.A126]&lt;&gt;0;['PID data'.B126] - ['PID data'.$D$2];&quot;&quot;)" office:value-type="float" office:value="0.379483">
            <text:p>0.38</text:p>
          </table:table-cell>
          <table:table-cell office:value-type="float" office:value="-1.339571">
            <text:p>-1.339571</text:p>
          </table:table-cell>
          <table:table-cell office:value-type="float" office:value="-0.167536">
            <text:p>-0.167536</text:p>
          </table:table-cell>
          <table:table-cell office:value-type="float" office:value="-1.278119">
            <text:p>-1.278119</text:p>
          </table:table-cell>
          <table:table-cell table:number-columns-repeated="1017"/>
        </table:table-row>
        <table:table-row table:style-name="ro1">
          <table:table-cell office:value-type="float" office:value="46788">
            <text:p>46,788</text:p>
          </table:table-cell>
          <table:table-cell office:value-type="float" office:value="-81.096438">
            <text:p>-81.096438</text:p>
          </table:table-cell>
          <table:table-cell table:style-name="ce5" table:formula="of:=IF(['PID data'.A127]&lt;&gt;0;['PID data'.A127]/1000;&quot;&quot;)" office:value-type="float" office:value="10.556343">
            <text:p>10.556</text:p>
          </table:table-cell>
          <table:table-cell table:style-name="ce6" table:formula="of:=IF(['PID data'.A127]&lt;&gt;0;['PID data'.B127] - ['PID data'.$D$2];&quot;&quot;)" office:value-type="float" office:value="0.373079">
            <text:p>0.37</text:p>
          </table:table-cell>
          <table:table-cell office:value-type="float" office:value="-1.33629">
            <text:p>-1.33629</text:p>
          </table:table-cell>
          <table:table-cell office:value-type="float" office:value="-0.130766">
            <text:p>-0.130766</text:p>
          </table:table-cell>
          <table:table-cell office:value-type="float" office:value="-1.214169">
            <text:p>-1.214169</text:p>
          </table:table-cell>
          <table:table-cell table:number-columns-repeated="1017"/>
        </table:table-row>
        <table:table-row table:style-name="ro1">
          <table:table-cell office:value-type="float" office:value="46808">
            <text:p>46,808</text:p>
          </table:table-cell>
          <table:table-cell office:value-type="float" office:value="-81.038489">
            <text:p>-81.038489</text:p>
          </table:table-cell>
          <table:table-cell table:style-name="ce5" table:formula="of:=IF(['PID data'.A128]&lt;&gt;0;['PID data'.A128]/1000;&quot;&quot;)" office:value-type="float" office:value="10.556363">
            <text:p>10.556</text:p>
          </table:table-cell>
          <table:table-cell table:style-name="ce6" table:formula="of:=IF(['PID data'.A128]&lt;&gt;0;['PID data'.B128] - ['PID data'.$D$2];&quot;&quot;)" office:value-type="float" office:value="0.366215">
            <text:p>0.37</text:p>
          </table:table-cell>
          <table:table-cell office:value-type="float" office:value="-1.367144">
            <text:p>-1.367144</text:p>
          </table:table-cell>
          <table:table-cell office:value-type="float" office:value="-0.117923">
            <text:p>-0.117923</text:p>
          </table:table-cell>
          <table:table-cell office:value-type="float" office:value="-1.136243">
            <text:p>-1.136243</text:p>
          </table:table-cell>
          <table:table-cell table:number-columns-repeated="1017"/>
        </table:table-row>
        <table:table-row table:style-name="ro1">
          <table:table-cell office:value-type="float" office:value="46828">
            <text:p>46,828</text:p>
          </table:table-cell>
          <table:table-cell office:value-type="float" office:value="-80.996626">
            <text:p>-80.996626</text:p>
          </table:table-cell>
          <table:table-cell table:style-name="ce5" table:formula="of:=IF(['PID data'.A129]&lt;&gt;0;['PID data'.A129]/1000;&quot;&quot;)" office:value-type="float" office:value="10.556363">
            <text:p>10.556</text:p>
          </table:table-cell>
          <table:table-cell table:style-name="ce6" table:formula="of:=IF(['PID data'.A129]&lt;&gt;0;['PID data'.B129] - ['PID data'.$D$2];&quot;&quot;)" office:value-type="float" office:value="0.366215">
            <text:p>0.37</text:p>
          </table:table-cell>
          <table:table-cell office:value-type="float" office:value="-1.448871">
            <text:p>-1.448871</text:p>
          </table:table-cell>
          <table:table-cell office:value-type="float" office:value="-0.051716">
            <text:p>-0.051716</text:p>
          </table:table-cell>
          <table:table-cell office:value-type="float" office:value="-1.095665">
            <text:p>-1.095665</text:p>
          </table:table-cell>
          <table:table-cell table:number-columns-repeated="1017"/>
        </table:table-row>
        <table:table-row table:style-name="ro1">
          <table:table-cell office:value-type="float" office:value="46848">
            <text:p>46,848</text:p>
          </table:table-cell>
          <table:table-cell office:value-type="float" office:value="-80.962063">
            <text:p>-80.962063</text:p>
          </table:table-cell>
          <table:table-cell table:style-name="ce5" table:formula="of:=IF(['PID data'.A130]&lt;&gt;0;['PID data'.A130]/1000;&quot;&quot;)" office:value-type="float" office:value="10.556383">
            <text:p>10.556</text:p>
          </table:table-cell>
          <table:table-cell table:style-name="ce6" table:formula="of:=IF(['PID data'.A130]&lt;&gt;0;['PID data'.B130] - ['PID data'.$D$2];&quot;&quot;)" office:value-type="float" office:value="0.376961">
            <text:p>0.38</text:p>
          </table:table-cell>
          <table:table-cell office:value-type="float" office:value="-1.539546">
            <text:p>-1.539546</text:p>
          </table:table-cell>
          <table:table-cell office:value-type="float" office:value="0.005642">
            <text:p>0.005642</text:p>
          </table:table-cell>
          <table:table-cell office:value-type="float" office:value="-1.026632">
            <text:p>-1.026632</text:p>
          </table:table-cell>
          <table:table-cell table:number-columns-repeated="1017"/>
        </table:table-row>
        <table:table-row table:style-name="ro1">
          <table:table-cell office:value-type="float" office:value="46868">
            <text:p>46,868</text:p>
          </table:table-cell>
          <table:table-cell office:value-type="float" office:value="-81.001104">
            <text:p>-81.001104</text:p>
          </table:table-cell>
          <table:table-cell table:style-name="ce5" table:formula="of:=IF(['PID data'.A131]&lt;&gt;0;['PID data'.A131]/1000;&quot;&quot;)" office:value-type="float" office:value="10.556383">
            <text:p>10.556</text:p>
          </table:table-cell>
          <table:table-cell table:style-name="ce6" table:formula="of:=IF(['PID data'.A131]&lt;&gt;0;['PID data'.B131] - ['PID data'.$D$2];&quot;&quot;)" office:value-type="float" office:value="0.376961">
            <text:p>0.38</text:p>
          </table:table-cell>
          <table:table-cell office:value-type="float" office:value="-1.567116">
            <text:p>-1.567116</text:p>
          </table:table-cell>
          <table:table-cell office:value-type="float" office:value="0.049787">
            <text:p>0.049787</text:p>
          </table:table-cell>
          <table:table-cell office:value-type="float" office:value="-0.956065">
            <text:p>-0.956065</text:p>
          </table:table-cell>
          <table:table-cell table:number-columns-repeated="1017"/>
        </table:table-row>
        <table:table-row table:style-name="ro1">
          <table:table-cell office:value-type="float" office:value="46888">
            <text:p>46,888</text:p>
          </table:table-cell>
          <table:table-cell office:value-type="float" office:value="-81.048658">
            <text:p>-81.048658</text:p>
          </table:table-cell>
          <table:table-cell table:style-name="ce5" table:formula="of:=IF(['PID data'.A132]&lt;&gt;0;['PID data'.A132]/1000;&quot;&quot;)" office:value-type="float" office:value="10.556403">
            <text:p>10.556</text:p>
          </table:table-cell>
          <table:table-cell table:style-name="ce6" table:formula="of:=IF(['PID data'.A132]&lt;&gt;0;['PID data'.B132] - ['PID data'.$D$2];&quot;&quot;)" office:value-type="float" office:value="0.412019">
            <text:p>0.41</text:p>
          </table:table-cell>
          <table:table-cell office:value-type="float" office:value="-1.593729">
            <text:p>-1.593729</text:p>
          </table:table-cell>
          <table:table-cell office:value-type="float" office:value="0.063262">
            <text:p>0.063262</text:p>
          </table:table-cell>
          <table:table-cell office:value-type="float" office:value="-0.915947">
            <text:p>-0.915947</text:p>
          </table:table-cell>
          <table:table-cell table:number-columns-repeated="1017"/>
        </table:table-row>
        <table:table-row table:style-name="ro1">
          <table:table-cell office:value-type="float" office:value="46908">
            <text:p>46,908</text:p>
          </table:table-cell>
          <table:table-cell office:value-type="float" office:value="-81.047476">
            <text:p>-81.047476</text:p>
          </table:table-cell>
          <table:table-cell table:style-name="ce5" table:formula="of:=IF(['PID data'.A133]&lt;&gt;0;['PID data'.A133]/1000;&quot;&quot;)" office:value-type="float" office:value="10.556403">
            <text:p>10.556</text:p>
          </table:table-cell>
          <table:table-cell table:style-name="ce6" table:formula="of:=IF(['PID data'.A133]&lt;&gt;0;['PID data'.B133] - ['PID data'.$D$2];&quot;&quot;)" office:value-type="float" office:value="0.412019">
            <text:p>0.41</text:p>
          </table:table-cell>
          <table:table-cell office:value-type="float" office:value="-1.587931">
            <text:p>-1.587931</text:p>
          </table:table-cell>
          <table:table-cell office:value-type="float" office:value="0.056019">
            <text:p>0.056019</text:p>
          </table:table-cell>
          <table:table-cell office:value-type="float" office:value="-0.860583">
            <text:p>-0.860583</text:p>
          </table:table-cell>
          <table:table-cell table:number-columns-repeated="1017"/>
        </table:table-row>
        <table:table-row table:style-name="ro1">
          <table:table-cell office:value-type="float" office:value="46928">
            <text:p>46,928</text:p>
          </table:table-cell>
          <table:table-cell office:value-type="float" office:value="-81.037999">
            <text:p>-81.037999</text:p>
          </table:table-cell>
          <table:table-cell table:style-name="ce5" table:formula="of:=IF(['PID data'.A134]&lt;&gt;0;['PID data'.A134]/1000;&quot;&quot;)" office:value-type="float" office:value="10.556413">
            <text:p>10.556</text:p>
          </table:table-cell>
          <table:table-cell table:style-name="ce6" table:formula="of:=IF(['PID data'.A134]&lt;&gt;0;['PID data'.B134] - ['PID data'.$D$2];&quot;&quot;)" office:value-type="float" office:value="0.408226">
            <text:p>0.41</text:p>
          </table:table-cell>
          <table:table-cell office:value-type="float" office:value="-1.537774">
            <text:p>-1.537774</text:p>
          </table:table-cell>
          <table:table-cell office:value-type="float" office:value="0.09596">
            <text:p>0.09596</text:p>
          </table:table-cell>
          <table:table-cell office:value-type="float" office:value="-0.812306">
            <text:p>-0.812306</text:p>
          </table:table-cell>
          <table:table-cell table:number-columns-repeated="1017"/>
        </table:table-row>
        <table:table-row table:style-name="ro1">
          <table:table-cell office:value-type="float" office:value="46948">
            <text:p>46,948</text:p>
          </table:table-cell>
          <table:table-cell office:value-type="float" office:value="-81.008595">
            <text:p>-81.008595</text:p>
          </table:table-cell>
          <table:table-cell table:style-name="ce5" table:formula="of:=IF(['PID data'.A135]&lt;&gt;0;['PID data'.A135]/1000;&quot;&quot;)" office:value-type="float" office:value="10.556433">
            <text:p>10.556</text:p>
          </table:table-cell>
          <table:table-cell table:style-name="ce6" table:formula="of:=IF(['PID data'.A135]&lt;&gt;0;['PID data'.B135] - ['PID data'.$D$2];&quot;&quot;)" office:value-type="float" office:value="0.38753">
            <text:p>0.39</text:p>
          </table:table-cell>
          <table:table-cell office:value-type="float" office:value="-1.496663">
            <text:p>-1.496663</text:p>
          </table:table-cell>
          <table:table-cell office:value-type="float" office:value="0.08274">
            <text:p>0.08274</text:p>
          </table:table-cell>
          <table:table-cell office:value-type="float" office:value="-0.760387">
            <text:p>-0.760387</text:p>
          </table:table-cell>
          <table:table-cell table:number-columns-repeated="1017"/>
        </table:table-row>
        <table:table-row table:style-name="ro1">
          <table:table-cell office:value-type="float" office:value="46968">
            <text:p>46,968</text:p>
          </table:table-cell>
          <table:table-cell office:value-type="float" office:value="-80.978922">
            <text:p>-80.978922</text:p>
          </table:table-cell>
          <table:table-cell table:style-name="ce5" table:formula="of:=IF(['PID data'.A136]&lt;&gt;0;['PID data'.A136]/1000;&quot;&quot;)" office:value-type="float" office:value="10.556443">
            <text:p>10.556</text:p>
          </table:table-cell>
          <table:table-cell table:style-name="ce6" table:formula="of:=IF(['PID data'.A136]&lt;&gt;0;['PID data'.B136] - ['PID data'.$D$2];&quot;&quot;)" office:value-type="float" office:value="0.380555">
            <text:p>0.38</text:p>
          </table:table-cell>
          <table:table-cell office:value-type="float" office:value="-1.446731">
            <text:p>-1.446731</text:p>
          </table:table-cell>
          <table:table-cell office:value-type="float" office:value="0.068343">
            <text:p>0.068343</text:p>
          </table:table-cell>
          <table:table-cell office:value-type="float" office:value="-0.75635">
            <text:p>-0.75635</text:p>
          </table:table-cell>
          <table:table-cell table:number-columns-repeated="1017"/>
        </table:table-row>
        <table:table-row table:style-name="ro1">
          <table:table-cell office:value-type="float" office:value="46988">
            <text:p>46,988</text:p>
          </table:table-cell>
          <table:table-cell office:value-type="float" office:value="-80.964296">
            <text:p>-80.964296</text:p>
          </table:table-cell>
          <table:table-cell table:style-name="ce5" table:formula="of:=IF(['PID data'.A137]&lt;&gt;0;['PID data'.A137]/1000;&quot;&quot;)" office:value-type="float" office:value="10.556443">
            <text:p>10.556</text:p>
          </table:table-cell>
          <table:table-cell table:style-name="ce6" table:formula="of:=IF(['PID data'.A137]&lt;&gt;0;['PID data'.B137] - ['PID data'.$D$2];&quot;&quot;)" office:value-type="float" office:value="0.380555">
            <text:p>0.38</text:p>
          </table:table-cell>
          <table:table-cell office:value-type="float" office:value="-1.41151">
            <text:p>-1.41151</text:p>
          </table:table-cell>
          <table:table-cell office:value-type="float" office:value="0.088167">
            <text:p>0.088167</text:p>
          </table:table-cell>
          <table:table-cell office:value-type="float" office:value="-0.72726">
            <text:p>-0.72726</text:p>
          </table:table-cell>
          <table:table-cell table:number-columns-repeated="1017"/>
        </table:table-row>
        <table:table-row table:style-name="ro1">
          <table:table-cell office:value-type="float" office:value="47008">
            <text:p>47,008</text:p>
          </table:table-cell>
          <table:table-cell office:value-type="float" office:value="-80.953858">
            <text:p>-80.953858</text:p>
          </table:table-cell>
          <table:table-cell table:style-name="ce5" table:formula="of:=IF(['PID data'.A138]&lt;&gt;0;['PID data'.A138]/1000;&quot;&quot;)" office:value-type="float" office:value="10.556463">
            <text:p>10.556</text:p>
          </table:table-cell>
          <table:table-cell table:style-name="ce6" table:formula="of:=IF(['PID data'.A138]&lt;&gt;0;['PID data'.B138] - ['PID data'.$D$2];&quot;&quot;)" office:value-type="float" office:value="0.390575">
            <text:p>0.39</text:p>
          </table:table-cell>
          <table:table-cell office:value-type="float" office:value="-1.334747">
            <text:p>-1.334747</text:p>
          </table:table-cell>
          <table:table-cell office:value-type="float" office:value="0.149456">
            <text:p>0.149456</text:p>
          </table:table-cell>
          <table:table-cell office:value-type="float" office:value="-0.721824">
            <text:p>-0.721824</text:p>
          </table:table-cell>
          <table:table-cell table:number-columns-repeated="1017"/>
        </table:table-row>
        <table:table-row table:style-name="ro1">
          <table:table-cell office:value-type="float" office:value="47028">
            <text:p>47,028</text:p>
          </table:table-cell>
          <table:table-cell office:value-type="float" office:value="-80.964331">
            <text:p>-80.964331</text:p>
          </table:table-cell>
          <table:table-cell table:style-name="ce5" table:formula="of:=IF(['PID data'.A139]&lt;&gt;0;['PID data'.A139]/1000;&quot;&quot;)" office:value-type="float" office:value="10.556463">
            <text:p>10.556</text:p>
          </table:table-cell>
          <table:table-cell table:style-name="ce6" table:formula="of:=IF(['PID data'.A139]&lt;&gt;0;['PID data'.B139] - ['PID data'.$D$2];&quot;&quot;)" office:value-type="float" office:value="0.390575">
            <text:p>0.39</text:p>
          </table:table-cell>
          <table:table-cell office:value-type="float" office:value="-1.277706">
            <text:p>-1.277706</text:p>
          </table:table-cell>
          <table:table-cell office:value-type="float" office:value="0.185372">
            <text:p>0.185372</text:p>
          </table:table-cell>
          <table:table-cell office:value-type="float" office:value="-0.727129">
            <text:p>-0.727129</text:p>
          </table:table-cell>
          <table:table-cell table:number-columns-repeated="1017"/>
        </table:table-row>
        <table:table-row table:style-name="ro1">
          <table:table-cell office:value-type="float" office:value="47048">
            <text:p>47,048</text:p>
          </table:table-cell>
          <table:table-cell office:value-type="float" office:value="-80.97729">
            <text:p>-80.97729</text:p>
          </table:table-cell>
          <table:table-cell table:style-name="ce5" table:formula="of:=IF(['PID data'.A140]&lt;&gt;0;['PID data'.A140]/1000;&quot;&quot;)" office:value-type="float" office:value="10.556483">
            <text:p>10.556</text:p>
          </table:table-cell>
          <table:table-cell table:style-name="ce6" table:formula="of:=IF(['PID data'.A140]&lt;&gt;0;['PID data'.B140] - ['PID data'.$D$2];&quot;&quot;)" office:value-type="float" office:value="0.438611">
            <text:p>0.44</text:p>
          </table:table-cell>
          <table:table-cell office:value-type="float" office:value="-1.177816">
            <text:p>-1.177816</text:p>
          </table:table-cell>
          <table:table-cell office:value-type="float" office:value="0.208612">
            <text:p>0.208612</text:p>
          </table:table-cell>
          <table:table-cell office:value-type="float" office:value="-0.739471">
            <text:p>-0.739471</text:p>
          </table:table-cell>
          <table:table-cell table:number-columns-repeated="1017"/>
        </table:table-row>
        <table:table-row table:style-name="ro1">
          <table:table-cell office:value-type="float" office:value="47068">
            <text:p>47,068</text:p>
          </table:table-cell>
          <table:table-cell office:value-type="float" office:value="-80.95385">
            <text:p>-80.95385</text:p>
          </table:table-cell>
          <table:table-cell table:style-name="ce5" table:formula="of:=IF(['PID data'.A141]&lt;&gt;0;['PID data'.A141]/1000;&quot;&quot;)" office:value-type="float" office:value="10.556483">
            <text:p>10.556</text:p>
          </table:table-cell>
          <table:table-cell table:style-name="ce6" table:formula="of:=IF(['PID data'.A141]&lt;&gt;0;['PID data'.B141] - ['PID data'.$D$2];&quot;&quot;)" office:value-type="float" office:value="0.438611">
            <text:p>0.44</text:p>
          </table:table-cell>
          <table:table-cell office:value-type="float" office:value="-1.054698">
            <text:p>-1.054698</text:p>
          </table:table-cell>
          <table:table-cell office:value-type="float" office:value="0.273792">
            <text:p>0.273792</text:p>
          </table:table-cell>
          <table:table-cell office:value-type="float" office:value="-0.755077">
            <text:p>-0.755077</text:p>
          </table:table-cell>
          <table:table-cell table:number-columns-repeated="1017"/>
        </table:table-row>
        <table:table-row table:style-name="ro1">
          <table:table-cell office:value-type="float" office:value="47088">
            <text:p>47,088</text:p>
          </table:table-cell>
          <table:table-cell office:value-type="float" office:value="-80.926653">
            <text:p>-80.926653</text:p>
          </table:table-cell>
          <table:table-cell table:style-name="ce5" table:formula="of:=IF(['PID data'.A142]&lt;&gt;0;['PID data'.A142]/1000;&quot;&quot;)" office:value-type="float" office:value="10.556503">
            <text:p>10.557</text:p>
          </table:table-cell>
          <table:table-cell table:style-name="ce6" table:formula="of:=IF(['PID data'.A142]&lt;&gt;0;['PID data'.B142] - ['PID data'.$D$2];&quot;&quot;)" office:value-type="float" office:value="0.444628">
            <text:p>0.44</text:p>
          </table:table-cell>
          <table:table-cell office:value-type="float" office:value="-0.948639">
            <text:p>-0.948639</text:p>
          </table:table-cell>
          <table:table-cell office:value-type="float" office:value="0.321271">
            <text:p>0.321271</text:p>
          </table:table-cell>
          <table:table-cell office:value-type="float" office:value="-0.764052">
            <text:p>-0.764052</text:p>
          </table:table-cell>
          <table:table-cell table:number-columns-repeated="1017"/>
        </table:table-row>
        <table:table-row table:style-name="ro1">
          <table:table-cell office:value-type="float" office:value="47108">
            <text:p>47,108</text:p>
          </table:table-cell>
          <table:table-cell office:value-type="float" office:value="-80.925724">
            <text:p>-80.925724</text:p>
          </table:table-cell>
          <table:table-cell table:style-name="ce5" table:formula="of:=IF(['PID data'.A143]&lt;&gt;0;['PID data'.A143]/1000;&quot;&quot;)" office:value-type="float" office:value="10.556513">
            <text:p>10.557</text:p>
          </table:table-cell>
          <table:table-cell table:style-name="ce6" table:formula="of:=IF(['PID data'.A143]&lt;&gt;0;['PID data'.B143] - ['PID data'.$D$2];&quot;&quot;)" office:value-type="float" office:value="0.44296">
            <text:p>0.44</text:p>
          </table:table-cell>
          <table:table-cell office:value-type="float" office:value="-0.863797">
            <text:p>-0.863797</text:p>
          </table:table-cell>
          <table:table-cell office:value-type="float" office:value="0.363236">
            <text:p>0.363236</text:p>
          </table:table-cell>
          <table:table-cell office:value-type="float" office:value="-0.825752">
            <text:p>-0.825752</text:p>
          </table:table-cell>
          <table:table-cell table:number-columns-repeated="1017"/>
        </table:table-row>
        <table:table-row table:style-name="ro1">
          <table:table-cell office:value-type="float" office:value="47128">
            <text:p>47,128</text:p>
          </table:table-cell>
          <table:table-cell office:value-type="float" office:value="-80.929444">
            <text:p>-80.929444</text:p>
          </table:table-cell>
          <table:table-cell table:style-name="ce5" table:formula="of:=IF(['PID data'.A144]&lt;&gt;0;['PID data'.A144]/1000;&quot;&quot;)" office:value-type="float" office:value="10.556513">
            <text:p>10.557</text:p>
          </table:table-cell>
          <table:table-cell table:style-name="ce6" table:formula="of:=IF(['PID data'.A144]&lt;&gt;0;['PID data'.B144] - ['PID data'.$D$2];&quot;&quot;)" office:value-type="float" office:value="0.44296">
            <text:p>0.44</text:p>
          </table:table-cell>
          <table:table-cell office:value-type="float" office:value="-0.798817">
            <text:p>-0.798817</text:p>
          </table:table-cell>
          <table:table-cell office:value-type="float" office:value="0.386705">
            <text:p>0.386705</text:p>
          </table:table-cell>
          <table:table-cell office:value-type="float" office:value="-0.857283">
            <text:p>-0.857283</text:p>
          </table:table-cell>
          <table:table-cell table:number-columns-repeated="1017"/>
        </table:table-row>
        <table:table-row table:style-name="ro1">
          <table:table-cell office:value-type="float" office:value="47148">
            <text:p>47,148</text:p>
          </table:table-cell>
          <table:table-cell office:value-type="float" office:value="-80.937409">
            <text:p>-80.937409</text:p>
          </table:table-cell>
          <table:table-cell table:style-name="ce5" table:formula="of:=IF(['PID data'.A145]&lt;&gt;0;['PID data'.A145]/1000;&quot;&quot;)" office:value-type="float" office:value="10.556533">
            <text:p>10.557</text:p>
          </table:table-cell>
          <table:table-cell table:style-name="ce6" table:formula="of:=IF(['PID data'.A145]&lt;&gt;0;['PID data'.B145] - ['PID data'.$D$2];&quot;&quot;)" office:value-type="float" office:value="0.457221">
            <text:p>0.46</text:p>
          </table:table-cell>
          <table:table-cell office:value-type="float" office:value="-0.72567">
            <text:p>-0.72567</text:p>
          </table:table-cell>
          <table:table-cell office:value-type="float" office:value="0.476603">
            <text:p>0.476603</text:p>
          </table:table-cell>
          <table:table-cell office:value-type="float" office:value="-0.880116">
            <text:p>-0.880116</text:p>
          </table:table-cell>
          <table:table-cell table:number-columns-repeated="1017"/>
        </table:table-row>
        <table:table-row table:style-name="ro1">
          <table:table-cell office:value-type="float" office:value="47168">
            <text:p>47,168</text:p>
          </table:table-cell>
          <table:table-cell office:value-type="float" office:value="-80.948816">
            <text:p>-80.948816</text:p>
          </table:table-cell>
          <table:table-cell table:style-name="ce5" table:formula="of:=IF(['PID data'.A146]&lt;&gt;0;['PID data'.A146]/1000;&quot;&quot;)" office:value-type="float" office:value="10.556543">
            <text:p>10.557</text:p>
          </table:table-cell>
          <table:table-cell table:style-name="ce6" table:formula="of:=IF(['PID data'.A146]&lt;&gt;0;['PID data'.B146] - ['PID data'.$D$2];&quot;&quot;)" office:value-type="float" office:value="0.47736">
            <text:p>0.48</text:p>
          </table:table-cell>
          <table:table-cell office:value-type="float" office:value="-0.704634">
            <text:p>-0.704634</text:p>
          </table:table-cell>
          <table:table-cell office:value-type="float" office:value="0.590693">
            <text:p>0.590693</text:p>
          </table:table-cell>
          <table:table-cell office:value-type="float" office:value="-0.913">
            <text:p>-0.913</text:p>
          </table:table-cell>
          <table:table-cell table:number-columns-repeated="1017"/>
        </table:table-row>
        <table:table-row table:style-name="ro1">
          <table:table-cell office:value-type="float" office:value="47188">
            <text:p>47,188</text:p>
          </table:table-cell>
          <table:table-cell office:value-type="float" office:value="-80.962719">
            <text:p>-80.962719</text:p>
          </table:table-cell>
          <table:table-cell table:style-name="ce5" table:formula="of:=IF(['PID data'.A147]&lt;&gt;0;['PID data'.A147]/1000;&quot;&quot;)" office:value-type="float" office:value="10.556543">
            <text:p>10.557</text:p>
          </table:table-cell>
          <table:table-cell table:style-name="ce6" table:formula="of:=IF(['PID data'.A147]&lt;&gt;0;['PID data'.B147] - ['PID data'.$D$2];&quot;&quot;)" office:value-type="float" office:value="0.47736">
            <text:p>0.48</text:p>
          </table:table-cell>
          <table:table-cell office:value-type="float" office:value="-0.718667">
            <text:p>-0.718667</text:p>
          </table:table-cell>
          <table:table-cell office:value-type="float" office:value="0.624258">
            <text:p>0.624258</text:p>
          </table:table-cell>
          <table:table-cell office:value-type="float" office:value="-0.928475">
            <text:p>-0.928475</text:p>
          </table:table-cell>
          <table:table-cell table:number-columns-repeated="1017"/>
        </table:table-row>
        <table:table-row table:style-name="ro1">
          <table:table-cell office:value-type="float" office:value="47208">
            <text:p>47,208</text:p>
          </table:table-cell>
          <table:table-cell office:value-type="float" office:value="-80.978469">
            <text:p>-80.978469</text:p>
          </table:table-cell>
          <table:table-cell table:style-name="ce5" table:formula="of:=IF(['PID data'.A148]&lt;&gt;0;['PID data'.A148]/1000;&quot;&quot;)" office:value-type="float" office:value="10.556563">
            <text:p>10.557</text:p>
          </table:table-cell>
          <table:table-cell table:style-name="ce6" table:formula="of:=IF(['PID data'.A148]&lt;&gt;0;['PID data'.B148] - ['PID data'.$D$2];&quot;&quot;)" office:value-type="float" office:value="0.503571">
            <text:p>0.50</text:p>
          </table:table-cell>
          <table:table-cell office:value-type="float" office:value="-0.721705">
            <text:p>-0.721705</text:p>
          </table:table-cell>
          <table:table-cell office:value-type="float" office:value="0.737331">
            <text:p>0.737331</text:p>
          </table:table-cell>
          <table:table-cell office:value-type="float" office:value="-0.961624">
            <text:p>-0.961624</text:p>
          </table:table-cell>
          <table:table-cell table:number-columns-repeated="1017"/>
        </table:table-row>
        <table:table-row table:style-name="ro1">
          <table:table-cell office:value-type="float" office:value="47228">
            <text:p>47,228</text:p>
          </table:table-cell>
          <table:table-cell office:value-type="float" office:value="-80.972037">
            <text:p>-80.972037</text:p>
          </table:table-cell>
          <table:table-cell table:style-name="ce5" table:formula="of:=IF(['PID data'.A149]&lt;&gt;0;['PID data'.A149]/1000;&quot;&quot;)" office:value-type="float" office:value="10.556573">
            <text:p>10.557</text:p>
          </table:table-cell>
          <table:table-cell table:style-name="ce6" table:formula="of:=IF(['PID data'.A149]&lt;&gt;0;['PID data'.B149] - ['PID data'.$D$2];&quot;&quot;)" office:value-type="float" office:value="0.502028">
            <text:p>0.50</text:p>
          </table:table-cell>
          <table:table-cell office:value-type="float" office:value="-0.786883">
            <text:p>-0.786883</text:p>
          </table:table-cell>
          <table:table-cell office:value-type="float" office:value="0.811575">
            <text:p>0.811575</text:p>
          </table:table-cell>
          <table:table-cell office:value-type="float" office:value="-0.96454">
            <text:p>-0.96454</text:p>
          </table:table-cell>
          <table:table-cell table:number-columns-repeated="1017"/>
        </table:table-row>
        <table:table-row table:style-name="ro1">
          <table:table-cell office:value-type="float" office:value="47248">
            <text:p>47,248</text:p>
          </table:table-cell>
          <table:table-cell office:value-type="float" office:value="-80.943113">
            <text:p>-80.943113</text:p>
          </table:table-cell>
          <table:table-cell table:style-name="ce5" table:formula="of:=IF(['PID data'.A150]&lt;&gt;0;['PID data'.A150]/1000;&quot;&quot;)" office:value-type="float" office:value="10.556573">
            <text:p>10.557</text:p>
          </table:table-cell>
          <table:table-cell table:style-name="ce6" table:formula="of:=IF(['PID data'.A150]&lt;&gt;0;['PID data'.B150] - ['PID data'.$D$2];&quot;&quot;)" office:value-type="float" office:value="0.502028">
            <text:p>0.50</text:p>
          </table:table-cell>
          <table:table-cell office:value-type="float" office:value="-0.873129">
            <text:p>-0.873129</text:p>
          </table:table-cell>
          <table:table-cell office:value-type="float" office:value="0.819679">
            <text:p>0.819679</text:p>
          </table:table-cell>
          <table:table-cell office:value-type="float" office:value="-0.985322">
            <text:p>-0.985322</text:p>
          </table:table-cell>
          <table:table-cell table:number-columns-repeated="1017"/>
        </table:table-row>
        <table:table-row table:style-name="ro1">
          <table:table-cell office:value-type="float" office:value="47268">
            <text:p>47,268</text:p>
          </table:table-cell>
          <table:table-cell office:value-type="float" office:value="-80.924121">
            <text:p>-80.924121</text:p>
          </table:table-cell>
          <table:table-cell table:style-name="ce5" table:formula="of:=IF(['PID data'.A151]&lt;&gt;0;['PID data'.A151]/1000;&quot;&quot;)" office:value-type="float" office:value="10.556593">
            <text:p>10.557</text:p>
          </table:table-cell>
          <table:table-cell table:style-name="ce6" table:formula="of:=IF(['PID data'.A151]&lt;&gt;0;['PID data'.B151] - ['PID data'.$D$2];&quot;&quot;)" office:value-type="float" office:value="0.492367">
            <text:p>0.49</text:p>
          </table:table-cell>
          <table:table-cell office:value-type="float" office:value="-1.031719">
            <text:p>-1.031719</text:p>
          </table:table-cell>
          <table:table-cell office:value-type="float" office:value="0.874477">
            <text:p>0.874477</text:p>
          </table:table-cell>
          <table:table-cell office:value-type="float" office:value="-1.03528">
            <text:p>-1.03528</text:p>
          </table:table-cell>
          <table:table-cell table:number-columns-repeated="1017"/>
        </table:table-row>
        <table:table-row table:style-name="ro1">
          <table:table-cell office:value-type="float" office:value="47288">
            <text:p>47,288</text:p>
          </table:table-cell>
          <table:table-cell office:value-type="float" office:value="-80.918845">
            <text:p>-80.918845</text:p>
          </table:table-cell>
          <table:table-cell table:style-name="ce5" table:formula="of:=IF(['PID data'.A152]&lt;&gt;0;['PID data'.A152]/1000;&quot;&quot;)" office:value-type="float" office:value="10.556603">
            <text:p>10.557</text:p>
          </table:table-cell>
          <table:table-cell table:style-name="ce6" table:formula="of:=IF(['PID data'.A152]&lt;&gt;0;['PID data'.B152] - ['PID data'.$D$2];&quot;&quot;)" office:value-type="float" office:value="0.472621">
            <text:p>0.47</text:p>
          </table:table-cell>
          <table:table-cell office:value-type="float" office:value="-1.183981">
            <text:p>-1.183981</text:p>
          </table:table-cell>
          <table:table-cell office:value-type="float" office:value="0.884972">
            <text:p>0.884972</text:p>
          </table:table-cell>
          <table:table-cell office:value-type="float" office:value="-1.046136">
            <text:p>-1.04613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table:formula="of:=IF(['PID data'.A153]&lt;&gt;0;['PID data'.A153]/1000;&quot;&quot;)" office:value-type="float" office:value="10.556613">
            <text:p>10.557</text:p>
          </table:table-cell>
          <table:table-cell table:style-name="ce6" table:formula="of:=IF(['PID data'.A153]&lt;&gt;0;['PID data'.B153] - ['PID data'.$D$2];&quot;&quot;)" office:value-type="float" office:value="0.460935">
            <text:p>0.4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54]&lt;&gt;0;['PID data'.A154]/1000;&quot;&quot;)" office:value-type="float" office:value="10.556623">
            <text:p>10.557</text:p>
          </table:table-cell>
          <table:table-cell table:style-name="ce6" table:formula="of:=IF(['PID data'.A154]&lt;&gt;0;['PID data'.B154] - ['PID data'.$D$2];&quot;&quot;)" office:value-type="float" office:value="0.467612">
            <text:p>0.4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55]&lt;&gt;0;['PID data'.A155]/1000;&quot;&quot;)" office:value-type="float" office:value="10.556633">
            <text:p>10.557</text:p>
          </table:table-cell>
          <table:table-cell table:style-name="ce6" table:formula="of:=IF(['PID data'.A155]&lt;&gt;0;['PID data'.B155] - ['PID data'.$D$2];&quot;&quot;)" office:value-type="float" office:value="0.449246">
            <text:p>0.4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56]&lt;&gt;0;['PID data'.A156]/1000;&quot;&quot;)" office:value-type="float" office:value="10.556643">
            <text:p>10.557</text:p>
          </table:table-cell>
          <table:table-cell table:style-name="ce6" table:formula="of:=IF(['PID data'.A156]&lt;&gt;0;['PID data'.B156] - ['PID data'.$D$2];&quot;&quot;)" office:value-type="float" office:value="0.437576">
            <text:p>0.4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57]&lt;&gt;0;['PID data'.A157]/1000;&quot;&quot;)" office:value-type="float" office:value="10.556653">
            <text:p>10.557</text:p>
          </table:table-cell>
          <table:table-cell table:style-name="ce6" table:formula="of:=IF(['PID data'.A157]&lt;&gt;0;['PID data'.B157] - ['PID data'.$D$2];&quot;&quot;)" office:value-type="float" office:value="0.450231">
            <text:p>0.4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58]&lt;&gt;0;['PID data'.A158]/1000;&quot;&quot;)" office:value-type="float" office:value="10.556663">
            <text:p>10.557</text:p>
          </table:table-cell>
          <table:table-cell table:style-name="ce6" table:formula="of:=IF(['PID data'.A158]&lt;&gt;0;['PID data'.B158] - ['PID data'.$D$2];&quot;&quot;)" office:value-type="float" office:value="0.426499">
            <text:p>0.4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59]&lt;&gt;0;['PID data'.A159]/1000;&quot;&quot;)" office:value-type="float" office:value="10.556673">
            <text:p>10.557</text:p>
          </table:table-cell>
          <table:table-cell table:style-name="ce6" table:formula="of:=IF(['PID data'.A159]&lt;&gt;0;['PID data'.B159] - ['PID data'.$D$2];&quot;&quot;)" office:value-type="float" office:value="0.40749">
            <text:p>0.4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60]&lt;&gt;0;['PID data'.A160]/1000;&quot;&quot;)" office:value-type="float" office:value="10.556673">
            <text:p>10.557</text:p>
          </table:table-cell>
          <table:table-cell table:style-name="ce6" table:formula="of:=IF(['PID data'.A160]&lt;&gt;0;['PID data'.B160] - ['PID data'.$D$2];&quot;&quot;)" office:value-type="float" office:value="0.40749">
            <text:p>0.4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61]&lt;&gt;0;['PID data'.A161]/1000;&quot;&quot;)" office:value-type="float" office:value="10.556673">
            <text:p>10.557</text:p>
          </table:table-cell>
          <table:table-cell table:style-name="ce6" table:formula="of:=IF(['PID data'.A161]&lt;&gt;0;['PID data'.B161] - ['PID data'.$D$2];&quot;&quot;)" office:value-type="float" office:value="0.40749">
            <text:p>0.4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62]&lt;&gt;0;['PID data'.A162]/1000;&quot;&quot;)" office:value-type="float" office:value="10.556703">
            <text:p>10.557</text:p>
          </table:table-cell>
          <table:table-cell table:style-name="ce6" table:formula="of:=IF(['PID data'.A162]&lt;&gt;0;['PID data'.B162] - ['PID data'.$D$2];&quot;&quot;)" office:value-type="float" office:value="0.389404">
            <text:p>0.3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63]&lt;&gt;0;['PID data'.A163]/1000;&quot;&quot;)" office:value-type="float" office:value="10.556713">
            <text:p>10.557</text:p>
          </table:table-cell>
          <table:table-cell table:style-name="ce6" table:formula="of:=IF(['PID data'.A163]&lt;&gt;0;['PID data'.B163] - ['PID data'.$D$2];&quot;&quot;)" office:value-type="float" office:value="0.406208">
            <text:p>0.4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64]&lt;&gt;0;['PID data'.A164]/1000;&quot;&quot;)" office:value-type="float" office:value="10.556723">
            <text:p>10.557</text:p>
          </table:table-cell>
          <table:table-cell table:style-name="ce6" table:formula="of:=IF(['PID data'.A164]&lt;&gt;0;['PID data'.B164] - ['PID data'.$D$2];&quot;&quot;)" office:value-type="float" office:value="0.388649">
            <text:p>0.3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65]&lt;&gt;0;['PID data'.A165]/1000;&quot;&quot;)" office:value-type="float" office:value="10.556733">
            <text:p>10.557</text:p>
          </table:table-cell>
          <table:table-cell table:style-name="ce6" table:formula="of:=IF(['PID data'.A165]&lt;&gt;0;['PID data'.B165] - ['PID data'.$D$2];&quot;&quot;)" office:value-type="float" office:value="0.368982">
            <text:p>0.3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66]&lt;&gt;0;['PID data'.A166]/1000;&quot;&quot;)" office:value-type="float" office:value="10.556743">
            <text:p>10.557</text:p>
          </table:table-cell>
          <table:table-cell table:style-name="ce6" table:formula="of:=IF(['PID data'.A166]&lt;&gt;0;['PID data'.B166] - ['PID data'.$D$2];&quot;&quot;)" office:value-type="float" office:value="0.371682">
            <text:p>0.3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67]&lt;&gt;0;['PID data'.A167]/1000;&quot;&quot;)" office:value-type="float" office:value="10.556753">
            <text:p>10.557</text:p>
          </table:table-cell>
          <table:table-cell table:style-name="ce6" table:formula="of:=IF(['PID data'.A167]&lt;&gt;0;['PID data'.B167] - ['PID data'.$D$2];&quot;&quot;)" office:value-type="float" office:value="0.343738">
            <text:p>0.3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68]&lt;&gt;0;['PID data'.A168]/1000;&quot;&quot;)" office:value-type="float" office:value="10.556763">
            <text:p>10.557</text:p>
          </table:table-cell>
          <table:table-cell table:style-name="ce6" table:formula="of:=IF(['PID data'.A168]&lt;&gt;0;['PID data'.B168] - ['PID data'.$D$2];&quot;&quot;)" office:value-type="float" office:value="0.334516">
            <text:p>0.3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69]&lt;&gt;0;['PID data'.A169]/1000;&quot;&quot;)" office:value-type="float" office:value="10.556773">
            <text:p>10.557</text:p>
          </table:table-cell>
          <table:table-cell table:style-name="ce6" table:formula="of:=IF(['PID data'.A169]&lt;&gt;0;['PID data'.B169] - ['PID data'.$D$2];&quot;&quot;)" office:value-type="float" office:value="0.346542">
            <text:p>0.3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70]&lt;&gt;0;['PID data'.A170]/1000;&quot;&quot;)" office:value-type="float" office:value="10.556783">
            <text:p>10.557</text:p>
          </table:table-cell>
          <table:table-cell table:style-name="ce6" table:formula="of:=IF(['PID data'.A170]&lt;&gt;0;['PID data'.B170] - ['PID data'.$D$2];&quot;&quot;)" office:value-type="float" office:value="0.343981">
            <text:p>0.3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71]&lt;&gt;0;['PID data'.A171]/1000;&quot;&quot;)" office:value-type="float" office:value="10.556793">
            <text:p>10.557</text:p>
          </table:table-cell>
          <table:table-cell table:style-name="ce6" table:formula="of:=IF(['PID data'.A171]&lt;&gt;0;['PID data'.B171] - ['PID data'.$D$2];&quot;&quot;)" office:value-type="float" office:value="0.347625">
            <text:p>0.3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72]&lt;&gt;0;['PID data'.A172]/1000;&quot;&quot;)" office:value-type="float" office:value="10.556803">
            <text:p>10.557</text:p>
          </table:table-cell>
          <table:table-cell table:style-name="ce6" table:formula="of:=IF(['PID data'.A172]&lt;&gt;0;['PID data'.B172] - ['PID data'.$D$2];&quot;&quot;)" office:value-type="float" office:value="0.357983">
            <text:p>0.3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73]&lt;&gt;0;['PID data'.A173]/1000;&quot;&quot;)" office:value-type="float" office:value="10.556803">
            <text:p>10.557</text:p>
          </table:table-cell>
          <table:table-cell table:style-name="ce6" table:formula="of:=IF(['PID data'.A173]&lt;&gt;0;['PID data'.B173] - ['PID data'.$D$2];&quot;&quot;)" office:value-type="float" office:value="0.357983">
            <text:p>0.3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74]&lt;&gt;0;['PID data'.A174]/1000;&quot;&quot;)" office:value-type="float" office:value="10.556803">
            <text:p>10.557</text:p>
          </table:table-cell>
          <table:table-cell table:style-name="ce6" table:formula="of:=IF(['PID data'.A174]&lt;&gt;0;['PID data'.B174] - ['PID data'.$D$2];&quot;&quot;)" office:value-type="float" office:value="0.357983">
            <text:p>0.3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75]&lt;&gt;0;['PID data'.A175]/1000;&quot;&quot;)" office:value-type="float" office:value="10.556843">
            <text:p>10.557</text:p>
          </table:table-cell>
          <table:table-cell table:style-name="ce6" table:formula="of:=IF(['PID data'.A175]&lt;&gt;0;['PID data'.B175] - ['PID data'.$D$2];&quot;&quot;)" office:value-type="float" office:value="0.3057">
            <text:p>0.3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76]&lt;&gt;0;['PID data'.A176]/1000;&quot;&quot;)" office:value-type="float" office:value="10.556843">
            <text:p>10.557</text:p>
          </table:table-cell>
          <table:table-cell table:style-name="ce6" table:formula="of:=IF(['PID data'.A176]&lt;&gt;0;['PID data'.B176] - ['PID data'.$D$2];&quot;&quot;)" office:value-type="float" office:value="0.3057">
            <text:p>0.3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77]&lt;&gt;0;['PID data'.A177]/1000;&quot;&quot;)" office:value-type="float" office:value="10.556853">
            <text:p>10.557</text:p>
          </table:table-cell>
          <table:table-cell table:style-name="ce6" table:formula="of:=IF(['PID data'.A177]&lt;&gt;0;['PID data'.B177] - ['PID data'.$D$2];&quot;&quot;)" office:value-type="float" office:value="0.270817">
            <text:p>0.2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78]&lt;&gt;0;['PID data'.A178]/1000;&quot;&quot;)" office:value-type="float" office:value="10.556873">
            <text:p>10.557</text:p>
          </table:table-cell>
          <table:table-cell table:style-name="ce6" table:formula="of:=IF(['PID data'.A178]&lt;&gt;0;['PID data'.B178] - ['PID data'.$D$2];&quot;&quot;)" office:value-type="float" office:value="0.250603">
            <text:p>0.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79]&lt;&gt;0;['PID data'.A179]/1000;&quot;&quot;)" office:value-type="float" office:value="10.556873">
            <text:p>10.557</text:p>
          </table:table-cell>
          <table:table-cell table:style-name="ce6" table:formula="of:=IF(['PID data'.A179]&lt;&gt;0;['PID data'.B179] - ['PID data'.$D$2];&quot;&quot;)" office:value-type="float" office:value="0.250603">
            <text:p>0.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80]&lt;&gt;0;['PID data'.A180]/1000;&quot;&quot;)" office:value-type="float" office:value="10.556883">
            <text:p>10.557</text:p>
          </table:table-cell>
          <table:table-cell table:style-name="ce6" table:formula="of:=IF(['PID data'.A180]&lt;&gt;0;['PID data'.B180] - ['PID data'.$D$2];&quot;&quot;)" office:value-type="float" office:value="0.253009">
            <text:p>0.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81]&lt;&gt;0;['PID data'.A181]/1000;&quot;&quot;)" office:value-type="float" office:value="10.556903">
            <text:p>10.557</text:p>
          </table:table-cell>
          <table:table-cell table:style-name="ce6" table:formula="of:=IF(['PID data'.A181]&lt;&gt;0;['PID data'.B181] - ['PID data'.$D$2];&quot;&quot;)" office:value-type="float" office:value="0.294476">
            <text:p>0.2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82]&lt;&gt;0;['PID data'.A182]/1000;&quot;&quot;)" office:value-type="float" office:value="10.556903">
            <text:p>10.557</text:p>
          </table:table-cell>
          <table:table-cell table:style-name="ce6" table:formula="of:=IF(['PID data'.A182]&lt;&gt;0;['PID data'.B182] - ['PID data'.$D$2];&quot;&quot;)" office:value-type="float" office:value="0.294476">
            <text:p>0.2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83]&lt;&gt;0;['PID data'.A183]/1000;&quot;&quot;)" office:value-type="float" office:value="10.556913">
            <text:p>10.557</text:p>
          </table:table-cell>
          <table:table-cell table:style-name="ce6" table:formula="of:=IF(['PID data'.A183]&lt;&gt;0;['PID data'.B183] - ['PID data'.$D$2];&quot;&quot;)" office:value-type="float" office:value="0.284573">
            <text:p>0.2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84]&lt;&gt;0;['PID data'.A184]/1000;&quot;&quot;)" office:value-type="float" office:value="10.556933">
            <text:p>10.557</text:p>
          </table:table-cell>
          <table:table-cell table:style-name="ce6" table:formula="of:=IF(['PID data'.A184]&lt;&gt;0;['PID data'.B184] - ['PID data'.$D$2];&quot;&quot;)" office:value-type="float" office:value="0.334065">
            <text:p>0.3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85]&lt;&gt;0;['PID data'.A185]/1000;&quot;&quot;)" office:value-type="float" office:value="10.556933">
            <text:p>10.557</text:p>
          </table:table-cell>
          <table:table-cell table:style-name="ce6" table:formula="of:=IF(['PID data'.A185]&lt;&gt;0;['PID data'.B185] - ['PID data'.$D$2];&quot;&quot;)" office:value-type="float" office:value="0.334065">
            <text:p>0.3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86]&lt;&gt;0;['PID data'.A186]/1000;&quot;&quot;)" office:value-type="float" office:value="10.556933">
            <text:p>10.557</text:p>
          </table:table-cell>
          <table:table-cell table:style-name="ce6" table:formula="of:=IF(['PID data'.A186]&lt;&gt;0;['PID data'.B186] - ['PID data'.$D$2];&quot;&quot;)" office:value-type="float" office:value="0.334065">
            <text:p>0.3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87]&lt;&gt;0;['PID data'.A187]/1000;&quot;&quot;)" office:value-type="float" office:value="10.556963">
            <text:p>10.557</text:p>
          </table:table-cell>
          <table:table-cell table:style-name="ce6" table:formula="of:=IF(['PID data'.A187]&lt;&gt;0;['PID data'.B187] - ['PID data'.$D$2];&quot;&quot;)" office:value-type="float" office:value="0.330081">
            <text:p>0.3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88]&lt;&gt;0;['PID data'.A188]/1000;&quot;&quot;)" office:value-type="float" office:value="10.556973">
            <text:p>10.557</text:p>
          </table:table-cell>
          <table:table-cell table:style-name="ce6" table:formula="of:=IF(['PID data'.A188]&lt;&gt;0;['PID data'.B188] - ['PID data'.$D$2];&quot;&quot;)" office:value-type="float" office:value="0.307601">
            <text:p>0.3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89]&lt;&gt;0;['PID data'.A189]/1000;&quot;&quot;)" office:value-type="float" office:value="10.556973">
            <text:p>10.557</text:p>
          </table:table-cell>
          <table:table-cell table:style-name="ce6" table:formula="of:=IF(['PID data'.A189]&lt;&gt;0;['PID data'.B189] - ['PID data'.$D$2];&quot;&quot;)" office:value-type="float" office:value="0.307601">
            <text:p>0.3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90]&lt;&gt;0;['PID data'.A190]/1000;&quot;&quot;)" office:value-type="float" office:value="10.556993">
            <text:p>10.557</text:p>
          </table:table-cell>
          <table:table-cell table:style-name="ce6" table:formula="of:=IF(['PID data'.A190]&lt;&gt;0;['PID data'.B190] - ['PID data'.$D$2];&quot;&quot;)" office:value-type="float" office:value="0.315403">
            <text:p>0.3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91]&lt;&gt;0;['PID data'.A191]/1000;&quot;&quot;)" office:value-type="float" office:value="10.556993">
            <text:p>10.557</text:p>
          </table:table-cell>
          <table:table-cell table:style-name="ce6" table:formula="of:=IF(['PID data'.A191]&lt;&gt;0;['PID data'.B191] - ['PID data'.$D$2];&quot;&quot;)" office:value-type="float" office:value="0.315403">
            <text:p>0.3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92]&lt;&gt;0;['PID data'.A192]/1000;&quot;&quot;)" office:value-type="float" office:value="10.557013">
            <text:p>10.557</text:p>
          </table:table-cell>
          <table:table-cell table:style-name="ce6" table:formula="of:=IF(['PID data'.A192]&lt;&gt;0;['PID data'.B192] - ['PID data'.$D$2];&quot;&quot;)" office:value-type="float" office:value="0.297498">
            <text:p>0.3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93]&lt;&gt;0;['PID data'.A193]/1000;&quot;&quot;)" office:value-type="float" office:value="10.557013">
            <text:p>10.557</text:p>
          </table:table-cell>
          <table:table-cell table:style-name="ce6" table:formula="of:=IF(['PID data'.A193]&lt;&gt;0;['PID data'.B193] - ['PID data'.$D$2];&quot;&quot;)" office:value-type="float" office:value="0.297498">
            <text:p>0.3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94]&lt;&gt;0;['PID data'.A194]/1000;&quot;&quot;)" office:value-type="float" office:value="10.557033">
            <text:p>10.557</text:p>
          </table:table-cell>
          <table:table-cell table:style-name="ce6" table:formula="of:=IF(['PID data'.A194]&lt;&gt;0;['PID data'.B194] - ['PID data'.$D$2];&quot;&quot;)" office:value-type="float" office:value="0.28434">
            <text:p>0.2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95]&lt;&gt;0;['PID data'.A195]/1000;&quot;&quot;)" office:value-type="float" office:value="10.557033">
            <text:p>10.557</text:p>
          </table:table-cell>
          <table:table-cell table:style-name="ce6" table:formula="of:=IF(['PID data'.A195]&lt;&gt;0;['PID data'.B195] - ['PID data'.$D$2];&quot;&quot;)" office:value-type="float" office:value="0.28434">
            <text:p>0.2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96]&lt;&gt;0;['PID data'.A196]/1000;&quot;&quot;)" office:value-type="float" office:value="10.557053">
            <text:p>10.557</text:p>
          </table:table-cell>
          <table:table-cell table:style-name="ce6" table:formula="of:=IF(['PID data'.A196]&lt;&gt;0;['PID data'.B196] - ['PID data'.$D$2];&quot;&quot;)" office:value-type="float" office:value="0.332495">
            <text:p>0.3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97]&lt;&gt;0;['PID data'.A197]/1000;&quot;&quot;)" office:value-type="float" office:value="10.557063">
            <text:p>10.557</text:p>
          </table:table-cell>
          <table:table-cell table:style-name="ce6" table:formula="of:=IF(['PID data'.A197]&lt;&gt;0;['PID data'.B197] - ['PID data'.$D$2];&quot;&quot;)" office:value-type="float" office:value="0.344469">
            <text:p>0.3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98]&lt;&gt;0;['PID data'.A198]/1000;&quot;&quot;)" office:value-type="float" office:value="10.557063">
            <text:p>10.557</text:p>
          </table:table-cell>
          <table:table-cell table:style-name="ce6" table:formula="of:=IF(['PID data'.A198]&lt;&gt;0;['PID data'.B198] - ['PID data'.$D$2];&quot;&quot;)" office:value-type="float" office:value="0.344469">
            <text:p>0.3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199]&lt;&gt;0;['PID data'.A199]/1000;&quot;&quot;)" office:value-type="float" office:value="10.557063">
            <text:p>10.557</text:p>
          </table:table-cell>
          <table:table-cell table:style-name="ce6" table:formula="of:=IF(['PID data'.A199]&lt;&gt;0;['PID data'.B199] - ['PID data'.$D$2];&quot;&quot;)" office:value-type="float" office:value="0.344469">
            <text:p>0.3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00]&lt;&gt;0;['PID data'.A200]/1000;&quot;&quot;)" office:value-type="float" office:value="10.557093">
            <text:p>10.557</text:p>
          </table:table-cell>
          <table:table-cell table:style-name="ce6" table:formula="of:=IF(['PID data'.A200]&lt;&gt;0;['PID data'.B200] - ['PID data'.$D$2];&quot;&quot;)" office:value-type="float" office:value="0.344749">
            <text:p>0.3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01]&lt;&gt;0;['PID data'.A201]/1000;&quot;&quot;)" office:value-type="float" office:value="10.557103">
            <text:p>10.557</text:p>
          </table:table-cell>
          <table:table-cell table:style-name="ce6" table:formula="of:=IF(['PID data'.A201]&lt;&gt;0;['PID data'.B201] - ['PID data'.$D$2];&quot;&quot;)" office:value-type="float" office:value="0.328093">
            <text:p>0.3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02]&lt;&gt;0;['PID data'.A202]/1000;&quot;&quot;)" office:value-type="float" office:value="10.557113">
            <text:p>10.557</text:p>
          </table:table-cell>
          <table:table-cell table:style-name="ce6" table:formula="of:=IF(['PID data'.A202]&lt;&gt;0;['PID data'.B202] - ['PID data'.$D$2];&quot;&quot;)" office:value-type="float" office:value="0.279869">
            <text:p>0.2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03]&lt;&gt;0;['PID data'.A203]/1000;&quot;&quot;)" office:value-type="float" office:value="10.557123">
            <text:p>10.557</text:p>
          </table:table-cell>
          <table:table-cell table:style-name="ce6" table:formula="of:=IF(['PID data'.A203]&lt;&gt;0;['PID data'.B203] - ['PID data'.$D$2];&quot;&quot;)" office:value-type="float" office:value="0.276375">
            <text:p>0.2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04]&lt;&gt;0;['PID data'.A204]/1000;&quot;&quot;)" office:value-type="float" office:value="10.557133">
            <text:p>10.557</text:p>
          </table:table-cell>
          <table:table-cell table:style-name="ce6" table:formula="of:=IF(['PID data'.A204]&lt;&gt;0;['PID data'.B204] - ['PID data'.$D$2];&quot;&quot;)" office:value-type="float" office:value="0.264848">
            <text:p>0.2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05]&lt;&gt;0;['PID data'.A205]/1000;&quot;&quot;)" office:value-type="float" office:value="10.557143">
            <text:p>10.557</text:p>
          </table:table-cell>
          <table:table-cell table:style-name="ce6" table:formula="of:=IF(['PID data'.A205]&lt;&gt;0;['PID data'.B205] - ['PID data'.$D$2];&quot;&quot;)" office:value-type="float" office:value="0.265516">
            <text:p>0.2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06]&lt;&gt;0;['PID data'.A206]/1000;&quot;&quot;)" office:value-type="float" office:value="10.557153">
            <text:p>10.557</text:p>
          </table:table-cell>
          <table:table-cell table:style-name="ce6" table:formula="of:=IF(['PID data'.A206]&lt;&gt;0;['PID data'.B206] - ['PID data'.$D$2];&quot;&quot;)" office:value-type="float" office:value="0.294746">
            <text:p>0.2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07]&lt;&gt;0;['PID data'.A207]/1000;&quot;&quot;)" office:value-type="float" office:value="10.557163">
            <text:p>10.557</text:p>
          </table:table-cell>
          <table:table-cell table:style-name="ce6" table:formula="of:=IF(['PID data'.A207]&lt;&gt;0;['PID data'.B207] - ['PID data'.$D$2];&quot;&quot;)" office:value-type="float" office:value="0.280724">
            <text:p>0.2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08]&lt;&gt;0;['PID data'.A208]/1000;&quot;&quot;)" office:value-type="float" office:value="10.557173">
            <text:p>10.557</text:p>
          </table:table-cell>
          <table:table-cell table:style-name="ce6" table:formula="of:=IF(['PID data'.A208]&lt;&gt;0;['PID data'.B208] - ['PID data'.$D$2];&quot;&quot;)" office:value-type="float" office:value="0.264355">
            <text:p>0.2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09]&lt;&gt;0;['PID data'.A209]/1000;&quot;&quot;)" office:value-type="float" office:value="10.557183">
            <text:p>10.557</text:p>
          </table:table-cell>
          <table:table-cell table:style-name="ce6" table:formula="of:=IF(['PID data'.A209]&lt;&gt;0;['PID data'.B209] - ['PID data'.$D$2];&quot;&quot;)" office:value-type="float" office:value="0.262973">
            <text:p>0.2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10]&lt;&gt;0;['PID data'.A210]/1000;&quot;&quot;)" office:value-type="float" office:value="10.557193">
            <text:p>10.557</text:p>
          </table:table-cell>
          <table:table-cell table:style-name="ce6" table:formula="of:=IF(['PID data'.A210]&lt;&gt;0;['PID data'.B210] - ['PID data'.$D$2];&quot;&quot;)" office:value-type="float" office:value="0.247858">
            <text:p>0.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11]&lt;&gt;0;['PID data'.A211]/1000;&quot;&quot;)" office:value-type="float" office:value="10.557193">
            <text:p>10.557</text:p>
          </table:table-cell>
          <table:table-cell table:style-name="ce6" table:formula="of:=IF(['PID data'.A211]&lt;&gt;0;['PID data'.B211] - ['PID data'.$D$2];&quot;&quot;)" office:value-type="float" office:value="0.247858">
            <text:p>0.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12]&lt;&gt;0;['PID data'.A212]/1000;&quot;&quot;)" office:value-type="float" office:value="10.557213">
            <text:p>10.557</text:p>
          </table:table-cell>
          <table:table-cell table:style-name="ce6" table:formula="of:=IF(['PID data'.A212]&lt;&gt;0;['PID data'.B212] - ['PID data'.$D$2];&quot;&quot;)" office:value-type="float" office:value="0.212772">
            <text:p>0.2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13]&lt;&gt;0;['PID data'.A213]/1000;&quot;&quot;)" office:value-type="float" office:value="10.557223">
            <text:p>10.557</text:p>
          </table:table-cell>
          <table:table-cell table:style-name="ce6" table:formula="of:=IF(['PID data'.A213]&lt;&gt;0;['PID data'.B213] - ['PID data'.$D$2];&quot;&quot;)" office:value-type="float" office:value="0.192259">
            <text:p>0.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14]&lt;&gt;0;['PID data'.A214]/1000;&quot;&quot;)" office:value-type="float" office:value="10.557243">
            <text:p>10.557</text:p>
          </table:table-cell>
          <table:table-cell table:style-name="ce6" table:formula="of:=IF(['PID data'.A214]&lt;&gt;0;['PID data'.B214] - ['PID data'.$D$2];&quot;&quot;)" office:value-type="float" office:value="0.155788">
            <text:p>0.1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15]&lt;&gt;0;['PID data'.A215]/1000;&quot;&quot;)" office:value-type="float" office:value="10.557243">
            <text:p>10.557</text:p>
          </table:table-cell>
          <table:table-cell table:style-name="ce6" table:formula="of:=IF(['PID data'.A215]&lt;&gt;0;['PID data'.B215] - ['PID data'.$D$2];&quot;&quot;)" office:value-type="float" office:value="0.155788">
            <text:p>0.1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16]&lt;&gt;0;['PID data'.A216]/1000;&quot;&quot;)" office:value-type="float" office:value="10.557253">
            <text:p>10.557</text:p>
          </table:table-cell>
          <table:table-cell table:style-name="ce6" table:formula="of:=IF(['PID data'.A216]&lt;&gt;0;['PID data'.B216] - ['PID data'.$D$2];&quot;&quot;)" office:value-type="float" office:value="0.152686">
            <text:p>0.1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17]&lt;&gt;0;['PID data'.A217]/1000;&quot;&quot;)" office:value-type="float" office:value="10.557263">
            <text:p>10.557</text:p>
          </table:table-cell>
          <table:table-cell table:style-name="ce6" table:formula="of:=IF(['PID data'.A217]&lt;&gt;0;['PID data'.B217] - ['PID data'.$D$2];&quot;&quot;)" office:value-type="float" office:value="0.144107">
            <text:p>0.1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18]&lt;&gt;0;['PID data'.A218]/1000;&quot;&quot;)" office:value-type="float" office:value="10.557283">
            <text:p>10.557</text:p>
          </table:table-cell>
          <table:table-cell table:style-name="ce6" table:formula="of:=IF(['PID data'.A218]&lt;&gt;0;['PID data'.B218] - ['PID data'.$D$2];&quot;&quot;)" office:value-type="float" office:value="0.138381">
            <text:p>0.1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19]&lt;&gt;0;['PID data'.A219]/1000;&quot;&quot;)" office:value-type="float" office:value="10.557283">
            <text:p>10.557</text:p>
          </table:table-cell>
          <table:table-cell table:style-name="ce6" table:formula="of:=IF(['PID data'.A219]&lt;&gt;0;['PID data'.B219] - ['PID data'.$D$2];&quot;&quot;)" office:value-type="float" office:value="0.138381">
            <text:p>0.1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20]&lt;&gt;0;['PID data'.A220]/1000;&quot;&quot;)" office:value-type="float" office:value="10.557293">
            <text:p>10.557</text:p>
          </table:table-cell>
          <table:table-cell table:style-name="ce6" table:formula="of:=IF(['PID data'.A220]&lt;&gt;0;['PID data'.B220] - ['PID data'.$D$2];&quot;&quot;)" office:value-type="float" office:value="0.118699">
            <text:p>0.1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21]&lt;&gt;0;['PID data'.A221]/1000;&quot;&quot;)" office:value-type="float" office:value="10.557313">
            <text:p>10.557</text:p>
          </table:table-cell>
          <table:table-cell table:style-name="ce6" table:formula="of:=IF(['PID data'.A221]&lt;&gt;0;['PID data'.B221] - ['PID data'.$D$2];&quot;&quot;)" office:value-type="float" office:value="0.123498">
            <text:p>0.1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22]&lt;&gt;0;['PID data'.A222]/1000;&quot;&quot;)" office:value-type="float" office:value="10.557313">
            <text:p>10.557</text:p>
          </table:table-cell>
          <table:table-cell table:style-name="ce6" table:formula="of:=IF(['PID data'.A222]&lt;&gt;0;['PID data'.B222] - ['PID data'.$D$2];&quot;&quot;)" office:value-type="float" office:value="0.123498">
            <text:p>0.1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23]&lt;&gt;0;['PID data'.A223]/1000;&quot;&quot;)" office:value-type="float" office:value="10.557313">
            <text:p>10.557</text:p>
          </table:table-cell>
          <table:table-cell table:style-name="ce6" table:formula="of:=IF(['PID data'.A223]&lt;&gt;0;['PID data'.B223] - ['PID data'.$D$2];&quot;&quot;)" office:value-type="float" office:value="0.123498">
            <text:p>0.1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24]&lt;&gt;0;['PID data'.A224]/1000;&quot;&quot;)" office:value-type="float" office:value="10.557313">
            <text:p>10.557</text:p>
          </table:table-cell>
          <table:table-cell table:style-name="ce6" table:formula="of:=IF(['PID data'.A224]&lt;&gt;0;['PID data'.B224] - ['PID data'.$D$2];&quot;&quot;)" office:value-type="float" office:value="0.123498">
            <text:p>0.1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25]&lt;&gt;0;['PID data'.A225]/1000;&quot;&quot;)" office:value-type="float" office:value="10.557353">
            <text:p>10.557</text:p>
          </table:table-cell>
          <table:table-cell table:style-name="ce6" table:formula="of:=IF(['PID data'.A225]&lt;&gt;0;['PID data'.B225] - ['PID data'.$D$2];&quot;&quot;)" office:value-type="float" office:value="0.071841">
            <text:p>0.0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26]&lt;&gt;0;['PID data'.A226]/1000;&quot;&quot;)" office:value-type="float" office:value="10.557353">
            <text:p>10.557</text:p>
          </table:table-cell>
          <table:table-cell table:style-name="ce6" table:formula="of:=IF(['PID data'.A226]&lt;&gt;0;['PID data'.B226] - ['PID data'.$D$2];&quot;&quot;)" office:value-type="float" office:value="0.071841">
            <text:p>0.0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27]&lt;&gt;0;['PID data'.A227]/1000;&quot;&quot;)" office:value-type="float" office:value="10.557363">
            <text:p>10.557</text:p>
          </table:table-cell>
          <table:table-cell table:style-name="ce6" table:formula="of:=IF(['PID data'.A227]&lt;&gt;0;['PID data'.B227] - ['PID data'.$D$2];&quot;&quot;)" office:value-type="float" office:value="0.058253">
            <text:p>0.0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28]&lt;&gt;0;['PID data'.A228]/1000;&quot;&quot;)" office:value-type="float" office:value="10.557383">
            <text:p>10.557</text:p>
          </table:table-cell>
          <table:table-cell table:style-name="ce6" table:formula="of:=IF(['PID data'.A228]&lt;&gt;0;['PID data'.B228] - ['PID data'.$D$2];&quot;&quot;)" office:value-type="float" office:value="0.041292">
            <text:p>0.0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29]&lt;&gt;0;['PID data'.A229]/1000;&quot;&quot;)" office:value-type="float" office:value="10.557383">
            <text:p>10.557</text:p>
          </table:table-cell>
          <table:table-cell table:formula="of:=IF(['PID data'.A229]&lt;&gt;0;['PID data'.B22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30]&lt;&gt;0;['PID data'.A230]/1000;&quot;&quot;)" office:value-type="float" office:value="10.557393">
            <text:p>10.557</text:p>
          </table:table-cell>
          <table:table-cell table:formula="of:=IF(['PID data'.A230]&lt;&gt;0;['PID data'.B23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31]&lt;&gt;0;['PID data'.A231]/1000;&quot;&quot;)" office:value-type="float" office:value="10.557413">
            <text:p>10.557</text:p>
          </table:table-cell>
          <table:table-cell table:formula="of:=IF(['PID data'.A231]&lt;&gt;0;['PID data'.B23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32]&lt;&gt;0;['PID data'.A232]/1000;&quot;&quot;)" office:value-type="float" office:value="10.557413">
            <text:p>10.557</text:p>
          </table:table-cell>
          <table:table-cell table:formula="of:=IF(['PID data'.A232]&lt;&gt;0;['PID data'.B23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33]&lt;&gt;0;['PID data'.A233]/1000;&quot;&quot;)" office:value-type="float" office:value="10.557433">
            <text:p>10.557</text:p>
          </table:table-cell>
          <table:table-cell table:formula="of:=IF(['PID data'.A233]&lt;&gt;0;['PID data'.B23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34]&lt;&gt;0;['PID data'.A234]/1000;&quot;&quot;)" office:value-type="float" office:value="10.557433">
            <text:p>10.557</text:p>
          </table:table-cell>
          <table:table-cell table:formula="of:=IF(['PID data'.A234]&lt;&gt;0;['PID data'.B23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35]&lt;&gt;0;['PID data'.A235]/1000;&quot;&quot;)" office:value-type="float" office:value="10.557443">
            <text:p>10.557</text:p>
          </table:table-cell>
          <table:table-cell table:formula="of:=IF(['PID data'.A235]&lt;&gt;0;['PID data'.B23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36]&lt;&gt;0;['PID data'.A236]/1000;&quot;&quot;)" office:value-type="float" office:value="10.557453">
            <text:p>10.557</text:p>
          </table:table-cell>
          <table:table-cell table:formula="of:=IF(['PID data'.A236]&lt;&gt;0;['PID data'.B23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37]&lt;&gt;0;['PID data'.A237]/1000;&quot;&quot;)" office:value-type="float" office:value="10.557473">
            <text:p>10.557</text:p>
          </table:table-cell>
          <table:table-cell table:formula="of:=IF(['PID data'.A237]&lt;&gt;0;['PID data'.B23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38]&lt;&gt;0;['PID data'.A238]/1000;&quot;&quot;)" office:value-type="float" office:value="10.557483">
            <text:p>10.557</text:p>
          </table:table-cell>
          <table:table-cell table:formula="of:=IF(['PID data'.A238]&lt;&gt;0;['PID data'.B23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39]&lt;&gt;0;['PID data'.A239]/1000;&quot;&quot;)" office:value-type="float" office:value="10.557493">
            <text:p>10.557</text:p>
          </table:table-cell>
          <table:table-cell table:formula="of:=IF(['PID data'.A239]&lt;&gt;0;['PID data'.B23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40]&lt;&gt;0;['PID data'.A240]/1000;&quot;&quot;)" office:value-type="float" office:value="10.557503">
            <text:p>10.558</text:p>
          </table:table-cell>
          <table:table-cell table:formula="of:=IF(['PID data'.A240]&lt;&gt;0;['PID data'.B24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41]&lt;&gt;0;['PID data'.A241]/1000;&quot;&quot;)" office:value-type="float" office:value="10.557513">
            <text:p>10.558</text:p>
          </table:table-cell>
          <table:table-cell table:formula="of:=IF(['PID data'.A241]&lt;&gt;0;['PID data'.B24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42]&lt;&gt;0;['PID data'.A242]/1000;&quot;&quot;)" office:value-type="float" office:value="10.557523">
            <text:p>10.558</text:p>
          </table:table-cell>
          <table:table-cell table:formula="of:=IF(['PID data'.A242]&lt;&gt;0;['PID data'.B24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43]&lt;&gt;0;['PID data'.A243]/1000;&quot;&quot;)" office:value-type="float" office:value="10.557533">
            <text:p>10.558</text:p>
          </table:table-cell>
          <table:table-cell table:formula="of:=IF(['PID data'.A243]&lt;&gt;0;['PID data'.B24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44]&lt;&gt;0;['PID data'.A244]/1000;&quot;&quot;)" office:value-type="float" office:value="10.557543">
            <text:p>10.558</text:p>
          </table:table-cell>
          <table:table-cell table:formula="of:=IF(['PID data'.A244]&lt;&gt;0;['PID data'.B24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45]&lt;&gt;0;['PID data'.A245]/1000;&quot;&quot;)" office:value-type="float" office:value="10.557543">
            <text:p>10.558</text:p>
          </table:table-cell>
          <table:table-cell table:formula="of:=IF(['PID data'.A245]&lt;&gt;0;['PID data'.B24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46]&lt;&gt;0;['PID data'.A246]/1000;&quot;&quot;)" office:value-type="float" office:value="10.557563">
            <text:p>10.558</text:p>
          </table:table-cell>
          <table:table-cell table:formula="of:=IF(['PID data'.A246]&lt;&gt;0;['PID data'.B24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47]&lt;&gt;0;['PID data'.A247]/1000;&quot;&quot;)" office:value-type="float" office:value="10.557573">
            <text:p>10.558</text:p>
          </table:table-cell>
          <table:table-cell table:formula="of:=IF(['PID data'.A247]&lt;&gt;0;['PID data'.B24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48]&lt;&gt;0;['PID data'.A248]/1000;&quot;&quot;)" office:value-type="float" office:value="10.557573">
            <text:p>10.558</text:p>
          </table:table-cell>
          <table:table-cell table:formula="of:=IF(['PID data'.A248]&lt;&gt;0;['PID data'.B24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49]&lt;&gt;0;['PID data'.A249]/1000;&quot;&quot;)" office:value-type="float" office:value="10.557593">
            <text:p>10.558</text:p>
          </table:table-cell>
          <table:table-cell table:formula="of:=IF(['PID data'.A249]&lt;&gt;0;['PID data'.B24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50]&lt;&gt;0;['PID data'.A250]/1000;&quot;&quot;)" office:value-type="float" office:value="10.557603">
            <text:p>10.558</text:p>
          </table:table-cell>
          <table:table-cell table:formula="of:=IF(['PID data'.A250]&lt;&gt;0;['PID data'.B25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51]&lt;&gt;0;['PID data'.A251]/1000;&quot;&quot;)" office:value-type="float" office:value="10.557613">
            <text:p>10.558</text:p>
          </table:table-cell>
          <table:table-cell table:formula="of:=IF(['PID data'.A251]&lt;&gt;0;['PID data'.B25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52]&lt;&gt;0;['PID data'.A252]/1000;&quot;&quot;)" office:value-type="float" office:value="10.557623">
            <text:p>10.558</text:p>
          </table:table-cell>
          <table:table-cell table:formula="of:=IF(['PID data'.A252]&lt;&gt;0;['PID data'.B25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53]&lt;&gt;0;['PID data'.A253]/1000;&quot;&quot;)" office:value-type="float" office:value="10.557633">
            <text:p>10.558</text:p>
          </table:table-cell>
          <table:table-cell table:formula="of:=IF(['PID data'.A253]&lt;&gt;0;['PID data'.B25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54]&lt;&gt;0;['PID data'.A254]/1000;&quot;&quot;)" office:value-type="float" office:value="10.557643">
            <text:p>10.558</text:p>
          </table:table-cell>
          <table:table-cell table:formula="of:=IF(['PID data'.A254]&lt;&gt;0;['PID data'.B25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55]&lt;&gt;0;['PID data'.A255]/1000;&quot;&quot;)" office:value-type="float" office:value="10.557653">
            <text:p>10.558</text:p>
          </table:table-cell>
          <table:table-cell table:formula="of:=IF(['PID data'.A255]&lt;&gt;0;['PID data'.B25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56]&lt;&gt;0;['PID data'.A256]/1000;&quot;&quot;)" office:value-type="float" office:value="10.557663">
            <text:p>10.558</text:p>
          </table:table-cell>
          <table:table-cell table:formula="of:=IF(['PID data'.A256]&lt;&gt;0;['PID data'.B25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57]&lt;&gt;0;['PID data'.A257]/1000;&quot;&quot;)" office:value-type="float" office:value="10.557673">
            <text:p>10.558</text:p>
          </table:table-cell>
          <table:table-cell table:formula="of:=IF(['PID data'.A257]&lt;&gt;0;['PID data'.B25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58]&lt;&gt;0;['PID data'.A258]/1000;&quot;&quot;)" office:value-type="float" office:value="10.557693">
            <text:p>10.558</text:p>
          </table:table-cell>
          <table:table-cell table:formula="of:=IF(['PID data'.A258]&lt;&gt;0;['PID data'.B25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59]&lt;&gt;0;['PID data'.A259]/1000;&quot;&quot;)" office:value-type="float" office:value="10.557693">
            <text:p>10.558</text:p>
          </table:table-cell>
          <table:table-cell table:formula="of:=IF(['PID data'.A259]&lt;&gt;0;['PID data'.B25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60]&lt;&gt;0;['PID data'.A260]/1000;&quot;&quot;)" office:value-type="float" office:value="10.557703">
            <text:p>10.558</text:p>
          </table:table-cell>
          <table:table-cell table:formula="of:=IF(['PID data'.A260]&lt;&gt;0;['PID data'.B26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61]&lt;&gt;0;['PID data'.A261]/1000;&quot;&quot;)" office:value-type="float" office:value="10.557713">
            <text:p>10.558</text:p>
          </table:table-cell>
          <table:table-cell table:formula="of:=IF(['PID data'.A261]&lt;&gt;0;['PID data'.B26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62]&lt;&gt;0;['PID data'.A262]/1000;&quot;&quot;)" office:value-type="float" office:value="10.557723">
            <text:p>10.558</text:p>
          </table:table-cell>
          <table:table-cell table:formula="of:=IF(['PID data'.A262]&lt;&gt;0;['PID data'.B26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63]&lt;&gt;0;['PID data'.A263]/1000;&quot;&quot;)" office:value-type="float" office:value="10.557733">
            <text:p>10.558</text:p>
          </table:table-cell>
          <table:table-cell table:formula="of:=IF(['PID data'.A263]&lt;&gt;0;['PID data'.B26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64]&lt;&gt;0;['PID data'.A264]/1000;&quot;&quot;)" office:value-type="float" office:value="10.557753">
            <text:p>10.558</text:p>
          </table:table-cell>
          <table:table-cell table:formula="of:=IF(['PID data'.A264]&lt;&gt;0;['PID data'.B26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65]&lt;&gt;0;['PID data'.A265]/1000;&quot;&quot;)" office:value-type="float" office:value="10.557753">
            <text:p>10.558</text:p>
          </table:table-cell>
          <table:table-cell table:formula="of:=IF(['PID data'.A265]&lt;&gt;0;['PID data'.B26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66]&lt;&gt;0;['PID data'.A266]/1000;&quot;&quot;)" office:value-type="float" office:value="10.557773">
            <text:p>10.558</text:p>
          </table:table-cell>
          <table:table-cell table:formula="of:=IF(['PID data'.A266]&lt;&gt;0;['PID data'.B26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67]&lt;&gt;0;['PID data'.A267]/1000;&quot;&quot;)" office:value-type="float" office:value="10.557773">
            <text:p>10.558</text:p>
          </table:table-cell>
          <table:table-cell table:formula="of:=IF(['PID data'.A267]&lt;&gt;0;['PID data'.B26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68]&lt;&gt;0;['PID data'.A268]/1000;&quot;&quot;)" office:value-type="float" office:value="10.557783">
            <text:p>10.558</text:p>
          </table:table-cell>
          <table:table-cell table:formula="of:=IF(['PID data'.A268]&lt;&gt;0;['PID data'.B26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69]&lt;&gt;0;['PID data'.A269]/1000;&quot;&quot;)" office:value-type="float" office:value="10.557803">
            <text:p>10.558</text:p>
          </table:table-cell>
          <table:table-cell table:formula="of:=IF(['PID data'.A269]&lt;&gt;0;['PID data'.B26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70]&lt;&gt;0;['PID data'.A270]/1000;&quot;&quot;)" office:value-type="float" office:value="10.557803">
            <text:p>10.558</text:p>
          </table:table-cell>
          <table:table-cell table:formula="of:=IF(['PID data'.A270]&lt;&gt;0;['PID data'.B27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71]&lt;&gt;0;['PID data'.A271]/1000;&quot;&quot;)" office:value-type="float" office:value="10.557823">
            <text:p>10.558</text:p>
          </table:table-cell>
          <table:table-cell table:formula="of:=IF(['PID data'.A271]&lt;&gt;0;['PID data'.B27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72]&lt;&gt;0;['PID data'.A272]/1000;&quot;&quot;)" office:value-type="float" office:value="10.557823">
            <text:p>10.558</text:p>
          </table:table-cell>
          <table:table-cell table:formula="of:=IF(['PID data'.A272]&lt;&gt;0;['PID data'.B27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73]&lt;&gt;0;['PID data'.A273]/1000;&quot;&quot;)" office:value-type="float" office:value="10.557833">
            <text:p>10.558</text:p>
          </table:table-cell>
          <table:table-cell table:formula="of:=IF(['PID data'.A273]&lt;&gt;0;['PID data'.B27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74]&lt;&gt;0;['PID data'.A274]/1000;&quot;&quot;)" office:value-type="float" office:value="10.557833">
            <text:p>10.558</text:p>
          </table:table-cell>
          <table:table-cell table:formula="of:=IF(['PID data'.A274]&lt;&gt;0;['PID data'.B27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75]&lt;&gt;0;['PID data'.A275]/1000;&quot;&quot;)" office:value-type="float" office:value="10.557833">
            <text:p>10.558</text:p>
          </table:table-cell>
          <table:table-cell table:formula="of:=IF(['PID data'.A275]&lt;&gt;0;['PID data'.B27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76]&lt;&gt;0;['PID data'.A276]/1000;&quot;&quot;)" office:value-type="float" office:value="10.557873">
            <text:p>10.558</text:p>
          </table:table-cell>
          <table:table-cell table:formula="of:=IF(['PID data'.A276]&lt;&gt;0;['PID data'.B27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77]&lt;&gt;0;['PID data'.A277]/1000;&quot;&quot;)" office:value-type="float" office:value="10.557883">
            <text:p>10.558</text:p>
          </table:table-cell>
          <table:table-cell table:formula="of:=IF(['PID data'.A277]&lt;&gt;0;['PID data'.B27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78]&lt;&gt;0;['PID data'.A278]/1000;&quot;&quot;)" office:value-type="float" office:value="10.557883">
            <text:p>10.558</text:p>
          </table:table-cell>
          <table:table-cell table:formula="of:=IF(['PID data'.A278]&lt;&gt;0;['PID data'.B27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79]&lt;&gt;0;['PID data'.A279]/1000;&quot;&quot;)" office:value-type="float" office:value="10.557903">
            <text:p>10.558</text:p>
          </table:table-cell>
          <table:table-cell table:formula="of:=IF(['PID data'.A279]&lt;&gt;0;['PID data'.B27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80]&lt;&gt;0;['PID data'.A280]/1000;&quot;&quot;)" office:value-type="float" office:value="10.557903">
            <text:p>10.558</text:p>
          </table:table-cell>
          <table:table-cell table:formula="of:=IF(['PID data'.A280]&lt;&gt;0;['PID data'.B28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81]&lt;&gt;0;['PID data'.A281]/1000;&quot;&quot;)" office:value-type="float" office:value="10.557923">
            <text:p>10.558</text:p>
          </table:table-cell>
          <table:table-cell table:formula="of:=IF(['PID data'.A281]&lt;&gt;0;['PID data'.B28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82]&lt;&gt;0;['PID data'.A282]/1000;&quot;&quot;)" office:value-type="float" office:value="10.557933">
            <text:p>10.558</text:p>
          </table:table-cell>
          <table:table-cell table:formula="of:=IF(['PID data'.A282]&lt;&gt;0;['PID data'.B28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83]&lt;&gt;0;['PID data'.A283]/1000;&quot;&quot;)" office:value-type="float" office:value="10.557933">
            <text:p>10.558</text:p>
          </table:table-cell>
          <table:table-cell table:formula="of:=IF(['PID data'.A283]&lt;&gt;0;['PID data'.B28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table:formula="of:=IF(['PID data'.A284]&lt;&gt;0;['PID data'.A284]/1000;&quot;&quot;)" office:value-type="float" office:value="10.557953">
            <text:p>10.558</text:p>
          </table:table-cell>
          <table:table-cell table:formula="of:=IF(['PID data'.A284]&lt;&gt;0;['PID data'.B28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285]&lt;&gt;0;['PID data'.B28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286]&lt;&gt;0;['PID data'.B28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287]&lt;&gt;0;['PID data'.B28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288]&lt;&gt;0;['PID data'.B28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289]&lt;&gt;0;['PID data'.B28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290]&lt;&gt;0;['PID data'.B29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291]&lt;&gt;0;['PID data'.B29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292]&lt;&gt;0;['PID data'.B29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293]&lt;&gt;0;['PID data'.B29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294]&lt;&gt;0;['PID data'.B29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295]&lt;&gt;0;['PID data'.B29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296]&lt;&gt;0;['PID data'.B29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297]&lt;&gt;0;['PID data'.B29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298]&lt;&gt;0;['PID data'.B29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299]&lt;&gt;0;['PID data'.B29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00]&lt;&gt;0;['PID data'.B30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01]&lt;&gt;0;['PID data'.B30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02]&lt;&gt;0;['PID data'.B30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03]&lt;&gt;0;['PID data'.B30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04]&lt;&gt;0;['PID data'.B30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05]&lt;&gt;0;['PID data'.B30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06]&lt;&gt;0;['PID data'.B30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07]&lt;&gt;0;['PID data'.B30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08]&lt;&gt;0;['PID data'.B30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09]&lt;&gt;0;['PID data'.B30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10]&lt;&gt;0;['PID data'.B31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11]&lt;&gt;0;['PID data'.B31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12]&lt;&gt;0;['PID data'.B31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13]&lt;&gt;0;['PID data'.B31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14]&lt;&gt;0;['PID data'.B31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15]&lt;&gt;0;['PID data'.B31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16]&lt;&gt;0;['PID data'.B31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17]&lt;&gt;0;['PID data'.B31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18]&lt;&gt;0;['PID data'.B31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19]&lt;&gt;0;['PID data'.B31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20]&lt;&gt;0;['PID data'.B32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21]&lt;&gt;0;['PID data'.B32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22]&lt;&gt;0;['PID data'.B32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23]&lt;&gt;0;['PID data'.B32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24]&lt;&gt;0;['PID data'.B32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25]&lt;&gt;0;['PID data'.B32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26]&lt;&gt;0;['PID data'.B32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27]&lt;&gt;0;['PID data'.B32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28]&lt;&gt;0;['PID data'.B32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29]&lt;&gt;0;['PID data'.B32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30]&lt;&gt;0;['PID data'.B33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31]&lt;&gt;0;['PID data'.B33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32]&lt;&gt;0;['PID data'.B33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33]&lt;&gt;0;['PID data'.B33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34]&lt;&gt;0;['PID data'.B33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35]&lt;&gt;0;['PID data'.B33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36]&lt;&gt;0;['PID data'.B33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37]&lt;&gt;0;['PID data'.B33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38]&lt;&gt;0;['PID data'.B33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39]&lt;&gt;0;['PID data'.B33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40]&lt;&gt;0;['PID data'.B34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41]&lt;&gt;0;['PID data'.B34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42]&lt;&gt;0;['PID data'.B34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43]&lt;&gt;0;['PID data'.B34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44]&lt;&gt;0;['PID data'.B34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45]&lt;&gt;0;['PID data'.B34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46]&lt;&gt;0;['PID data'.B34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47]&lt;&gt;0;['PID data'.B34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48]&lt;&gt;0;['PID data'.B34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49]&lt;&gt;0;['PID data'.B34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50]&lt;&gt;0;['PID data'.B35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51]&lt;&gt;0;['PID data'.B35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52]&lt;&gt;0;['PID data'.B35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53]&lt;&gt;0;['PID data'.B35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54]&lt;&gt;0;['PID data'.B35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55]&lt;&gt;0;['PID data'.B35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56]&lt;&gt;0;['PID data'.B35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57]&lt;&gt;0;['PID data'.B35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58]&lt;&gt;0;['PID data'.B35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59]&lt;&gt;0;['PID data'.B35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60]&lt;&gt;0;['PID data'.B36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61]&lt;&gt;0;['PID data'.B36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62]&lt;&gt;0;['PID data'.B36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63]&lt;&gt;0;['PID data'.B36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64]&lt;&gt;0;['PID data'.B36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65]&lt;&gt;0;['PID data'.B36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66]&lt;&gt;0;['PID data'.B36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67]&lt;&gt;0;['PID data'.B36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68]&lt;&gt;0;['PID data'.B36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69]&lt;&gt;0;['PID data'.B36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70]&lt;&gt;0;['PID data'.B37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71]&lt;&gt;0;['PID data'.B37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72]&lt;&gt;0;['PID data'.B37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73]&lt;&gt;0;['PID data'.B37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74]&lt;&gt;0;['PID data'.B37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75]&lt;&gt;0;['PID data'.B37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76]&lt;&gt;0;['PID data'.B37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77]&lt;&gt;0;['PID data'.B37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78]&lt;&gt;0;['PID data'.B37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79]&lt;&gt;0;['PID data'.B37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80]&lt;&gt;0;['PID data'.B38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81]&lt;&gt;0;['PID data'.B38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82]&lt;&gt;0;['PID data'.B38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83]&lt;&gt;0;['PID data'.B38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84]&lt;&gt;0;['PID data'.B38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85]&lt;&gt;0;['PID data'.B38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86]&lt;&gt;0;['PID data'.B38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87]&lt;&gt;0;['PID data'.B38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88]&lt;&gt;0;['PID data'.B38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89]&lt;&gt;0;['PID data'.B38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90]&lt;&gt;0;['PID data'.B39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91]&lt;&gt;0;['PID data'.B39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92]&lt;&gt;0;['PID data'.B39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93]&lt;&gt;0;['PID data'.B39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94]&lt;&gt;0;['PID data'.B39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95]&lt;&gt;0;['PID data'.B39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96]&lt;&gt;0;['PID data'.B39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97]&lt;&gt;0;['PID data'.B39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98]&lt;&gt;0;['PID data'.B39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399]&lt;&gt;0;['PID data'.B39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00]&lt;&gt;0;['PID data'.B40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01]&lt;&gt;0;['PID data'.B40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02]&lt;&gt;0;['PID data'.B40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03]&lt;&gt;0;['PID data'.B40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04]&lt;&gt;0;['PID data'.B40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05]&lt;&gt;0;['PID data'.B40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06]&lt;&gt;0;['PID data'.B40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07]&lt;&gt;0;['PID data'.B40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08]&lt;&gt;0;['PID data'.B40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09]&lt;&gt;0;['PID data'.B40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10]&lt;&gt;0;['PID data'.B41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11]&lt;&gt;0;['PID data'.B41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12]&lt;&gt;0;['PID data'.B41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13]&lt;&gt;0;['PID data'.B41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14]&lt;&gt;0;['PID data'.B41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15]&lt;&gt;0;['PID data'.B41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16]&lt;&gt;0;['PID data'.B41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17]&lt;&gt;0;['PID data'.B41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18]&lt;&gt;0;['PID data'.B41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19]&lt;&gt;0;['PID data'.B41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20]&lt;&gt;0;['PID data'.B42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21]&lt;&gt;0;['PID data'.B42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22]&lt;&gt;0;['PID data'.B42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23]&lt;&gt;0;['PID data'.B423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24]&lt;&gt;0;['PID data'.B424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25]&lt;&gt;0;['PID data'.B425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26]&lt;&gt;0;['PID data'.B426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27]&lt;&gt;0;['PID data'.B427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28]&lt;&gt;0;['PID data'.B428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29]&lt;&gt;0;['PID data'.B429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30]&lt;&gt;0;['PID data'.B430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31]&lt;&gt;0;['PID data'.B431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32]&lt;&gt;0;['PID data'.B432] - #REF!;&quot;&quot;)" office:value-type="float" office:value="0">
            <text:p>#REF!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'PID data'.A433]&lt;&gt;0;['PID data'.B433] - #REF!;&quot;&quot;)" office:value-type="float" office:value="0">
            <text:p>#REF!</text:p>
          </table:table-cell>
          <table:table-cell table:number-columns-repeated="1020"/>
        </table:table-row>
        <table:table-row table:style-name="ro1" table:number-rows-repeated="1048129">
          <table:table-cell table:number-columns-repeated="102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D data" table:style-name="ta1">
        <table:table-column table:style-name="co4" table:number-columns-repeated="1024" table:default-cell-style-name="Default"/>
        <table:table-row table:style-name="ro2">
          <table:table-cell table:style-name="ce3" office:value-type="string">
            <text:p>Time</text:p>
          </table:table-cell>
          <table:table-cell table:style-name="ce3" office:value-type="string">
            <text:p>Roll In</text:p>
          </table:table-cell>
          <table:table-cell table:style-name="ce3" office:value-type="string">
            <text:p>Roll Out</text:p>
          </table:table-cell>
          <table:table-cell table:style-name="ce3" office:value-type="string">
            <text:p>Pitch in</text:p>
          </table:table-cell>
          <table:table-cell table:style-name="ce3" office:value-type="string">
            <text:p>Pitch out</text:p>
          </table:table-cell>
          <table:table-cell table:style-name="ce3" office:value-type="string">
            <text:p>Yaw in</text:p>
          </table:table-cell>
          <table:table-cell table:style-name="ce3" office:value-type="string">
            <text:p>Yaw out</text:p>
          </table:table-cell>
          <table:table-cell table:style-name="ce3" office:value-type="string">
            <text:p>Baro</text:p>
          </table:table-cell>
          <table:table-cell table:style-name="ce3" office:value-type="string">
            <text:p>Thrust</text:p>
          </table:table-cell>
          <table:table-cell table:style-name="ce3" table:number-columns-repeated="1015"/>
        </table:table-row>
        <table:table-row table:style-name="ro1">
          <table:table-cell office:value-type="float" office:value="10555.073">
            <text:p>10555.073</text:p>
          </table:table-cell>
          <table:table-cell office:value-type="float" office:value="2.268117">
            <text:p>2.268117</text:p>
          </table:table-cell>
          <table:table-cell office:value-type="float" office:value="-2.634059">
            <text:p>-2.634059</text:p>
          </table:table-cell>
          <table:table-cell office:value-type="float" office:value="-0.449419">
            <text:p>-0.449419</text:p>
          </table:table-cell>
          <table:table-cell office:value-type="float" office:value="4.22471">
            <text:p>4.22471</text:p>
          </table:table-cell>
          <table:table-cell office:value-type="float" office:value="-0.926086">
            <text:p>-0.926086</text:p>
          </table:table-cell>
          <table:table-cell office:value-type="float" office:value="0.463043">
            <text:p>0.463043</text:p>
          </table:table-cell>
          <table:table-cell office:value-type="float" office:value="-0.480668">
            <text:p>-0.480668</text:p>
          </table:table-cell>
          <table:table-cell office:value-type="float" office:value="40192">
            <text:p>40192</text:p>
          </table:table-cell>
          <table:table-cell table:number-columns-repeated="1015"/>
        </table:table-row>
        <table:table-row table:style-name="ro1">
          <table:table-cell office:value-type="float" office:value="10555.083">
            <text:p>10555.083</text:p>
          </table:table-cell>
          <table:table-cell office:value-type="float" office:value="2.200797">
            <text:p>2.200797</text:p>
          </table:table-cell>
          <table:table-cell office:value-type="float" office:value="-2.600399">
            <text:p>-2.600399</text:p>
          </table:table-cell>
          <table:table-cell office:value-type="float" office:value="-0.596861">
            <text:p>-0.596861</text:p>
          </table:table-cell>
          <table:table-cell office:value-type="float" office:value="4.298431">
            <text:p>4.298431</text:p>
          </table:table-cell>
          <table:table-cell office:value-type="float" office:value="-0.96309">
            <text:p>-0.96309</text:p>
          </table:table-cell>
          <table:table-cell office:value-type="float" office:value="0.481545">
            <text:p>0.481545</text:p>
          </table:table-cell>
          <table:table-cell office:value-type="float" office:value="-0.509873">
            <text:p>-0.509873</text:p>
          </table:table-cell>
          <table:table-cell office:value-type="float" office:value="40395">
            <text:p>40395</text:p>
          </table:table-cell>
          <table:table-cell table:number-columns-repeated="1015"/>
        </table:table-row>
        <table:table-row table:style-name="ro1">
          <table:table-cell office:value-type="float" office:value="10555.093">
            <text:p>10555.093</text:p>
          </table:table-cell>
          <table:table-cell office:value-type="float" office:value="2.225189">
            <text:p>2.225189</text:p>
          </table:table-cell>
          <table:table-cell office:value-type="float" office:value="-2.612595">
            <text:p>-2.612595</text:p>
          </table:table-cell>
          <table:table-cell office:value-type="float" office:value="-0.556491">
            <text:p>-0.556491</text:p>
          </table:table-cell>
          <table:table-cell office:value-type="float" office:value="4.278246">
            <text:p>4.278246</text:p>
          </table:table-cell>
          <table:table-cell office:value-type="float" office:value="-0.946575">
            <text:p>-0.946575</text:p>
          </table:table-cell>
          <table:table-cell office:value-type="float" office:value="0.473287">
            <text:p>0.473287</text:p>
          </table:table-cell>
          <table:table-cell office:value-type="float" office:value="-0.534714">
            <text:p>-0.534714</text:p>
          </table:table-cell>
          <table:table-cell office:value-type="float" office:value="40608">
            <text:p>40608</text:p>
          </table:table-cell>
          <table:table-cell table:number-columns-repeated="1015"/>
        </table:table-row>
        <table:table-row table:style-name="ro1">
          <table:table-cell office:value-type="float" office:value="10555.093">
            <text:p>10555.093</text:p>
          </table:table-cell>
          <table:table-cell office:value-type="float" office:value="2.225189">
            <text:p>2.225189</text:p>
          </table:table-cell>
          <table:table-cell office:value-type="float" office:value="-2.612595">
            <text:p>-2.612595</text:p>
          </table:table-cell>
          <table:table-cell office:value-type="float" office:value="-0.556491">
            <text:p>-0.556491</text:p>
          </table:table-cell>
          <table:table-cell office:value-type="float" office:value="4.278246">
            <text:p>4.278246</text:p>
          </table:table-cell>
          <table:table-cell office:value-type="float" office:value="-0.946575">
            <text:p>-0.946575</text:p>
          </table:table-cell>
          <table:table-cell office:value-type="float" office:value="0.473287">
            <text:p>0.473287</text:p>
          </table:table-cell>
          <table:table-cell office:value-type="float" office:value="-0.534714">
            <text:p>-0.534714</text:p>
          </table:table-cell>
          <table:table-cell office:value-type="float" office:value="40821">
            <text:p>40821</text:p>
          </table:table-cell>
          <table:table-cell table:number-columns-repeated="1015"/>
        </table:table-row>
        <table:table-row table:style-name="ro1">
          <table:table-cell office:value-type="float" office:value="10555.103">
            <text:p>10555.103</text:p>
          </table:table-cell>
          <table:table-cell office:value-type="float" office:value="2.179852">
            <text:p>2.179852</text:p>
          </table:table-cell>
          <table:table-cell office:value-type="float" office:value="-2.589926">
            <text:p>-2.589926</text:p>
          </table:table-cell>
          <table:table-cell office:value-type="float" office:value="-0.556664">
            <text:p>-0.556664</text:p>
          </table:table-cell>
          <table:table-cell office:value-type="float" office:value="4.278332">
            <text:p>4.278332</text:p>
          </table:table-cell>
          <table:table-cell office:value-type="float" office:value="-0.953567">
            <text:p>-0.953567</text:p>
          </table:table-cell>
          <table:table-cell office:value-type="float" office:value="0.476783">
            <text:p>0.476783</text:p>
          </table:table-cell>
          <table:table-cell office:value-type="float" office:value="-0.557816">
            <text:p>-0.557816</text:p>
          </table:table-cell>
          <table:table-cell office:value-type="float" office:value="41044">
            <text:p>41044</text:p>
          </table:table-cell>
          <table:table-cell table:number-columns-repeated="1015"/>
        </table:table-row>
        <table:table-row table:style-name="ro1">
          <table:table-cell office:value-type="float" office:value="10555.123">
            <text:p>10555.123</text:p>
          </table:table-cell>
          <table:table-cell office:value-type="float" office:value="2.145731">
            <text:p>2.145731</text:p>
          </table:table-cell>
          <table:table-cell office:value-type="float" office:value="-2.572866">
            <text:p>-2.572866</text:p>
          </table:table-cell>
          <table:table-cell office:value-type="float" office:value="-0.472479">
            <text:p>-0.472479</text:p>
          </table:table-cell>
          <table:table-cell office:value-type="float" office:value="4.236239">
            <text:p>4.236239</text:p>
          </table:table-cell>
          <table:table-cell office:value-type="float" office:value="-0.925187">
            <text:p>-0.925187</text:p>
          </table:table-cell>
          <table:table-cell office:value-type="float" office:value="0.462593">
            <text:p>0.462593</text:p>
          </table:table-cell>
          <table:table-cell office:value-type="float" office:value="-0.599282">
            <text:p>-0.599282</text:p>
          </table:table-cell>
          <table:table-cell office:value-type="float" office:value="41283">
            <text:p>41283</text:p>
          </table:table-cell>
          <table:table-cell table:number-columns-repeated="1015"/>
        </table:table-row>
        <table:table-row table:style-name="ro1">
          <table:table-cell office:value-type="float" office:value="10555.123">
            <text:p>10555.123</text:p>
          </table:table-cell>
          <table:table-cell office:value-type="float" office:value="2.145731">
            <text:p>2.145731</text:p>
          </table:table-cell>
          <table:table-cell office:value-type="float" office:value="-2.572866">
            <text:p>-2.572866</text:p>
          </table:table-cell>
          <table:table-cell office:value-type="float" office:value="-0.472479">
            <text:p>-0.472479</text:p>
          </table:table-cell>
          <table:table-cell office:value-type="float" office:value="4.236239">
            <text:p>4.236239</text:p>
          </table:table-cell>
          <table:table-cell office:value-type="float" office:value="-0.925187">
            <text:p>-0.925187</text:p>
          </table:table-cell>
          <table:table-cell office:value-type="float" office:value="0.462593">
            <text:p>0.462593</text:p>
          </table:table-cell>
          <table:table-cell office:value-type="float" office:value="-0.599282">
            <text:p>-0.599282</text:p>
          </table:table-cell>
          <table:table-cell office:value-type="float" office:value="41522">
            <text:p>41522</text:p>
          </table:table-cell>
          <table:table-cell table:number-columns-repeated="1015"/>
        </table:table-row>
        <table:table-row table:style-name="ro1">
          <table:table-cell office:value-type="float" office:value="10555.143">
            <text:p>10555.143</text:p>
          </table:table-cell>
          <table:table-cell office:value-type="float" office:value="2.064027">
            <text:p>2.064027</text:p>
          </table:table-cell>
          <table:table-cell office:value-type="float" office:value="-2.532013">
            <text:p>-2.532013</text:p>
          </table:table-cell>
          <table:table-cell office:value-type="float" office:value="-0.424696">
            <text:p>-0.424696</text:p>
          </table:table-cell>
          <table:table-cell office:value-type="float" office:value="4.212348">
            <text:p>4.212348</text:p>
          </table:table-cell>
          <table:table-cell office:value-type="float" office:value="-0.949802">
            <text:p>-0.949802</text:p>
          </table:table-cell>
          <table:table-cell office:value-type="float" office:value="0.474901">
            <text:p>0.474901</text:p>
          </table:table-cell>
          <table:table-cell office:value-type="float" office:value="-0.597672">
            <text:p>-0.597672</text:p>
          </table:table-cell>
          <table:table-cell office:value-type="float" office:value="41761">
            <text:p>41761</text:p>
          </table:table-cell>
          <table:table-cell table:number-columns-repeated="1015"/>
        </table:table-row>
        <table:table-row table:style-name="ro1">
          <table:table-cell office:value-type="float" office:value="10555.153">
            <text:p>10555.153</text:p>
          </table:table-cell>
          <table:table-cell office:value-type="float" office:value="2.032755">
            <text:p>2.032755</text:p>
          </table:table-cell>
          <table:table-cell office:value-type="float" office:value="-2.516377">
            <text:p>-2.516377</text:p>
          </table:table-cell>
          <table:table-cell office:value-type="float" office:value="-0.435057">
            <text:p>-0.435057</text:p>
          </table:table-cell>
          <table:table-cell office:value-type="float" office:value="4.217529">
            <text:p>4.217529</text:p>
          </table:table-cell>
          <table:table-cell office:value-type="float" office:value="-0.96034">
            <text:p>-0.96034</text:p>
          </table:table-cell>
          <table:table-cell office:value-type="float" office:value="0.48017">
            <text:p>0.48017</text:p>
          </table:table-cell>
          <table:table-cell office:value-type="float" office:value="-0.596947">
            <text:p>-0.596947</text:p>
          </table:table-cell>
          <table:table-cell office:value-type="float" office:value="41999">
            <text:p>41999</text:p>
          </table:table-cell>
          <table:table-cell table:number-columns-repeated="1015"/>
        </table:table-row>
        <table:table-row table:style-name="ro1">
          <table:table-cell office:value-type="float" office:value="10555.163">
            <text:p>10555.163</text:p>
          </table:table-cell>
          <table:table-cell office:value-type="float" office:value="1.936728">
            <text:p>1.936728</text:p>
          </table:table-cell>
          <table:table-cell office:value-type="float" office:value="-2.468364">
            <text:p>-2.468364</text:p>
          </table:table-cell>
          <table:table-cell office:value-type="float" office:value="-0.465454">
            <text:p>-0.465454</text:p>
          </table:table-cell>
          <table:table-cell office:value-type="float" office:value="4.232727">
            <text:p>4.232727</text:p>
          </table:table-cell>
          <table:table-cell office:value-type="float" office:value="-0.993132">
            <text:p>-0.993132</text:p>
          </table:table-cell>
          <table:table-cell office:value-type="float" office:value="0.496566">
            <text:p>0.496566</text:p>
          </table:table-cell>
          <table:table-cell office:value-type="float" office:value="-0.596276">
            <text:p>-0.59627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173">
            <text:p>10555.173</text:p>
          </table:table-cell>
          <table:table-cell office:value-type="float" office:value="1.83731">
            <text:p>1.83731</text:p>
          </table:table-cell>
          <table:table-cell office:value-type="float" office:value="-2.418655">
            <text:p>-2.418655</text:p>
          </table:table-cell>
          <table:table-cell office:value-type="float" office:value="-0.510078">
            <text:p>-0.510078</text:p>
          </table:table-cell>
          <table:table-cell office:value-type="float" office:value="4.255039">
            <text:p>4.255039</text:p>
          </table:table-cell>
          <table:table-cell office:value-type="float" office:value="-1.004277">
            <text:p>-1.004277</text:p>
          </table:table-cell>
          <table:table-cell office:value-type="float" office:value="0.502138">
            <text:p>0.502138</text:p>
          </table:table-cell>
          <table:table-cell office:value-type="float" office:value="-0.575219">
            <text:p>-0.57521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183">
            <text:p>10555.183</text:p>
          </table:table-cell>
          <table:table-cell office:value-type="float" office:value="1.736103">
            <text:p>1.736103</text:p>
          </table:table-cell>
          <table:table-cell office:value-type="float" office:value="-2.368052">
            <text:p>-2.368052</text:p>
          </table:table-cell>
          <table:table-cell office:value-type="float" office:value="-0.524975">
            <text:p>-0.524975</text:p>
          </table:table-cell>
          <table:table-cell office:value-type="float" office:value="4.262487">
            <text:p>4.262487</text:p>
          </table:table-cell>
          <table:table-cell office:value-type="float" office:value="-1.005622">
            <text:p>-1.005622</text:p>
          </table:table-cell>
          <table:table-cell office:value-type="float" office:value="0.502811">
            <text:p>0.502811</text:p>
          </table:table-cell>
          <table:table-cell office:value-type="float" office:value="-0.555634">
            <text:p>-0.55563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193">
            <text:p>10555.193</text:p>
          </table:table-cell>
          <table:table-cell office:value-type="float" office:value="1.67594">
            <text:p>1.67594</text:p>
          </table:table-cell>
          <table:table-cell office:value-type="float" office:value="-2.33797">
            <text:p>-2.33797</text:p>
          </table:table-cell>
          <table:table-cell office:value-type="float" office:value="-0.544927">
            <text:p>-0.544927</text:p>
          </table:table-cell>
          <table:table-cell office:value-type="float" office:value="4.272464">
            <text:p>4.272464</text:p>
          </table:table-cell>
          <table:table-cell office:value-type="float" office:value="-1.017514">
            <text:p>-1.017514</text:p>
          </table:table-cell>
          <table:table-cell office:value-type="float" office:value="0.508757">
            <text:p>0.508757</text:p>
          </table:table-cell>
          <table:table-cell office:value-type="float" office:value="-0.537423">
            <text:p>-0.53742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203">
            <text:p>10555.203</text:p>
          </table:table-cell>
          <table:table-cell office:value-type="float" office:value="1.546698">
            <text:p>1.546698</text:p>
          </table:table-cell>
          <table:table-cell office:value-type="float" office:value="-2.273349">
            <text:p>-2.273349</text:p>
          </table:table-cell>
          <table:table-cell office:value-type="float" office:value="-0.597892">
            <text:p>-0.597892</text:p>
          </table:table-cell>
          <table:table-cell office:value-type="float" office:value="4.298946">
            <text:p>4.298946</text:p>
          </table:table-cell>
          <table:table-cell office:value-type="float" office:value="-1.049613">
            <text:p>-1.049613</text:p>
          </table:table-cell>
          <table:table-cell office:value-type="float" office:value="0.524807">
            <text:p>0.524807</text:p>
          </table:table-cell>
          <table:table-cell office:value-type="float" office:value="-0.520486">
            <text:p>-0.52048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213">
            <text:p>10555.213</text:p>
          </table:table-cell>
          <table:table-cell office:value-type="float" office:value="1.483979">
            <text:p>1.483979</text:p>
          </table:table-cell>
          <table:table-cell office:value-type="float" office:value="-2.24199">
            <text:p>-2.24199</text:p>
          </table:table-cell>
          <table:table-cell office:value-type="float" office:value="-0.612083">
            <text:p>-0.612083</text:p>
          </table:table-cell>
          <table:table-cell office:value-type="float" office:value="4.306042">
            <text:p>4.306042</text:p>
          </table:table-cell>
          <table:table-cell office:value-type="float" office:value="-1.049888">
            <text:p>-1.049888</text:p>
          </table:table-cell>
          <table:table-cell office:value-type="float" office:value="0.524944">
            <text:p>0.524944</text:p>
          </table:table-cell>
          <table:table-cell office:value-type="float" office:value="-0.538796">
            <text:p>-0.53879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223">
            <text:p>10555.223</text:p>
          </table:table-cell>
          <table:table-cell office:value-type="float" office:value="1.358525">
            <text:p>1.358525</text:p>
          </table:table-cell>
          <table:table-cell office:value-type="float" office:value="-2.179262">
            <text:p>-2.179262</text:p>
          </table:table-cell>
          <table:table-cell office:value-type="float" office:value="-0.61505">
            <text:p>-0.61505</text:p>
          </table:table-cell>
          <table:table-cell office:value-type="float" office:value="4.307525">
            <text:p>4.307525</text:p>
          </table:table-cell>
          <table:table-cell office:value-type="float" office:value="-1.076375">
            <text:p>-1.076375</text:p>
          </table:table-cell>
          <table:table-cell office:value-type="float" office:value="0.538188">
            <text:p>0.538188</text:p>
          </table:table-cell>
          <table:table-cell office:value-type="float" office:value="-0.555825">
            <text:p>-0.55582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223">
            <text:p>10555.223</text:p>
          </table:table-cell>
          <table:table-cell office:value-type="float" office:value="1.358525">
            <text:p>1.358525</text:p>
          </table:table-cell>
          <table:table-cell office:value-type="float" office:value="-2.179262">
            <text:p>-2.179262</text:p>
          </table:table-cell>
          <table:table-cell office:value-type="float" office:value="-0.61505">
            <text:p>-0.61505</text:p>
          </table:table-cell>
          <table:table-cell office:value-type="float" office:value="4.307525">
            <text:p>4.307525</text:p>
          </table:table-cell>
          <table:table-cell office:value-type="float" office:value="-1.076375">
            <text:p>-1.076375</text:p>
          </table:table-cell>
          <table:table-cell office:value-type="float" office:value="0.538188">
            <text:p>0.538188</text:p>
          </table:table-cell>
          <table:table-cell office:value-type="float" office:value="-0.555825">
            <text:p>-0.55582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223">
            <text:p>10555.223</text:p>
          </table:table-cell>
          <table:table-cell office:value-type="float" office:value="1.358525">
            <text:p>1.358525</text:p>
          </table:table-cell>
          <table:table-cell office:value-type="float" office:value="-2.179262">
            <text:p>-2.179262</text:p>
          </table:table-cell>
          <table:table-cell office:value-type="float" office:value="-0.61505">
            <text:p>-0.61505</text:p>
          </table:table-cell>
          <table:table-cell office:value-type="float" office:value="4.307525">
            <text:p>4.307525</text:p>
          </table:table-cell>
          <table:table-cell office:value-type="float" office:value="-1.076375">
            <text:p>-1.076375</text:p>
          </table:table-cell>
          <table:table-cell office:value-type="float" office:value="0.538188">
            <text:p>0.538188</text:p>
          </table:table-cell>
          <table:table-cell office:value-type="float" office:value="-0.555825">
            <text:p>-0.55582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253">
            <text:p>10555.253</text:p>
          </table:table-cell>
          <table:table-cell office:value-type="float" office:value="1.132957">
            <text:p>1.132957</text:p>
          </table:table-cell>
          <table:table-cell office:value-type="float" office:value="-2.066479">
            <text:p>-2.066479</text:p>
          </table:table-cell>
          <table:table-cell office:value-type="float" office:value="-0.534887">
            <text:p>-0.534887</text:p>
          </table:table-cell>
          <table:table-cell office:value-type="float" office:value="4.267444">
            <text:p>4.267444</text:p>
          </table:table-cell>
          <table:table-cell office:value-type="float" office:value="-1.067511">
            <text:p>-1.067511</text:p>
          </table:table-cell>
          <table:table-cell office:value-type="float" office:value="0.533755">
            <text:p>0.533755</text:p>
          </table:table-cell>
          <table:table-cell office:value-type="float" office:value="-0.586594">
            <text:p>-0.58659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263">
            <text:p>10555.263</text:p>
          </table:table-cell>
          <table:table-cell office:value-type="float" office:value="1.051655">
            <text:p>1.051655</text:p>
          </table:table-cell>
          <table:table-cell office:value-type="float" office:value="-2.025828">
            <text:p>-2.025828</text:p>
          </table:table-cell>
          <table:table-cell office:value-type="float" office:value="-0.516505">
            <text:p>-0.516505</text:p>
          </table:table-cell>
          <table:table-cell office:value-type="float" office:value="4.258252">
            <text:p>4.258252</text:p>
          </table:table-cell>
          <table:table-cell office:value-type="float" office:value="-1.091354">
            <text:p>-1.091354</text:p>
          </table:table-cell>
          <table:table-cell office:value-type="float" office:value="0.545677">
            <text:p>0.545677</text:p>
          </table:table-cell>
          <table:table-cell office:value-type="float" office:value="-0.586793">
            <text:p>-0.58679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273">
            <text:p>10555.273</text:p>
          </table:table-cell>
          <table:table-cell office:value-type="float" office:value="0.984078">
            <text:p>0.984078</text:p>
          </table:table-cell>
          <table:table-cell office:value-type="float" office:value="-1.992039">
            <text:p>-1.992039</text:p>
          </table:table-cell>
          <table:table-cell office:value-type="float" office:value="-0.512537">
            <text:p>-0.512537</text:p>
          </table:table-cell>
          <table:table-cell office:value-type="float" office:value="4.256268">
            <text:p>4.256268</text:p>
          </table:table-cell>
          <table:table-cell office:value-type="float" office:value="-1.09184">
            <text:p>-1.09184</text:p>
          </table:table-cell>
          <table:table-cell office:value-type="float" office:value="0.54592">
            <text:p>0.54592</text:p>
          </table:table-cell>
          <table:table-cell office:value-type="float" office:value="-0.586976">
            <text:p>-0.58697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283">
            <text:p>10555.283</text:p>
          </table:table-cell>
          <table:table-cell office:value-type="float" office:value="0.925493">
            <text:p>0.925493</text:p>
          </table:table-cell>
          <table:table-cell office:value-type="float" office:value="-1.962746">
            <text:p>-1.962746</text:p>
          </table:table-cell>
          <table:table-cell office:value-type="float" office:value="-0.529855">
            <text:p>-0.529855</text:p>
          </table:table-cell>
          <table:table-cell office:value-type="float" office:value="4.264927">
            <text:p>4.264927</text:p>
          </table:table-cell>
          <table:table-cell office:value-type="float" office:value="-1.091567">
            <text:p>-1.091567</text:p>
          </table:table-cell>
          <table:table-cell office:value-type="float" office:value="0.545784">
            <text:p>0.545784</text:p>
          </table:table-cell>
          <table:table-cell office:value-type="float" office:value="-0.587144">
            <text:p>-0.58714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293">
            <text:p>10555.293</text:p>
          </table:table-cell>
          <table:table-cell office:value-type="float" office:value="0.897312">
            <text:p>0.897312</text:p>
          </table:table-cell>
          <table:table-cell office:value-type="float" office:value="-1.948656">
            <text:p>-1.948656</text:p>
          </table:table-cell>
          <table:table-cell office:value-type="float" office:value="-0.526709">
            <text:p>-0.526709</text:p>
          </table:table-cell>
          <table:table-cell office:value-type="float" office:value="4.263355">
            <text:p>4.263355</text:p>
          </table:table-cell>
          <table:table-cell office:value-type="float" office:value="-1.123939">
            <text:p>-1.123939</text:p>
          </table:table-cell>
          <table:table-cell office:value-type="float" office:value="0.56197">
            <text:p>0.56197</text:p>
          </table:table-cell>
          <table:table-cell office:value-type="float" office:value="-0.566148">
            <text:p>-0.56614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303">
            <text:p>10555.303</text:p>
          </table:table-cell>
          <table:table-cell office:value-type="float" office:value="0.842567">
            <text:p>0.842567</text:p>
          </table:table-cell>
          <table:table-cell office:value-type="float" office:value="-1.921284">
            <text:p>-1.921284</text:p>
          </table:table-cell>
          <table:table-cell office:value-type="float" office:value="-0.55993">
            <text:p>-0.55993</text:p>
          </table:table-cell>
          <table:table-cell office:value-type="float" office:value="4.279965">
            <text:p>4.279965</text:p>
          </table:table-cell>
          <table:table-cell office:value-type="float" office:value="-1.143311">
            <text:p>-1.143311</text:p>
          </table:table-cell>
          <table:table-cell office:value-type="float" office:value="0.571655">
            <text:p>0.571655</text:p>
          </table:table-cell>
          <table:table-cell office:value-type="float" office:value="-0.546624">
            <text:p>-0.54662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313">
            <text:p>10555.313</text:p>
          </table:table-cell>
          <table:table-cell office:value-type="float" office:value="0.82547">
            <text:p>0.82547</text:p>
          </table:table-cell>
          <table:table-cell office:value-type="float" office:value="-1.912735">
            <text:p>-1.912735</text:p>
          </table:table-cell>
          <table:table-cell office:value-type="float" office:value="-0.57912">
            <text:p>-0.57912</text:p>
          </table:table-cell>
          <table:table-cell office:value-type="float" office:value="4.28956">
            <text:p>4.28956</text:p>
          </table:table-cell>
          <table:table-cell office:value-type="float" office:value="-1.125051">
            <text:p>-1.125051</text:p>
          </table:table-cell>
          <table:table-cell office:value-type="float" office:value="0.562525">
            <text:p>0.562525</text:p>
          </table:table-cell>
          <table:table-cell office:value-type="float" office:value="-0.528466">
            <text:p>-0.52846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323">
            <text:p>10555.323</text:p>
          </table:table-cell>
          <table:table-cell office:value-type="float" office:value="0.794102">
            <text:p>0.794102</text:p>
          </table:table-cell>
          <table:table-cell office:value-type="float" office:value="-1.897051">
            <text:p>-1.897051</text:p>
          </table:table-cell>
          <table:table-cell office:value-type="float" office:value="-0.575759">
            <text:p>-0.575759</text:p>
          </table:table-cell>
          <table:table-cell office:value-type="float" office:value="4.28788">
            <text:p>4.28788</text:p>
          </table:table-cell>
          <table:table-cell office:value-type="float" office:value="-1.126474">
            <text:p>-1.126474</text:p>
          </table:table-cell>
          <table:table-cell office:value-type="float" office:value="0.563237">
            <text:p>0.563237</text:p>
          </table:table-cell>
          <table:table-cell office:value-type="float" office:value="-0.511574">
            <text:p>-0.51157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333">
            <text:p>10555.333</text:p>
          </table:table-cell>
          <table:table-cell office:value-type="float" office:value="0.786419">
            <text:p>0.786419</text:p>
          </table:table-cell>
          <table:table-cell office:value-type="float" office:value="-1.893209">
            <text:p>-1.893209</text:p>
          </table:table-cell>
          <table:table-cell office:value-type="float" office:value="-0.590026">
            <text:p>-0.590026</text:p>
          </table:table-cell>
          <table:table-cell office:value-type="float" office:value="4.295013">
            <text:p>4.295013</text:p>
          </table:table-cell>
          <table:table-cell office:value-type="float" office:value="-1.129414">
            <text:p>-1.129414</text:p>
          </table:table-cell>
          <table:table-cell office:value-type="float" office:value="0.564707">
            <text:p>0.564707</text:p>
          </table:table-cell>
          <table:table-cell office:value-type="float" office:value="-0.529778">
            <text:p>-0.52977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343">
            <text:p>10555.343</text:p>
          </table:table-cell>
          <table:table-cell office:value-type="float" office:value="0.787331">
            <text:p>0.787331</text:p>
          </table:table-cell>
          <table:table-cell office:value-type="float" office:value="-1.893665">
            <text:p>-1.893665</text:p>
          </table:table-cell>
          <table:table-cell office:value-type="float" office:value="-0.578019">
            <text:p>-0.578019</text:p>
          </table:table-cell>
          <table:table-cell office:value-type="float" office:value="4.289009">
            <text:p>4.289009</text:p>
          </table:table-cell>
          <table:table-cell office:value-type="float" office:value="-1.109734">
            <text:p>-1.109734</text:p>
          </table:table-cell>
          <table:table-cell office:value-type="float" office:value="0.554867">
            <text:p>0.554867</text:p>
          </table:table-cell>
          <table:table-cell office:value-type="float" office:value="-0.546708">
            <text:p>-0.54670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353">
            <text:p>10555.353</text:p>
          </table:table-cell>
          <table:table-cell office:value-type="float" office:value="0.782119">
            <text:p>0.782119</text:p>
          </table:table-cell>
          <table:table-cell office:value-type="float" office:value="-1.89106">
            <text:p>-1.89106</text:p>
          </table:table-cell>
          <table:table-cell office:value-type="float" office:value="-0.566659">
            <text:p>-0.566659</text:p>
          </table:table-cell>
          <table:table-cell office:value-type="float" office:value="4.283329">
            <text:p>4.283329</text:p>
          </table:table-cell>
          <table:table-cell office:value-type="float" office:value="-1.100398">
            <text:p>-1.100398</text:p>
          </table:table-cell>
          <table:table-cell office:value-type="float" office:value="0.550199">
            <text:p>0.550199</text:p>
          </table:table-cell>
          <table:table-cell office:value-type="float" office:value="-0.562455">
            <text:p>-0.56245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353">
            <text:p>10555.353</text:p>
          </table:table-cell>
          <table:table-cell office:value-type="float" office:value="0.782119">
            <text:p>0.782119</text:p>
          </table:table-cell>
          <table:table-cell office:value-type="float" office:value="-1.89106">
            <text:p>-1.89106</text:p>
          </table:table-cell>
          <table:table-cell office:value-type="float" office:value="-0.566659">
            <text:p>-0.566659</text:p>
          </table:table-cell>
          <table:table-cell office:value-type="float" office:value="4.283329">
            <text:p>4.283329</text:p>
          </table:table-cell>
          <table:table-cell office:value-type="float" office:value="-1.100398">
            <text:p>-1.100398</text:p>
          </table:table-cell>
          <table:table-cell office:value-type="float" office:value="0.550199">
            <text:p>0.550199</text:p>
          </table:table-cell>
          <table:table-cell office:value-type="float" office:value="-0.562455">
            <text:p>-0.56245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353">
            <text:p>10555.353</text:p>
          </table:table-cell>
          <table:table-cell office:value-type="float" office:value="0.782119">
            <text:p>0.782119</text:p>
          </table:table-cell>
          <table:table-cell office:value-type="float" office:value="-1.89106">
            <text:p>-1.89106</text:p>
          </table:table-cell>
          <table:table-cell office:value-type="float" office:value="-0.566659">
            <text:p>-0.566659</text:p>
          </table:table-cell>
          <table:table-cell office:value-type="float" office:value="4.283329">
            <text:p>4.283329</text:p>
          </table:table-cell>
          <table:table-cell office:value-type="float" office:value="-1.100398">
            <text:p>-1.100398</text:p>
          </table:table-cell>
          <table:table-cell office:value-type="float" office:value="0.550199">
            <text:p>0.550199</text:p>
          </table:table-cell>
          <table:table-cell office:value-type="float" office:value="-0.562455">
            <text:p>-0.56245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383">
            <text:p>10555.383</text:p>
          </table:table-cell>
          <table:table-cell office:value-type="float" office:value="0.775061">
            <text:p>0.775061</text:p>
          </table:table-cell>
          <table:table-cell office:value-type="float" office:value="-1.88753">
            <text:p>-1.88753</text:p>
          </table:table-cell>
          <table:table-cell office:value-type="float" office:value="-0.566502">
            <text:p>-0.566502</text:p>
          </table:table-cell>
          <table:table-cell office:value-type="float" office:value="4.283251">
            <text:p>4.283251</text:p>
          </table:table-cell>
          <table:table-cell office:value-type="float" office:value="-1.121717">
            <text:p>-1.121717</text:p>
          </table:table-cell>
          <table:table-cell office:value-type="float" office:value="0.560858">
            <text:p>0.560858</text:p>
          </table:table-cell>
          <table:table-cell office:value-type="float" office:value="-0.586709">
            <text:p>-0.58670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393">
            <text:p>10555.393</text:p>
          </table:table-cell>
          <table:table-cell office:value-type="float" office:value="0.776382">
            <text:p>0.776382</text:p>
          </table:table-cell>
          <table:table-cell office:value-type="float" office:value="-1.888191">
            <text:p>-1.888191</text:p>
          </table:table-cell>
          <table:table-cell office:value-type="float" office:value="-0.59455">
            <text:p>-0.59455</text:p>
          </table:table-cell>
          <table:table-cell office:value-type="float" office:value="4.297275">
            <text:p>4.297275</text:p>
          </table:table-cell>
          <table:table-cell office:value-type="float" office:value="-1.117997">
            <text:p>-1.117997</text:p>
          </table:table-cell>
          <table:table-cell office:value-type="float" office:value="0.558999">
            <text:p>0.558999</text:p>
          </table:table-cell>
          <table:table-cell office:value-type="float" office:value="-0.582986">
            <text:p>-0.58298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403">
            <text:p>10555.403</text:p>
          </table:table-cell>
          <table:table-cell office:value-type="float" office:value="0.758154">
            <text:p>0.758154</text:p>
          </table:table-cell>
          <table:table-cell office:value-type="float" office:value="-1.879077">
            <text:p>-1.879077</text:p>
          </table:table-cell>
          <table:table-cell office:value-type="float" office:value="-0.623429">
            <text:p>-0.623429</text:p>
          </table:table-cell>
          <table:table-cell office:value-type="float" office:value="4.311715">
            <text:p>4.311715</text:p>
          </table:table-cell>
          <table:table-cell office:value-type="float" office:value="-1.154567">
            <text:p>-1.154567</text:p>
          </table:table-cell>
          <table:table-cell office:value-type="float" office:value="0.577283">
            <text:p>0.577283</text:p>
          </table:table-cell>
          <table:table-cell office:value-type="float" office:value="-0.579522">
            <text:p>-0.57952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423">
            <text:p>10555.423</text:p>
          </table:table-cell>
          <table:table-cell office:value-type="float" office:value="0.704669">
            <text:p>0.704669</text:p>
          </table:table-cell>
          <table:table-cell office:value-type="float" office:value="-1.852334">
            <text:p>-1.852334</text:p>
          </table:table-cell>
          <table:table-cell office:value-type="float" office:value="-0.674206">
            <text:p>-0.674206</text:p>
          </table:table-cell>
          <table:table-cell office:value-type="float" office:value="4.337103">
            <text:p>4.337103</text:p>
          </table:table-cell>
          <table:table-cell office:value-type="float" office:value="-1.193191">
            <text:p>-1.193191</text:p>
          </table:table-cell>
          <table:table-cell office:value-type="float" office:value="0.596595">
            <text:p>0.596595</text:p>
          </table:table-cell>
          <table:table-cell office:value-type="float" office:value="-0.592438">
            <text:p>-0.59243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433">
            <text:p>10555.433</text:p>
          </table:table-cell>
          <table:table-cell office:value-type="float" office:value="0.68821">
            <text:p>0.68821</text:p>
          </table:table-cell>
          <table:table-cell office:value-type="float" office:value="-1.844105">
            <text:p>-1.844105</text:p>
          </table:table-cell>
          <table:table-cell office:value-type="float" office:value="-0.688728">
            <text:p>-0.688728</text:p>
          </table:table-cell>
          <table:table-cell office:value-type="float" office:value="4.344364">
            <text:p>4.344364</text:p>
          </table:table-cell>
          <table:table-cell office:value-type="float" office:value="-1.198068">
            <text:p>-1.198068</text:p>
          </table:table-cell>
          <table:table-cell office:value-type="float" office:value="0.599034">
            <text:p>0.599034</text:p>
          </table:table-cell>
          <table:table-cell office:value-type="float" office:value="-0.607438">
            <text:p>-0.60743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443">
            <text:p>10555.443</text:p>
          </table:table-cell>
          <table:table-cell office:value-type="float" office:value="0.659704">
            <text:p>0.659704</text:p>
          </table:table-cell>
          <table:table-cell office:value-type="float" office:value="-1.829852">
            <text:p>-1.829852</text:p>
          </table:table-cell>
          <table:table-cell office:value-type="float" office:value="-0.664721">
            <text:p>-0.664721</text:p>
          </table:table-cell>
          <table:table-cell office:value-type="float" office:value="4.33236">
            <text:p>4.33236</text:p>
          </table:table-cell>
          <table:table-cell office:value-type="float" office:value="-1.210262">
            <text:p>-1.210262</text:p>
          </table:table-cell>
          <table:table-cell office:value-type="float" office:value="0.605131">
            <text:p>0.605131</text:p>
          </table:table-cell>
          <table:table-cell office:value-type="float" office:value="-0.6214">
            <text:p>-0.621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443">
            <text:p>10555.443</text:p>
          </table:table-cell>
          <table:table-cell office:value-type="float" office:value="0.659704">
            <text:p>0.659704</text:p>
          </table:table-cell>
          <table:table-cell office:value-type="float" office:value="-1.829852">
            <text:p>-1.829852</text:p>
          </table:table-cell>
          <table:table-cell office:value-type="float" office:value="-0.664721">
            <text:p>-0.664721</text:p>
          </table:table-cell>
          <table:table-cell office:value-type="float" office:value="4.33236">
            <text:p>4.33236</text:p>
          </table:table-cell>
          <table:table-cell office:value-type="float" office:value="-1.210262">
            <text:p>-1.210262</text:p>
          </table:table-cell>
          <table:table-cell office:value-type="float" office:value="0.605131">
            <text:p>0.605131</text:p>
          </table:table-cell>
          <table:table-cell office:value-type="float" office:value="-0.6214">
            <text:p>-0.621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453">
            <text:p>10555.453</text:p>
          </table:table-cell>
          <table:table-cell office:value-type="float" office:value="0.633486">
            <text:p>0.633486</text:p>
          </table:table-cell>
          <table:table-cell office:value-type="float" office:value="-1.816743">
            <text:p>-1.816743</text:p>
          </table:table-cell>
          <table:table-cell office:value-type="float" office:value="-0.648783">
            <text:p>-0.648783</text:p>
          </table:table-cell>
          <table:table-cell office:value-type="float" office:value="4.324391">
            <text:p>4.324391</text:p>
          </table:table-cell>
          <table:table-cell office:value-type="float" office:value="-1.224154">
            <text:p>-1.224154</text:p>
          </table:table-cell>
          <table:table-cell office:value-type="float" office:value="0.612077">
            <text:p>0.612077</text:p>
          </table:table-cell>
          <table:table-cell office:value-type="float" office:value="-0.634385">
            <text:p>-0.63438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473">
            <text:p>10555.473</text:p>
          </table:table-cell>
          <table:table-cell office:value-type="float" office:value="0.633265">
            <text:p>0.633265</text:p>
          </table:table-cell>
          <table:table-cell office:value-type="float" office:value="-1.816633">
            <text:p>-1.816633</text:p>
          </table:table-cell>
          <table:table-cell office:value-type="float" office:value="-0.62486">
            <text:p>-0.62486</text:p>
          </table:table-cell>
          <table:table-cell office:value-type="float" office:value="4.31243">
            <text:p>4.31243</text:p>
          </table:table-cell>
          <table:table-cell office:value-type="float" office:value="-1.196369">
            <text:p>-1.196369</text:p>
          </table:table-cell>
          <table:table-cell office:value-type="float" office:value="0.598184">
            <text:p>0.598184</text:p>
          </table:table-cell>
          <table:table-cell office:value-type="float" office:value="-0.585236">
            <text:p>-0.58523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483">
            <text:p>10555.483</text:p>
          </table:table-cell>
          <table:table-cell office:value-type="float" office:value="0.619329">
            <text:p>0.619329</text:p>
          </table:table-cell>
          <table:table-cell office:value-type="float" office:value="-1.809664">
            <text:p>-1.809664</text:p>
          </table:table-cell>
          <table:table-cell office:value-type="float" office:value="-0.61287">
            <text:p>-0.61287</text:p>
          </table:table-cell>
          <table:table-cell office:value-type="float" office:value="4.306435">
            <text:p>4.306435</text:p>
          </table:table-cell>
          <table:table-cell office:value-type="float" office:value="-1.174124">
            <text:p>-1.174124</text:p>
          </table:table-cell>
          <table:table-cell office:value-type="float" office:value="0.587062">
            <text:p>0.587062</text:p>
          </table:table-cell>
          <table:table-cell office:value-type="float" office:value="-0.56321">
            <text:p>-0.5632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483">
            <text:p>10555.483</text:p>
          </table:table-cell>
          <table:table-cell office:value-type="float" office:value="0.619329">
            <text:p>0.619329</text:p>
          </table:table-cell>
          <table:table-cell office:value-type="float" office:value="-1.809664">
            <text:p>-1.809664</text:p>
          </table:table-cell>
          <table:table-cell office:value-type="float" office:value="-0.61287">
            <text:p>-0.61287</text:p>
          </table:table-cell>
          <table:table-cell office:value-type="float" office:value="4.306435">
            <text:p>4.306435</text:p>
          </table:table-cell>
          <table:table-cell office:value-type="float" office:value="-1.174124">
            <text:p>-1.174124</text:p>
          </table:table-cell>
          <table:table-cell office:value-type="float" office:value="0.587062">
            <text:p>0.587062</text:p>
          </table:table-cell>
          <table:table-cell office:value-type="float" office:value="-0.56321">
            <text:p>-0.5632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493">
            <text:p>10555.493</text:p>
          </table:table-cell>
          <table:table-cell office:value-type="float" office:value="0.590708">
            <text:p>0.590708</text:p>
          </table:table-cell>
          <table:table-cell office:value-type="float" office:value="-1.795354">
            <text:p>-1.795354</text:p>
          </table:table-cell>
          <table:table-cell office:value-type="float" office:value="-0.619168">
            <text:p>-0.619168</text:p>
          </table:table-cell>
          <table:table-cell office:value-type="float" office:value="4.309584">
            <text:p>4.309584</text:p>
          </table:table-cell>
          <table:table-cell office:value-type="float" office:value="-1.186085">
            <text:p>-1.186085</text:p>
          </table:table-cell>
          <table:table-cell office:value-type="float" office:value="0.593043">
            <text:p>0.593043</text:p>
          </table:table-cell>
          <table:table-cell office:value-type="float" office:value="-0.542733">
            <text:p>-0.54273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503">
            <text:p>10555.503</text:p>
          </table:table-cell>
          <table:table-cell office:value-type="float" office:value="0.569095">
            <text:p>0.569095</text:p>
          </table:table-cell>
          <table:table-cell office:value-type="float" office:value="-1.784548">
            <text:p>-1.784548</text:p>
          </table:table-cell>
          <table:table-cell office:value-type="float" office:value="-0.638026">
            <text:p>-0.638026</text:p>
          </table:table-cell>
          <table:table-cell office:value-type="float" office:value="4.319013">
            <text:p>4.319013</text:p>
          </table:table-cell>
          <table:table-cell office:value-type="float" office:value="-1.190894">
            <text:p>-1.190894</text:p>
          </table:table-cell>
          <table:table-cell office:value-type="float" office:value="0.595447">
            <text:p>0.595447</text:p>
          </table:table-cell>
          <table:table-cell office:value-type="float" office:value="-0.585274">
            <text:p>-0.58527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523">
            <text:p>10555.523</text:p>
          </table:table-cell>
          <table:table-cell office:value-type="float" office:value="0.498342">
            <text:p>0.498342</text:p>
          </table:table-cell>
          <table:table-cell office:value-type="float" office:value="-1.749171">
            <text:p>-1.749171</text:p>
          </table:table-cell>
          <table:table-cell office:value-type="float" office:value="-0.648237">
            <text:p>-0.648237</text:p>
          </table:table-cell>
          <table:table-cell office:value-type="float" office:value="4.324118">
            <text:p>4.324118</text:p>
          </table:table-cell>
          <table:table-cell office:value-type="float" office:value="-1.209363">
            <text:p>-1.209363</text:p>
          </table:table-cell>
          <table:table-cell office:value-type="float" office:value="0.604681">
            <text:p>0.604681</text:p>
          </table:table-cell>
          <table:table-cell office:value-type="float" office:value="-0.661637">
            <text:p>-0.66163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533">
            <text:p>10555.533</text:p>
          </table:table-cell>
          <table:table-cell office:value-type="float" office:value="0.45461">
            <text:p>0.45461</text:p>
          </table:table-cell>
          <table:table-cell office:value-type="float" office:value="-1.727305">
            <text:p>-1.727305</text:p>
          </table:table-cell>
          <table:table-cell office:value-type="float" office:value="-0.678427">
            <text:p>-0.678427</text:p>
          </table:table-cell>
          <table:table-cell office:value-type="float" office:value="4.339214">
            <text:p>4.339214</text:p>
          </table:table-cell>
          <table:table-cell office:value-type="float" office:value="-1.249722">
            <text:p>-1.249722</text:p>
          </table:table-cell>
          <table:table-cell office:value-type="float" office:value="0.624861">
            <text:p>0.624861</text:p>
          </table:table-cell>
          <table:table-cell office:value-type="float" office:value="-0.695855">
            <text:p>-0.69585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543">
            <text:p>10555.543</text:p>
          </table:table-cell>
          <table:table-cell office:value-type="float" office:value="0.389202">
            <text:p>0.389202</text:p>
          </table:table-cell>
          <table:table-cell office:value-type="float" office:value="-1.694601">
            <text:p>-1.694601</text:p>
          </table:table-cell>
          <table:table-cell office:value-type="float" office:value="-0.685366">
            <text:p>-0.685366</text:p>
          </table:table-cell>
          <table:table-cell office:value-type="float" office:value="4.342683">
            <text:p>4.342683</text:p>
          </table:table-cell>
          <table:table-cell office:value-type="float" office:value="-1.27351">
            <text:p>-1.27351</text:p>
          </table:table-cell>
          <table:table-cell office:value-type="float" office:value="0.636755">
            <text:p>0.636755</text:p>
          </table:table-cell>
          <table:table-cell office:value-type="float" office:value="-0.732018">
            <text:p>-0.73201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553">
            <text:p>10555.553</text:p>
          </table:table-cell>
          <table:table-cell office:value-type="float" office:value="0.377777">
            <text:p>0.377777</text:p>
          </table:table-cell>
          <table:table-cell office:value-type="float" office:value="-1.688889">
            <text:p>-1.688889</text:p>
          </table:table-cell>
          <table:table-cell office:value-type="float" office:value="-0.666103">
            <text:p>-0.666103</text:p>
          </table:table-cell>
          <table:table-cell office:value-type="float" office:value="4.333052">
            <text:p>4.333052</text:p>
          </table:table-cell>
          <table:table-cell office:value-type="float" office:value="-1.264208">
            <text:p>-1.264208</text:p>
          </table:table-cell>
          <table:table-cell office:value-type="float" office:value="0.632104">
            <text:p>0.632104</text:p>
          </table:table-cell>
          <table:table-cell office:value-type="float" office:value="-0.765656">
            <text:p>-0.76565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563">
            <text:p>10555.563</text:p>
          </table:table-cell>
          <table:table-cell office:value-type="float" office:value="0.344128">
            <text:p>0.344128</text:p>
          </table:table-cell>
          <table:table-cell office:value-type="float" office:value="-1.672064">
            <text:p>-1.672064</text:p>
          </table:table-cell>
          <table:table-cell office:value-type="float" office:value="-0.668864">
            <text:p>-0.668864</text:p>
          </table:table-cell>
          <table:table-cell office:value-type="float" office:value="4.334432">
            <text:p>4.334432</text:p>
          </table:table-cell>
          <table:table-cell office:value-type="float" office:value="-1.281696">
            <text:p>-1.281696</text:p>
          </table:table-cell>
          <table:table-cell office:value-type="float" office:value="0.640848">
            <text:p>0.640848</text:p>
          </table:table-cell>
          <table:table-cell office:value-type="float" office:value="-0.796937">
            <text:p>-0.79693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573">
            <text:p>10555.573</text:p>
          </table:table-cell>
          <table:table-cell office:value-type="float" office:value="0.32703">
            <text:p>0.32703</text:p>
          </table:table-cell>
          <table:table-cell office:value-type="float" office:value="-1.663515">
            <text:p>-1.663515</text:p>
          </table:table-cell>
          <table:table-cell office:value-type="float" office:value="-0.684183">
            <text:p>-0.684183</text:p>
          </table:table-cell>
          <table:table-cell office:value-type="float" office:value="4.342091">
            <text:p>4.342091</text:p>
          </table:table-cell>
          <table:table-cell office:value-type="float" office:value="-1.304697">
            <text:p>-1.304697</text:p>
          </table:table-cell>
          <table:table-cell office:value-type="float" office:value="0.652349">
            <text:p>0.652349</text:p>
          </table:table-cell>
          <table:table-cell office:value-type="float" office:value="-0.826028">
            <text:p>-0.82602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583">
            <text:p>10555.583</text:p>
          </table:table-cell>
          <table:table-cell office:value-type="float" office:value="0.306366">
            <text:p>0.306366</text:p>
          </table:table-cell>
          <table:table-cell office:value-type="float" office:value="-1.653183">
            <text:p>-1.653183</text:p>
          </table:table-cell>
          <table:table-cell office:value-type="float" office:value="-0.669556">
            <text:p>-0.669556</text:p>
          </table:table-cell>
          <table:table-cell office:value-type="float" office:value="4.334778">
            <text:p>4.334778</text:p>
          </table:table-cell>
          <table:table-cell office:value-type="float" office:value="-1.30128">
            <text:p>-1.30128</text:p>
          </table:table-cell>
          <table:table-cell office:value-type="float" office:value="0.65064">
            <text:p>0.65064</text:p>
          </table:table-cell>
          <table:table-cell office:value-type="float" office:value="-0.815263">
            <text:p>-0.81526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593">
            <text:p>10555.593</text:p>
          </table:table-cell>
          <table:table-cell office:value-type="float" office:value="0.294841">
            <text:p>0.294841</text:p>
          </table:table-cell>
          <table:table-cell office:value-type="float" office:value="-1.64742">
            <text:p>-1.64742</text:p>
          </table:table-cell>
          <table:table-cell office:value-type="float" office:value="-0.646752">
            <text:p>-0.646752</text:p>
          </table:table-cell>
          <table:table-cell office:value-type="float" office:value="4.323376">
            <text:p>4.323376</text:p>
          </table:table-cell>
          <table:table-cell office:value-type="float" office:value="-1.286794">
            <text:p>-1.286794</text:p>
          </table:table-cell>
          <table:table-cell office:value-type="float" office:value="0.643397">
            <text:p>0.643397</text:p>
          </table:table-cell>
          <table:table-cell office:value-type="float" office:value="-0.805253">
            <text:p>-0.80525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593">
            <text:p>10555.593</text:p>
          </table:table-cell>
          <table:table-cell office:value-type="float" office:value="0.294841">
            <text:p>0.294841</text:p>
          </table:table-cell>
          <table:table-cell office:value-type="float" office:value="-1.64742">
            <text:p>-1.64742</text:p>
          </table:table-cell>
          <table:table-cell office:value-type="float" office:value="-0.646752">
            <text:p>-0.646752</text:p>
          </table:table-cell>
          <table:table-cell office:value-type="float" office:value="4.323376">
            <text:p>4.323376</text:p>
          </table:table-cell>
          <table:table-cell office:value-type="float" office:value="-1.286794">
            <text:p>-1.286794</text:p>
          </table:table-cell>
          <table:table-cell office:value-type="float" office:value="0.643397">
            <text:p>0.643397</text:p>
          </table:table-cell>
          <table:table-cell office:value-type="float" office:value="-0.805253">
            <text:p>-0.80525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613">
            <text:p>10555.613</text:p>
          </table:table-cell>
          <table:table-cell office:value-type="float" office:value="0.2106">
            <text:p>0.2106</text:p>
          </table:table-cell>
          <table:table-cell office:value-type="float" office:value="-1.6053">
            <text:p>-1.6053</text:p>
          </table:table-cell>
          <table:table-cell office:value-type="float" office:value="-0.636897">
            <text:p>-0.636897</text:p>
          </table:table-cell>
          <table:table-cell office:value-type="float" office:value="4.318448">
            <text:p>4.318448</text:p>
          </table:table-cell>
          <table:table-cell office:value-type="float" office:value="-1.336587">
            <text:p>-1.336587</text:p>
          </table:table-cell>
          <table:table-cell office:value-type="float" office:value="0.668293">
            <text:p>0.668293</text:p>
          </table:table-cell>
          <table:table-cell office:value-type="float" office:value="-0.787286">
            <text:p>-0.78728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623">
            <text:p>10555.623</text:p>
          </table:table-cell>
          <table:table-cell office:value-type="float" office:value="0.167777">
            <text:p>0.167777</text:p>
          </table:table-cell>
          <table:table-cell office:value-type="float" office:value="-1.583888">
            <text:p>-1.583888</text:p>
          </table:table-cell>
          <table:table-cell office:value-type="float" office:value="-0.655686">
            <text:p>-0.655686</text:p>
          </table:table-cell>
          <table:table-cell office:value-type="float" office:value="4.327843">
            <text:p>4.327843</text:p>
          </table:table-cell>
          <table:table-cell office:value-type="float" office:value="-1.345149">
            <text:p>-1.345149</text:p>
          </table:table-cell>
          <table:table-cell office:value-type="float" office:value="0.672575">
            <text:p>0.672575</text:p>
          </table:table-cell>
          <table:table-cell office:value-type="float" office:value="-0.816041">
            <text:p>-0.81604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623">
            <text:p>10555.623</text:p>
          </table:table-cell>
          <table:table-cell office:value-type="float" office:value="0.167777">
            <text:p>0.167777</text:p>
          </table:table-cell>
          <table:table-cell office:value-type="float" office:value="-1.583888">
            <text:p>-1.583888</text:p>
          </table:table-cell>
          <table:table-cell office:value-type="float" office:value="-0.655686">
            <text:p>-0.655686</text:p>
          </table:table-cell>
          <table:table-cell office:value-type="float" office:value="4.327843">
            <text:p>4.327843</text:p>
          </table:table-cell>
          <table:table-cell office:value-type="float" office:value="-1.345149">
            <text:p>-1.345149</text:p>
          </table:table-cell>
          <table:table-cell office:value-type="float" office:value="0.672575">
            <text:p>0.672575</text:p>
          </table:table-cell>
          <table:table-cell office:value-type="float" office:value="-0.816041">
            <text:p>-0.81604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623">
            <text:p>10555.623</text:p>
          </table:table-cell>
          <table:table-cell office:value-type="float" office:value="0.167777">
            <text:p>0.167777</text:p>
          </table:table-cell>
          <table:table-cell office:value-type="float" office:value="-1.583888">
            <text:p>-1.583888</text:p>
          </table:table-cell>
          <table:table-cell office:value-type="float" office:value="-0.655686">
            <text:p>-0.655686</text:p>
          </table:table-cell>
          <table:table-cell office:value-type="float" office:value="4.327843">
            <text:p>4.327843</text:p>
          </table:table-cell>
          <table:table-cell office:value-type="float" office:value="-1.345149">
            <text:p>-1.345149</text:p>
          </table:table-cell>
          <table:table-cell office:value-type="float" office:value="0.672575">
            <text:p>0.672575</text:p>
          </table:table-cell>
          <table:table-cell office:value-type="float" office:value="-0.816041">
            <text:p>-0.81604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653">
            <text:p>10555.653</text:p>
          </table:table-cell>
          <table:table-cell office:value-type="float" office:value="0.030396">
            <text:p>0.030396</text:p>
          </table:table-cell>
          <table:table-cell office:value-type="float" office:value="-1.515198">
            <text:p>-1.515198</text:p>
          </table:table-cell>
          <table:table-cell office:value-type="float" office:value="-0.685855">
            <text:p>-0.685855</text:p>
          </table:table-cell>
          <table:table-cell office:value-type="float" office:value="4.342928">
            <text:p>4.342928</text:p>
          </table:table-cell>
          <table:table-cell office:value-type="float" office:value="-1.362717">
            <text:p>-1.362717</text:p>
          </table:table-cell>
          <table:table-cell office:value-type="float" office:value="0.681359">
            <text:p>0.681359</text:p>
          </table:table-cell>
          <table:table-cell office:value-type="float" office:value="-0.890794">
            <text:p>-0.89079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653">
            <text:p>10555.653</text:p>
          </table:table-cell>
          <table:table-cell office:value-type="float" office:value="0.030396">
            <text:p>0.030396</text:p>
          </table:table-cell>
          <table:table-cell office:value-type="float" office:value="-1.515198">
            <text:p>-1.515198</text:p>
          </table:table-cell>
          <table:table-cell office:value-type="float" office:value="-0.685855">
            <text:p>-0.685855</text:p>
          </table:table-cell>
          <table:table-cell office:value-type="float" office:value="4.342928">
            <text:p>4.342928</text:p>
          </table:table-cell>
          <table:table-cell office:value-type="float" office:value="-1.362717">
            <text:p>-1.362717</text:p>
          </table:table-cell>
          <table:table-cell office:value-type="float" office:value="0.681359">
            <text:p>0.681359</text:p>
          </table:table-cell>
          <table:table-cell office:value-type="float" office:value="-0.890794">
            <text:p>-0.89079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673">
            <text:p>10555.673</text:p>
          </table:table-cell>
          <table:table-cell office:value-type="float" office:value="-0.017861">
            <text:p>-0.017861</text:p>
          </table:table-cell>
          <table:table-cell office:value-type="float" office:value="-1.491069">
            <text:p>-1.491069</text:p>
          </table:table-cell>
          <table:table-cell office:value-type="float" office:value="-0.682412">
            <text:p>-0.682412</text:p>
          </table:table-cell>
          <table:table-cell office:value-type="float" office:value="4.341206">
            <text:p>4.341206</text:p>
          </table:table-cell>
          <table:table-cell office:value-type="float" office:value="-1.342909">
            <text:p>-1.342909</text:p>
          </table:table-cell>
          <table:table-cell office:value-type="float" office:value="0.671454">
            <text:p>0.671454</text:p>
          </table:table-cell>
          <table:table-cell office:value-type="float" office:value="-0.895669">
            <text:p>-0.89566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683">
            <text:p>10555.683</text:p>
          </table:table-cell>
          <table:table-cell office:value-type="float" office:value="-0.048031">
            <text:p>-0.048031</text:p>
          </table:table-cell>
          <table:table-cell office:value-type="float" office:value="-1.475984">
            <text:p>-1.475984</text:p>
          </table:table-cell>
          <table:table-cell office:value-type="float" office:value="-0.68874">
            <text:p>-0.68874</text:p>
          </table:table-cell>
          <table:table-cell office:value-type="float" office:value="4.34437">
            <text:p>4.34437</text:p>
          </table:table-cell>
          <table:table-cell office:value-type="float" office:value="-1.341058">
            <text:p>-1.341058</text:p>
          </table:table-cell>
          <table:table-cell office:value-type="float" office:value="0.670529">
            <text:p>0.670529</text:p>
          </table:table-cell>
          <table:table-cell office:value-type="float" office:value="-0.897851">
            <text:p>-0.89785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693">
            <text:p>10555.693</text:p>
          </table:table-cell>
          <table:table-cell office:value-type="float" office:value="-0.063576">
            <text:p>-0.063576</text:p>
          </table:table-cell>
          <table:table-cell office:value-type="float" office:value="-1.468212">
            <text:p>-1.468212</text:p>
          </table:table-cell>
          <table:table-cell office:value-type="float" office:value="-0.69085">
            <text:p>-0.69085</text:p>
          </table:table-cell>
          <table:table-cell office:value-type="float" office:value="4.345425">
            <text:p>4.345425</text:p>
          </table:table-cell>
          <table:table-cell office:value-type="float" office:value="-1.315557">
            <text:p>-1.315557</text:p>
          </table:table-cell>
          <table:table-cell office:value-type="float" office:value="0.657779">
            <text:p>0.657779</text:p>
          </table:table-cell>
          <table:table-cell office:value-type="float" office:value="-0.89988">
            <text:p>-0.8998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703">
            <text:p>10555.703</text:p>
          </table:table-cell>
          <table:table-cell office:value-type="float" office:value="-0.067277">
            <text:p>-0.067277</text:p>
          </table:table-cell>
          <table:table-cell office:value-type="float" office:value="-1.466361">
            <text:p>-1.466361</text:p>
          </table:table-cell>
          <table:table-cell office:value-type="float" office:value="-0.680498">
            <text:p>-0.680498</text:p>
          </table:table-cell>
          <table:table-cell office:value-type="float" office:value="4.340249">
            <text:p>4.340249</text:p>
          </table:table-cell>
          <table:table-cell office:value-type="float" office:value="-1.302734">
            <text:p>-1.302734</text:p>
          </table:table-cell>
          <table:table-cell office:value-type="float" office:value="0.651367">
            <text:p>0.651367</text:p>
          </table:table-cell>
          <table:table-cell office:value-type="float" office:value="-0.923943">
            <text:p>-0.92394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713">
            <text:p>10555.713</text:p>
          </table:table-cell>
          <table:table-cell office:value-type="float" office:value="-0.072513">
            <text:p>-0.072513</text:p>
          </table:table-cell>
          <table:table-cell office:value-type="float" office:value="-1.463744">
            <text:p>-1.463744</text:p>
          </table:table-cell>
          <table:table-cell office:value-type="float" office:value="-0.694156">
            <text:p>-0.694156</text:p>
          </table:table-cell>
          <table:table-cell office:value-type="float" office:value="4.347078">
            <text:p>4.347078</text:p>
          </table:table-cell>
          <table:table-cell office:value-type="float" office:value="-1.310129">
            <text:p>-1.310129</text:p>
          </table:table-cell>
          <table:table-cell office:value-type="float" office:value="0.655065">
            <text:p>0.655065</text:p>
          </table:table-cell>
          <table:table-cell office:value-type="float" office:value="-0.94632">
            <text:p>-0.9463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723">
            <text:p>10555.723</text:p>
          </table:table-cell>
          <table:table-cell office:value-type="float" office:value="-0.100342">
            <text:p>-0.100342</text:p>
          </table:table-cell>
          <table:table-cell office:value-type="float" office:value="-1.449829">
            <text:p>-1.449829</text:p>
          </table:table-cell>
          <table:table-cell office:value-type="float" office:value="-0.701138">
            <text:p>-0.701138</text:p>
          </table:table-cell>
          <table:table-cell office:value-type="float" office:value="4.350569">
            <text:p>4.350569</text:p>
          </table:table-cell>
          <table:table-cell office:value-type="float" office:value="-1.308036">
            <text:p>-1.308036</text:p>
          </table:table-cell>
          <table:table-cell office:value-type="float" office:value="0.654018">
            <text:p>0.654018</text:p>
          </table:table-cell>
          <table:table-cell office:value-type="float" office:value="-0.967126">
            <text:p>-0.96712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733">
            <text:p>10555.733</text:p>
          </table:table-cell>
          <table:table-cell office:value-type="float" office:value="-0.097684">
            <text:p>-0.097684</text:p>
          </table:table-cell>
          <table:table-cell office:value-type="float" office:value="-1.451158">
            <text:p>-1.451158</text:p>
          </table:table-cell>
          <table:table-cell office:value-type="float" office:value="-0.688166">
            <text:p>-0.688166</text:p>
          </table:table-cell>
          <table:table-cell office:value-type="float" office:value="4.344083">
            <text:p>4.344083</text:p>
          </table:table-cell>
          <table:table-cell office:value-type="float" office:value="-1.298451">
            <text:p>-1.298451</text:p>
          </table:table-cell>
          <table:table-cell office:value-type="float" office:value="0.649225">
            <text:p>0.649225</text:p>
          </table:table-cell>
          <table:table-cell office:value-type="float" office:value="-0.986481">
            <text:p>-0.98648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743">
            <text:p>10555.743</text:p>
          </table:table-cell>
          <table:table-cell office:value-type="float" office:value="-0.113807">
            <text:p>-0.113807</text:p>
          </table:table-cell>
          <table:table-cell office:value-type="float" office:value="-1.443097">
            <text:p>-1.443097</text:p>
          </table:table-cell>
          <table:table-cell office:value-type="float" office:value="-0.674937">
            <text:p>-0.674937</text:p>
          </table:table-cell>
          <table:table-cell office:value-type="float" office:value="4.337468">
            <text:p>4.337468</text:p>
          </table:table-cell>
          <table:table-cell office:value-type="float" office:value="-1.297078">
            <text:p>-1.297078</text:p>
          </table:table-cell>
          <table:table-cell office:value-type="float" office:value="0.648539">
            <text:p>0.648539</text:p>
          </table:table-cell>
          <table:table-cell office:value-type="float" office:value="-1.004479">
            <text:p>-1.00447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753">
            <text:p>10555.753</text:p>
          </table:table-cell>
          <table:table-cell office:value-type="float" office:value="-0.141211">
            <text:p>-0.141211</text:p>
          </table:table-cell>
          <table:table-cell office:value-type="float" office:value="-1.429395">
            <text:p>-1.429395</text:p>
          </table:table-cell>
          <table:table-cell office:value-type="float" office:value="-0.68959">
            <text:p>-0.68959</text:p>
          </table:table-cell>
          <table:table-cell office:value-type="float" office:value="4.344795">
            <text:p>4.344795</text:p>
          </table:table-cell>
          <table:table-cell office:value-type="float" office:value="-1.289261">
            <text:p>-1.289261</text:p>
          </table:table-cell>
          <table:table-cell office:value-type="float" office:value="0.644631">
            <text:p>0.644631</text:p>
          </table:table-cell>
          <table:table-cell office:value-type="float" office:value="-1.003541">
            <text:p>-1.00354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753">
            <text:p>10555.753</text:p>
          </table:table-cell>
          <table:table-cell office:value-type="float" office:value="-0.141211">
            <text:p>-0.141211</text:p>
          </table:table-cell>
          <table:table-cell office:value-type="float" office:value="-1.429395">
            <text:p>-1.429395</text:p>
          </table:table-cell>
          <table:table-cell office:value-type="float" office:value="-0.68959">
            <text:p>-0.68959</text:p>
          </table:table-cell>
          <table:table-cell office:value-type="float" office:value="4.344795">
            <text:p>4.344795</text:p>
          </table:table-cell>
          <table:table-cell office:value-type="float" office:value="-1.289261">
            <text:p>-1.289261</text:p>
          </table:table-cell>
          <table:table-cell office:value-type="float" office:value="0.644631">
            <text:p>0.644631</text:p>
          </table:table-cell>
          <table:table-cell office:value-type="float" office:value="-1.003541">
            <text:p>-1.00354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753">
            <text:p>10555.753</text:p>
          </table:table-cell>
          <table:table-cell office:value-type="float" office:value="-0.141211">
            <text:p>-0.141211</text:p>
          </table:table-cell>
          <table:table-cell office:value-type="float" office:value="-1.429395">
            <text:p>-1.429395</text:p>
          </table:table-cell>
          <table:table-cell office:value-type="float" office:value="-0.68959">
            <text:p>-0.68959</text:p>
          </table:table-cell>
          <table:table-cell office:value-type="float" office:value="4.344795">
            <text:p>4.344795</text:p>
          </table:table-cell>
          <table:table-cell office:value-type="float" office:value="-1.289261">
            <text:p>-1.289261</text:p>
          </table:table-cell>
          <table:table-cell office:value-type="float" office:value="0.644631">
            <text:p>0.644631</text:p>
          </table:table-cell>
          <table:table-cell office:value-type="float" office:value="-1.003541">
            <text:p>-1.00354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783">
            <text:p>10555.783</text:p>
          </table:table-cell>
          <table:table-cell office:value-type="float" office:value="-0.18874">
            <text:p>-0.18874</text:p>
          </table:table-cell>
          <table:table-cell office:value-type="float" office:value="-1.40563">
            <text:p>-1.40563</text:p>
          </table:table-cell>
          <table:table-cell office:value-type="float" office:value="-0.651447">
            <text:p>-0.651447</text:p>
          </table:table-cell>
          <table:table-cell office:value-type="float" office:value="4.325723">
            <text:p>4.325723</text:p>
          </table:table-cell>
          <table:table-cell office:value-type="float" office:value="-1.288772">
            <text:p>-1.288772</text:p>
          </table:table-cell>
          <table:table-cell office:value-type="float" office:value="0.644386">
            <text:p>0.644386</text:p>
          </table:table-cell>
          <table:table-cell office:value-type="float" office:value="-1.001099">
            <text:p>-1.00109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793">
            <text:p>10555.793</text:p>
          </table:table-cell>
          <table:table-cell office:value-type="float" office:value="-0.212669">
            <text:p>-0.212669</text:p>
          </table:table-cell>
          <table:table-cell office:value-type="float" office:value="-1.393666">
            <text:p>-1.393666</text:p>
          </table:table-cell>
          <table:table-cell office:value-type="float" office:value="-0.651214">
            <text:p>-0.651214</text:p>
          </table:table-cell>
          <table:table-cell office:value-type="float" office:value="4.325607">
            <text:p>4.325607</text:p>
          </table:table-cell>
          <table:table-cell office:value-type="float" office:value="-1.28371">
            <text:p>-1.28371</text:p>
          </table:table-cell>
          <table:table-cell office:value-type="float" office:value="0.641855">
            <text:p>0.641855</text:p>
          </table:table-cell>
          <table:table-cell office:value-type="float" office:value="-0.996628">
            <text:p>-0.99662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803">
            <text:p>10555.803</text:p>
          </table:table-cell>
          <table:table-cell office:value-type="float" office:value="-0.220481">
            <text:p>-0.220481</text:p>
          </table:table-cell>
          <table:table-cell office:value-type="float" office:value="-1.38976">
            <text:p>-1.38976</text:p>
          </table:table-cell>
          <table:table-cell office:value-type="float" office:value="-0.668201">
            <text:p>-0.668201</text:p>
          </table:table-cell>
          <table:table-cell office:value-type="float" office:value="4.334101">
            <text:p>4.334101</text:p>
          </table:table-cell>
          <table:table-cell office:value-type="float" office:value="-1.260771">
            <text:p>-1.260771</text:p>
          </table:table-cell>
          <table:table-cell office:value-type="float" office:value="0.630386">
            <text:p>0.630386</text:p>
          </table:table-cell>
          <table:table-cell office:value-type="float" office:value="-0.99247">
            <text:p>-0.9924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823">
            <text:p>10555.823</text:p>
          </table:table-cell>
          <table:table-cell office:value-type="float" office:value="-0.225496">
            <text:p>-0.225496</text:p>
          </table:table-cell>
          <table:table-cell office:value-type="float" office:value="-1.387252">
            <text:p>-1.387252</text:p>
          </table:table-cell>
          <table:table-cell office:value-type="float" office:value="-0.702302">
            <text:p>-0.702302</text:p>
          </table:table-cell>
          <table:table-cell office:value-type="float" office:value="4.351151">
            <text:p>4.351151</text:p>
          </table:table-cell>
          <table:table-cell office:value-type="float" office:value="-1.261572">
            <text:p>-1.261572</text:p>
          </table:table-cell>
          <table:table-cell office:value-type="float" office:value="0.630786">
            <text:p>0.630786</text:p>
          </table:table-cell>
          <table:table-cell office:value-type="float" office:value="-0.985009">
            <text:p>-0.98500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823">
            <text:p>10555.823</text:p>
          </table:table-cell>
          <table:table-cell office:value-type="float" office:value="-0.225496">
            <text:p>-0.225496</text:p>
          </table:table-cell>
          <table:table-cell office:value-type="float" office:value="-1.387252">
            <text:p>-1.387252</text:p>
          </table:table-cell>
          <table:table-cell office:value-type="float" office:value="-0.702302">
            <text:p>-0.702302</text:p>
          </table:table-cell>
          <table:table-cell office:value-type="float" office:value="4.351151">
            <text:p>4.351151</text:p>
          </table:table-cell>
          <table:table-cell office:value-type="float" office:value="-1.261572">
            <text:p>-1.261572</text:p>
          </table:table-cell>
          <table:table-cell office:value-type="float" office:value="0.630786">
            <text:p>0.630786</text:p>
          </table:table-cell>
          <table:table-cell office:value-type="float" office:value="-0.985009">
            <text:p>-0.98500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833">
            <text:p>10555.833</text:p>
          </table:table-cell>
          <table:table-cell office:value-type="float" office:value="-0.210739">
            <text:p>-0.210739</text:p>
          </table:table-cell>
          <table:table-cell office:value-type="float" office:value="-1.39463">
            <text:p>-1.39463</text:p>
          </table:table-cell>
          <table:table-cell office:value-type="float" office:value="-0.727544">
            <text:p>-0.727544</text:p>
          </table:table-cell>
          <table:table-cell office:value-type="float" office:value="4.363772">
            <text:p>4.363772</text:p>
          </table:table-cell>
          <table:table-cell office:value-type="float" office:value="-1.215688">
            <text:p>-1.215688</text:p>
          </table:table-cell>
          <table:table-cell office:value-type="float" office:value="0.607844">
            <text:p>0.607844</text:p>
          </table:table-cell>
          <table:table-cell office:value-type="float" office:value="-1.004266">
            <text:p>-1.00426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853">
            <text:p>10555.853</text:p>
          </table:table-cell>
          <table:table-cell office:value-type="float" office:value="-0.227978">
            <text:p>-0.227978</text:p>
          </table:table-cell>
          <table:table-cell office:value-type="float" office:value="-1.386011">
            <text:p>-1.386011</text:p>
          </table:table-cell>
          <table:table-cell office:value-type="float" office:value="-0.744187">
            <text:p>-0.744187</text:p>
          </table:table-cell>
          <table:table-cell office:value-type="float" office:value="4.372093">
            <text:p>4.372093</text:p>
          </table:table-cell>
          <table:table-cell office:value-type="float" office:value="-1.204386">
            <text:p>-1.204386</text:p>
          </table:table-cell>
          <table:table-cell office:value-type="float" office:value="0.602193">
            <text:p>0.602193</text:p>
          </table:table-cell>
          <table:table-cell office:value-type="float" office:value="-1.038834">
            <text:p>-1.03883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853">
            <text:p>10555.853</text:p>
          </table:table-cell>
          <table:table-cell office:value-type="float" office:value="-0.227978">
            <text:p>-0.227978</text:p>
          </table:table-cell>
          <table:table-cell office:value-type="float" office:value="-1.386011">
            <text:p>-1.386011</text:p>
          </table:table-cell>
          <table:table-cell office:value-type="float" office:value="-0.744187">
            <text:p>-0.744187</text:p>
          </table:table-cell>
          <table:table-cell office:value-type="float" office:value="4.372093">
            <text:p>4.372093</text:p>
          </table:table-cell>
          <table:table-cell office:value-type="float" office:value="-1.204386">
            <text:p>-1.204386</text:p>
          </table:table-cell>
          <table:table-cell office:value-type="float" office:value="0.602193">
            <text:p>0.602193</text:p>
          </table:table-cell>
          <table:table-cell office:value-type="float" office:value="-1.038834">
            <text:p>-1.03883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863">
            <text:p>10555.863</text:p>
          </table:table-cell>
          <table:table-cell office:value-type="float" office:value="-0.222287">
            <text:p>-0.222287</text:p>
          </table:table-cell>
          <table:table-cell office:value-type="float" office:value="-1.388856">
            <text:p>-1.388856</text:p>
          </table:table-cell>
          <table:table-cell office:value-type="float" office:value="-0.749343">
            <text:p>-0.749343</text:p>
          </table:table-cell>
          <table:table-cell office:value-type="float" office:value="4.374672">
            <text:p>4.374672</text:p>
          </table:table-cell>
          <table:table-cell office:value-type="float" office:value="-1.201622">
            <text:p>-1.201622</text:p>
          </table:table-cell>
          <table:table-cell office:value-type="float" office:value="0.600811">
            <text:p>0.600811</text:p>
          </table:table-cell>
          <table:table-cell office:value-type="float" office:value="-1.05433">
            <text:p>-1.0543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883">
            <text:p>10555.883</text:p>
          </table:table-cell>
          <table:table-cell office:value-type="float" office:value="-0.219253">
            <text:p>-0.219253</text:p>
          </table:table-cell>
          <table:table-cell office:value-type="float" office:value="-1.390373">
            <text:p>-1.390373</text:p>
          </table:table-cell>
          <table:table-cell office:value-type="float" office:value="-0.732457">
            <text:p>-0.732457</text:p>
          </table:table-cell>
          <table:table-cell office:value-type="float" office:value="4.366228">
            <text:p>4.366228</text:p>
          </table:table-cell>
          <table:table-cell office:value-type="float" office:value="-1.204085">
            <text:p>-1.204085</text:p>
          </table:table-cell>
          <table:table-cell office:value-type="float" office:value="0.602042">
            <text:p>0.602042</text:p>
          </table:table-cell>
          <table:table-cell office:value-type="float" office:value="-1.013062">
            <text:p>-1.01306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893">
            <text:p>10555.893</text:p>
          </table:table-cell>
          <table:table-cell office:value-type="float" office:value="-0.240423">
            <text:p>-0.240423</text:p>
          </table:table-cell>
          <table:table-cell office:value-type="float" office:value="-1.379788">
            <text:p>-1.379788</text:p>
          </table:table-cell>
          <table:table-cell office:value-type="float" office:value="-0.740718">
            <text:p>-0.740718</text:p>
          </table:table-cell>
          <table:table-cell office:value-type="float" office:value="4.370359">
            <text:p>4.370359</text:p>
          </table:table-cell>
          <table:table-cell office:value-type="float" office:value="-1.220005">
            <text:p>-1.220005</text:p>
          </table:table-cell>
          <table:table-cell office:value-type="float" office:value="0.610003">
            <text:p>0.610003</text:p>
          </table:table-cell>
          <table:table-cell office:value-type="float" office:value="-0.994569">
            <text:p>-0.99456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893">
            <text:p>10555.893</text:p>
          </table:table-cell>
          <table:table-cell office:value-type="float" office:value="-0.240423">
            <text:p>-0.240423</text:p>
          </table:table-cell>
          <table:table-cell office:value-type="float" office:value="-1.379788">
            <text:p>-1.379788</text:p>
          </table:table-cell>
          <table:table-cell office:value-type="float" office:value="-0.740718">
            <text:p>-0.740718</text:p>
          </table:table-cell>
          <table:table-cell office:value-type="float" office:value="4.370359">
            <text:p>4.370359</text:p>
          </table:table-cell>
          <table:table-cell office:value-type="float" office:value="-1.220005">
            <text:p>-1.220005</text:p>
          </table:table-cell>
          <table:table-cell office:value-type="float" office:value="0.610003">
            <text:p>0.610003</text:p>
          </table:table-cell>
          <table:table-cell office:value-type="float" office:value="-0.994569">
            <text:p>-0.99456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913">
            <text:p>10555.913</text:p>
          </table:table-cell>
          <table:table-cell office:value-type="float" office:value="-0.234299">
            <text:p>-0.234299</text:p>
          </table:table-cell>
          <table:table-cell office:value-type="float" office:value="-1.38285">
            <text:p>-1.38285</text:p>
          </table:table-cell>
          <table:table-cell office:value-type="float" office:value="-0.736767">
            <text:p>-0.736767</text:p>
          </table:table-cell>
          <table:table-cell office:value-type="float" office:value="4.368384">
            <text:p>4.368384</text:p>
          </table:table-cell>
          <table:table-cell office:value-type="float" office:value="-1.217478">
            <text:p>-1.217478</text:p>
          </table:table-cell>
          <table:table-cell office:value-type="float" office:value="0.608739">
            <text:p>0.608739</text:p>
          </table:table-cell>
          <table:table-cell office:value-type="float" office:value="-0.978768">
            <text:p>-0.97876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923">
            <text:p>10555.923</text:p>
          </table:table-cell>
          <table:table-cell office:value-type="float" office:value="-0.25366">
            <text:p>-0.25366</text:p>
          </table:table-cell>
          <table:table-cell office:value-type="float" office:value="-1.37317">
            <text:p>-1.37317</text:p>
          </table:table-cell>
          <table:table-cell office:value-type="float" office:value="-0.729787">
            <text:p>-0.729787</text:p>
          </table:table-cell>
          <table:table-cell office:value-type="float" office:value="4.364893">
            <text:p>4.364893</text:p>
          </table:table-cell>
          <table:table-cell office:value-type="float" office:value="-1.235307">
            <text:p>-1.235307</text:p>
          </table:table-cell>
          <table:table-cell office:value-type="float" office:value="0.617653">
            <text:p>0.617653</text:p>
          </table:table-cell>
          <table:table-cell office:value-type="float" office:value="-0.980065">
            <text:p>-0.98006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933">
            <text:p>10555.933</text:p>
          </table:table-cell>
          <table:table-cell office:value-type="float" office:value="-0.242479">
            <text:p>-0.242479</text:p>
          </table:table-cell>
          <table:table-cell office:value-type="float" office:value="-1.37876">
            <text:p>-1.37876</text:p>
          </table:table-cell>
          <table:table-cell office:value-type="float" office:value="-0.736018">
            <text:p>-0.736018</text:p>
          </table:table-cell>
          <table:table-cell office:value-type="float" office:value="4.368009">
            <text:p>4.368009</text:p>
          </table:table-cell>
          <table:table-cell office:value-type="float" office:value="-1.231354">
            <text:p>-1.231354</text:p>
          </table:table-cell>
          <table:table-cell office:value-type="float" office:value="0.615677">
            <text:p>0.615677</text:p>
          </table:table-cell>
          <table:table-cell office:value-type="float" office:value="-0.981271">
            <text:p>-0.98127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943">
            <text:p>10555.943</text:p>
          </table:table-cell>
          <table:table-cell office:value-type="float" office:value="-0.220355">
            <text:p>-0.220355</text:p>
          </table:table-cell>
          <table:table-cell office:value-type="float" office:value="-1.389823">
            <text:p>-1.389823</text:p>
          </table:table-cell>
          <table:table-cell office:value-type="float" office:value="-0.717512">
            <text:p>-0.717512</text:p>
          </table:table-cell>
          <table:table-cell office:value-type="float" office:value="4.358756">
            <text:p>4.358756</text:p>
          </table:table-cell>
          <table:table-cell office:value-type="float" office:value="-1.217033">
            <text:p>-1.217033</text:p>
          </table:table-cell>
          <table:table-cell office:value-type="float" office:value="0.608516">
            <text:p>0.608516</text:p>
          </table:table-cell>
          <table:table-cell office:value-type="float" office:value="-0.982392">
            <text:p>-0.98239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943">
            <text:p>10555.943</text:p>
          </table:table-cell>
          <table:table-cell office:value-type="float" office:value="-0.220355">
            <text:p>-0.220355</text:p>
          </table:table-cell>
          <table:table-cell office:value-type="float" office:value="-1.389823">
            <text:p>-1.389823</text:p>
          </table:table-cell>
          <table:table-cell office:value-type="float" office:value="-0.717512">
            <text:p>-0.717512</text:p>
          </table:table-cell>
          <table:table-cell office:value-type="float" office:value="4.358756">
            <text:p>4.358756</text:p>
          </table:table-cell>
          <table:table-cell office:value-type="float" office:value="-1.217033">
            <text:p>-1.217033</text:p>
          </table:table-cell>
          <table:table-cell office:value-type="float" office:value="0.608516">
            <text:p>0.608516</text:p>
          </table:table-cell>
          <table:table-cell office:value-type="float" office:value="-0.982392">
            <text:p>-0.98239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963">
            <text:p>10555.963</text:p>
          </table:table-cell>
          <table:table-cell office:value-type="float" office:value="-0.214266">
            <text:p>-0.214266</text:p>
          </table:table-cell>
          <table:table-cell office:value-type="float" office:value="-1.392867">
            <text:p>-1.392867</text:p>
          </table:table-cell>
          <table:table-cell office:value-type="float" office:value="-0.711646">
            <text:p>-0.711646</text:p>
          </table:table-cell>
          <table:table-cell office:value-type="float" office:value="4.355823">
            <text:p>4.355823</text:p>
          </table:table-cell>
          <table:table-cell office:value-type="float" office:value="-1.238347">
            <text:p>-1.238347</text:p>
          </table:table-cell>
          <table:table-cell office:value-type="float" office:value="0.619174">
            <text:p>0.619174</text:p>
          </table:table-cell>
          <table:table-cell office:value-type="float" office:value="-0.952241">
            <text:p>-0.95224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973">
            <text:p>10555.973</text:p>
          </table:table-cell>
          <table:table-cell office:value-type="float" office:value="-0.189995">
            <text:p>-0.189995</text:p>
          </table:table-cell>
          <table:table-cell office:value-type="float" office:value="-1.405002">
            <text:p>-1.405002</text:p>
          </table:table-cell>
          <table:table-cell office:value-type="float" office:value="-0.697471">
            <text:p>-0.697471</text:p>
          </table:table-cell>
          <table:table-cell office:value-type="float" office:value="4.348735">
            <text:p>4.348735</text:p>
          </table:table-cell>
          <table:table-cell office:value-type="float" office:value="-1.190829">
            <text:p>-1.190829</text:p>
          </table:table-cell>
          <table:table-cell office:value-type="float" office:value="0.595415">
            <text:p>0.595415</text:p>
          </table:table-cell>
          <table:table-cell office:value-type="float" office:value="-0.938729">
            <text:p>-0.93872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973">
            <text:p>10555.973</text:p>
          </table:table-cell>
          <table:table-cell office:value-type="float" office:value="-0.189995">
            <text:p>-0.189995</text:p>
          </table:table-cell>
          <table:table-cell office:value-type="float" office:value="-1.405002">
            <text:p>-1.405002</text:p>
          </table:table-cell>
          <table:table-cell office:value-type="float" office:value="-0.697471">
            <text:p>-0.697471</text:p>
          </table:table-cell>
          <table:table-cell office:value-type="float" office:value="4.348735">
            <text:p>4.348735</text:p>
          </table:table-cell>
          <table:table-cell office:value-type="float" office:value="-1.190829">
            <text:p>-1.190829</text:p>
          </table:table-cell>
          <table:table-cell office:value-type="float" office:value="0.595415">
            <text:p>0.595415</text:p>
          </table:table-cell>
          <table:table-cell office:value-type="float" office:value="-0.938729">
            <text:p>-0.93872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983">
            <text:p>10555.983</text:p>
          </table:table-cell>
          <table:table-cell office:value-type="float" office:value="-0.182704">
            <text:p>-0.182704</text:p>
          </table:table-cell>
          <table:table-cell office:value-type="float" office:value="-1.408648">
            <text:p>-1.408648</text:p>
          </table:table-cell>
          <table:table-cell office:value-type="float" office:value="-0.700186">
            <text:p>-0.700186</text:p>
          </table:table-cell>
          <table:table-cell office:value-type="float" office:value="4.350093">
            <text:p>4.350093</text:p>
          </table:table-cell>
          <table:table-cell office:value-type="float" office:value="-1.195574">
            <text:p>-1.195574</text:p>
          </table:table-cell>
          <table:table-cell office:value-type="float" office:value="0.597787">
            <text:p>0.597787</text:p>
          </table:table-cell>
          <table:table-cell office:value-type="float" office:value="-0.926163">
            <text:p>-0.92616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5.983">
            <text:p>10555.983</text:p>
          </table:table-cell>
          <table:table-cell office:value-type="float" office:value="-0.182704">
            <text:p>-0.182704</text:p>
          </table:table-cell>
          <table:table-cell office:value-type="float" office:value="-1.408648">
            <text:p>-1.408648</text:p>
          </table:table-cell>
          <table:table-cell office:value-type="float" office:value="-0.700186">
            <text:p>-0.700186</text:p>
          </table:table-cell>
          <table:table-cell office:value-type="float" office:value="4.350093">
            <text:p>4.350093</text:p>
          </table:table-cell>
          <table:table-cell office:value-type="float" office:value="-1.195574">
            <text:p>-1.195574</text:p>
          </table:table-cell>
          <table:table-cell office:value-type="float" office:value="0.597787">
            <text:p>0.597787</text:p>
          </table:table-cell>
          <table:table-cell office:value-type="float" office:value="-0.926163">
            <text:p>-0.92616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013">
            <text:p>10556.013</text:p>
          </table:table-cell>
          <table:table-cell office:value-type="float" office:value="-0.24459">
            <text:p>-0.24459</text:p>
          </table:table-cell>
          <table:table-cell office:value-type="float" office:value="-1.377705">
            <text:p>-1.377705</text:p>
          </table:table-cell>
          <table:table-cell office:value-type="float" office:value="-0.719805">
            <text:p>-0.719805</text:p>
          </table:table-cell>
          <table:table-cell office:value-type="float" office:value="4.359903">
            <text:p>4.359903</text:p>
          </table:table-cell>
          <table:table-cell office:value-type="float" office:value="-1.250006">
            <text:p>-1.250006</text:p>
          </table:table-cell>
          <table:table-cell office:value-type="float" office:value="0.625003">
            <text:p>0.625003</text:p>
          </table:table-cell>
          <table:table-cell office:value-type="float" office:value="-0.842454">
            <text:p>-0.84245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023">
            <text:p>10556.023</text:p>
          </table:table-cell>
          <table:table-cell office:value-type="float" office:value="-0.285989">
            <text:p>-0.285989</text:p>
          </table:table-cell>
          <table:table-cell office:value-type="float" office:value="-1.357005">
            <text:p>-1.357005</text:p>
          </table:table-cell>
          <table:table-cell office:value-type="float" office:value="-0.743742">
            <text:p>-0.743742</text:p>
          </table:table-cell>
          <table:table-cell office:value-type="float" office:value="4.371871">
            <text:p>4.371871</text:p>
          </table:table-cell>
          <table:table-cell office:value-type="float" office:value="-1.256034">
            <text:p>-1.256034</text:p>
          </table:table-cell>
          <table:table-cell office:value-type="float" office:value="0.628017">
            <text:p>0.628017</text:p>
          </table:table-cell>
          <table:table-cell office:value-type="float" office:value="-0.81836">
            <text:p>-0.8183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023">
            <text:p>10556.023</text:p>
          </table:table-cell>
          <table:table-cell office:value-type="float" office:value="-0.285989">
            <text:p>-0.285989</text:p>
          </table:table-cell>
          <table:table-cell office:value-type="float" office:value="-1.357005">
            <text:p>-1.357005</text:p>
          </table:table-cell>
          <table:table-cell office:value-type="float" office:value="-0.743742">
            <text:p>-0.743742</text:p>
          </table:table-cell>
          <table:table-cell office:value-type="float" office:value="4.371871">
            <text:p>4.371871</text:p>
          </table:table-cell>
          <table:table-cell office:value-type="float" office:value="-1.256034">
            <text:p>-1.256034</text:p>
          </table:table-cell>
          <table:table-cell office:value-type="float" office:value="0.628017">
            <text:p>0.628017</text:p>
          </table:table-cell>
          <table:table-cell office:value-type="float" office:value="-0.81836">
            <text:p>-0.8183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023">
            <text:p>10556.023</text:p>
          </table:table-cell>
          <table:table-cell office:value-type="float" office:value="-0.285989">
            <text:p>-0.285989</text:p>
          </table:table-cell>
          <table:table-cell office:value-type="float" office:value="-1.357005">
            <text:p>-1.357005</text:p>
          </table:table-cell>
          <table:table-cell office:value-type="float" office:value="-0.743742">
            <text:p>-0.743742</text:p>
          </table:table-cell>
          <table:table-cell office:value-type="float" office:value="4.371871">
            <text:p>4.371871</text:p>
          </table:table-cell>
          <table:table-cell office:value-type="float" office:value="-1.256034">
            <text:p>-1.256034</text:p>
          </table:table-cell>
          <table:table-cell office:value-type="float" office:value="0.628017">
            <text:p>0.628017</text:p>
          </table:table-cell>
          <table:table-cell office:value-type="float" office:value="-0.81836">
            <text:p>-0.8183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053">
            <text:p>10556.053</text:p>
          </table:table-cell>
          <table:table-cell office:value-type="float" office:value="-0.333454">
            <text:p>-0.333454</text:p>
          </table:table-cell>
          <table:table-cell office:value-type="float" office:value="-1.333273">
            <text:p>-1.333273</text:p>
          </table:table-cell>
          <table:table-cell office:value-type="float" office:value="-0.743794">
            <text:p>-0.743794</text:p>
          </table:table-cell>
          <table:table-cell office:value-type="float" office:value="4.371897">
            <text:p>4.371897</text:p>
          </table:table-cell>
          <table:table-cell office:value-type="float" office:value="-1.258101">
            <text:p>-1.258101</text:p>
          </table:table-cell>
          <table:table-cell office:value-type="float" office:value="0.629051">
            <text:p>0.629051</text:p>
          </table:table-cell>
          <table:table-cell office:value-type="float" office:value="-0.82824">
            <text:p>-0.8282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063">
            <text:p>10556.063</text:p>
          </table:table-cell>
          <table:table-cell office:value-type="float" office:value="-0.33564">
            <text:p>-0.33564</text:p>
          </table:table-cell>
          <table:table-cell office:value-type="float" office:value="-1.33218">
            <text:p>-1.33218</text:p>
          </table:table-cell>
          <table:table-cell office:value-type="float" office:value="-0.7491">
            <text:p>-0.7491</text:p>
          </table:table-cell>
          <table:table-cell office:value-type="float" office:value="4.37455">
            <text:p>4.37455</text:p>
          </table:table-cell>
          <table:table-cell office:value-type="float" office:value="-1.260986">
            <text:p>-1.260986</text:p>
          </table:table-cell>
          <table:table-cell office:value-type="float" office:value="0.630493">
            <text:p>0.630493</text:p>
          </table:table-cell>
          <table:table-cell office:value-type="float" office:value="-0.831086">
            <text:p>-0.83108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063">
            <text:p>10556.063</text:p>
          </table:table-cell>
          <table:table-cell office:value-type="float" office:value="-0.33564">
            <text:p>-0.33564</text:p>
          </table:table-cell>
          <table:table-cell office:value-type="float" office:value="-1.33218">
            <text:p>-1.33218</text:p>
          </table:table-cell>
          <table:table-cell office:value-type="float" office:value="-0.7491">
            <text:p>-0.7491</text:p>
          </table:table-cell>
          <table:table-cell office:value-type="float" office:value="4.37455">
            <text:p>4.37455</text:p>
          </table:table-cell>
          <table:table-cell office:value-type="float" office:value="-1.260986">
            <text:p>-1.260986</text:p>
          </table:table-cell>
          <table:table-cell office:value-type="float" office:value="0.630493">
            <text:p>0.630493</text:p>
          </table:table-cell>
          <table:table-cell office:value-type="float" office:value="-0.831086">
            <text:p>-0.83108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083">
            <text:p>10556.083</text:p>
          </table:table-cell>
          <table:table-cell office:value-type="float" office:value="-0.300096">
            <text:p>-0.300096</text:p>
          </table:table-cell>
          <table:table-cell office:value-type="float" office:value="-1.349952">
            <text:p>-1.349952</text:p>
          </table:table-cell>
          <table:table-cell office:value-type="float" office:value="-0.763164">
            <text:p>-0.763164</text:p>
          </table:table-cell>
          <table:table-cell office:value-type="float" office:value="4.381582">
            <text:p>4.381582</text:p>
          </table:table-cell>
          <table:table-cell office:value-type="float" office:value="-1.22031">
            <text:p>-1.22031</text:p>
          </table:table-cell>
          <table:table-cell office:value-type="float" office:value="0.610155">
            <text:p>0.610155</text:p>
          </table:table-cell>
          <table:table-cell office:value-type="float" office:value="-0.822861">
            <text:p>-0.82286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093">
            <text:p>10556.093</text:p>
          </table:table-cell>
          <table:table-cell office:value-type="float" office:value="-0.292846">
            <text:p>-0.292846</text:p>
          </table:table-cell>
          <table:table-cell office:value-type="float" office:value="-1.353577">
            <text:p>-1.353577</text:p>
          </table:table-cell>
          <table:table-cell office:value-type="float" office:value="-0.758059">
            <text:p>-0.758059</text:p>
          </table:table-cell>
          <table:table-cell office:value-type="float" office:value="4.37903">
            <text:p>4.37903</text:p>
          </table:table-cell>
          <table:table-cell office:value-type="float" office:value="-1.228921">
            <text:p>-1.228921</text:p>
          </table:table-cell>
          <table:table-cell office:value-type="float" office:value="0.614461">
            <text:p>0.614461</text:p>
          </table:table-cell>
          <table:table-cell office:value-type="float" office:value="-0.812752">
            <text:p>-0.81275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103">
            <text:p>10556.103</text:p>
          </table:table-cell>
          <table:table-cell office:value-type="float" office:value="-0.268538">
            <text:p>-0.268538</text:p>
          </table:table-cell>
          <table:table-cell office:value-type="float" office:value="-1.365731">
            <text:p>-1.365731</text:p>
          </table:table-cell>
          <table:table-cell office:value-type="float" office:value="-0.760826">
            <text:p>-0.760826</text:p>
          </table:table-cell>
          <table:table-cell office:value-type="float" office:value="4.380413">
            <text:p>4.380413</text:p>
          </table:table-cell>
          <table:table-cell office:value-type="float" office:value="-1.17053">
            <text:p>-1.17053</text:p>
          </table:table-cell>
          <table:table-cell office:value-type="float" office:value="0.585265">
            <text:p>0.585265</text:p>
          </table:table-cell>
          <table:table-cell office:value-type="float" office:value="-0.803353">
            <text:p>-0.80335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113">
            <text:p>10556.113</text:p>
          </table:table-cell>
          <table:table-cell office:value-type="float" office:value="-0.257067">
            <text:p>-0.257067</text:p>
          </table:table-cell>
          <table:table-cell office:value-type="float" office:value="-1.371467">
            <text:p>-1.371467</text:p>
          </table:table-cell>
          <table:table-cell office:value-type="float" office:value="-0.745636">
            <text:p>-0.745636</text:p>
          </table:table-cell>
          <table:table-cell office:value-type="float" office:value="4.372818">
            <text:p>4.372818</text:p>
          </table:table-cell>
          <table:table-cell office:value-type="float" office:value="-1.167624">
            <text:p>-1.167624</text:p>
          </table:table-cell>
          <table:table-cell office:value-type="float" office:value="0.583812">
            <text:p>0.583812</text:p>
          </table:table-cell>
          <table:table-cell office:value-type="float" office:value="-0.79461">
            <text:p>-0.7946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123">
            <text:p>10556.123</text:p>
          </table:table-cell>
          <table:table-cell office:value-type="float" office:value="-0.263771">
            <text:p>-0.263771</text:p>
          </table:table-cell>
          <table:table-cell office:value-type="float" office:value="-1.368114">
            <text:p>-1.368114</text:p>
          </table:table-cell>
          <table:table-cell office:value-type="float" office:value="-0.745564">
            <text:p>-0.745564</text:p>
          </table:table-cell>
          <table:table-cell office:value-type="float" office:value="4.372782">
            <text:p>4.372782</text:p>
          </table:table-cell>
          <table:table-cell office:value-type="float" office:value="-1.196023">
            <text:p>-1.196023</text:p>
          </table:table-cell>
          <table:table-cell office:value-type="float" office:value="0.598011">
            <text:p>0.598011</text:p>
          </table:table-cell>
          <table:table-cell office:value-type="float" office:value="-0.79995">
            <text:p>-0.7999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133">
            <text:p>10556.133</text:p>
          </table:table-cell>
          <table:table-cell office:value-type="float" office:value="-0.248988">
            <text:p>-0.248988</text:p>
          </table:table-cell>
          <table:table-cell office:value-type="float" office:value="-1.375506">
            <text:p>-1.375506</text:p>
          </table:table-cell>
          <table:table-cell office:value-type="float" office:value="-0.73709">
            <text:p>-0.73709</text:p>
          </table:table-cell>
          <table:table-cell office:value-type="float" office:value="4.368545">
            <text:p>4.368545</text:p>
          </table:table-cell>
          <table:table-cell office:value-type="float" office:value="-1.191795">
            <text:p>-1.191795</text:p>
          </table:table-cell>
          <table:table-cell office:value-type="float" office:value="0.595898">
            <text:p>0.595898</text:p>
          </table:table-cell>
          <table:table-cell office:value-type="float" office:value="-0.804917">
            <text:p>-0.80491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143">
            <text:p>10556.143</text:p>
          </table:table-cell>
          <table:table-cell office:value-type="float" office:value="-0.221182">
            <text:p>-0.221182</text:p>
          </table:table-cell>
          <table:table-cell office:value-type="float" office:value="-1.389409">
            <text:p>-1.389409</text:p>
          </table:table-cell>
          <table:table-cell office:value-type="float" office:value="-0.757847">
            <text:p>-0.757847</text:p>
          </table:table-cell>
          <table:table-cell office:value-type="float" office:value="4.378923">
            <text:p>4.378923</text:p>
          </table:table-cell>
          <table:table-cell office:value-type="float" office:value="-1.161634">
            <text:p>-1.161634</text:p>
          </table:table-cell>
          <table:table-cell office:value-type="float" office:value="0.580817">
            <text:p>0.580817</text:p>
          </table:table-cell>
          <table:table-cell office:value-type="float" office:value="-0.80954">
            <text:p>-0.8095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153">
            <text:p>10556.153</text:p>
          </table:table-cell>
          <table:table-cell office:value-type="float" office:value="-0.193836">
            <text:p>-0.193836</text:p>
          </table:table-cell>
          <table:table-cell office:value-type="float" office:value="-1.403082">
            <text:p>-1.403082</text:p>
          </table:table-cell>
          <table:table-cell office:value-type="float" office:value="-0.761486">
            <text:p>-0.761486</text:p>
          </table:table-cell>
          <table:table-cell office:value-type="float" office:value="4.380743">
            <text:p>4.380743</text:p>
          </table:table-cell>
          <table:table-cell office:value-type="float" office:value="-1.131242">
            <text:p>-1.131242</text:p>
          </table:table-cell>
          <table:table-cell office:value-type="float" office:value="0.565621">
            <text:p>0.565621</text:p>
          </table:table-cell>
          <table:table-cell office:value-type="float" office:value="-0.813836">
            <text:p>-0.81383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153">
            <text:p>10556.153</text:p>
          </table:table-cell>
          <table:table-cell office:value-type="float" office:value="-0.193836">
            <text:p>-0.193836</text:p>
          </table:table-cell>
          <table:table-cell office:value-type="float" office:value="-1.403082">
            <text:p>-1.403082</text:p>
          </table:table-cell>
          <table:table-cell office:value-type="float" office:value="-0.761486">
            <text:p>-0.761486</text:p>
          </table:table-cell>
          <table:table-cell office:value-type="float" office:value="4.380743">
            <text:p>4.380743</text:p>
          </table:table-cell>
          <table:table-cell office:value-type="float" office:value="-1.131242">
            <text:p>-1.131242</text:p>
          </table:table-cell>
          <table:table-cell office:value-type="float" office:value="0.565621">
            <text:p>0.565621</text:p>
          </table:table-cell>
          <table:table-cell office:value-type="float" office:value="-0.813836">
            <text:p>-0.81383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173">
            <text:p>10556.173</text:p>
          </table:table-cell>
          <table:table-cell office:value-type="float" office:value="-0.147448">
            <text:p>-0.147448</text:p>
          </table:table-cell>
          <table:table-cell office:value-type="float" office:value="-1.426276">
            <text:p>-1.426276</text:p>
          </table:table-cell>
          <table:table-cell office:value-type="float" office:value="-0.846803">
            <text:p>-0.846803</text:p>
          </table:table-cell>
          <table:table-cell office:value-type="float" office:value="4.423402">
            <text:p>4.423402</text:p>
          </table:table-cell>
          <table:table-cell office:value-type="float" office:value="-1.113166">
            <text:p>-1.113166</text:p>
          </table:table-cell>
          <table:table-cell office:value-type="float" office:value="0.556583">
            <text:p>0.556583</text:p>
          </table:table-cell>
          <table:table-cell office:value-type="float" office:value="-0.863793">
            <text:p>-0.86379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183">
            <text:p>10556.183</text:p>
          </table:table-cell>
          <table:table-cell office:value-type="float" office:value="-0.115052">
            <text:p>-0.115052</text:p>
          </table:table-cell>
          <table:table-cell office:value-type="float" office:value="-1.442474">
            <text:p>-1.442474</text:p>
          </table:table-cell>
          <table:table-cell office:value-type="float" office:value="-0.877257">
            <text:p>-0.877257</text:p>
          </table:table-cell>
          <table:table-cell office:value-type="float" office:value="4.438628">
            <text:p>4.438628</text:p>
          </table:table-cell>
          <table:table-cell office:value-type="float" office:value="-1.07336">
            <text:p>-1.07336</text:p>
          </table:table-cell>
          <table:table-cell office:value-type="float" office:value="0.53668">
            <text:p>0.53668</text:p>
          </table:table-cell>
          <table:table-cell office:value-type="float" office:value="-0.886185">
            <text:p>-0.88618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193">
            <text:p>10556.193</text:p>
          </table:table-cell>
          <table:table-cell office:value-type="float" office:value="-0.10691">
            <text:p>-0.10691</text:p>
          </table:table-cell>
          <table:table-cell office:value-type="float" office:value="-1.446545">
            <text:p>-1.446545</text:p>
          </table:table-cell>
          <table:table-cell office:value-type="float" office:value="-0.889403">
            <text:p>-0.889403</text:p>
          </table:table-cell>
          <table:table-cell office:value-type="float" office:value="4.444701">
            <text:p>4.444701</text:p>
          </table:table-cell>
          <table:table-cell office:value-type="float" office:value="-1.088544">
            <text:p>-1.088544</text:p>
          </table:table-cell>
          <table:table-cell office:value-type="float" office:value="0.544272">
            <text:p>0.544272</text:p>
          </table:table-cell>
          <table:table-cell office:value-type="float" office:value="-0.907006">
            <text:p>-0.90700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203">
            <text:p>10556.203</text:p>
          </table:table-cell>
          <table:table-cell office:value-type="float" office:value="-0.10419">
            <text:p>-0.10419</text:p>
          </table:table-cell>
          <table:table-cell office:value-type="float" office:value="-1.447905">
            <text:p>-1.447905</text:p>
          </table:table-cell>
          <table:table-cell office:value-type="float" office:value="-0.869128">
            <text:p>-0.869128</text:p>
          </table:table-cell>
          <table:table-cell office:value-type="float" office:value="4.434564">
            <text:p>4.434564</text:p>
          </table:table-cell>
          <table:table-cell office:value-type="float" office:value="-1.098656">
            <text:p>-1.098656</text:p>
          </table:table-cell>
          <table:table-cell office:value-type="float" office:value="0.549328">
            <text:p>0.549328</text:p>
          </table:table-cell>
          <table:table-cell office:value-type="float" office:value="-0.942307">
            <text:p>-0.94230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213">
            <text:p>10556.213</text:p>
          </table:table-cell>
          <table:table-cell office:value-type="float" office:value="-0.106194">
            <text:p>-0.106194</text:p>
          </table:table-cell>
          <table:table-cell office:value-type="float" office:value="-1.446903">
            <text:p>-1.446903</text:p>
          </table:table-cell>
          <table:table-cell office:value-type="float" office:value="-0.841276">
            <text:p>-0.841276</text:p>
          </table:table-cell>
          <table:table-cell office:value-type="float" office:value="4.420638">
            <text:p>4.420638</text:p>
          </table:table-cell>
          <table:table-cell office:value-type="float" office:value="-1.099848">
            <text:p>-1.099848</text:p>
          </table:table-cell>
          <table:table-cell office:value-type="float" office:value="0.549924">
            <text:p>0.549924</text:p>
          </table:table-cell>
          <table:table-cell office:value-type="float" office:value="-0.975136">
            <text:p>-0.97513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223">
            <text:p>10556.223</text:p>
          </table:table-cell>
          <table:table-cell office:value-type="float" office:value="-0.123199">
            <text:p>-0.123199</text:p>
          </table:table-cell>
          <table:table-cell office:value-type="float" office:value="-1.4384">
            <text:p>-1.4384</text:p>
          </table:table-cell>
          <table:table-cell office:value-type="float" office:value="-0.832115">
            <text:p>-0.832115</text:p>
          </table:table-cell>
          <table:table-cell office:value-type="float" office:value="4.416057">
            <text:p>4.416057</text:p>
          </table:table-cell>
          <table:table-cell office:value-type="float" office:value="-1.155566">
            <text:p>-1.155566</text:p>
          </table:table-cell>
          <table:table-cell office:value-type="float" office:value="0.577783">
            <text:p>0.577783</text:p>
          </table:table-cell>
          <table:table-cell office:value-type="float" office:value="-1.005669">
            <text:p>-1.00566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233">
            <text:p>10556.233</text:p>
          </table:table-cell>
          <table:table-cell office:value-type="float" office:value="-0.132734">
            <text:p>-0.132734</text:p>
          </table:table-cell>
          <table:table-cell office:value-type="float" office:value="-1.433633">
            <text:p>-1.433633</text:p>
          </table:table-cell>
          <table:table-cell office:value-type="float" office:value="-0.823938">
            <text:p>-0.823938</text:p>
          </table:table-cell>
          <table:table-cell office:value-type="float" office:value="4.411969">
            <text:p>4.411969</text:p>
          </table:table-cell>
          <table:table-cell office:value-type="float" office:value="-1.140005">
            <text:p>-1.140005</text:p>
          </table:table-cell>
          <table:table-cell office:value-type="float" office:value="0.570003">
            <text:p>0.570003</text:p>
          </table:table-cell>
          <table:table-cell office:value-type="float" office:value="-1.034066">
            <text:p>-1.03406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243">
            <text:p>10556.243</text:p>
          </table:table-cell>
          <table:table-cell office:value-type="float" office:value="-0.108264">
            <text:p>-0.108264</text:p>
          </table:table-cell>
          <table:table-cell office:value-type="float" office:value="-1.445868">
            <text:p>-1.445868</text:p>
          </table:table-cell>
          <table:table-cell office:value-type="float" office:value="-0.860446">
            <text:p>-0.860446</text:p>
          </table:table-cell>
          <table:table-cell office:value-type="float" office:value="4.430223">
            <text:p>4.430223</text:p>
          </table:table-cell>
          <table:table-cell office:value-type="float" office:value="-1.114602">
            <text:p>-1.114602</text:p>
          </table:table-cell>
          <table:table-cell office:value-type="float" office:value="0.557301">
            <text:p>0.557301</text:p>
          </table:table-cell>
          <table:table-cell office:value-type="float" office:value="-1.037286">
            <text:p>-1.03728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253">
            <text:p>10556.253</text:p>
          </table:table-cell>
          <table:table-cell office:value-type="float" office:value="-0.101512">
            <text:p>-0.101512</text:p>
          </table:table-cell>
          <table:table-cell office:value-type="float" office:value="-1.449244">
            <text:p>-1.449244</text:p>
          </table:table-cell>
          <table:table-cell office:value-type="float" office:value="-0.861068">
            <text:p>-0.861068</text:p>
          </table:table-cell>
          <table:table-cell office:value-type="float" office:value="4.430534">
            <text:p>4.430534</text:p>
          </table:table-cell>
          <table:table-cell office:value-type="float" office:value="-1.155757">
            <text:p>-1.155757</text:p>
          </table:table-cell>
          <table:table-cell office:value-type="float" office:value="0.577878">
            <text:p>0.577878</text:p>
          </table:table-cell>
          <table:table-cell office:value-type="float" office:value="-1.040284">
            <text:p>-1.04028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263">
            <text:p>10556.263</text:p>
          </table:table-cell>
          <table:table-cell office:value-type="float" office:value="-0.089991">
            <text:p>-0.089991</text:p>
          </table:table-cell>
          <table:table-cell office:value-type="float" office:value="-1.455004">
            <text:p>-1.455004</text:p>
          </table:table-cell>
          <table:table-cell office:value-type="float" office:value="-0.892561">
            <text:p>-0.892561</text:p>
          </table:table-cell>
          <table:table-cell office:value-type="float" office:value="4.446281">
            <text:p>4.446281</text:p>
          </table:table-cell>
          <table:table-cell office:value-type="float" office:value="-1.166222">
            <text:p>-1.166222</text:p>
          </table:table-cell>
          <table:table-cell office:value-type="float" office:value="0.583111">
            <text:p>0.583111</text:p>
          </table:table-cell>
          <table:table-cell office:value-type="float" office:value="-1.043069">
            <text:p>-1.04306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273">
            <text:p>10556.273</text:p>
          </table:table-cell>
          <table:table-cell office:value-type="float" office:value="-0.070099">
            <text:p>-0.070099</text:p>
          </table:table-cell>
          <table:table-cell office:value-type="float" office:value="-1.46495">
            <text:p>-1.46495</text:p>
          </table:table-cell>
          <table:table-cell office:value-type="float" office:value="-0.916075">
            <text:p>-0.916075</text:p>
          </table:table-cell>
          <table:table-cell office:value-type="float" office:value="4.458038">
            <text:p>4.458038</text:p>
          </table:table-cell>
          <table:table-cell office:value-type="float" office:value="-1.165406">
            <text:p>-1.165406</text:p>
          </table:table-cell>
          <table:table-cell office:value-type="float" office:value="0.582703">
            <text:p>0.582703</text:p>
          </table:table-cell>
          <table:table-cell office:value-type="float" office:value="-1.045663">
            <text:p>-1.04566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283">
            <text:p>10556.283</text:p>
          </table:table-cell>
          <table:table-cell office:value-type="float" office:value="-0.071026">
            <text:p>-0.071026</text:p>
          </table:table-cell>
          <table:table-cell office:value-type="float" office:value="-1.464487">
            <text:p>-1.464487</text:p>
          </table:table-cell>
          <table:table-cell office:value-type="float" office:value="-0.909634">
            <text:p>-0.909634</text:p>
          </table:table-cell>
          <table:table-cell office:value-type="float" office:value="4.454817">
            <text:p>4.454817</text:p>
          </table:table-cell>
          <table:table-cell office:value-type="float" office:value="-1.207937">
            <text:p>-1.207937</text:p>
          </table:table-cell>
          <table:table-cell office:value-type="float" office:value="0.603968">
            <text:p>0.603968</text:p>
          </table:table-cell>
          <table:table-cell office:value-type="float" office:value="-1.038941">
            <text:p>-1.03894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293">
            <text:p>10556.293</text:p>
          </table:table-cell>
          <table:table-cell office:value-type="float" office:value="-0.086525">
            <text:p>-0.086525</text:p>
          </table:table-cell>
          <table:table-cell office:value-type="float" office:value="-1.456738">
            <text:p>-1.456738</text:p>
          </table:table-cell>
          <table:table-cell office:value-type="float" office:value="-0.873827">
            <text:p>-0.873827</text:p>
          </table:table-cell>
          <table:table-cell office:value-type="float" office:value="4.436914">
            <text:p>4.436914</text:p>
          </table:table-cell>
          <table:table-cell office:value-type="float" office:value="-1.188176">
            <text:p>-1.188176</text:p>
          </table:table-cell>
          <table:table-cell office:value-type="float" office:value="0.594088">
            <text:p>0.594088</text:p>
          </table:table-cell>
          <table:table-cell office:value-type="float" office:value="-1.032693">
            <text:p>-1.03269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303">
            <text:p>10556.303</text:p>
          </table:table-cell>
          <table:table-cell office:value-type="float" office:value="-0.071493">
            <text:p>-0.071493</text:p>
          </table:table-cell>
          <table:table-cell office:value-type="float" office:value="-1.464253">
            <text:p>-1.464253</text:p>
          </table:table-cell>
          <table:table-cell office:value-type="float" office:value="-0.872481">
            <text:p>-0.872481</text:p>
          </table:table-cell>
          <table:table-cell office:value-type="float" office:value="4.43624">
            <text:p>4.43624</text:p>
          </table:table-cell>
          <table:table-cell office:value-type="float" office:value="-1.173868">
            <text:p>-1.173868</text:p>
          </table:table-cell>
          <table:table-cell office:value-type="float" office:value="0.586934">
            <text:p>0.586934</text:p>
          </table:table-cell>
          <table:table-cell office:value-type="float" office:value="-1.026879">
            <text:p>-1.02687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313">
            <text:p>10556.313</text:p>
          </table:table-cell>
          <table:table-cell office:value-type="float" office:value="-0.082791">
            <text:p>-0.082791</text:p>
          </table:table-cell>
          <table:table-cell office:value-type="float" office:value="-1.458605">
            <text:p>-1.458605</text:p>
          </table:table-cell>
          <table:table-cell office:value-type="float" office:value="-0.871532">
            <text:p>-0.871532</text:p>
          </table:table-cell>
          <table:table-cell office:value-type="float" office:value="4.435766">
            <text:p>4.435766</text:p>
          </table:table-cell>
          <table:table-cell office:value-type="float" office:value="-1.218521">
            <text:p>-1.218521</text:p>
          </table:table-cell>
          <table:table-cell office:value-type="float" office:value="0.60926">
            <text:p>0.60926</text:p>
          </table:table-cell>
          <table:table-cell office:value-type="float" office:value="-1.02147">
            <text:p>-1.0214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333">
            <text:p>10556.333</text:p>
          </table:table-cell>
          <table:table-cell office:value-type="float" office:value="-0.069936">
            <text:p>-0.069936</text:p>
          </table:table-cell>
          <table:table-cell office:value-type="float" office:value="-1.465032">
            <text:p>-1.465032</text:p>
          </table:table-cell>
          <table:table-cell office:value-type="float" office:value="-0.861753">
            <text:p>-0.861753</text:p>
          </table:table-cell>
          <table:table-cell office:value-type="float" office:value="4.430877">
            <text:p>4.430877</text:p>
          </table:table-cell>
          <table:table-cell office:value-type="float" office:value="-1.147955">
            <text:p>-1.147955</text:p>
          </table:table-cell>
          <table:table-cell office:value-type="float" office:value="0.573977">
            <text:p>0.573977</text:p>
          </table:table-cell>
          <table:table-cell office:value-type="float" office:value="-0.98996">
            <text:p>-0.9899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333">
            <text:p>10556.333</text:p>
          </table:table-cell>
          <table:table-cell office:value-type="float" office:value="-0.069936">
            <text:p>-0.069936</text:p>
          </table:table-cell>
          <table:table-cell office:value-type="float" office:value="-1.465032">
            <text:p>-1.465032</text:p>
          </table:table-cell>
          <table:table-cell office:value-type="float" office:value="-0.861753">
            <text:p>-0.861753</text:p>
          </table:table-cell>
          <table:table-cell office:value-type="float" office:value="4.430877">
            <text:p>4.430877</text:p>
          </table:table-cell>
          <table:table-cell office:value-type="float" office:value="-1.147955">
            <text:p>-1.147955</text:p>
          </table:table-cell>
          <table:table-cell office:value-type="float" office:value="0.573977">
            <text:p>0.573977</text:p>
          </table:table-cell>
          <table:table-cell office:value-type="float" office:value="-0.98996">
            <text:p>-0.9899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343">
            <text:p>10556.343</text:p>
          </table:table-cell>
          <table:table-cell office:value-type="float" office:value="-0.07634">
            <text:p>-0.07634</text:p>
          </table:table-cell>
          <table:table-cell office:value-type="float" office:value="-1.46183">
            <text:p>-1.46183</text:p>
          </table:table-cell>
          <table:table-cell office:value-type="float" office:value="-0.915116">
            <text:p>-0.915116</text:p>
          </table:table-cell>
          <table:table-cell office:value-type="float" office:value="4.457558">
            <text:p>4.457558</text:p>
          </table:table-cell>
          <table:table-cell office:value-type="float" office:value="-1.12982">
            <text:p>-1.12982</text:p>
          </table:table-cell>
          <table:table-cell office:value-type="float" office:value="0.56491">
            <text:p>0.56491</text:p>
          </table:table-cell>
          <table:table-cell office:value-type="float" office:value="-0.975838">
            <text:p>-0.97583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363">
            <text:p>10556.363</text:p>
          </table:table-cell>
          <table:table-cell office:value-type="float" office:value="-0.083204">
            <text:p>-0.083204</text:p>
          </table:table-cell>
          <table:table-cell office:value-type="float" office:value="-1.458398">
            <text:p>-1.458398</text:p>
          </table:table-cell>
          <table:table-cell office:value-type="float" office:value="-0.996548">
            <text:p>-0.996548</text:p>
          </table:table-cell>
          <table:table-cell office:value-type="float" office:value="4.498274">
            <text:p>4.498274</text:p>
          </table:table-cell>
          <table:table-cell office:value-type="float" office:value="-1.100944">
            <text:p>-1.100944</text:p>
          </table:table-cell>
          <table:table-cell office:value-type="float" office:value="0.550472">
            <text:p>0.550472</text:p>
          </table:table-cell>
          <table:table-cell office:value-type="float" office:value="-0.961213">
            <text:p>-0.9612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363">
            <text:p>10556.363</text:p>
          </table:table-cell>
          <table:table-cell office:value-type="float" office:value="-0.083204">
            <text:p>-0.083204</text:p>
          </table:table-cell>
          <table:table-cell office:value-type="float" office:value="-1.458398">
            <text:p>-1.458398</text:p>
          </table:table-cell>
          <table:table-cell office:value-type="float" office:value="-0.996548">
            <text:p>-0.996548</text:p>
          </table:table-cell>
          <table:table-cell office:value-type="float" office:value="4.498274">
            <text:p>4.498274</text:p>
          </table:table-cell>
          <table:table-cell office:value-type="float" office:value="-1.100944">
            <text:p>-1.100944</text:p>
          </table:table-cell>
          <table:table-cell office:value-type="float" office:value="0.550472">
            <text:p>0.550472</text:p>
          </table:table-cell>
          <table:table-cell office:value-type="float" office:value="-0.961213">
            <text:p>-0.9612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383">
            <text:p>10556.383</text:p>
          </table:table-cell>
          <table:table-cell office:value-type="float" office:value="-0.072458">
            <text:p>-0.072458</text:p>
          </table:table-cell>
          <table:table-cell office:value-type="float" office:value="-1.463771">
            <text:p>-1.463771</text:p>
          </table:table-cell>
          <table:table-cell office:value-type="float" office:value="-0.996456">
            <text:p>-0.996456</text:p>
          </table:table-cell>
          <table:table-cell office:value-type="float" office:value="4.498228">
            <text:p>4.498228</text:p>
          </table:table-cell>
          <table:table-cell office:value-type="float" office:value="-1.104248">
            <text:p>-1.104248</text:p>
          </table:table-cell>
          <table:table-cell office:value-type="float" office:value="0.552124">
            <text:p>0.552124</text:p>
          </table:table-cell>
          <table:table-cell office:value-type="float" office:value="-0.958535">
            <text:p>-0.95853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383">
            <text:p>10556.383</text:p>
          </table:table-cell>
          <table:table-cell office:value-type="float" office:value="-0.072458">
            <text:p>-0.072458</text:p>
          </table:table-cell>
          <table:table-cell office:value-type="float" office:value="-1.463771">
            <text:p>-1.463771</text:p>
          </table:table-cell>
          <table:table-cell office:value-type="float" office:value="-0.996456">
            <text:p>-0.996456</text:p>
          </table:table-cell>
          <table:table-cell office:value-type="float" office:value="4.498228">
            <text:p>4.498228</text:p>
          </table:table-cell>
          <table:table-cell office:value-type="float" office:value="-1.104248">
            <text:p>-1.104248</text:p>
          </table:table-cell>
          <table:table-cell office:value-type="float" office:value="0.552124">
            <text:p>0.552124</text:p>
          </table:table-cell>
          <table:table-cell office:value-type="float" office:value="-0.958535">
            <text:p>-0.95853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403">
            <text:p>10556.403</text:p>
          </table:table-cell>
          <table:table-cell office:value-type="float" office:value="-0.0374">
            <text:p>-0.0374</text:p>
          </table:table-cell>
          <table:table-cell office:value-type="float" office:value="-1.4813">
            <text:p>-1.4813</text:p>
          </table:table-cell>
          <table:table-cell office:value-type="float" office:value="-0.948942">
            <text:p>-0.948942</text:p>
          </table:table-cell>
          <table:table-cell office:value-type="float" office:value="4.474471">
            <text:p>4.474471</text:p>
          </table:table-cell>
          <table:table-cell office:value-type="float" office:value="-1.110731">
            <text:p>-1.110731</text:p>
          </table:table-cell>
          <table:table-cell office:value-type="float" office:value="0.555366">
            <text:p>0.555366</text:p>
          </table:table-cell>
          <table:table-cell office:value-type="float" office:value="-0.946213">
            <text:p>-0.9462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403">
            <text:p>10556.403</text:p>
          </table:table-cell>
          <table:table-cell office:value-type="float" office:value="-0.0374">
            <text:p>-0.0374</text:p>
          </table:table-cell>
          <table:table-cell office:value-type="float" office:value="-1.4813">
            <text:p>-1.4813</text:p>
          </table:table-cell>
          <table:table-cell office:value-type="float" office:value="-0.948942">
            <text:p>-0.948942</text:p>
          </table:table-cell>
          <table:table-cell office:value-type="float" office:value="4.474471">
            <text:p>4.474471</text:p>
          </table:table-cell>
          <table:table-cell office:value-type="float" office:value="-1.110731">
            <text:p>-1.110731</text:p>
          </table:table-cell>
          <table:table-cell office:value-type="float" office:value="0.555366">
            <text:p>0.555366</text:p>
          </table:table-cell>
          <table:table-cell office:value-type="float" office:value="-0.946213">
            <text:p>-0.9462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413">
            <text:p>10556.413</text:p>
          </table:table-cell>
          <table:table-cell office:value-type="float" office:value="-0.041193">
            <text:p>-0.041193</text:p>
          </table:table-cell>
          <table:table-cell office:value-type="float" office:value="-1.479403">
            <text:p>-1.479403</text:p>
          </table:table-cell>
          <table:table-cell office:value-type="float" office:value="-0.953026">
            <text:p>-0.953026</text:p>
          </table:table-cell>
          <table:table-cell office:value-type="float" office:value="4.476513">
            <text:p>4.476513</text:p>
          </table:table-cell>
          <table:table-cell office:value-type="float" office:value="-1.091051">
            <text:p>-1.091051</text:p>
          </table:table-cell>
          <table:table-cell office:value-type="float" office:value="0.545526">
            <text:p>0.545526</text:p>
          </table:table-cell>
          <table:table-cell office:value-type="float" office:value="-0.935876">
            <text:p>-0.93587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433">
            <text:p>10556.433</text:p>
          </table:table-cell>
          <table:table-cell office:value-type="float" office:value="-0.061889">
            <text:p>-0.061889</text:p>
          </table:table-cell>
          <table:table-cell office:value-type="float" office:value="-1.469055">
            <text:p>-1.469055</text:p>
          </table:table-cell>
          <table:table-cell office:value-type="float" office:value="-0.969547">
            <text:p>-0.969547</text:p>
          </table:table-cell>
          <table:table-cell office:value-type="float" office:value="4.484774">
            <text:p>4.484774</text:p>
          </table:table-cell>
          <table:table-cell office:value-type="float" office:value="-1.153112">
            <text:p>-1.153112</text:p>
          </table:table-cell>
          <table:table-cell office:value-type="float" office:value="0.576556">
            <text:p>0.576556</text:p>
          </table:table-cell>
          <table:table-cell office:value-type="float" office:value="-0.917321">
            <text:p>-0.91732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443">
            <text:p>10556.443</text:p>
          </table:table-cell>
          <table:table-cell office:value-type="float" office:value="-0.068864">
            <text:p>-0.068864</text:p>
          </table:table-cell>
          <table:table-cell office:value-type="float" office:value="-1.465568">
            <text:p>-1.465568</text:p>
          </table:table-cell>
          <table:table-cell office:value-type="float" office:value="-0.988658">
            <text:p>-0.988658</text:p>
          </table:table-cell>
          <table:table-cell office:value-type="float" office:value="4.494329">
            <text:p>4.494329</text:p>
          </table:table-cell>
          <table:table-cell office:value-type="float" office:value="-1.117333">
            <text:p>-1.117333</text:p>
          </table:table-cell>
          <table:table-cell office:value-type="float" office:value="0.558666">
            <text:p>0.558666</text:p>
          </table:table-cell>
          <table:table-cell office:value-type="float" office:value="-0.909013">
            <text:p>-0.9090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443">
            <text:p>10556.443</text:p>
          </table:table-cell>
          <table:table-cell office:value-type="float" office:value="-0.068864">
            <text:p>-0.068864</text:p>
          </table:table-cell>
          <table:table-cell office:value-type="float" office:value="-1.465568">
            <text:p>-1.465568</text:p>
          </table:table-cell>
          <table:table-cell office:value-type="float" office:value="-0.988658">
            <text:p>-0.988658</text:p>
          </table:table-cell>
          <table:table-cell office:value-type="float" office:value="4.494329">
            <text:p>4.494329</text:p>
          </table:table-cell>
          <table:table-cell office:value-type="float" office:value="-1.117333">
            <text:p>-1.117333</text:p>
          </table:table-cell>
          <table:table-cell office:value-type="float" office:value="0.558666">
            <text:p>0.558666</text:p>
          </table:table-cell>
          <table:table-cell office:value-type="float" office:value="-0.909013">
            <text:p>-0.9090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463">
            <text:p>10556.463</text:p>
          </table:table-cell>
          <table:table-cell office:value-type="float" office:value="-0.058844">
            <text:p>-0.058844</text:p>
          </table:table-cell>
          <table:table-cell office:value-type="float" office:value="-1.470578">
            <text:p>-1.470578</text:p>
          </table:table-cell>
          <table:table-cell office:value-type="float" office:value="-1.02256">
            <text:p>-1.02256</text:p>
          </table:table-cell>
          <table:table-cell office:value-type="float" office:value="4.51128">
            <text:p>4.51128</text:p>
          </table:table-cell>
          <table:table-cell office:value-type="float" office:value="-1.094581">
            <text:p>-1.094581</text:p>
          </table:table-cell>
          <table:table-cell office:value-type="float" office:value="0.547291">
            <text:p>0.547291</text:p>
          </table:table-cell>
          <table:table-cell office:value-type="float" office:value="-0.957856">
            <text:p>-0.95785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463">
            <text:p>10556.463</text:p>
          </table:table-cell>
          <table:table-cell office:value-type="float" office:value="-0.058844">
            <text:p>-0.058844</text:p>
          </table:table-cell>
          <table:table-cell office:value-type="float" office:value="-1.470578">
            <text:p>-1.470578</text:p>
          </table:table-cell>
          <table:table-cell office:value-type="float" office:value="-1.02256">
            <text:p>-1.02256</text:p>
          </table:table-cell>
          <table:table-cell office:value-type="float" office:value="4.51128">
            <text:p>4.51128</text:p>
          </table:table-cell>
          <table:table-cell office:value-type="float" office:value="-1.094581">
            <text:p>-1.094581</text:p>
          </table:table-cell>
          <table:table-cell office:value-type="float" office:value="0.547291">
            <text:p>0.547291</text:p>
          </table:table-cell>
          <table:table-cell office:value-type="float" office:value="-0.957856">
            <text:p>-0.95785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483">
            <text:p>10556.483</text:p>
          </table:table-cell>
          <table:table-cell office:value-type="float" office:value="-0.010808">
            <text:p>-0.010808</text:p>
          </table:table-cell>
          <table:table-cell office:value-type="float" office:value="-1.494596">
            <text:p>-1.494596</text:p>
          </table:table-cell>
          <table:table-cell office:value-type="float" office:value="-1.02584">
            <text:p>-1.02584</text:p>
          </table:table-cell>
          <table:table-cell office:value-type="float" office:value="4.51292">
            <text:p>4.51292</text:p>
          </table:table-cell>
          <table:table-cell office:value-type="float" office:value="-1.000282">
            <text:p>-1.000282</text:p>
          </table:table-cell>
          <table:table-cell office:value-type="float" office:value="0.500141">
            <text:p>0.500141</text:p>
          </table:table-cell>
          <table:table-cell office:value-type="float" office:value="-1.0001">
            <text:p>-1.000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483">
            <text:p>10556.483</text:p>
          </table:table-cell>
          <table:table-cell office:value-type="float" office:value="-0.010808">
            <text:p>-0.010808</text:p>
          </table:table-cell>
          <table:table-cell office:value-type="float" office:value="-1.494596">
            <text:p>-1.494596</text:p>
          </table:table-cell>
          <table:table-cell office:value-type="float" office:value="-1.02584">
            <text:p>-1.02584</text:p>
          </table:table-cell>
          <table:table-cell office:value-type="float" office:value="4.51292">
            <text:p>4.51292</text:p>
          </table:table-cell>
          <table:table-cell office:value-type="float" office:value="-1.000282">
            <text:p>-1.000282</text:p>
          </table:table-cell>
          <table:table-cell office:value-type="float" office:value="0.500141">
            <text:p>0.500141</text:p>
          </table:table-cell>
          <table:table-cell office:value-type="float" office:value="-1.0001">
            <text:p>-1.000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503">
            <text:p>10556.503</text:p>
          </table:table-cell>
          <table:table-cell office:value-type="float" office:value="-0.004791">
            <text:p>-0.004791</text:p>
          </table:table-cell>
          <table:table-cell office:value-type="float" office:value="-1.497605">
            <text:p>-1.497605</text:p>
          </table:table-cell>
          <table:table-cell office:value-type="float" office:value="-1.027971">
            <text:p>-1.027971</text:p>
          </table:table-cell>
          <table:table-cell office:value-type="float" office:value="4.513986">
            <text:p>4.513986</text:p>
          </table:table-cell>
          <table:table-cell office:value-type="float" office:value="-0.925723">
            <text:p>-0.925723</text:p>
          </table:table-cell>
          <table:table-cell office:value-type="float" office:value="0.462862">
            <text:p>0.462862</text:p>
          </table:table-cell>
          <table:table-cell office:value-type="float" office:value="-1.038033">
            <text:p>-1.03803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513">
            <text:p>10556.513</text:p>
          </table:table-cell>
          <table:table-cell office:value-type="float" office:value="-0.006459">
            <text:p>-0.006459</text:p>
          </table:table-cell>
          <table:table-cell office:value-type="float" office:value="-1.49677">
            <text:p>-1.49677</text:p>
          </table:table-cell>
          <table:table-cell office:value-type="float" office:value="-1.025371">
            <text:p>-1.025371</text:p>
          </table:table-cell>
          <table:table-cell office:value-type="float" office:value="4.512685">
            <text:p>4.512685</text:p>
          </table:table-cell>
          <table:table-cell office:value-type="float" office:value="-0.96825">
            <text:p>-0.96825</text:p>
          </table:table-cell>
          <table:table-cell office:value-type="float" office:value="0.484125">
            <text:p>0.484125</text:p>
          </table:table-cell>
          <table:table-cell office:value-type="float" office:value="-1.055032">
            <text:p>-1.05503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513">
            <text:p>10556.513</text:p>
          </table:table-cell>
          <table:table-cell office:value-type="float" office:value="-0.006459">
            <text:p>-0.006459</text:p>
          </table:table-cell>
          <table:table-cell office:value-type="float" office:value="-1.49677">
            <text:p>-1.49677</text:p>
          </table:table-cell>
          <table:table-cell office:value-type="float" office:value="-1.025371">
            <text:p>-1.025371</text:p>
          </table:table-cell>
          <table:table-cell office:value-type="float" office:value="4.512685">
            <text:p>4.512685</text:p>
          </table:table-cell>
          <table:table-cell office:value-type="float" office:value="-0.96825">
            <text:p>-0.96825</text:p>
          </table:table-cell>
          <table:table-cell office:value-type="float" office:value="0.484125">
            <text:p>0.484125</text:p>
          </table:table-cell>
          <table:table-cell office:value-type="float" office:value="-1.055032">
            <text:p>-1.05503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533">
            <text:p>10556.533</text:p>
          </table:table-cell>
          <table:table-cell office:value-type="float" office:value="0.007802">
            <text:p>0.007802</text:p>
          </table:table-cell>
          <table:table-cell office:value-type="float" office:value="-1.503901">
            <text:p>-1.503901</text:p>
          </table:table-cell>
          <table:table-cell office:value-type="float" office:value="-1.02092">
            <text:p>-1.02092</text:p>
          </table:table-cell>
          <table:table-cell office:value-type="float" office:value="4.51046">
            <text:p>4.51046</text:p>
          </table:table-cell>
          <table:table-cell office:value-type="float" office:value="-0.954614">
            <text:p>-0.954614</text:p>
          </table:table-cell>
          <table:table-cell office:value-type="float" office:value="0.477307">
            <text:p>0.477307</text:p>
          </table:table-cell>
          <table:table-cell office:value-type="float" office:value="-1.074967">
            <text:p>-1.07496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543">
            <text:p>10556.543</text:p>
          </table:table-cell>
          <table:table-cell office:value-type="float" office:value="0.027941">
            <text:p>0.027941</text:p>
          </table:table-cell>
          <table:table-cell office:value-type="float" office:value="-1.51397">
            <text:p>-1.51397</text:p>
          </table:table-cell>
          <table:table-cell office:value-type="float" office:value="-1.039327">
            <text:p>-1.039327</text:p>
          </table:table-cell>
          <table:table-cell office:value-type="float" office:value="4.519663">
            <text:p>4.519663</text:p>
          </table:table-cell>
          <table:table-cell office:value-type="float" office:value="-0.955689">
            <text:p>-0.955689</text:p>
          </table:table-cell>
          <table:table-cell office:value-type="float" office:value="0.477844">
            <text:p>0.477844</text:p>
          </table:table-cell>
          <table:table-cell office:value-type="float" office:value="-1.078805">
            <text:p>-1.07880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543">
            <text:p>10556.543</text:p>
          </table:table-cell>
          <table:table-cell office:value-type="float" office:value="0.027941">
            <text:p>0.027941</text:p>
          </table:table-cell>
          <table:table-cell office:value-type="float" office:value="-1.51397">
            <text:p>-1.51397</text:p>
          </table:table-cell>
          <table:table-cell office:value-type="float" office:value="-1.039327">
            <text:p>-1.039327</text:p>
          </table:table-cell>
          <table:table-cell office:value-type="float" office:value="4.519663">
            <text:p>4.519663</text:p>
          </table:table-cell>
          <table:table-cell office:value-type="float" office:value="-0.955689">
            <text:p>-0.955689</text:p>
          </table:table-cell>
          <table:table-cell office:value-type="float" office:value="0.477844">
            <text:p>0.477844</text:p>
          </table:table-cell>
          <table:table-cell office:value-type="float" office:value="-1.078805">
            <text:p>-1.07880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563">
            <text:p>10556.563</text:p>
          </table:table-cell>
          <table:table-cell office:value-type="float" office:value="0.054152">
            <text:p>0.054152</text:p>
          </table:table-cell>
          <table:table-cell office:value-type="float" office:value="-1.527076">
            <text:p>-1.527076</text:p>
          </table:table-cell>
          <table:table-cell office:value-type="float" office:value="-1.019904">
            <text:p>-1.019904</text:p>
          </table:table-cell>
          <table:table-cell office:value-type="float" office:value="4.509952">
            <text:p>4.509952</text:p>
          </table:table-cell>
          <table:table-cell office:value-type="float" office:value="-0.874031">
            <text:p>-0.874031</text:p>
          </table:table-cell>
          <table:table-cell office:value-type="float" office:value="0.437015">
            <text:p>0.437015</text:p>
          </table:table-cell>
          <table:table-cell office:value-type="float" office:value="-1.085694">
            <text:p>-1.08569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573">
            <text:p>10556.573</text:p>
          </table:table-cell>
          <table:table-cell office:value-type="float" office:value="0.052609">
            <text:p>0.052609</text:p>
          </table:table-cell>
          <table:table-cell office:value-type="float" office:value="-1.526305">
            <text:p>-1.526305</text:p>
          </table:table-cell>
          <table:table-cell office:value-type="float" office:value="-1.022544">
            <text:p>-1.022544</text:p>
          </table:table-cell>
          <table:table-cell office:value-type="float" office:value="4.511272">
            <text:p>4.511272</text:p>
          </table:table-cell>
          <table:table-cell office:value-type="float" office:value="-0.878923">
            <text:p>-0.878923</text:p>
          </table:table-cell>
          <table:table-cell office:value-type="float" office:value="0.439461">
            <text:p>0.439461</text:p>
          </table:table-cell>
          <table:table-cell office:value-type="float" office:value="-1.082696">
            <text:p>-1.08269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573">
            <text:p>10556.573</text:p>
          </table:table-cell>
          <table:table-cell office:value-type="float" office:value="0.052609">
            <text:p>0.052609</text:p>
          </table:table-cell>
          <table:table-cell office:value-type="float" office:value="-1.526305">
            <text:p>-1.526305</text:p>
          </table:table-cell>
          <table:table-cell office:value-type="float" office:value="-1.022544">
            <text:p>-1.022544</text:p>
          </table:table-cell>
          <table:table-cell office:value-type="float" office:value="4.511272">
            <text:p>4.511272</text:p>
          </table:table-cell>
          <table:table-cell office:value-type="float" office:value="-0.878923">
            <text:p>-0.878923</text:p>
          </table:table-cell>
          <table:table-cell office:value-type="float" office:value="0.439461">
            <text:p>0.439461</text:p>
          </table:table-cell>
          <table:table-cell office:value-type="float" office:value="-1.082696">
            <text:p>-1.08269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593">
            <text:p>10556.593</text:p>
          </table:table-cell>
          <table:table-cell office:value-type="float" office:value="0.042948">
            <text:p>0.042948</text:p>
          </table:table-cell>
          <table:table-cell office:value-type="float" office:value="-1.521474">
            <text:p>-1.521474</text:p>
          </table:table-cell>
          <table:table-cell office:value-type="float" office:value="-1.017267">
            <text:p>-1.017267</text:p>
          </table:table-cell>
          <table:table-cell office:value-type="float" office:value="4.508634">
            <text:p>4.508634</text:p>
          </table:table-cell>
          <table:table-cell office:value-type="float" office:value="-0.886396">
            <text:p>-0.886396</text:p>
          </table:table-cell>
          <table:table-cell office:value-type="float" office:value="0.443198">
            <text:p>0.443198</text:p>
          </table:table-cell>
          <table:table-cell office:value-type="float" office:value="-1.077309">
            <text:p>-1.07730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603">
            <text:p>10556.603</text:p>
          </table:table-cell>
          <table:table-cell office:value-type="float" office:value="0.023202">
            <text:p>0.023202</text:p>
          </table:table-cell>
          <table:table-cell office:value-type="float" office:value="-1.511601">
            <text:p>-1.511601</text:p>
          </table:table-cell>
          <table:table-cell office:value-type="float" office:value="-1.027624">
            <text:p>-1.027624</text:p>
          </table:table-cell>
          <table:table-cell office:value-type="float" office:value="4.513812">
            <text:p>4.513812</text:p>
          </table:table-cell>
          <table:table-cell office:value-type="float" office:value="-0.909153">
            <text:p>-0.909153</text:p>
          </table:table-cell>
          <table:table-cell office:value-type="float" office:value="0.454576">
            <text:p>0.454576</text:p>
          </table:table-cell>
          <table:table-cell office:value-type="float" office:value="-1.074898">
            <text:p>-1.07489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613">
            <text:p>10556.613</text:p>
          </table:table-cell>
          <table:table-cell office:value-type="float" office:value="0.011516">
            <text:p>0.011516</text:p>
          </table:table-cell>
          <table:table-cell office:value-type="float" office:value="-1.505758">
            <text:p>-1.505758</text:p>
          </table:table-cell>
          <table:table-cell office:value-type="float" office:value="-1.020459">
            <text:p>-1.020459</text:p>
          </table:table-cell>
          <table:table-cell office:value-type="float" office:value="4.51023">
            <text:p>4.51023</text:p>
          </table:table-cell>
          <table:table-cell office:value-type="float" office:value="-0.871376">
            <text:p>-0.871376</text:p>
          </table:table-cell>
          <table:table-cell office:value-type="float" office:value="0.435688">
            <text:p>0.435688</text:p>
          </table:table-cell>
          <table:table-cell office:value-type="float" office:value="-1.041352">
            <text:p>-1.04135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623">
            <text:p>10556.623</text:p>
          </table:table-cell>
          <table:table-cell office:value-type="float" office:value="0.018193">
            <text:p>0.018193</text:p>
          </table:table-cell>
          <table:table-cell office:value-type="float" office:value="-1.509096">
            <text:p>-1.509096</text:p>
          </table:table-cell>
          <table:table-cell office:value-type="float" office:value="-1.011214">
            <text:p>-1.011214</text:p>
          </table:table-cell>
          <table:table-cell office:value-type="float" office:value="4.505607">
            <text:p>4.505607</text:p>
          </table:table-cell>
          <table:table-cell office:value-type="float" office:value="-0.86294">
            <text:p>-0.86294</text:p>
          </table:table-cell>
          <table:table-cell office:value-type="float" office:value="0.43147">
            <text:p>0.43147</text:p>
          </table:table-cell>
          <table:table-cell office:value-type="float" office:value="-1.010155">
            <text:p>-1.01015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633">
            <text:p>10556.633</text:p>
          </table:table-cell>
          <table:table-cell office:value-type="float" office:value="-0.000173">
            <text:p>-0.000173</text:p>
          </table:table-cell>
          <table:table-cell office:value-type="float" office:value="-1.499914">
            <text:p>-1.499914</text:p>
          </table:table-cell>
          <table:table-cell office:value-type="float" office:value="-1.022033">
            <text:p>-1.022033</text:p>
          </table:table-cell>
          <table:table-cell office:value-type="float" office:value="4.511017">
            <text:p>4.511017</text:p>
          </table:table-cell>
          <table:table-cell office:value-type="float" office:value="-0.893391">
            <text:p>-0.893391</text:p>
          </table:table-cell>
          <table:table-cell office:value-type="float" office:value="0.446696">
            <text:p>0.446696</text:p>
          </table:table-cell>
          <table:table-cell office:value-type="float" office:value="-0.981141">
            <text:p>-0.98114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643">
            <text:p>10556.643</text:p>
          </table:table-cell>
          <table:table-cell office:value-type="float" office:value="-0.011843">
            <text:p>-0.011843</text:p>
          </table:table-cell>
          <table:table-cell office:value-type="float" office:value="-1.494079">
            <text:p>-1.494079</text:p>
          </table:table-cell>
          <table:table-cell office:value-type="float" office:value="-1.022381">
            <text:p>-1.022381</text:p>
          </table:table-cell>
          <table:table-cell office:value-type="float" office:value="4.511191">
            <text:p>4.511191</text:p>
          </table:table-cell>
          <table:table-cell office:value-type="float" office:value="-0.912336">
            <text:p>-0.912336</text:p>
          </table:table-cell>
          <table:table-cell office:value-type="float" office:value="0.456168">
            <text:p>0.456168</text:p>
          </table:table-cell>
          <table:table-cell office:value-type="float" office:value="-0.954156">
            <text:p>-0.95415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653">
            <text:p>10556.653</text:p>
          </table:table-cell>
          <table:table-cell office:value-type="float" office:value="0.000812">
            <text:p>0.000812</text:p>
          </table:table-cell>
          <table:table-cell office:value-type="float" office:value="-1.500406">
            <text:p>-1.500406</text:p>
          </table:table-cell>
          <table:table-cell office:value-type="float" office:value="-1.012472">
            <text:p>-1.012472</text:p>
          </table:table-cell>
          <table:table-cell office:value-type="float" office:value="4.506236">
            <text:p>4.506236</text:p>
          </table:table-cell>
          <table:table-cell office:value-type="float" office:value="-0.927738">
            <text:p>-0.927738</text:p>
          </table:table-cell>
          <table:table-cell office:value-type="float" office:value="0.463869">
            <text:p>0.463869</text:p>
          </table:table-cell>
          <table:table-cell office:value-type="float" office:value="-0.950364">
            <text:p>-0.95036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663">
            <text:p>10556.663</text:p>
          </table:table-cell>
          <table:table-cell office:value-type="float" office:value="-0.02292">
            <text:p>-0.02292</text:p>
          </table:table-cell>
          <table:table-cell office:value-type="float" office:value="-1.48854">
            <text:p>-1.48854</text:p>
          </table:table-cell>
          <table:table-cell office:value-type="float" office:value="-0.991781">
            <text:p>-0.991781</text:p>
          </table:table-cell>
          <table:table-cell office:value-type="float" office:value="4.495891">
            <text:p>4.495891</text:p>
          </table:table-cell>
          <table:table-cell office:value-type="float" office:value="-0.957316">
            <text:p>-0.957316</text:p>
          </table:table-cell>
          <table:table-cell office:value-type="float" office:value="0.478658">
            <text:p>0.478658</text:p>
          </table:table-cell>
          <table:table-cell office:value-type="float" office:value="-0.946831">
            <text:p>-0.94683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673">
            <text:p>10556.673</text:p>
          </table:table-cell>
          <table:table-cell office:value-type="float" office:value="-0.041929">
            <text:p>-0.041929</text:p>
          </table:table-cell>
          <table:table-cell office:value-type="float" office:value="-1.479035">
            <text:p>-1.479035</text:p>
          </table:table-cell>
          <table:table-cell office:value-type="float" office:value="-0.989156">
            <text:p>-0.989156</text:p>
          </table:table-cell>
          <table:table-cell office:value-type="float" office:value="4.494578">
            <text:p>4.494578</text:p>
          </table:table-cell>
          <table:table-cell office:value-type="float" office:value="-0.94549">
            <text:p>-0.94549</text:p>
          </table:table-cell>
          <table:table-cell office:value-type="float" office:value="0.472745">
            <text:p>0.472745</text:p>
          </table:table-cell>
          <table:table-cell office:value-type="float" office:value="-0.943551">
            <text:p>-0.94355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673">
            <text:p>10556.673</text:p>
          </table:table-cell>
          <table:table-cell office:value-type="float" office:value="-0.041929">
            <text:p>-0.041929</text:p>
          </table:table-cell>
          <table:table-cell office:value-type="float" office:value="-1.479035">
            <text:p>-1.479035</text:p>
          </table:table-cell>
          <table:table-cell office:value-type="float" office:value="-0.989156">
            <text:p>-0.989156</text:p>
          </table:table-cell>
          <table:table-cell office:value-type="float" office:value="4.494578">
            <text:p>4.494578</text:p>
          </table:table-cell>
          <table:table-cell office:value-type="float" office:value="-0.94549">
            <text:p>-0.94549</text:p>
          </table:table-cell>
          <table:table-cell office:value-type="float" office:value="0.472745">
            <text:p>0.472745</text:p>
          </table:table-cell>
          <table:table-cell office:value-type="float" office:value="-0.943551">
            <text:p>-0.94355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673">
            <text:p>10556.673</text:p>
          </table:table-cell>
          <table:table-cell office:value-type="float" office:value="-0.041929">
            <text:p>-0.041929</text:p>
          </table:table-cell>
          <table:table-cell office:value-type="float" office:value="-1.479035">
            <text:p>-1.479035</text:p>
          </table:table-cell>
          <table:table-cell office:value-type="float" office:value="-0.989156">
            <text:p>-0.989156</text:p>
          </table:table-cell>
          <table:table-cell office:value-type="float" office:value="4.494578">
            <text:p>4.494578</text:p>
          </table:table-cell>
          <table:table-cell office:value-type="float" office:value="-0.94549">
            <text:p>-0.94549</text:p>
          </table:table-cell>
          <table:table-cell office:value-type="float" office:value="0.472745">
            <text:p>0.472745</text:p>
          </table:table-cell>
          <table:table-cell office:value-type="float" office:value="-0.943551">
            <text:p>-0.94355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703">
            <text:p>10556.703</text:p>
          </table:table-cell>
          <table:table-cell office:value-type="float" office:value="-0.060015">
            <text:p>-0.060015</text:p>
          </table:table-cell>
          <table:table-cell office:value-type="float" office:value="-1.469992">
            <text:p>-1.469992</text:p>
          </table:table-cell>
          <table:table-cell office:value-type="float" office:value="-0.980563">
            <text:p>-0.980563</text:p>
          </table:table-cell>
          <table:table-cell office:value-type="float" office:value="4.490281">
            <text:p>4.490281</text:p>
          </table:table-cell>
          <table:table-cell office:value-type="float" office:value="-0.934475">
            <text:p>-0.934475</text:p>
          </table:table-cell>
          <table:table-cell office:value-type="float" office:value="0.467238">
            <text:p>0.467238</text:p>
          </table:table-cell>
          <table:table-cell office:value-type="float" office:value="-0.921044">
            <text:p>-0.92104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713">
            <text:p>10556.713</text:p>
          </table:table-cell>
          <table:table-cell office:value-type="float" office:value="-0.043211">
            <text:p>-0.043211</text:p>
          </table:table-cell>
          <table:table-cell office:value-type="float" office:value="-1.478394">
            <text:p>-1.478394</text:p>
          </table:table-cell>
          <table:table-cell office:value-type="float" office:value="-0.961505">
            <text:p>-0.961505</text:p>
          </table:table-cell>
          <table:table-cell office:value-type="float" office:value="4.480752">
            <text:p>4.480752</text:p>
          </table:table-cell>
          <table:table-cell office:value-type="float" office:value="-0.90613">
            <text:p>-0.90613</text:p>
          </table:table-cell>
          <table:table-cell office:value-type="float" office:value="0.453065">
            <text:p>0.453065</text:p>
          </table:table-cell>
          <table:table-cell office:value-type="float" office:value="-0.912324">
            <text:p>-0.91232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723">
            <text:p>10556.723</text:p>
          </table:table-cell>
          <table:table-cell office:value-type="float" office:value="-0.06077">
            <text:p>-0.06077</text:p>
          </table:table-cell>
          <table:table-cell office:value-type="float" office:value="-1.469615">
            <text:p>-1.469615</text:p>
          </table:table-cell>
          <table:table-cell office:value-type="float" office:value="-0.948968">
            <text:p>-0.948968</text:p>
          </table:table-cell>
          <table:table-cell office:value-type="float" office:value="4.474484">
            <text:p>4.474484</text:p>
          </table:table-cell>
          <table:table-cell office:value-type="float" office:value="-0.904433">
            <text:p>-0.904433</text:p>
          </table:table-cell>
          <table:table-cell office:value-type="float" office:value="0.452217">
            <text:p>0.452217</text:p>
          </table:table-cell>
          <table:table-cell office:value-type="float" office:value="-0.904214">
            <text:p>-0.90421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733">
            <text:p>10556.733</text:p>
          </table:table-cell>
          <table:table-cell office:value-type="float" office:value="-0.080437">
            <text:p>-0.080437</text:p>
          </table:table-cell>
          <table:table-cell office:value-type="float" office:value="-1.459781">
            <text:p>-1.459781</text:p>
          </table:table-cell>
          <table:table-cell office:value-type="float" office:value="-0.9492">
            <text:p>-0.9492</text:p>
          </table:table-cell>
          <table:table-cell office:value-type="float" office:value="4.4746">
            <text:p>4.4746</text:p>
          </table:table-cell>
          <table:table-cell office:value-type="float" office:value="-0.902123">
            <text:p>-0.902123</text:p>
          </table:table-cell>
          <table:table-cell office:value-type="float" office:value="0.451061">
            <text:p>0.451061</text:p>
          </table:table-cell>
          <table:table-cell office:value-type="float" office:value="-0.942902">
            <text:p>-0.94290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743">
            <text:p>10556.743</text:p>
          </table:table-cell>
          <table:table-cell office:value-type="float" office:value="-0.077737">
            <text:p>-0.077737</text:p>
          </table:table-cell>
          <table:table-cell office:value-type="float" office:value="-1.461132">
            <text:p>-1.461132</text:p>
          </table:table-cell>
          <table:table-cell office:value-type="float" office:value="-0.936589">
            <text:p>-0.936589</text:p>
          </table:table-cell>
          <table:table-cell office:value-type="float" office:value="4.468295">
            <text:p>4.468295</text:p>
          </table:table-cell>
          <table:table-cell office:value-type="float" office:value="-0.904187">
            <text:p>-0.904187</text:p>
          </table:table-cell>
          <table:table-cell office:value-type="float" office:value="0.452093">
            <text:p>0.452093</text:p>
          </table:table-cell>
          <table:table-cell office:value-type="float" office:value="-0.978883">
            <text:p>-0.97888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753">
            <text:p>10556.753</text:p>
          </table:table-cell>
          <table:table-cell office:value-type="float" office:value="-0.105681">
            <text:p>-0.105681</text:p>
          </table:table-cell>
          <table:table-cell office:value-type="float" office:value="-1.44716">
            <text:p>-1.44716</text:p>
          </table:table-cell>
          <table:table-cell office:value-type="float" office:value="-0.938679">
            <text:p>-0.938679</text:p>
          </table:table-cell>
          <table:table-cell office:value-type="float" office:value="4.469339">
            <text:p>4.469339</text:p>
          </table:table-cell>
          <table:table-cell office:value-type="float" office:value="-0.936844">
            <text:p>-0.936844</text:p>
          </table:table-cell>
          <table:table-cell office:value-type="float" office:value="0.468422">
            <text:p>0.468422</text:p>
          </table:table-cell>
          <table:table-cell office:value-type="float" office:value="-1.012345">
            <text:p>-1.01234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763">
            <text:p>10556.763</text:p>
          </table:table-cell>
          <table:table-cell office:value-type="float" office:value="-0.114903">
            <text:p>-0.114903</text:p>
          </table:table-cell>
          <table:table-cell office:value-type="float" office:value="-1.442549">
            <text:p>-1.442549</text:p>
          </table:table-cell>
          <table:table-cell office:value-type="float" office:value="-0.945031">
            <text:p>-0.945031</text:p>
          </table:table-cell>
          <table:table-cell office:value-type="float" office:value="4.472515">
            <text:p>4.472515</text:p>
          </table:table-cell>
          <table:table-cell office:value-type="float" office:value="-0.953572">
            <text:p>-0.953572</text:p>
          </table:table-cell>
          <table:table-cell office:value-type="float" office:value="0.476786">
            <text:p>0.476786</text:p>
          </table:table-cell>
          <table:table-cell office:value-type="float" office:value="-1.043465">
            <text:p>-1.04346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773">
            <text:p>10556.773</text:p>
          </table:table-cell>
          <table:table-cell office:value-type="float" office:value="-0.102877">
            <text:p>-0.102877</text:p>
          </table:table-cell>
          <table:table-cell office:value-type="float" office:value="-1.448562">
            <text:p>-1.448562</text:p>
          </table:table-cell>
          <table:table-cell office:value-type="float" office:value="-0.926604">
            <text:p>-0.926604</text:p>
          </table:table-cell>
          <table:table-cell office:value-type="float" office:value="4.463302">
            <text:p>4.463302</text:p>
          </table:table-cell>
          <table:table-cell office:value-type="float" office:value="-0.941966">
            <text:p>-0.941966</text:p>
          </table:table-cell>
          <table:table-cell office:value-type="float" office:value="0.470983">
            <text:p>0.470983</text:p>
          </table:table-cell>
          <table:table-cell office:value-type="float" office:value="-1.072404">
            <text:p>-1.07240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783">
            <text:p>10556.783</text:p>
          </table:table-cell>
          <table:table-cell office:value-type="float" office:value="-0.105438">
            <text:p>-0.105438</text:p>
          </table:table-cell>
          <table:table-cell office:value-type="float" office:value="-1.447281">
            <text:p>-1.447281</text:p>
          </table:table-cell>
          <table:table-cell office:value-type="float" office:value="-0.945057">
            <text:p>-0.945057</text:p>
          </table:table-cell>
          <table:table-cell office:value-type="float" office:value="4.472528">
            <text:p>4.472528</text:p>
          </table:table-cell>
          <table:table-cell office:value-type="float" office:value="-0.933783">
            <text:p>-0.933783</text:p>
          </table:table-cell>
          <table:table-cell office:value-type="float" office:value="0.466892">
            <text:p>0.466892</text:p>
          </table:table-cell>
          <table:table-cell office:value-type="float" office:value="-1.087723">
            <text:p>-1.08772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793">
            <text:p>10556.793</text:p>
          </table:table-cell>
          <table:table-cell office:value-type="float" office:value="-0.101794">
            <text:p>-0.101794</text:p>
          </table:table-cell>
          <table:table-cell office:value-type="float" office:value="-1.449103">
            <text:p>-1.449103</text:p>
          </table:table-cell>
          <table:table-cell office:value-type="float" office:value="-0.957644">
            <text:p>-0.957644</text:p>
          </table:table-cell>
          <table:table-cell office:value-type="float" office:value="4.478822">
            <text:p>4.478822</text:p>
          </table:table-cell>
          <table:table-cell office:value-type="float" office:value="-0.916785">
            <text:p>-0.916785</text:p>
          </table:table-cell>
          <table:table-cell office:value-type="float" office:value="0.458393">
            <text:p>0.458393</text:p>
          </table:table-cell>
          <table:table-cell office:value-type="float" office:value="-1.101968">
            <text:p>-1.10196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803">
            <text:p>10556.803</text:p>
          </table:table-cell>
          <table:table-cell office:value-type="float" office:value="-0.091436">
            <text:p>-0.091436</text:p>
          </table:table-cell>
          <table:table-cell office:value-type="float" office:value="-1.454282">
            <text:p>-1.454282</text:p>
          </table:table-cell>
          <table:table-cell office:value-type="float" office:value="-0.937503">
            <text:p>-0.937503</text:p>
          </table:table-cell>
          <table:table-cell office:value-type="float" office:value="4.468752">
            <text:p>4.468752</text:p>
          </table:table-cell>
          <table:table-cell office:value-type="float" office:value="-0.889077">
            <text:p>-0.889077</text:p>
          </table:table-cell>
          <table:table-cell office:value-type="float" office:value="0.444539">
            <text:p>0.444539</text:p>
          </table:table-cell>
          <table:table-cell office:value-type="float" office:value="-1.115212">
            <text:p>-1.11521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803">
            <text:p>10556.803</text:p>
          </table:table-cell>
          <table:table-cell office:value-type="float" office:value="-0.091436">
            <text:p>-0.091436</text:p>
          </table:table-cell>
          <table:table-cell office:value-type="float" office:value="-1.454282">
            <text:p>-1.454282</text:p>
          </table:table-cell>
          <table:table-cell office:value-type="float" office:value="-0.937503">
            <text:p>-0.937503</text:p>
          </table:table-cell>
          <table:table-cell office:value-type="float" office:value="4.468752">
            <text:p>4.468752</text:p>
          </table:table-cell>
          <table:table-cell office:value-type="float" office:value="-0.889077">
            <text:p>-0.889077</text:p>
          </table:table-cell>
          <table:table-cell office:value-type="float" office:value="0.444539">
            <text:p>0.444539</text:p>
          </table:table-cell>
          <table:table-cell office:value-type="float" office:value="-1.115212">
            <text:p>-1.11521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803">
            <text:p>10556.803</text:p>
          </table:table-cell>
          <table:table-cell office:value-type="float" office:value="-0.091436">
            <text:p>-0.091436</text:p>
          </table:table-cell>
          <table:table-cell office:value-type="float" office:value="-1.454282">
            <text:p>-1.454282</text:p>
          </table:table-cell>
          <table:table-cell office:value-type="float" office:value="-0.937503">
            <text:p>-0.937503</text:p>
          </table:table-cell>
          <table:table-cell office:value-type="float" office:value="4.468752">
            <text:p>4.468752</text:p>
          </table:table-cell>
          <table:table-cell office:value-type="float" office:value="-0.889077">
            <text:p>-0.889077</text:p>
          </table:table-cell>
          <table:table-cell office:value-type="float" office:value="0.444539">
            <text:p>0.444539</text:p>
          </table:table-cell>
          <table:table-cell office:value-type="float" office:value="-1.115212">
            <text:p>-1.11521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843">
            <text:p>10556.843</text:p>
          </table:table-cell>
          <table:table-cell office:value-type="float" office:value="-0.143719">
            <text:p>-0.143719</text:p>
          </table:table-cell>
          <table:table-cell office:value-type="float" office:value="-1.42814">
            <text:p>-1.42814</text:p>
          </table:table-cell>
          <table:table-cell office:value-type="float" office:value="-0.910251">
            <text:p>-0.910251</text:p>
          </table:table-cell>
          <table:table-cell office:value-type="float" office:value="4.455125">
            <text:p>4.455125</text:p>
          </table:table-cell>
          <table:table-cell office:value-type="float" office:value="-0.863509">
            <text:p>-0.863509</text:p>
          </table:table-cell>
          <table:table-cell office:value-type="float" office:value="0.431754">
            <text:p>0.431754</text:p>
          </table:table-cell>
          <table:table-cell office:value-type="float" office:value="-1.209367">
            <text:p>-1.20936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843">
            <text:p>10556.843</text:p>
          </table:table-cell>
          <table:table-cell office:value-type="float" office:value="-0.143719">
            <text:p>-0.143719</text:p>
          </table:table-cell>
          <table:table-cell office:value-type="float" office:value="-1.42814">
            <text:p>-1.42814</text:p>
          </table:table-cell>
          <table:table-cell office:value-type="float" office:value="-0.910251">
            <text:p>-0.910251</text:p>
          </table:table-cell>
          <table:table-cell office:value-type="float" office:value="4.455125">
            <text:p>4.455125</text:p>
          </table:table-cell>
          <table:table-cell office:value-type="float" office:value="-0.863509">
            <text:p>-0.863509</text:p>
          </table:table-cell>
          <table:table-cell office:value-type="float" office:value="0.431754">
            <text:p>0.431754</text:p>
          </table:table-cell>
          <table:table-cell office:value-type="float" office:value="-1.209367">
            <text:p>-1.20936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853">
            <text:p>10556.853</text:p>
          </table:table-cell>
          <table:table-cell office:value-type="float" office:value="-0.178602">
            <text:p>-0.178602</text:p>
          </table:table-cell>
          <table:table-cell office:value-type="float" office:value="-1.410699">
            <text:p>-1.410699</text:p>
          </table:table-cell>
          <table:table-cell office:value-type="float" office:value="-0.932471">
            <text:p>-0.932471</text:p>
          </table:table-cell>
          <table:table-cell office:value-type="float" office:value="4.466236">
            <text:p>4.466236</text:p>
          </table:table-cell>
          <table:table-cell office:value-type="float" office:value="-0.852374">
            <text:p>-0.852374</text:p>
          </table:table-cell>
          <table:table-cell office:value-type="float" office:value="0.426187">
            <text:p>0.426187</text:p>
          </table:table-cell>
          <table:table-cell office:value-type="float" office:value="-1.232918">
            <text:p>-1.23291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873">
            <text:p>10556.873</text:p>
          </table:table-cell>
          <table:table-cell office:value-type="float" office:value="-0.198816">
            <text:p>-0.198816</text:p>
          </table:table-cell>
          <table:table-cell office:value-type="float" office:value="-1.400592">
            <text:p>-1.400592</text:p>
          </table:table-cell>
          <table:table-cell office:value-type="float" office:value="-0.950551">
            <text:p>-0.950551</text:p>
          </table:table-cell>
          <table:table-cell office:value-type="float" office:value="4.475275">
            <text:p>4.475275</text:p>
          </table:table-cell>
          <table:table-cell office:value-type="float" office:value="-0.8654">
            <text:p>-0.8654</text:p>
          </table:table-cell>
          <table:table-cell office:value-type="float" office:value="0.4327">
            <text:p>0.4327</text:p>
          </table:table-cell>
          <table:table-cell office:value-type="float" office:value="-1.264016">
            <text:p>-1.26401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873">
            <text:p>10556.873</text:p>
          </table:table-cell>
          <table:table-cell office:value-type="float" office:value="-0.198816">
            <text:p>-0.198816</text:p>
          </table:table-cell>
          <table:table-cell office:value-type="float" office:value="-1.400592">
            <text:p>-1.400592</text:p>
          </table:table-cell>
          <table:table-cell office:value-type="float" office:value="-0.950551">
            <text:p>-0.950551</text:p>
          </table:table-cell>
          <table:table-cell office:value-type="float" office:value="4.475275">
            <text:p>4.475275</text:p>
          </table:table-cell>
          <table:table-cell office:value-type="float" office:value="-0.8654">
            <text:p>-0.8654</text:p>
          </table:table-cell>
          <table:table-cell office:value-type="float" office:value="0.4327">
            <text:p>0.4327</text:p>
          </table:table-cell>
          <table:table-cell office:value-type="float" office:value="-1.264016">
            <text:p>-1.26401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883">
            <text:p>10556.883</text:p>
          </table:table-cell>
          <table:table-cell office:value-type="float" office:value="-0.19641">
            <text:p>-0.19641</text:p>
          </table:table-cell>
          <table:table-cell office:value-type="float" office:value="-1.401795">
            <text:p>-1.401795</text:p>
          </table:table-cell>
          <table:table-cell office:value-type="float" office:value="-0.969061">
            <text:p>-0.969061</text:p>
          </table:table-cell>
          <table:table-cell office:value-type="float" office:value="4.484531">
            <text:p>4.484531</text:p>
          </table:table-cell>
          <table:table-cell office:value-type="float" office:value="-0.854988">
            <text:p>-0.854988</text:p>
          </table:table-cell>
          <table:table-cell office:value-type="float" office:value="0.427494">
            <text:p>0.427494</text:p>
          </table:table-cell>
          <table:table-cell office:value-type="float" office:value="-1.277955">
            <text:p>-1.27795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903">
            <text:p>10556.903</text:p>
          </table:table-cell>
          <table:table-cell office:value-type="float" office:value="-0.154943">
            <text:p>-0.154943</text:p>
          </table:table-cell>
          <table:table-cell office:value-type="float" office:value="-1.422528">
            <text:p>-1.422528</text:p>
          </table:table-cell>
          <table:table-cell office:value-type="float" office:value="-0.969052">
            <text:p>-0.969052</text:p>
          </table:table-cell>
          <table:table-cell office:value-type="float" office:value="4.484526">
            <text:p>4.484526</text:p>
          </table:table-cell>
          <table:table-cell office:value-type="float" office:value="-0.826891">
            <text:p>-0.826891</text:p>
          </table:table-cell>
          <table:table-cell office:value-type="float" office:value="0.413446">
            <text:p>0.413446</text:p>
          </table:table-cell>
          <table:table-cell office:value-type="float" office:value="-1.28167">
            <text:p>-1.2816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903">
            <text:p>10556.903</text:p>
          </table:table-cell>
          <table:table-cell office:value-type="float" office:value="-0.154943">
            <text:p>-0.154943</text:p>
          </table:table-cell>
          <table:table-cell office:value-type="float" office:value="-1.422528">
            <text:p>-1.422528</text:p>
          </table:table-cell>
          <table:table-cell office:value-type="float" office:value="-0.969052">
            <text:p>-0.969052</text:p>
          </table:table-cell>
          <table:table-cell office:value-type="float" office:value="4.484526">
            <text:p>4.484526</text:p>
          </table:table-cell>
          <table:table-cell office:value-type="float" office:value="-0.826891">
            <text:p>-0.826891</text:p>
          </table:table-cell>
          <table:table-cell office:value-type="float" office:value="0.413446">
            <text:p>0.413446</text:p>
          </table:table-cell>
          <table:table-cell office:value-type="float" office:value="-1.28167">
            <text:p>-1.2816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913">
            <text:p>10556.913</text:p>
          </table:table-cell>
          <table:table-cell office:value-type="float" office:value="-0.164846">
            <text:p>-0.164846</text:p>
          </table:table-cell>
          <table:table-cell office:value-type="float" office:value="-1.417577">
            <text:p>-1.417577</text:p>
          </table:table-cell>
          <table:table-cell office:value-type="float" office:value="-0.996464">
            <text:p>-0.996464</text:p>
          </table:table-cell>
          <table:table-cell office:value-type="float" office:value="4.498232">
            <text:p>4.498232</text:p>
          </table:table-cell>
          <table:table-cell office:value-type="float" office:value="-0.821721">
            <text:p>-0.821721</text:p>
          </table:table-cell>
          <table:table-cell office:value-type="float" office:value="0.41086">
            <text:p>0.41086</text:p>
          </table:table-cell>
          <table:table-cell office:value-type="float" office:value="-1.273072">
            <text:p>-1.27307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933">
            <text:p>10556.933</text:p>
          </table:table-cell>
          <table:table-cell office:value-type="float" office:value="-0.115354">
            <text:p>-0.115354</text:p>
          </table:table-cell>
          <table:table-cell office:value-type="float" office:value="-1.442323">
            <text:p>-1.442323</text:p>
          </table:table-cell>
          <table:table-cell office:value-type="float" office:value="-0.977519">
            <text:p>-0.977519</text:p>
          </table:table-cell>
          <table:table-cell office:value-type="float" office:value="4.488759">
            <text:p>4.488759</text:p>
          </table:table-cell>
          <table:table-cell office:value-type="float" office:value="-0.780834">
            <text:p>-0.780834</text:p>
          </table:table-cell>
          <table:table-cell office:value-type="float" office:value="0.390417">
            <text:p>0.390417</text:p>
          </table:table-cell>
          <table:table-cell office:value-type="float" office:value="-1.25763">
            <text:p>-1.2576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933">
            <text:p>10556.933</text:p>
          </table:table-cell>
          <table:table-cell office:value-type="float" office:value="-0.115354">
            <text:p>-0.115354</text:p>
          </table:table-cell>
          <table:table-cell office:value-type="float" office:value="-1.442323">
            <text:p>-1.442323</text:p>
          </table:table-cell>
          <table:table-cell office:value-type="float" office:value="-0.977519">
            <text:p>-0.977519</text:p>
          </table:table-cell>
          <table:table-cell office:value-type="float" office:value="4.488759">
            <text:p>4.488759</text:p>
          </table:table-cell>
          <table:table-cell office:value-type="float" office:value="-0.780834">
            <text:p>-0.780834</text:p>
          </table:table-cell>
          <table:table-cell office:value-type="float" office:value="0.390417">
            <text:p>0.390417</text:p>
          </table:table-cell>
          <table:table-cell office:value-type="float" office:value="-1.25763">
            <text:p>-1.2576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933">
            <text:p>10556.933</text:p>
          </table:table-cell>
          <table:table-cell office:value-type="float" office:value="-0.115354">
            <text:p>-0.115354</text:p>
          </table:table-cell>
          <table:table-cell office:value-type="float" office:value="-1.442323">
            <text:p>-1.442323</text:p>
          </table:table-cell>
          <table:table-cell office:value-type="float" office:value="-0.977519">
            <text:p>-0.977519</text:p>
          </table:table-cell>
          <table:table-cell office:value-type="float" office:value="4.488759">
            <text:p>4.488759</text:p>
          </table:table-cell>
          <table:table-cell office:value-type="float" office:value="-0.780834">
            <text:p>-0.780834</text:p>
          </table:table-cell>
          <table:table-cell office:value-type="float" office:value="0.390417">
            <text:p>0.390417</text:p>
          </table:table-cell>
          <table:table-cell office:value-type="float" office:value="-1.25763">
            <text:p>-1.2576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963">
            <text:p>10556.963</text:p>
          </table:table-cell>
          <table:table-cell office:value-type="float" office:value="-0.119338">
            <text:p>-0.119338</text:p>
          </table:table-cell>
          <table:table-cell office:value-type="float" office:value="-1.440331">
            <text:p>-1.440331</text:p>
          </table:table-cell>
          <table:table-cell office:value-type="float" office:value="-0.927901">
            <text:p>-0.927901</text:p>
          </table:table-cell>
          <table:table-cell office:value-type="float" office:value="4.46395">
            <text:p>4.46395</text:p>
          </table:table-cell>
          <table:table-cell office:value-type="float" office:value="-0.807255">
            <text:p>-0.807255</text:p>
          </table:table-cell>
          <table:table-cell office:value-type="float" office:value="0.403628">
            <text:p>0.403628</text:p>
          </table:table-cell>
          <table:table-cell office:value-type="float" office:value="-1.145531">
            <text:p>-1.14553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973">
            <text:p>10556.973</text:p>
          </table:table-cell>
          <table:table-cell office:value-type="float" office:value="-0.141818">
            <text:p>-0.141818</text:p>
          </table:table-cell>
          <table:table-cell office:value-type="float" office:value="-1.429091">
            <text:p>-1.429091</text:p>
          </table:table-cell>
          <table:table-cell office:value-type="float" office:value="-0.953957">
            <text:p>-0.953957</text:p>
          </table:table-cell>
          <table:table-cell office:value-type="float" office:value="4.476979">
            <text:p>4.476979</text:p>
          </table:table-cell>
          <table:table-cell office:value-type="float" office:value="-0.816756">
            <text:p>-0.816756</text:p>
          </table:table-cell>
          <table:table-cell office:value-type="float" office:value="0.408378">
            <text:p>0.408378</text:p>
          </table:table-cell>
          <table:table-cell office:value-type="float" office:value="-1.113274">
            <text:p>-1.11327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973">
            <text:p>10556.973</text:p>
          </table:table-cell>
          <table:table-cell office:value-type="float" office:value="-0.141818">
            <text:p>-0.141818</text:p>
          </table:table-cell>
          <table:table-cell office:value-type="float" office:value="-1.429091">
            <text:p>-1.429091</text:p>
          </table:table-cell>
          <table:table-cell office:value-type="float" office:value="-0.953957">
            <text:p>-0.953957</text:p>
          </table:table-cell>
          <table:table-cell office:value-type="float" office:value="4.476979">
            <text:p>4.476979</text:p>
          </table:table-cell>
          <table:table-cell office:value-type="float" office:value="-0.816756">
            <text:p>-0.816756</text:p>
          </table:table-cell>
          <table:table-cell office:value-type="float" office:value="0.408378">
            <text:p>0.408378</text:p>
          </table:table-cell>
          <table:table-cell office:value-type="float" office:value="-1.113274">
            <text:p>-1.11327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993">
            <text:p>10556.993</text:p>
          </table:table-cell>
          <table:table-cell office:value-type="float" office:value="-0.134016">
            <text:p>-0.134016</text:p>
          </table:table-cell>
          <table:table-cell office:value-type="float" office:value="-1.432992">
            <text:p>-1.432992</text:p>
          </table:table-cell>
          <table:table-cell office:value-type="float" office:value="-0.947105">
            <text:p>-0.947105</text:p>
          </table:table-cell>
          <table:table-cell office:value-type="float" office:value="4.473552">
            <text:p>4.473552</text:p>
          </table:table-cell>
          <table:table-cell office:value-type="float" office:value="-0.827287">
            <text:p>-0.827287</text:p>
          </table:table-cell>
          <table:table-cell office:value-type="float" office:value="0.413644">
            <text:p>0.413644</text:p>
          </table:table-cell>
          <table:table-cell office:value-type="float" office:value="-1.127526">
            <text:p>-1.12752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6.993">
            <text:p>10556.993</text:p>
          </table:table-cell>
          <table:table-cell office:value-type="float" office:value="-0.134016">
            <text:p>-0.134016</text:p>
          </table:table-cell>
          <table:table-cell office:value-type="float" office:value="-1.432992">
            <text:p>-1.432992</text:p>
          </table:table-cell>
          <table:table-cell office:value-type="float" office:value="-0.947105">
            <text:p>-0.947105</text:p>
          </table:table-cell>
          <table:table-cell office:value-type="float" office:value="4.473552">
            <text:p>4.473552</text:p>
          </table:table-cell>
          <table:table-cell office:value-type="float" office:value="-0.827287">
            <text:p>-0.827287</text:p>
          </table:table-cell>
          <table:table-cell office:value-type="float" office:value="0.413644">
            <text:p>0.413644</text:p>
          </table:table-cell>
          <table:table-cell office:value-type="float" office:value="-1.127526">
            <text:p>-1.12752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013">
            <text:p>10557.013</text:p>
          </table:table-cell>
          <table:table-cell office:value-type="float" office:value="-0.151921">
            <text:p>-0.151921</text:p>
          </table:table-cell>
          <table:table-cell office:value-type="float" office:value="-1.424039">
            <text:p>-1.424039</text:p>
          </table:table-cell>
          <table:table-cell office:value-type="float" office:value="-0.978802">
            <text:p>-0.978802</text:p>
          </table:table-cell>
          <table:table-cell office:value-type="float" office:value="4.489401">
            <text:p>4.489401</text:p>
          </table:table-cell>
          <table:table-cell office:value-type="float" office:value="-0.827232">
            <text:p>-0.827232</text:p>
          </table:table-cell>
          <table:table-cell office:value-type="float" office:value="0.413616">
            <text:p>0.413616</text:p>
          </table:table-cell>
          <table:table-cell office:value-type="float" office:value="-1.139847">
            <text:p>-1.13984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013">
            <text:p>10557.013</text:p>
          </table:table-cell>
          <table:table-cell office:value-type="float" office:value="-0.151921">
            <text:p>-0.151921</text:p>
          </table:table-cell>
          <table:table-cell office:value-type="float" office:value="-1.424039">
            <text:p>-1.424039</text:p>
          </table:table-cell>
          <table:table-cell office:value-type="float" office:value="-0.978802">
            <text:p>-0.978802</text:p>
          </table:table-cell>
          <table:table-cell office:value-type="float" office:value="4.489401">
            <text:p>4.489401</text:p>
          </table:table-cell>
          <table:table-cell office:value-type="float" office:value="-0.827232">
            <text:p>-0.827232</text:p>
          </table:table-cell>
          <table:table-cell office:value-type="float" office:value="0.413616">
            <text:p>0.413616</text:p>
          </table:table-cell>
          <table:table-cell office:value-type="float" office:value="-1.139847">
            <text:p>-1.13984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033">
            <text:p>10557.033</text:p>
          </table:table-cell>
          <table:table-cell office:value-type="float" office:value="-0.165079">
            <text:p>-0.165079</text:p>
          </table:table-cell>
          <table:table-cell office:value-type="float" office:value="-1.41746">
            <text:p>-1.41746</text:p>
          </table:table-cell>
          <table:table-cell office:value-type="float" office:value="-1.012335">
            <text:p>-1.012335</text:p>
          </table:table-cell>
          <table:table-cell office:value-type="float" office:value="4.506167">
            <text:p>4.506167</text:p>
          </table:table-cell>
          <table:table-cell office:value-type="float" office:value="-0.806194">
            <text:p>-0.806194</text:p>
          </table:table-cell>
          <table:table-cell office:value-type="float" office:value="0.403097">
            <text:p>0.403097</text:p>
          </table:table-cell>
          <table:table-cell office:value-type="float" office:value="-1.160859">
            <text:p>-1.16085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033">
            <text:p>10557.033</text:p>
          </table:table-cell>
          <table:table-cell office:value-type="float" office:value="-0.165079">
            <text:p>-0.165079</text:p>
          </table:table-cell>
          <table:table-cell office:value-type="float" office:value="-1.41746">
            <text:p>-1.41746</text:p>
          </table:table-cell>
          <table:table-cell office:value-type="float" office:value="-1.012335">
            <text:p>-1.012335</text:p>
          </table:table-cell>
          <table:table-cell office:value-type="float" office:value="4.506167">
            <text:p>4.506167</text:p>
          </table:table-cell>
          <table:table-cell office:value-type="float" office:value="-0.806194">
            <text:p>-0.806194</text:p>
          </table:table-cell>
          <table:table-cell office:value-type="float" office:value="0.403097">
            <text:p>0.403097</text:p>
          </table:table-cell>
          <table:table-cell office:value-type="float" office:value="-1.160859">
            <text:p>-1.16085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053">
            <text:p>10557.053</text:p>
          </table:table-cell>
          <table:table-cell office:value-type="float" office:value="-0.116924">
            <text:p>-0.116924</text:p>
          </table:table-cell>
          <table:table-cell office:value-type="float" office:value="-1.441538">
            <text:p>-1.441538</text:p>
          </table:table-cell>
          <table:table-cell office:value-type="float" office:value="-1.009187">
            <text:p>-1.009187</text:p>
          </table:table-cell>
          <table:table-cell office:value-type="float" office:value="4.504593">
            <text:p>4.504593</text:p>
          </table:table-cell>
          <table:table-cell office:value-type="float" office:value="-0.733725">
            <text:p>-0.733725</text:p>
          </table:table-cell>
          <table:table-cell office:value-type="float" office:value="0.366862">
            <text:p>0.366862</text:p>
          </table:table-cell>
          <table:table-cell office:value-type="float" office:value="-1.179032">
            <text:p>-1.17903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063">
            <text:p>10557.063</text:p>
          </table:table-cell>
          <table:table-cell office:value-type="float" office:value="-0.10495">
            <text:p>-0.10495</text:p>
          </table:table-cell>
          <table:table-cell office:value-type="float" office:value="-1.447525">
            <text:p>-1.447525</text:p>
          </table:table-cell>
          <table:table-cell office:value-type="float" office:value="-0.994896">
            <text:p>-0.994896</text:p>
          </table:table-cell>
          <table:table-cell office:value-type="float" office:value="4.497448">
            <text:p>4.497448</text:p>
          </table:table-cell>
          <table:table-cell office:value-type="float" office:value="-0.751142">
            <text:p>-0.751142</text:p>
          </table:table-cell>
          <table:table-cell office:value-type="float" office:value="0.375571">
            <text:p>0.375571</text:p>
          </table:table-cell>
          <table:table-cell office:value-type="float" office:value="-1.176163">
            <text:p>-1.17616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063">
            <text:p>10557.063</text:p>
          </table:table-cell>
          <table:table-cell office:value-type="float" office:value="-0.10495">
            <text:p>-0.10495</text:p>
          </table:table-cell>
          <table:table-cell office:value-type="float" office:value="-1.447525">
            <text:p>-1.447525</text:p>
          </table:table-cell>
          <table:table-cell office:value-type="float" office:value="-0.994896">
            <text:p>-0.994896</text:p>
          </table:table-cell>
          <table:table-cell office:value-type="float" office:value="4.497448">
            <text:p>4.497448</text:p>
          </table:table-cell>
          <table:table-cell office:value-type="float" office:value="-0.751142">
            <text:p>-0.751142</text:p>
          </table:table-cell>
          <table:table-cell office:value-type="float" office:value="0.375571">
            <text:p>0.375571</text:p>
          </table:table-cell>
          <table:table-cell office:value-type="float" office:value="-1.176163">
            <text:p>-1.17616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063">
            <text:p>10557.063</text:p>
          </table:table-cell>
          <table:table-cell office:value-type="float" office:value="-0.10495">
            <text:p>-0.10495</text:p>
          </table:table-cell>
          <table:table-cell office:value-type="float" office:value="-1.447525">
            <text:p>-1.447525</text:p>
          </table:table-cell>
          <table:table-cell office:value-type="float" office:value="-0.994896">
            <text:p>-0.994896</text:p>
          </table:table-cell>
          <table:table-cell office:value-type="float" office:value="4.497448">
            <text:p>4.497448</text:p>
          </table:table-cell>
          <table:table-cell office:value-type="float" office:value="-0.751142">
            <text:p>-0.751142</text:p>
          </table:table-cell>
          <table:table-cell office:value-type="float" office:value="0.375571">
            <text:p>0.375571</text:p>
          </table:table-cell>
          <table:table-cell office:value-type="float" office:value="-1.176163">
            <text:p>-1.17616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093">
            <text:p>10557.093</text:p>
          </table:table-cell>
          <table:table-cell office:value-type="float" office:value="-0.10467">
            <text:p>-0.10467</text:p>
          </table:table-cell>
          <table:table-cell office:value-type="float" office:value="-1.447665">
            <text:p>-1.447665</text:p>
          </table:table-cell>
          <table:table-cell office:value-type="float" office:value="-1.025259">
            <text:p>-1.025259</text:p>
          </table:table-cell>
          <table:table-cell office:value-type="float" office:value="4.51263">
            <text:p>4.51263</text:p>
          </table:table-cell>
          <table:table-cell office:value-type="float" office:value="-0.787002">
            <text:p>-0.787002</text:p>
          </table:table-cell>
          <table:table-cell office:value-type="float" office:value="0.393501">
            <text:p>0.393501</text:p>
          </table:table-cell>
          <table:table-cell office:value-type="float" office:value="-1.168717">
            <text:p>-1.16871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103">
            <text:p>10557.103</text:p>
          </table:table-cell>
          <table:table-cell office:value-type="float" office:value="-0.121326">
            <text:p>-0.121326</text:p>
          </table:table-cell>
          <table:table-cell office:value-type="float" office:value="-1.439337">
            <text:p>-1.439337</text:p>
          </table:table-cell>
          <table:table-cell office:value-type="float" office:value="-1.046326">
            <text:p>-1.046326</text:p>
          </table:table-cell>
          <table:table-cell office:value-type="float" office:value="4.523163">
            <text:p>4.523163</text:p>
          </table:table-cell>
          <table:table-cell office:value-type="float" office:value="-0.798898">
            <text:p>-0.798898</text:p>
          </table:table-cell>
          <table:table-cell office:value-type="float" office:value="0.399449">
            <text:p>0.399449</text:p>
          </table:table-cell>
          <table:table-cell office:value-type="float" office:value="-1.198304">
            <text:p>-1.19830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113">
            <text:p>10557.113</text:p>
          </table:table-cell>
          <table:table-cell office:value-type="float" office:value="-0.16955">
            <text:p>-0.16955</text:p>
          </table:table-cell>
          <table:table-cell office:value-type="float" office:value="-1.415225">
            <text:p>-1.415225</text:p>
          </table:table-cell>
          <table:table-cell office:value-type="float" office:value="-1.034875">
            <text:p>-1.034875</text:p>
          </table:table-cell>
          <table:table-cell office:value-type="float" office:value="4.517438">
            <text:p>4.517438</text:p>
          </table:table-cell>
          <table:table-cell office:value-type="float" office:value="-0.808977">
            <text:p>-0.808977</text:p>
          </table:table-cell>
          <table:table-cell office:value-type="float" office:value="0.404489">
            <text:p>0.404489</text:p>
          </table:table-cell>
          <table:table-cell office:value-type="float" office:value="-1.225816">
            <text:p>-1.22581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123">
            <text:p>10557.123</text:p>
          </table:table-cell>
          <table:table-cell office:value-type="float" office:value="-0.173044">
            <text:p>-0.173044</text:p>
          </table:table-cell>
          <table:table-cell office:value-type="float" office:value="-1.413478">
            <text:p>-1.413478</text:p>
          </table:table-cell>
          <table:table-cell office:value-type="float" office:value="-1.032351">
            <text:p>-1.032351</text:p>
          </table:table-cell>
          <table:table-cell office:value-type="float" office:value="4.516175">
            <text:p>4.516175</text:p>
          </table:table-cell>
          <table:table-cell office:value-type="float" office:value="-0.795085">
            <text:p>-0.795085</text:p>
          </table:table-cell>
          <table:table-cell office:value-type="float" office:value="0.397542">
            <text:p>0.397542</text:p>
          </table:table-cell>
          <table:table-cell office:value-type="float" office:value="-1.251404">
            <text:p>-1.25140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133">
            <text:p>10557.133</text:p>
          </table:table-cell>
          <table:table-cell office:value-type="float" office:value="-0.184571">
            <text:p>-0.184571</text:p>
          </table:table-cell>
          <table:table-cell office:value-type="float" office:value="-1.407714">
            <text:p>-1.407714</text:p>
          </table:table-cell>
          <table:table-cell office:value-type="float" office:value="-0.987672">
            <text:p>-0.987672</text:p>
          </table:table-cell>
          <table:table-cell office:value-type="float" office:value="4.493836">
            <text:p>4.493836</text:p>
          </table:table-cell>
          <table:table-cell office:value-type="float" office:value="-0.804493">
            <text:p>-0.804493</text:p>
          </table:table-cell>
          <table:table-cell office:value-type="float" office:value="0.402246">
            <text:p>0.402246</text:p>
          </table:table-cell>
          <table:table-cell office:value-type="float" office:value="-1.275201">
            <text:p>-1.27520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143">
            <text:p>10557.143</text:p>
          </table:table-cell>
          <table:table-cell office:value-type="float" office:value="-0.183903">
            <text:p>-0.183903</text:p>
          </table:table-cell>
          <table:table-cell office:value-type="float" office:value="-1.408048">
            <text:p>-1.408048</text:p>
          </table:table-cell>
          <table:table-cell office:value-type="float" office:value="-0.983345">
            <text:p>-0.983345</text:p>
          </table:table-cell>
          <table:table-cell office:value-type="float" office:value="4.491672">
            <text:p>4.491672</text:p>
          </table:table-cell>
          <table:table-cell office:value-type="float" office:value="-0.780804">
            <text:p>-0.780804</text:p>
          </table:table-cell>
          <table:table-cell office:value-type="float" office:value="0.390402">
            <text:p>0.390402</text:p>
          </table:table-cell>
          <table:table-cell office:value-type="float" office:value="-1.297333">
            <text:p>-1.29733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153">
            <text:p>10557.153</text:p>
          </table:table-cell>
          <table:table-cell office:value-type="float" office:value="-0.154673">
            <text:p>-0.154673</text:p>
          </table:table-cell>
          <table:table-cell office:value-type="float" office:value="-1.422664">
            <text:p>-1.422664</text:p>
          </table:table-cell>
          <table:table-cell office:value-type="float" office:value="-0.949871">
            <text:p>-0.949871</text:p>
          </table:table-cell>
          <table:table-cell office:value-type="float" office:value="4.474935">
            <text:p>4.474935</text:p>
          </table:table-cell>
          <table:table-cell office:value-type="float" office:value="-0.752132">
            <text:p>-0.752132</text:p>
          </table:table-cell>
          <table:table-cell office:value-type="float" office:value="0.376066">
            <text:p>0.376066</text:p>
          </table:table-cell>
          <table:table-cell office:value-type="float" office:value="-1.302415">
            <text:p>-1.30241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163">
            <text:p>10557.163</text:p>
          </table:table-cell>
          <table:table-cell office:value-type="float" office:value="-0.168695">
            <text:p>-0.168695</text:p>
          </table:table-cell>
          <table:table-cell office:value-type="float" office:value="-1.415652">
            <text:p>-1.415652</text:p>
          </table:table-cell>
          <table:table-cell office:value-type="float" office:value="-0.929482">
            <text:p>-0.929482</text:p>
          </table:table-cell>
          <table:table-cell office:value-type="float" office:value="4.464741">
            <text:p>4.464741</text:p>
          </table:table-cell>
          <table:table-cell office:value-type="float" office:value="-0.774814">
            <text:p>-0.774814</text:p>
          </table:table-cell>
          <table:table-cell office:value-type="float" office:value="0.387407">
            <text:p>0.387407</text:p>
          </table:table-cell>
          <table:table-cell office:value-type="float" office:value="-1.307137">
            <text:p>-1.30713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173">
            <text:p>10557.173</text:p>
          </table:table-cell>
          <table:table-cell office:value-type="float" office:value="-0.185064">
            <text:p>-0.185064</text:p>
          </table:table-cell>
          <table:table-cell office:value-type="float" office:value="-1.407468">
            <text:p>-1.407468</text:p>
          </table:table-cell>
          <table:table-cell office:value-type="float" office:value="-0.94692">
            <text:p>-0.94692</text:p>
          </table:table-cell>
          <table:table-cell office:value-type="float" office:value="4.47346">
            <text:p>4.47346</text:p>
          </table:table-cell>
          <table:table-cell office:value-type="float" office:value="-0.781976">
            <text:p>-0.781976</text:p>
          </table:table-cell>
          <table:table-cell office:value-type="float" office:value="0.390988">
            <text:p>0.390988</text:p>
          </table:table-cell>
          <table:table-cell office:value-type="float" office:value="-1.311532">
            <text:p>-1.31153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183">
            <text:p>10557.183</text:p>
          </table:table-cell>
          <table:table-cell office:value-type="float" office:value="-0.186446">
            <text:p>-0.186446</text:p>
          </table:table-cell>
          <table:table-cell office:value-type="float" office:value="-1.406777">
            <text:p>-1.406777</text:p>
          </table:table-cell>
          <table:table-cell office:value-type="float" office:value="-0.941352">
            <text:p>-0.941352</text:p>
          </table:table-cell>
          <table:table-cell office:value-type="float" office:value="4.470676">
            <text:p>4.470676</text:p>
          </table:table-cell>
          <table:table-cell office:value-type="float" office:value="-0.750619">
            <text:p>-0.750619</text:p>
          </table:table-cell>
          <table:table-cell office:value-type="float" office:value="0.37531">
            <text:p>0.37531</text:p>
          </table:table-cell>
          <table:table-cell office:value-type="float" office:value="-1.315621">
            <text:p>-1.31562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193">
            <text:p>10557.193</text:p>
          </table:table-cell>
          <table:table-cell office:value-type="float" office:value="-0.201561">
            <text:p>-0.201561</text:p>
          </table:table-cell>
          <table:table-cell office:value-type="float" office:value="-1.39922">
            <text:p>-1.39922</text:p>
          </table:table-cell>
          <table:table-cell office:value-type="float" office:value="-0.945852">
            <text:p>-0.945852</text:p>
          </table:table-cell>
          <table:table-cell office:value-type="float" office:value="4.472926">
            <text:p>4.472926</text:p>
          </table:table-cell>
          <table:table-cell office:value-type="float" office:value="-0.783342">
            <text:p>-0.783342</text:p>
          </table:table-cell>
          <table:table-cell office:value-type="float" office:value="0.391671">
            <text:p>0.391671</text:p>
          </table:table-cell>
          <table:table-cell office:value-type="float" office:value="-1.334634">
            <text:p>-1.33463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193">
            <text:p>10557.193</text:p>
          </table:table-cell>
          <table:table-cell office:value-type="float" office:value="-0.201561">
            <text:p>-0.201561</text:p>
          </table:table-cell>
          <table:table-cell office:value-type="float" office:value="-1.39922">
            <text:p>-1.39922</text:p>
          </table:table-cell>
          <table:table-cell office:value-type="float" office:value="-0.945852">
            <text:p>-0.945852</text:p>
          </table:table-cell>
          <table:table-cell office:value-type="float" office:value="4.472926">
            <text:p>4.472926</text:p>
          </table:table-cell>
          <table:table-cell office:value-type="float" office:value="-0.783342">
            <text:p>-0.783342</text:p>
          </table:table-cell>
          <table:table-cell office:value-type="float" office:value="0.391671">
            <text:p>0.391671</text:p>
          </table:table-cell>
          <table:table-cell office:value-type="float" office:value="-1.334634">
            <text:p>-1.33463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213">
            <text:p>10557.213</text:p>
          </table:table-cell>
          <table:table-cell office:value-type="float" office:value="-0.236647">
            <text:p>-0.236647</text:p>
          </table:table-cell>
          <table:table-cell office:value-type="float" office:value="-1.381676">
            <text:p>-1.381676</text:p>
          </table:table-cell>
          <table:table-cell office:value-type="float" office:value="-0.965852">
            <text:p>-0.965852</text:p>
          </table:table-cell>
          <table:table-cell office:value-type="float" office:value="4.482926">
            <text:p>4.482926</text:p>
          </table:table-cell>
          <table:table-cell office:value-type="float" office:value="-0.769572">
            <text:p>-0.769572</text:p>
          </table:table-cell>
          <table:table-cell office:value-type="float" office:value="0.384786">
            <text:p>0.384786</text:p>
          </table:table-cell>
          <table:table-cell office:value-type="float" office:value="-1.36876">
            <text:p>-1.3687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223">
            <text:p>10557.223</text:p>
          </table:table-cell>
          <table:table-cell office:value-type="float" office:value="-0.25716">
            <text:p>-0.25716</text:p>
          </table:table-cell>
          <table:table-cell office:value-type="float" office:value="-1.37142">
            <text:p>-1.37142</text:p>
          </table:table-cell>
          <table:table-cell office:value-type="float" office:value="-0.967344">
            <text:p>-0.967344</text:p>
          </table:table-cell>
          <table:table-cell office:value-type="float" office:value="4.483672">
            <text:p>4.483672</text:p>
          </table:table-cell>
          <table:table-cell office:value-type="float" office:value="-0.803596">
            <text:p>-0.803596</text:p>
          </table:table-cell>
          <table:table-cell office:value-type="float" office:value="0.401798">
            <text:p>0.401798</text:p>
          </table:table-cell>
          <table:table-cell office:value-type="float" office:value="-1.384057">
            <text:p>-1.38405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243">
            <text:p>10557.243</text:p>
          </table:table-cell>
          <table:table-cell office:value-type="float" office:value="-0.293631">
            <text:p>-0.293631</text:p>
          </table:table-cell>
          <table:table-cell office:value-type="float" office:value="-1.353184">
            <text:p>-1.353184</text:p>
          </table:table-cell>
          <table:table-cell office:value-type="float" office:value="-0.912276">
            <text:p>-0.912276</text:p>
          </table:table-cell>
          <table:table-cell office:value-type="float" office:value="4.456138">
            <text:p>4.456138</text:p>
          </table:table-cell>
          <table:table-cell office:value-type="float" office:value="-0.817672">
            <text:p>-0.817672</text:p>
          </table:table-cell>
          <table:table-cell office:value-type="float" office:value="0.408836">
            <text:p>0.408836</text:p>
          </table:table-cell>
          <table:table-cell office:value-type="float" office:value="-1.407868">
            <text:p>-1.40786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243">
            <text:p>10557.243</text:p>
          </table:table-cell>
          <table:table-cell office:value-type="float" office:value="-0.293631">
            <text:p>-0.293631</text:p>
          </table:table-cell>
          <table:table-cell office:value-type="float" office:value="-1.353184">
            <text:p>-1.353184</text:p>
          </table:table-cell>
          <table:table-cell office:value-type="float" office:value="-0.912276">
            <text:p>-0.912276</text:p>
          </table:table-cell>
          <table:table-cell office:value-type="float" office:value="4.456138">
            <text:p>4.456138</text:p>
          </table:table-cell>
          <table:table-cell office:value-type="float" office:value="-0.817672">
            <text:p>-0.817672</text:p>
          </table:table-cell>
          <table:table-cell office:value-type="float" office:value="0.408836">
            <text:p>0.408836</text:p>
          </table:table-cell>
          <table:table-cell office:value-type="float" office:value="-1.407868">
            <text:p>-1.40786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253">
            <text:p>10557.253</text:p>
          </table:table-cell>
          <table:table-cell office:value-type="float" office:value="-0.296733">
            <text:p>-0.296733</text:p>
          </table:table-cell>
          <table:table-cell office:value-type="float" office:value="-1.351633">
            <text:p>-1.351633</text:p>
          </table:table-cell>
          <table:table-cell office:value-type="float" office:value="-0.904143">
            <text:p>-0.904143</text:p>
          </table:table-cell>
          <table:table-cell office:value-type="float" office:value="4.452071">
            <text:p>4.452071</text:p>
          </table:table-cell>
          <table:table-cell office:value-type="float" office:value="-0.835285">
            <text:p>-0.835285</text:p>
          </table:table-cell>
          <table:table-cell office:value-type="float" office:value="0.417643">
            <text:p>0.417643</text:p>
          </table:table-cell>
          <table:table-cell office:value-type="float" office:value="-1.418542">
            <text:p>-1.41854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263">
            <text:p>10557.263</text:p>
          </table:table-cell>
          <table:table-cell office:value-type="float" office:value="-0.305312">
            <text:p>-0.305312</text:p>
          </table:table-cell>
          <table:table-cell office:value-type="float" office:value="-1.347344">
            <text:p>-1.347344</text:p>
          </table:table-cell>
          <table:table-cell office:value-type="float" office:value="-0.922653">
            <text:p>-0.922653</text:p>
          </table:table-cell>
          <table:table-cell office:value-type="float" office:value="4.461327">
            <text:p>4.461327</text:p>
          </table:table-cell>
          <table:table-cell office:value-type="float" office:value="-0.795931">
            <text:p>-0.795931</text:p>
          </table:table-cell>
          <table:table-cell office:value-type="float" office:value="0.397966">
            <text:p>0.397966</text:p>
          </table:table-cell>
          <table:table-cell office:value-type="float" office:value="-1.428467">
            <text:p>-1.42846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283">
            <text:p>10557.283</text:p>
          </table:table-cell>
          <table:table-cell office:value-type="float" office:value="-0.311038">
            <text:p>-0.311038</text:p>
          </table:table-cell>
          <table:table-cell office:value-type="float" office:value="-1.344481">
            <text:p>-1.344481</text:p>
          </table:table-cell>
          <table:table-cell office:value-type="float" office:value="-0.959451">
            <text:p>-0.959451</text:p>
          </table:table-cell>
          <table:table-cell office:value-type="float" office:value="4.479725">
            <text:p>4.479725</text:p>
          </table:table-cell>
          <table:table-cell office:value-type="float" office:value="-0.741354">
            <text:p>-0.741354</text:p>
          </table:table-cell>
          <table:table-cell office:value-type="float" office:value="0.370677">
            <text:p>0.370677</text:p>
          </table:table-cell>
          <table:table-cell office:value-type="float" office:value="-1.490472">
            <text:p>-1.49047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283">
            <text:p>10557.283</text:p>
          </table:table-cell>
          <table:table-cell office:value-type="float" office:value="-0.311038">
            <text:p>-0.311038</text:p>
          </table:table-cell>
          <table:table-cell office:value-type="float" office:value="-1.344481">
            <text:p>-1.344481</text:p>
          </table:table-cell>
          <table:table-cell office:value-type="float" office:value="-0.959451">
            <text:p>-0.959451</text:p>
          </table:table-cell>
          <table:table-cell office:value-type="float" office:value="4.479725">
            <text:p>4.479725</text:p>
          </table:table-cell>
          <table:table-cell office:value-type="float" office:value="-0.741354">
            <text:p>-0.741354</text:p>
          </table:table-cell>
          <table:table-cell office:value-type="float" office:value="0.370677">
            <text:p>0.370677</text:p>
          </table:table-cell>
          <table:table-cell office:value-type="float" office:value="-1.490472">
            <text:p>-1.49047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293">
            <text:p>10557.293</text:p>
          </table:table-cell>
          <table:table-cell office:value-type="float" office:value="-0.33072">
            <text:p>-0.33072</text:p>
          </table:table-cell>
          <table:table-cell office:value-type="float" office:value="-1.33464">
            <text:p>-1.33464</text:p>
          </table:table-cell>
          <table:table-cell office:value-type="float" office:value="-0.963459">
            <text:p>-0.963459</text:p>
          </table:table-cell>
          <table:table-cell office:value-type="float" office:value="4.481729">
            <text:p>4.481729</text:p>
          </table:table-cell>
          <table:table-cell office:value-type="float" office:value="-0.713369">
            <text:p>-0.713369</text:p>
          </table:table-cell>
          <table:table-cell office:value-type="float" office:value="0.356684">
            <text:p>0.356684</text:p>
          </table:table-cell>
          <table:table-cell office:value-type="float" office:value="-1.518258">
            <text:p>-1.51825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313">
            <text:p>10557.313</text:p>
          </table:table-cell>
          <table:table-cell office:value-type="float" office:value="-0.325921">
            <text:p>-0.325921</text:p>
          </table:table-cell>
          <table:table-cell office:value-type="float" office:value="-1.33704">
            <text:p>-1.33704</text:p>
          </table:table-cell>
          <table:table-cell office:value-type="float" office:value="-0.981035">
            <text:p>-0.981035</text:p>
          </table:table-cell>
          <table:table-cell office:value-type="float" office:value="4.490517">
            <text:p>4.490517</text:p>
          </table:table-cell>
          <table:table-cell office:value-type="float" office:value="-0.707055">
            <text:p>-0.707055</text:p>
          </table:table-cell>
          <table:table-cell office:value-type="float" office:value="0.353528">
            <text:p>0.353528</text:p>
          </table:table-cell>
          <table:table-cell office:value-type="float" office:value="-1.517709">
            <text:p>-1.51770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313">
            <text:p>10557.313</text:p>
          </table:table-cell>
          <table:table-cell office:value-type="float" office:value="-0.325921">
            <text:p>-0.325921</text:p>
          </table:table-cell>
          <table:table-cell office:value-type="float" office:value="-1.33704">
            <text:p>-1.33704</text:p>
          </table:table-cell>
          <table:table-cell office:value-type="float" office:value="-0.981035">
            <text:p>-0.981035</text:p>
          </table:table-cell>
          <table:table-cell office:value-type="float" office:value="4.490517">
            <text:p>4.490517</text:p>
          </table:table-cell>
          <table:table-cell office:value-type="float" office:value="-0.707055">
            <text:p>-0.707055</text:p>
          </table:table-cell>
          <table:table-cell office:value-type="float" office:value="0.353528">
            <text:p>0.353528</text:p>
          </table:table-cell>
          <table:table-cell office:value-type="float" office:value="-1.517709">
            <text:p>-1.51770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313">
            <text:p>10557.313</text:p>
          </table:table-cell>
          <table:table-cell office:value-type="float" office:value="-0.325921">
            <text:p>-0.325921</text:p>
          </table:table-cell>
          <table:table-cell office:value-type="float" office:value="-1.33704">
            <text:p>-1.33704</text:p>
          </table:table-cell>
          <table:table-cell office:value-type="float" office:value="-0.981035">
            <text:p>-0.981035</text:p>
          </table:table-cell>
          <table:table-cell office:value-type="float" office:value="4.490517">
            <text:p>4.490517</text:p>
          </table:table-cell>
          <table:table-cell office:value-type="float" office:value="-0.707055">
            <text:p>-0.707055</text:p>
          </table:table-cell>
          <table:table-cell office:value-type="float" office:value="0.353528">
            <text:p>0.353528</text:p>
          </table:table-cell>
          <table:table-cell office:value-type="float" office:value="-1.517709">
            <text:p>-1.51770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313">
            <text:p>10557.313</text:p>
          </table:table-cell>
          <table:table-cell office:value-type="float" office:value="-0.325921">
            <text:p>-0.325921</text:p>
          </table:table-cell>
          <table:table-cell office:value-type="float" office:value="-1.33704">
            <text:p>-1.33704</text:p>
          </table:table-cell>
          <table:table-cell office:value-type="float" office:value="-0.981035">
            <text:p>-0.981035</text:p>
          </table:table-cell>
          <table:table-cell office:value-type="float" office:value="4.490517">
            <text:p>4.490517</text:p>
          </table:table-cell>
          <table:table-cell office:value-type="float" office:value="-0.707055">
            <text:p>-0.707055</text:p>
          </table:table-cell>
          <table:table-cell office:value-type="float" office:value="0.353528">
            <text:p>0.353528</text:p>
          </table:table-cell>
          <table:table-cell office:value-type="float" office:value="-1.517709">
            <text:p>-1.51770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353">
            <text:p>10557.353</text:p>
          </table:table-cell>
          <table:table-cell office:value-type="float" office:value="-0.377578">
            <text:p>-0.377578</text:p>
          </table:table-cell>
          <table:table-cell office:value-type="float" office:value="-1.311211">
            <text:p>-1.311211</text:p>
          </table:table-cell>
          <table:table-cell office:value-type="float" office:value="-0.993177">
            <text:p>-0.993177</text:p>
          </table:table-cell>
          <table:table-cell office:value-type="float" office:value="4.496589">
            <text:p>4.496589</text:p>
          </table:table-cell>
          <table:table-cell office:value-type="float" office:value="-0.781134">
            <text:p>-0.781134</text:p>
          </table:table-cell>
          <table:table-cell office:value-type="float" office:value="0.390567">
            <text:p>0.390567</text:p>
          </table:table-cell>
          <table:table-cell office:value-type="float" office:value="-1.434869">
            <text:p>-1.43486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353">
            <text:p>10557.353</text:p>
          </table:table-cell>
          <table:table-cell office:value-type="float" office:value="-0.377578">
            <text:p>-0.377578</text:p>
          </table:table-cell>
          <table:table-cell office:value-type="float" office:value="-1.311211">
            <text:p>-1.311211</text:p>
          </table:table-cell>
          <table:table-cell office:value-type="float" office:value="-0.993177">
            <text:p>-0.993177</text:p>
          </table:table-cell>
          <table:table-cell office:value-type="float" office:value="4.496589">
            <text:p>4.496589</text:p>
          </table:table-cell>
          <table:table-cell office:value-type="float" office:value="-0.781134">
            <text:p>-0.781134</text:p>
          </table:table-cell>
          <table:table-cell office:value-type="float" office:value="0.390567">
            <text:p>0.390567</text:p>
          </table:table-cell>
          <table:table-cell office:value-type="float" office:value="-1.434869">
            <text:p>-1.43486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363">
            <text:p>10557.363</text:p>
          </table:table-cell>
          <table:table-cell office:value-type="float" office:value="-0.391166">
            <text:p>-0.391166</text:p>
          </table:table-cell>
          <table:table-cell office:value-type="float" office:value="-1.304417">
            <text:p>-1.304417</text:p>
          </table:table-cell>
          <table:table-cell office:value-type="float" office:value="-0.972679">
            <text:p>-0.972679</text:p>
          </table:table-cell>
          <table:table-cell office:value-type="float" office:value="4.48634">
            <text:p>4.48634</text:p>
          </table:table-cell>
          <table:table-cell office:value-type="float" office:value="-0.794101">
            <text:p>-0.794101</text:p>
          </table:table-cell>
          <table:table-cell office:value-type="float" office:value="0.39705">
            <text:p>0.39705</text:p>
          </table:table-cell>
          <table:table-cell office:value-type="float" office:value="-1.421624">
            <text:p>-1.42162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383">
            <text:p>10557.383</text:p>
          </table:table-cell>
          <table:table-cell office:value-type="float" office:value="-0.408127">
            <text:p>-0.408127</text:p>
          </table:table-cell>
          <table:table-cell office:value-type="float" office:value="-1.295936">
            <text:p>-1.295936</text:p>
          </table:table-cell>
          <table:table-cell office:value-type="float" office:value="-0.97706">
            <text:p>-0.97706</text:p>
          </table:table-cell>
          <table:table-cell office:value-type="float" office:value="4.48853">
            <text:p>4.48853</text:p>
          </table:table-cell>
          <table:table-cell office:value-type="float" office:value="-0.809848">
            <text:p>-0.809848</text:p>
          </table:table-cell>
          <table:table-cell office:value-type="float" office:value="0.404924">
            <text:p>0.404924</text:p>
          </table:table-cell>
          <table:table-cell office:value-type="float" office:value="-1.397858">
            <text:p>-1.39785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383">
            <text:p>10557.383</text:p>
          </table:table-cell>
          <table:table-cell office:value-type="float" office:value="-0.408127">
            <text:p>-0.408127</text:p>
          </table:table-cell>
          <table:table-cell office:value-type="float" office:value="-1.295936">
            <text:p>-1.295936</text:p>
          </table:table-cell>
          <table:table-cell office:value-type="float" office:value="-0.97706">
            <text:p>-0.97706</text:p>
          </table:table-cell>
          <table:table-cell office:value-type="float" office:value="4.48853">
            <text:p>4.48853</text:p>
          </table:table-cell>
          <table:table-cell office:value-type="float" office:value="-0.809848">
            <text:p>-0.809848</text:p>
          </table:table-cell>
          <table:table-cell office:value-type="float" office:value="0.404924">
            <text:p>0.404924</text:p>
          </table:table-cell>
          <table:table-cell office:value-type="float" office:value="-1.397858">
            <text:p>-1.39785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393">
            <text:p>10557.393</text:p>
          </table:table-cell>
          <table:table-cell office:value-type="float" office:value="-0.397682">
            <text:p>-0.397682</text:p>
          </table:table-cell>
          <table:table-cell office:value-type="float" office:value="-1.301159">
            <text:p>-1.301159</text:p>
          </table:table-cell>
          <table:table-cell office:value-type="float" office:value="-0.95925">
            <text:p>-0.95925</text:p>
          </table:table-cell>
          <table:table-cell office:value-type="float" office:value="4.479625">
            <text:p>4.479625</text:p>
          </table:table-cell>
          <table:table-cell office:value-type="float" office:value="-0.777513">
            <text:p>-0.777513</text:p>
          </table:table-cell>
          <table:table-cell office:value-type="float" office:value="0.388757">
            <text:p>0.388757</text:p>
          </table:table-cell>
          <table:table-cell office:value-type="float" office:value="-1.391267">
            <text:p>-1.39126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413">
            <text:p>10557.413</text:p>
          </table:table-cell>
          <table:table-cell office:value-type="float" office:value="-0.358515">
            <text:p>-0.358515</text:p>
          </table:table-cell>
          <table:table-cell office:value-type="float" office:value="-1.320742">
            <text:p>-1.320742</text:p>
          </table:table-cell>
          <table:table-cell office:value-type="float" office:value="-0.978664">
            <text:p>-0.978664</text:p>
          </table:table-cell>
          <table:table-cell office:value-type="float" office:value="4.489332">
            <text:p>4.489332</text:p>
          </table:table-cell>
          <table:table-cell office:value-type="float" office:value="-0.711262">
            <text:p>-0.711262</text:p>
          </table:table-cell>
          <table:table-cell office:value-type="float" office:value="0.355631">
            <text:p>0.355631</text:p>
          </table:table-cell>
          <table:table-cell office:value-type="float" office:value="-1.379426">
            <text:p>-1.37942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413">
            <text:p>10557.413</text:p>
          </table:table-cell>
          <table:table-cell office:value-type="float" office:value="-0.358515">
            <text:p>-0.358515</text:p>
          </table:table-cell>
          <table:table-cell office:value-type="float" office:value="-1.320742">
            <text:p>-1.320742</text:p>
          </table:table-cell>
          <table:table-cell office:value-type="float" office:value="-0.978664">
            <text:p>-0.978664</text:p>
          </table:table-cell>
          <table:table-cell office:value-type="float" office:value="4.489332">
            <text:p>4.489332</text:p>
          </table:table-cell>
          <table:table-cell office:value-type="float" office:value="-0.711262">
            <text:p>-0.711262</text:p>
          </table:table-cell>
          <table:table-cell office:value-type="float" office:value="0.355631">
            <text:p>0.355631</text:p>
          </table:table-cell>
          <table:table-cell office:value-type="float" office:value="-1.379426">
            <text:p>-1.37942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433">
            <text:p>10557.433</text:p>
          </table:table-cell>
          <table:table-cell office:value-type="float" office:value="-0.338802">
            <text:p>-0.338802</text:p>
          </table:table-cell>
          <table:table-cell office:value-type="float" office:value="-1.330599">
            <text:p>-1.330599</text:p>
          </table:table-cell>
          <table:table-cell office:value-type="float" office:value="-0.976506">
            <text:p>-0.976506</text:p>
          </table:table-cell>
          <table:table-cell office:value-type="float" office:value="4.488253">
            <text:p>4.488253</text:p>
          </table:table-cell>
          <table:table-cell office:value-type="float" office:value="-0.678649">
            <text:p>-0.678649</text:p>
          </table:table-cell>
          <table:table-cell office:value-type="float" office:value="0.339324">
            <text:p>0.339324</text:p>
          </table:table-cell>
          <table:table-cell office:value-type="float" office:value="-1.377305">
            <text:p>-1.37730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433">
            <text:p>10557.433</text:p>
          </table:table-cell>
          <table:table-cell office:value-type="float" office:value="-0.338802">
            <text:p>-0.338802</text:p>
          </table:table-cell>
          <table:table-cell office:value-type="float" office:value="-1.330599">
            <text:p>-1.330599</text:p>
          </table:table-cell>
          <table:table-cell office:value-type="float" office:value="-0.976506">
            <text:p>-0.976506</text:p>
          </table:table-cell>
          <table:table-cell office:value-type="float" office:value="4.488253">
            <text:p>4.488253</text:p>
          </table:table-cell>
          <table:table-cell office:value-type="float" office:value="-0.678649">
            <text:p>-0.678649</text:p>
          </table:table-cell>
          <table:table-cell office:value-type="float" office:value="0.339324">
            <text:p>0.339324</text:p>
          </table:table-cell>
          <table:table-cell office:value-type="float" office:value="-1.377305">
            <text:p>-1.37730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443">
            <text:p>10557.443</text:p>
          </table:table-cell>
          <table:table-cell office:value-type="float" office:value="-0.351329">
            <text:p>-0.351329</text:p>
          </table:table-cell>
          <table:table-cell office:value-type="float" office:value="-1.324336">
            <text:p>-1.324336</text:p>
          </table:table-cell>
          <table:table-cell office:value-type="float" office:value="-0.98277">
            <text:p>-0.98277</text:p>
          </table:table-cell>
          <table:table-cell office:value-type="float" office:value="4.491385">
            <text:p>4.491385</text:p>
          </table:table-cell>
          <table:table-cell office:value-type="float" office:value="-0.680001">
            <text:p>-0.680001</text:p>
          </table:table-cell>
          <table:table-cell office:value-type="float" office:value="0.340001">
            <text:p>0.340001</text:p>
          </table:table-cell>
          <table:table-cell office:value-type="float" office:value="-1.380265">
            <text:p>-1.38026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453">
            <text:p>10557.453</text:p>
          </table:table-cell>
          <table:table-cell office:value-type="float" office:value="-0.368926">
            <text:p>-0.368926</text:p>
          </table:table-cell>
          <table:table-cell office:value-type="float" office:value="-1.315537">
            <text:p>-1.315537</text:p>
          </table:table-cell>
          <table:table-cell office:value-type="float" office:value="-0.997607">
            <text:p>-0.997607</text:p>
          </table:table-cell>
          <table:table-cell office:value-type="float" office:value="4.498804">
            <text:p>4.498804</text:p>
          </table:table-cell>
          <table:table-cell office:value-type="float" office:value="-0.684861">
            <text:p>-0.684861</text:p>
          </table:table-cell>
          <table:table-cell office:value-type="float" office:value="0.34243">
            <text:p>0.34243</text:p>
          </table:table-cell>
          <table:table-cell office:value-type="float" office:value="-1.383019">
            <text:p>-1.38301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473">
            <text:p>10557.473</text:p>
          </table:table-cell>
          <table:table-cell office:value-type="float" office:value="-0.407746">
            <text:p>-0.407746</text:p>
          </table:table-cell>
          <table:table-cell office:value-type="float" office:value="-1.296127">
            <text:p>-1.296127</text:p>
          </table:table-cell>
          <table:table-cell office:value-type="float" office:value="-1.041233">
            <text:p>-1.041233</text:p>
          </table:table-cell>
          <table:table-cell office:value-type="float" office:value="4.520617">
            <text:p>4.520617</text:p>
          </table:table-cell>
          <table:table-cell office:value-type="float" office:value="-0.700523">
            <text:p>-0.700523</text:p>
          </table:table-cell>
          <table:table-cell office:value-type="float" office:value="0.350262">
            <text:p>0.350262</text:p>
          </table:table-cell>
          <table:table-cell office:value-type="float" office:value="-1.387963">
            <text:p>-1.38796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483">
            <text:p>10557.483</text:p>
          </table:table-cell>
          <table:table-cell office:value-type="float" office:value="-0.402353">
            <text:p>-0.402353</text:p>
          </table:table-cell>
          <table:table-cell office:value-type="float" office:value="-1.298824">
            <text:p>-1.298824</text:p>
          </table:table-cell>
          <table:table-cell office:value-type="float" office:value="-1.051573">
            <text:p>-1.051573</text:p>
          </table:table-cell>
          <table:table-cell office:value-type="float" office:value="4.525787">
            <text:p>4.525787</text:p>
          </table:table-cell>
          <table:table-cell office:value-type="float" office:value="-0.69905">
            <text:p>-0.69905</text:p>
          </table:table-cell>
          <table:table-cell office:value-type="float" office:value="0.349525">
            <text:p>0.349525</text:p>
          </table:table-cell>
          <table:table-cell office:value-type="float" office:value="-1.386262">
            <text:p>-1.38626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493">
            <text:p>10557.493</text:p>
          </table:table-cell>
          <table:table-cell office:value-type="float" office:value="-0.423348">
            <text:p>-0.423348</text:p>
          </table:table-cell>
          <table:table-cell office:value-type="float" office:value="-1.288326">
            <text:p>-1.288326</text:p>
          </table:table-cell>
          <table:table-cell office:value-type="float" office:value="-1.078761">
            <text:p>-1.078761</text:p>
          </table:table-cell>
          <table:table-cell office:value-type="float" office:value="4.53938">
            <text:p>4.53938</text:p>
          </table:table-cell>
          <table:table-cell office:value-type="float" office:value="-0.704921">
            <text:p>-0.704921</text:p>
          </table:table-cell>
          <table:table-cell office:value-type="float" office:value="0.352461">
            <text:p>0.352461</text:p>
          </table:table-cell>
          <table:table-cell office:value-type="float" office:value="-1.384682">
            <text:p>-1.38468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503">
            <text:p>10557.503</text:p>
          </table:table-cell>
          <table:table-cell office:value-type="float" office:value="-0.428703">
            <text:p>-0.428703</text:p>
          </table:table-cell>
          <table:table-cell office:value-type="float" office:value="-1.285649">
            <text:p>-1.285649</text:p>
          </table:table-cell>
          <table:table-cell office:value-type="float" office:value="-1.080603">
            <text:p>-1.080603</text:p>
          </table:table-cell>
          <table:table-cell office:value-type="float" office:value="4.540301">
            <text:p>4.540301</text:p>
          </table:table-cell>
          <table:table-cell office:value-type="float" office:value="-0.683024">
            <text:p>-0.683024</text:p>
          </table:table-cell>
          <table:table-cell office:value-type="float" office:value="0.341512">
            <text:p>0.341512</text:p>
          </table:table-cell>
          <table:table-cell office:value-type="float" office:value="-1.38321">
            <text:p>-1.3832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513">
            <text:p>10557.513</text:p>
          </table:table-cell>
          <table:table-cell office:value-type="float" office:value="-0.405736">
            <text:p>-0.405736</text:p>
          </table:table-cell>
          <table:table-cell office:value-type="float" office:value="-1.297132">
            <text:p>-1.297132</text:p>
          </table:table-cell>
          <table:table-cell office:value-type="float" office:value="-1.071575">
            <text:p>-1.071575</text:p>
          </table:table-cell>
          <table:table-cell office:value-type="float" office:value="4.535788">
            <text:p>4.535788</text:p>
          </table:table-cell>
          <table:table-cell office:value-type="float" office:value="-0.671369">
            <text:p>-0.671369</text:p>
          </table:table-cell>
          <table:table-cell office:value-type="float" office:value="0.335684">
            <text:p>0.335684</text:p>
          </table:table-cell>
          <table:table-cell office:value-type="float" office:value="-1.381844">
            <text:p>-1.38184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523">
            <text:p>10557.523</text:p>
          </table:table-cell>
          <table:table-cell office:value-type="float" office:value="-0.42931">
            <text:p>-0.42931</text:p>
          </table:table-cell>
          <table:table-cell office:value-type="float" office:value="-1.285345">
            <text:p>-1.285345</text:p>
          </table:table-cell>
          <table:table-cell office:value-type="float" office:value="-1.081261">
            <text:p>-1.081261</text:p>
          </table:table-cell>
          <table:table-cell office:value-type="float" office:value="4.540631">
            <text:p>4.540631</text:p>
          </table:table-cell>
          <table:table-cell office:value-type="float" office:value="-0.678492">
            <text:p>-0.678492</text:p>
          </table:table-cell>
          <table:table-cell office:value-type="float" office:value="0.339246">
            <text:p>0.339246</text:p>
          </table:table-cell>
          <table:table-cell office:value-type="float" office:value="-1.357827">
            <text:p>-1.35782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533">
            <text:p>10557.533</text:p>
          </table:table-cell>
          <table:table-cell office:value-type="float" office:value="-0.415996">
            <text:p>-0.415996</text:p>
          </table:table-cell>
          <table:table-cell office:value-type="float" office:value="-1.292002">
            <text:p>-1.292002</text:p>
          </table:table-cell>
          <table:table-cell office:value-type="float" office:value="-1.080018">
            <text:p>-1.080018</text:p>
          </table:table-cell>
          <table:table-cell office:value-type="float" office:value="4.540009">
            <text:p>4.540009</text:p>
          </table:table-cell>
          <table:table-cell office:value-type="float" office:value="-0.662472">
            <text:p>-0.662472</text:p>
          </table:table-cell>
          <table:table-cell office:value-type="float" office:value="0.331236">
            <text:p>0.331236</text:p>
          </table:table-cell>
          <table:table-cell office:value-type="float" office:value="-1.335488">
            <text:p>-1.33548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543">
            <text:p>10557.543</text:p>
          </table:table-cell>
          <table:table-cell office:value-type="float" office:value="-0.410502">
            <text:p>-0.410502</text:p>
          </table:table-cell>
          <table:table-cell office:value-type="float" office:value="-1.294749">
            <text:p>-1.294749</text:p>
          </table:table-cell>
          <table:table-cell office:value-type="float" office:value="-1.080596">
            <text:p>-1.080596</text:p>
          </table:table-cell>
          <table:table-cell office:value-type="float" office:value="4.540298">
            <text:p>4.540298</text:p>
          </table:table-cell>
          <table:table-cell office:value-type="float" office:value="-0.660385">
            <text:p>-0.660385</text:p>
          </table:table-cell>
          <table:table-cell office:value-type="float" office:value="0.330192">
            <text:p>0.330192</text:p>
          </table:table-cell>
          <table:table-cell office:value-type="float" office:value="-1.314713">
            <text:p>-1.3147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543">
            <text:p>10557.543</text:p>
          </table:table-cell>
          <table:table-cell office:value-type="float" office:value="-0.410502">
            <text:p>-0.410502</text:p>
          </table:table-cell>
          <table:table-cell office:value-type="float" office:value="-1.294749">
            <text:p>-1.294749</text:p>
          </table:table-cell>
          <table:table-cell office:value-type="float" office:value="-1.080596">
            <text:p>-1.080596</text:p>
          </table:table-cell>
          <table:table-cell office:value-type="float" office:value="4.540298">
            <text:p>4.540298</text:p>
          </table:table-cell>
          <table:table-cell office:value-type="float" office:value="-0.660385">
            <text:p>-0.660385</text:p>
          </table:table-cell>
          <table:table-cell office:value-type="float" office:value="0.330192">
            <text:p>0.330192</text:p>
          </table:table-cell>
          <table:table-cell office:value-type="float" office:value="-1.314713">
            <text:p>-1.3147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563">
            <text:p>10557.563</text:p>
          </table:table-cell>
          <table:table-cell office:value-type="float" office:value="-0.392375">
            <text:p>-0.392375</text:p>
          </table:table-cell>
          <table:table-cell office:value-type="float" office:value="-1.303812">
            <text:p>-1.303812</text:p>
          </table:table-cell>
          <table:table-cell office:value-type="float" office:value="-1.114947">
            <text:p>-1.114947</text:p>
          </table:table-cell>
          <table:table-cell office:value-type="float" office:value="4.557473">
            <text:p>4.557473</text:p>
          </table:table-cell>
          <table:table-cell office:value-type="float" office:value="-0.654301">
            <text:p>-0.654301</text:p>
          </table:table-cell>
          <table:table-cell office:value-type="float" office:value="0.327151">
            <text:p>0.327151</text:p>
          </table:table-cell>
          <table:table-cell office:value-type="float" office:value="-1.306985">
            <text:p>-1.30698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573">
            <text:p>10557.573</text:p>
          </table:table-cell>
          <table:table-cell office:value-type="float" office:value="-0.378753">
            <text:p>-0.378753</text:p>
          </table:table-cell>
          <table:table-cell office:value-type="float" office:value="-1.310624">
            <text:p>-1.310624</text:p>
          </table:table-cell>
          <table:table-cell office:value-type="float" office:value="-1.097454">
            <text:p>-1.097454</text:p>
          </table:table-cell>
          <table:table-cell office:value-type="float" office:value="4.548727">
            <text:p>4.548727</text:p>
          </table:table-cell>
          <table:table-cell office:value-type="float" office:value="-0.657166">
            <text:p>-0.657166</text:p>
          </table:table-cell>
          <table:table-cell office:value-type="float" office:value="0.328583">
            <text:p>0.328583</text:p>
          </table:table-cell>
          <table:table-cell office:value-type="float" office:value="-1.317765">
            <text:p>-1.31776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573">
            <text:p>10557.573</text:p>
          </table:table-cell>
          <table:table-cell office:value-type="float" office:value="-0.378753">
            <text:p>-0.378753</text:p>
          </table:table-cell>
          <table:table-cell office:value-type="float" office:value="-1.310624">
            <text:p>-1.310624</text:p>
          </table:table-cell>
          <table:table-cell office:value-type="float" office:value="-1.097454">
            <text:p>-1.097454</text:p>
          </table:table-cell>
          <table:table-cell office:value-type="float" office:value="4.548727">
            <text:p>4.548727</text:p>
          </table:table-cell>
          <table:table-cell office:value-type="float" office:value="-0.657166">
            <text:p>-0.657166</text:p>
          </table:table-cell>
          <table:table-cell office:value-type="float" office:value="0.328583">
            <text:p>0.328583</text:p>
          </table:table-cell>
          <table:table-cell office:value-type="float" office:value="-1.317765">
            <text:p>-1.31776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593">
            <text:p>10557.593</text:p>
          </table:table-cell>
          <table:table-cell office:value-type="float" office:value="-0.382991">
            <text:p>-0.382991</text:p>
          </table:table-cell>
          <table:table-cell office:value-type="float" office:value="-1.308504">
            <text:p>-1.308504</text:p>
          </table:table-cell>
          <table:table-cell office:value-type="float" office:value="-1.129939">
            <text:p>-1.129939</text:p>
          </table:table-cell>
          <table:table-cell office:value-type="float" office:value="4.564969">
            <text:p>4.564969</text:p>
          </table:table-cell>
          <table:table-cell office:value-type="float" office:value="-0.667194">
            <text:p>-0.667194</text:p>
          </table:table-cell>
          <table:table-cell office:value-type="float" office:value="0.333597">
            <text:p>0.333597</text:p>
          </table:table-cell>
          <table:table-cell office:value-type="float" office:value="-1.337113">
            <text:p>-1.3371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603">
            <text:p>10557.603</text:p>
          </table:table-cell>
          <table:table-cell office:value-type="float" office:value="-0.406466">
            <text:p>-0.406466</text:p>
          </table:table-cell>
          <table:table-cell office:value-type="float" office:value="-1.296767">
            <text:p>-1.296767</text:p>
          </table:table-cell>
          <table:table-cell office:value-type="float" office:value="-1.141448">
            <text:p>-1.141448</text:p>
          </table:table-cell>
          <table:table-cell office:value-type="float" office:value="4.570724">
            <text:p>4.570724</text:p>
          </table:table-cell>
          <table:table-cell office:value-type="float" office:value="-0.696221">
            <text:p>-0.696221</text:p>
          </table:table-cell>
          <table:table-cell office:value-type="float" office:value="0.34811">
            <text:p>0.34811</text:p>
          </table:table-cell>
          <table:table-cell office:value-type="float" office:value="-1.360421">
            <text:p>-1.36042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613">
            <text:p>10557.613</text:p>
          </table:table-cell>
          <table:table-cell office:value-type="float" office:value="-0.419573">
            <text:p>-0.419573</text:p>
          </table:table-cell>
          <table:table-cell office:value-type="float" office:value="-1.290213">
            <text:p>-1.290213</text:p>
          </table:table-cell>
          <table:table-cell office:value-type="float" office:value="-1.150542">
            <text:p>-1.150542</text:p>
          </table:table-cell>
          <table:table-cell office:value-type="float" office:value="4.575271">
            <text:p>4.575271</text:p>
          </table:table-cell>
          <table:table-cell office:value-type="float" office:value="-0.720405">
            <text:p>-0.720405</text:p>
          </table:table-cell>
          <table:table-cell office:value-type="float" office:value="0.360203">
            <text:p>0.360203</text:p>
          </table:table-cell>
          <table:table-cell office:value-type="float" office:value="-1.382096">
            <text:p>-1.38209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623">
            <text:p>10557.623</text:p>
          </table:table-cell>
          <table:table-cell office:value-type="float" office:value="-0.410525">
            <text:p>-0.410525</text:p>
          </table:table-cell>
          <table:table-cell office:value-type="float" office:value="-1.294738">
            <text:p>-1.294738</text:p>
          </table:table-cell>
          <table:table-cell office:value-type="float" office:value="-1.137099">
            <text:p>-1.137099</text:p>
          </table:table-cell>
          <table:table-cell office:value-type="float" office:value="4.56855">
            <text:p>4.56855</text:p>
          </table:table-cell>
          <table:table-cell office:value-type="float" office:value="-0.690227">
            <text:p>-0.690227</text:p>
          </table:table-cell>
          <table:table-cell office:value-type="float" office:value="0.345114">
            <text:p>0.345114</text:p>
          </table:table-cell>
          <table:table-cell office:value-type="float" office:value="-1.402253">
            <text:p>-1.40225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633">
            <text:p>10557.633</text:p>
          </table:table-cell>
          <table:table-cell office:value-type="float" office:value="-0.390868">
            <text:p>-0.390868</text:p>
          </table:table-cell>
          <table:table-cell office:value-type="float" office:value="-1.304566">
            <text:p>-1.304566</text:p>
          </table:table-cell>
          <table:table-cell office:value-type="float" office:value="-1.129264">
            <text:p>-1.129264</text:p>
          </table:table-cell>
          <table:table-cell office:value-type="float" office:value="4.564632">
            <text:p>4.564632</text:p>
          </table:table-cell>
          <table:table-cell office:value-type="float" office:value="-0.697624">
            <text:p>-0.697624</text:p>
          </table:table-cell>
          <table:table-cell office:value-type="float" office:value="0.348812">
            <text:p>0.348812</text:p>
          </table:table-cell>
          <table:table-cell office:value-type="float" office:value="-1.420998">
            <text:p>-1.42099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643">
            <text:p>10557.643</text:p>
          </table:table-cell>
          <table:table-cell office:value-type="float" office:value="-0.37368">
            <text:p>-0.37368</text:p>
          </table:table-cell>
          <table:table-cell office:value-type="float" office:value="-1.31316">
            <text:p>-1.31316</text:p>
          </table:table-cell>
          <table:table-cell office:value-type="float" office:value="-1.124759">
            <text:p>-1.124759</text:p>
          </table:table-cell>
          <table:table-cell office:value-type="float" office:value="4.562379">
            <text:p>4.562379</text:p>
          </table:table-cell>
          <table:table-cell office:value-type="float" office:value="-0.688822">
            <text:p>-0.688822</text:p>
          </table:table-cell>
          <table:table-cell office:value-type="float" office:value="0.344411">
            <text:p>0.344411</text:p>
          </table:table-cell>
          <table:table-cell office:value-type="float" office:value="-1.41771">
            <text:p>-1.4177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653">
            <text:p>10557.653</text:p>
          </table:table-cell>
          <table:table-cell office:value-type="float" office:value="-0.35917">
            <text:p>-0.35917</text:p>
          </table:table-cell>
          <table:table-cell office:value-type="float" office:value="-1.320415">
            <text:p>-1.320415</text:p>
          </table:table-cell>
          <table:table-cell office:value-type="float" office:value="-1.12439">
            <text:p>-1.12439</text:p>
          </table:table-cell>
          <table:table-cell office:value-type="float" office:value="4.562195">
            <text:p>4.562195</text:p>
          </table:table-cell>
          <table:table-cell office:value-type="float" office:value="-0.64893">
            <text:p>-0.64893</text:p>
          </table:table-cell>
          <table:table-cell office:value-type="float" office:value="0.324465">
            <text:p>0.324465</text:p>
          </table:table-cell>
          <table:table-cell office:value-type="float" office:value="-1.414651">
            <text:p>-1.41465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663">
            <text:p>10557.663</text:p>
          </table:table-cell>
          <table:table-cell office:value-type="float" office:value="-0.35113">
            <text:p>-0.35113</text:p>
          </table:table-cell>
          <table:table-cell office:value-type="float" office:value="-1.324435">
            <text:p>-1.324435</text:p>
          </table:table-cell>
          <table:table-cell office:value-type="float" office:value="-1.129319">
            <text:p>-1.129319</text:p>
          </table:table-cell>
          <table:table-cell office:value-type="float" office:value="4.564659">
            <text:p>4.564659</text:p>
          </table:table-cell>
          <table:table-cell office:value-type="float" office:value="-0.637023">
            <text:p>-0.637023</text:p>
          </table:table-cell>
          <table:table-cell office:value-type="float" office:value="0.318511">
            <text:p>0.318511</text:p>
          </table:table-cell>
          <table:table-cell office:value-type="float" office:value="-1.411813">
            <text:p>-1.4118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673">
            <text:p>10557.673</text:p>
          </table:table-cell>
          <table:table-cell office:value-type="float" office:value="-0.368432">
            <text:p>-0.368432</text:p>
          </table:table-cell>
          <table:table-cell office:value-type="float" office:value="-1.315784">
            <text:p>-1.315784</text:p>
          </table:table-cell>
          <table:table-cell office:value-type="float" office:value="-1.140236">
            <text:p>-1.140236</text:p>
          </table:table-cell>
          <table:table-cell office:value-type="float" office:value="4.570118">
            <text:p>4.570118</text:p>
          </table:table-cell>
          <table:table-cell office:value-type="float" office:value="-0.659062">
            <text:p>-0.659062</text:p>
          </table:table-cell>
          <table:table-cell office:value-type="float" office:value="0.329531">
            <text:p>0.329531</text:p>
          </table:table-cell>
          <table:table-cell office:value-type="float" office:value="-1.409173">
            <text:p>-1.40917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693">
            <text:p>10557.693</text:p>
          </table:table-cell>
          <table:table-cell office:value-type="float" office:value="-0.390813">
            <text:p>-0.390813</text:p>
          </table:table-cell>
          <table:table-cell office:value-type="float" office:value="-1.304594">
            <text:p>-1.304594</text:p>
          </table:table-cell>
          <table:table-cell office:value-type="float" office:value="-1.147637">
            <text:p>-1.147637</text:p>
          </table:table-cell>
          <table:table-cell office:value-type="float" office:value="4.573819">
            <text:p>4.573819</text:p>
          </table:table-cell>
          <table:table-cell office:value-type="float" office:value="-0.663736">
            <text:p>-0.663736</text:p>
          </table:table-cell>
          <table:table-cell office:value-type="float" office:value="0.331868">
            <text:p>0.331868</text:p>
          </table:table-cell>
          <table:table-cell office:value-type="float" office:value="-1.391556">
            <text:p>-1.39155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693">
            <text:p>10557.693</text:p>
          </table:table-cell>
          <table:table-cell office:value-type="float" office:value="-0.390813">
            <text:p>-0.390813</text:p>
          </table:table-cell>
          <table:table-cell office:value-type="float" office:value="-1.304594">
            <text:p>-1.304594</text:p>
          </table:table-cell>
          <table:table-cell office:value-type="float" office:value="-1.147637">
            <text:p>-1.147637</text:p>
          </table:table-cell>
          <table:table-cell office:value-type="float" office:value="4.573819">
            <text:p>4.573819</text:p>
          </table:table-cell>
          <table:table-cell office:value-type="float" office:value="-0.663736">
            <text:p>-0.663736</text:p>
          </table:table-cell>
          <table:table-cell office:value-type="float" office:value="0.331868">
            <text:p>0.331868</text:p>
          </table:table-cell>
          <table:table-cell office:value-type="float" office:value="-1.391556">
            <text:p>-1.39155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703">
            <text:p>10557.703</text:p>
          </table:table-cell>
          <table:table-cell office:value-type="float" office:value="-0.4173">
            <text:p>-0.4173</text:p>
          </table:table-cell>
          <table:table-cell office:value-type="float" office:value="-1.29135">
            <text:p>-1.29135</text:p>
          </table:table-cell>
          <table:table-cell office:value-type="float" office:value="-1.175525">
            <text:p>-1.175525</text:p>
          </table:table-cell>
          <table:table-cell office:value-type="float" office:value="4.587763">
            <text:p>4.587763</text:p>
          </table:table-cell>
          <table:table-cell office:value-type="float" office:value="-0.675789">
            <text:p>-0.675789</text:p>
          </table:table-cell>
          <table:table-cell office:value-type="float" office:value="0.337895">
            <text:p>0.337895</text:p>
          </table:table-cell>
          <table:table-cell office:value-type="float" office:value="-1.38366">
            <text:p>-1.3836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713">
            <text:p>10557.713</text:p>
          </table:table-cell>
          <table:table-cell office:value-type="float" office:value="-0.40841">
            <text:p>-0.40841</text:p>
          </table:table-cell>
          <table:table-cell office:value-type="float" office:value="-1.295795">
            <text:p>-1.295795</text:p>
          </table:table-cell>
          <table:table-cell office:value-type="float" office:value="-1.171982">
            <text:p>-1.171982</text:p>
          </table:table-cell>
          <table:table-cell office:value-type="float" office:value="4.585991">
            <text:p>4.585991</text:p>
          </table:table-cell>
          <table:table-cell office:value-type="float" office:value="-0.644521">
            <text:p>-0.644521</text:p>
          </table:table-cell>
          <table:table-cell office:value-type="float" office:value="0.32226">
            <text:p>0.32226</text:p>
          </table:table-cell>
          <table:table-cell office:value-type="float" office:value="-1.376321">
            <text:p>-1.37632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723">
            <text:p>10557.723</text:p>
          </table:table-cell>
          <table:table-cell office:value-type="float" office:value="-0.423705">
            <text:p>-0.423705</text:p>
          </table:table-cell>
          <table:table-cell office:value-type="float" office:value="-1.288148">
            <text:p>-1.288148</text:p>
          </table:table-cell>
          <table:table-cell office:value-type="float" office:value="-1.183205">
            <text:p>-1.183205</text:p>
          </table:table-cell>
          <table:table-cell office:value-type="float" office:value="4.591602">
            <text:p>4.591602</text:p>
          </table:table-cell>
          <table:table-cell office:value-type="float" office:value="-0.645029">
            <text:p>-0.645029</text:p>
          </table:table-cell>
          <table:table-cell office:value-type="float" office:value="0.322515">
            <text:p>0.322515</text:p>
          </table:table-cell>
          <table:table-cell office:value-type="float" office:value="-1.340218">
            <text:p>-1.34021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733">
            <text:p>10557.733</text:p>
          </table:table-cell>
          <table:table-cell office:value-type="float" office:value="-0.425285">
            <text:p>-0.425285</text:p>
          </table:table-cell>
          <table:table-cell office:value-type="float" office:value="-1.287357">
            <text:p>-1.287357</text:p>
          </table:table-cell>
          <table:table-cell office:value-type="float" office:value="-1.186361">
            <text:p>-1.186361</text:p>
          </table:table-cell>
          <table:table-cell office:value-type="float" office:value="4.593181">
            <text:p>4.593181</text:p>
          </table:table-cell>
          <table:table-cell office:value-type="float" office:value="-0.682065">
            <text:p>-0.682065</text:p>
          </table:table-cell>
          <table:table-cell office:value-type="float" office:value="0.341032">
            <text:p>0.341032</text:p>
          </table:table-cell>
          <table:table-cell office:value-type="float" office:value="-1.306641">
            <text:p>-1.30664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753">
            <text:p>10557.753</text:p>
          </table:table-cell>
          <table:table-cell office:value-type="float" office:value="-0.4081">
            <text:p>-0.4081</text:p>
          </table:table-cell>
          <table:table-cell office:value-type="float" office:value="-1.29595">
            <text:p>-1.29595</text:p>
          </table:table-cell>
          <table:table-cell office:value-type="float" office:value="-1.156048">
            <text:p>-1.156048</text:p>
          </table:table-cell>
          <table:table-cell office:value-type="float" office:value="4.578024">
            <text:p>4.578024</text:p>
          </table:table-cell>
          <table:table-cell office:value-type="float" office:value="-0.67269">
            <text:p>-0.67269</text:p>
          </table:table-cell>
          <table:table-cell office:value-type="float" office:value="0.336345">
            <text:p>0.336345</text:p>
          </table:table-cell>
          <table:table-cell office:value-type="float" office:value="-1.246377">
            <text:p>-1.24637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753">
            <text:p>10557.753</text:p>
          </table:table-cell>
          <table:table-cell office:value-type="float" office:value="-0.4081">
            <text:p>-0.4081</text:p>
          </table:table-cell>
          <table:table-cell office:value-type="float" office:value="-1.29595">
            <text:p>-1.29595</text:p>
          </table:table-cell>
          <table:table-cell office:value-type="float" office:value="-1.156048">
            <text:p>-1.156048</text:p>
          </table:table-cell>
          <table:table-cell office:value-type="float" office:value="4.578024">
            <text:p>4.578024</text:p>
          </table:table-cell>
          <table:table-cell office:value-type="float" office:value="-0.67269">
            <text:p>-0.67269</text:p>
          </table:table-cell>
          <table:table-cell office:value-type="float" office:value="0.336345">
            <text:p>0.336345</text:p>
          </table:table-cell>
          <table:table-cell office:value-type="float" office:value="-1.246377">
            <text:p>-1.24637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773">
            <text:p>10557.773</text:p>
          </table:table-cell>
          <table:table-cell office:value-type="float" office:value="-0.397854">
            <text:p>-0.397854</text:p>
          </table:table-cell>
          <table:table-cell office:value-type="float" office:value="-1.301073">
            <text:p>-1.301073</text:p>
          </table:table-cell>
          <table:table-cell office:value-type="float" office:value="-1.142937">
            <text:p>-1.142937</text:p>
          </table:table-cell>
          <table:table-cell office:value-type="float" office:value="4.571468">
            <text:p>4.571468</text:p>
          </table:table-cell>
          <table:table-cell office:value-type="float" office:value="-0.681902">
            <text:p>-0.681902</text:p>
          </table:table-cell>
          <table:table-cell office:value-type="float" office:value="0.340951">
            <text:p>0.340951</text:p>
          </table:table-cell>
          <table:table-cell office:value-type="float" office:value="-1.263619">
            <text:p>-1.26361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773">
            <text:p>10557.773</text:p>
          </table:table-cell>
          <table:table-cell office:value-type="float" office:value="-0.397854">
            <text:p>-0.397854</text:p>
          </table:table-cell>
          <table:table-cell office:value-type="float" office:value="-1.301073">
            <text:p>-1.301073</text:p>
          </table:table-cell>
          <table:table-cell office:value-type="float" office:value="-1.142937">
            <text:p>-1.142937</text:p>
          </table:table-cell>
          <table:table-cell office:value-type="float" office:value="4.571468">
            <text:p>4.571468</text:p>
          </table:table-cell>
          <table:table-cell office:value-type="float" office:value="-0.681902">
            <text:p>-0.681902</text:p>
          </table:table-cell>
          <table:table-cell office:value-type="float" office:value="0.340951">
            <text:p>0.340951</text:p>
          </table:table-cell>
          <table:table-cell office:value-type="float" office:value="-1.263619">
            <text:p>-1.26361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783">
            <text:p>10557.783</text:p>
          </table:table-cell>
          <table:table-cell office:value-type="float" office:value="-0.373073">
            <text:p>-0.373073</text:p>
          </table:table-cell>
          <table:table-cell office:value-type="float" office:value="-1.313464">
            <text:p>-1.313464</text:p>
          </table:table-cell>
          <table:table-cell office:value-type="float" office:value="-1.142858">
            <text:p>-1.142858</text:p>
          </table:table-cell>
          <table:table-cell office:value-type="float" office:value="4.571429">
            <text:p>4.571429</text:p>
          </table:table-cell>
          <table:table-cell office:value-type="float" office:value="-0.679268">
            <text:p>-0.679268</text:p>
          </table:table-cell>
          <table:table-cell office:value-type="float" office:value="0.339634">
            <text:p>0.339634</text:p>
          </table:table-cell>
          <table:table-cell office:value-type="float" office:value="-1.271348">
            <text:p>-1.27134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803">
            <text:p>10557.803</text:p>
          </table:table-cell>
          <table:table-cell office:value-type="float" office:value="-0.39628">
            <text:p>-0.39628</text:p>
          </table:table-cell>
          <table:table-cell office:value-type="float" office:value="-1.30186">
            <text:p>-1.30186</text:p>
          </table:table-cell>
          <table:table-cell office:value-type="float" office:value="-1.178485">
            <text:p>-1.178485</text:p>
          </table:table-cell>
          <table:table-cell office:value-type="float" office:value="4.589242">
            <text:p>4.589242</text:p>
          </table:table-cell>
          <table:table-cell office:value-type="float" office:value="-0.682148">
            <text:p>-0.682148</text:p>
          </table:table-cell>
          <table:table-cell office:value-type="float" office:value="0.341074">
            <text:p>0.341074</text:p>
          </table:table-cell>
          <table:table-cell office:value-type="float" office:value="-1.285218">
            <text:p>-1.28521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803">
            <text:p>10557.803</text:p>
          </table:table-cell>
          <table:table-cell office:value-type="float" office:value="-0.39628">
            <text:p>-0.39628</text:p>
          </table:table-cell>
          <table:table-cell office:value-type="float" office:value="-1.30186">
            <text:p>-1.30186</text:p>
          </table:table-cell>
          <table:table-cell office:value-type="float" office:value="-1.178485">
            <text:p>-1.178485</text:p>
          </table:table-cell>
          <table:table-cell office:value-type="float" office:value="4.589242">
            <text:p>4.589242</text:p>
          </table:table-cell>
          <table:table-cell office:value-type="float" office:value="-0.682148">
            <text:p>-0.682148</text:p>
          </table:table-cell>
          <table:table-cell office:value-type="float" office:value="0.341074">
            <text:p>0.341074</text:p>
          </table:table-cell>
          <table:table-cell office:value-type="float" office:value="-1.285218">
            <text:p>-1.28521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823">
            <text:p>10557.823</text:p>
          </table:table-cell>
          <table:table-cell office:value-type="float" office:value="-0.424477">
            <text:p>-0.424477</text:p>
          </table:table-cell>
          <table:table-cell office:value-type="float" office:value="-1.287761">
            <text:p>-1.287761</text:p>
          </table:table-cell>
          <table:table-cell office:value-type="float" office:value="-1.209552">
            <text:p>-1.209552</text:p>
          </table:table-cell>
          <table:table-cell office:value-type="float" office:value="4.604776">
            <text:p>4.604776</text:p>
          </table:table-cell>
          <table:table-cell office:value-type="float" office:value="-0.702611">
            <text:p>-0.702611</text:p>
          </table:table-cell>
          <table:table-cell office:value-type="float" office:value="0.351305">
            <text:p>0.351305</text:p>
          </table:table-cell>
          <table:table-cell office:value-type="float" office:value="-1.303376">
            <text:p>-1.30337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823">
            <text:p>10557.823</text:p>
          </table:table-cell>
          <table:table-cell office:value-type="float" office:value="-0.424477">
            <text:p>-0.424477</text:p>
          </table:table-cell>
          <table:table-cell office:value-type="float" office:value="-1.287761">
            <text:p>-1.287761</text:p>
          </table:table-cell>
          <table:table-cell office:value-type="float" office:value="-1.209552">
            <text:p>-1.209552</text:p>
          </table:table-cell>
          <table:table-cell office:value-type="float" office:value="4.604776">
            <text:p>4.604776</text:p>
          </table:table-cell>
          <table:table-cell office:value-type="float" office:value="-0.702611">
            <text:p>-0.702611</text:p>
          </table:table-cell>
          <table:table-cell office:value-type="float" office:value="0.351305">
            <text:p>0.351305</text:p>
          </table:table-cell>
          <table:table-cell office:value-type="float" office:value="-1.303376">
            <text:p>-1.30337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833">
            <text:p>10557.833</text:p>
          </table:table-cell>
          <table:table-cell office:value-type="float" office:value="-0.400778">
            <text:p>-0.400778</text:p>
          </table:table-cell>
          <table:table-cell office:value-type="float" office:value="-1.299611">
            <text:p>-1.299611</text:p>
          </table:table-cell>
          <table:table-cell office:value-type="float" office:value="-1.186503">
            <text:p>-1.186503</text:p>
          </table:table-cell>
          <table:table-cell office:value-type="float" office:value="4.593251">
            <text:p>4.593251</text:p>
          </table:table-cell>
          <table:table-cell office:value-type="float" office:value="-0.687665">
            <text:p>-0.687665</text:p>
          </table:table-cell>
          <table:table-cell office:value-type="float" office:value="0.343832">
            <text:p>0.343832</text:p>
          </table:table-cell>
          <table:table-cell office:value-type="float" office:value="-1.311509">
            <text:p>-1.31150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833">
            <text:p>10557.833</text:p>
          </table:table-cell>
          <table:table-cell office:value-type="float" office:value="-0.400778">
            <text:p>-0.400778</text:p>
          </table:table-cell>
          <table:table-cell office:value-type="float" office:value="-1.299611">
            <text:p>-1.299611</text:p>
          </table:table-cell>
          <table:table-cell office:value-type="float" office:value="-1.186503">
            <text:p>-1.186503</text:p>
          </table:table-cell>
          <table:table-cell office:value-type="float" office:value="4.593251">
            <text:p>4.593251</text:p>
          </table:table-cell>
          <table:table-cell office:value-type="float" office:value="-0.687665">
            <text:p>-0.687665</text:p>
          </table:table-cell>
          <table:table-cell office:value-type="float" office:value="0.343832">
            <text:p>0.343832</text:p>
          </table:table-cell>
          <table:table-cell office:value-type="float" office:value="-1.311509">
            <text:p>-1.31150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833">
            <text:p>10557.833</text:p>
          </table:table-cell>
          <table:table-cell office:value-type="float" office:value="-0.400778">
            <text:p>-0.400778</text:p>
          </table:table-cell>
          <table:table-cell office:value-type="float" office:value="-1.299611">
            <text:p>-1.299611</text:p>
          </table:table-cell>
          <table:table-cell office:value-type="float" office:value="-1.186503">
            <text:p>-1.186503</text:p>
          </table:table-cell>
          <table:table-cell office:value-type="float" office:value="4.593251">
            <text:p>4.593251</text:p>
          </table:table-cell>
          <table:table-cell office:value-type="float" office:value="-0.687665">
            <text:p>-0.687665</text:p>
          </table:table-cell>
          <table:table-cell office:value-type="float" office:value="0.343832">
            <text:p>0.343832</text:p>
          </table:table-cell>
          <table:table-cell office:value-type="float" office:value="-1.311509">
            <text:p>-1.31150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873">
            <text:p>10557.873</text:p>
          </table:table-cell>
          <table:table-cell office:value-type="float" office:value="-0.438482">
            <text:p>-0.438482</text:p>
          </table:table-cell>
          <table:table-cell office:value-type="float" office:value="-1.280759">
            <text:p>-1.280759</text:p>
          </table:table-cell>
          <table:table-cell office:value-type="float" office:value="-1.241079">
            <text:p>-1.241079</text:p>
          </table:table-cell>
          <table:table-cell office:value-type="float" office:value="4.62054">
            <text:p>4.62054</text:p>
          </table:table-cell>
          <table:table-cell office:value-type="float" office:value="-0.695791">
            <text:p>-0.695791</text:p>
          </table:table-cell>
          <table:table-cell office:value-type="float" office:value="0.347896">
            <text:p>0.347896</text:p>
          </table:table-cell>
          <table:table-cell office:value-type="float" office:value="-1.352113">
            <text:p>-1.3521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883">
            <text:p>10557.883</text:p>
          </table:table-cell>
          <table:table-cell office:value-type="float" office:value="-0.438941">
            <text:p>-0.438941</text:p>
          </table:table-cell>
          <table:table-cell office:value-type="float" office:value="-1.28053">
            <text:p>-1.28053</text:p>
          </table:table-cell>
          <table:table-cell office:value-type="float" office:value="-1.253041">
            <text:p>-1.253041</text:p>
          </table:table-cell>
          <table:table-cell office:value-type="float" office:value="4.62652">
            <text:p>4.62652</text:p>
          </table:table-cell>
          <table:table-cell office:value-type="float" office:value="-0.706443">
            <text:p>-0.706443</text:p>
          </table:table-cell>
          <table:table-cell office:value-type="float" office:value="0.353222">
            <text:p>0.353222</text:p>
          </table:table-cell>
          <table:table-cell office:value-type="float" office:value="-1.361619">
            <text:p>-1.36161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883">
            <text:p>10557.883</text:p>
          </table:table-cell>
          <table:table-cell office:value-type="float" office:value="-0.438941">
            <text:p>-0.438941</text:p>
          </table:table-cell>
          <table:table-cell office:value-type="float" office:value="-1.28053">
            <text:p>-1.28053</text:p>
          </table:table-cell>
          <table:table-cell office:value-type="float" office:value="-1.253041">
            <text:p>-1.253041</text:p>
          </table:table-cell>
          <table:table-cell office:value-type="float" office:value="4.62652">
            <text:p>4.62652</text:p>
          </table:table-cell>
          <table:table-cell office:value-type="float" office:value="-0.706443">
            <text:p>-0.706443</text:p>
          </table:table-cell>
          <table:table-cell office:value-type="float" office:value="0.353222">
            <text:p>0.353222</text:p>
          </table:table-cell>
          <table:table-cell office:value-type="float" office:value="-1.361619">
            <text:p>-1.36161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903">
            <text:p>10557.903</text:p>
          </table:table-cell>
          <table:table-cell office:value-type="float" office:value="-0.415117">
            <text:p>-0.415117</text:p>
          </table:table-cell>
          <table:table-cell office:value-type="float" office:value="-1.292441">
            <text:p>-1.292441</text:p>
          </table:table-cell>
          <table:table-cell office:value-type="float" office:value="-1.236572">
            <text:p>-1.236572</text:p>
          </table:table-cell>
          <table:table-cell office:value-type="float" office:value="4.618286">
            <text:p>4.618286</text:p>
          </table:table-cell>
          <table:table-cell office:value-type="float" office:value="-0.707899">
            <text:p>-0.707899</text:p>
          </table:table-cell>
          <table:table-cell office:value-type="float" office:value="0.35395">
            <text:p>0.35395</text:p>
          </table:table-cell>
          <table:table-cell office:value-type="float" office:value="-1.40413">
            <text:p>-1.404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903">
            <text:p>10557.903</text:p>
          </table:table-cell>
          <table:table-cell office:value-type="float" office:value="-0.415117">
            <text:p>-0.415117</text:p>
          </table:table-cell>
          <table:table-cell office:value-type="float" office:value="-1.292441">
            <text:p>-1.292441</text:p>
          </table:table-cell>
          <table:table-cell office:value-type="float" office:value="-1.236572">
            <text:p>-1.236572</text:p>
          </table:table-cell>
          <table:table-cell office:value-type="float" office:value="4.618286">
            <text:p>4.618286</text:p>
          </table:table-cell>
          <table:table-cell office:value-type="float" office:value="-0.707899">
            <text:p>-0.707899</text:p>
          </table:table-cell>
          <table:table-cell office:value-type="float" office:value="0.35395">
            <text:p>0.35395</text:p>
          </table:table-cell>
          <table:table-cell office:value-type="float" office:value="-1.40413">
            <text:p>-1.404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923">
            <text:p>10557.923</text:p>
          </table:table-cell>
          <table:table-cell office:value-type="float" office:value="-0.430084">
            <text:p>-0.430084</text:p>
          </table:table-cell>
          <table:table-cell office:value-type="float" office:value="-1.284958">
            <text:p>-1.284958</text:p>
          </table:table-cell>
          <table:table-cell office:value-type="float" office:value="-1.236524">
            <text:p>-1.236524</text:p>
          </table:table-cell>
          <table:table-cell office:value-type="float" office:value="4.618262">
            <text:p>4.618262</text:p>
          </table:table-cell>
          <table:table-cell office:value-type="float" office:value="-0.713664">
            <text:p>-0.713664</text:p>
          </table:table-cell>
          <table:table-cell office:value-type="float" office:value="0.356832">
            <text:p>0.356832</text:p>
          </table:table-cell>
          <table:table-cell office:value-type="float" office:value="-1.440896">
            <text:p>-1.44089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933">
            <text:p>10557.933</text:p>
          </table:table-cell>
          <table:table-cell office:value-type="float" office:value="-0.418033">
            <text:p>-0.418033</text:p>
          </table:table-cell>
          <table:table-cell office:value-type="float" office:value="-1.290984">
            <text:p>-1.290984</text:p>
          </table:table-cell>
          <table:table-cell office:value-type="float" office:value="-1.23718">
            <text:p>-1.23718</text:p>
          </table:table-cell>
          <table:table-cell office:value-type="float" office:value="4.61859">
            <text:p>4.61859</text:p>
          </table:table-cell>
          <table:table-cell office:value-type="float" office:value="-0.741734">
            <text:p>-0.741734</text:p>
          </table:table-cell>
          <table:table-cell office:value-type="float" office:value="0.370867">
            <text:p>0.370867</text:p>
          </table:table-cell>
          <table:table-cell office:value-type="float" office:value="-1.449113">
            <text:p>-1.4491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933">
            <text:p>10557.933</text:p>
          </table:table-cell>
          <table:table-cell office:value-type="float" office:value="-0.418033">
            <text:p>-0.418033</text:p>
          </table:table-cell>
          <table:table-cell office:value-type="float" office:value="-1.290984">
            <text:p>-1.290984</text:p>
          </table:table-cell>
          <table:table-cell office:value-type="float" office:value="-1.23718">
            <text:p>-1.23718</text:p>
          </table:table-cell>
          <table:table-cell office:value-type="float" office:value="4.61859">
            <text:p>4.61859</text:p>
          </table:table-cell>
          <table:table-cell office:value-type="float" office:value="-0.741734">
            <text:p>-0.741734</text:p>
          </table:table-cell>
          <table:table-cell office:value-type="float" office:value="0.370867">
            <text:p>0.370867</text:p>
          </table:table-cell>
          <table:table-cell office:value-type="float" office:value="-1.449113">
            <text:p>-1.4491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953">
            <text:p>10557.953</text:p>
          </table:table-cell>
          <table:table-cell office:value-type="float" office:value="-0.43045">
            <text:p>-0.43045</text:p>
          </table:table-cell>
          <table:table-cell office:value-type="float" office:value="-1.284775">
            <text:p>-1.284775</text:p>
          </table:table-cell>
          <table:table-cell office:value-type="float" office:value="-1.255244">
            <text:p>-1.255244</text:p>
          </table:table-cell>
          <table:table-cell office:value-type="float" office:value="4.627622">
            <text:p>4.627622</text:p>
          </table:table-cell>
          <table:table-cell office:value-type="float" office:value="-0.742951">
            <text:p>-0.742951</text:p>
          </table:table-cell>
          <table:table-cell office:value-type="float" office:value="0.371475">
            <text:p>0.371475</text:p>
          </table:table-cell>
          <table:table-cell office:value-type="float" office:value="-1.463853">
            <text:p>-1.46385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963">
            <text:p>10557.963</text:p>
          </table:table-cell>
          <table:table-cell office:value-type="float" office:value="-0.445899">
            <text:p>-0.445899</text:p>
          </table:table-cell>
          <table:table-cell office:value-type="float" office:value="-1.27705">
            <text:p>-1.27705</text:p>
          </table:table-cell>
          <table:table-cell office:value-type="float" office:value="-1.235996">
            <text:p>-1.235996</text:p>
          </table:table-cell>
          <table:table-cell office:value-type="float" office:value="4.617998">
            <text:p>4.617998</text:p>
          </table:table-cell>
          <table:table-cell office:value-type="float" office:value="-0.742743">
            <text:p>-0.742743</text:p>
          </table:table-cell>
          <table:table-cell office:value-type="float" office:value="0.371371">
            <text:p>0.371371</text:p>
          </table:table-cell>
          <table:table-cell office:value-type="float" office:value="-1.47046">
            <text:p>-1.4704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973">
            <text:p>10557.973</text:p>
          </table:table-cell>
          <table:table-cell office:value-type="float" office:value="-0.455353">
            <text:p>-0.455353</text:p>
          </table:table-cell>
          <table:table-cell office:value-type="float" office:value="-1.272323">
            <text:p>-1.272323</text:p>
          </table:table-cell>
          <table:table-cell office:value-type="float" office:value="-1.242735">
            <text:p>-1.242735</text:p>
          </table:table-cell>
          <table:table-cell office:value-type="float" office:value="4.621368">
            <text:p>4.621368</text:p>
          </table:table-cell>
          <table:table-cell office:value-type="float" office:value="-0.765283">
            <text:p>-0.765283</text:p>
          </table:table-cell>
          <table:table-cell office:value-type="float" office:value="0.382642">
            <text:p>0.382642</text:p>
          </table:table-cell>
          <table:table-cell office:value-type="float" office:value="-1.465737">
            <text:p>-1.46573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973">
            <text:p>10557.973</text:p>
          </table:table-cell>
          <table:table-cell office:value-type="float" office:value="-0.455353">
            <text:p>-0.455353</text:p>
          </table:table-cell>
          <table:table-cell office:value-type="float" office:value="-1.272323">
            <text:p>-1.272323</text:p>
          </table:table-cell>
          <table:table-cell office:value-type="float" office:value="-1.242735">
            <text:p>-1.242735</text:p>
          </table:table-cell>
          <table:table-cell office:value-type="float" office:value="4.621368">
            <text:p>4.621368</text:p>
          </table:table-cell>
          <table:table-cell office:value-type="float" office:value="-0.765283">
            <text:p>-0.765283</text:p>
          </table:table-cell>
          <table:table-cell office:value-type="float" office:value="0.382642">
            <text:p>0.382642</text:p>
          </table:table-cell>
          <table:table-cell office:value-type="float" office:value="-1.465737">
            <text:p>-1.46573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993">
            <text:p>10557.993</text:p>
          </table:table-cell>
          <table:table-cell office:value-type="float" office:value="-0.449618">
            <text:p>-0.449618</text:p>
          </table:table-cell>
          <table:table-cell office:value-type="float" office:value="-1.275191">
            <text:p>-1.275191</text:p>
          </table:table-cell>
          <table:table-cell office:value-type="float" office:value="-1.184183">
            <text:p>-1.184183</text:p>
          </table:table-cell>
          <table:table-cell office:value-type="float" office:value="4.592092">
            <text:p>4.592092</text:p>
          </table:table-cell>
          <table:table-cell office:value-type="float" office:value="-0.806787">
            <text:p>-0.806787</text:p>
          </table:table-cell>
          <table:table-cell office:value-type="float" office:value="0.403393">
            <text:p>0.403393</text:p>
          </table:table-cell>
          <table:table-cell office:value-type="float" office:value="-1.457268">
            <text:p>-1.45726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7.993">
            <text:p>10557.993</text:p>
          </table:table-cell>
          <table:table-cell office:value-type="float" office:value="-0.449618">
            <text:p>-0.449618</text:p>
          </table:table-cell>
          <table:table-cell office:value-type="float" office:value="-1.275191">
            <text:p>-1.275191</text:p>
          </table:table-cell>
          <table:table-cell office:value-type="float" office:value="-1.184183">
            <text:p>-1.184183</text:p>
          </table:table-cell>
          <table:table-cell office:value-type="float" office:value="4.592092">
            <text:p>4.592092</text:p>
          </table:table-cell>
          <table:table-cell office:value-type="float" office:value="-0.806787">
            <text:p>-0.806787</text:p>
          </table:table-cell>
          <table:table-cell office:value-type="float" office:value="0.403393">
            <text:p>0.403393</text:p>
          </table:table-cell>
          <table:table-cell office:value-type="float" office:value="-1.457268">
            <text:p>-1.45726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013">
            <text:p>10558.013</text:p>
          </table:table-cell>
          <table:table-cell office:value-type="float" office:value="-0.45915">
            <text:p>-0.45915</text:p>
          </table:table-cell>
          <table:table-cell office:value-type="float" office:value="-1.270425">
            <text:p>-1.270425</text:p>
          </table:table-cell>
          <table:table-cell office:value-type="float" office:value="-1.15416">
            <text:p>-1.15416</text:p>
          </table:table-cell>
          <table:table-cell office:value-type="float" office:value="4.57708">
            <text:p>4.57708</text:p>
          </table:table-cell>
          <table:table-cell office:value-type="float" office:value="-0.782023">
            <text:p>-0.782023</text:p>
          </table:table-cell>
          <table:table-cell office:value-type="float" office:value="0.391011">
            <text:p>0.391011</text:p>
          </table:table-cell>
          <table:table-cell office:value-type="float" office:value="-1.409074">
            <text:p>-1.40907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023">
            <text:p>10558.023</text:p>
          </table:table-cell>
          <table:table-cell office:value-type="float" office:value="-0.478437">
            <text:p>-0.478437</text:p>
          </table:table-cell>
          <table:table-cell office:value-type="float" office:value="-1.260782">
            <text:p>-1.260782</text:p>
          </table:table-cell>
          <table:table-cell office:value-type="float" office:value="-1.16685">
            <text:p>-1.16685</text:p>
          </table:table-cell>
          <table:table-cell office:value-type="float" office:value="4.583425">
            <text:p>4.583425</text:p>
          </table:table-cell>
          <table:table-cell office:value-type="float" office:value="-0.804773">
            <text:p>-0.804773</text:p>
          </table:table-cell>
          <table:table-cell office:value-type="float" office:value="0.402386">
            <text:p>0.402386</text:p>
          </table:table-cell>
          <table:table-cell office:value-type="float" office:value="-1.367783">
            <text:p>-1.36778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033">
            <text:p>10558.033</text:p>
          </table:table-cell>
          <table:table-cell office:value-type="float" office:value="-0.502774">
            <text:p>-0.502774</text:p>
          </table:table-cell>
          <table:table-cell office:value-type="float" office:value="-1.248613">
            <text:p>-1.248613</text:p>
          </table:table-cell>
          <table:table-cell office:value-type="float" office:value="-1.169259">
            <text:p>-1.169259</text:p>
          </table:table-cell>
          <table:table-cell office:value-type="float" office:value="4.58463">
            <text:p>4.58463</text:p>
          </table:table-cell>
          <table:table-cell office:value-type="float" office:value="-0.818741">
            <text:p>-0.818741</text:p>
          </table:table-cell>
          <table:table-cell office:value-type="float" office:value="0.409371">
            <text:p>0.409371</text:p>
          </table:table-cell>
          <table:table-cell office:value-type="float" office:value="-1.329392">
            <text:p>-1.32939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043">
            <text:p>10558.043</text:p>
          </table:table-cell>
          <table:table-cell office:value-type="float" office:value="-0.512949">
            <text:p>-0.512949</text:p>
          </table:table-cell>
          <table:table-cell office:value-type="float" office:value="-1.243526">
            <text:p>-1.243526</text:p>
          </table:table-cell>
          <table:table-cell office:value-type="float" office:value="-1.184227">
            <text:p>-1.184227</text:p>
          </table:table-cell>
          <table:table-cell office:value-type="float" office:value="4.592114">
            <text:p>4.592114</text:p>
          </table:table-cell>
          <table:table-cell office:value-type="float" office:value="-0.809413">
            <text:p>-0.809413</text:p>
          </table:table-cell>
          <table:table-cell office:value-type="float" office:value="0.404707">
            <text:p>0.404707</text:p>
          </table:table-cell>
          <table:table-cell office:value-type="float" office:value="-1.293687">
            <text:p>-1.29368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053">
            <text:p>10558.053</text:p>
          </table:table-cell>
          <table:table-cell office:value-type="float" office:value="-0.508179">
            <text:p>-0.508179</text:p>
          </table:table-cell>
          <table:table-cell office:value-type="float" office:value="-1.24591">
            <text:p>-1.24591</text:p>
          </table:table-cell>
          <table:table-cell office:value-type="float" office:value="-1.19526">
            <text:p>-1.19526</text:p>
          </table:table-cell>
          <table:table-cell office:value-type="float" office:value="4.59763">
            <text:p>4.59763</text:p>
          </table:table-cell>
          <table:table-cell office:value-type="float" office:value="-0.798655">
            <text:p>-0.798655</text:p>
          </table:table-cell>
          <table:table-cell office:value-type="float" office:value="0.399328">
            <text:p>0.399328</text:p>
          </table:table-cell>
          <table:table-cell office:value-type="float" office:value="-1.291047">
            <text:p>-1.29104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063">
            <text:p>10558.063</text:p>
          </table:table-cell>
          <table:table-cell office:value-type="float" office:value="-0.525838">
            <text:p>-0.525838</text:p>
          </table:table-cell>
          <table:table-cell office:value-type="float" office:value="-1.237081">
            <text:p>-1.237081</text:p>
          </table:table-cell>
          <table:table-cell office:value-type="float" office:value="-1.201613">
            <text:p>-1.201613</text:p>
          </table:table-cell>
          <table:table-cell office:value-type="float" office:value="4.600806">
            <text:p>4.600806</text:p>
          </table:table-cell>
          <table:table-cell office:value-type="float" office:value="-0.776774">
            <text:p>-0.776774</text:p>
          </table:table-cell>
          <table:table-cell office:value-type="float" office:value="0.388387">
            <text:p>0.388387</text:p>
          </table:table-cell>
          <table:table-cell office:value-type="float" office:value="-1.288598">
            <text:p>-1.28859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073">
            <text:p>10558.073</text:p>
          </table:table-cell>
          <table:table-cell office:value-type="float" office:value="-0.50977">
            <text:p>-0.50977</text:p>
          </table:table-cell>
          <table:table-cell office:value-type="float" office:value="-1.245115">
            <text:p>-1.245115</text:p>
          </table:table-cell>
          <table:table-cell office:value-type="float" office:value="-1.186404">
            <text:p>-1.186404</text:p>
          </table:table-cell>
          <table:table-cell office:value-type="float" office:value="4.593202">
            <text:p>4.593202</text:p>
          </table:table-cell>
          <table:table-cell office:value-type="float" office:value="-0.733296">
            <text:p>-0.733296</text:p>
          </table:table-cell>
          <table:table-cell office:value-type="float" office:value="0.366648">
            <text:p>0.366648</text:p>
          </table:table-cell>
          <table:table-cell office:value-type="float" office:value="-1.286317">
            <text:p>-1.28631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083">
            <text:p>10558.083</text:p>
          </table:table-cell>
          <table:table-cell office:value-type="float" office:value="-0.512453">
            <text:p>-0.512453</text:p>
          </table:table-cell>
          <table:table-cell office:value-type="float" office:value="-1.243774">
            <text:p>-1.243774</text:p>
          </table:table-cell>
          <table:table-cell office:value-type="float" office:value="-1.190159">
            <text:p>-1.190159</text:p>
          </table:table-cell>
          <table:table-cell office:value-type="float" office:value="4.59508">
            <text:p>4.59508</text:p>
          </table:table-cell>
          <table:table-cell office:value-type="float" office:value="-0.688436">
            <text:p>-0.688436</text:p>
          </table:table-cell>
          <table:table-cell office:value-type="float" office:value="0.344218">
            <text:p>0.344218</text:p>
          </table:table-cell>
          <table:table-cell office:value-type="float" office:value="-1.284196">
            <text:p>-1.28419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093">
            <text:p>10558.093</text:p>
          </table:table-cell>
          <table:table-cell office:value-type="float" office:value="-0.521129">
            <text:p>-0.521129</text:p>
          </table:table-cell>
          <table:table-cell office:value-type="float" office:value="-1.239435">
            <text:p>-1.239435</text:p>
          </table:table-cell>
          <table:table-cell office:value-type="float" office:value="-1.181133">
            <text:p>-1.181133</text:p>
          </table:table-cell>
          <table:table-cell office:value-type="float" office:value="4.590567">
            <text:p>4.590567</text:p>
          </table:table-cell>
          <table:table-cell office:value-type="float" office:value="-0.681512">
            <text:p>-0.681512</text:p>
          </table:table-cell>
          <table:table-cell office:value-type="float" office:value="0.340756">
            <text:p>0.340756</text:p>
          </table:table-cell>
          <table:table-cell office:value-type="float" office:value="-1.30642">
            <text:p>-1.3064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103">
            <text:p>10558.103</text:p>
          </table:table-cell>
          <table:table-cell office:value-type="float" office:value="-0.514431">
            <text:p>-0.514431</text:p>
          </table:table-cell>
          <table:table-cell office:value-type="float" office:value="-1.242785">
            <text:p>-1.242785</text:p>
          </table:table-cell>
          <table:table-cell office:value-type="float" office:value="-1.194269">
            <text:p>-1.194269</text:p>
          </table:table-cell>
          <table:table-cell office:value-type="float" office:value="4.597135">
            <text:p>4.597135</text:p>
          </table:table-cell>
          <table:table-cell office:value-type="float" office:value="-0.6677">
            <text:p>-0.6677</text:p>
          </table:table-cell>
          <table:table-cell office:value-type="float" office:value="0.33385">
            <text:p>0.33385</text:p>
          </table:table-cell>
          <table:table-cell office:value-type="float" office:value="-1.327096">
            <text:p>-1.32709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103">
            <text:p>10558.103</text:p>
          </table:table-cell>
          <table:table-cell office:value-type="float" office:value="-0.514431">
            <text:p>-0.514431</text:p>
          </table:table-cell>
          <table:table-cell office:value-type="float" office:value="-1.242785">
            <text:p>-1.242785</text:p>
          </table:table-cell>
          <table:table-cell office:value-type="float" office:value="-1.194269">
            <text:p>-1.194269</text:p>
          </table:table-cell>
          <table:table-cell office:value-type="float" office:value="4.597135">
            <text:p>4.597135</text:p>
          </table:table-cell>
          <table:table-cell office:value-type="float" office:value="-0.6677">
            <text:p>-0.6677</text:p>
          </table:table-cell>
          <table:table-cell office:value-type="float" office:value="0.33385">
            <text:p>0.33385</text:p>
          </table:table-cell>
          <table:table-cell office:value-type="float" office:value="-1.327096">
            <text:p>-1.32709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123">
            <text:p>10558.123</text:p>
          </table:table-cell>
          <table:table-cell office:value-type="float" office:value="-0.487924">
            <text:p>-0.487924</text:p>
          </table:table-cell>
          <table:table-cell office:value-type="float" office:value="-1.256038">
            <text:p>-1.256038</text:p>
          </table:table-cell>
          <table:table-cell office:value-type="float" office:value="-1.173248">
            <text:p>-1.173248</text:p>
          </table:table-cell>
          <table:table-cell office:value-type="float" office:value="4.586624">
            <text:p>4.586624</text:p>
          </table:table-cell>
          <table:table-cell office:value-type="float" office:value="-0.61273">
            <text:p>-0.61273</text:p>
          </table:table-cell>
          <table:table-cell office:value-type="float" office:value="0.306365">
            <text:p>0.306365</text:p>
          </table:table-cell>
          <table:table-cell office:value-type="float" office:value="-1.364197">
            <text:p>-1.36419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133">
            <text:p>10558.133</text:p>
          </table:table-cell>
          <table:table-cell office:value-type="float" office:value="-0.481737">
            <text:p>-0.481737</text:p>
          </table:table-cell>
          <table:table-cell office:value-type="float" office:value="-1.259131">
            <text:p>-1.259131</text:p>
          </table:table-cell>
          <table:table-cell office:value-type="float" office:value="-1.179297">
            <text:p>-1.179297</text:p>
          </table:table-cell>
          <table:table-cell office:value-type="float" office:value="4.589648">
            <text:p>4.589648</text:p>
          </table:table-cell>
          <table:table-cell office:value-type="float" office:value="-0.60299">
            <text:p>-0.60299</text:p>
          </table:table-cell>
          <table:table-cell office:value-type="float" office:value="0.301495">
            <text:p>0.301495</text:p>
          </table:table-cell>
          <table:table-cell office:value-type="float" office:value="-1.354592">
            <text:p>-1.35459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143">
            <text:p>10558.143</text:p>
          </table:table-cell>
          <table:table-cell office:value-type="float" office:value="-0.467201">
            <text:p>-0.467201</text:p>
          </table:table-cell>
          <table:table-cell office:value-type="float" office:value="-1.2664">
            <text:p>-1.2664</text:p>
          </table:table-cell>
          <table:table-cell office:value-type="float" office:value="-1.15736">
            <text:p>-1.15736</text:p>
          </table:table-cell>
          <table:table-cell office:value-type="float" office:value="4.57868">
            <text:p>4.57868</text:p>
          </table:table-cell>
          <table:table-cell office:value-type="float" office:value="-0.599655">
            <text:p>-0.599655</text:p>
          </table:table-cell>
          <table:table-cell office:value-type="float" office:value="0.299828">
            <text:p>0.299828</text:p>
          </table:table-cell>
          <table:table-cell office:value-type="float" office:value="-1.345666">
            <text:p>-1.34566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163">
            <text:p>10558.163</text:p>
          </table:table-cell>
          <table:table-cell office:value-type="float" office:value="-0.443353">
            <text:p>-0.443353</text:p>
          </table:table-cell>
          <table:table-cell office:value-type="float" office:value="-1.278324">
            <text:p>-1.278324</text:p>
          </table:table-cell>
          <table:table-cell office:value-type="float" office:value="-1.12982">
            <text:p>-1.12982</text:p>
          </table:table-cell>
          <table:table-cell office:value-type="float" office:value="4.56491">
            <text:p>4.56491</text:p>
          </table:table-cell>
          <table:table-cell office:value-type="float" office:value="-0.653733">
            <text:p>-0.653733</text:p>
          </table:table-cell>
          <table:table-cell office:value-type="float" office:value="0.326867">
            <text:p>0.326867</text:p>
          </table:table-cell>
          <table:table-cell office:value-type="float" office:value="-1.329636">
            <text:p>-1.32963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163">
            <text:p>10558.163</text:p>
          </table:table-cell>
          <table:table-cell office:value-type="float" office:value="-0.443353">
            <text:p>-0.443353</text:p>
          </table:table-cell>
          <table:table-cell office:value-type="float" office:value="-1.278324">
            <text:p>-1.278324</text:p>
          </table:table-cell>
          <table:table-cell office:value-type="float" office:value="-1.12982">
            <text:p>-1.12982</text:p>
          </table:table-cell>
          <table:table-cell office:value-type="float" office:value="4.56491">
            <text:p>4.56491</text:p>
          </table:table-cell>
          <table:table-cell office:value-type="float" office:value="-0.653733">
            <text:p>-0.653733</text:p>
          </table:table-cell>
          <table:table-cell office:value-type="float" office:value="0.326867">
            <text:p>0.326867</text:p>
          </table:table-cell>
          <table:table-cell office:value-type="float" office:value="-1.329636">
            <text:p>-1.32963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173">
            <text:p>10558.173</text:p>
          </table:table-cell>
          <table:table-cell office:value-type="float" office:value="-0.424212">
            <text:p>-0.424212</text:p>
          </table:table-cell>
          <table:table-cell office:value-type="float" office:value="-1.287894">
            <text:p>-1.287894</text:p>
          </table:table-cell>
          <table:table-cell office:value-type="float" office:value="-1.129287">
            <text:p>-1.129287</text:p>
          </table:table-cell>
          <table:table-cell office:value-type="float" office:value="4.564644">
            <text:p>4.564644</text:p>
          </table:table-cell>
          <table:table-cell office:value-type="float" office:value="-0.62897">
            <text:p>-0.62897</text:p>
          </table:table-cell>
          <table:table-cell office:value-type="float" office:value="0.314485">
            <text:p>0.314485</text:p>
          </table:table-cell>
          <table:table-cell office:value-type="float" office:value="-1.322457">
            <text:p>-1.32245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193">
            <text:p>10558.193</text:p>
          </table:table-cell>
          <table:table-cell office:value-type="float" office:value="-0.381974">
            <text:p>-0.381974</text:p>
          </table:table-cell>
          <table:table-cell office:value-type="float" office:value="-1.309013">
            <text:p>-1.309013</text:p>
          </table:table-cell>
          <table:table-cell office:value-type="float" office:value="-1.159029">
            <text:p>-1.159029</text:p>
          </table:table-cell>
          <table:table-cell office:value-type="float" office:value="4.579515">
            <text:p>4.579515</text:p>
          </table:table-cell>
          <table:table-cell office:value-type="float" office:value="-0.636799">
            <text:p>-0.636799</text:p>
          </table:table-cell>
          <table:table-cell office:value-type="float" office:value="0.3184">
            <text:p>0.3184</text:p>
          </table:table-cell>
          <table:table-cell office:value-type="float" office:value="-1.289994">
            <text:p>-1.28999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193">
            <text:p>10558.193</text:p>
          </table:table-cell>
          <table:table-cell office:value-type="float" office:value="-0.381974">
            <text:p>-0.381974</text:p>
          </table:table-cell>
          <table:table-cell office:value-type="float" office:value="-1.309013">
            <text:p>-1.309013</text:p>
          </table:table-cell>
          <table:table-cell office:value-type="float" office:value="-1.159029">
            <text:p>-1.159029</text:p>
          </table:table-cell>
          <table:table-cell office:value-type="float" office:value="4.579515">
            <text:p>4.579515</text:p>
          </table:table-cell>
          <table:table-cell office:value-type="float" office:value="-0.636799">
            <text:p>-0.636799</text:p>
          </table:table-cell>
          <table:table-cell office:value-type="float" office:value="0.3184">
            <text:p>0.3184</text:p>
          </table:table-cell>
          <table:table-cell office:value-type="float" office:value="-1.289994">
            <text:p>-1.28999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203">
            <text:p>10558.203</text:p>
          </table:table-cell>
          <table:table-cell office:value-type="float" office:value="-0.351066">
            <text:p>-0.351066</text:p>
          </table:table-cell>
          <table:table-cell office:value-type="float" office:value="-1.324467">
            <text:p>-1.324467</text:p>
          </table:table-cell>
          <table:table-cell office:value-type="float" office:value="-1.16742">
            <text:p>-1.16742</text:p>
          </table:table-cell>
          <table:table-cell office:value-type="float" office:value="4.58371">
            <text:p>4.58371</text:p>
          </table:table-cell>
          <table:table-cell office:value-type="float" office:value="-0.604155">
            <text:p>-0.604155</text:p>
          </table:table-cell>
          <table:table-cell office:value-type="float" office:value="0.302078">
            <text:p>0.302078</text:p>
          </table:table-cell>
          <table:table-cell office:value-type="float" office:value="-1.275445">
            <text:p>-1.27544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223">
            <text:p>10558.223</text:p>
          </table:table-cell>
          <table:table-cell office:value-type="float" office:value="-0.338484">
            <text:p>-0.338484</text:p>
          </table:table-cell>
          <table:table-cell office:value-type="float" office:value="-1.330758">
            <text:p>-1.330758</text:p>
          </table:table-cell>
          <table:table-cell office:value-type="float" office:value="-1.177773">
            <text:p>-1.177773</text:p>
          </table:table-cell>
          <table:table-cell office:value-type="float" office:value="4.588887">
            <text:p>4.588887</text:p>
          </table:table-cell>
          <table:table-cell office:value-type="float" office:value="-0.576864">
            <text:p>-0.576864</text:p>
          </table:table-cell>
          <table:table-cell office:value-type="float" office:value="0.288432">
            <text:p>0.288432</text:p>
          </table:table-cell>
          <table:table-cell office:value-type="float" office:value="-1.272813">
            <text:p>-1.2728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223">
            <text:p>10558.223</text:p>
          </table:table-cell>
          <table:table-cell office:value-type="float" office:value="-0.338484">
            <text:p>-0.338484</text:p>
          </table:table-cell>
          <table:table-cell office:value-type="float" office:value="-1.330758">
            <text:p>-1.330758</text:p>
          </table:table-cell>
          <table:table-cell office:value-type="float" office:value="-1.177773">
            <text:p>-1.177773</text:p>
          </table:table-cell>
          <table:table-cell office:value-type="float" office:value="4.588887">
            <text:p>4.588887</text:p>
          </table:table-cell>
          <table:table-cell office:value-type="float" office:value="-0.576864">
            <text:p>-0.576864</text:p>
          </table:table-cell>
          <table:table-cell office:value-type="float" office:value="0.288432">
            <text:p>0.288432</text:p>
          </table:table-cell>
          <table:table-cell office:value-type="float" office:value="-1.272813">
            <text:p>-1.2728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223">
            <text:p>10558.223</text:p>
          </table:table-cell>
          <table:table-cell office:value-type="float" office:value="-0.338484">
            <text:p>-0.338484</text:p>
          </table:table-cell>
          <table:table-cell office:value-type="float" office:value="-1.330758">
            <text:p>-1.330758</text:p>
          </table:table-cell>
          <table:table-cell office:value-type="float" office:value="-1.177773">
            <text:p>-1.177773</text:p>
          </table:table-cell>
          <table:table-cell office:value-type="float" office:value="4.588887">
            <text:p>4.588887</text:p>
          </table:table-cell>
          <table:table-cell office:value-type="float" office:value="-0.576864">
            <text:p>-0.576864</text:p>
          </table:table-cell>
          <table:table-cell office:value-type="float" office:value="0.288432">
            <text:p>0.288432</text:p>
          </table:table-cell>
          <table:table-cell office:value-type="float" office:value="-1.272813">
            <text:p>-1.2728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223">
            <text:p>10558.223</text:p>
          </table:table-cell>
          <table:table-cell office:value-type="float" office:value="-0.338484">
            <text:p>-0.338484</text:p>
          </table:table-cell>
          <table:table-cell office:value-type="float" office:value="-1.330758">
            <text:p>-1.330758</text:p>
          </table:table-cell>
          <table:table-cell office:value-type="float" office:value="-1.177773">
            <text:p>-1.177773</text:p>
          </table:table-cell>
          <table:table-cell office:value-type="float" office:value="4.588887">
            <text:p>4.588887</text:p>
          </table:table-cell>
          <table:table-cell office:value-type="float" office:value="-0.576864">
            <text:p>-0.576864</text:p>
          </table:table-cell>
          <table:table-cell office:value-type="float" office:value="0.288432">
            <text:p>0.288432</text:p>
          </table:table-cell>
          <table:table-cell office:value-type="float" office:value="-1.272813">
            <text:p>-1.2728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263">
            <text:p>10558.263</text:p>
          </table:table-cell>
          <table:table-cell office:value-type="float" office:value="-0.294194">
            <text:p>-0.294194</text:p>
          </table:table-cell>
          <table:table-cell office:value-type="float" office:value="-1.352903">
            <text:p>-1.352903</text:p>
          </table:table-cell>
          <table:table-cell office:value-type="float" office:value="-1.102138">
            <text:p>-1.102138</text:p>
          </table:table-cell>
          <table:table-cell office:value-type="float" office:value="4.551069">
            <text:p>4.551069</text:p>
          </table:table-cell>
          <table:table-cell office:value-type="float" office:value="-0.564473">
            <text:p>-0.564473</text:p>
          </table:table-cell>
          <table:table-cell office:value-type="float" office:value="0.282237">
            <text:p>0.282237</text:p>
          </table:table-cell>
          <table:table-cell office:value-type="float" office:value="-1.316087">
            <text:p>-1.31608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263">
            <text:p>10558.263</text:p>
          </table:table-cell>
          <table:table-cell office:value-type="float" office:value="-0.294194">
            <text:p>-0.294194</text:p>
          </table:table-cell>
          <table:table-cell office:value-type="float" office:value="-1.352903">
            <text:p>-1.352903</text:p>
          </table:table-cell>
          <table:table-cell office:value-type="float" office:value="-1.102138">
            <text:p>-1.102138</text:p>
          </table:table-cell>
          <table:table-cell office:value-type="float" office:value="4.551069">
            <text:p>4.551069</text:p>
          </table:table-cell>
          <table:table-cell office:value-type="float" office:value="-0.564473">
            <text:p>-0.564473</text:p>
          </table:table-cell>
          <table:table-cell office:value-type="float" office:value="0.282237">
            <text:p>0.282237</text:p>
          </table:table-cell>
          <table:table-cell office:value-type="float" office:value="-1.316087">
            <text:p>-1.31608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283">
            <text:p>10558.283</text:p>
          </table:table-cell>
          <table:table-cell office:value-type="float" office:value="-0.306687">
            <text:p>-0.306687</text:p>
          </table:table-cell>
          <table:table-cell office:value-type="float" office:value="-1.346657">
            <text:p>-1.346657</text:p>
          </table:table-cell>
          <table:table-cell office:value-type="float" office:value="-1.125293">
            <text:p>-1.125293</text:p>
          </table:table-cell>
          <table:table-cell office:value-type="float" office:value="4.562647">
            <text:p>4.562647</text:p>
          </table:table-cell>
          <table:table-cell office:value-type="float" office:value="-0.581027">
            <text:p>-0.581027</text:p>
          </table:table-cell>
          <table:table-cell office:value-type="float" office:value="0.290513">
            <text:p>0.290513</text:p>
          </table:table-cell>
          <table:table-cell office:value-type="float" office:value="-1.342942">
            <text:p>-1.34294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293">
            <text:p>10558.293</text:p>
          </table:table-cell>
          <table:table-cell office:value-type="float" office:value="-0.286215">
            <text:p>-0.286215</text:p>
          </table:table-cell>
          <table:table-cell office:value-type="float" office:value="-1.356892">
            <text:p>-1.356892</text:p>
          </table:table-cell>
          <table:table-cell office:value-type="float" office:value="-1.104124">
            <text:p>-1.104124</text:p>
          </table:table-cell>
          <table:table-cell office:value-type="float" office:value="4.552062">
            <text:p>4.552062</text:p>
          </table:table-cell>
          <table:table-cell office:value-type="float" office:value="-0.582448">
            <text:p>-0.582448</text:p>
          </table:table-cell>
          <table:table-cell office:value-type="float" office:value="0.291224">
            <text:p>0.291224</text:p>
          </table:table-cell>
          <table:table-cell office:value-type="float" office:value="-1.354966">
            <text:p>-1.35496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293">
            <text:p>10558.293</text:p>
          </table:table-cell>
          <table:table-cell office:value-type="float" office:value="-0.286215">
            <text:p>-0.286215</text:p>
          </table:table-cell>
          <table:table-cell office:value-type="float" office:value="-1.356892">
            <text:p>-1.356892</text:p>
          </table:table-cell>
          <table:table-cell office:value-type="float" office:value="-1.104124">
            <text:p>-1.104124</text:p>
          </table:table-cell>
          <table:table-cell office:value-type="float" office:value="4.552062">
            <text:p>4.552062</text:p>
          </table:table-cell>
          <table:table-cell office:value-type="float" office:value="-0.582448">
            <text:p>-0.582448</text:p>
          </table:table-cell>
          <table:table-cell office:value-type="float" office:value="0.291224">
            <text:p>0.291224</text:p>
          </table:table-cell>
          <table:table-cell office:value-type="float" office:value="-1.354966">
            <text:p>-1.35496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313">
            <text:p>10558.313</text:p>
          </table:table-cell>
          <table:table-cell office:value-type="float" office:value="-0.299288">
            <text:p>-0.299288</text:p>
          </table:table-cell>
          <table:table-cell office:value-type="float" office:value="-1.350356">
            <text:p>-1.350356</text:p>
          </table:table-cell>
          <table:table-cell office:value-type="float" office:value="-1.089549">
            <text:p>-1.089549</text:p>
          </table:table-cell>
          <table:table-cell office:value-type="float" office:value="4.544774">
            <text:p>4.544774</text:p>
          </table:table-cell>
          <table:table-cell office:value-type="float" office:value="-0.581243">
            <text:p>-0.581243</text:p>
          </table:table-cell>
          <table:table-cell office:value-type="float" office:value="0.290622">
            <text:p>0.290622</text:p>
          </table:table-cell>
          <table:table-cell office:value-type="float" office:value="-1.30832">
            <text:p>-1.3083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323">
            <text:p>10558.323</text:p>
          </table:table-cell>
          <table:table-cell office:value-type="float" office:value="-0.279191">
            <text:p>-0.279191</text:p>
          </table:table-cell>
          <table:table-cell office:value-type="float" office:value="-1.360404">
            <text:p>-1.360404</text:p>
          </table:table-cell>
          <table:table-cell office:value-type="float" office:value="-1.0544">
            <text:p>-1.0544</text:p>
          </table:table-cell>
          <table:table-cell office:value-type="float" office:value="4.5272">
            <text:p>4.5272</text:p>
          </table:table-cell>
          <table:table-cell office:value-type="float" office:value="-0.567115">
            <text:p>-0.567115</text:p>
          </table:table-cell>
          <table:table-cell office:value-type="float" office:value="0.283557">
            <text:p>0.283557</text:p>
          </table:table-cell>
          <table:table-cell office:value-type="float" office:value="-1.287415">
            <text:p>-1.28741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323">
            <text:p>10558.323</text:p>
          </table:table-cell>
          <table:table-cell office:value-type="float" office:value="-0.279191">
            <text:p>-0.279191</text:p>
          </table:table-cell>
          <table:table-cell office:value-type="float" office:value="-1.360404">
            <text:p>-1.360404</text:p>
          </table:table-cell>
          <table:table-cell office:value-type="float" office:value="-1.0544">
            <text:p>-1.0544</text:p>
          </table:table-cell>
          <table:table-cell office:value-type="float" office:value="4.5272">
            <text:p>4.5272</text:p>
          </table:table-cell>
          <table:table-cell office:value-type="float" office:value="-0.567115">
            <text:p>-0.567115</text:p>
          </table:table-cell>
          <table:table-cell office:value-type="float" office:value="0.283557">
            <text:p>0.283557</text:p>
          </table:table-cell>
          <table:table-cell office:value-type="float" office:value="-1.287415">
            <text:p>-1.28741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343">
            <text:p>10558.343</text:p>
          </table:table-cell>
          <table:table-cell office:value-type="float" office:value="-0.283284">
            <text:p>-0.283284</text:p>
          </table:table-cell>
          <table:table-cell office:value-type="float" office:value="-1.358358">
            <text:p>-1.358358</text:p>
          </table:table-cell>
          <table:table-cell office:value-type="float" office:value="-1.043216">
            <text:p>-1.043216</text:p>
          </table:table-cell>
          <table:table-cell office:value-type="float" office:value="4.521608">
            <text:p>4.521608</text:p>
          </table:table-cell>
          <table:table-cell office:value-type="float" office:value="-0.583861">
            <text:p>-0.583861</text:p>
          </table:table-cell>
          <table:table-cell office:value-type="float" office:value="0.29193">
            <text:p>0.29193</text:p>
          </table:table-cell>
          <table:table-cell office:value-type="float" office:value="-1.264092">
            <text:p>-1.26409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343">
            <text:p>10558.343</text:p>
          </table:table-cell>
          <table:table-cell office:value-type="float" office:value="-0.283284">
            <text:p>-0.283284</text:p>
          </table:table-cell>
          <table:table-cell office:value-type="float" office:value="-1.358358">
            <text:p>-1.358358</text:p>
          </table:table-cell>
          <table:table-cell office:value-type="float" office:value="-1.043216">
            <text:p>-1.043216</text:p>
          </table:table-cell>
          <table:table-cell office:value-type="float" office:value="4.521608">
            <text:p>4.521608</text:p>
          </table:table-cell>
          <table:table-cell office:value-type="float" office:value="-0.583861">
            <text:p>-0.583861</text:p>
          </table:table-cell>
          <table:table-cell office:value-type="float" office:value="0.29193">
            <text:p>0.29193</text:p>
          </table:table-cell>
          <table:table-cell office:value-type="float" office:value="-1.264092">
            <text:p>-1.26409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353">
            <text:p>10558.353</text:p>
          </table:table-cell>
          <table:table-cell office:value-type="float" office:value="-0.271167">
            <text:p>-0.271167</text:p>
          </table:table-cell>
          <table:table-cell office:value-type="float" office:value="-1.364416">
            <text:p>-1.364416</text:p>
          </table:table-cell>
          <table:table-cell office:value-type="float" office:value="-1.008802">
            <text:p>-1.008802</text:p>
          </table:table-cell>
          <table:table-cell office:value-type="float" office:value="4.504401">
            <text:p>4.504401</text:p>
          </table:table-cell>
          <table:table-cell office:value-type="float" office:value="-0.554796">
            <text:p>-0.554796</text:p>
          </table:table-cell>
          <table:table-cell office:value-type="float" office:value="0.277398">
            <text:p>0.277398</text:p>
          </table:table-cell>
          <table:table-cell office:value-type="float" office:value="-1.260483">
            <text:p>-1.26048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373">
            <text:p>10558.373</text:p>
          </table:table-cell>
          <table:table-cell office:value-type="float" office:value="-0.309674">
            <text:p>-0.309674</text:p>
          </table:table-cell>
          <table:table-cell office:value-type="float" office:value="-1.345163">
            <text:p>-1.345163</text:p>
          </table:table-cell>
          <table:table-cell office:value-type="float" office:value="-1.022713">
            <text:p>-1.022713</text:p>
          </table:table-cell>
          <table:table-cell office:value-type="float" office:value="4.511356">
            <text:p>4.511356</text:p>
          </table:table-cell>
          <table:table-cell office:value-type="float" office:value="-0.560045">
            <text:p>-0.560045</text:p>
          </table:table-cell>
          <table:table-cell office:value-type="float" office:value="0.280023">
            <text:p>0.280023</text:p>
          </table:table-cell>
          <table:table-cell office:value-type="float" office:value="-1.254006">
            <text:p>-1.25400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383">
            <text:p>10558.383</text:p>
          </table:table-cell>
          <table:table-cell office:value-type="float" office:value="-0.300958">
            <text:p>-0.300958</text:p>
          </table:table-cell>
          <table:table-cell office:value-type="float" office:value="-1.349521">
            <text:p>-1.349521</text:p>
          </table:table-cell>
          <table:table-cell office:value-type="float" office:value="-1.010321">
            <text:p>-1.010321</text:p>
          </table:table-cell>
          <table:table-cell office:value-type="float" office:value="4.505161">
            <text:p>4.505161</text:p>
          </table:table-cell>
          <table:table-cell office:value-type="float" office:value="-0.551144">
            <text:p>-0.551144</text:p>
          </table:table-cell>
          <table:table-cell office:value-type="float" office:value="0.275572">
            <text:p>0.275572</text:p>
          </table:table-cell>
          <table:table-cell office:value-type="float" office:value="-1.228059">
            <text:p>-1.22805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383">
            <text:p>10558.383</text:p>
          </table:table-cell>
          <table:table-cell office:value-type="float" office:value="-0.300958">
            <text:p>-0.300958</text:p>
          </table:table-cell>
          <table:table-cell office:value-type="float" office:value="-1.349521">
            <text:p>-1.349521</text:p>
          </table:table-cell>
          <table:table-cell office:value-type="float" office:value="-1.010321">
            <text:p>-1.010321</text:p>
          </table:table-cell>
          <table:table-cell office:value-type="float" office:value="4.505161">
            <text:p>4.505161</text:p>
          </table:table-cell>
          <table:table-cell office:value-type="float" office:value="-0.551144">
            <text:p>-0.551144</text:p>
          </table:table-cell>
          <table:table-cell office:value-type="float" office:value="0.275572">
            <text:p>0.275572</text:p>
          </table:table-cell>
          <table:table-cell office:value-type="float" office:value="-1.228059">
            <text:p>-1.22805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383">
            <text:p>10558.383</text:p>
          </table:table-cell>
          <table:table-cell office:value-type="float" office:value="-0.300958">
            <text:p>-0.300958</text:p>
          </table:table-cell>
          <table:table-cell office:value-type="float" office:value="-1.349521">
            <text:p>-1.349521</text:p>
          </table:table-cell>
          <table:table-cell office:value-type="float" office:value="-1.010321">
            <text:p>-1.010321</text:p>
          </table:table-cell>
          <table:table-cell office:value-type="float" office:value="4.505161">
            <text:p>4.505161</text:p>
          </table:table-cell>
          <table:table-cell office:value-type="float" office:value="-0.551144">
            <text:p>-0.551144</text:p>
          </table:table-cell>
          <table:table-cell office:value-type="float" office:value="0.275572">
            <text:p>0.275572</text:p>
          </table:table-cell>
          <table:table-cell office:value-type="float" office:value="-1.228059">
            <text:p>-1.22805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413">
            <text:p>10558.413</text:p>
          </table:table-cell>
          <table:table-cell office:value-type="float" office:value="-0.312546">
            <text:p>-0.312546</text:p>
          </table:table-cell>
          <table:table-cell office:value-type="float" office:value="-1.343727">
            <text:p>-1.343727</text:p>
          </table:table-cell>
          <table:table-cell office:value-type="float" office:value="-0.988837">
            <text:p>-0.988837</text:p>
          </table:table-cell>
          <table:table-cell office:value-type="float" office:value="4.494419">
            <text:p>4.494419</text:p>
          </table:table-cell>
          <table:table-cell office:value-type="float" office:value="-0.564218">
            <text:p>-0.564218</text:p>
          </table:table-cell>
          <table:table-cell office:value-type="float" office:value="0.282109">
            <text:p>0.282109</text:p>
          </table:table-cell>
          <table:table-cell office:value-type="float" office:value="-1.160622">
            <text:p>-1.16062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423">
            <text:p>10558.423</text:p>
          </table:table-cell>
          <table:table-cell office:value-type="float" office:value="-0.315668">
            <text:p>-0.315668</text:p>
          </table:table-cell>
          <table:table-cell office:value-type="float" office:value="-1.342166">
            <text:p>-1.342166</text:p>
          </table:table-cell>
          <table:table-cell office:value-type="float" office:value="-0.980863">
            <text:p>-0.980863</text:p>
          </table:table-cell>
          <table:table-cell office:value-type="float" office:value="4.490432">
            <text:p>4.490432</text:p>
          </table:table-cell>
          <table:table-cell office:value-type="float" office:value="-0.576849">
            <text:p>-0.576849</text:p>
          </table:table-cell>
          <table:table-cell office:value-type="float" office:value="0.288425">
            <text:p>0.288425</text:p>
          </table:table-cell>
          <table:table-cell office:value-type="float" office:value="-1.172517">
            <text:p>-1.17251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423">
            <text:p>10558.423</text:p>
          </table:table-cell>
          <table:table-cell office:value-type="float" office:value="-0.315668">
            <text:p>-0.315668</text:p>
          </table:table-cell>
          <table:table-cell office:value-type="float" office:value="-1.342166">
            <text:p>-1.342166</text:p>
          </table:table-cell>
          <table:table-cell office:value-type="float" office:value="-0.980863">
            <text:p>-0.980863</text:p>
          </table:table-cell>
          <table:table-cell office:value-type="float" office:value="4.490432">
            <text:p>4.490432</text:p>
          </table:table-cell>
          <table:table-cell office:value-type="float" office:value="-0.576849">
            <text:p>-0.576849</text:p>
          </table:table-cell>
          <table:table-cell office:value-type="float" office:value="0.288425">
            <text:p>0.288425</text:p>
          </table:table-cell>
          <table:table-cell office:value-type="float" office:value="-1.172517">
            <text:p>-1.17251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443">
            <text:p>10558.443</text:p>
          </table:table-cell>
          <table:table-cell office:value-type="float" office:value="-0.319068">
            <text:p>-0.319068</text:p>
          </table:table-cell>
          <table:table-cell office:value-type="float" office:value="-1.340466">
            <text:p>-1.340466</text:p>
          </table:table-cell>
          <table:table-cell office:value-type="float" office:value="-0.95304">
            <text:p>-0.95304</text:p>
          </table:table-cell>
          <table:table-cell office:value-type="float" office:value="4.47652">
            <text:p>4.47652</text:p>
          </table:table-cell>
          <table:table-cell office:value-type="float" office:value="-0.580963">
            <text:p>-0.580963</text:p>
          </table:table-cell>
          <table:table-cell office:value-type="float" office:value="0.290482">
            <text:p>0.290482</text:p>
          </table:table-cell>
          <table:table-cell office:value-type="float" office:value="-1.193871">
            <text:p>-1.19387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453">
            <text:p>10558.453</text:p>
          </table:table-cell>
          <table:table-cell office:value-type="float" office:value="-0.316085">
            <text:p>-0.316085</text:p>
          </table:table-cell>
          <table:table-cell office:value-type="float" office:value="-1.341958">
            <text:p>-1.341958</text:p>
          </table:table-cell>
          <table:table-cell office:value-type="float" office:value="-0.95175">
            <text:p>-0.95175</text:p>
          </table:table-cell>
          <table:table-cell office:value-type="float" office:value="4.475875">
            <text:p>4.475875</text:p>
          </table:table-cell>
          <table:table-cell office:value-type="float" office:value="-0.58206">
            <text:p>-0.58206</text:p>
          </table:table-cell>
          <table:table-cell office:value-type="float" office:value="0.29103">
            <text:p>0.29103</text:p>
          </table:table-cell>
          <table:table-cell office:value-type="float" office:value="-1.203438">
            <text:p>-1.20343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453">
            <text:p>10558.453</text:p>
          </table:table-cell>
          <table:table-cell office:value-type="float" office:value="-0.316085">
            <text:p>-0.316085</text:p>
          </table:table-cell>
          <table:table-cell office:value-type="float" office:value="-1.341958">
            <text:p>-1.341958</text:p>
          </table:table-cell>
          <table:table-cell office:value-type="float" office:value="-0.95175">
            <text:p>-0.95175</text:p>
          </table:table-cell>
          <table:table-cell office:value-type="float" office:value="4.475875">
            <text:p>4.475875</text:p>
          </table:table-cell>
          <table:table-cell office:value-type="float" office:value="-0.58206">
            <text:p>-0.58206</text:p>
          </table:table-cell>
          <table:table-cell office:value-type="float" office:value="0.29103">
            <text:p>0.29103</text:p>
          </table:table-cell>
          <table:table-cell office:value-type="float" office:value="-1.203438">
            <text:p>-1.20343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473">
            <text:p>10558.473</text:p>
          </table:table-cell>
          <table:table-cell office:value-type="float" office:value="-0.277938">
            <text:p>-0.277938</text:p>
          </table:table-cell>
          <table:table-cell office:value-type="float" office:value="-1.361031">
            <text:p>-1.361031</text:p>
          </table:table-cell>
          <table:table-cell office:value-type="float" office:value="-0.92382">
            <text:p>-0.92382</text:p>
          </table:table-cell>
          <table:table-cell office:value-type="float" office:value="4.46191">
            <text:p>4.46191</text:p>
          </table:table-cell>
          <table:table-cell office:value-type="float" office:value="-0.532132">
            <text:p>-0.532132</text:p>
          </table:table-cell>
          <table:table-cell office:value-type="float" office:value="0.266066">
            <text:p>0.266066</text:p>
          </table:table-cell>
          <table:table-cell office:value-type="float" office:value="-1.179223">
            <text:p>-1.17922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483">
            <text:p>10558.483</text:p>
          </table:table-cell>
          <table:table-cell office:value-type="float" office:value="-0.280957">
            <text:p>-0.280957</text:p>
          </table:table-cell>
          <table:table-cell office:value-type="float" office:value="-1.359522">
            <text:p>-1.359522</text:p>
          </table:table-cell>
          <table:table-cell office:value-type="float" office:value="-0.919011">
            <text:p>-0.919011</text:p>
          </table:table-cell>
          <table:table-cell office:value-type="float" office:value="4.459506">
            <text:p>4.459506</text:p>
          </table:table-cell>
          <table:table-cell office:value-type="float" office:value="-0.542216">
            <text:p>-0.542216</text:p>
          </table:table-cell>
          <table:table-cell office:value-type="float" office:value="0.271108">
            <text:p>0.271108</text:p>
          </table:table-cell>
          <table:table-cell office:value-type="float" office:value="-1.168374">
            <text:p>-1.16837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483">
            <text:p>10558.483</text:p>
          </table:table-cell>
          <table:table-cell office:value-type="float" office:value="-0.280957">
            <text:p>-0.280957</text:p>
          </table:table-cell>
          <table:table-cell office:value-type="float" office:value="-1.359522">
            <text:p>-1.359522</text:p>
          </table:table-cell>
          <table:table-cell office:value-type="float" office:value="-0.919011">
            <text:p>-0.919011</text:p>
          </table:table-cell>
          <table:table-cell office:value-type="float" office:value="4.459506">
            <text:p>4.459506</text:p>
          </table:table-cell>
          <table:table-cell office:value-type="float" office:value="-0.542216">
            <text:p>-0.542216</text:p>
          </table:table-cell>
          <table:table-cell office:value-type="float" office:value="0.271108">
            <text:p>0.271108</text:p>
          </table:table-cell>
          <table:table-cell office:value-type="float" office:value="-1.168374">
            <text:p>-1.16837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483">
            <text:p>10558.483</text:p>
          </table:table-cell>
          <table:table-cell office:value-type="float" office:value="-0.280957">
            <text:p>-0.280957</text:p>
          </table:table-cell>
          <table:table-cell office:value-type="float" office:value="-1.359522">
            <text:p>-1.359522</text:p>
          </table:table-cell>
          <table:table-cell office:value-type="float" office:value="-0.919011">
            <text:p>-0.919011</text:p>
          </table:table-cell>
          <table:table-cell office:value-type="float" office:value="4.459506">
            <text:p>4.459506</text:p>
          </table:table-cell>
          <table:table-cell office:value-type="float" office:value="-0.542216">
            <text:p>-0.542216</text:p>
          </table:table-cell>
          <table:table-cell office:value-type="float" office:value="0.271108">
            <text:p>0.271108</text:p>
          </table:table-cell>
          <table:table-cell office:value-type="float" office:value="-1.168374">
            <text:p>-1.16837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513">
            <text:p>10558.513</text:p>
          </table:table-cell>
          <table:table-cell office:value-type="float" office:value="-0.307407">
            <text:p>-0.307407</text:p>
          </table:table-cell>
          <table:table-cell office:value-type="float" office:value="-1.346297">
            <text:p>-1.346297</text:p>
          </table:table-cell>
          <table:table-cell office:value-type="float" office:value="-0.879366">
            <text:p>-0.879366</text:p>
          </table:table-cell>
          <table:table-cell office:value-type="float" office:value="4.439683">
            <text:p>4.439683</text:p>
          </table:table-cell>
          <table:table-cell office:value-type="float" office:value="-0.597283">
            <text:p>-0.597283</text:p>
          </table:table-cell>
          <table:table-cell office:value-type="float" office:value="0.298641">
            <text:p>0.298641</text:p>
          </table:table-cell>
          <table:table-cell office:value-type="float" office:value="-1.169442">
            <text:p>-1.16944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523">
            <text:p>10558.523</text:p>
          </table:table-cell>
          <table:table-cell office:value-type="float" office:value="-0.334531">
            <text:p>-0.334531</text:p>
          </table:table-cell>
          <table:table-cell office:value-type="float" office:value="-1.332734">
            <text:p>-1.332734</text:p>
          </table:table-cell>
          <table:table-cell office:value-type="float" office:value="-0.848455">
            <text:p>-0.848455</text:p>
          </table:table-cell>
          <table:table-cell office:value-type="float" office:value="4.424228">
            <text:p>4.424228</text:p>
          </table:table-cell>
          <table:table-cell office:value-type="float" office:value="-0.599617">
            <text:p>-0.599617</text:p>
          </table:table-cell>
          <table:table-cell office:value-type="float" office:value="0.299808">
            <text:p>0.299808</text:p>
          </table:table-cell>
          <table:table-cell office:value-type="float" office:value="-1.188546">
            <text:p>-1.18854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533">
            <text:p>10558.533</text:p>
          </table:table-cell>
          <table:table-cell office:value-type="float" office:value="-0.31639">
            <text:p>-0.31639</text:p>
          </table:table-cell>
          <table:table-cell office:value-type="float" office:value="-1.341805">
            <text:p>-1.341805</text:p>
          </table:table-cell>
          <table:table-cell office:value-type="float" office:value="-0.816975">
            <text:p>-0.816975</text:p>
          </table:table-cell>
          <table:table-cell office:value-type="float" office:value="4.408487">
            <text:p>4.408487</text:p>
          </table:table-cell>
          <table:table-cell office:value-type="float" office:value="-0.586498">
            <text:p>-0.586498</text:p>
          </table:table-cell>
          <table:table-cell office:value-type="float" office:value="0.293249">
            <text:p>0.293249</text:p>
          </table:table-cell>
          <table:table-cell office:value-type="float" office:value="-1.206315">
            <text:p>-1.20631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543">
            <text:p>10558.543</text:p>
          </table:table-cell>
          <table:table-cell office:value-type="float" office:value="-0.337544">
            <text:p>-0.337544</text:p>
          </table:table-cell>
          <table:table-cell office:value-type="float" office:value="-1.331228">
            <text:p>-1.331228</text:p>
          </table:table-cell>
          <table:table-cell office:value-type="float" office:value="-0.803088">
            <text:p>-0.803088</text:p>
          </table:table-cell>
          <table:table-cell office:value-type="float" office:value="4.401544">
            <text:p>4.401544</text:p>
          </table:table-cell>
          <table:table-cell office:value-type="float" office:value="-0.581052">
            <text:p>-0.581052</text:p>
          </table:table-cell>
          <table:table-cell office:value-type="float" office:value="0.290526">
            <text:p>0.290526</text:p>
          </table:table-cell>
          <table:table-cell office:value-type="float" office:value="-1.22284">
            <text:p>-1.2228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553">
            <text:p>10558.553</text:p>
          </table:table-cell>
          <table:table-cell office:value-type="float" office:value="-0.344369">
            <text:p>-0.344369</text:p>
          </table:table-cell>
          <table:table-cell office:value-type="float" office:value="-1.327815">
            <text:p>-1.327815</text:p>
          </table:table-cell>
          <table:table-cell office:value-type="float" office:value="-0.826338">
            <text:p>-0.826338</text:p>
          </table:table-cell>
          <table:table-cell office:value-type="float" office:value="4.413169">
            <text:p>4.413169</text:p>
          </table:table-cell>
          <table:table-cell office:value-type="float" office:value="-0.564435">
            <text:p>-0.564435</text:p>
          </table:table-cell>
          <table:table-cell office:value-type="float" office:value="0.282217">
            <text:p>0.282217</text:p>
          </table:table-cell>
          <table:table-cell office:value-type="float" office:value="-1.218209">
            <text:p>-1.21820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563">
            <text:p>10558.563</text:p>
          </table:table-cell>
          <table:table-cell office:value-type="float" office:value="-0.347991">
            <text:p>-0.347991</text:p>
          </table:table-cell>
          <table:table-cell office:value-type="float" office:value="-1.326005">
            <text:p>-1.326005</text:p>
          </table:table-cell>
          <table:table-cell office:value-type="float" office:value="-0.811583">
            <text:p>-0.811583</text:p>
          </table:table-cell>
          <table:table-cell office:value-type="float" office:value="4.405791">
            <text:p>4.405791</text:p>
          </table:table-cell>
          <table:table-cell office:value-type="float" office:value="-0.519086">
            <text:p>-0.519086</text:p>
          </table:table-cell>
          <table:table-cell office:value-type="float" office:value="0.259543">
            <text:p>0.259543</text:p>
          </table:table-cell>
          <table:table-cell office:value-type="float" office:value="-1.213906">
            <text:p>-1.21390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573">
            <text:p>10558.573</text:p>
          </table:table-cell>
          <table:table-cell office:value-type="float" office:value="-0.373735">
            <text:p>-0.373735</text:p>
          </table:table-cell>
          <table:table-cell office:value-type="float" office:value="-1.313132">
            <text:p>-1.313132</text:p>
          </table:table-cell>
          <table:table-cell office:value-type="float" office:value="-0.823714">
            <text:p>-0.823714</text:p>
          </table:table-cell>
          <table:table-cell office:value-type="float" office:value="4.411857">
            <text:p>4.411857</text:p>
          </table:table-cell>
          <table:table-cell office:value-type="float" office:value="-0.529895">
            <text:p>-0.529895</text:p>
          </table:table-cell>
          <table:table-cell office:value-type="float" office:value="0.264948">
            <text:p>0.264948</text:p>
          </table:table-cell>
          <table:table-cell office:value-type="float" office:value="-1.209901">
            <text:p>-1.20990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583">
            <text:p>10558.583</text:p>
          </table:table-cell>
          <table:table-cell office:value-type="float" office:value="-0.365003">
            <text:p>-0.365003</text:p>
          </table:table-cell>
          <table:table-cell office:value-type="float" office:value="-1.317498">
            <text:p>-1.317498</text:p>
          </table:table-cell>
          <table:table-cell office:value-type="float" office:value="-0.815793">
            <text:p>-0.815793</text:p>
          </table:table-cell>
          <table:table-cell office:value-type="float" office:value="4.407897">
            <text:p>4.407897</text:p>
          </table:table-cell>
          <table:table-cell office:value-type="float" office:value="-0.500702">
            <text:p>-0.500702</text:p>
          </table:table-cell>
          <table:table-cell office:value-type="float" office:value="0.250351">
            <text:p>0.250351</text:p>
          </table:table-cell>
          <table:table-cell office:value-type="float" office:value="-1.206177">
            <text:p>-1.20617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593">
            <text:p>10558.593</text:p>
          </table:table-cell>
          <table:table-cell office:value-type="float" office:value="-0.353096">
            <text:p>-0.353096</text:p>
          </table:table-cell>
          <table:table-cell office:value-type="float" office:value="-1.323452">
            <text:p>-1.323452</text:p>
          </table:table-cell>
          <table:table-cell office:value-type="float" office:value="-0.779346">
            <text:p>-0.779346</text:p>
          </table:table-cell>
          <table:table-cell office:value-type="float" office:value="4.389673">
            <text:p>4.389673</text:p>
          </table:table-cell>
          <table:table-cell office:value-type="float" office:value="-0.459151">
            <text:p>-0.459151</text:p>
          </table:table-cell>
          <table:table-cell office:value-type="float" office:value="0.229576">
            <text:p>0.229576</text:p>
          </table:table-cell>
          <table:table-cell office:value-type="float" office:value="-1.203728">
            <text:p>-1.20372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603">
            <text:p>10558.603</text:p>
          </table:table-cell>
          <table:table-cell office:value-type="float" office:value="-0.345402">
            <text:p>-0.345402</text:p>
          </table:table-cell>
          <table:table-cell office:value-type="float" office:value="-1.327299">
            <text:p>-1.327299</text:p>
          </table:table-cell>
          <table:table-cell office:value-type="float" office:value="-0.767599">
            <text:p>-0.767599</text:p>
          </table:table-cell>
          <table:table-cell office:value-type="float" office:value="4.383799">
            <text:p>4.383799</text:p>
          </table:table-cell>
          <table:table-cell office:value-type="float" office:value="-0.452586">
            <text:p>-0.452586</text:p>
          </table:table-cell>
          <table:table-cell office:value-type="float" office:value="0.226293">
            <text:p>0.226293</text:p>
          </table:table-cell>
          <table:table-cell office:value-type="float" office:value="-1.201455">
            <text:p>-1.20145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613">
            <text:p>10558.613</text:p>
          </table:table-cell>
          <table:table-cell office:value-type="float" office:value="-0.350813">
            <text:p>-0.350813</text:p>
          </table:table-cell>
          <table:table-cell office:value-type="float" office:value="-1.324594">
            <text:p>-1.324594</text:p>
          </table:table-cell>
          <table:table-cell office:value-type="float" office:value="-0.754159">
            <text:p>-0.754159</text:p>
          </table:table-cell>
          <table:table-cell office:value-type="float" office:value="4.37708">
            <text:p>4.37708</text:p>
          </table:table-cell>
          <table:table-cell office:value-type="float" office:value="-0.444202">
            <text:p>-0.444202</text:p>
          </table:table-cell>
          <table:table-cell office:value-type="float" office:value="0.222101">
            <text:p>0.222101</text:p>
          </table:table-cell>
          <table:table-cell office:value-type="float" office:value="-1.199342">
            <text:p>-1.19934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613">
            <text:p>10558.613</text:p>
          </table:table-cell>
          <table:table-cell office:value-type="float" office:value="-0.350813">
            <text:p>-0.350813</text:p>
          </table:table-cell>
          <table:table-cell office:value-type="float" office:value="-1.324594">
            <text:p>-1.324594</text:p>
          </table:table-cell>
          <table:table-cell office:value-type="float" office:value="-0.754159">
            <text:p>-0.754159</text:p>
          </table:table-cell>
          <table:table-cell office:value-type="float" office:value="4.37708">
            <text:p>4.37708</text:p>
          </table:table-cell>
          <table:table-cell office:value-type="float" office:value="-0.444202">
            <text:p>-0.444202</text:p>
          </table:table-cell>
          <table:table-cell office:value-type="float" office:value="0.222101">
            <text:p>0.222101</text:p>
          </table:table-cell>
          <table:table-cell office:value-type="float" office:value="-1.199342">
            <text:p>-1.19934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613">
            <text:p>10558.613</text:p>
          </table:table-cell>
          <table:table-cell office:value-type="float" office:value="-0.350813">
            <text:p>-0.350813</text:p>
          </table:table-cell>
          <table:table-cell office:value-type="float" office:value="-1.324594">
            <text:p>-1.324594</text:p>
          </table:table-cell>
          <table:table-cell office:value-type="float" office:value="-0.754159">
            <text:p>-0.754159</text:p>
          </table:table-cell>
          <table:table-cell office:value-type="float" office:value="4.37708">
            <text:p>4.37708</text:p>
          </table:table-cell>
          <table:table-cell office:value-type="float" office:value="-0.444202">
            <text:p>-0.444202</text:p>
          </table:table-cell>
          <table:table-cell office:value-type="float" office:value="0.222101">
            <text:p>0.222101</text:p>
          </table:table-cell>
          <table:table-cell office:value-type="float" office:value="-1.199342">
            <text:p>-1.19934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643">
            <text:p>10558.643</text:p>
          </table:table-cell>
          <table:table-cell office:value-type="float" office:value="-0.324054">
            <text:p>-0.324054</text:p>
          </table:table-cell>
          <table:table-cell office:value-type="float" office:value="-1.337973">
            <text:p>-1.337973</text:p>
          </table:table-cell>
          <table:table-cell office:value-type="float" office:value="-0.735475">
            <text:p>-0.735475</text:p>
          </table:table-cell>
          <table:table-cell office:value-type="float" office:value="4.367738">
            <text:p>4.367738</text:p>
          </table:table-cell>
          <table:table-cell office:value-type="float" office:value="-0.49104">
            <text:p>-0.49104</text:p>
          </table:table-cell>
          <table:table-cell office:value-type="float" office:value="0.24552">
            <text:p>0.24552</text:p>
          </table:table-cell>
          <table:table-cell office:value-type="float" office:value="-1.163064">
            <text:p>-1.16306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663">
            <text:p>10558.663</text:p>
          </table:table-cell>
          <table:table-cell office:value-type="float" office:value="-0.310698">
            <text:p>-0.310698</text:p>
          </table:table-cell>
          <table:table-cell office:value-type="float" office:value="-1.344651">
            <text:p>-1.344651</text:p>
          </table:table-cell>
          <table:table-cell office:value-type="float" office:value="-0.709652">
            <text:p>-0.709652</text:p>
          </table:table-cell>
          <table:table-cell office:value-type="float" office:value="4.354826">
            <text:p>4.354826</text:p>
          </table:table-cell>
          <table:table-cell office:value-type="float" office:value="-0.451338">
            <text:p>-0.451338</text:p>
          </table:table-cell>
          <table:table-cell office:value-type="float" office:value="0.225669">
            <text:p>0.225669</text:p>
          </table:table-cell>
          <table:table-cell office:value-type="float" office:value="-1.133393">
            <text:p>-1.13339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663">
            <text:p>10558.663</text:p>
          </table:table-cell>
          <table:table-cell office:value-type="float" office:value="-0.310698">
            <text:p>-0.310698</text:p>
          </table:table-cell>
          <table:table-cell office:value-type="float" office:value="-1.344651">
            <text:p>-1.344651</text:p>
          </table:table-cell>
          <table:table-cell office:value-type="float" office:value="-0.709652">
            <text:p>-0.709652</text:p>
          </table:table-cell>
          <table:table-cell office:value-type="float" office:value="4.354826">
            <text:p>4.354826</text:p>
          </table:table-cell>
          <table:table-cell office:value-type="float" office:value="-0.451338">
            <text:p>-0.451338</text:p>
          </table:table-cell>
          <table:table-cell office:value-type="float" office:value="0.225669">
            <text:p>0.225669</text:p>
          </table:table-cell>
          <table:table-cell office:value-type="float" office:value="-1.133393">
            <text:p>-1.13339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673">
            <text:p>10558.673</text:p>
          </table:table-cell>
          <table:table-cell office:value-type="float" office:value="-0.313917">
            <text:p>-0.313917</text:p>
          </table:table-cell>
          <table:table-cell office:value-type="float" office:value="-1.343041">
            <text:p>-1.343041</text:p>
          </table:table-cell>
          <table:table-cell office:value-type="float" office:value="-0.718854">
            <text:p>-0.718854</text:p>
          </table:table-cell>
          <table:table-cell office:value-type="float" office:value="4.359427">
            <text:p>4.359427</text:p>
          </table:table-cell>
          <table:table-cell office:value-type="float" office:value="-0.462546">
            <text:p>-0.462546</text:p>
          </table:table-cell>
          <table:table-cell office:value-type="float" office:value="0.231273">
            <text:p>0.231273</text:p>
          </table:table-cell>
          <table:table-cell office:value-type="float" office:value="-1.130822">
            <text:p>-1.13082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693">
            <text:p>10558.693</text:p>
          </table:table-cell>
          <table:table-cell office:value-type="float" office:value="-0.272279">
            <text:p>-0.272279</text:p>
          </table:table-cell>
          <table:table-cell office:value-type="float" office:value="-1.363861">
            <text:p>-1.363861</text:p>
          </table:table-cell>
          <table:table-cell office:value-type="float" office:value="-0.715217">
            <text:p>-0.715217</text:p>
          </table:table-cell>
          <table:table-cell office:value-type="float" office:value="4.357608">
            <text:p>4.357608</text:p>
          </table:table-cell>
          <table:table-cell office:value-type="float" office:value="-0.409442">
            <text:p>-0.409442</text:p>
          </table:table-cell>
          <table:table-cell office:value-type="float" office:value="0.204721">
            <text:p>0.204721</text:p>
          </table:table-cell>
          <table:table-cell office:value-type="float" office:value="-1.126214">
            <text:p>-1.12621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693">
            <text:p>10558.693</text:p>
          </table:table-cell>
          <table:table-cell office:value-type="float" office:value="-0.272279">
            <text:p>-0.272279</text:p>
          </table:table-cell>
          <table:table-cell office:value-type="float" office:value="-1.363861">
            <text:p>-1.363861</text:p>
          </table:table-cell>
          <table:table-cell office:value-type="float" office:value="-0.715217">
            <text:p>-0.715217</text:p>
          </table:table-cell>
          <table:table-cell office:value-type="float" office:value="4.357608">
            <text:p>4.357608</text:p>
          </table:table-cell>
          <table:table-cell office:value-type="float" office:value="-0.409442">
            <text:p>-0.409442</text:p>
          </table:table-cell>
          <table:table-cell office:value-type="float" office:value="0.204721">
            <text:p>0.204721</text:p>
          </table:table-cell>
          <table:table-cell office:value-type="float" office:value="-1.126214">
            <text:p>-1.12621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703">
            <text:p>10558.703</text:p>
          </table:table-cell>
          <table:table-cell office:value-type="float" office:value="-0.242328">
            <text:p>-0.242328</text:p>
          </table:table-cell>
          <table:table-cell office:value-type="float" office:value="-1.378836">
            <text:p>-1.378836</text:p>
          </table:table-cell>
          <table:table-cell office:value-type="float" office:value="-0.710476">
            <text:p>-0.710476</text:p>
          </table:table-cell>
          <table:table-cell office:value-type="float" office:value="4.355238">
            <text:p>4.355238</text:p>
          </table:table-cell>
          <table:table-cell office:value-type="float" office:value="-0.355599">
            <text:p>-0.355599</text:p>
          </table:table-cell>
          <table:table-cell office:value-type="float" office:value="0.177799">
            <text:p>0.177799</text:p>
          </table:table-cell>
          <table:table-cell office:value-type="float" office:value="-1.124146">
            <text:p>-1.12414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723">
            <text:p>10558.723</text:p>
          </table:table-cell>
          <table:table-cell office:value-type="float" office:value="-0.192276">
            <text:p>-0.192276</text:p>
          </table:table-cell>
          <table:table-cell office:value-type="float" office:value="-1.403862">
            <text:p>-1.403862</text:p>
          </table:table-cell>
          <table:table-cell office:value-type="float" office:value="-0.708177">
            <text:p>-0.708177</text:p>
          </table:table-cell>
          <table:table-cell office:value-type="float" office:value="4.354089">
            <text:p>4.354089</text:p>
          </table:table-cell>
          <table:table-cell office:value-type="float" office:value="-0.369997">
            <text:p>-0.369997</text:p>
          </table:table-cell>
          <table:table-cell office:value-type="float" office:value="0.184998">
            <text:p>0.184998</text:p>
          </table:table-cell>
          <table:table-cell office:value-type="float" office:value="-1.141404">
            <text:p>-1.14140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723">
            <text:p>10558.723</text:p>
          </table:table-cell>
          <table:table-cell office:value-type="float" office:value="-0.192276">
            <text:p>-0.192276</text:p>
          </table:table-cell>
          <table:table-cell office:value-type="float" office:value="-1.403862">
            <text:p>-1.403862</text:p>
          </table:table-cell>
          <table:table-cell office:value-type="float" office:value="-0.708177">
            <text:p>-0.708177</text:p>
          </table:table-cell>
          <table:table-cell office:value-type="float" office:value="4.354089">
            <text:p>4.354089</text:p>
          </table:table-cell>
          <table:table-cell office:value-type="float" office:value="-0.369997">
            <text:p>-0.369997</text:p>
          </table:table-cell>
          <table:table-cell office:value-type="float" office:value="0.184998">
            <text:p>0.184998</text:p>
          </table:table-cell>
          <table:table-cell office:value-type="float" office:value="-1.141404">
            <text:p>-1.14140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733">
            <text:p>10558.733</text:p>
          </table:table-cell>
          <table:table-cell office:value-type="float" office:value="-0.19117">
            <text:p>-0.19117</text:p>
          </table:table-cell>
          <table:table-cell office:value-type="float" office:value="-1.404415">
            <text:p>-1.404415</text:p>
          </table:table-cell>
          <table:table-cell office:value-type="float" office:value="-0.701368">
            <text:p>-0.701368</text:p>
          </table:table-cell>
          <table:table-cell office:value-type="float" office:value="4.350684">
            <text:p>4.350684</text:p>
          </table:table-cell>
          <table:table-cell office:value-type="float" office:value="-0.366321">
            <text:p>-0.366321</text:p>
          </table:table-cell>
          <table:table-cell office:value-type="float" office:value="0.18316">
            <text:p>0.18316</text:p>
          </table:table-cell>
          <table:table-cell office:value-type="float" office:value="-1.14914">
            <text:p>-1.1491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743">
            <text:p>10558.743</text:p>
          </table:table-cell>
          <table:table-cell office:value-type="float" office:value="-0.174633">
            <text:p>-0.174633</text:p>
          </table:table-cell>
          <table:table-cell office:value-type="float" office:value="-1.412683">
            <text:p>-1.412683</text:p>
          </table:table-cell>
          <table:table-cell office:value-type="float" office:value="-0.689205">
            <text:p>-0.689205</text:p>
          </table:table-cell>
          <table:table-cell office:value-type="float" office:value="4.344603">
            <text:p>4.344603</text:p>
          </table:table-cell>
          <table:table-cell office:value-type="float" office:value="-0.354987">
            <text:p>-0.354987</text:p>
          </table:table-cell>
          <table:table-cell office:value-type="float" office:value="0.177494">
            <text:p>0.177494</text:p>
          </table:table-cell>
          <table:table-cell office:value-type="float" office:value="-1.156335">
            <text:p>-1.15633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763">
            <text:p>10558.763</text:p>
          </table:table-cell>
          <table:table-cell office:value-type="float" office:value="-0.186429">
            <text:p>-0.186429</text:p>
          </table:table-cell>
          <table:table-cell office:value-type="float" office:value="-1.406785">
            <text:p>-1.406785</text:p>
          </table:table-cell>
          <table:table-cell office:value-type="float" office:value="-0.678276">
            <text:p>-0.678276</text:p>
          </table:table-cell>
          <table:table-cell office:value-type="float" office:value="4.339138">
            <text:p>4.339138</text:p>
          </table:table-cell>
          <table:table-cell office:value-type="float" office:value="-0.386736">
            <text:p>-0.386736</text:p>
          </table:table-cell>
          <table:table-cell office:value-type="float" office:value="0.193368">
            <text:p>0.193368</text:p>
          </table:table-cell>
          <table:table-cell office:value-type="float" office:value="-1.137925">
            <text:p>-1.13792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763">
            <text:p>10558.763</text:p>
          </table:table-cell>
          <table:table-cell office:value-type="float" office:value="-0.186429">
            <text:p>-0.186429</text:p>
          </table:table-cell>
          <table:table-cell office:value-type="float" office:value="-1.406785">
            <text:p>-1.406785</text:p>
          </table:table-cell>
          <table:table-cell office:value-type="float" office:value="-0.678276">
            <text:p>-0.678276</text:p>
          </table:table-cell>
          <table:table-cell office:value-type="float" office:value="4.339138">
            <text:p>4.339138</text:p>
          </table:table-cell>
          <table:table-cell office:value-type="float" office:value="-0.386736">
            <text:p>-0.386736</text:p>
          </table:table-cell>
          <table:table-cell office:value-type="float" office:value="0.193368">
            <text:p>0.193368</text:p>
          </table:table-cell>
          <table:table-cell office:value-type="float" office:value="-1.137925">
            <text:p>-1.13792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763">
            <text:p>10558.763</text:p>
          </table:table-cell>
          <table:table-cell office:value-type="float" office:value="-0.186429">
            <text:p>-0.186429</text:p>
          </table:table-cell>
          <table:table-cell office:value-type="float" office:value="-1.406785">
            <text:p>-1.406785</text:p>
          </table:table-cell>
          <table:table-cell office:value-type="float" office:value="-0.678276">
            <text:p>-0.678276</text:p>
          </table:table-cell>
          <table:table-cell office:value-type="float" office:value="4.339138">
            <text:p>4.339138</text:p>
          </table:table-cell>
          <table:table-cell office:value-type="float" office:value="-0.386736">
            <text:p>-0.386736</text:p>
          </table:table-cell>
          <table:table-cell office:value-type="float" office:value="0.193368">
            <text:p>0.193368</text:p>
          </table:table-cell>
          <table:table-cell office:value-type="float" office:value="-1.137925">
            <text:p>-1.13792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763">
            <text:p>10558.763</text:p>
          </table:table-cell>
          <table:table-cell office:value-type="float" office:value="-0.186429">
            <text:p>-0.186429</text:p>
          </table:table-cell>
          <table:table-cell office:value-type="float" office:value="-1.406785">
            <text:p>-1.406785</text:p>
          </table:table-cell>
          <table:table-cell office:value-type="float" office:value="-0.678276">
            <text:p>-0.678276</text:p>
          </table:table-cell>
          <table:table-cell office:value-type="float" office:value="4.339138">
            <text:p>4.339138</text:p>
          </table:table-cell>
          <table:table-cell office:value-type="float" office:value="-0.386736">
            <text:p>-0.386736</text:p>
          </table:table-cell>
          <table:table-cell office:value-type="float" office:value="0.193368">
            <text:p>0.193368</text:p>
          </table:table-cell>
          <table:table-cell office:value-type="float" office:value="-1.137925">
            <text:p>-1.13792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793">
            <text:p>10558.793</text:p>
          </table:table-cell>
          <table:table-cell office:value-type="float" office:value="-0.192931">
            <text:p>-0.192931</text:p>
          </table:table-cell>
          <table:table-cell office:value-type="float" office:value="-1.403535">
            <text:p>-1.403535</text:p>
          </table:table-cell>
          <table:table-cell office:value-type="float" office:value="-0.67854">
            <text:p>-0.67854</text:p>
          </table:table-cell>
          <table:table-cell office:value-type="float" office:value="4.33927">
            <text:p>4.33927</text:p>
          </table:table-cell>
          <table:table-cell office:value-type="float" office:value="-0.377446">
            <text:p>-0.377446</text:p>
          </table:table-cell>
          <table:table-cell office:value-type="float" office:value="0.188723">
            <text:p>0.188723</text:p>
          </table:table-cell>
          <table:table-cell office:value-type="float" office:value="-1.11747">
            <text:p>-1.1174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813">
            <text:p>10558.813</text:p>
          </table:table-cell>
          <table:table-cell office:value-type="float" office:value="-0.194925">
            <text:p>-0.194925</text:p>
          </table:table-cell>
          <table:table-cell office:value-type="float" office:value="-1.402537">
            <text:p>-1.402537</text:p>
          </table:table-cell>
          <table:table-cell office:value-type="float" office:value="-0.70111">
            <text:p>-0.70111</text:p>
          </table:table-cell>
          <table:table-cell office:value-type="float" office:value="4.350555">
            <text:p>4.350555</text:p>
          </table:table-cell>
          <table:table-cell office:value-type="float" office:value="-0.380854">
            <text:p>-0.380854</text:p>
          </table:table-cell>
          <table:table-cell office:value-type="float" office:value="0.190427">
            <text:p>0.190427</text:p>
          </table:table-cell>
          <table:table-cell office:value-type="float" office:value="-1.109345">
            <text:p>-1.10934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813">
            <text:p>10558.813</text:p>
          </table:table-cell>
          <table:table-cell office:value-type="float" office:value="-0.194925">
            <text:p>-0.194925</text:p>
          </table:table-cell>
          <table:table-cell office:value-type="float" office:value="-1.402537">
            <text:p>-1.402537</text:p>
          </table:table-cell>
          <table:table-cell office:value-type="float" office:value="-0.70111">
            <text:p>-0.70111</text:p>
          </table:table-cell>
          <table:table-cell office:value-type="float" office:value="4.350555">
            <text:p>4.350555</text:p>
          </table:table-cell>
          <table:table-cell office:value-type="float" office:value="-0.380854">
            <text:p>-0.380854</text:p>
          </table:table-cell>
          <table:table-cell office:value-type="float" office:value="0.190427">
            <text:p>0.190427</text:p>
          </table:table-cell>
          <table:table-cell office:value-type="float" office:value="-1.109345">
            <text:p>-1.10934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833">
            <text:p>10558.833</text:p>
          </table:table-cell>
          <table:table-cell office:value-type="float" office:value="-0.189188">
            <text:p>-0.189188</text:p>
          </table:table-cell>
          <table:table-cell office:value-type="float" office:value="-1.405406">
            <text:p>-1.405406</text:p>
          </table:table-cell>
          <table:table-cell office:value-type="float" office:value="-0.692035">
            <text:p>-0.692035</text:p>
          </table:table-cell>
          <table:table-cell office:value-type="float" office:value="4.346018">
            <text:p>4.346018</text:p>
          </table:table-cell>
          <table:table-cell office:value-type="float" office:value="-0.341483">
            <text:p>-0.341483</text:p>
          </table:table-cell>
          <table:table-cell office:value-type="float" office:value="0.170741">
            <text:p>0.170741</text:p>
          </table:table-cell>
          <table:table-cell office:value-type="float" office:value="-1.102318">
            <text:p>-1.10231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833">
            <text:p>10558.833</text:p>
          </table:table-cell>
          <table:table-cell office:value-type="float" office:value="-0.189188">
            <text:p>-0.189188</text:p>
          </table:table-cell>
          <table:table-cell office:value-type="float" office:value="-1.405406">
            <text:p>-1.405406</text:p>
          </table:table-cell>
          <table:table-cell office:value-type="float" office:value="-0.692035">
            <text:p>-0.692035</text:p>
          </table:table-cell>
          <table:table-cell office:value-type="float" office:value="4.346018">
            <text:p>4.346018</text:p>
          </table:table-cell>
          <table:table-cell office:value-type="float" office:value="-0.341483">
            <text:p>-0.341483</text:p>
          </table:table-cell>
          <table:table-cell office:value-type="float" office:value="0.170741">
            <text:p>0.170741</text:p>
          </table:table-cell>
          <table:table-cell office:value-type="float" office:value="-1.102318">
            <text:p>-1.10231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853">
            <text:p>10558.853</text:p>
          </table:table-cell>
          <table:table-cell office:value-type="float" office:value="-0.183936">
            <text:p>-0.183936</text:p>
          </table:table-cell>
          <table:table-cell office:value-type="float" office:value="-1.408032">
            <text:p>-1.408032</text:p>
          </table:table-cell>
          <table:table-cell office:value-type="float" office:value="-0.652351">
            <text:p>-0.652351</text:p>
          </table:table-cell>
          <table:table-cell office:value-type="float" office:value="4.326176">
            <text:p>4.326176</text:p>
          </table:table-cell>
          <table:table-cell office:value-type="float" office:value="-0.394252">
            <text:p>-0.394252</text:p>
          </table:table-cell>
          <table:table-cell office:value-type="float" office:value="0.197126">
            <text:p>0.197126</text:p>
          </table:table-cell>
          <table:table-cell office:value-type="float" office:value="-1.094559">
            <text:p>-1.09455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853">
            <text:p>10558.853</text:p>
          </table:table-cell>
          <table:table-cell office:value-type="float" office:value="-0.183936">
            <text:p>-0.183936</text:p>
          </table:table-cell>
          <table:table-cell office:value-type="float" office:value="-1.408032">
            <text:p>-1.408032</text:p>
          </table:table-cell>
          <table:table-cell office:value-type="float" office:value="-0.652351">
            <text:p>-0.652351</text:p>
          </table:table-cell>
          <table:table-cell office:value-type="float" office:value="4.326176">
            <text:p>4.326176</text:p>
          </table:table-cell>
          <table:table-cell office:value-type="float" office:value="-0.394252">
            <text:p>-0.394252</text:p>
          </table:table-cell>
          <table:table-cell office:value-type="float" office:value="0.197126">
            <text:p>0.197126</text:p>
          </table:table-cell>
          <table:table-cell office:value-type="float" office:value="-1.094559">
            <text:p>-1.09455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873">
            <text:p>10558.873</text:p>
          </table:table-cell>
          <table:table-cell office:value-type="float" office:value="-0.178144">
            <text:p>-0.178144</text:p>
          </table:table-cell>
          <table:table-cell office:value-type="float" office:value="-1.410928">
            <text:p>-1.410928</text:p>
          </table:table-cell>
          <table:table-cell office:value-type="float" office:value="-0.632839">
            <text:p>-0.632839</text:p>
          </table:table-cell>
          <table:table-cell office:value-type="float" office:value="4.31642">
            <text:p>4.31642</text:p>
          </table:table-cell>
          <table:table-cell office:value-type="float" office:value="-0.446728">
            <text:p>-0.446728</text:p>
          </table:table-cell>
          <table:table-cell office:value-type="float" office:value="0.223364">
            <text:p>0.223364</text:p>
          </table:table-cell>
          <table:table-cell office:value-type="float" office:value="-1.087846">
            <text:p>-1.08784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873">
            <text:p>10558.873</text:p>
          </table:table-cell>
          <table:table-cell office:value-type="float" office:value="-0.178144">
            <text:p>-0.178144</text:p>
          </table:table-cell>
          <table:table-cell office:value-type="float" office:value="-1.410928">
            <text:p>-1.410928</text:p>
          </table:table-cell>
          <table:table-cell office:value-type="float" office:value="-0.632839">
            <text:p>-0.632839</text:p>
          </table:table-cell>
          <table:table-cell office:value-type="float" office:value="4.31642">
            <text:p>4.31642</text:p>
          </table:table-cell>
          <table:table-cell office:value-type="float" office:value="-0.446728">
            <text:p>-0.446728</text:p>
          </table:table-cell>
          <table:table-cell office:value-type="float" office:value="0.223364">
            <text:p>0.223364</text:p>
          </table:table-cell>
          <table:table-cell office:value-type="float" office:value="-1.087846">
            <text:p>-1.08784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893">
            <text:p>10558.893</text:p>
          </table:table-cell>
          <table:table-cell office:value-type="float" office:value="-0.184588">
            <text:p>-0.184588</text:p>
          </table:table-cell>
          <table:table-cell office:value-type="float" office:value="-1.407706">
            <text:p>-1.407706</text:p>
          </table:table-cell>
          <table:table-cell office:value-type="float" office:value="-0.641126">
            <text:p>-0.641126</text:p>
          </table:table-cell>
          <table:table-cell office:value-type="float" office:value="4.320563">
            <text:p>4.320563</text:p>
          </table:table-cell>
          <table:table-cell office:value-type="float" office:value="-0.446985">
            <text:p>-0.446985</text:p>
          </table:table-cell>
          <table:table-cell office:value-type="float" office:value="0.223493">
            <text:p>0.223493</text:p>
          </table:table-cell>
          <table:table-cell office:value-type="float" office:value="-1.094636">
            <text:p>-1.09463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903">
            <text:p>10558.903</text:p>
          </table:table-cell>
          <table:table-cell office:value-type="float" office:value="-0.18967">
            <text:p>-0.18967</text:p>
          </table:table-cell>
          <table:table-cell office:value-type="float" office:value="-1.405165">
            <text:p>-1.405165</text:p>
          </table:table-cell>
          <table:table-cell office:value-type="float" office:value="-0.650796">
            <text:p>-0.650796</text:p>
          </table:table-cell>
          <table:table-cell office:value-type="float" office:value="4.325398">
            <text:p>4.325398</text:p>
          </table:table-cell>
          <table:table-cell office:value-type="float" office:value="-0.46732">
            <text:p>-0.46732</text:p>
          </table:table-cell>
          <table:table-cell office:value-type="float" office:value="0.23366">
            <text:p>0.23366</text:p>
          </table:table-cell>
          <table:table-cell office:value-type="float" office:value="-1.09768">
            <text:p>-1.0976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913">
            <text:p>10558.913</text:p>
          </table:table-cell>
          <table:table-cell office:value-type="float" office:value="-0.19216">
            <text:p>-0.19216</text:p>
          </table:table-cell>
          <table:table-cell office:value-type="float" office:value="-1.40392">
            <text:p>-1.40392</text:p>
          </table:table-cell>
          <table:table-cell office:value-type="float" office:value="-0.642919">
            <text:p>-0.642919</text:p>
          </table:table-cell>
          <table:table-cell office:value-type="float" office:value="4.321459">
            <text:p>4.321459</text:p>
          </table:table-cell>
          <table:table-cell office:value-type="float" office:value="-0.466625">
            <text:p>-0.466625</text:p>
          </table:table-cell>
          <table:table-cell office:value-type="float" office:value="0.233312">
            <text:p>0.233312</text:p>
          </table:table-cell>
          <table:table-cell office:value-type="float" office:value="-1.10051">
            <text:p>-1.1005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923">
            <text:p>10558.923</text:p>
          </table:table-cell>
          <table:table-cell office:value-type="float" office:value="-0.187411">
            <text:p>-0.187411</text:p>
          </table:table-cell>
          <table:table-cell office:value-type="float" office:value="-1.406294">
            <text:p>-1.406294</text:p>
          </table:table-cell>
          <table:table-cell office:value-type="float" office:value="-0.624609">
            <text:p>-0.624609</text:p>
          </table:table-cell>
          <table:table-cell office:value-type="float" office:value="4.312304">
            <text:p>4.312304</text:p>
          </table:table-cell>
          <table:table-cell office:value-type="float" office:value="-0.464041">
            <text:p>-0.464041</text:p>
          </table:table-cell>
          <table:table-cell office:value-type="float" office:value="0.232021">
            <text:p>0.232021</text:p>
          </table:table-cell>
          <table:table-cell office:value-type="float" office:value="-1.103722">
            <text:p>-1.10372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933">
            <text:p>10558.933</text:p>
          </table:table-cell>
          <table:table-cell office:value-type="float" office:value="-0.189306">
            <text:p>-0.189306</text:p>
          </table:table-cell>
          <table:table-cell office:value-type="float" office:value="-1.405347">
            <text:p>-1.405347</text:p>
          </table:table-cell>
          <table:table-cell office:value-type="float" office:value="-0.631231">
            <text:p>-0.631231</text:p>
          </table:table-cell>
          <table:table-cell office:value-type="float" office:value="4.315615">
            <text:p>4.315615</text:p>
          </table:table-cell>
          <table:table-cell office:value-type="float" office:value="-0.487253">
            <text:p>-0.487253</text:p>
          </table:table-cell>
          <table:table-cell office:value-type="float" office:value="0.243626">
            <text:p>0.243626</text:p>
          </table:table-cell>
          <table:table-cell office:value-type="float" office:value="-1.106705">
            <text:p>-1.10670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943">
            <text:p>10558.943</text:p>
          </table:table-cell>
          <table:table-cell office:value-type="float" office:value="-0.197002">
            <text:p>-0.197002</text:p>
          </table:table-cell>
          <table:table-cell office:value-type="float" office:value="-1.401499">
            <text:p>-1.401499</text:p>
          </table:table-cell>
          <table:table-cell office:value-type="float" office:value="-0.615024">
            <text:p>-0.615024</text:p>
          </table:table-cell>
          <table:table-cell office:value-type="float" office:value="4.307512">
            <text:p>4.307512</text:p>
          </table:table-cell>
          <table:table-cell office:value-type="float" office:value="-0.509262">
            <text:p>-0.509262</text:p>
          </table:table-cell>
          <table:table-cell office:value-type="float" office:value="0.254631">
            <text:p>0.254631</text:p>
          </table:table-cell>
          <table:table-cell office:value-type="float" office:value="-1.109482">
            <text:p>-1.10948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953">
            <text:p>10558.953</text:p>
          </table:table-cell>
          <table:table-cell office:value-type="float" office:value="-0.163562">
            <text:p>-0.163562</text:p>
          </table:table-cell>
          <table:table-cell office:value-type="float" office:value="-1.418219">
            <text:p>-1.418219</text:p>
          </table:table-cell>
          <table:table-cell office:value-type="float" office:value="-0.569948">
            <text:p>-0.569948</text:p>
          </table:table-cell>
          <table:table-cell office:value-type="float" office:value="4.284974">
            <text:p>4.284974</text:p>
          </table:table-cell>
          <table:table-cell office:value-type="float" office:value="-0.503508">
            <text:p>-0.503508</text:p>
          </table:table-cell>
          <table:table-cell office:value-type="float" office:value="0.251754">
            <text:p>0.251754</text:p>
          </table:table-cell>
          <table:table-cell office:value-type="float" office:value="-1.112061">
            <text:p>-1.11206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963">
            <text:p>10558.963</text:p>
          </table:table-cell>
          <table:table-cell office:value-type="float" office:value="-0.176694">
            <text:p>-0.176694</text:p>
          </table:table-cell>
          <table:table-cell office:value-type="float" office:value="-1.411653">
            <text:p>-1.411653</text:p>
          </table:table-cell>
          <table:table-cell office:value-type="float" office:value="-0.523434">
            <text:p>-0.523434</text:p>
          </table:table-cell>
          <table:table-cell office:value-type="float" office:value="4.261717">
            <text:p>4.261717</text:p>
          </table:table-cell>
          <table:table-cell office:value-type="float" office:value="-0.514913">
            <text:p>-0.514913</text:p>
          </table:table-cell>
          <table:table-cell office:value-type="float" office:value="0.257456">
            <text:p>0.257456</text:p>
          </table:table-cell>
          <table:table-cell office:value-type="float" office:value="-1.108811">
            <text:p>-1.10881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973">
            <text:p>10558.973</text:p>
          </table:table-cell>
          <table:table-cell office:value-type="float" office:value="-0.195981">
            <text:p>-0.195981</text:p>
          </table:table-cell>
          <table:table-cell office:value-type="float" office:value="-1.402009">
            <text:p>-1.402009</text:p>
          </table:table-cell>
          <table:table-cell office:value-type="float" office:value="-0.534449">
            <text:p>-0.534449</text:p>
          </table:table-cell>
          <table:table-cell office:value-type="float" office:value="4.267224">
            <text:p>4.267224</text:p>
          </table:table-cell>
          <table:table-cell office:value-type="float" office:value="-0.53431">
            <text:p>-0.53431</text:p>
          </table:table-cell>
          <table:table-cell office:value-type="float" office:value="0.267155">
            <text:p>0.267155</text:p>
          </table:table-cell>
          <table:table-cell office:value-type="float" office:value="-1.10579">
            <text:p>-1.1057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983">
            <text:p>10558.983</text:p>
          </table:table-cell>
          <table:table-cell office:value-type="float" office:value="-0.189866">
            <text:p>-0.189866</text:p>
          </table:table-cell>
          <table:table-cell office:value-type="float" office:value="-1.405067">
            <text:p>-1.405067</text:p>
          </table:table-cell>
          <table:table-cell office:value-type="float" office:value="-0.491351">
            <text:p>-0.491351</text:p>
          </table:table-cell>
          <table:table-cell office:value-type="float" office:value="4.245676">
            <text:p>4.245676</text:p>
          </table:table-cell>
          <table:table-cell office:value-type="float" office:value="-0.53361">
            <text:p>-0.53361</text:p>
          </table:table-cell>
          <table:table-cell office:value-type="float" office:value="0.266805">
            <text:p>0.266805</text:p>
          </table:table-cell>
          <table:table-cell office:value-type="float" office:value="-1.102975">
            <text:p>-1.10297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8.993">
            <text:p>10558.993</text:p>
          </table:table-cell>
          <table:table-cell office:value-type="float" office:value="-0.184689">
            <text:p>-0.184689</text:p>
          </table:table-cell>
          <table:table-cell office:value-type="float" office:value="-1.407655">
            <text:p>-1.407655</text:p>
          </table:table-cell>
          <table:table-cell office:value-type="float" office:value="-0.479525">
            <text:p>-0.479525</text:p>
          </table:table-cell>
          <table:table-cell office:value-type="float" office:value="4.239762">
            <text:p>4.239762</text:p>
          </table:table-cell>
          <table:table-cell office:value-type="float" office:value="-0.579782">
            <text:p>-0.579782</text:p>
          </table:table-cell>
          <table:table-cell office:value-type="float" office:value="0.289891">
            <text:p>0.289891</text:p>
          </table:table-cell>
          <table:table-cell office:value-type="float" office:value="-1.100358">
            <text:p>-1.10035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003">
            <text:p>10559.003</text:p>
          </table:table-cell>
          <table:table-cell office:value-type="float" office:value="-0.191175">
            <text:p>-0.191175</text:p>
          </table:table-cell>
          <table:table-cell office:value-type="float" office:value="-1.404413">
            <text:p>-1.404413</text:p>
          </table:table-cell>
          <table:table-cell office:value-type="float" office:value="-0.482033">
            <text:p>-0.482033</text:p>
          </table:table-cell>
          <table:table-cell office:value-type="float" office:value="4.241017">
            <text:p>4.241017</text:p>
          </table:table-cell>
          <table:table-cell office:value-type="float" office:value="-0.606778">
            <text:p>-0.606778</text:p>
          </table:table-cell>
          <table:table-cell office:value-type="float" office:value="0.303389">
            <text:p>0.303389</text:p>
          </table:table-cell>
          <table:table-cell office:value-type="float" office:value="-1.097634">
            <text:p>-1.09763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003">
            <text:p>10559.003</text:p>
          </table:table-cell>
          <table:table-cell office:value-type="float" office:value="-0.191175">
            <text:p>-0.191175</text:p>
          </table:table-cell>
          <table:table-cell office:value-type="float" office:value="-1.404413">
            <text:p>-1.404413</text:p>
          </table:table-cell>
          <table:table-cell office:value-type="float" office:value="-0.482033">
            <text:p>-0.482033</text:p>
          </table:table-cell>
          <table:table-cell office:value-type="float" office:value="4.241017">
            <text:p>4.241017</text:p>
          </table:table-cell>
          <table:table-cell office:value-type="float" office:value="-0.606778">
            <text:p>-0.606778</text:p>
          </table:table-cell>
          <table:table-cell office:value-type="float" office:value="0.303389">
            <text:p>0.303389</text:p>
          </table:table-cell>
          <table:table-cell office:value-type="float" office:value="-1.097634">
            <text:p>-1.09763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003">
            <text:p>10559.003</text:p>
          </table:table-cell>
          <table:table-cell office:value-type="float" office:value="-0.191175">
            <text:p>-0.191175</text:p>
          </table:table-cell>
          <table:table-cell office:value-type="float" office:value="-1.404413">
            <text:p>-1.404413</text:p>
          </table:table-cell>
          <table:table-cell office:value-type="float" office:value="-0.482033">
            <text:p>-0.482033</text:p>
          </table:table-cell>
          <table:table-cell office:value-type="float" office:value="4.241017">
            <text:p>4.241017</text:p>
          </table:table-cell>
          <table:table-cell office:value-type="float" office:value="-0.606778">
            <text:p>-0.606778</text:p>
          </table:table-cell>
          <table:table-cell office:value-type="float" office:value="0.303389">
            <text:p>0.303389</text:p>
          </table:table-cell>
          <table:table-cell office:value-type="float" office:value="-1.097634">
            <text:p>-1.09763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033">
            <text:p>10559.033</text:p>
          </table:table-cell>
          <table:table-cell office:value-type="float" office:value="-0.184832">
            <text:p>-0.184832</text:p>
          </table:table-cell>
          <table:table-cell office:value-type="float" office:value="-1.407584">
            <text:p>-1.407584</text:p>
          </table:table-cell>
          <table:table-cell office:value-type="float" office:value="-0.494384">
            <text:p>-0.494384</text:p>
          </table:table-cell>
          <table:table-cell office:value-type="float" office:value="4.247192">
            <text:p>4.247192</text:p>
          </table:table-cell>
          <table:table-cell office:value-type="float" office:value="-0.545299">
            <text:p>-0.545299</text:p>
          </table:table-cell>
          <table:table-cell office:value-type="float" office:value="0.272649">
            <text:p>0.272649</text:p>
          </table:table-cell>
          <table:table-cell office:value-type="float" office:value="-1.090554">
            <text:p>-1.09055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043">
            <text:p>10559.043</text:p>
          </table:table-cell>
          <table:table-cell office:value-type="float" office:value="-0.160632">
            <text:p>-0.160632</text:p>
          </table:table-cell>
          <table:table-cell office:value-type="float" office:value="-1.419684">
            <text:p>-1.419684</text:p>
          </table:table-cell>
          <table:table-cell office:value-type="float" office:value="-0.492132">
            <text:p>-0.492132</text:p>
          </table:table-cell>
          <table:table-cell office:value-type="float" office:value="4.246066">
            <text:p>4.246066</text:p>
          </table:table-cell>
          <table:table-cell office:value-type="float" office:value="-0.516467">
            <text:p>-0.516467</text:p>
          </table:table-cell>
          <table:table-cell office:value-type="float" office:value="0.258234">
            <text:p>0.258234</text:p>
          </table:table-cell>
          <table:table-cell office:value-type="float" office:value="-1.097214">
            <text:p>-1.09721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053">
            <text:p>10559.053</text:p>
          </table:table-cell>
          <table:table-cell office:value-type="float" office:value="-0.137508">
            <text:p>-0.137508</text:p>
          </table:table-cell>
          <table:table-cell office:value-type="float" office:value="-1.431246">
            <text:p>-1.431246</text:p>
          </table:table-cell>
          <table:table-cell office:value-type="float" office:value="-0.481253">
            <text:p>-0.481253</text:p>
          </table:table-cell>
          <table:table-cell office:value-type="float" office:value="4.240627">
            <text:p>4.240627</text:p>
          </table:table-cell>
          <table:table-cell office:value-type="float" office:value="-0.498895">
            <text:p>-0.498895</text:p>
          </table:table-cell>
          <table:table-cell office:value-type="float" office:value="0.249447">
            <text:p>0.249447</text:p>
          </table:table-cell>
          <table:table-cell office:value-type="float" office:value="-1.10341">
            <text:p>-1.1034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063">
            <text:p>10559.063</text:p>
          </table:table-cell>
          <table:table-cell office:value-type="float" office:value="-0.116317">
            <text:p>-0.116317</text:p>
          </table:table-cell>
          <table:table-cell office:value-type="float" office:value="-1.441841">
            <text:p>-1.441841</text:p>
          </table:table-cell>
          <table:table-cell office:value-type="float" office:value="-0.506933">
            <text:p>-0.506933</text:p>
          </table:table-cell>
          <table:table-cell office:value-type="float" office:value="4.253467">
            <text:p>4.253467</text:p>
          </table:table-cell>
          <table:table-cell office:value-type="float" office:value="-0.484663">
            <text:p>-0.484663</text:p>
          </table:table-cell>
          <table:table-cell office:value-type="float" office:value="0.242332">
            <text:p>0.242332</text:p>
          </table:table-cell>
          <table:table-cell office:value-type="float" office:value="-1.109162">
            <text:p>-1.10916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073">
            <text:p>10559.073</text:p>
          </table:table-cell>
          <table:table-cell office:value-type="float" office:value="-0.103486">
            <text:p>-0.103486</text:p>
          </table:table-cell>
          <table:table-cell office:value-type="float" office:value="-1.448257">
            <text:p>-1.448257</text:p>
          </table:table-cell>
          <table:table-cell office:value-type="float" office:value="-0.562035">
            <text:p>-0.562035</text:p>
          </table:table-cell>
          <table:table-cell office:value-type="float" office:value="4.281017">
            <text:p>4.281017</text:p>
          </table:table-cell>
          <table:table-cell office:value-type="float" office:value="-0.487144">
            <text:p>-0.487144</text:p>
          </table:table-cell>
          <table:table-cell office:value-type="float" office:value="0.243572">
            <text:p>0.243572</text:p>
          </table:table-cell>
          <table:table-cell office:value-type="float" office:value="-1.114518">
            <text:p>-1.11451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083">
            <text:p>10559.083</text:p>
          </table:table-cell>
          <table:table-cell office:value-type="float" office:value="-0.06474">
            <text:p>-0.06474</text:p>
          </table:table-cell>
          <table:table-cell office:value-type="float" office:value="-1.46763">
            <text:p>-1.46763</text:p>
          </table:table-cell>
          <table:table-cell office:value-type="float" office:value="-0.573641">
            <text:p>-0.573641</text:p>
          </table:table-cell>
          <table:table-cell office:value-type="float" office:value="4.286821">
            <text:p>4.286821</text:p>
          </table:table-cell>
          <table:table-cell office:value-type="float" office:value="-0.437373">
            <text:p>-0.437373</text:p>
          </table:table-cell>
          <table:table-cell office:value-type="float" office:value="0.218687">
            <text:p>0.218687</text:p>
          </table:table-cell>
          <table:table-cell office:value-type="float" office:value="-1.102395">
            <text:p>-1.10239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093">
            <text:p>10559.093</text:p>
          </table:table-cell>
          <table:table-cell office:value-type="float" office:value="-0.041984">
            <text:p>-0.041984</text:p>
          </table:table-cell>
          <table:table-cell office:value-type="float" office:value="-1.479008">
            <text:p>-1.479008</text:p>
          </table:table-cell>
          <table:table-cell office:value-type="float" office:value="-0.586162">
            <text:p>-0.586162</text:p>
          </table:table-cell>
          <table:table-cell office:value-type="float" office:value="4.293081">
            <text:p>4.293081</text:p>
          </table:table-cell>
          <table:table-cell office:value-type="float" office:value="-0.420609">
            <text:p>-0.420609</text:p>
          </table:table-cell>
          <table:table-cell office:value-type="float" office:value="0.210304">
            <text:p>0.210304</text:p>
          </table:table-cell>
          <table:table-cell office:value-type="float" office:value="-1.091119">
            <text:p>-1.09111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103">
            <text:p>10559.103</text:p>
          </table:table-cell>
          <table:table-cell office:value-type="float" office:value="-0.015456">
            <text:p>-0.015456</text:p>
          </table:table-cell>
          <table:table-cell office:value-type="float" office:value="-1.492272">
            <text:p>-1.492272</text:p>
          </table:table-cell>
          <table:table-cell office:value-type="float" office:value="-0.598091">
            <text:p>-0.598091</text:p>
          </table:table-cell>
          <table:table-cell office:value-type="float" office:value="4.299046">
            <text:p>4.299046</text:p>
          </table:table-cell>
          <table:table-cell office:value-type="float" office:value="-0.414566">
            <text:p>-0.414566</text:p>
          </table:table-cell>
          <table:table-cell office:value-type="float" office:value="0.207283">
            <text:p>0.207283</text:p>
          </table:table-cell>
          <table:table-cell office:value-type="float" office:value="-1.080636">
            <text:p>-1.08063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113">
            <text:p>10559.113</text:p>
          </table:table-cell>
          <table:table-cell office:value-type="float" office:value="0.004622">
            <text:p>0.004622</text:p>
          </table:table-cell>
          <table:table-cell office:value-type="float" office:value="-1.502311">
            <text:p>-1.502311</text:p>
          </table:table-cell>
          <table:table-cell office:value-type="float" office:value="-0.583075">
            <text:p>-0.583075</text:p>
          </table:table-cell>
          <table:table-cell office:value-type="float" office:value="4.291537">
            <text:p>4.291537</text:p>
          </table:table-cell>
          <table:table-cell office:value-type="float" office:value="-0.378562">
            <text:p>-0.378562</text:p>
          </table:table-cell>
          <table:table-cell office:value-type="float" office:value="0.189281">
            <text:p>0.189281</text:p>
          </table:table-cell>
          <table:table-cell office:value-type="float" office:value="-1.070885">
            <text:p>-1.07088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123">
            <text:p>10559.123</text:p>
          </table:table-cell>
          <table:table-cell office:value-type="float" office:value="0.039955">
            <text:p>0.039955</text:p>
          </table:table-cell>
          <table:table-cell office:value-type="float" office:value="-1.519977">
            <text:p>-1.519977</text:p>
          </table:table-cell>
          <table:table-cell office:value-type="float" office:value="-0.578411">
            <text:p>-0.578411</text:p>
          </table:table-cell>
          <table:table-cell office:value-type="float" office:value="4.289205">
            <text:p>4.289205</text:p>
          </table:table-cell>
          <table:table-cell office:value-type="float" office:value="-0.365741">
            <text:p>-0.365741</text:p>
          </table:table-cell>
          <table:table-cell office:value-type="float" office:value="0.182871">
            <text:p>0.182871</text:p>
          </table:table-cell>
          <table:table-cell office:value-type="float" office:value="-1.087907">
            <text:p>-1.08790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143">
            <text:p>10559.143</text:p>
          </table:table-cell>
          <table:table-cell office:value-type="float" office:value="0.062525">
            <text:p>0.062525</text:p>
          </table:table-cell>
          <table:table-cell office:value-type="float" office:value="-1.531262">
            <text:p>-1.531262</text:p>
          </table:table-cell>
          <table:table-cell office:value-type="float" office:value="-0.587492">
            <text:p>-0.587492</text:p>
          </table:table-cell>
          <table:table-cell office:value-type="float" office:value="4.293746">
            <text:p>4.293746</text:p>
          </table:table-cell>
          <table:table-cell office:value-type="float" office:value="-0.368545">
            <text:p>-0.368545</text:p>
          </table:table-cell>
          <table:table-cell office:value-type="float" office:value="0.184273">
            <text:p>0.184273</text:p>
          </table:table-cell>
          <table:table-cell office:value-type="float" office:value="-1.118447">
            <text:p>-1.11844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143">
            <text:p>10559.143</text:p>
          </table:table-cell>
          <table:table-cell office:value-type="float" office:value="0.062525">
            <text:p>0.062525</text:p>
          </table:table-cell>
          <table:table-cell office:value-type="float" office:value="-1.531262">
            <text:p>-1.531262</text:p>
          </table:table-cell>
          <table:table-cell office:value-type="float" office:value="-0.587492">
            <text:p>-0.587492</text:p>
          </table:table-cell>
          <table:table-cell office:value-type="float" office:value="4.293746">
            <text:p>4.293746</text:p>
          </table:table-cell>
          <table:table-cell office:value-type="float" office:value="-0.368545">
            <text:p>-0.368545</text:p>
          </table:table-cell>
          <table:table-cell office:value-type="float" office:value="0.184273">
            <text:p>0.184273</text:p>
          </table:table-cell>
          <table:table-cell office:value-type="float" office:value="-1.118447">
            <text:p>-1.11844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143">
            <text:p>10559.143</text:p>
          </table:table-cell>
          <table:table-cell office:value-type="float" office:value="0.062525">
            <text:p>0.062525</text:p>
          </table:table-cell>
          <table:table-cell office:value-type="float" office:value="-1.531262">
            <text:p>-1.531262</text:p>
          </table:table-cell>
          <table:table-cell office:value-type="float" office:value="-0.587492">
            <text:p>-0.587492</text:p>
          </table:table-cell>
          <table:table-cell office:value-type="float" office:value="4.293746">
            <text:p>4.293746</text:p>
          </table:table-cell>
          <table:table-cell office:value-type="float" office:value="-0.368545">
            <text:p>-0.368545</text:p>
          </table:table-cell>
          <table:table-cell office:value-type="float" office:value="0.184273">
            <text:p>0.184273</text:p>
          </table:table-cell>
          <table:table-cell office:value-type="float" office:value="-1.118447">
            <text:p>-1.11844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143">
            <text:p>10559.143</text:p>
          </table:table-cell>
          <table:table-cell office:value-type="float" office:value="0.062525">
            <text:p>0.062525</text:p>
          </table:table-cell>
          <table:table-cell office:value-type="float" office:value="-1.531262">
            <text:p>-1.531262</text:p>
          </table:table-cell>
          <table:table-cell office:value-type="float" office:value="-0.587492">
            <text:p>-0.587492</text:p>
          </table:table-cell>
          <table:table-cell office:value-type="float" office:value="4.293746">
            <text:p>4.293746</text:p>
          </table:table-cell>
          <table:table-cell office:value-type="float" office:value="-0.368545">
            <text:p>-0.368545</text:p>
          </table:table-cell>
          <table:table-cell office:value-type="float" office:value="0.184273">
            <text:p>0.184273</text:p>
          </table:table-cell>
          <table:table-cell office:value-type="float" office:value="-1.118447">
            <text:p>-1.11844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173">
            <text:p>10559.173</text:p>
          </table:table-cell>
          <table:table-cell office:value-type="float" office:value="0.116889">
            <text:p>0.116889</text:p>
          </table:table-cell>
          <table:table-cell office:value-type="float" office:value="-1.558444">
            <text:p>-1.558444</text:p>
          </table:table-cell>
          <table:table-cell office:value-type="float" office:value="-0.596564">
            <text:p>-0.596564</text:p>
          </table:table-cell>
          <table:table-cell office:value-type="float" office:value="4.298282">
            <text:p>4.298282</text:p>
          </table:table-cell>
          <table:table-cell office:value-type="float" office:value="-0.385305">
            <text:p>-0.385305</text:p>
          </table:table-cell>
          <table:table-cell office:value-type="float" office:value="0.192652">
            <text:p>0.192652</text:p>
          </table:table-cell>
          <table:table-cell office:value-type="float" office:value="-1.090974">
            <text:p>-1.09097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193">
            <text:p>10559.193</text:p>
          </table:table-cell>
          <table:table-cell office:value-type="float" office:value="0.146155">
            <text:p>0.146155</text:p>
          </table:table-cell>
          <table:table-cell office:value-type="float" office:value="-1.573078">
            <text:p>-1.573078</text:p>
          </table:table-cell>
          <table:table-cell office:value-type="float" office:value="-0.606024">
            <text:p>-0.606024</text:p>
          </table:table-cell>
          <table:table-cell office:value-type="float" office:value="4.303012">
            <text:p>4.303012</text:p>
          </table:table-cell>
          <table:table-cell office:value-type="float" office:value="-0.423338">
            <text:p>-0.423338</text:p>
          </table:table-cell>
          <table:table-cell office:value-type="float" office:value="0.211669">
            <text:p>0.211669</text:p>
          </table:table-cell>
          <table:table-cell office:value-type="float" office:value="-1.055375">
            <text:p>-1.05537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193">
            <text:p>10559.193</text:p>
          </table:table-cell>
          <table:table-cell office:value-type="float" office:value="0.146155">
            <text:p>0.146155</text:p>
          </table:table-cell>
          <table:table-cell office:value-type="float" office:value="-1.573078">
            <text:p>-1.573078</text:p>
          </table:table-cell>
          <table:table-cell office:value-type="float" office:value="-0.606024">
            <text:p>-0.606024</text:p>
          </table:table-cell>
          <table:table-cell office:value-type="float" office:value="4.303012">
            <text:p>4.303012</text:p>
          </table:table-cell>
          <table:table-cell office:value-type="float" office:value="-0.423338">
            <text:p>-0.423338</text:p>
          </table:table-cell>
          <table:table-cell office:value-type="float" office:value="0.211669">
            <text:p>0.211669</text:p>
          </table:table-cell>
          <table:table-cell office:value-type="float" office:value="-1.055375">
            <text:p>-1.05537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203">
            <text:p>10559.203</text:p>
          </table:table-cell>
          <table:table-cell office:value-type="float" office:value="0.168024">
            <text:p>0.168024</text:p>
          </table:table-cell>
          <table:table-cell office:value-type="float" office:value="-1.584012">
            <text:p>-1.584012</text:p>
          </table:table-cell>
          <table:table-cell office:value-type="float" office:value="-0.603491">
            <text:p>-0.603491</text:p>
          </table:table-cell>
          <table:table-cell office:value-type="float" office:value="4.301745">
            <text:p>4.301745</text:p>
          </table:table-cell>
          <table:table-cell office:value-type="float" office:value="-0.400676">
            <text:p>-0.400676</text:p>
          </table:table-cell>
          <table:table-cell office:value-type="float" office:value="0.200338">
            <text:p>0.200338</text:p>
          </table:table-cell>
          <table:table-cell office:value-type="float" office:value="-1.039429">
            <text:p>-1.03942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223">
            <text:p>10559.223</text:p>
          </table:table-cell>
          <table:table-cell office:value-type="float" office:value="0.201989">
            <text:p>0.201989</text:p>
          </table:table-cell>
          <table:table-cell office:value-type="float" office:value="-1.600994">
            <text:p>-1.600994</text:p>
          </table:table-cell>
          <table:table-cell office:value-type="float" office:value="-0.618698">
            <text:p>-0.618698</text:p>
          </table:table-cell>
          <table:table-cell office:value-type="float" office:value="4.309349">
            <text:p>4.309349</text:p>
          </table:table-cell>
          <table:table-cell office:value-type="float" office:value="-0.386087">
            <text:p>-0.386087</text:p>
          </table:table-cell>
          <table:table-cell office:value-type="float" office:value="0.193044">
            <text:p>0.193044</text:p>
          </table:table-cell>
          <table:table-cell office:value-type="float" office:value="-1.076524">
            <text:p>-1.07652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223">
            <text:p>10559.223</text:p>
          </table:table-cell>
          <table:table-cell office:value-type="float" office:value="0.201989">
            <text:p>0.201989</text:p>
          </table:table-cell>
          <table:table-cell office:value-type="float" office:value="-1.600994">
            <text:p>-1.600994</text:p>
          </table:table-cell>
          <table:table-cell office:value-type="float" office:value="-0.618698">
            <text:p>-0.618698</text:p>
          </table:table-cell>
          <table:table-cell office:value-type="float" office:value="4.309349">
            <text:p>4.309349</text:p>
          </table:table-cell>
          <table:table-cell office:value-type="float" office:value="-0.386087">
            <text:p>-0.386087</text:p>
          </table:table-cell>
          <table:table-cell office:value-type="float" office:value="0.193044">
            <text:p>0.193044</text:p>
          </table:table-cell>
          <table:table-cell office:value-type="float" office:value="-1.076524">
            <text:p>-1.07652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243">
            <text:p>10559.243</text:p>
          </table:table-cell>
          <table:table-cell office:value-type="float" office:value="0.287703">
            <text:p>0.287703</text:p>
          </table:table-cell>
          <table:table-cell office:value-type="float" office:value="-1.643852">
            <text:p>-1.643852</text:p>
          </table:table-cell>
          <table:table-cell office:value-type="float" office:value="-0.566819">
            <text:p>-0.566819</text:p>
          </table:table-cell>
          <table:table-cell office:value-type="float" office:value="4.28341">
            <text:p>4.28341</text:p>
          </table:table-cell>
          <table:table-cell office:value-type="float" office:value="-0.302553">
            <text:p>-0.302553</text:p>
          </table:table-cell>
          <table:table-cell office:value-type="float" office:value="0.151276">
            <text:p>0.151276</text:p>
          </table:table-cell>
          <table:table-cell office:value-type="float" office:value="-1.108605">
            <text:p>-1.10860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243">
            <text:p>10559.243</text:p>
          </table:table-cell>
          <table:table-cell office:value-type="float" office:value="0.287703">
            <text:p>0.287703</text:p>
          </table:table-cell>
          <table:table-cell office:value-type="float" office:value="-1.643852">
            <text:p>-1.643852</text:p>
          </table:table-cell>
          <table:table-cell office:value-type="float" office:value="-0.566819">
            <text:p>-0.566819</text:p>
          </table:table-cell>
          <table:table-cell office:value-type="float" office:value="4.28341">
            <text:p>4.28341</text:p>
          </table:table-cell>
          <table:table-cell office:value-type="float" office:value="-0.302553">
            <text:p>-0.302553</text:p>
          </table:table-cell>
          <table:table-cell office:value-type="float" office:value="0.151276">
            <text:p>0.151276</text:p>
          </table:table-cell>
          <table:table-cell office:value-type="float" office:value="-1.108605">
            <text:p>-1.10860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253">
            <text:p>10559.253</text:p>
          </table:table-cell>
          <table:table-cell office:value-type="float" office:value="0.279829">
            <text:p>0.279829</text:p>
          </table:table-cell>
          <table:table-cell office:value-type="float" office:value="-1.639914">
            <text:p>-1.639914</text:p>
          </table:table-cell>
          <table:table-cell office:value-type="float" office:value="-0.593705">
            <text:p>-0.593705</text:p>
          </table:table-cell>
          <table:table-cell office:value-type="float" office:value="4.296853">
            <text:p>4.296853</text:p>
          </table:table-cell>
          <table:table-cell office:value-type="float" office:value="-0.292488">
            <text:p>-0.292488</text:p>
          </table:table-cell>
          <table:table-cell office:value-type="float" office:value="0.146244">
            <text:p>0.146244</text:p>
          </table:table-cell>
          <table:table-cell office:value-type="float" office:value="-1.132256">
            <text:p>-1.13225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263">
            <text:p>10559.263</text:p>
          </table:table-cell>
          <table:table-cell office:value-type="float" office:value="0.310088">
            <text:p>0.310088</text:p>
          </table:table-cell>
          <table:table-cell office:value-type="float" office:value="-1.655044">
            <text:p>-1.655044</text:p>
          </table:table-cell>
          <table:table-cell office:value-type="float" office:value="-0.574773">
            <text:p>-0.574773</text:p>
          </table:table-cell>
          <table:table-cell office:value-type="float" office:value="4.287387">
            <text:p>4.287387</text:p>
          </table:table-cell>
          <table:table-cell office:value-type="float" office:value="-0.254785">
            <text:p>-0.254785</text:p>
          </table:table-cell>
          <table:table-cell office:value-type="float" office:value="0.127392">
            <text:p>0.127392</text:p>
          </table:table-cell>
          <table:table-cell office:value-type="float" office:value="-1.154252">
            <text:p>-1.15425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263">
            <text:p>10559.263</text:p>
          </table:table-cell>
          <table:table-cell office:value-type="float" office:value="0.310088">
            <text:p>0.310088</text:p>
          </table:table-cell>
          <table:table-cell office:value-type="float" office:value="-1.655044">
            <text:p>-1.655044</text:p>
          </table:table-cell>
          <table:table-cell office:value-type="float" office:value="-0.574773">
            <text:p>-0.574773</text:p>
          </table:table-cell>
          <table:table-cell office:value-type="float" office:value="4.287387">
            <text:p>4.287387</text:p>
          </table:table-cell>
          <table:table-cell office:value-type="float" office:value="-0.254785">
            <text:p>-0.254785</text:p>
          </table:table-cell>
          <table:table-cell office:value-type="float" office:value="0.127392">
            <text:p>0.127392</text:p>
          </table:table-cell>
          <table:table-cell office:value-type="float" office:value="-1.154252">
            <text:p>-1.15425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263">
            <text:p>10559.263</text:p>
          </table:table-cell>
          <table:table-cell office:value-type="float" office:value="0.310088">
            <text:p>0.310088</text:p>
          </table:table-cell>
          <table:table-cell office:value-type="float" office:value="-1.655044">
            <text:p>-1.655044</text:p>
          </table:table-cell>
          <table:table-cell office:value-type="float" office:value="-0.574773">
            <text:p>-0.574773</text:p>
          </table:table-cell>
          <table:table-cell office:value-type="float" office:value="4.287387">
            <text:p>4.287387</text:p>
          </table:table-cell>
          <table:table-cell office:value-type="float" office:value="-0.254785">
            <text:p>-0.254785</text:p>
          </table:table-cell>
          <table:table-cell office:value-type="float" office:value="0.127392">
            <text:p>0.127392</text:p>
          </table:table-cell>
          <table:table-cell office:value-type="float" office:value="-1.154252">
            <text:p>-1.15425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303">
            <text:p>10559.303</text:p>
          </table:table-cell>
          <table:table-cell office:value-type="float" office:value="0.238482">
            <text:p>0.238482</text:p>
          </table:table-cell>
          <table:table-cell office:value-type="float" office:value="-1.619241">
            <text:p>-1.619241</text:p>
          </table:table-cell>
          <table:table-cell office:value-type="float" office:value="-0.5453">
            <text:p>-0.5453</text:p>
          </table:table-cell>
          <table:table-cell office:value-type="float" office:value="4.27265">
            <text:p>4.27265</text:p>
          </table:table-cell>
          <table:table-cell office:value-type="float" office:value="-0.360191">
            <text:p>-0.360191</text:p>
          </table:table-cell>
          <table:table-cell office:value-type="float" office:value="0.180096">
            <text:p>0.180096</text:p>
          </table:table-cell>
          <table:table-cell office:value-type="float" office:value="-1.169152">
            <text:p>-1.16915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303">
            <text:p>10559.303</text:p>
          </table:table-cell>
          <table:table-cell office:value-type="float" office:value="0.238482">
            <text:p>0.238482</text:p>
          </table:table-cell>
          <table:table-cell office:value-type="float" office:value="-1.619241">
            <text:p>-1.619241</text:p>
          </table:table-cell>
          <table:table-cell office:value-type="float" office:value="-0.5453">
            <text:p>-0.5453</text:p>
          </table:table-cell>
          <table:table-cell office:value-type="float" office:value="4.27265">
            <text:p>4.27265</text:p>
          </table:table-cell>
          <table:table-cell office:value-type="float" office:value="-0.360191">
            <text:p>-0.360191</text:p>
          </table:table-cell>
          <table:table-cell office:value-type="float" office:value="0.180096">
            <text:p>0.180096</text:p>
          </table:table-cell>
          <table:table-cell office:value-type="float" office:value="-1.169152">
            <text:p>-1.16915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323">
            <text:p>10559.323</text:p>
          </table:table-cell>
          <table:table-cell office:value-type="float" office:value="0.215224">
            <text:p>0.215224</text:p>
          </table:table-cell>
          <table:table-cell office:value-type="float" office:value="-1.607612">
            <text:p>-1.607612</text:p>
          </table:table-cell>
          <table:table-cell office:value-type="float" office:value="-0.546138">
            <text:p>-0.546138</text:p>
          </table:table-cell>
          <table:table-cell office:value-type="float" office:value="4.273069">
            <text:p>4.273069</text:p>
          </table:table-cell>
          <table:table-cell office:value-type="float" office:value="-0.384313">
            <text:p>-0.384313</text:p>
          </table:table-cell>
          <table:table-cell office:value-type="float" office:value="0.192156">
            <text:p>0.192156</text:p>
          </table:table-cell>
          <table:table-cell office:value-type="float" office:value="-1.147889">
            <text:p>-1.14788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323">
            <text:p>10559.323</text:p>
          </table:table-cell>
          <table:table-cell office:value-type="float" office:value="0.215224">
            <text:p>0.215224</text:p>
          </table:table-cell>
          <table:table-cell office:value-type="float" office:value="-1.607612">
            <text:p>-1.607612</text:p>
          </table:table-cell>
          <table:table-cell office:value-type="float" office:value="-0.546138">
            <text:p>-0.546138</text:p>
          </table:table-cell>
          <table:table-cell office:value-type="float" office:value="4.273069">
            <text:p>4.273069</text:p>
          </table:table-cell>
          <table:table-cell office:value-type="float" office:value="-0.384313">
            <text:p>-0.384313</text:p>
          </table:table-cell>
          <table:table-cell office:value-type="float" office:value="0.192156">
            <text:p>0.192156</text:p>
          </table:table-cell>
          <table:table-cell office:value-type="float" office:value="-1.147889">
            <text:p>-1.14788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343">
            <text:p>10559.343</text:p>
          </table:table-cell>
          <table:table-cell office:value-type="float" office:value="0.254603">
            <text:p>0.254603</text:p>
          </table:table-cell>
          <table:table-cell office:value-type="float" office:value="-1.627301">
            <text:p>-1.627301</text:p>
          </table:table-cell>
          <table:table-cell office:value-type="float" office:value="-0.566359">
            <text:p>-0.566359</text:p>
          </table:table-cell>
          <table:table-cell office:value-type="float" office:value="4.283179">
            <text:p>4.283179</text:p>
          </table:table-cell>
          <table:table-cell office:value-type="float" office:value="-0.35411">
            <text:p>-0.35411</text:p>
          </table:table-cell>
          <table:table-cell office:value-type="float" office:value="0.177055">
            <text:p>0.177055</text:p>
          </table:table-cell>
          <table:table-cell office:value-type="float" office:value="-1.157181">
            <text:p>-1.15718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343">
            <text:p>10559.343</text:p>
          </table:table-cell>
          <table:table-cell office:value-type="float" office:value="0.254603">
            <text:p>0.254603</text:p>
          </table:table-cell>
          <table:table-cell office:value-type="float" office:value="-1.627301">
            <text:p>-1.627301</text:p>
          </table:table-cell>
          <table:table-cell office:value-type="float" office:value="-0.566359">
            <text:p>-0.566359</text:p>
          </table:table-cell>
          <table:table-cell office:value-type="float" office:value="4.283179">
            <text:p>4.283179</text:p>
          </table:table-cell>
          <table:table-cell office:value-type="float" office:value="-0.35411">
            <text:p>-0.35411</text:p>
          </table:table-cell>
          <table:table-cell office:value-type="float" office:value="0.177055">
            <text:p>0.177055</text:p>
          </table:table-cell>
          <table:table-cell office:value-type="float" office:value="-1.157181">
            <text:p>-1.15718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363">
            <text:p>10559.363</text:p>
          </table:table-cell>
          <table:table-cell office:value-type="float" office:value="0.296471">
            <text:p>0.296471</text:p>
          </table:table-cell>
          <table:table-cell office:value-type="float" office:value="-1.648235">
            <text:p>-1.648235</text:p>
          </table:table-cell>
          <table:table-cell office:value-type="float" office:value="-0.545438">
            <text:p>-0.545438</text:p>
          </table:table-cell>
          <table:table-cell office:value-type="float" office:value="4.272719">
            <text:p>4.272719</text:p>
          </table:table-cell>
          <table:table-cell office:value-type="float" office:value="-0.307489">
            <text:p>-0.307489</text:p>
          </table:table-cell>
          <table:table-cell office:value-type="float" office:value="0.153745">
            <text:p>0.153745</text:p>
          </table:table-cell>
          <table:table-cell office:value-type="float" office:value="-1.165223">
            <text:p>-1.16522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373">
            <text:p>10559.373</text:p>
          </table:table-cell>
          <table:table-cell office:value-type="float" office:value="0.312331">
            <text:p>0.312331</text:p>
          </table:table-cell>
          <table:table-cell office:value-type="float" office:value="-1.656165">
            <text:p>-1.656165</text:p>
          </table:table-cell>
          <table:table-cell office:value-type="float" office:value="-0.522594">
            <text:p>-0.522594</text:p>
          </table:table-cell>
          <table:table-cell office:value-type="float" office:value="4.261297">
            <text:p>4.261297</text:p>
          </table:table-cell>
          <table:table-cell office:value-type="float" office:value="-0.285697">
            <text:p>-0.285697</text:p>
          </table:table-cell>
          <table:table-cell office:value-type="float" office:value="0.142849">
            <text:p>0.142849</text:p>
          </table:table-cell>
          <table:table-cell office:value-type="float" office:value="-1.167817">
            <text:p>-1.16781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383">
            <text:p>10559.383</text:p>
          </table:table-cell>
          <table:table-cell office:value-type="float" office:value="0.326513">
            <text:p>0.326513</text:p>
          </table:table-cell>
          <table:table-cell office:value-type="float" office:value="-1.663257">
            <text:p>-1.663257</text:p>
          </table:table-cell>
          <table:table-cell office:value-type="float" office:value="-0.515466">
            <text:p>-0.515466</text:p>
          </table:table-cell>
          <table:table-cell office:value-type="float" office:value="4.257733">
            <text:p>4.257733</text:p>
          </table:table-cell>
          <table:table-cell office:value-type="float" office:value="-0.247031">
            <text:p>-0.247031</text:p>
          </table:table-cell>
          <table:table-cell office:value-type="float" office:value="0.123515">
            <text:p>0.123515</text:p>
          </table:table-cell>
          <table:table-cell office:value-type="float" office:value="-1.170228">
            <text:p>-1.17022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393">
            <text:p>10559.393</text:p>
          </table:table-cell>
          <table:table-cell office:value-type="float" office:value="0.333596">
            <text:p>0.333596</text:p>
          </table:table-cell>
          <table:table-cell office:value-type="float" office:value="-1.666798">
            <text:p>-1.666798</text:p>
          </table:table-cell>
          <table:table-cell office:value-type="float" office:value="-0.540327">
            <text:p>-0.540327</text:p>
          </table:table-cell>
          <table:table-cell office:value-type="float" office:value="4.270163">
            <text:p>4.270163</text:p>
          </table:table-cell>
          <table:table-cell office:value-type="float" office:value="-0.256462">
            <text:p>-0.256462</text:p>
          </table:table-cell>
          <table:table-cell office:value-type="float" office:value="0.128231">
            <text:p>0.128231</text:p>
          </table:table-cell>
          <table:table-cell office:value-type="float" office:value="-1.172471">
            <text:p>-1.17247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393">
            <text:p>10559.393</text:p>
          </table:table-cell>
          <table:table-cell office:value-type="float" office:value="0.333596">
            <text:p>0.333596</text:p>
          </table:table-cell>
          <table:table-cell office:value-type="float" office:value="-1.666798">
            <text:p>-1.666798</text:p>
          </table:table-cell>
          <table:table-cell office:value-type="float" office:value="-0.540327">
            <text:p>-0.540327</text:p>
          </table:table-cell>
          <table:table-cell office:value-type="float" office:value="4.270163">
            <text:p>4.270163</text:p>
          </table:table-cell>
          <table:table-cell office:value-type="float" office:value="-0.256462">
            <text:p>-0.256462</text:p>
          </table:table-cell>
          <table:table-cell office:value-type="float" office:value="0.128231">
            <text:p>0.128231</text:p>
          </table:table-cell>
          <table:table-cell office:value-type="float" office:value="-1.172471">
            <text:p>-1.17247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413">
            <text:p>10559.413</text:p>
          </table:table-cell>
          <table:table-cell office:value-type="float" office:value="0.369313">
            <text:p>0.369313</text:p>
          </table:table-cell>
          <table:table-cell office:value-type="float" office:value="-1.684656">
            <text:p>-1.684656</text:p>
          </table:table-cell>
          <table:table-cell office:value-type="float" office:value="-0.505337">
            <text:p>-0.505337</text:p>
          </table:table-cell>
          <table:table-cell office:value-type="float" office:value="4.252668">
            <text:p>4.252668</text:p>
          </table:table-cell>
          <table:table-cell office:value-type="float" office:value="-0.251971">
            <text:p>-0.251971</text:p>
          </table:table-cell>
          <table:table-cell office:value-type="float" office:value="0.125986">
            <text:p>0.125986</text:p>
          </table:table-cell>
          <table:table-cell office:value-type="float" office:value="-1.171715">
            <text:p>-1.17171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413">
            <text:p>10559.413</text:p>
          </table:table-cell>
          <table:table-cell office:value-type="float" office:value="0.369313">
            <text:p>0.369313</text:p>
          </table:table-cell>
          <table:table-cell office:value-type="float" office:value="-1.684656">
            <text:p>-1.684656</text:p>
          </table:table-cell>
          <table:table-cell office:value-type="float" office:value="-0.505337">
            <text:p>-0.505337</text:p>
          </table:table-cell>
          <table:table-cell office:value-type="float" office:value="4.252668">
            <text:p>4.252668</text:p>
          </table:table-cell>
          <table:table-cell office:value-type="float" office:value="-0.251971">
            <text:p>-0.251971</text:p>
          </table:table-cell>
          <table:table-cell office:value-type="float" office:value="0.125986">
            <text:p>0.125986</text:p>
          </table:table-cell>
          <table:table-cell office:value-type="float" office:value="-1.171715">
            <text:p>-1.17171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433">
            <text:p>10559.433</text:p>
          </table:table-cell>
          <table:table-cell office:value-type="float" office:value="0.351709">
            <text:p>0.351709</text:p>
          </table:table-cell>
          <table:table-cell office:value-type="float" office:value="-1.675855">
            <text:p>-1.675855</text:p>
          </table:table-cell>
          <table:table-cell office:value-type="float" office:value="-0.516641">
            <text:p>-0.516641</text:p>
          </table:table-cell>
          <table:table-cell office:value-type="float" office:value="4.258321">
            <text:p>4.258321</text:p>
          </table:table-cell>
          <table:table-cell office:value-type="float" office:value="-0.264021">
            <text:p>-0.264021</text:p>
          </table:table-cell>
          <table:table-cell office:value-type="float" office:value="0.132011">
            <text:p>0.132011</text:p>
          </table:table-cell>
          <table:table-cell office:value-type="float" office:value="-1.166611">
            <text:p>-1.16661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443">
            <text:p>10559.443</text:p>
          </table:table-cell>
          <table:table-cell office:value-type="float" office:value="0.36367">
            <text:p>0.36367</text:p>
          </table:table-cell>
          <table:table-cell office:value-type="float" office:value="-1.681835">
            <text:p>-1.681835</text:p>
          </table:table-cell>
          <table:table-cell office:value-type="float" office:value="-0.491449">
            <text:p>-0.491449</text:p>
          </table:table-cell>
          <table:table-cell office:value-type="float" office:value="4.245724">
            <text:p>4.245724</text:p>
          </table:table-cell>
          <table:table-cell office:value-type="float" office:value="-0.266418">
            <text:p>-0.266418</text:p>
          </table:table-cell>
          <table:table-cell office:value-type="float" office:value="0.133209">
            <text:p>0.133209</text:p>
          </table:table-cell>
          <table:table-cell office:value-type="float" office:value="-1.164323">
            <text:p>-1.16432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453">
            <text:p>10559.453</text:p>
          </table:table-cell>
          <table:table-cell office:value-type="float" office:value="0.347896">
            <text:p>0.347896</text:p>
          </table:table-cell>
          <table:table-cell office:value-type="float" office:value="-1.673948">
            <text:p>-1.673948</text:p>
          </table:table-cell>
          <table:table-cell office:value-type="float" office:value="-0.506914">
            <text:p>-0.506914</text:p>
          </table:table-cell>
          <table:table-cell office:value-type="float" office:value="4.253457">
            <text:p>4.253457</text:p>
          </table:table-cell>
          <table:table-cell office:value-type="float" office:value="-0.289401">
            <text:p>-0.289401</text:p>
          </table:table-cell>
          <table:table-cell office:value-type="float" office:value="0.144701">
            <text:p>0.144701</text:p>
          </table:table-cell>
          <table:table-cell office:value-type="float" office:value="-1.159585">
            <text:p>-1.15958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463">
            <text:p>10559.463</text:p>
          </table:table-cell>
          <table:table-cell office:value-type="float" office:value="0.376744">
            <text:p>0.376744</text:p>
          </table:table-cell>
          <table:table-cell office:value-type="float" office:value="-1.688372">
            <text:p>-1.688372</text:p>
          </table:table-cell>
          <table:table-cell office:value-type="float" office:value="-0.459566">
            <text:p>-0.459566</text:p>
          </table:table-cell>
          <table:table-cell office:value-type="float" office:value="4.229783">
            <text:p>4.229783</text:p>
          </table:table-cell>
          <table:table-cell office:value-type="float" office:value="-0.253409">
            <text:p>-0.253409</text:p>
          </table:table-cell>
          <table:table-cell office:value-type="float" office:value="0.126705">
            <text:p>0.126705</text:p>
          </table:table-cell>
          <table:table-cell office:value-type="float" office:value="-1.155183">
            <text:p>-1.15518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473">
            <text:p>10559.473</text:p>
          </table:table-cell>
          <table:table-cell office:value-type="float" office:value="0.384721">
            <text:p>0.384721</text:p>
          </table:table-cell>
          <table:table-cell office:value-type="float" office:value="-1.692361">
            <text:p>-1.692361</text:p>
          </table:table-cell>
          <table:table-cell office:value-type="float" office:value="-0.442474">
            <text:p>-0.442474</text:p>
          </table:table-cell>
          <table:table-cell office:value-type="float" office:value="4.221237">
            <text:p>4.221237</text:p>
          </table:table-cell>
          <table:table-cell office:value-type="float" office:value="-0.223288">
            <text:p>-0.223288</text:p>
          </table:table-cell>
          <table:table-cell office:value-type="float" office:value="0.111644">
            <text:p>0.111644</text:p>
          </table:table-cell>
          <table:table-cell office:value-type="float" office:value="-1.151086">
            <text:p>-1.15108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483">
            <text:p>10559.483</text:p>
          </table:table-cell>
          <table:table-cell office:value-type="float" office:value="0.402003">
            <text:p>0.402003</text:p>
          </table:table-cell>
          <table:table-cell office:value-type="float" office:value="-1.701001">
            <text:p>-1.701001</text:p>
          </table:table-cell>
          <table:table-cell office:value-type="float" office:value="-0.440056">
            <text:p>-0.440056</text:p>
          </table:table-cell>
          <table:table-cell office:value-type="float" office:value="4.220028">
            <text:p>4.220028</text:p>
          </table:table-cell>
          <table:table-cell office:value-type="float" office:value="-0.209794">
            <text:p>-0.209794</text:p>
          </table:table-cell>
          <table:table-cell office:value-type="float" office:value="0.104897">
            <text:p>0.104897</text:p>
          </table:table-cell>
          <table:table-cell office:value-type="float" office:value="-1.147279">
            <text:p>-1.14727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493">
            <text:p>10559.493</text:p>
          </table:table-cell>
          <table:table-cell office:value-type="float" office:value="0.417409">
            <text:p>0.417409</text:p>
          </table:table-cell>
          <table:table-cell office:value-type="float" office:value="-1.708704">
            <text:p>-1.708704</text:p>
          </table:table-cell>
          <table:table-cell office:value-type="float" office:value="-0.387993">
            <text:p>-0.387993</text:p>
          </table:table-cell>
          <table:table-cell office:value-type="float" office:value="4.193996">
            <text:p>4.193996</text:p>
          </table:table-cell>
          <table:table-cell office:value-type="float" office:value="-0.184107">
            <text:p>-0.184107</text:p>
          </table:table-cell>
          <table:table-cell office:value-type="float" office:value="0.092054">
            <text:p>0.092054</text:p>
          </table:table-cell>
          <table:table-cell office:value-type="float" office:value="-1.148522">
            <text:p>-1.14852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503">
            <text:p>10559.503</text:p>
          </table:table-cell>
          <table:table-cell office:value-type="float" office:value="0.41936">
            <text:p>0.41936</text:p>
          </table:table-cell>
          <table:table-cell office:value-type="float" office:value="-1.70968">
            <text:p>-1.70968</text:p>
          </table:table-cell>
          <table:table-cell office:value-type="float" office:value="-0.369864">
            <text:p>-0.369864</text:p>
          </table:table-cell>
          <table:table-cell office:value-type="float" office:value="4.184932">
            <text:p>4.184932</text:p>
          </table:table-cell>
          <table:table-cell office:value-type="float" office:value="-0.192196">
            <text:p>-0.192196</text:p>
          </table:table-cell>
          <table:table-cell office:value-type="float" office:value="0.096098">
            <text:p>0.096098</text:p>
          </table:table-cell>
          <table:table-cell office:value-type="float" office:value="-1.149674">
            <text:p>-1.14967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513">
            <text:p>10559.513</text:p>
          </table:table-cell>
          <table:table-cell office:value-type="float" office:value="0.39969">
            <text:p>0.39969</text:p>
          </table:table-cell>
          <table:table-cell office:value-type="float" office:value="-1.699845">
            <text:p>-1.699845</text:p>
          </table:table-cell>
          <table:table-cell office:value-type="float" office:value="-0.364035">
            <text:p>-0.364035</text:p>
          </table:table-cell>
          <table:table-cell office:value-type="float" office:value="4.182017">
            <text:p>4.182017</text:p>
          </table:table-cell>
          <table:table-cell office:value-type="float" office:value="-0.186145">
            <text:p>-0.186145</text:p>
          </table:table-cell>
          <table:table-cell office:value-type="float" office:value="0.093072">
            <text:p>0.093072</text:p>
          </table:table-cell>
          <table:table-cell office:value-type="float" office:value="-1.15075">
            <text:p>-1.1507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523">
            <text:p>10559.523</text:p>
          </table:table-cell>
          <table:table-cell office:value-type="float" office:value="0.397598">
            <text:p>0.397598</text:p>
          </table:table-cell>
          <table:table-cell office:value-type="float" office:value="-1.698799">
            <text:p>-1.698799</text:p>
          </table:table-cell>
          <table:table-cell office:value-type="float" office:value="-0.341694">
            <text:p>-0.341694</text:p>
          </table:table-cell>
          <table:table-cell office:value-type="float" office:value="4.170847">
            <text:p>4.170847</text:p>
          </table:table-cell>
          <table:table-cell office:value-type="float" office:value="-0.20376">
            <text:p>-0.20376</text:p>
          </table:table-cell>
          <table:table-cell office:value-type="float" office:value="0.10188">
            <text:p>0.10188</text:p>
          </table:table-cell>
          <table:table-cell office:value-type="float" office:value="-1.151749">
            <text:p>-1.15174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523">
            <text:p>10559.523</text:p>
          </table:table-cell>
          <table:table-cell office:value-type="float" office:value="0.397598">
            <text:p>0.397598</text:p>
          </table:table-cell>
          <table:table-cell office:value-type="float" office:value="-1.698799">
            <text:p>-1.698799</text:p>
          </table:table-cell>
          <table:table-cell office:value-type="float" office:value="-0.341694">
            <text:p>-0.341694</text:p>
          </table:table-cell>
          <table:table-cell office:value-type="float" office:value="4.170847">
            <text:p>4.170847</text:p>
          </table:table-cell>
          <table:table-cell office:value-type="float" office:value="-0.20376">
            <text:p>-0.20376</text:p>
          </table:table-cell>
          <table:table-cell office:value-type="float" office:value="0.10188">
            <text:p>0.10188</text:p>
          </table:table-cell>
          <table:table-cell office:value-type="float" office:value="-1.151749">
            <text:p>-1.15174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543">
            <text:p>10559.543</text:p>
          </table:table-cell>
          <table:table-cell office:value-type="float" office:value="0.40035">
            <text:p>0.40035</text:p>
          </table:table-cell>
          <table:table-cell office:value-type="float" office:value="-1.700175">
            <text:p>-1.700175</text:p>
          </table:table-cell>
          <table:table-cell office:value-type="float" office:value="-0.313752">
            <text:p>-0.313752</text:p>
          </table:table-cell>
          <table:table-cell office:value-type="float" office:value="4.156876">
            <text:p>4.156876</text:p>
          </table:table-cell>
          <table:table-cell office:value-type="float" office:value="-0.226327">
            <text:p>-0.226327</text:p>
          </table:table-cell>
          <table:table-cell office:value-type="float" office:value="0.113163">
            <text:p>0.113163</text:p>
          </table:table-cell>
          <table:table-cell office:value-type="float" office:value="-1.148614">
            <text:p>-1.14861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553">
            <text:p>10559.553</text:p>
          </table:table-cell>
          <table:table-cell office:value-type="float" office:value="0.42792">
            <text:p>0.42792</text:p>
          </table:table-cell>
          <table:table-cell office:value-type="float" office:value="-1.71396">
            <text:p>-1.71396</text:p>
          </table:table-cell>
          <table:table-cell office:value-type="float" office:value="-0.298758">
            <text:p>-0.298758</text:p>
          </table:table-cell>
          <table:table-cell office:value-type="float" office:value="4.149379">
            <text:p>4.149379</text:p>
          </table:table-cell>
          <table:table-cell office:value-type="float" office:value="-0.19841">
            <text:p>-0.19841</text:p>
          </table:table-cell>
          <table:table-cell office:value-type="float" office:value="0.099205">
            <text:p>0.099205</text:p>
          </table:table-cell>
          <table:table-cell office:value-type="float" office:value="-1.144829">
            <text:p>-1.14482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563">
            <text:p>10559.563</text:p>
          </table:table-cell>
          <table:table-cell office:value-type="float" office:value="0.423429">
            <text:p>0.423429</text:p>
          </table:table-cell>
          <table:table-cell office:value-type="float" office:value="-1.711715">
            <text:p>-1.711715</text:p>
          </table:table-cell>
          <table:table-cell office:value-type="float" office:value="-0.291625">
            <text:p>-0.291625</text:p>
          </table:table-cell>
          <table:table-cell office:value-type="float" office:value="4.145813">
            <text:p>4.145813</text:p>
          </table:table-cell>
          <table:table-cell office:value-type="float" office:value="-0.189741">
            <text:p>-0.189741</text:p>
          </table:table-cell>
          <table:table-cell office:value-type="float" office:value="0.094871">
            <text:p>0.094871</text:p>
          </table:table-cell>
          <table:table-cell office:value-type="float" office:value="-1.141312">
            <text:p>-1.14131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573">
            <text:p>10559.573</text:p>
          </table:table-cell>
          <table:table-cell office:value-type="float" office:value="0.439955">
            <text:p>0.439955</text:p>
          </table:table-cell>
          <table:table-cell office:value-type="float" office:value="-1.719977">
            <text:p>-1.719977</text:p>
          </table:table-cell>
          <table:table-cell office:value-type="float" office:value="-0.276415">
            <text:p>-0.276415</text:p>
          </table:table-cell>
          <table:table-cell office:value-type="float" office:value="4.138208">
            <text:p>4.138208</text:p>
          </table:table-cell>
          <table:table-cell office:value-type="float" office:value="-0.165977">
            <text:p>-0.165977</text:p>
          </table:table-cell>
          <table:table-cell office:value-type="float" office:value="0.082989">
            <text:p>0.082989</text:p>
          </table:table-cell>
          <table:table-cell office:value-type="float" office:value="-1.138039">
            <text:p>-1.13803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583">
            <text:p>10559.583</text:p>
          </table:table-cell>
          <table:table-cell office:value-type="float" office:value="0.43661">
            <text:p>0.43661</text:p>
          </table:table-cell>
          <table:table-cell office:value-type="float" office:value="-1.718305">
            <text:p>-1.718305</text:p>
          </table:table-cell>
          <table:table-cell office:value-type="float" office:value="-0.279215">
            <text:p>-0.279215</text:p>
          </table:table-cell>
          <table:table-cell office:value-type="float" office:value="4.139608">
            <text:p>4.139608</text:p>
          </table:table-cell>
          <table:table-cell office:value-type="float" office:value="-0.153338">
            <text:p>-0.153338</text:p>
          </table:table-cell>
          <table:table-cell office:value-type="float" office:value="0.076669">
            <text:p>0.076669</text:p>
          </table:table-cell>
          <table:table-cell office:value-type="float" office:value="-1.14267">
            <text:p>-1.1426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593">
            <text:p>10559.593</text:p>
          </table:table-cell>
          <table:table-cell office:value-type="float" office:value="0.418479">
            <text:p>0.418479</text:p>
          </table:table-cell>
          <table:table-cell office:value-type="float" office:value="-1.709239">
            <text:p>-1.709239</text:p>
          </table:table-cell>
          <table:table-cell office:value-type="float" office:value="-0.297717">
            <text:p>-0.297717</text:p>
          </table:table-cell>
          <table:table-cell office:value-type="float" office:value="4.148858">
            <text:p>4.148858</text:p>
          </table:table-cell>
          <table:table-cell office:value-type="float" office:value="-0.160368">
            <text:p>-0.160368</text:p>
          </table:table-cell>
          <table:table-cell office:value-type="float" office:value="0.080184">
            <text:p>0.080184</text:p>
          </table:table-cell>
          <table:table-cell office:value-type="float" office:value="-1.146981">
            <text:p>-1.14698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613">
            <text:p>10559.613</text:p>
          </table:table-cell>
          <table:table-cell office:value-type="float" office:value="0.400502">
            <text:p>0.400502</text:p>
          </table:table-cell>
          <table:table-cell office:value-type="float" office:value="-1.700251">
            <text:p>-1.700251</text:p>
          </table:table-cell>
          <table:table-cell office:value-type="float" office:value="-0.292233">
            <text:p>-0.292233</text:p>
          </table:table-cell>
          <table:table-cell office:value-type="float" office:value="4.146116">
            <text:p>4.146116</text:p>
          </table:table-cell>
          <table:table-cell office:value-type="float" office:value="-0.111985">
            <text:p>-0.111985</text:p>
          </table:table-cell>
          <table:table-cell office:value-type="float" office:value="0.055993">
            <text:p>0.055993</text:p>
          </table:table-cell>
          <table:table-cell office:value-type="float" office:value="-1.154717">
            <text:p>-1.15471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613">
            <text:p>10559.613</text:p>
          </table:table-cell>
          <table:table-cell office:value-type="float" office:value="0.400502">
            <text:p>0.400502</text:p>
          </table:table-cell>
          <table:table-cell office:value-type="float" office:value="-1.700251">
            <text:p>-1.700251</text:p>
          </table:table-cell>
          <table:table-cell office:value-type="float" office:value="-0.292233">
            <text:p>-0.292233</text:p>
          </table:table-cell>
          <table:table-cell office:value-type="float" office:value="4.146116">
            <text:p>4.146116</text:p>
          </table:table-cell>
          <table:table-cell office:value-type="float" office:value="-0.111985">
            <text:p>-0.111985</text:p>
          </table:table-cell>
          <table:table-cell office:value-type="float" office:value="0.055993">
            <text:p>0.055993</text:p>
          </table:table-cell>
          <table:table-cell office:value-type="float" office:value="-1.154717">
            <text:p>-1.15471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623">
            <text:p>10559.623</text:p>
          </table:table-cell>
          <table:table-cell office:value-type="float" office:value="0.389457">
            <text:p>0.389457</text:p>
          </table:table-cell>
          <table:table-cell office:value-type="float" office:value="-1.694728">
            <text:p>-1.694728</text:p>
          </table:table-cell>
          <table:table-cell office:value-type="float" office:value="-0.290042">
            <text:p>-0.290042</text:p>
          </table:table-cell>
          <table:table-cell office:value-type="float" office:value="4.145021">
            <text:p>4.145021</text:p>
          </table:table-cell>
          <table:table-cell office:value-type="float" office:value="-0.099339">
            <text:p>-0.099339</text:p>
          </table:table-cell>
          <table:table-cell office:value-type="float" office:value="0.04967">
            <text:p>0.04967</text:p>
          </table:table-cell>
          <table:table-cell office:value-type="float" office:value="-1.152245">
            <text:p>-1.15224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643">
            <text:p>10559.643</text:p>
          </table:table-cell>
          <table:table-cell office:value-type="float" office:value="0.383796">
            <text:p>0.383796</text:p>
          </table:table-cell>
          <table:table-cell office:value-type="float" office:value="-1.691898">
            <text:p>-1.691898</text:p>
          </table:table-cell>
          <table:table-cell office:value-type="float" office:value="-0.278407">
            <text:p>-0.278407</text:p>
          </table:table-cell>
          <table:table-cell office:value-type="float" office:value="4.139203">
            <text:p>4.139203</text:p>
          </table:table-cell>
          <table:table-cell office:value-type="float" office:value="-0.09087">
            <text:p>-0.09087</text:p>
          </table:table-cell>
          <table:table-cell office:value-type="float" office:value="0.045435">
            <text:p>0.045435</text:p>
          </table:table-cell>
          <table:table-cell office:value-type="float" office:value="-1.147813">
            <text:p>-1.1478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643">
            <text:p>10559.643</text:p>
          </table:table-cell>
          <table:table-cell office:value-type="float" office:value="0.383796">
            <text:p>0.383796</text:p>
          </table:table-cell>
          <table:table-cell office:value-type="float" office:value="-1.691898">
            <text:p>-1.691898</text:p>
          </table:table-cell>
          <table:table-cell office:value-type="float" office:value="-0.278407">
            <text:p>-0.278407</text:p>
          </table:table-cell>
          <table:table-cell office:value-type="float" office:value="4.139203">
            <text:p>4.139203</text:p>
          </table:table-cell>
          <table:table-cell office:value-type="float" office:value="-0.09087">
            <text:p>-0.09087</text:p>
          </table:table-cell>
          <table:table-cell office:value-type="float" office:value="0.045435">
            <text:p>0.045435</text:p>
          </table:table-cell>
          <table:table-cell office:value-type="float" office:value="-1.147813">
            <text:p>-1.14781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653">
            <text:p>10559.653</text:p>
          </table:table-cell>
          <table:table-cell office:value-type="float" office:value="0.355372">
            <text:p>0.355372</text:p>
          </table:table-cell>
          <table:table-cell office:value-type="float" office:value="-1.677686">
            <text:p>-1.677686</text:p>
          </table:table-cell>
          <table:table-cell office:value-type="float" office:value="-0.273855">
            <text:p>-0.273855</text:p>
          </table:table-cell>
          <table:table-cell office:value-type="float" office:value="4.136927">
            <text:p>4.136927</text:p>
          </table:table-cell>
          <table:table-cell office:value-type="float" office:value="-0.07656">
            <text:p>-0.07656</text:p>
          </table:table-cell>
          <table:table-cell office:value-type="float" office:value="0.03828">
            <text:p>0.03828</text:p>
          </table:table-cell>
          <table:table-cell office:value-type="float" office:value="-1.145829">
            <text:p>-1.14582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663">
            <text:p>10559.663</text:p>
          </table:table-cell>
          <table:table-cell office:value-type="float" office:value="0.370797">
            <text:p>0.370797</text:p>
          </table:table-cell>
          <table:table-cell office:value-type="float" office:value="-1.685399">
            <text:p>-1.685399</text:p>
          </table:table-cell>
          <table:table-cell office:value-type="float" office:value="-0.24686">
            <text:p>-0.24686</text:p>
          </table:table-cell>
          <table:table-cell office:value-type="float" office:value="4.12343">
            <text:p>4.12343</text:p>
          </table:table-cell>
          <table:table-cell office:value-type="float" office:value="-0.070461">
            <text:p>-0.070461</text:p>
          </table:table-cell>
          <table:table-cell office:value-type="float" office:value="0.03523">
            <text:p>0.03523</text:p>
          </table:table-cell>
          <table:table-cell office:value-type="float" office:value="-1.141228">
            <text:p>-1.14122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683">
            <text:p>10559.683</text:p>
          </table:table-cell>
          <table:table-cell office:value-type="float" office:value="0.34884">
            <text:p>0.34884</text:p>
          </table:table-cell>
          <table:table-cell office:value-type="float" office:value="-1.67442">
            <text:p>-1.67442</text:p>
          </table:table-cell>
          <table:table-cell office:value-type="float" office:value="-0.227883">
            <text:p>-0.227883</text:p>
          </table:table-cell>
          <table:table-cell office:value-type="float" office:value="4.113941">
            <text:p>4.113941</text:p>
          </table:table-cell>
          <table:table-cell office:value-type="float" office:value="-0.115162">
            <text:p>-0.115162</text:p>
          </table:table-cell>
          <table:table-cell office:value-type="float" office:value="0.057581">
            <text:p>0.057581</text:p>
          </table:table-cell>
          <table:table-cell office:value-type="float" office:value="-1.132966">
            <text:p>-1.13296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683">
            <text:p>10559.683</text:p>
          </table:table-cell>
          <table:table-cell office:value-type="float" office:value="0.34884">
            <text:p>0.34884</text:p>
          </table:table-cell>
          <table:table-cell office:value-type="float" office:value="-1.67442">
            <text:p>-1.67442</text:p>
          </table:table-cell>
          <table:table-cell office:value-type="float" office:value="-0.227883">
            <text:p>-0.227883</text:p>
          </table:table-cell>
          <table:table-cell office:value-type="float" office:value="4.113941">
            <text:p>4.113941</text:p>
          </table:table-cell>
          <table:table-cell office:value-type="float" office:value="-0.115162">
            <text:p>-0.115162</text:p>
          </table:table-cell>
          <table:table-cell office:value-type="float" office:value="0.057581">
            <text:p>0.057581</text:p>
          </table:table-cell>
          <table:table-cell office:value-type="float" office:value="-1.132966">
            <text:p>-1.13296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703">
            <text:p>10559.703</text:p>
          </table:table-cell>
          <table:table-cell office:value-type="float" office:value="0.320235">
            <text:p>0.320235</text:p>
          </table:table-cell>
          <table:table-cell office:value-type="float" office:value="-1.660117">
            <text:p>-1.660117</text:p>
          </table:table-cell>
          <table:table-cell office:value-type="float" office:value="-0.240746">
            <text:p>-0.240746</text:p>
          </table:table-cell>
          <table:table-cell office:value-type="float" office:value="4.120373">
            <text:p>4.120373</text:p>
          </table:table-cell>
          <table:table-cell office:value-type="float" office:value="-0.104526">
            <text:p>-0.104526</text:p>
          </table:table-cell>
          <table:table-cell office:value-type="float" office:value="0.052263">
            <text:p>0.052263</text:p>
          </table:table-cell>
          <table:table-cell office:value-type="float" office:value="-1.109299">
            <text:p>-1.10929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703">
            <text:p>10559.703</text:p>
          </table:table-cell>
          <table:table-cell office:value-type="float" office:value="0.320235">
            <text:p>0.320235</text:p>
          </table:table-cell>
          <table:table-cell office:value-type="float" office:value="-1.660117">
            <text:p>-1.660117</text:p>
          </table:table-cell>
          <table:table-cell office:value-type="float" office:value="-0.240746">
            <text:p>-0.240746</text:p>
          </table:table-cell>
          <table:table-cell office:value-type="float" office:value="4.120373">
            <text:p>4.120373</text:p>
          </table:table-cell>
          <table:table-cell office:value-type="float" office:value="-0.104526">
            <text:p>-0.104526</text:p>
          </table:table-cell>
          <table:table-cell office:value-type="float" office:value="0.052263">
            <text:p>0.052263</text:p>
          </table:table-cell>
          <table:table-cell office:value-type="float" office:value="-1.109299">
            <text:p>-1.10929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723">
            <text:p>10559.723</text:p>
          </table:table-cell>
          <table:table-cell office:value-type="float" office:value="0.320483">
            <text:p>0.320483</text:p>
          </table:table-cell>
          <table:table-cell office:value-type="float" office:value="-1.660242">
            <text:p>-1.660242</text:p>
          </table:table-cell>
          <table:table-cell office:value-type="float" office:value="-0.188506">
            <text:p>-0.188506</text:p>
          </table:table-cell>
          <table:table-cell office:value-type="float" office:value="4.094253">
            <text:p>4.094253</text:p>
          </table:table-cell>
          <table:table-cell office:value-type="float" office:value="-0.094956">
            <text:p>-0.094956</text:p>
          </table:table-cell>
          <table:table-cell office:value-type="float" office:value="0.047478">
            <text:p>0.047478</text:p>
          </table:table-cell>
          <table:table-cell office:value-type="float" office:value="-1.073456">
            <text:p>-1.07345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723">
            <text:p>10559.723</text:p>
          </table:table-cell>
          <table:table-cell office:value-type="float" office:value="0.320483">
            <text:p>0.320483</text:p>
          </table:table-cell>
          <table:table-cell office:value-type="float" office:value="-1.660242">
            <text:p>-1.660242</text:p>
          </table:table-cell>
          <table:table-cell office:value-type="float" office:value="-0.188506">
            <text:p>-0.188506</text:p>
          </table:table-cell>
          <table:table-cell office:value-type="float" office:value="4.094253">
            <text:p>4.094253</text:p>
          </table:table-cell>
          <table:table-cell office:value-type="float" office:value="-0.094956">
            <text:p>-0.094956</text:p>
          </table:table-cell>
          <table:table-cell office:value-type="float" office:value="0.047478">
            <text:p>0.047478</text:p>
          </table:table-cell>
          <table:table-cell office:value-type="float" office:value="-1.073456">
            <text:p>-1.07345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743">
            <text:p>10559.743</text:p>
          </table:table-cell>
          <table:table-cell office:value-type="float" office:value="0.282124">
            <text:p>0.282124</text:p>
          </table:table-cell>
          <table:table-cell office:value-type="float" office:value="-1.641062">
            <text:p>-1.641062</text:p>
          </table:table-cell>
          <table:table-cell office:value-type="float" office:value="-0.175794">
            <text:p>-0.175794</text:p>
          </table:table-cell>
          <table:table-cell office:value-type="float" office:value="4.087897">
            <text:p>4.087897</text:p>
          </table:table-cell>
          <table:table-cell office:value-type="float" office:value="-0.111278">
            <text:p>-0.111278</text:p>
          </table:table-cell>
          <table:table-cell office:value-type="float" office:value="0.055639">
            <text:p>0.055639</text:p>
          </table:table-cell>
          <table:table-cell office:value-type="float" office:value="-1.045212">
            <text:p>-1.04521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743">
            <text:p>10559.743</text:p>
          </table:table-cell>
          <table:table-cell office:value-type="float" office:value="0.282124">
            <text:p>0.282124</text:p>
          </table:table-cell>
          <table:table-cell office:value-type="float" office:value="-1.641062">
            <text:p>-1.641062</text:p>
          </table:table-cell>
          <table:table-cell office:value-type="float" office:value="-0.175794">
            <text:p>-0.175794</text:p>
          </table:table-cell>
          <table:table-cell office:value-type="float" office:value="4.087897">
            <text:p>4.087897</text:p>
          </table:table-cell>
          <table:table-cell office:value-type="float" office:value="-0.111278">
            <text:p>-0.111278</text:p>
          </table:table-cell>
          <table:table-cell office:value-type="float" office:value="0.055639">
            <text:p>0.055639</text:p>
          </table:table-cell>
          <table:table-cell office:value-type="float" office:value="-1.045212">
            <text:p>-1.04521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763">
            <text:p>10559.763</text:p>
          </table:table-cell>
          <table:table-cell office:value-type="float" office:value="0.235064">
            <text:p>0.235064</text:p>
          </table:table-cell>
          <table:table-cell office:value-type="float" office:value="-1.617532">
            <text:p>-1.617532</text:p>
          </table:table-cell>
          <table:table-cell office:value-type="float" office:value="-0.154531">
            <text:p>-0.154531</text:p>
          </table:table-cell>
          <table:table-cell office:value-type="float" office:value="4.077266">
            <text:p>4.077266</text:p>
          </table:table-cell>
          <table:table-cell office:value-type="float" office:value="-0.163776">
            <text:p>-0.163776</text:p>
          </table:table-cell>
          <table:table-cell office:value-type="float" office:value="0.081888">
            <text:p>0.081888</text:p>
          </table:table-cell>
          <table:table-cell office:value-type="float" office:value="-1.023347">
            <text:p>-1.02334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773">
            <text:p>10559.773</text:p>
          </table:table-cell>
          <table:table-cell office:value-type="float" office:value="0.246824">
            <text:p>0.246824</text:p>
          </table:table-cell>
          <table:table-cell office:value-type="float" office:value="-1.623412">
            <text:p>-1.623412</text:p>
          </table:table-cell>
          <table:table-cell office:value-type="float" office:value="-0.13839">
            <text:p>-0.13839</text:p>
          </table:table-cell>
          <table:table-cell office:value-type="float" office:value="4.069195">
            <text:p>4.069195</text:p>
          </table:table-cell>
          <table:table-cell office:value-type="float" office:value="-0.133388">
            <text:p>-0.133388</text:p>
          </table:table-cell>
          <table:table-cell office:value-type="float" office:value="0.066694">
            <text:p>0.066694</text:p>
          </table:table-cell>
          <table:table-cell office:value-type="float" office:value="-1.01355">
            <text:p>-1.0135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773">
            <text:p>10559.773</text:p>
          </table:table-cell>
          <table:table-cell office:value-type="float" office:value="0.246824">
            <text:p>0.246824</text:p>
          </table:table-cell>
          <table:table-cell office:value-type="float" office:value="-1.623412">
            <text:p>-1.623412</text:p>
          </table:table-cell>
          <table:table-cell office:value-type="float" office:value="-0.13839">
            <text:p>-0.13839</text:p>
          </table:table-cell>
          <table:table-cell office:value-type="float" office:value="4.069195">
            <text:p>4.069195</text:p>
          </table:table-cell>
          <table:table-cell office:value-type="float" office:value="-0.133388">
            <text:p>-0.133388</text:p>
          </table:table-cell>
          <table:table-cell office:value-type="float" office:value="0.066694">
            <text:p>0.066694</text:p>
          </table:table-cell>
          <table:table-cell office:value-type="float" office:value="-1.01355">
            <text:p>-1.0135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783">
            <text:p>10559.783</text:p>
          </table:table-cell>
          <table:table-cell office:value-type="float" office:value="0.236586">
            <text:p>0.236586</text:p>
          </table:table-cell>
          <table:table-cell office:value-type="float" office:value="-1.618293">
            <text:p>-1.618293</text:p>
          </table:table-cell>
          <table:table-cell office:value-type="float" office:value="-0.135702">
            <text:p>-0.135702</text:p>
          </table:table-cell>
          <table:table-cell office:value-type="float" office:value="4.067851">
            <text:p>4.067851</text:p>
          </table:table-cell>
          <table:table-cell office:value-type="float" office:value="-0.133243">
            <text:p>-0.133243</text:p>
          </table:table-cell>
          <table:table-cell office:value-type="float" office:value="0.066622">
            <text:p>0.066622</text:p>
          </table:table-cell>
          <table:table-cell office:value-type="float" office:value="-1.029656">
            <text:p>-1.02965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803">
            <text:p>10559.803</text:p>
          </table:table-cell>
          <table:table-cell office:value-type="float" office:value="0.253469">
            <text:p>0.253469</text:p>
          </table:table-cell>
          <table:table-cell office:value-type="float" office:value="-1.626735">
            <text:p>-1.626735</text:p>
          </table:table-cell>
          <table:table-cell office:value-type="float" office:value="-0.085091">
            <text:p>-0.085091</text:p>
          </table:table-cell>
          <table:table-cell office:value-type="float" office:value="4.042546">
            <text:p>4.042546</text:p>
          </table:table-cell>
          <table:table-cell office:value-type="float" office:value="-0.122388">
            <text:p>-0.122388</text:p>
          </table:table-cell>
          <table:table-cell office:value-type="float" office:value="0.061194">
            <text:p>0.061194</text:p>
          </table:table-cell>
          <table:table-cell office:value-type="float" office:value="-1.058556">
            <text:p>-1.05855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813">
            <text:p>10559.813</text:p>
          </table:table-cell>
          <table:table-cell office:value-type="float" office:value="0.248435">
            <text:p>0.248435</text:p>
          </table:table-cell>
          <table:table-cell office:value-type="float" office:value="-1.624217">
            <text:p>-1.624217</text:p>
          </table:table-cell>
          <table:table-cell office:value-type="float" office:value="-0.096835">
            <text:p>-0.096835</text:p>
          </table:table-cell>
          <table:table-cell office:value-type="float" office:value="4.048418">
            <text:p>4.048418</text:p>
          </table:table-cell>
          <table:table-cell office:value-type="float" office:value="-0.13757">
            <text:p>-0.13757</text:p>
          </table:table-cell>
          <table:table-cell office:value-type="float" office:value="0.068785">
            <text:p>0.068785</text:p>
          </table:table-cell>
          <table:table-cell office:value-type="float" office:value="-1.071511">
            <text:p>-1.07151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813">
            <text:p>10559.813</text:p>
          </table:table-cell>
          <table:table-cell office:value-type="float" office:value="0.248435">
            <text:p>0.248435</text:p>
          </table:table-cell>
          <table:table-cell office:value-type="float" office:value="-1.624217">
            <text:p>-1.624217</text:p>
          </table:table-cell>
          <table:table-cell office:value-type="float" office:value="-0.096835">
            <text:p>-0.096835</text:p>
          </table:table-cell>
          <table:table-cell office:value-type="float" office:value="4.048418">
            <text:p>4.048418</text:p>
          </table:table-cell>
          <table:table-cell office:value-type="float" office:value="-0.13757">
            <text:p>-0.13757</text:p>
          </table:table-cell>
          <table:table-cell office:value-type="float" office:value="0.068785">
            <text:p>0.068785</text:p>
          </table:table-cell>
          <table:table-cell office:value-type="float" office:value="-1.071511">
            <text:p>-1.07151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833">
            <text:p>10559.833</text:p>
          </table:table-cell>
          <table:table-cell office:value-type="float" office:value="0.243565">
            <text:p>0.243565</text:p>
          </table:table-cell>
          <table:table-cell office:value-type="float" office:value="-1.621782">
            <text:p>-1.621782</text:p>
          </table:table-cell>
          <table:table-cell office:value-type="float" office:value="-0.062988">
            <text:p>-0.062988</text:p>
          </table:table-cell>
          <table:table-cell office:value-type="float" office:value="4.031494">
            <text:p>4.031494</text:p>
          </table:table-cell>
          <table:table-cell office:value-type="float" office:value="-0.130509">
            <text:p>-0.130509</text:p>
          </table:table-cell>
          <table:table-cell office:value-type="float" office:value="0.065254">
            <text:p>0.065254</text:p>
          </table:table-cell>
          <table:table-cell office:value-type="float" office:value="-1.091126">
            <text:p>-1.09112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843">
            <text:p>10559.843</text:p>
          </table:table-cell>
          <table:table-cell office:value-type="float" office:value="0.228885">
            <text:p>0.228885</text:p>
          </table:table-cell>
          <table:table-cell office:value-type="float" office:value="-1.614443">
            <text:p>-1.614443</text:p>
          </table:table-cell>
          <table:table-cell office:value-type="float" office:value="-0.048304">
            <text:p>-0.048304</text:p>
          </table:table-cell>
          <table:table-cell office:value-type="float" office:value="4.024152">
            <text:p>4.024152</text:p>
          </table:table-cell>
          <table:table-cell office:value-type="float" office:value="-0.167748">
            <text:p>-0.167748</text:p>
          </table:table-cell>
          <table:table-cell office:value-type="float" office:value="0.083874">
            <text:p>0.083874</text:p>
          </table:table-cell>
          <table:table-cell office:value-type="float" office:value="-1.099915">
            <text:p>-1.09991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843">
            <text:p>10559.843</text:p>
          </table:table-cell>
          <table:table-cell office:value-type="float" office:value="0.228885">
            <text:p>0.228885</text:p>
          </table:table-cell>
          <table:table-cell office:value-type="float" office:value="-1.614443">
            <text:p>-1.614443</text:p>
          </table:table-cell>
          <table:table-cell office:value-type="float" office:value="-0.048304">
            <text:p>-0.048304</text:p>
          </table:table-cell>
          <table:table-cell office:value-type="float" office:value="4.024152">
            <text:p>4.024152</text:p>
          </table:table-cell>
          <table:table-cell office:value-type="float" office:value="-0.167748">
            <text:p>-0.167748</text:p>
          </table:table-cell>
          <table:table-cell office:value-type="float" office:value="0.083874">
            <text:p>0.083874</text:p>
          </table:table-cell>
          <table:table-cell office:value-type="float" office:value="-1.099915">
            <text:p>-1.09991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863">
            <text:p>10559.863</text:p>
          </table:table-cell>
          <table:table-cell office:value-type="float" office:value="0.223137">
            <text:p>0.223137</text:p>
          </table:table-cell>
          <table:table-cell office:value-type="float" office:value="-1.611569">
            <text:p>-1.611569</text:p>
          </table:table-cell>
          <table:table-cell office:value-type="float" office:value="-0.05996">
            <text:p>-0.05996</text:p>
          </table:table-cell>
          <table:table-cell office:value-type="float" office:value="4.02998">
            <text:p>4.02998</text:p>
          </table:table-cell>
          <table:table-cell office:value-type="float" office:value="-0.14222">
            <text:p>-0.14222</text:p>
          </table:table-cell>
          <table:table-cell office:value-type="float" office:value="0.07111">
            <text:p>0.07111</text:p>
          </table:table-cell>
          <table:table-cell office:value-type="float" office:value="-1.10743">
            <text:p>-1.1074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873">
            <text:p>10559.873</text:p>
          </table:table-cell>
          <table:table-cell office:value-type="float" office:value="0.209693">
            <text:p>0.209693</text:p>
          </table:table-cell>
          <table:table-cell office:value-type="float" office:value="-1.604846">
            <text:p>-1.604846</text:p>
          </table:table-cell>
          <table:table-cell office:value-type="float" office:value="-0.083081">
            <text:p>-0.083081</text:p>
          </table:table-cell>
          <table:table-cell office:value-type="float" office:value="4.04154">
            <text:p>4.04154</text:p>
          </table:table-cell>
          <table:table-cell office:value-type="float" office:value="-0.146606">
            <text:p>-0.146606</text:p>
          </table:table-cell>
          <table:table-cell office:value-type="float" office:value="0.073303">
            <text:p>0.073303</text:p>
          </table:table-cell>
          <table:table-cell office:value-type="float" office:value="-1.10682">
            <text:p>-1.1068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883">
            <text:p>10559.883</text:p>
          </table:table-cell>
          <table:table-cell office:value-type="float" office:value="0.231495">
            <text:p>0.231495</text:p>
          </table:table-cell>
          <table:table-cell office:value-type="float" office:value="-1.615747">
            <text:p>-1.615747</text:p>
          </table:table-cell>
          <table:table-cell office:value-type="float" office:value="-0.062997">
            <text:p>-0.062997</text:p>
          </table:table-cell>
          <table:table-cell office:value-type="float" office:value="4.031499">
            <text:p>4.031499</text:p>
          </table:table-cell>
          <table:table-cell office:value-type="float" office:value="-0.10575">
            <text:p>-0.10575</text:p>
          </table:table-cell>
          <table:table-cell office:value-type="float" office:value="0.052875">
            <text:p>0.052875</text:p>
          </table:table-cell>
          <table:table-cell office:value-type="float" office:value="-1.106255">
            <text:p>-1.10625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893">
            <text:p>10559.893</text:p>
          </table:table-cell>
          <table:table-cell office:value-type="float" office:value="0.237955">
            <text:p>0.237955</text:p>
          </table:table-cell>
          <table:table-cell office:value-type="float" office:value="-1.618977">
            <text:p>-1.618977</text:p>
          </table:table-cell>
          <table:table-cell office:value-type="float" office:value="-0.054723">
            <text:p>-0.054723</text:p>
          </table:table-cell>
          <table:table-cell office:value-type="float" office:value="4.027362">
            <text:p>4.027362</text:p>
          </table:table-cell>
          <table:table-cell office:value-type="float" office:value="-0.100005">
            <text:p>-0.100005</text:p>
          </table:table-cell>
          <table:table-cell office:value-type="float" office:value="0.050003">
            <text:p>0.050003</text:p>
          </table:table-cell>
          <table:table-cell office:value-type="float" office:value="-1.105729">
            <text:p>-1.10572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903">
            <text:p>10559.903</text:p>
          </table:table-cell>
          <table:table-cell office:value-type="float" office:value="0.2359">
            <text:p>0.2359</text:p>
          </table:table-cell>
          <table:table-cell office:value-type="float" office:value="-1.61795">
            <text:p>-1.61795</text:p>
          </table:table-cell>
          <table:table-cell office:value-type="float" office:value="-0.067458">
            <text:p>-0.067458</text:p>
          </table:table-cell>
          <table:table-cell office:value-type="float" office:value="4.033729">
            <text:p>4.033729</text:p>
          </table:table-cell>
          <table:table-cell office:value-type="float" office:value="-0.101999">
            <text:p>-0.101999</text:p>
          </table:table-cell>
          <table:table-cell office:value-type="float" office:value="0.051">
            <text:p>0.051</text:p>
          </table:table-cell>
          <table:table-cell office:value-type="float" office:value="-1.105241">
            <text:p>-1.10524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913">
            <text:p>10559.913</text:p>
          </table:table-cell>
          <table:table-cell office:value-type="float" office:value="0.226959">
            <text:p>0.226959</text:p>
          </table:table-cell>
          <table:table-cell office:value-type="float" office:value="-1.61348">
            <text:p>-1.61348</text:p>
          </table:table-cell>
          <table:table-cell office:value-type="float" office:value="-0.049508">
            <text:p>-0.049508</text:p>
          </table:table-cell>
          <table:table-cell office:value-type="float" office:value="4.024754">
            <text:p>4.024754</text:p>
          </table:table-cell>
          <table:table-cell office:value-type="float" office:value="-0.080864">
            <text:p>-0.080864</text:p>
          </table:table-cell>
          <table:table-cell office:value-type="float" office:value="0.040432">
            <text:p>0.040432</text:p>
          </table:table-cell>
          <table:table-cell office:value-type="float" office:value="-1.095216">
            <text:p>-1.09521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913">
            <text:p>10559.913</text:p>
          </table:table-cell>
          <table:table-cell office:value-type="float" office:value="0.226959">
            <text:p>0.226959</text:p>
          </table:table-cell>
          <table:table-cell office:value-type="float" office:value="-1.61348">
            <text:p>-1.61348</text:p>
          </table:table-cell>
          <table:table-cell office:value-type="float" office:value="-0.049508">
            <text:p>-0.049508</text:p>
          </table:table-cell>
          <table:table-cell office:value-type="float" office:value="4.024754">
            <text:p>4.024754</text:p>
          </table:table-cell>
          <table:table-cell office:value-type="float" office:value="-0.080864">
            <text:p>-0.080864</text:p>
          </table:table-cell>
          <table:table-cell office:value-type="float" office:value="0.040432">
            <text:p>0.040432</text:p>
          </table:table-cell>
          <table:table-cell office:value-type="float" office:value="-1.095216">
            <text:p>-1.09521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913">
            <text:p>10559.913</text:p>
          </table:table-cell>
          <table:table-cell office:value-type="float" office:value="0.226959">
            <text:p>0.226959</text:p>
          </table:table-cell>
          <table:table-cell office:value-type="float" office:value="-1.61348">
            <text:p>-1.61348</text:p>
          </table:table-cell>
          <table:table-cell office:value-type="float" office:value="-0.049508">
            <text:p>-0.049508</text:p>
          </table:table-cell>
          <table:table-cell office:value-type="float" office:value="4.024754">
            <text:p>4.024754</text:p>
          </table:table-cell>
          <table:table-cell office:value-type="float" office:value="-0.080864">
            <text:p>-0.080864</text:p>
          </table:table-cell>
          <table:table-cell office:value-type="float" office:value="0.040432">
            <text:p>0.040432</text:p>
          </table:table-cell>
          <table:table-cell office:value-type="float" office:value="-1.095216">
            <text:p>-1.09521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943">
            <text:p>10559.943</text:p>
          </table:table-cell>
          <table:table-cell office:value-type="float" office:value="0.207529">
            <text:p>0.207529</text:p>
          </table:table-cell>
          <table:table-cell office:value-type="float" office:value="-1.603764">
            <text:p>-1.603764</text:p>
          </table:table-cell>
          <table:table-cell office:value-type="float" office:value="-0.038578">
            <text:p>-0.038578</text:p>
          </table:table-cell>
          <table:table-cell office:value-type="float" office:value="4.019289">
            <text:p>4.019289</text:p>
          </table:table-cell>
          <table:table-cell office:value-type="float" office:value="-0.12877">
            <text:p>-0.12877</text:p>
          </table:table-cell>
          <table:table-cell office:value-type="float" office:value="0.064385">
            <text:p>0.064385</text:p>
          </table:table-cell>
          <table:table-cell office:value-type="float" office:value="-1.069161">
            <text:p>-1.06916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953">
            <text:p>10559.953</text:p>
          </table:table-cell>
          <table:table-cell office:value-type="float" office:value="0.208912">
            <text:p>0.208912</text:p>
          </table:table-cell>
          <table:table-cell office:value-type="float" office:value="-1.604456">
            <text:p>-1.604456</text:p>
          </table:table-cell>
          <table:table-cell office:value-type="float" office:value="-0.045993">
            <text:p>-0.045993</text:p>
          </table:table-cell>
          <table:table-cell office:value-type="float" office:value="4.022996">
            <text:p>4.022996</text:p>
          </table:table-cell>
          <table:table-cell office:value-type="float" office:value="-0.135399">
            <text:p>-0.135399</text:p>
          </table:table-cell>
          <table:table-cell office:value-type="float" office:value="0.067699">
            <text:p>0.067699</text:p>
          </table:table-cell>
          <table:table-cell office:value-type="float" office:value="-1.098473">
            <text:p>-1.09847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973">
            <text:p>10559.973</text:p>
          </table:table-cell>
          <table:table-cell office:value-type="float" office:value="0.212734">
            <text:p>0.212734</text:p>
          </table:table-cell>
          <table:table-cell office:value-type="float" office:value="-1.606367">
            <text:p>-1.606367</text:p>
          </table:table-cell>
          <table:table-cell office:value-type="float" office:value="-0.03038">
            <text:p>-0.03038</text:p>
          </table:table-cell>
          <table:table-cell office:value-type="float" office:value="4.01519">
            <text:p>4.01519</text:p>
          </table:table-cell>
          <table:table-cell office:value-type="float" office:value="-0.144859">
            <text:p>-0.144859</text:p>
          </table:table-cell>
          <table:table-cell office:value-type="float" office:value="0.072429">
            <text:p>0.072429</text:p>
          </table:table-cell>
          <table:table-cell office:value-type="float" office:value="-1.151086">
            <text:p>-1.15108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973">
            <text:p>10559.973</text:p>
          </table:table-cell>
          <table:table-cell office:value-type="float" office:value="0.212734">
            <text:p>0.212734</text:p>
          </table:table-cell>
          <table:table-cell office:value-type="float" office:value="-1.606367">
            <text:p>-1.606367</text:p>
          </table:table-cell>
          <table:table-cell office:value-type="float" office:value="-0.03038">
            <text:p>-0.03038</text:p>
          </table:table-cell>
          <table:table-cell office:value-type="float" office:value="4.01519">
            <text:p>4.01519</text:p>
          </table:table-cell>
          <table:table-cell office:value-type="float" office:value="-0.144859">
            <text:p>-0.144859</text:p>
          </table:table-cell>
          <table:table-cell office:value-type="float" office:value="0.072429">
            <text:p>0.072429</text:p>
          </table:table-cell>
          <table:table-cell office:value-type="float" office:value="-1.151086">
            <text:p>-1.15108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983">
            <text:p>10559.983</text:p>
          </table:table-cell>
          <table:table-cell office:value-type="float" office:value="0.214101">
            <text:p>0.214101</text:p>
          </table:table-cell>
          <table:table-cell office:value-type="float" office:value="-1.60705">
            <text:p>-1.60705</text:p>
          </table:table-cell>
          <table:table-cell office:value-type="float" office:value="-0.051229">
            <text:p>-0.051229</text:p>
          </table:table-cell>
          <table:table-cell office:value-type="float" office:value="4.025614">
            <text:p>4.025614</text:p>
          </table:table-cell>
          <table:table-cell office:value-type="float" office:value="-0.152715">
            <text:p>-0.152715</text:p>
          </table:table-cell>
          <table:table-cell office:value-type="float" office:value="0.076357">
            <text:p>0.076357</text:p>
          </table:table-cell>
          <table:table-cell office:value-type="float" office:value="-1.174668">
            <text:p>-1.17466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59.993">
            <text:p>10559.993</text:p>
          </table:table-cell>
          <table:table-cell office:value-type="float" office:value="0.219587">
            <text:p>0.219587</text:p>
          </table:table-cell>
          <table:table-cell office:value-type="float" office:value="-1.609794">
            <text:p>-1.609794</text:p>
          </table:table-cell>
          <table:table-cell office:value-type="float" office:value="-0.063078">
            <text:p>-0.063078</text:p>
          </table:table-cell>
          <table:table-cell office:value-type="float" office:value="4.031539">
            <text:p>4.031539</text:p>
          </table:table-cell>
          <table:table-cell office:value-type="float" office:value="-0.132469">
            <text:p>-0.132469</text:p>
          </table:table-cell>
          <table:table-cell office:value-type="float" office:value="0.066235">
            <text:p>0.066235</text:p>
          </table:table-cell>
          <table:table-cell office:value-type="float" office:value="-1.16935">
            <text:p>-1.1693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003">
            <text:p>10560.003</text:p>
          </table:table-cell>
          <table:table-cell office:value-type="float" office:value="0.231215">
            <text:p>0.231215</text:p>
          </table:table-cell>
          <table:table-cell office:value-type="float" office:value="-1.615607">
            <text:p>-1.615607</text:p>
          </table:table-cell>
          <table:table-cell office:value-type="float" office:value="-0.040851">
            <text:p>-0.040851</text:p>
          </table:table-cell>
          <table:table-cell office:value-type="float" office:value="4.020425">
            <text:p>4.020425</text:p>
          </table:table-cell>
          <table:table-cell office:value-type="float" office:value="-0.113855">
            <text:p>-0.113855</text:p>
          </table:table-cell>
          <table:table-cell office:value-type="float" office:value="0.056927">
            <text:p>0.056927</text:p>
          </table:table-cell>
          <table:table-cell office:value-type="float" office:value="-1.164407">
            <text:p>-1.16440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013">
            <text:p>10560.013</text:p>
          </table:table-cell>
          <table:table-cell office:value-type="float" office:value="0.255019">
            <text:p>0.255019</text:p>
          </table:table-cell>
          <table:table-cell office:value-type="float" office:value="-1.627509">
            <text:p>-1.627509</text:p>
          </table:table-cell>
          <table:table-cell office:value-type="float" office:value="-0.040704">
            <text:p>-0.040704</text:p>
          </table:table-cell>
          <table:table-cell office:value-type="float" office:value="4.020352">
            <text:p>4.020352</text:p>
          </table:table-cell>
          <table:table-cell office:value-type="float" office:value="-0.131028">
            <text:p>-0.131028</text:p>
          </table:table-cell>
          <table:table-cell office:value-type="float" office:value="0.065514">
            <text:p>0.065514</text:p>
          </table:table-cell>
          <table:table-cell office:value-type="float" office:value="-1.159814">
            <text:p>-1.15981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023">
            <text:p>10560.023</text:p>
          </table:table-cell>
          <table:table-cell office:value-type="float" office:value="0.265958">
            <text:p>0.265958</text:p>
          </table:table-cell>
          <table:table-cell office:value-type="float" office:value="-1.632979">
            <text:p>-1.632979</text:p>
          </table:table-cell>
          <table:table-cell office:value-type="float" office:value="-0.01104">
            <text:p>-0.01104</text:p>
          </table:table-cell>
          <table:table-cell office:value-type="float" office:value="4.00552">
            <text:p>4.00552</text:p>
          </table:table-cell>
          <table:table-cell office:value-type="float" office:value="-0.099289">
            <text:p>-0.099289</text:p>
          </table:table-cell>
          <table:table-cell office:value-type="float" office:value="0.049645">
            <text:p>0.049645</text:p>
          </table:table-cell>
          <table:table-cell office:value-type="float" office:value="-1.155541">
            <text:p>-1.15554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033">
            <text:p>10560.033</text:p>
          </table:table-cell>
          <table:table-cell office:value-type="float" office:value="0.28437">
            <text:p>0.28437</text:p>
          </table:table-cell>
          <table:table-cell office:value-type="float" office:value="-1.642185">
            <text:p>-1.642185</text:p>
          </table:table-cell>
          <table:table-cell office:value-type="float" office:value="-0.016304">
            <text:p>-0.016304</text:p>
          </table:table-cell>
          <table:table-cell office:value-type="float" office:value="4.008152">
            <text:p>4.008152</text:p>
          </table:table-cell>
          <table:table-cell office:value-type="float" office:value="-0.080284">
            <text:p>-0.080284</text:p>
          </table:table-cell>
          <table:table-cell office:value-type="float" office:value="0.040142">
            <text:p>0.040142</text:p>
          </table:table-cell>
          <table:table-cell office:value-type="float" office:value="-1.167359">
            <text:p>-1.16735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033">
            <text:p>10560.033</text:p>
          </table:table-cell>
          <table:table-cell office:value-type="float" office:value="0.28437">
            <text:p>0.28437</text:p>
          </table:table-cell>
          <table:table-cell office:value-type="float" office:value="-1.642185">
            <text:p>-1.642185</text:p>
          </table:table-cell>
          <table:table-cell office:value-type="float" office:value="-0.016304">
            <text:p>-0.016304</text:p>
          </table:table-cell>
          <table:table-cell office:value-type="float" office:value="4.008152">
            <text:p>4.008152</text:p>
          </table:table-cell>
          <table:table-cell office:value-type="float" office:value="-0.080284">
            <text:p>-0.080284</text:p>
          </table:table-cell>
          <table:table-cell office:value-type="float" office:value="0.040142">
            <text:p>0.040142</text:p>
          </table:table-cell>
          <table:table-cell office:value-type="float" office:value="-1.167359">
            <text:p>-1.16735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033">
            <text:p>10560.033</text:p>
          </table:table-cell>
          <table:table-cell office:value-type="float" office:value="0.28437">
            <text:p>0.28437</text:p>
          </table:table-cell>
          <table:table-cell office:value-type="float" office:value="-1.642185">
            <text:p>-1.642185</text:p>
          </table:table-cell>
          <table:table-cell office:value-type="float" office:value="-0.016304">
            <text:p>-0.016304</text:p>
          </table:table-cell>
          <table:table-cell office:value-type="float" office:value="4.008152">
            <text:p>4.008152</text:p>
          </table:table-cell>
          <table:table-cell office:value-type="float" office:value="-0.080284">
            <text:p>-0.080284</text:p>
          </table:table-cell>
          <table:table-cell office:value-type="float" office:value="0.040142">
            <text:p>0.040142</text:p>
          </table:table-cell>
          <table:table-cell office:value-type="float" office:value="-1.167359">
            <text:p>-1.16735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063">
            <text:p>10560.063</text:p>
          </table:table-cell>
          <table:table-cell office:value-type="float" office:value="0.209368">
            <text:p>0.209368</text:p>
          </table:table-cell>
          <table:table-cell office:value-type="float" office:value="-1.604684">
            <text:p>-1.604684</text:p>
          </table:table-cell>
          <table:table-cell office:value-type="float" office:value="-0.069218">
            <text:p>-0.069218</text:p>
          </table:table-cell>
          <table:table-cell office:value-type="float" office:value="4.034609">
            <text:p>4.034609</text:p>
          </table:table-cell>
          <table:table-cell office:value-type="float" office:value="-0.120146">
            <text:p>-0.120146</text:p>
          </table:table-cell>
          <table:table-cell office:value-type="float" office:value="0.060073">
            <text:p>0.060073</text:p>
          </table:table-cell>
          <table:table-cell office:value-type="float" office:value="-1.198075">
            <text:p>-1.19807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083">
            <text:p>10560.083</text:p>
          </table:table-cell>
          <table:table-cell office:value-type="float" office:value="0.177103">
            <text:p>0.177103</text:p>
          </table:table-cell>
          <table:table-cell office:value-type="float" office:value="-1.588552">
            <text:p>-1.588552</text:p>
          </table:table-cell>
          <table:table-cell office:value-type="float" office:value="-0.071533">
            <text:p>-0.071533</text:p>
          </table:table-cell>
          <table:table-cell office:value-type="float" office:value="4.035767">
            <text:p>4.035767</text:p>
          </table:table-cell>
          <table:table-cell office:value-type="float" office:value="-0.164724">
            <text:p>-0.164724</text:p>
          </table:table-cell>
          <table:table-cell office:value-type="float" office:value="0.082362">
            <text:p>0.082362</text:p>
          </table:table-cell>
          <table:table-cell office:value-type="float" office:value="-1.215699">
            <text:p>-1.21569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083">
            <text:p>10560.083</text:p>
          </table:table-cell>
          <table:table-cell office:value-type="float" office:value="0.177103">
            <text:p>0.177103</text:p>
          </table:table-cell>
          <table:table-cell office:value-type="float" office:value="-1.588552">
            <text:p>-1.588552</text:p>
          </table:table-cell>
          <table:table-cell office:value-type="float" office:value="-0.071533">
            <text:p>-0.071533</text:p>
          </table:table-cell>
          <table:table-cell office:value-type="float" office:value="4.035767">
            <text:p>4.035767</text:p>
          </table:table-cell>
          <table:table-cell office:value-type="float" office:value="-0.164724">
            <text:p>-0.164724</text:p>
          </table:table-cell>
          <table:table-cell office:value-type="float" office:value="0.082362">
            <text:p>0.082362</text:p>
          </table:table-cell>
          <table:table-cell office:value-type="float" office:value="-1.215699">
            <text:p>-1.21569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093">
            <text:p>10560.093</text:p>
          </table:table-cell>
          <table:table-cell office:value-type="float" office:value="0.178663">
            <text:p>0.178663</text:p>
          </table:table-cell>
          <table:table-cell office:value-type="float" office:value="-1.589331">
            <text:p>-1.589331</text:p>
          </table:table-cell>
          <table:table-cell office:value-type="float" office:value="-0.082151">
            <text:p>-0.082151</text:p>
          </table:table-cell>
          <table:table-cell office:value-type="float" office:value="4.041075">
            <text:p>4.041075</text:p>
          </table:table-cell>
          <table:table-cell office:value-type="float" office:value="-0.1335">
            <text:p>-0.1335</text:p>
          </table:table-cell>
          <table:table-cell office:value-type="float" office:value="0.06675">
            <text:p>0.06675</text:p>
          </table:table-cell>
          <table:table-cell office:value-type="float" office:value="-1.223595">
            <text:p>-1.22359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113">
            <text:p>10560.113</text:p>
          </table:table-cell>
          <table:table-cell office:value-type="float" office:value="0.16175">
            <text:p>0.16175</text:p>
          </table:table-cell>
          <table:table-cell office:value-type="float" office:value="-1.580875">
            <text:p>-1.580875</text:p>
          </table:table-cell>
          <table:table-cell office:value-type="float" office:value="-0.070033">
            <text:p>-0.070033</text:p>
          </table:table-cell>
          <table:table-cell office:value-type="float" office:value="4.035017">
            <text:p>4.035017</text:p>
          </table:table-cell>
          <table:table-cell office:value-type="float" office:value="-0.161516">
            <text:p>-0.161516</text:p>
          </table:table-cell>
          <table:table-cell office:value-type="float" office:value="0.080758">
            <text:p>0.080758</text:p>
          </table:table-cell>
          <table:table-cell office:value-type="float" office:value="-1.217187">
            <text:p>-1.21718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113">
            <text:p>10560.113</text:p>
          </table:table-cell>
          <table:table-cell office:value-type="float" office:value="0.16175">
            <text:p>0.16175</text:p>
          </table:table-cell>
          <table:table-cell office:value-type="float" office:value="-1.580875">
            <text:p>-1.580875</text:p>
          </table:table-cell>
          <table:table-cell office:value-type="float" office:value="-0.070033">
            <text:p>-0.070033</text:p>
          </table:table-cell>
          <table:table-cell office:value-type="float" office:value="4.035017">
            <text:p>4.035017</text:p>
          </table:table-cell>
          <table:table-cell office:value-type="float" office:value="-0.161516">
            <text:p>-0.161516</text:p>
          </table:table-cell>
          <table:table-cell office:value-type="float" office:value="0.080758">
            <text:p>0.080758</text:p>
          </table:table-cell>
          <table:table-cell office:value-type="float" office:value="-1.217187">
            <text:p>-1.21718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123">
            <text:p>10560.123</text:p>
          </table:table-cell>
          <table:table-cell office:value-type="float" office:value="0.166174">
            <text:p>0.166174</text:p>
          </table:table-cell>
          <table:table-cell office:value-type="float" office:value="-1.583087">
            <text:p>-1.583087</text:p>
          </table:table-cell>
          <table:table-cell office:value-type="float" office:value="-0.082633">
            <text:p>-0.082633</text:p>
          </table:table-cell>
          <table:table-cell office:value-type="float" office:value="4.041316">
            <text:p>4.041316</text:p>
          </table:table-cell>
          <table:table-cell office:value-type="float" office:value="-0.143041">
            <text:p>-0.143041</text:p>
          </table:table-cell>
          <table:table-cell office:value-type="float" office:value="0.07152">
            <text:p>0.07152</text:p>
          </table:table-cell>
          <table:table-cell office:value-type="float" office:value="-1.2044">
            <text:p>-1.204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143">
            <text:p>10560.143</text:p>
          </table:table-cell>
          <table:table-cell office:value-type="float" office:value="0.181369">
            <text:p>0.181369</text:p>
          </table:table-cell>
          <table:table-cell office:value-type="float" office:value="-1.590684">
            <text:p>-1.590684</text:p>
          </table:table-cell>
          <table:table-cell office:value-type="float" office:value="-0.094434">
            <text:p>-0.094434</text:p>
          </table:table-cell>
          <table:table-cell office:value-type="float" office:value="4.047217">
            <text:p>4.047217</text:p>
          </table:table-cell>
          <table:table-cell office:value-type="float" office:value="-0.116544">
            <text:p>-0.116544</text:p>
          </table:table-cell>
          <table:table-cell office:value-type="float" office:value="0.058272">
            <text:p>0.058272</text:p>
          </table:table-cell>
          <table:table-cell office:value-type="float" office:value="-1.181458">
            <text:p>-1.18145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143">
            <text:p>10560.143</text:p>
          </table:table-cell>
          <table:table-cell office:value-type="float" office:value="0.181369">
            <text:p>0.181369</text:p>
          </table:table-cell>
          <table:table-cell office:value-type="float" office:value="-1.590684">
            <text:p>-1.590684</text:p>
          </table:table-cell>
          <table:table-cell office:value-type="float" office:value="-0.094434">
            <text:p>-0.094434</text:p>
          </table:table-cell>
          <table:table-cell office:value-type="float" office:value="4.047217">
            <text:p>4.047217</text:p>
          </table:table-cell>
          <table:table-cell office:value-type="float" office:value="-0.116544">
            <text:p>-0.116544</text:p>
          </table:table-cell>
          <table:table-cell office:value-type="float" office:value="0.058272">
            <text:p>0.058272</text:p>
          </table:table-cell>
          <table:table-cell office:value-type="float" office:value="-1.181458">
            <text:p>-1.18145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163">
            <text:p>10560.163</text:p>
          </table:table-cell>
          <table:table-cell office:value-type="float" office:value="0.186401">
            <text:p>0.186401</text:p>
          </table:table-cell>
          <table:table-cell office:value-type="float" office:value="-1.593201">
            <text:p>-1.593201</text:p>
          </table:table-cell>
          <table:table-cell office:value-type="float" office:value="-0.104365">
            <text:p>-0.104365</text:p>
          </table:table-cell>
          <table:table-cell office:value-type="float" office:value="4.052183">
            <text:p>4.052183</text:p>
          </table:table-cell>
          <table:table-cell office:value-type="float" office:value="-0.110066">
            <text:p>-0.110066</text:p>
          </table:table-cell>
          <table:table-cell office:value-type="float" office:value="0.055033">
            <text:p>0.055033</text:p>
          </table:table-cell>
          <table:table-cell office:value-type="float" office:value="-1.186494">
            <text:p>-1.18649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163">
            <text:p>10560.163</text:p>
          </table:table-cell>
          <table:table-cell office:value-type="float" office:value="0.186401">
            <text:p>0.186401</text:p>
          </table:table-cell>
          <table:table-cell office:value-type="float" office:value="-1.593201">
            <text:p>-1.593201</text:p>
          </table:table-cell>
          <table:table-cell office:value-type="float" office:value="-0.104365">
            <text:p>-0.104365</text:p>
          </table:table-cell>
          <table:table-cell office:value-type="float" office:value="4.052183">
            <text:p>4.052183</text:p>
          </table:table-cell>
          <table:table-cell office:value-type="float" office:value="-0.110066">
            <text:p>-0.110066</text:p>
          </table:table-cell>
          <table:table-cell office:value-type="float" office:value="0.055033">
            <text:p>0.055033</text:p>
          </table:table-cell>
          <table:table-cell office:value-type="float" office:value="-1.186494">
            <text:p>-1.18649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163">
            <text:p>10560.163</text:p>
          </table:table-cell>
          <table:table-cell office:value-type="float" office:value="0.186401">
            <text:p>0.186401</text:p>
          </table:table-cell>
          <table:table-cell office:value-type="float" office:value="-1.593201">
            <text:p>-1.593201</text:p>
          </table:table-cell>
          <table:table-cell office:value-type="float" office:value="-0.104365">
            <text:p>-0.104365</text:p>
          </table:table-cell>
          <table:table-cell office:value-type="float" office:value="4.052183">
            <text:p>4.052183</text:p>
          </table:table-cell>
          <table:table-cell office:value-type="float" office:value="-0.110066">
            <text:p>-0.110066</text:p>
          </table:table-cell>
          <table:table-cell office:value-type="float" office:value="0.055033">
            <text:p>0.055033</text:p>
          </table:table-cell>
          <table:table-cell office:value-type="float" office:value="-1.186494">
            <text:p>-1.18649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193">
            <text:p>10560.193</text:p>
          </table:table-cell>
          <table:table-cell office:value-type="float" office:value="0.155096">
            <text:p>0.155096</text:p>
          </table:table-cell>
          <table:table-cell office:value-type="float" office:value="-1.577548">
            <text:p>-1.577548</text:p>
          </table:table-cell>
          <table:table-cell office:value-type="float" office:value="-0.149294">
            <text:p>-0.149294</text:p>
          </table:table-cell>
          <table:table-cell office:value-type="float" office:value="4.074647">
            <text:p>4.074647</text:p>
          </table:table-cell>
          <table:table-cell office:value-type="float" office:value="-0.166328">
            <text:p>-0.166328</text:p>
          </table:table-cell>
          <table:table-cell office:value-type="float" office:value="0.083164">
            <text:p>0.083164</text:p>
          </table:table-cell>
          <table:table-cell office:value-type="float" office:value="-1.145562">
            <text:p>-1.14556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193">
            <text:p>10560.193</text:p>
          </table:table-cell>
          <table:table-cell office:value-type="float" office:value="0.155096">
            <text:p>0.155096</text:p>
          </table:table-cell>
          <table:table-cell office:value-type="float" office:value="-1.577548">
            <text:p>-1.577548</text:p>
          </table:table-cell>
          <table:table-cell office:value-type="float" office:value="-0.149294">
            <text:p>-0.149294</text:p>
          </table:table-cell>
          <table:table-cell office:value-type="float" office:value="4.074647">
            <text:p>4.074647</text:p>
          </table:table-cell>
          <table:table-cell office:value-type="float" office:value="-0.166328">
            <text:p>-0.166328</text:p>
          </table:table-cell>
          <table:table-cell office:value-type="float" office:value="0.083164">
            <text:p>0.083164</text:p>
          </table:table-cell>
          <table:table-cell office:value-type="float" office:value="-1.145562">
            <text:p>-1.14556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213">
            <text:p>10560.213</text:p>
          </table:table-cell>
          <table:table-cell office:value-type="float" office:value="0.141107">
            <text:p>0.141107</text:p>
          </table:table-cell>
          <table:table-cell office:value-type="float" office:value="-1.570554">
            <text:p>-1.570554</text:p>
          </table:table-cell>
          <table:table-cell office:value-type="float" office:value="-0.125594">
            <text:p>-0.125594</text:p>
          </table:table-cell>
          <table:table-cell office:value-type="float" office:value="4.062797">
            <text:p>4.062797</text:p>
          </table:table-cell>
          <table:table-cell office:value-type="float" office:value="-0.187298">
            <text:p>-0.187298</text:p>
          </table:table-cell>
          <table:table-cell office:value-type="float" office:value="0.093649">
            <text:p>0.093649</text:p>
          </table:table-cell>
          <table:table-cell office:value-type="float" office:value="-1.064271">
            <text:p>-1.06427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213">
            <text:p>10560.213</text:p>
          </table:table-cell>
          <table:table-cell office:value-type="float" office:value="0.141107">
            <text:p>0.141107</text:p>
          </table:table-cell>
          <table:table-cell office:value-type="float" office:value="-1.570554">
            <text:p>-1.570554</text:p>
          </table:table-cell>
          <table:table-cell office:value-type="float" office:value="-0.125594">
            <text:p>-0.125594</text:p>
          </table:table-cell>
          <table:table-cell office:value-type="float" office:value="4.062797">
            <text:p>4.062797</text:p>
          </table:table-cell>
          <table:table-cell office:value-type="float" office:value="-0.187298">
            <text:p>-0.187298</text:p>
          </table:table-cell>
          <table:table-cell office:value-type="float" office:value="0.093649">
            <text:p>0.093649</text:p>
          </table:table-cell>
          <table:table-cell office:value-type="float" office:value="-1.064271">
            <text:p>-1.06427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233">
            <text:p>10560.233</text:p>
          </table:table-cell>
          <table:table-cell office:value-type="float" office:value="0.1357">
            <text:p>0.1357</text:p>
          </table:table-cell>
          <table:table-cell office:value-type="float" office:value="-1.56785">
            <text:p>-1.56785</text:p>
          </table:table-cell>
          <table:table-cell office:value-type="float" office:value="-0.118353">
            <text:p>-0.118353</text:p>
          </table:table-cell>
          <table:table-cell office:value-type="float" office:value="4.059177">
            <text:p>4.059177</text:p>
          </table:table-cell>
          <table:table-cell office:value-type="float" office:value="-0.192843">
            <text:p>-0.192843</text:p>
          </table:table-cell>
          <table:table-cell office:value-type="float" office:value="0.096421">
            <text:p>0.096421</text:p>
          </table:table-cell>
          <table:table-cell office:value-type="float" office:value="-0.993966">
            <text:p>-0.99396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243">
            <text:p>10560.243</text:p>
          </table:table-cell>
          <table:table-cell office:value-type="float" office:value="0.175374">
            <text:p>0.175374</text:p>
          </table:table-cell>
          <table:table-cell office:value-type="float" office:value="-1.587687">
            <text:p>-1.587687</text:p>
          </table:table-cell>
          <table:table-cell office:value-type="float" office:value="-0.088257">
            <text:p>-0.088257</text:p>
          </table:table-cell>
          <table:table-cell office:value-type="float" office:value="4.044128">
            <text:p>4.044128</text:p>
          </table:table-cell>
          <table:table-cell office:value-type="float" office:value="-0.164437">
            <text:p>-0.164437</text:p>
          </table:table-cell>
          <table:table-cell office:value-type="float" office:value="0.082219">
            <text:p>0.082219</text:p>
          </table:table-cell>
          <table:table-cell office:value-type="float" office:value="-1.014481">
            <text:p>-1.01448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243">
            <text:p>10560.243</text:p>
          </table:table-cell>
          <table:table-cell office:value-type="float" office:value="0.175374">
            <text:p>0.175374</text:p>
          </table:table-cell>
          <table:table-cell office:value-type="float" office:value="-1.587687">
            <text:p>-1.587687</text:p>
          </table:table-cell>
          <table:table-cell office:value-type="float" office:value="-0.088257">
            <text:p>-0.088257</text:p>
          </table:table-cell>
          <table:table-cell office:value-type="float" office:value="4.044128">
            <text:p>4.044128</text:p>
          </table:table-cell>
          <table:table-cell office:value-type="float" office:value="-0.164437">
            <text:p>-0.164437</text:p>
          </table:table-cell>
          <table:table-cell office:value-type="float" office:value="0.082219">
            <text:p>0.082219</text:p>
          </table:table-cell>
          <table:table-cell office:value-type="float" office:value="-1.014481">
            <text:p>-1.01448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263">
            <text:p>10560.263</text:p>
          </table:table-cell>
          <table:table-cell office:value-type="float" office:value="0.203567">
            <text:p>0.203567</text:p>
          </table:table-cell>
          <table:table-cell office:value-type="float" office:value="-1.601783">
            <text:p>-1.601783</text:p>
          </table:table-cell>
          <table:table-cell office:value-type="float" office:value="-0.107237">
            <text:p>-0.107237</text:p>
          </table:table-cell>
          <table:table-cell office:value-type="float" office:value="4.053619">
            <text:p>4.053619</text:p>
          </table:table-cell>
          <table:table-cell office:value-type="float" office:value="-0.117925">
            <text:p>-0.117925</text:p>
          </table:table-cell>
          <table:table-cell office:value-type="float" office:value="0.058962">
            <text:p>0.058962</text:p>
          </table:table-cell>
          <table:table-cell office:value-type="float" office:value="-1.051308">
            <text:p>-1.05130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263">
            <text:p>10560.263</text:p>
          </table:table-cell>
          <table:table-cell office:value-type="float" office:value="0.203567">
            <text:p>0.203567</text:p>
          </table:table-cell>
          <table:table-cell office:value-type="float" office:value="-1.601783">
            <text:p>-1.601783</text:p>
          </table:table-cell>
          <table:table-cell office:value-type="float" office:value="-0.107237">
            <text:p>-0.107237</text:p>
          </table:table-cell>
          <table:table-cell office:value-type="float" office:value="4.053619">
            <text:p>4.053619</text:p>
          </table:table-cell>
          <table:table-cell office:value-type="float" office:value="-0.117925">
            <text:p>-0.117925</text:p>
          </table:table-cell>
          <table:table-cell office:value-type="float" office:value="0.058962">
            <text:p>0.058962</text:p>
          </table:table-cell>
          <table:table-cell office:value-type="float" office:value="-1.051308">
            <text:p>-1.05130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283">
            <text:p>10560.283</text:p>
          </table:table-cell>
          <table:table-cell office:value-type="float" office:value="0.197125">
            <text:p>0.197125</text:p>
          </table:table-cell>
          <table:table-cell office:value-type="float" office:value="-1.598562">
            <text:p>-1.598562</text:p>
          </table:table-cell>
          <table:table-cell office:value-type="float" office:value="-0.110127">
            <text:p>-0.110127</text:p>
          </table:table-cell>
          <table:table-cell office:value-type="float" office:value="4.055064">
            <text:p>4.055064</text:p>
          </table:table-cell>
          <table:table-cell office:value-type="float" office:value="-0.096322">
            <text:p>-0.096322</text:p>
          </table:table-cell>
          <table:table-cell office:value-type="float" office:value="0.048161">
            <text:p>0.048161</text:p>
          </table:table-cell>
          <table:table-cell office:value-type="float" office:value="-1.078667">
            <text:p>-1.07866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293">
            <text:p>10560.293</text:p>
          </table:table-cell>
          <table:table-cell office:value-type="float" office:value="0.167232">
            <text:p>0.167232</text:p>
          </table:table-cell>
          <table:table-cell office:value-type="float" office:value="-1.583616">
            <text:p>-1.583616</text:p>
          </table:table-cell>
          <table:table-cell office:value-type="float" office:value="-0.114979">
            <text:p>-0.114979</text:p>
          </table:table-cell>
          <table:table-cell office:value-type="float" office:value="4.057489">
            <text:p>4.057489</text:p>
          </table:table-cell>
          <table:table-cell office:value-type="float" office:value="-0.104407">
            <text:p>-0.104407</text:p>
          </table:table-cell>
          <table:table-cell office:value-type="float" office:value="0.052203">
            <text:p>0.052203</text:p>
          </table:table-cell>
          <table:table-cell office:value-type="float" office:value="-1.088761">
            <text:p>-1.08876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293">
            <text:p>10560.293</text:p>
          </table:table-cell>
          <table:table-cell office:value-type="float" office:value="0.167232">
            <text:p>0.167232</text:p>
          </table:table-cell>
          <table:table-cell office:value-type="float" office:value="-1.583616">
            <text:p>-1.583616</text:p>
          </table:table-cell>
          <table:table-cell office:value-type="float" office:value="-0.114979">
            <text:p>-0.114979</text:p>
          </table:table-cell>
          <table:table-cell office:value-type="float" office:value="4.057489">
            <text:p>4.057489</text:p>
          </table:table-cell>
          <table:table-cell office:value-type="float" office:value="-0.104407">
            <text:p>-0.104407</text:p>
          </table:table-cell>
          <table:table-cell office:value-type="float" office:value="0.052203">
            <text:p>0.052203</text:p>
          </table:table-cell>
          <table:table-cell office:value-type="float" office:value="-1.088761">
            <text:p>-1.08876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303">
            <text:p>10560.303</text:p>
          </table:table-cell>
          <table:table-cell office:value-type="float" office:value="0.156">
            <text:p>0.156</text:p>
          </table:table-cell>
          <table:table-cell office:value-type="float" office:value="-1.578">
            <text:p>-1.578</text:p>
          </table:table-cell>
          <table:table-cell office:value-type="float" office:value="-0.120025">
            <text:p>-0.120025</text:p>
          </table:table-cell>
          <table:table-cell office:value-type="float" office:value="4.060012">
            <text:p>4.060012</text:p>
          </table:table-cell>
          <table:table-cell office:value-type="float" office:value="-0.117682">
            <text:p>-0.117682</text:p>
          </table:table-cell>
          <table:table-cell office:value-type="float" office:value="0.058841">
            <text:p>0.058841</text:p>
          </table:table-cell>
          <table:table-cell office:value-type="float" office:value="-1.098153">
            <text:p>-1.09815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323">
            <text:p>10560.323</text:p>
          </table:table-cell>
          <table:table-cell office:value-type="float" office:value="0.119818">
            <text:p>0.119818</text:p>
          </table:table-cell>
          <table:table-cell office:value-type="float" office:value="-1.559909">
            <text:p>-1.559909</text:p>
          </table:table-cell>
          <table:table-cell office:value-type="float" office:value="-0.132937">
            <text:p>-0.132937</text:p>
          </table:table-cell>
          <table:table-cell office:value-type="float" office:value="4.066468">
            <text:p>4.066468</text:p>
          </table:table-cell>
          <table:table-cell office:value-type="float" office:value="-0.14101">
            <text:p>-0.14101</text:p>
          </table:table-cell>
          <table:table-cell office:value-type="float" office:value="0.070505">
            <text:p>0.070505</text:p>
          </table:table-cell>
          <table:table-cell office:value-type="float" office:value="-1.113984">
            <text:p>-1.11398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333">
            <text:p>10560.333</text:p>
          </table:table-cell>
          <table:table-cell office:value-type="float" office:value="0.147979">
            <text:p>0.147979</text:p>
          </table:table-cell>
          <table:table-cell office:value-type="float" office:value="-1.57399">
            <text:p>-1.57399</text:p>
          </table:table-cell>
          <table:table-cell office:value-type="float" office:value="-0.102696">
            <text:p>-0.102696</text:p>
          </table:table-cell>
          <table:table-cell office:value-type="float" office:value="4.051348">
            <text:p>4.051348</text:p>
          </table:table-cell>
          <table:table-cell office:value-type="float" office:value="-0.138454">
            <text:p>-0.138454</text:p>
          </table:table-cell>
          <table:table-cell office:value-type="float" office:value="0.069227">
            <text:p>0.069227</text:p>
          </table:table-cell>
          <table:table-cell office:value-type="float" office:value="-1.120591">
            <text:p>-1.120591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343">
            <text:p>10560.343</text:p>
          </table:table-cell>
          <table:table-cell office:value-type="float" office:value="0.148996">
            <text:p>0.148996</text:p>
          </table:table-cell>
          <table:table-cell office:value-type="float" office:value="-1.574498">
            <text:p>-1.574498</text:p>
          </table:table-cell>
          <table:table-cell office:value-type="float" office:value="-0.111742">
            <text:p>-0.111742</text:p>
          </table:table-cell>
          <table:table-cell office:value-type="float" office:value="4.055871">
            <text:p>4.055871</text:p>
          </table:table-cell>
          <table:table-cell office:value-type="float" office:value="-0.171518">
            <text:p>-0.171518</text:p>
          </table:table-cell>
          <table:table-cell office:value-type="float" office:value="0.085759">
            <text:p>0.085759</text:p>
          </table:table-cell>
          <table:table-cell office:value-type="float" office:value="-1.12674">
            <text:p>-1.1267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353">
            <text:p>10560.353</text:p>
          </table:table-cell>
          <table:table-cell office:value-type="float" office:value="0.147711">
            <text:p>0.147711</text:p>
          </table:table-cell>
          <table:table-cell office:value-type="float" office:value="-1.573855">
            <text:p>-1.573855</text:p>
          </table:table-cell>
          <table:table-cell office:value-type="float" office:value="-0.090944">
            <text:p>-0.090944</text:p>
          </table:table-cell>
          <table:table-cell office:value-type="float" office:value="4.045472">
            <text:p>4.045472</text:p>
          </table:table-cell>
          <table:table-cell office:value-type="float" office:value="-0.155997">
            <text:p>-0.155997</text:p>
          </table:table-cell>
          <table:table-cell office:value-type="float" office:value="0.077999">
            <text:p>0.077999</text:p>
          </table:table-cell>
          <table:table-cell office:value-type="float" office:value="-1.132462">
            <text:p>-1.13246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353">
            <text:p>10560.353</text:p>
          </table:table-cell>
          <table:table-cell office:value-type="float" office:value="0.147711">
            <text:p>0.147711</text:p>
          </table:table-cell>
          <table:table-cell office:value-type="float" office:value="-1.573855">
            <text:p>-1.573855</text:p>
          </table:table-cell>
          <table:table-cell office:value-type="float" office:value="-0.090944">
            <text:p>-0.090944</text:p>
          </table:table-cell>
          <table:table-cell office:value-type="float" office:value="4.045472">
            <text:p>4.045472</text:p>
          </table:table-cell>
          <table:table-cell office:value-type="float" office:value="-0.155997">
            <text:p>-0.155997</text:p>
          </table:table-cell>
          <table:table-cell office:value-type="float" office:value="0.077999">
            <text:p>0.077999</text:p>
          </table:table-cell>
          <table:table-cell office:value-type="float" office:value="-1.132462">
            <text:p>-1.13246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353">
            <text:p>10560.353</text:p>
          </table:table-cell>
          <table:table-cell office:value-type="float" office:value="0.147711">
            <text:p>0.147711</text:p>
          </table:table-cell>
          <table:table-cell office:value-type="float" office:value="-1.573855">
            <text:p>-1.573855</text:p>
          </table:table-cell>
          <table:table-cell office:value-type="float" office:value="-0.090944">
            <text:p>-0.090944</text:p>
          </table:table-cell>
          <table:table-cell office:value-type="float" office:value="4.045472">
            <text:p>4.045472</text:p>
          </table:table-cell>
          <table:table-cell office:value-type="float" office:value="-0.155997">
            <text:p>-0.155997</text:p>
          </table:table-cell>
          <table:table-cell office:value-type="float" office:value="0.077999">
            <text:p>0.077999</text:p>
          </table:table-cell>
          <table:table-cell office:value-type="float" office:value="-1.132462">
            <text:p>-1.13246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383">
            <text:p>10560.383</text:p>
          </table:table-cell>
          <table:table-cell office:value-type="float" office:value="0.161877">
            <text:p>0.161877</text:p>
          </table:table-cell>
          <table:table-cell office:value-type="float" office:value="-1.580938">
            <text:p>-1.580938</text:p>
          </table:table-cell>
          <table:table-cell office:value-type="float" office:value="-0.042412">
            <text:p>-0.042412</text:p>
          </table:table-cell>
          <table:table-cell office:value-type="float" office:value="4.021206">
            <text:p>4.021206</text:p>
          </table:table-cell>
          <table:table-cell office:value-type="float" office:value="-0.150285">
            <text:p>-0.150285</text:p>
          </table:table-cell>
          <table:table-cell office:value-type="float" office:value="0.075142">
            <text:p>0.075142</text:p>
          </table:table-cell>
          <table:table-cell office:value-type="float" office:value="-1.078469">
            <text:p>-1.07846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393">
            <text:p>10560.393</text:p>
          </table:table-cell>
          <table:table-cell office:value-type="float" office:value="0.176112">
            <text:p>0.176112</text:p>
          </table:table-cell>
          <table:table-cell office:value-type="float" office:value="-1.588056">
            <text:p>-1.588056</text:p>
          </table:table-cell>
          <table:table-cell office:value-type="float" office:value="-0.036723">
            <text:p>-0.036723</text:p>
          </table:table-cell>
          <table:table-cell office:value-type="float" office:value="4.018362">
            <text:p>4.018362</text:p>
          </table:table-cell>
          <table:table-cell office:value-type="float" office:value="-0.122517">
            <text:p>-0.122517</text:p>
          </table:table-cell>
          <table:table-cell office:value-type="float" office:value="0.061258">
            <text:p>0.061258</text:p>
          </table:table-cell>
          <table:table-cell office:value-type="float" office:value="-1.062928">
            <text:p>-1.06292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403">
            <text:p>10560.403</text:p>
          </table:table-cell>
          <table:table-cell office:value-type="float" office:value="0.160649">
            <text:p>0.160649</text:p>
          </table:table-cell>
          <table:table-cell office:value-type="float" office:value="-1.580325">
            <text:p>-1.580325</text:p>
          </table:table-cell>
          <table:table-cell office:value-type="float" office:value="-0.048986">
            <text:p>-0.048986</text:p>
          </table:table-cell>
          <table:table-cell office:value-type="float" office:value="4.024493">
            <text:p>4.024493</text:p>
          </table:table-cell>
          <table:table-cell office:value-type="float" office:value="-0.115496">
            <text:p>-0.115496</text:p>
          </table:table-cell>
          <table:table-cell office:value-type="float" office:value="0.057748">
            <text:p>0.057748</text:p>
          </table:table-cell>
          <table:table-cell office:value-type="float" office:value="-1.046448">
            <text:p>-1.04644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413">
            <text:p>10560.413</text:p>
          </table:table-cell>
          <table:table-cell office:value-type="float" office:value="0.176013">
            <text:p>0.176013</text:p>
          </table:table-cell>
          <table:table-cell office:value-type="float" office:value="-1.588006">
            <text:p>-1.588006</text:p>
          </table:table-cell>
          <table:table-cell office:value-type="float" office:value="-0.047731">
            <text:p>-0.047731</text:p>
          </table:table-cell>
          <table:table-cell office:value-type="float" office:value="4.023865">
            <text:p>4.023865</text:p>
          </table:table-cell>
          <table:table-cell office:value-type="float" office:value="-0.116526">
            <text:p>-0.116526</text:p>
          </table:table-cell>
          <table:table-cell office:value-type="float" office:value="0.058263">
            <text:p>0.058263</text:p>
          </table:table-cell>
          <table:table-cell office:value-type="float" office:value="-1.031129">
            <text:p>-1.03112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423">
            <text:p>10560.423</text:p>
          </table:table-cell>
          <table:table-cell office:value-type="float" office:value="0.179699">
            <text:p>0.179699</text:p>
          </table:table-cell>
          <table:table-cell office:value-type="float" office:value="-1.58985">
            <text:p>-1.58985</text:p>
          </table:table-cell>
          <table:table-cell office:value-type="float" office:value="-0.046513">
            <text:p>-0.046513</text:p>
          </table:table-cell>
          <table:table-cell office:value-type="float" office:value="4.023257">
            <text:p>4.023257</text:p>
          </table:table-cell>
          <table:table-cell office:value-type="float" office:value="-0.106593">
            <text:p>-0.106593</text:p>
          </table:table-cell>
          <table:table-cell office:value-type="float" office:value="0.053297">
            <text:p>0.053297</text:p>
          </table:table-cell>
          <table:table-cell office:value-type="float" office:value="-1.016877">
            <text:p>-1.01687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433">
            <text:p>10560.433</text:p>
          </table:table-cell>
          <table:table-cell office:value-type="float" office:value="0.163145">
            <text:p>0.163145</text:p>
          </table:table-cell>
          <table:table-cell office:value-type="float" office:value="-1.581573">
            <text:p>-1.581573</text:p>
          </table:table-cell>
          <table:table-cell office:value-type="float" office:value="-0.083235">
            <text:p>-0.083235</text:p>
          </table:table-cell>
          <table:table-cell office:value-type="float" office:value="4.041617">
            <text:p>4.041617</text:p>
          </table:table-cell>
          <table:table-cell office:value-type="float" office:value="-0.120007">
            <text:p>-0.120007</text:p>
          </table:table-cell>
          <table:table-cell office:value-type="float" office:value="0.060004">
            <text:p>0.060004</text:p>
          </table:table-cell>
          <table:table-cell office:value-type="float" office:value="-1.003617">
            <text:p>-1.00361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433">
            <text:p>10560.433</text:p>
          </table:table-cell>
          <table:table-cell office:value-type="float" office:value="0.163145">
            <text:p>0.163145</text:p>
          </table:table-cell>
          <table:table-cell office:value-type="float" office:value="-1.581573">
            <text:p>-1.581573</text:p>
          </table:table-cell>
          <table:table-cell office:value-type="float" office:value="-0.083235">
            <text:p>-0.083235</text:p>
          </table:table-cell>
          <table:table-cell office:value-type="float" office:value="4.041617">
            <text:p>4.041617</text:p>
          </table:table-cell>
          <table:table-cell office:value-type="float" office:value="-0.120007">
            <text:p>-0.120007</text:p>
          </table:table-cell>
          <table:table-cell office:value-type="float" office:value="0.060004">
            <text:p>0.060004</text:p>
          </table:table-cell>
          <table:table-cell office:value-type="float" office:value="-1.003617">
            <text:p>-1.00361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433">
            <text:p>10560.433</text:p>
          </table:table-cell>
          <table:table-cell office:value-type="float" office:value="0.163145">
            <text:p>0.163145</text:p>
          </table:table-cell>
          <table:table-cell office:value-type="float" office:value="-1.581573">
            <text:p>-1.581573</text:p>
          </table:table-cell>
          <table:table-cell office:value-type="float" office:value="-0.083235">
            <text:p>-0.083235</text:p>
          </table:table-cell>
          <table:table-cell office:value-type="float" office:value="4.041617">
            <text:p>4.041617</text:p>
          </table:table-cell>
          <table:table-cell office:value-type="float" office:value="-0.120007">
            <text:p>-0.120007</text:p>
          </table:table-cell>
          <table:table-cell office:value-type="float" office:value="0.060004">
            <text:p>0.060004</text:p>
          </table:table-cell>
          <table:table-cell office:value-type="float" office:value="-1.003617">
            <text:p>-1.00361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463">
            <text:p>10560.463</text:p>
          </table:table-cell>
          <table:table-cell office:value-type="float" office:value="0.148449">
            <text:p>0.148449</text:p>
          </table:table-cell>
          <table:table-cell office:value-type="float" office:value="-1.574224">
            <text:p>-1.574224</text:p>
          </table:table-cell>
          <table:table-cell office:value-type="float" office:value="-0.088383">
            <text:p>-0.088383</text:p>
          </table:table-cell>
          <table:table-cell office:value-type="float" office:value="4.044192">
            <text:p>4.044192</text:p>
          </table:table-cell>
          <table:table-cell office:value-type="float" office:value="-0.173698">
            <text:p>-0.173698</text:p>
          </table:table-cell>
          <table:table-cell office:value-type="float" office:value="0.086849">
            <text:p>0.086849</text:p>
          </table:table-cell>
          <table:table-cell office:value-type="float" office:value="-0.89544">
            <text:p>-0.8954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473">
            <text:p>10560.473</text:p>
          </table:table-cell>
          <table:table-cell office:value-type="float" office:value="0.14341">
            <text:p>0.14341</text:p>
          </table:table-cell>
          <table:table-cell office:value-type="float" office:value="-1.571705">
            <text:p>-1.571705</text:p>
          </table:table-cell>
          <table:table-cell office:value-type="float" office:value="-0.085943">
            <text:p>-0.085943</text:p>
          </table:table-cell>
          <table:table-cell office:value-type="float" office:value="4.042972">
            <text:p>4.042972</text:p>
          </table:table-cell>
          <table:table-cell office:value-type="float" office:value="-0.141063">
            <text:p>-0.141063</text:p>
          </table:table-cell>
          <table:table-cell office:value-type="float" office:value="0.070531">
            <text:p>0.070531</text:p>
          </table:table-cell>
          <table:table-cell office:value-type="float" office:value="-0.864304">
            <text:p>-0.86430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483">
            <text:p>10560.483</text:p>
          </table:table-cell>
          <table:table-cell office:value-type="float" office:value="0.135778">
            <text:p>0.135778</text:p>
          </table:table-cell>
          <table:table-cell office:value-type="float" office:value="-1.567889">
            <text:p>-1.567889</text:p>
          </table:table-cell>
          <table:table-cell office:value-type="float" office:value="-0.071102">
            <text:p>-0.071102</text:p>
          </table:table-cell>
          <table:table-cell office:value-type="float" office:value="4.035551">
            <text:p>4.035551</text:p>
          </table:table-cell>
          <table:table-cell office:value-type="float" office:value="-0.132138">
            <text:p>-0.132138</text:p>
          </table:table-cell>
          <table:table-cell office:value-type="float" office:value="0.066069">
            <text:p>0.066069</text:p>
          </table:table-cell>
          <table:table-cell office:value-type="float" office:value="-0.879845">
            <text:p>-0.87984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493">
            <text:p>10560.493</text:p>
          </table:table-cell>
          <table:table-cell office:value-type="float" office:value="0.122427">
            <text:p>0.122427</text:p>
          </table:table-cell>
          <table:table-cell office:value-type="float" office:value="-1.561213">
            <text:p>-1.561213</text:p>
          </table:table-cell>
          <table:table-cell office:value-type="float" office:value="-0.087922">
            <text:p>-0.087922</text:p>
          </table:table-cell>
          <table:table-cell office:value-type="float" office:value="4.043961">
            <text:p>4.043961</text:p>
          </table:table-cell>
          <table:table-cell office:value-type="float" office:value="-0.157316">
            <text:p>-0.157316</text:p>
          </table:table-cell>
          <table:table-cell office:value-type="float" office:value="0.078658">
            <text:p>0.078658</text:p>
          </table:table-cell>
          <table:table-cell office:value-type="float" office:value="-0.894295">
            <text:p>-0.89429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503">
            <text:p>10560.503</text:p>
          </table:table-cell>
          <table:table-cell office:value-type="float" office:value="0.113022">
            <text:p>0.113022</text:p>
          </table:table-cell>
          <table:table-cell office:value-type="float" office:value="-1.556511">
            <text:p>-1.556511</text:p>
          </table:table-cell>
          <table:table-cell office:value-type="float" office:value="-0.082744">
            <text:p>-0.082744</text:p>
          </table:table-cell>
          <table:table-cell office:value-type="float" office:value="4.041372">
            <text:p>4.041372</text:p>
          </table:table-cell>
          <table:table-cell office:value-type="float" office:value="-0.151568">
            <text:p>-0.151568</text:p>
          </table:table-cell>
          <table:table-cell office:value-type="float" office:value="0.075784">
            <text:p>0.075784</text:p>
          </table:table-cell>
          <table:table-cell office:value-type="float" office:value="-0.907738">
            <text:p>-0.90773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513">
            <text:p>10560.513</text:p>
          </table:table-cell>
          <table:table-cell office:value-type="float" office:value="0.086378">
            <text:p>0.086378</text:p>
          </table:table-cell>
          <table:table-cell office:value-type="float" office:value="-1.543189">
            <text:p>-1.543189</text:p>
          </table:table-cell>
          <table:table-cell office:value-type="float" office:value="-0.095925">
            <text:p>-0.095925</text:p>
          </table:table-cell>
          <table:table-cell office:value-type="float" office:value="4.047963">
            <text:p>4.047963</text:p>
          </table:table-cell>
          <table:table-cell office:value-type="float" office:value="-0.160386">
            <text:p>-0.160386</text:p>
          </table:table-cell>
          <table:table-cell office:value-type="float" office:value="0.080193">
            <text:p>0.080193</text:p>
          </table:table-cell>
          <table:table-cell office:value-type="float" office:value="-0.920235">
            <text:p>-0.92023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523">
            <text:p>10560.523</text:p>
          </table:table-cell>
          <table:table-cell office:value-type="float" office:value="0.058461">
            <text:p>0.058461</text:p>
          </table:table-cell>
          <table:table-cell office:value-type="float" office:value="-1.52923">
            <text:p>-1.52923</text:p>
          </table:table-cell>
          <table:table-cell office:value-type="float" office:value="-0.116067">
            <text:p>-0.116067</text:p>
          </table:table-cell>
          <table:table-cell office:value-type="float" office:value="4.058033">
            <text:p>4.058033</text:p>
          </table:table-cell>
          <table:table-cell office:value-type="float" office:value="-0.167792">
            <text:p>-0.167792</text:p>
          </table:table-cell>
          <table:table-cell office:value-type="float" office:value="0.083896">
            <text:p>0.083896</text:p>
          </table:table-cell>
          <table:table-cell office:value-type="float" office:value="-0.905778">
            <text:p>-0.90577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533">
            <text:p>10560.533</text:p>
          </table:table-cell>
          <table:table-cell office:value-type="float" office:value="0.056113">
            <text:p>0.056113</text:p>
          </table:table-cell>
          <table:table-cell office:value-type="float" office:value="-1.528056">
            <text:p>-1.528056</text:p>
          </table:table-cell>
          <table:table-cell office:value-type="float" office:value="-0.104194">
            <text:p>-0.104194</text:p>
          </table:table-cell>
          <table:table-cell office:value-type="float" office:value="4.052097">
            <text:p>4.052097</text:p>
          </table:table-cell>
          <table:table-cell office:value-type="float" office:value="-0.138087">
            <text:p>-0.138087</text:p>
          </table:table-cell>
          <table:table-cell office:value-type="float" office:value="0.069043">
            <text:p>0.069043</text:p>
          </table:table-cell>
          <table:table-cell office:value-type="float" office:value="-0.892327">
            <text:p>-0.89232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543">
            <text:p>10560.543</text:p>
          </table:table-cell>
          <table:table-cell office:value-type="float" office:value="0.062512">
            <text:p>0.062512</text:p>
          </table:table-cell>
          <table:table-cell office:value-type="float" office:value="-1.531256">
            <text:p>-1.531256</text:p>
          </table:table-cell>
          <table:table-cell office:value-type="float" office:value="-0.12015">
            <text:p>-0.12015</text:p>
          </table:table-cell>
          <table:table-cell office:value-type="float" office:value="4.060075">
            <text:p>4.060075</text:p>
          </table:table-cell>
          <table:table-cell office:value-type="float" office:value="-0.157716">
            <text:p>-0.157716</text:p>
          </table:table-cell>
          <table:table-cell office:value-type="float" office:value="0.078858">
            <text:p>0.078858</text:p>
          </table:table-cell>
          <table:table-cell office:value-type="float" office:value="-0.879822">
            <text:p>-0.87982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553">
            <text:p>10560.553</text:p>
          </table:table-cell>
          <table:table-cell office:value-type="float" office:value="0.057836">
            <text:p>0.057836</text:p>
          </table:table-cell>
          <table:table-cell office:value-type="float" office:value="-1.528918">
            <text:p>-1.528918</text:p>
          </table:table-cell>
          <table:table-cell office:value-type="float" office:value="-0.123124">
            <text:p>-0.123124</text:p>
          </table:table-cell>
          <table:table-cell office:value-type="float" office:value="4.061562">
            <text:p>4.061562</text:p>
          </table:table-cell>
          <table:table-cell office:value-type="float" office:value="-0.142627">
            <text:p>-0.142627</text:p>
          </table:table-cell>
          <table:table-cell office:value-type="float" office:value="0.071313">
            <text:p>0.071313</text:p>
          </table:table-cell>
          <table:table-cell office:value-type="float" office:value="-0.868195">
            <text:p>-0.86819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563">
            <text:p>10560.563</text:p>
          </table:table-cell>
          <table:table-cell office:value-type="float" office:value="0.069216">
            <text:p>0.069216</text:p>
          </table:table-cell>
          <table:table-cell office:value-type="float" office:value="-1.534608">
            <text:p>-1.534608</text:p>
          </table:table-cell>
          <table:table-cell office:value-type="float" office:value="-0.131068">
            <text:p>-0.131068</text:p>
          </table:table-cell>
          <table:table-cell office:value-type="float" office:value="4.065534">
            <text:p>4.065534</text:p>
          </table:table-cell>
          <table:table-cell office:value-type="float" office:value="-0.134438">
            <text:p>-0.134438</text:p>
          </table:table-cell>
          <table:table-cell office:value-type="float" office:value="0.067219">
            <text:p>0.067219</text:p>
          </table:table-cell>
          <table:table-cell office:value-type="float" office:value="-0.857377">
            <text:p>-0.85737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563">
            <text:p>10560.563</text:p>
          </table:table-cell>
          <table:table-cell office:value-type="float" office:value="0.069216">
            <text:p>0.069216</text:p>
          </table:table-cell>
          <table:table-cell office:value-type="float" office:value="-1.534608">
            <text:p>-1.534608</text:p>
          </table:table-cell>
          <table:table-cell office:value-type="float" office:value="-0.131068">
            <text:p>-0.131068</text:p>
          </table:table-cell>
          <table:table-cell office:value-type="float" office:value="4.065534">
            <text:p>4.065534</text:p>
          </table:table-cell>
          <table:table-cell office:value-type="float" office:value="-0.134438">
            <text:p>-0.134438</text:p>
          </table:table-cell>
          <table:table-cell office:value-type="float" office:value="0.067219">
            <text:p>0.067219</text:p>
          </table:table-cell>
          <table:table-cell office:value-type="float" office:value="-0.857377">
            <text:p>-0.85737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563">
            <text:p>10560.563</text:p>
          </table:table-cell>
          <table:table-cell office:value-type="float" office:value="0.069216">
            <text:p>0.069216</text:p>
          </table:table-cell>
          <table:table-cell office:value-type="float" office:value="-1.534608">
            <text:p>-1.534608</text:p>
          </table:table-cell>
          <table:table-cell office:value-type="float" office:value="-0.131068">
            <text:p>-0.131068</text:p>
          </table:table-cell>
          <table:table-cell office:value-type="float" office:value="4.065534">
            <text:p>4.065534</text:p>
          </table:table-cell>
          <table:table-cell office:value-type="float" office:value="-0.134438">
            <text:p>-0.134438</text:p>
          </table:table-cell>
          <table:table-cell office:value-type="float" office:value="0.067219">
            <text:p>0.067219</text:p>
          </table:table-cell>
          <table:table-cell office:value-type="float" office:value="-0.857377">
            <text:p>-0.85737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603">
            <text:p>10560.603</text:p>
          </table:table-cell>
          <table:table-cell office:value-type="float" office:value="0.04254">
            <text:p>0.04254</text:p>
          </table:table-cell>
          <table:table-cell office:value-type="float" office:value="-1.52127">
            <text:p>-1.52127</text:p>
          </table:table-cell>
          <table:table-cell office:value-type="float" office:value="-0.136479">
            <text:p>-0.136479</text:p>
          </table:table-cell>
          <table:table-cell office:value-type="float" office:value="4.068239">
            <text:p>4.068239</text:p>
          </table:table-cell>
          <table:table-cell office:value-type="float" office:value="-0.133257">
            <text:p>-0.133257</text:p>
          </table:table-cell>
          <table:table-cell office:value-type="float" office:value="0.066629">
            <text:p>0.066629</text:p>
          </table:table-cell>
          <table:table-cell office:value-type="float" office:value="-0.88688">
            <text:p>-0.8868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603">
            <text:p>10560.603</text:p>
          </table:table-cell>
          <table:table-cell office:value-type="float" office:value="0.04254">
            <text:p>0.04254</text:p>
          </table:table-cell>
          <table:table-cell office:value-type="float" office:value="-1.52127">
            <text:p>-1.52127</text:p>
          </table:table-cell>
          <table:table-cell office:value-type="float" office:value="-0.136479">
            <text:p>-0.136479</text:p>
          </table:table-cell>
          <table:table-cell office:value-type="float" office:value="4.068239">
            <text:p>4.068239</text:p>
          </table:table-cell>
          <table:table-cell office:value-type="float" office:value="-0.133257">
            <text:p>-0.133257</text:p>
          </table:table-cell>
          <table:table-cell office:value-type="float" office:value="0.066629">
            <text:p>0.066629</text:p>
          </table:table-cell>
          <table:table-cell office:value-type="float" office:value="-0.88688">
            <text:p>-0.8868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613">
            <text:p>10560.613</text:p>
          </table:table-cell>
          <table:table-cell office:value-type="float" office:value="0.02685">
            <text:p>0.02685</text:p>
          </table:table-cell>
          <table:table-cell office:value-type="float" office:value="-1.513425">
            <text:p>-1.513425</text:p>
          </table:table-cell>
          <table:table-cell office:value-type="float" office:value="-0.139152">
            <text:p>-0.139152</text:p>
          </table:table-cell>
          <table:table-cell office:value-type="float" office:value="4.069576">
            <text:p>4.069576</text:p>
          </table:table-cell>
          <table:table-cell office:value-type="float" office:value="-0.135754">
            <text:p>-0.135754</text:p>
          </table:table-cell>
          <table:table-cell office:value-type="float" office:value="0.067877">
            <text:p>0.067877</text:p>
          </table:table-cell>
          <table:table-cell office:value-type="float" office:value="-0.881715">
            <text:p>-0.88171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633">
            <text:p>10560.633</text:p>
          </table:table-cell>
          <table:table-cell office:value-type="float" office:value="-0.001996">
            <text:p>-0.001996</text:p>
          </table:table-cell>
          <table:table-cell office:value-type="float" office:value="-1.499002">
            <text:p>-1.499002</text:p>
          </table:table-cell>
          <table:table-cell office:value-type="float" office:value="-0.16562">
            <text:p>-0.16562</text:p>
          </table:table-cell>
          <table:table-cell office:value-type="float" office:value="4.08281">
            <text:p>4.08281</text:p>
          </table:table-cell>
          <table:table-cell office:value-type="float" office:value="-0.162282">
            <text:p>-0.162282</text:p>
          </table:table-cell>
          <table:table-cell office:value-type="float" office:value="0.081141">
            <text:p>0.081141</text:p>
          </table:table-cell>
          <table:table-cell office:value-type="float" office:value="-0.872437">
            <text:p>-0.87243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633">
            <text:p>10560.633</text:p>
          </table:table-cell>
          <table:table-cell office:value-type="float" office:value="-0.001996">
            <text:p>-0.001996</text:p>
          </table:table-cell>
          <table:table-cell office:value-type="float" office:value="-1.499002">
            <text:p>-1.499002</text:p>
          </table:table-cell>
          <table:table-cell office:value-type="float" office:value="-0.16562">
            <text:p>-0.16562</text:p>
          </table:table-cell>
          <table:table-cell office:value-type="float" office:value="4.08281">
            <text:p>4.08281</text:p>
          </table:table-cell>
          <table:table-cell office:value-type="float" office:value="-0.162282">
            <text:p>-0.162282</text:p>
          </table:table-cell>
          <table:table-cell office:value-type="float" office:value="0.081141">
            <text:p>0.081141</text:p>
          </table:table-cell>
          <table:table-cell office:value-type="float" office:value="-0.872437">
            <text:p>-0.87243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643">
            <text:p>10560.643</text:p>
          </table:table-cell>
          <table:table-cell office:value-type="float" office:value="0.000202">
            <text:p>0.000202</text:p>
          </table:table-cell>
          <table:table-cell office:value-type="float" office:value="-1.500101">
            <text:p>-1.500101</text:p>
          </table:table-cell>
          <table:table-cell office:value-type="float" office:value="-0.164821">
            <text:p>-0.164821</text:p>
          </table:table-cell>
          <table:table-cell office:value-type="float" office:value="4.08241">
            <text:p>4.08241</text:p>
          </table:table-cell>
          <table:table-cell office:value-type="float" office:value="-0.123313">
            <text:p>-0.123313</text:p>
          </table:table-cell>
          <table:table-cell office:value-type="float" office:value="0.061657">
            <text:p>0.061657</text:p>
          </table:table-cell>
          <table:table-cell office:value-type="float" office:value="-0.868272">
            <text:p>-0.86827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653">
            <text:p>10560.653</text:p>
          </table:table-cell>
          <table:table-cell office:value-type="float" office:value="0.01984">
            <text:p>0.01984</text:p>
          </table:table-cell>
          <table:table-cell office:value-type="float" office:value="-1.50992">
            <text:p>-1.50992</text:p>
          </table:table-cell>
          <table:table-cell office:value-type="float" office:value="-0.180219">
            <text:p>-0.180219</text:p>
          </table:table-cell>
          <table:table-cell office:value-type="float" office:value="4.090109">
            <text:p>4.090109</text:p>
          </table:table-cell>
          <table:table-cell office:value-type="float" office:value="-0.096292">
            <text:p>-0.096292</text:p>
          </table:table-cell>
          <table:table-cell office:value-type="float" office:value="0.048146">
            <text:p>0.048146</text:p>
          </table:table-cell>
          <table:table-cell office:value-type="float" office:value="-0.877305">
            <text:p>-0.87730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673">
            <text:p>10560.673</text:p>
          </table:table-cell>
          <table:table-cell office:value-type="float" office:value="0.04852">
            <text:p>0.04852</text:p>
          </table:table-cell>
          <table:table-cell office:value-type="float" office:value="-1.52426">
            <text:p>-1.52426</text:p>
          </table:table-cell>
          <table:table-cell office:value-type="float" office:value="-0.194462">
            <text:p>-0.194462</text:p>
          </table:table-cell>
          <table:table-cell office:value-type="float" office:value="4.097231">
            <text:p>4.097231</text:p>
          </table:table-cell>
          <table:table-cell office:value-type="float" office:value="-0.032738">
            <text:p>-0.032738</text:p>
          </table:table-cell>
          <table:table-cell office:value-type="float" office:value="0.016369">
            <text:p>0.016369</text:p>
          </table:table-cell>
          <table:table-cell office:value-type="float" office:value="-0.893517">
            <text:p>-0.89351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673">
            <text:p>10560.673</text:p>
          </table:table-cell>
          <table:table-cell office:value-type="float" office:value="0.04852">
            <text:p>0.04852</text:p>
          </table:table-cell>
          <table:table-cell office:value-type="float" office:value="-1.52426">
            <text:p>-1.52426</text:p>
          </table:table-cell>
          <table:table-cell office:value-type="float" office:value="-0.194462">
            <text:p>-0.194462</text:p>
          </table:table-cell>
          <table:table-cell office:value-type="float" office:value="4.097231">
            <text:p>4.097231</text:p>
          </table:table-cell>
          <table:table-cell office:value-type="float" office:value="-0.032738">
            <text:p>-0.032738</text:p>
          </table:table-cell>
          <table:table-cell office:value-type="float" office:value="0.016369">
            <text:p>0.016369</text:p>
          </table:table-cell>
          <table:table-cell office:value-type="float" office:value="-0.893517">
            <text:p>-0.89351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693">
            <text:p>10560.693</text:p>
          </table:table-cell>
          <table:table-cell office:value-type="float" office:value="0.008364">
            <text:p>0.008364</text:p>
          </table:table-cell>
          <table:table-cell office:value-type="float" office:value="-1.504182">
            <text:p>-1.504182</text:p>
          </table:table-cell>
          <table:table-cell office:value-type="float" office:value="-0.246621">
            <text:p>-0.246621</text:p>
          </table:table-cell>
          <table:table-cell office:value-type="float" office:value="4.12331">
            <text:p>4.12331</text:p>
          </table:table-cell>
          <table:table-cell office:value-type="float" office:value="-0.001842">
            <text:p>-0.001842</text:p>
          </table:table-cell>
          <table:table-cell office:value-type="float" office:value="0.000921">
            <text:p>0.000921</text:p>
          </table:table-cell>
          <table:table-cell office:value-type="float" office:value="-0.915505">
            <text:p>-0.91550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693">
            <text:p>10560.693</text:p>
          </table:table-cell>
          <table:table-cell office:value-type="float" office:value="0.008364">
            <text:p>0.008364</text:p>
          </table:table-cell>
          <table:table-cell office:value-type="float" office:value="-1.504182">
            <text:p>-1.504182</text:p>
          </table:table-cell>
          <table:table-cell office:value-type="float" office:value="-0.246621">
            <text:p>-0.246621</text:p>
          </table:table-cell>
          <table:table-cell office:value-type="float" office:value="4.12331">
            <text:p>4.12331</text:p>
          </table:table-cell>
          <table:table-cell office:value-type="float" office:value="-0.001842">
            <text:p>-0.001842</text:p>
          </table:table-cell>
          <table:table-cell office:value-type="float" office:value="0.000921">
            <text:p>0.000921</text:p>
          </table:table-cell>
          <table:table-cell office:value-type="float" office:value="-0.915505">
            <text:p>-0.91550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693">
            <text:p>10560.693</text:p>
          </table:table-cell>
          <table:table-cell office:value-type="float" office:value="0.008364">
            <text:p>0.008364</text:p>
          </table:table-cell>
          <table:table-cell office:value-type="float" office:value="-1.504182">
            <text:p>-1.504182</text:p>
          </table:table-cell>
          <table:table-cell office:value-type="float" office:value="-0.246621">
            <text:p>-0.246621</text:p>
          </table:table-cell>
          <table:table-cell office:value-type="float" office:value="4.12331">
            <text:p>4.12331</text:p>
          </table:table-cell>
          <table:table-cell office:value-type="float" office:value="-0.001842">
            <text:p>-0.001842</text:p>
          </table:table-cell>
          <table:table-cell office:value-type="float" office:value="0.000921">
            <text:p>0.000921</text:p>
          </table:table-cell>
          <table:table-cell office:value-type="float" office:value="-0.915505">
            <text:p>-0.91550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723">
            <text:p>10560.723</text:p>
          </table:table-cell>
          <table:table-cell office:value-type="float" office:value="-0.012775">
            <text:p>-0.012775</text:p>
          </table:table-cell>
          <table:table-cell office:value-type="float" office:value="-1.493613">
            <text:p>-1.493613</text:p>
          </table:table-cell>
          <table:table-cell office:value-type="float" office:value="-0.263471">
            <text:p>-0.263471</text:p>
          </table:table-cell>
          <table:table-cell office:value-type="float" office:value="4.131735">
            <text:p>4.131735</text:p>
          </table:table-cell>
          <table:table-cell office:value-type="float" office:value="-0.004298">
            <text:p>-0.004298</text:p>
          </table:table-cell>
          <table:table-cell office:value-type="float" office:value="0.002149">
            <text:p>0.002149</text:p>
          </table:table-cell>
          <table:table-cell office:value-type="float" office:value="-0.953789">
            <text:p>-0.95378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733">
            <text:p>10560.733</text:p>
          </table:table-cell>
          <table:table-cell office:value-type="float" office:value="-0.017591">
            <text:p>-0.017591</text:p>
          </table:table-cell>
          <table:table-cell office:value-type="float" office:value="-1.491205">
            <text:p>-1.491205</text:p>
          </table:table-cell>
          <table:table-cell office:value-type="float" office:value="-0.256334">
            <text:p>-0.256334</text:p>
          </table:table-cell>
          <table:table-cell office:value-type="float" office:value="4.128167">
            <text:p>4.128167</text:p>
          </table:table-cell>
          <table:table-cell office:value-type="float" office:value="-0.000491">
            <text:p>-0.000491</text:p>
          </table:table-cell>
          <table:table-cell office:value-type="float" office:value="0.000245">
            <text:p>0.000245</text:p>
          </table:table-cell>
          <table:table-cell office:value-type="float" office:value="-0.961907">
            <text:p>-0.96190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733">
            <text:p>10560.733</text:p>
          </table:table-cell>
          <table:table-cell office:value-type="float" office:value="-0.017591">
            <text:p>-0.017591</text:p>
          </table:table-cell>
          <table:table-cell office:value-type="float" office:value="-1.491205">
            <text:p>-1.491205</text:p>
          </table:table-cell>
          <table:table-cell office:value-type="float" office:value="-0.256334">
            <text:p>-0.256334</text:p>
          </table:table-cell>
          <table:table-cell office:value-type="float" office:value="4.128167">
            <text:p>4.128167</text:p>
          </table:table-cell>
          <table:table-cell office:value-type="float" office:value="-0.000491">
            <text:p>-0.000491</text:p>
          </table:table-cell>
          <table:table-cell office:value-type="float" office:value="0.000245">
            <text:p>0.000245</text:p>
          </table:table-cell>
          <table:table-cell office:value-type="float" office:value="-0.961907">
            <text:p>-0.96190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753">
            <text:p>10560.753</text:p>
          </table:table-cell>
          <table:table-cell office:value-type="float" office:value="-0.008447">
            <text:p>-0.008447</text:p>
          </table:table-cell>
          <table:table-cell office:value-type="float" office:value="-1.495776">
            <text:p>-1.495776</text:p>
          </table:table-cell>
          <table:table-cell office:value-type="float" office:value="-0.269287">
            <text:p>-0.269287</text:p>
          </table:table-cell>
          <table:table-cell office:value-type="float" office:value="4.134643">
            <text:p>4.134643</text:p>
          </table:table-cell>
          <table:table-cell office:value-type="float" office:value="-0.010901">
            <text:p>-0.010901</text:p>
          </table:table-cell>
          <table:table-cell office:value-type="float" office:value="0.00545">
            <text:p>0.00545</text:p>
          </table:table-cell>
          <table:table-cell office:value-type="float" office:value="-0.976472">
            <text:p>-0.97647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763">
            <text:p>10560.763</text:p>
          </table:table-cell>
          <table:table-cell office:value-type="float" office:value="0.021201">
            <text:p>0.021201</text:p>
          </table:table-cell>
          <table:table-cell office:value-type="float" office:value="-1.510601">
            <text:p>-1.510601</text:p>
          </table:table-cell>
          <table:table-cell office:value-type="float" office:value="-0.274709">
            <text:p>-0.274709</text:p>
          </table:table-cell>
          <table:table-cell office:value-type="float" office:value="4.137354">
            <text:p>4.137354</text:p>
          </table:table-cell>
          <table:table-cell office:value-type="float" office:value="0.006322">
            <text:p>0.006322</text:p>
          </table:table-cell>
          <table:table-cell office:value-type="float" office:value="-0.003161">
            <text:p>-0.003161</text:p>
          </table:table-cell>
          <table:table-cell office:value-type="float" office:value="-0.983002">
            <text:p>-0.98300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763">
            <text:p>10560.763</text:p>
          </table:table-cell>
          <table:table-cell office:value-type="float" office:value="0.021201">
            <text:p>0.021201</text:p>
          </table:table-cell>
          <table:table-cell office:value-type="float" office:value="-1.510601">
            <text:p>-1.510601</text:p>
          </table:table-cell>
          <table:table-cell office:value-type="float" office:value="-0.274709">
            <text:p>-0.274709</text:p>
          </table:table-cell>
          <table:table-cell office:value-type="float" office:value="4.137354">
            <text:p>4.137354</text:p>
          </table:table-cell>
          <table:table-cell office:value-type="float" office:value="0.006322">
            <text:p>0.006322</text:p>
          </table:table-cell>
          <table:table-cell office:value-type="float" office:value="-0.003161">
            <text:p>-0.003161</text:p>
          </table:table-cell>
          <table:table-cell office:value-type="float" office:value="-0.983002">
            <text:p>-0.98300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783">
            <text:p>10560.783</text:p>
          </table:table-cell>
          <table:table-cell office:value-type="float" office:value="0.023915">
            <text:p>0.023915</text:p>
          </table:table-cell>
          <table:table-cell office:value-type="float" office:value="-1.511957">
            <text:p>-1.511957</text:p>
          </table:table-cell>
          <table:table-cell office:value-type="float" office:value="-0.30678">
            <text:p>-0.30678</text:p>
          </table:table-cell>
          <table:table-cell office:value-type="float" office:value="4.15339">
            <text:p>4.15339</text:p>
          </table:table-cell>
          <table:table-cell office:value-type="float" office:value="0.016228">
            <text:p>0.016228</text:p>
          </table:table-cell>
          <table:table-cell office:value-type="float" office:value="-0.008114">
            <text:p>-0.008114</text:p>
          </table:table-cell>
          <table:table-cell office:value-type="float" office:value="-1.056535">
            <text:p>-1.056535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793">
            <text:p>10560.793</text:p>
          </table:table-cell>
          <table:table-cell office:value-type="float" office:value="0.045539">
            <text:p>0.045539</text:p>
          </table:table-cell>
          <table:table-cell office:value-type="float" office:value="-1.522769">
            <text:p>-1.522769</text:p>
          </table:table-cell>
          <table:table-cell office:value-type="float" office:value="-0.294718">
            <text:p>-0.294718</text:p>
          </table:table-cell>
          <table:table-cell office:value-type="float" office:value="4.147359">
            <text:p>4.147359</text:p>
          </table:table-cell>
          <table:table-cell office:value-type="float" office:value="0.040563">
            <text:p>0.040563</text:p>
          </table:table-cell>
          <table:table-cell office:value-type="float" office:value="-0.020281">
            <text:p>-0.020281</text:p>
          </table:table-cell>
          <table:table-cell office:value-type="float" office:value="-1.089478">
            <text:p>-1.08947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793">
            <text:p>10560.793</text:p>
          </table:table-cell>
          <table:table-cell office:value-type="float" office:value="0.045539">
            <text:p>0.045539</text:p>
          </table:table-cell>
          <table:table-cell office:value-type="float" office:value="-1.522769">
            <text:p>-1.522769</text:p>
          </table:table-cell>
          <table:table-cell office:value-type="float" office:value="-0.294718">
            <text:p>-0.294718</text:p>
          </table:table-cell>
          <table:table-cell office:value-type="float" office:value="4.147359">
            <text:p>4.147359</text:p>
          </table:table-cell>
          <table:table-cell office:value-type="float" office:value="0.040563">
            <text:p>0.040563</text:p>
          </table:table-cell>
          <table:table-cell office:value-type="float" office:value="-0.020281">
            <text:p>-0.020281</text:p>
          </table:table-cell>
          <table:table-cell office:value-type="float" office:value="-1.089478">
            <text:p>-1.08947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813">
            <text:p>10560.813</text:p>
          </table:table-cell>
          <table:table-cell office:value-type="float" office:value="0.050986">
            <text:p>0.050986</text:p>
          </table:table-cell>
          <table:table-cell office:value-type="float" office:value="-1.525493">
            <text:p>-1.525493</text:p>
          </table:table-cell>
          <table:table-cell office:value-type="float" office:value="-0.323133">
            <text:p>-0.323133</text:p>
          </table:table-cell>
          <table:table-cell office:value-type="float" office:value="4.161566">
            <text:p>4.161566</text:p>
          </table:table-cell>
          <table:table-cell office:value-type="float" office:value="0.100258">
            <text:p>0.100258</text:p>
          </table:table-cell>
          <table:table-cell office:value-type="float" office:value="-0.050129">
            <text:p>-0.050129</text:p>
          </table:table-cell>
          <table:table-cell office:value-type="float" office:value="-1.117028">
            <text:p>-1.11702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823">
            <text:p>10560.823</text:p>
          </table:table-cell>
          <table:table-cell office:value-type="float" office:value="0.058173">
            <text:p>0.058173</text:p>
          </table:table-cell>
          <table:table-cell office:value-type="float" office:value="-1.529087">
            <text:p>-1.529087</text:p>
          </table:table-cell>
          <table:table-cell office:value-type="float" office:value="-0.345992">
            <text:p>-0.345992</text:p>
          </table:table-cell>
          <table:table-cell office:value-type="float" office:value="4.172996">
            <text:p>4.172996</text:p>
          </table:table-cell>
          <table:table-cell office:value-type="float" office:value="0.099429">
            <text:p>0.099429</text:p>
          </table:table-cell>
          <table:table-cell office:value-type="float" office:value="-0.049714">
            <text:p>-0.049714</text:p>
          </table:table-cell>
          <table:table-cell office:value-type="float" office:value="-1.114152">
            <text:p>-1.11415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823">
            <text:p>10560.823</text:p>
          </table:table-cell>
          <table:table-cell office:value-type="float" office:value="0.058173">
            <text:p>0.058173</text:p>
          </table:table-cell>
          <table:table-cell office:value-type="float" office:value="-1.529087">
            <text:p>-1.529087</text:p>
          </table:table-cell>
          <table:table-cell office:value-type="float" office:value="-0.345992">
            <text:p>-0.345992</text:p>
          </table:table-cell>
          <table:table-cell office:value-type="float" office:value="4.172996">
            <text:p>4.172996</text:p>
          </table:table-cell>
          <table:table-cell office:value-type="float" office:value="0.099429">
            <text:p>0.099429</text:p>
          </table:table-cell>
          <table:table-cell office:value-type="float" office:value="-0.049714">
            <text:p>-0.049714</text:p>
          </table:table-cell>
          <table:table-cell office:value-type="float" office:value="-1.114152">
            <text:p>-1.11415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843">
            <text:p>10560.843</text:p>
          </table:table-cell>
          <table:table-cell office:value-type="float" office:value="0.040738">
            <text:p>0.040738</text:p>
          </table:table-cell>
          <table:table-cell office:value-type="float" office:value="-1.520369">
            <text:p>-1.520369</text:p>
          </table:table-cell>
          <table:table-cell office:value-type="float" office:value="-0.381318">
            <text:p>-0.381318</text:p>
          </table:table-cell>
          <table:table-cell office:value-type="float" office:value="4.190659">
            <text:p>4.190659</text:p>
          </table:table-cell>
          <table:table-cell office:value-type="float" office:value="0.100479">
            <text:p>0.100479</text:p>
          </table:table-cell>
          <table:table-cell office:value-type="float" office:value="-0.050239">
            <text:p>-0.050239</text:p>
          </table:table-cell>
          <table:table-cell office:value-type="float" office:value="-1.108994">
            <text:p>-1.10899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853">
            <text:p>10560.853</text:p>
          </table:table-cell>
          <table:table-cell office:value-type="float" office:value="0.023272">
            <text:p>0.023272</text:p>
          </table:table-cell>
          <table:table-cell office:value-type="float" office:value="-1.511636">
            <text:p>-1.511636</text:p>
          </table:table-cell>
          <table:table-cell office:value-type="float" office:value="-0.386305">
            <text:p>-0.386305</text:p>
          </table:table-cell>
          <table:table-cell office:value-type="float" office:value="4.193153">
            <text:p>4.193153</text:p>
          </table:table-cell>
          <table:table-cell office:value-type="float" office:value="0.091441">
            <text:p>0.091441</text:p>
          </table:table-cell>
          <table:table-cell office:value-type="float" office:value="-0.04572">
            <text:p>-0.04572</text:p>
          </table:table-cell>
          <table:table-cell office:value-type="float" office:value="-1.094506">
            <text:p>-1.094506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863">
            <text:p>10560.863</text:p>
          </table:table-cell>
          <table:table-cell office:value-type="float" office:value="0.014322">
            <text:p>0.014322</text:p>
          </table:table-cell>
          <table:table-cell office:value-type="float" office:value="-1.507161">
            <text:p>-1.507161</text:p>
          </table:table-cell>
          <table:table-cell office:value-type="float" office:value="-0.40743">
            <text:p>-0.40743</text:p>
          </table:table-cell>
          <table:table-cell office:value-type="float" office:value="4.203715">
            <text:p>4.203715</text:p>
          </table:table-cell>
          <table:table-cell office:value-type="float" office:value="0.071294">
            <text:p>0.071294</text:p>
          </table:table-cell>
          <table:table-cell office:value-type="float" office:value="-0.035647">
            <text:p>-0.035647</text:p>
          </table:table-cell>
          <table:table-cell office:value-type="float" office:value="-1.081032">
            <text:p>-1.08103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873">
            <text:p>10560.873</text:p>
          </table:table-cell>
          <table:table-cell office:value-type="float" office:value="0.037172">
            <text:p>0.037172</text:p>
          </table:table-cell>
          <table:table-cell office:value-type="float" office:value="-1.518586">
            <text:p>-1.518586</text:p>
          </table:table-cell>
          <table:table-cell office:value-type="float" office:value="-0.407716">
            <text:p>-0.407716</text:p>
          </table:table-cell>
          <table:table-cell office:value-type="float" office:value="4.203858">
            <text:p>4.203858</text:p>
          </table:table-cell>
          <table:table-cell office:value-type="float" office:value="0.106839">
            <text:p>0.106839</text:p>
          </table:table-cell>
          <table:table-cell office:value-type="float" office:value="-0.053419">
            <text:p>-0.053419</text:p>
          </table:table-cell>
          <table:table-cell office:value-type="float" office:value="-1.068497">
            <text:p>-1.06849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883">
            <text:p>10560.883</text:p>
          </table:table-cell>
          <table:table-cell office:value-type="float" office:value="0.037308">
            <text:p>0.037308</text:p>
          </table:table-cell>
          <table:table-cell office:value-type="float" office:value="-1.518654">
            <text:p>-1.518654</text:p>
          </table:table-cell>
          <table:table-cell office:value-type="float" office:value="-0.476713">
            <text:p>-0.476713</text:p>
          </table:table-cell>
          <table:table-cell office:value-type="float" office:value="4.238357">
            <text:p>4.238357</text:p>
          </table:table-cell>
          <table:table-cell office:value-type="float" office:value="0.13443">
            <text:p>0.13443</text:p>
          </table:table-cell>
          <table:table-cell office:value-type="float" office:value="-0.067215">
            <text:p>-0.067215</text:p>
          </table:table-cell>
          <table:table-cell office:value-type="float" office:value="-1.05684">
            <text:p>-1.0568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893">
            <text:p>10560.893</text:p>
          </table:table-cell>
          <table:table-cell office:value-type="float" office:value="0.049606">
            <text:p>0.049606</text:p>
          </table:table-cell>
          <table:table-cell office:value-type="float" office:value="-1.524803">
            <text:p>-1.524803</text:p>
          </table:table-cell>
          <table:table-cell office:value-type="float" office:value="-0.526802">
            <text:p>-0.526802</text:p>
          </table:table-cell>
          <table:table-cell office:value-type="float" office:value="4.263401">
            <text:p>4.263401</text:p>
          </table:table-cell>
          <table:table-cell office:value-type="float" office:value="0.180541">
            <text:p>0.180541</text:p>
          </table:table-cell>
          <table:table-cell office:value-type="float" office:value="-0.09027">
            <text:p>-0.09027</text:p>
          </table:table-cell>
          <table:table-cell office:value-type="float" office:value="-1.069039">
            <text:p>-1.069039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903">
            <text:p>10560.903</text:p>
          </table:table-cell>
          <table:table-cell office:value-type="float" office:value="0.105078">
            <text:p>0.105078</text:p>
          </table:table-cell>
          <table:table-cell office:value-type="float" office:value="-1.552539">
            <text:p>-1.552539</text:p>
          </table:table-cell>
          <table:table-cell office:value-type="float" office:value="-0.604337">
            <text:p>-0.604337</text:p>
          </table:table-cell>
          <table:table-cell office:value-type="float" office:value="4.302168">
            <text:p>4.302168</text:p>
          </table:table-cell>
          <table:table-cell office:value-type="float" office:value="0.292342">
            <text:p>0.292342</text:p>
          </table:table-cell>
          <table:table-cell office:value-type="float" office:value="-0.146171">
            <text:p>-0.146171</text:p>
          </table:table-cell>
          <table:table-cell office:value-type="float" office:value="-1.080392">
            <text:p>-1.08039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913">
            <text:p>10560.913</text:p>
          </table:table-cell>
          <table:table-cell office:value-type="float" office:value="0.166633">
            <text:p>0.166633</text:p>
          </table:table-cell>
          <table:table-cell office:value-type="float" office:value="-1.583316">
            <text:p>-1.583316</text:p>
          </table:table-cell>
          <table:table-cell office:value-type="float" office:value="-0.703864">
            <text:p>-0.703864</text:p>
          </table:table-cell>
          <table:table-cell office:value-type="float" office:value="4.351932">
            <text:p>4.351932</text:p>
          </table:table-cell>
          <table:table-cell office:value-type="float" office:value="0.370209">
            <text:p>0.370209</text:p>
          </table:table-cell>
          <table:table-cell office:value-type="float" office:value="-0.185104">
            <text:p>-0.185104</text:p>
          </table:table-cell>
          <table:table-cell office:value-type="float" office:value="-1.090943">
            <text:p>-1.09094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923">
            <text:p>10560.923</text:p>
          </table:table-cell>
          <table:table-cell office:value-type="float" office:value="0.221228">
            <text:p>0.221228</text:p>
          </table:table-cell>
          <table:table-cell office:value-type="float" office:value="-1.610614">
            <text:p>-1.610614</text:p>
          </table:table-cell>
          <table:table-cell office:value-type="float" office:value="-0.814251">
            <text:p>-0.814251</text:p>
          </table:table-cell>
          <table:table-cell office:value-type="float" office:value="4.407126">
            <text:p>4.407126</text:p>
          </table:table-cell>
          <table:table-cell office:value-type="float" office:value="0.65443">
            <text:p>0.65443</text:p>
          </table:table-cell>
          <table:table-cell office:value-type="float" office:value="-0.327215">
            <text:p>-0.327215</text:p>
          </table:table-cell>
          <table:table-cell office:value-type="float" office:value="-1.100762">
            <text:p>-1.10076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933">
            <text:p>10560.933</text:p>
          </table:table-cell>
          <table:table-cell office:value-type="float" office:value="0.357301">
            <text:p>0.357301</text:p>
          </table:table-cell>
          <table:table-cell office:value-type="float" office:value="-1.678651">
            <text:p>-1.678651</text:p>
          </table:table-cell>
          <table:table-cell office:value-type="float" office:value="-0.905229">
            <text:p>-0.905229</text:p>
          </table:table-cell>
          <table:table-cell office:value-type="float" office:value="4.452615">
            <text:p>4.452615</text:p>
          </table:table-cell>
          <table:table-cell office:value-type="float" office:value="0.890372">
            <text:p>0.890372</text:p>
          </table:table-cell>
          <table:table-cell office:value-type="float" office:value="-0.445186">
            <text:p>-0.445186</text:p>
          </table:table-cell>
          <table:table-cell office:value-type="float" office:value="-1.109887">
            <text:p>-1.10988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943">
            <text:p>10560.943</text:p>
          </table:table-cell>
          <table:table-cell office:value-type="float" office:value="0.621362">
            <text:p>0.621362</text:p>
          </table:table-cell>
          <table:table-cell office:value-type="float" office:value="-1.810681">
            <text:p>-1.810681</text:p>
          </table:table-cell>
          <table:table-cell office:value-type="float" office:value="-1.079912">
            <text:p>-1.079912</text:p>
          </table:table-cell>
          <table:table-cell office:value-type="float" office:value="4.539956">
            <text:p>4.539956</text:p>
          </table:table-cell>
          <table:table-cell office:value-type="float" office:value="1.475679">
            <text:p>1.475679</text:p>
          </table:table-cell>
          <table:table-cell office:value-type="float" office:value="-0.737839">
            <text:p>-0.737839</text:p>
          </table:table-cell>
          <table:table-cell office:value-type="float" office:value="-1.12983">
            <text:p>-1.1298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953">
            <text:p>10560.953</text:p>
          </table:table-cell>
          <table:table-cell office:value-type="float" office:value="0.846172">
            <text:p>0.846172</text:p>
          </table:table-cell>
          <table:table-cell office:value-type="float" office:value="-1.923086">
            <text:p>-1.923086</text:p>
          </table:table-cell>
          <table:table-cell office:value-type="float" office:value="-1.207475">
            <text:p>-1.207475</text:p>
          </table:table-cell>
          <table:table-cell office:value-type="float" office:value="4.603737">
            <text:p>4.603737</text:p>
          </table:table-cell>
          <table:table-cell office:value-type="float" office:value="2.025164">
            <text:p>2.025164</text:p>
          </table:table-cell>
          <table:table-cell office:value-type="float" office:value="-1.012582">
            <text:p>-1.012582</text:p>
          </table:table-cell>
          <table:table-cell office:value-type="float" office:value="-1.148377">
            <text:p>-1.14837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953">
            <text:p>10560.953</text:p>
          </table:table-cell>
          <table:table-cell office:value-type="float" office:value="0.846172">
            <text:p>0.846172</text:p>
          </table:table-cell>
          <table:table-cell office:value-type="float" office:value="-1.923086">
            <text:p>-1.923086</text:p>
          </table:table-cell>
          <table:table-cell office:value-type="float" office:value="-1.207475">
            <text:p>-1.207475</text:p>
          </table:table-cell>
          <table:table-cell office:value-type="float" office:value="4.603737">
            <text:p>4.603737</text:p>
          </table:table-cell>
          <table:table-cell office:value-type="float" office:value="2.025164">
            <text:p>2.025164</text:p>
          </table:table-cell>
          <table:table-cell office:value-type="float" office:value="-1.012582">
            <text:p>-1.012582</text:p>
          </table:table-cell>
          <table:table-cell office:value-type="float" office:value="-1.148377">
            <text:p>-1.14837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953">
            <text:p>10560.953</text:p>
          </table:table-cell>
          <table:table-cell office:value-type="float" office:value="0.846172">
            <text:p>0.846172</text:p>
          </table:table-cell>
          <table:table-cell office:value-type="float" office:value="-1.923086">
            <text:p>-1.923086</text:p>
          </table:table-cell>
          <table:table-cell office:value-type="float" office:value="-1.207475">
            <text:p>-1.207475</text:p>
          </table:table-cell>
          <table:table-cell office:value-type="float" office:value="4.603737">
            <text:p>4.603737</text:p>
          </table:table-cell>
          <table:table-cell office:value-type="float" office:value="2.025164">
            <text:p>2.025164</text:p>
          </table:table-cell>
          <table:table-cell office:value-type="float" office:value="-1.012582">
            <text:p>-1.012582</text:p>
          </table:table-cell>
          <table:table-cell office:value-type="float" office:value="-1.148377">
            <text:p>-1.14837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983">
            <text:p>10560.983</text:p>
          </table:table-cell>
          <table:table-cell office:value-type="float" office:value="1.237368">
            <text:p>1.237368</text:p>
          </table:table-cell>
          <table:table-cell office:value-type="float" office:value="-2.118684">
            <text:p>-2.118684</text:p>
          </table:table-cell>
          <table:table-cell office:value-type="float" office:value="-1.823501">
            <text:p>-1.823501</text:p>
          </table:table-cell>
          <table:table-cell office:value-type="float" office:value="4.911751">
            <text:p>4.911751</text:p>
          </table:table-cell>
          <table:table-cell office:value-type="float" office:value="3.820571">
            <text:p>3.820571</text:p>
          </table:table-cell>
          <table:table-cell office:value-type="float" office:value="-1.910285">
            <text:p>-1.910285</text:p>
          </table:table-cell>
          <table:table-cell office:value-type="float" office:value="-1.152817">
            <text:p>-1.15281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0.993">
            <text:p>10560.993</text:p>
          </table:table-cell>
          <table:table-cell office:value-type="float" office:value="1.203053">
            <text:p>1.203053</text:p>
          </table:table-cell>
          <table:table-cell office:value-type="float" office:value="-2.101526">
            <text:p>-2.101526</text:p>
          </table:table-cell>
          <table:table-cell office:value-type="float" office:value="-2.194196">
            <text:p>-2.194196</text:p>
          </table:table-cell>
          <table:table-cell office:value-type="float" office:value="5.097098">
            <text:p>5.097098</text:p>
          </table:table-cell>
          <table:table-cell office:value-type="float" office:value="4.033064">
            <text:p>4.033064</text:p>
          </table:table-cell>
          <table:table-cell office:value-type="float" office:value="-2.016532">
            <text:p>-2.016532</text:p>
          </table:table-cell>
          <table:table-cell office:value-type="float" office:value="-1.125993">
            <text:p>-1.12599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1.003">
            <text:p>10561.003</text:p>
          </table:table-cell>
          <table:table-cell office:value-type="float" office:value="1.160739">
            <text:p>1.160739</text:p>
          </table:table-cell>
          <table:table-cell office:value-type="float" office:value="-2.08037">
            <text:p>-2.08037</text:p>
          </table:table-cell>
          <table:table-cell office:value-type="float" office:value="-2.959792">
            <text:p>-2.959792</text:p>
          </table:table-cell>
          <table:table-cell office:value-type="float" office:value="5.479896">
            <text:p>5.479896</text:p>
          </table:table-cell>
          <table:table-cell office:value-type="float" office:value="4.2229">
            <text:p>4.2229</text:p>
          </table:table-cell>
          <table:table-cell office:value-type="float" office:value="-2.11145">
            <text:p>-2.11145</text:p>
          </table:table-cell>
          <table:table-cell office:value-type="float" office:value="-1.101044">
            <text:p>-1.10104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1.013">
            <text:p>10561.013</text:p>
          </table:table-cell>
          <table:table-cell office:value-type="float" office:value="1.092771">
            <text:p>1.092771</text:p>
          </table:table-cell>
          <table:table-cell office:value-type="float" office:value="-2.046385">
            <text:p>-2.046385</text:p>
          </table:table-cell>
          <table:table-cell office:value-type="float" office:value="-3.651428">
            <text:p>-3.651428</text:p>
          </table:table-cell>
          <table:table-cell office:value-type="float" office:value="5.825714">
            <text:p>5.825714</text:p>
          </table:table-cell>
          <table:table-cell office:value-type="float" office:value="4.265459">
            <text:p>4.265459</text:p>
          </table:table-cell>
          <table:table-cell office:value-type="float" office:value="-2.132729">
            <text:p>-2.132729</text:p>
          </table:table-cell>
          <table:table-cell office:value-type="float" office:value="-1.077843">
            <text:p>-1.07784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1.033">
            <text:p>10561.033</text:p>
          </table:table-cell>
          <table:table-cell office:value-type="float" office:value="0.734082">
            <text:p>0.734082</text:p>
          </table:table-cell>
          <table:table-cell office:value-type="float" office:value="-1.867041">
            <text:p>-1.867041</text:p>
          </table:table-cell>
          <table:table-cell office:value-type="float" office:value="-6.639521">
            <text:p>-6.639521</text:p>
          </table:table-cell>
          <table:table-cell office:value-type="float" office:value="7.31976">
            <text:p>7.31976</text:p>
          </table:table-cell>
          <table:table-cell office:value-type="float" office:value="3.541961">
            <text:p>3.541961</text:p>
          </table:table-cell>
          <table:table-cell office:value-type="float" office:value="-1.77098">
            <text:p>-1.77098</text:p>
          </table:table-cell>
          <table:table-cell office:value-type="float" office:value="-1.085427">
            <text:p>-1.08542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1.033">
            <text:p>10561.033</text:p>
          </table:table-cell>
          <table:table-cell office:value-type="float" office:value="0.734082">
            <text:p>0.734082</text:p>
          </table:table-cell>
          <table:table-cell office:value-type="float" office:value="-1.867041">
            <text:p>-1.867041</text:p>
          </table:table-cell>
          <table:table-cell office:value-type="float" office:value="-6.639521">
            <text:p>-6.639521</text:p>
          </table:table-cell>
          <table:table-cell office:value-type="float" office:value="7.31976">
            <text:p>7.31976</text:p>
          </table:table-cell>
          <table:table-cell office:value-type="float" office:value="3.541961">
            <text:p>3.541961</text:p>
          </table:table-cell>
          <table:table-cell office:value-type="float" office:value="-1.77098">
            <text:p>-1.77098</text:p>
          </table:table-cell>
          <table:table-cell office:value-type="float" office:value="-1.085427">
            <text:p>-1.085427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1.043">
            <text:p>10561.043</text:p>
          </table:table-cell>
          <table:table-cell office:value-type="float" office:value="0.305642">
            <text:p>0.305642</text:p>
          </table:table-cell>
          <table:table-cell office:value-type="float" office:value="-1.652821">
            <text:p>-1.652821</text:p>
          </table:table-cell>
          <table:table-cell office:value-type="float" office:value="-9.026089">
            <text:p>-9.026089</text:p>
          </table:table-cell>
          <table:table-cell office:value-type="float" office:value="8.513044">
            <text:p>8.513044</text:p>
          </table:table-cell>
          <table:table-cell office:value-type="float" office:value="2.548998">
            <text:p>2.548998</text:p>
          </table:table-cell>
          <table:table-cell office:value-type="float" office:value="-1.274499">
            <text:p>-1.274499</text:p>
          </table:table-cell>
          <table:table-cell office:value-type="float" office:value="-1.088822">
            <text:p>-1.088822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1.063">
            <text:p>10561.063</text:p>
          </table:table-cell>
          <table:table-cell office:value-type="float" office:value="-0.857348">
            <text:p>-0.857348</text:p>
          </table:table-cell>
          <table:table-cell office:value-type="float" office:value="-1.071326">
            <text:p>-1.071326</text:p>
          </table:table-cell>
          <table:table-cell office:value-type="float" office:value="-13.252251">
            <text:p>-13.252251</text:p>
          </table:table-cell>
          <table:table-cell office:value-type="float" office:value="10.626125">
            <text:p>10.626125</text:p>
          </table:table-cell>
          <table:table-cell office:value-type="float" office:value="0.191872">
            <text:p>0.191872</text:p>
          </table:table-cell>
          <table:table-cell office:value-type="float" office:value="-0.095936">
            <text:p>-0.095936</text:p>
          </table:table-cell>
          <table:table-cell office:value-type="float" office:value="-1.091294">
            <text:p>-1.09129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1.063">
            <text:p>10561.063</text:p>
          </table:table-cell>
          <table:table-cell office:value-type="float" office:value="-0.857348">
            <text:p>-0.857348</text:p>
          </table:table-cell>
          <table:table-cell office:value-type="float" office:value="-1.071326">
            <text:p>-1.071326</text:p>
          </table:table-cell>
          <table:table-cell office:value-type="float" office:value="-13.252251">
            <text:p>-13.252251</text:p>
          </table:table-cell>
          <table:table-cell office:value-type="float" office:value="10.626125">
            <text:p>10.626125</text:p>
          </table:table-cell>
          <table:table-cell office:value-type="float" office:value="0.191872">
            <text:p>0.191872</text:p>
          </table:table-cell>
          <table:table-cell office:value-type="float" office:value="-0.095936">
            <text:p>-0.095936</text:p>
          </table:table-cell>
          <table:table-cell office:value-type="float" office:value="-1.091294">
            <text:p>-1.091294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1.073">
            <text:p>10561.073</text:p>
          </table:table-cell>
          <table:table-cell office:value-type="float" office:value="-1.294502">
            <text:p>-1.294502</text:p>
          </table:table-cell>
          <table:table-cell office:value-type="float" office:value="-0.852749">
            <text:p>-0.852749</text:p>
          </table:table-cell>
          <table:table-cell office:value-type="float" office:value="-15.010139">
            <text:p>-15.010139</text:p>
          </table:table-cell>
          <table:table-cell office:value-type="float" office:value="11.505069">
            <text:p>11.505069</text:p>
          </table:table-cell>
          <table:table-cell office:value-type="float" office:value="-0.665218">
            <text:p>-0.665218</text:p>
          </table:table-cell>
          <table:table-cell office:value-type="float" office:value="0.332609">
            <text:p>0.332609</text:p>
          </table:table-cell>
          <table:table-cell office:value-type="float" office:value="-1.090653">
            <text:p>-1.090653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1.083">
            <text:p>10561.083</text:p>
          </table:table-cell>
          <table:table-cell office:value-type="float" office:value="-1.758697">
            <text:p>-1.758697</text:p>
          </table:table-cell>
          <table:table-cell office:value-type="float" office:value="-0.620651">
            <text:p>-0.620651</text:p>
          </table:table-cell>
          <table:table-cell office:value-type="float" office:value="-17.729189">
            <text:p>-17.729189</text:p>
          </table:table-cell>
          <table:table-cell office:value-type="float" office:value="12.864594">
            <text:p>12.864594</text:p>
          </table:table-cell>
          <table:table-cell office:value-type="float" office:value="-1.630452">
            <text:p>-1.630452</text:p>
          </table:table-cell>
          <table:table-cell office:value-type="float" office:value="0.815226">
            <text:p>0.815226</text:p>
          </table:table-cell>
          <table:table-cell office:value-type="float" office:value="-1.090058">
            <text:p>-1.09005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1.083">
            <text:p>10561.083</text:p>
          </table:table-cell>
          <table:table-cell office:value-type="float" office:value="-1.758697">
            <text:p>-1.758697</text:p>
          </table:table-cell>
          <table:table-cell office:value-type="float" office:value="-0.620651">
            <text:p>-0.620651</text:p>
          </table:table-cell>
          <table:table-cell office:value-type="float" office:value="-17.729189">
            <text:p>-17.729189</text:p>
          </table:table-cell>
          <table:table-cell office:value-type="float" office:value="12.864594">
            <text:p>12.864594</text:p>
          </table:table-cell>
          <table:table-cell office:value-type="float" office:value="-1.630452">
            <text:p>-1.630452</text:p>
          </table:table-cell>
          <table:table-cell office:value-type="float" office:value="0.815226">
            <text:p>0.815226</text:p>
          </table:table-cell>
          <table:table-cell office:value-type="float" office:value="-1.090058">
            <text:p>-1.09005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1.083">
            <text:p>10561.083</text:p>
          </table:table-cell>
          <table:table-cell office:value-type="float" office:value="-1.758697">
            <text:p>-1.758697</text:p>
          </table:table-cell>
          <table:table-cell office:value-type="float" office:value="-0.620651">
            <text:p>-0.620651</text:p>
          </table:table-cell>
          <table:table-cell office:value-type="float" office:value="-17.729189">
            <text:p>-17.729189</text:p>
          </table:table-cell>
          <table:table-cell office:value-type="float" office:value="12.864594">
            <text:p>12.864594</text:p>
          </table:table-cell>
          <table:table-cell office:value-type="float" office:value="-1.630452">
            <text:p>-1.630452</text:p>
          </table:table-cell>
          <table:table-cell office:value-type="float" office:value="0.815226">
            <text:p>0.815226</text:p>
          </table:table-cell>
          <table:table-cell office:value-type="float" office:value="-1.090058">
            <text:p>-1.09005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  <table:table-row table:style-name="ro1">
          <table:table-cell office:value-type="float" office:value="10561.123">
            <text:p>10561.123</text:p>
          </table:table-cell>
          <table:table-cell office:value-type="float" office:value="-3.047853">
            <text:p>-3.047853</text:p>
          </table:table-cell>
          <table:table-cell office:value-type="float" office:value="0.023926">
            <text:p>0.023926</text:p>
          </table:table-cell>
          <table:table-cell office:value-type="float" office:value="-25.214312">
            <text:p>-25.214312</text:p>
          </table:table-cell>
          <table:table-cell office:value-type="float" office:value="16.607156">
            <text:p>16.607156</text:p>
          </table:table-cell>
          <table:table-cell office:value-type="float" office:value="-3.635099">
            <text:p>-3.635099</text:p>
          </table:table-cell>
          <table:table-cell office:value-type="float" office:value="1.81755">
            <text:p>1.81755</text:p>
          </table:table-cell>
          <table:table-cell office:value-type="float" office:value="-1.097398">
            <text:p>-1.097398</text:p>
          </table:table-cell>
          <table:table-cell office:value-type="float" office:value="42000">
            <text:p>42000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3" number:min-integer-digits="1" number:grouping="true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0000-00-00T18:21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8T18:29:08</dc:date>
    <dc:creator>Jeremy Bennett</dc:creator>
    <meta:editing-duration>PT1H17M40S</meta:editing-duration>
    <meta:editing-cycles>5</meta:editing-cycles>
    <meta:generator>LibreOffice/3.6$Linux_X86_64 LibreOffice_project/360m1$Build-2</meta:generator>
    <meta:document-statistic meta:table-count="2" meta:cell-count="68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18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01cm" chart:symbol-height="0.01cm">
        <chart:symbol-image xlink:href="Pictures/20000011000000DD000000DDB1B86C74.svm" xlink:type="simple" xlink:actuate="onLoad"/>
      </style:chart-properties>
      <style:graphic-properties svg:stroke-width="0.01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1cm" chart:symbol-height="0.01cm">
        <chart:symbol-image xlink:href="Pictures/20000011000000DD000000DD6B0E808A.svm" xlink:type="simple" xlink:actuate="onLoad"/>
      </style:chart-properties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1cm" chart:symbol-height="0.01cm">
        <chart:symbol-image xlink:href="Pictures/20000011000000DD000000DDD8E12A8C.svm" xlink:type="simple" xlink:actuate="onLoad"/>
      </style:chart-properties>
      <style:graphic-properties svg:stroke-width="0.0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01cm" chart:symbol-height="0.01cm">
        <chart:symbol-image xlink:href="Pictures/20000011000000DD000000DD6A4377B3.svm" xlink:type="simple" xlink:actuate="onLoad"/>
      </style:chart-properties>
      <style:graphic-properties svg:stroke-width="0.01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461cm" svg:height="21.198cm" xlink:href=".." xlink:type="simple" chart:class="chart:scatter" chart:style-name="ch1">
        <chart:legend chart:legend-position="end" svg:x="32.953cm" svg:y="9.553cm" style:legend-expansion="high" chart:style-name="ch2"/>
        <chart:plot-area chart:style-name="ch3" table:cell-range-address="Log.C4:Log.G201 Log.D3:Log.G3" chart:data-source-has-labels="row" svg:x="1.72cm" svg:y="1.827cm" svg:width="29.815cm" svg:height="17.967cm">
          <chartooo:coordinate-region svg:x="2.632cm" svg:y="2.026cm" svg:width="28.175cm" svg:height="17.121cm"/>
          <chart:axis chart:dimension="x" chart:name="primary-x" chart:style-name="ch4">
            <chart:title svg:x="16.199cm" svg:y="20.217cm" chart:style-name="ch5">
              <text:p>Time</text:p>
            </chart:title>
          </chart:axis>
          <chart:axis chart:dimension="y" chart:name="primary-y" chart:style-name="ch6">
            <chart:title svg:x="0.451cm" svg:y="11.37cm" chart:style-name="ch7">
              <text:p>AslLon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g.D4:Log.D201" chart:label-cell-address="Log.D3:Log.D3" chart:class="chart:scatter">
            <chart:domain table:cell-range-address="Log.C4:Log.C201"/>
            <chart:data-point chart:repeated="198"/>
          </chart:series>
          <chart:series chart:attached-axis="secondary-y" chart:style-name="ch11" chart:values-cell-range-address="Log.E4:Log.E201" chart:label-cell-address="Log.E3:Log.E3" chart:class="chart:scatter">
            <chart:data-point chart:repeated="198"/>
          </chart:series>
          <chart:series chart:attached-axis="secondary-y" chart:style-name="ch12" chart:values-cell-range-address="Log.F4:Log.F201" chart:label-cell-address="Log.F3:Log.F3" chart:class="chart:scatter">
            <chart:data-point chart:repeated="198"/>
          </chart:series>
          <chart:series chart:attached-axis="secondary-y" chart:style-name="ch13" chart:values-cell-range-address="Log.G4:Log.G201" chart:label-cell-address="Log.G3:Log.G3" chart:class="chart:scatter">
            <chart:data-point chart:repeated="19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ltitude</text:p>
                <draw:g>
                  <svg:desc>Log.D3:Log.D3</svg:desc>
                </draw:g>
              </table:table-cell>
              <table:table-cell office:value-type="string">
                <text:p>Roll</text:p>
                <draw:g>
                  <svg:desc>Log.E3:Log.E3</svg:desc>
                </draw:g>
              </table:table-cell>
              <table:table-cell office:value-type="string">
                <text:p>Pitch</text:p>
                <draw:g>
                  <svg:desc>Log.F3:Log.F3</svg:desc>
                </draw:g>
              </table:table-cell>
              <table:table-cell office:value-type="string">
                <text:p>Yaw</text:p>
                <draw:g>
                  <svg:desc>Log.G3:Log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555093">
                <text:p>10.555093</text:p>
                <draw:g>
                  <svg:desc>Log.C4:Log.C201</svg:desc>
                </draw:g>
              </table:table-cell>
              <table:table-cell office:value-type="float" office:value="2.674608">
                <text:p>2.674608</text:p>
                <draw:g>
                  <svg:desc>Log.D4:Log.D201</svg:desc>
                </draw:g>
              </table:table-cell>
              <table:table-cell office:value-type="float" office:value="-0.451105">
                <text:p>-0.451105</text:p>
                <draw:g>
                  <svg:desc>Log.E4:Log.E201</svg:desc>
                </draw:g>
              </table:table-cell>
              <table:table-cell office:value-type="float" office:value="-0.316598">
                <text:p>-0.316598</text:p>
                <draw:g>
                  <svg:desc>Log.F4:Log.F201</svg:desc>
                </draw:g>
              </table:table-cell>
              <table:table-cell office:value-type="float" office:value="0.869173">
                <text:p>0.869173</text:p>
                <draw:g>
                  <svg:desc>Log.G4:Log.G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55103">
                <text:p>10.555103</text:p>
              </table:table-cell>
              <table:table-cell office:value-type="float" office:value="2.629271">
                <text:p>2.629271</text:p>
              </table:table-cell>
              <table:table-cell office:value-type="float" office:value="-0.393139">
                <text:p>-0.393139</text:p>
              </table:table-cell>
              <table:table-cell office:value-type="float" office:value="-0.287207">
                <text:p>-0.287207</text:p>
              </table:table-cell>
              <table:table-cell office:value-type="float" office:value="0.560249">
                <text:p>0.560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555123">
                <text:p>10.555123</text:p>
              </table:table-cell>
              <table:table-cell office:value-type="float" office:value="2.59515">
                <text:p>2.59515</text:p>
              </table:table-cell>
              <table:table-cell office:value-type="float" office:value="-0.519999">
                <text:p>-0.519999</text:p>
              </table:table-cell>
              <table:table-cell office:value-type="float" office:value="-0.222318">
                <text:p>-0.222318</text:p>
              </table:table-cell>
              <table:table-cell office:value-type="float" office:value="0.222599">
                <text:p>0.222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55123">
                <text:p>10.555123</text:p>
              </table:table-cell>
              <table:table-cell office:value-type="float" office:value="2.59515">
                <text:p>2.59515</text:p>
              </table:table-cell>
              <table:table-cell office:value-type="float" office:value="-0.275613">
                <text:p>-0.275613</text:p>
              </table:table-cell>
              <table:table-cell office:value-type="float" office:value="-0.339948">
                <text:p>-0.339948</text:p>
              </table:table-cell>
              <table:table-cell office:value-type="float" office:value="-0.151121">
                <text:p>-0.151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555143">
                <text:p>10.555143</text:p>
              </table:table-cell>
              <table:table-cell office:value-type="float" office:value="2.513446">
                <text:p>2.513446</text:p>
              </table:table-cell>
              <table:table-cell office:value-type="float" office:value="-0.161535">
                <text:p>-0.161535</text:p>
              </table:table-cell>
              <table:table-cell office:value-type="float" office:value="-0.431484">
                <text:p>-0.431484</text:p>
              </table:table-cell>
              <table:table-cell office:value-type="float" office:value="-0.578185">
                <text:p>-0.578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555153">
                <text:p>10.555153</text:p>
              </table:table-cell>
              <table:table-cell office:value-type="float" office:value="2.482174">
                <text:p>2.482174</text:p>
              </table:table-cell>
              <table:table-cell office:value-type="float" office:value="-0.011642">
                <text:p>-0.011642</text:p>
              </table:table-cell>
              <table:table-cell office:value-type="float" office:value="-0.490424">
                <text:p>-0.490424</text:p>
              </table:table-cell>
              <table:table-cell office:value-type="float" office:value="-0.993501">
                <text:p>-0.993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55163">
                <text:p>10.555163</text:p>
              </table:table-cell>
              <table:table-cell office:value-type="float" office:value="2.386147">
                <text:p>2.386147</text:p>
              </table:table-cell>
              <table:table-cell office:value-type="float" office:value="0.283462">
                <text:p>0.283462</text:p>
              </table:table-cell>
              <table:table-cell office:value-type="float" office:value="-0.044992">
                <text:p>-0.044992</text:p>
              </table:table-cell>
              <table:table-cell office:value-type="float" office:value="-1.380777">
                <text:p>-1.380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55173">
                <text:p>10.555173</text:p>
              </table:table-cell>
              <table:table-cell office:value-type="float" office:value="2.286729">
                <text:p>2.286729</text:p>
              </table:table-cell>
              <table:table-cell office:value-type="float" office:value="0.754134">
                <text:p>0.754134</text:p>
              </table:table-cell>
              <table:table-cell office:value-type="float" office:value="0.735541">
                <text:p>0.735541</text:p>
              </table:table-cell>
              <table:table-cell office:value-type="float" office:value="-1.751083">
                <text:p>-1.75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555183">
                <text:p>10.555183</text:p>
              </table:table-cell>
              <table:table-cell office:value-type="float" office:value="2.185522">
                <text:p>2.185522</text:p>
              </table:table-cell>
              <table:table-cell office:value-type="float" office:value="1.18556">
                <text:p>1.18556</text:p>
              </table:table-cell>
              <table:table-cell office:value-type="float" office:value="1.586454">
                <text:p>1.586454</text:p>
              </table:table-cell>
              <table:table-cell office:value-type="float" office:value="-2.13007">
                <text:p>-2.13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555193">
                <text:p>10.555193</text:p>
              </table:table-cell>
              <table:table-cell office:value-type="float" office:value="2.125359">
                <text:p>2.125359</text:p>
              </table:table-cell>
              <table:table-cell office:value-type="float" office:value="1.374415">
                <text:p>1.374415</text:p>
              </table:table-cell>
              <table:table-cell office:value-type="float" office:value="2.133609">
                <text:p>2.133609</text:p>
              </table:table-cell>
              <table:table-cell office:value-type="float" office:value="-2.507898">
                <text:p>-2.507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55203">
                <text:p>10.555203</text:p>
              </table:table-cell>
              <table:table-cell office:value-type="float" office:value="1.996117">
                <text:p>1.996117</text:p>
              </table:table-cell>
              <table:table-cell office:value-type="float" office:value="1.484042">
                <text:p>1.484042</text:p>
              </table:table-cell>
              <table:table-cell office:value-type="float" office:value="2.63524">
                <text:p>2.63524</text:p>
              </table:table-cell>
              <table:table-cell office:value-type="float" office:value="-2.855182">
                <text:p>-2.855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55213">
                <text:p>10.555213</text:p>
              </table:table-cell>
              <table:table-cell office:value-type="float" office:value="1.933398">
                <text:p>1.933398</text:p>
              </table:table-cell>
              <table:table-cell office:value-type="float" office:value="1.652864">
                <text:p>1.652864</text:p>
              </table:table-cell>
              <table:table-cell office:value-type="float" office:value="3.352276">
                <text:p>3.352276</text:p>
              </table:table-cell>
              <table:table-cell office:value-type="float" office:value="-3.181059">
                <text:p>-3.181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55223">
                <text:p>10.555223</text:p>
              </table:table-cell>
              <table:table-cell office:value-type="float" office:value="1.807944">
                <text:p>1.807944</text:p>
              </table:table-cell>
              <table:table-cell office:value-type="float" office:value="1.490616">
                <text:p>1.490616</text:p>
              </table:table-cell>
              <table:table-cell office:value-type="float" office:value="3.891873">
                <text:p>3.891873</text:p>
              </table:table-cell>
              <table:table-cell office:value-type="float" office:value="-3.539467">
                <text:p>-3.539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555223">
                <text:p>10.555223</text:p>
              </table:table-cell>
              <table:table-cell office:value-type="float" office:value="1.807944">
                <text:p>1.807944</text:p>
              </table:table-cell>
              <table:table-cell office:value-type="float" office:value="0.940042">
                <text:p>0.940042</text:p>
              </table:table-cell>
              <table:table-cell office:value-type="float" office:value="4.094199">
                <text:p>4.094199</text:p>
              </table:table-cell>
              <table:table-cell office:value-type="float" office:value="-3.91591">
                <text:p>-3.91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555223">
                <text:p>10.555223</text:p>
              </table:table-cell>
              <table:table-cell office:value-type="float" office:value="1.807944">
                <text:p>1.807944</text:p>
              </table:table-cell>
              <table:table-cell office:value-type="float" office:value="0.150743">
                <text:p>0.150743</text:p>
              </table:table-cell>
              <table:table-cell office:value-type="float" office:value="4.027939">
                <text:p>4.027939</text:p>
              </table:table-cell>
              <table:table-cell office:value-type="float" office:value="-4.258003">
                <text:p>-4.258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55253">
                <text:p>10.555253</text:p>
              </table:table-cell>
              <table:table-cell office:value-type="float" office:value="1.582376">
                <text:p>1.582376</text:p>
              </table:table-cell>
              <table:table-cell office:value-type="float" office:value="-0.620184">
                <text:p>-0.620184</text:p>
              </table:table-cell>
              <table:table-cell office:value-type="float" office:value="3.791735">
                <text:p>3.791735</text:p>
              </table:table-cell>
              <table:table-cell office:value-type="float" office:value="-4.592578">
                <text:p>-4.592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55263">
                <text:p>10.555263</text:p>
              </table:table-cell>
              <table:table-cell office:value-type="float" office:value="1.501074">
                <text:p>1.501074</text:p>
              </table:table-cell>
              <table:table-cell office:value-type="float" office:value="-1.157748">
                <text:p>-1.157748</text:p>
              </table:table-cell>
              <table:table-cell office:value-type="float" office:value="3.503617">
                <text:p>3.503617</text:p>
              </table:table-cell>
              <table:table-cell office:value-type="float" office:value="-4.957719">
                <text:p>-4.957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555273">
                <text:p>10.555273</text:p>
              </table:table-cell>
              <table:table-cell office:value-type="float" office:value="1.433497">
                <text:p>1.433497</text:p>
              </table:table-cell>
              <table:table-cell office:value-type="float" office:value="-1.390594">
                <text:p>-1.390594</text:p>
              </table:table-cell>
              <table:table-cell office:value-type="float" office:value="3.005909">
                <text:p>3.005909</text:p>
              </table:table-cell>
              <table:table-cell office:value-type="float" office:value="-5.360133">
                <text:p>-5.360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55283">
                <text:p>10.555283</text:p>
              </table:table-cell>
              <table:table-cell office:value-type="float" office:value="1.374912">
                <text:p>1.374912</text:p>
              </table:table-cell>
              <table:table-cell office:value-type="float" office:value="-1.191604">
                <text:p>-1.191604</text:p>
              </table:table-cell>
              <table:table-cell office:value-type="float" office:value="2.446666">
                <text:p>2.446666</text:p>
              </table:table-cell>
              <table:table-cell office:value-type="float" office:value="-5.724574">
                <text:p>-5.724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55293">
                <text:p>10.555293</text:p>
              </table:table-cell>
              <table:table-cell office:value-type="float" office:value="1.346731">
                <text:p>1.346731</text:p>
              </table:table-cell>
              <table:table-cell office:value-type="float" office:value="-0.690575">
                <text:p>-0.690575</text:p>
              </table:table-cell>
              <table:table-cell office:value-type="float" office:value="1.894732">
                <text:p>1.894732</text:p>
              </table:table-cell>
              <table:table-cell office:value-type="float" office:value="-6.147316">
                <text:p>-6.1473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55303">
                <text:p>10.555303</text:p>
              </table:table-cell>
              <table:table-cell office:value-type="float" office:value="1.291986">
                <text:p>1.291986</text:p>
              </table:table-cell>
              <table:table-cell office:value-type="float" office:value="-0.023198">
                <text:p>-0.023198</text:p>
              </table:table-cell>
              <table:table-cell office:value-type="float" office:value="1.61569">
                <text:p>1.61569</text:p>
              </table:table-cell>
              <table:table-cell office:value-type="float" office:value="-6.549724">
                <text:p>-6.549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55313">
                <text:p>10.555313</text:p>
              </table:table-cell>
              <table:table-cell office:value-type="float" office:value="1.274889">
                <text:p>1.274889</text:p>
              </table:table-cell>
              <table:table-cell office:value-type="float" office:value="0.634941">
                <text:p>0.634941</text:p>
              </table:table-cell>
              <table:table-cell office:value-type="float" office:value="1.389735">
                <text:p>1.389735</text:p>
              </table:table-cell>
              <table:table-cell office:value-type="float" office:value="-6.980418">
                <text:p>-6.9804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555323">
                <text:p>10.555323</text:p>
              </table:table-cell>
              <table:table-cell office:value-type="float" office:value="1.243521">
                <text:p>1.243521</text:p>
              </table:table-cell>
              <table:table-cell office:value-type="float" office:value="1.235216">
                <text:p>1.235216</text:p>
              </table:table-cell>
              <table:table-cell office:value-type="float" office:value="1.138916">
                <text:p>1.138916</text:p>
              </table:table-cell>
              <table:table-cell office:value-type="float" office:value="-7.329675">
                <text:p>-7.32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55333">
                <text:p>10.555333</text:p>
              </table:table-cell>
              <table:table-cell office:value-type="float" office:value="1.235838">
                <text:p>1.235838</text:p>
              </table:table-cell>
              <table:table-cell office:value-type="float" office:value="1.831248">
                <text:p>1.831248</text:p>
              </table:table-cell>
              <table:table-cell office:value-type="float" office:value="0.732651">
                <text:p>0.732651</text:p>
              </table:table-cell>
              <table:table-cell office:value-type="float" office:value="-7.682781">
                <text:p>-7.682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555343">
                <text:p>10.555343</text:p>
              </table:table-cell>
              <table:table-cell office:value-type="float" office:value="1.23675">
                <text:p>1.23675</text:p>
              </table:table-cell>
              <table:table-cell office:value-type="float" office:value="2.356701">
                <text:p>2.356701</text:p>
              </table:table-cell>
              <table:table-cell office:value-type="float" office:value="0.246352">
                <text:p>0.246352</text:p>
              </table:table-cell>
              <table:table-cell office:value-type="float" office:value="-7.997932">
                <text:p>-7.997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555353">
                <text:p>10.555353</text:p>
              </table:table-cell>
              <table:table-cell office:value-type="float" office:value="1.231538">
                <text:p>1.231538</text:p>
              </table:table-cell>
              <table:table-cell office:value-type="float" office:value="2.597412">
                <text:p>2.597412</text:p>
              </table:table-cell>
              <table:table-cell office:value-type="float" office:value="-0.268739">
                <text:p>-0.268739</text:p>
              </table:table-cell>
              <table:table-cell office:value-type="float" office:value="-8.292679">
                <text:p>-8.2926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555353">
                <text:p>10.555353</text:p>
              </table:table-cell>
              <table:table-cell office:value-type="float" office:value="1.231538">
                <text:p>1.231538</text:p>
              </table:table-cell>
              <table:table-cell office:value-type="float" office:value="2.548364">
                <text:p>2.548364</text:p>
              </table:table-cell>
              <table:table-cell office:value-type="float" office:value="-0.754013">
                <text:p>-0.754013</text:p>
              </table:table-cell>
              <table:table-cell office:value-type="float" office:value="-8.533187">
                <text:p>-8.5331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55353">
                <text:p>10.555353</text:p>
              </table:table-cell>
              <table:table-cell office:value-type="float" office:value="1.231538">
                <text:p>1.231538</text:p>
              </table:table-cell>
              <table:table-cell office:value-type="float" office:value="2.227232">
                <text:p>2.227232</text:p>
              </table:table-cell>
              <table:table-cell office:value-type="float" office:value="-1.290871">
                <text:p>-1.290871</text:p>
              </table:table-cell>
              <table:table-cell office:value-type="float" office:value="-8.759783">
                <text:p>-8.759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555383">
                <text:p>10.555383</text:p>
              </table:table-cell>
              <table:table-cell office:value-type="float" office:value="1.22448">
                <text:p>1.22448</text:p>
              </table:table-cell>
              <table:table-cell office:value-type="float" office:value="1.725365">
                <text:p>1.725365</text:p>
              </table:table-cell>
              <table:table-cell office:value-type="float" office:value="-1.767097">
                <text:p>-1.767097</text:p>
              </table:table-cell>
              <table:table-cell office:value-type="float" office:value="-8.942011">
                <text:p>-8.942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555393">
                <text:p>10.555393</text:p>
              </table:table-cell>
              <table:table-cell office:value-type="float" office:value="1.225801">
                <text:p>1.225801</text:p>
              </table:table-cell>
              <table:table-cell office:value-type="float" office:value="1.13286">
                <text:p>1.13286</text:p>
              </table:table-cell>
              <table:table-cell office:value-type="float" office:value="-2.257461">
                <text:p>-2.257461</text:p>
              </table:table-cell>
              <table:table-cell office:value-type="float" office:value="-9.123722">
                <text:p>-9.1237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555403">
                <text:p>10.555403</text:p>
              </table:table-cell>
              <table:table-cell office:value-type="float" office:value="1.207573">
                <text:p>1.207573</text:p>
              </table:table-cell>
              <table:table-cell office:value-type="float" office:value="0.557117">
                <text:p>0.557117</text:p>
              </table:table-cell>
              <table:table-cell office:value-type="float" office:value="-2.617952">
                <text:p>-2.617952</text:p>
              </table:table-cell>
              <table:table-cell office:value-type="float" office:value="-9.230686">
                <text:p>-9.2306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555423">
                <text:p>10.555423</text:p>
              </table:table-cell>
              <table:table-cell office:value-type="float" office:value="1.154088">
                <text:p>1.154088</text:p>
              </table:table-cell>
              <table:table-cell office:value-type="float" office:value="0.00191">
                <text:p>0.00191</text:p>
              </table:table-cell>
              <table:table-cell office:value-type="float" office:value="-2.761635">
                <text:p>-2.761635</text:p>
              </table:table-cell>
              <table:table-cell office:value-type="float" office:value="-9.370847">
                <text:p>-9.3708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555433">
                <text:p>10.555433</text:p>
              </table:table-cell>
              <table:table-cell office:value-type="float" office:value="1.137629">
                <text:p>1.137629</text:p>
              </table:table-cell>
              <table:table-cell office:value-type="float" office:value="-0.381462">
                <text:p>-0.381462</text:p>
              </table:table-cell>
              <table:table-cell office:value-type="float" office:value="-2.644209">
                <text:p>-2.644209</text:p>
              </table:table-cell>
              <table:table-cell office:value-type="float" office:value="-9.520235">
                <text:p>-9.5202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555443">
                <text:p>10.555443</text:p>
              </table:table-cell>
              <table:table-cell office:value-type="float" office:value="1.109123">
                <text:p>1.109123</text:p>
              </table:table-cell>
              <table:table-cell office:value-type="float" office:value="-0.514794">
                <text:p>-0.514794</text:p>
              </table:table-cell>
              <table:table-cell office:value-type="float" office:value="-2.365582">
                <text:p>-2.365582</text:p>
              </table:table-cell>
              <table:table-cell office:value-type="float" office:value="-9.608776">
                <text:p>-9.608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555443">
                <text:p>10.555443</text:p>
              </table:table-cell>
              <table:table-cell office:value-type="float" office:value="1.109123">
                <text:p>1.109123</text:p>
              </table:table-cell>
              <table:table-cell office:value-type="float" office:value="-0.387744">
                <text:p>-0.387744</text:p>
              </table:table-cell>
              <table:table-cell office:value-type="float" office:value="-1.985084">
                <text:p>-1.985084</text:p>
              </table:table-cell>
              <table:table-cell office:value-type="float" office:value="-9.711131">
                <text:p>-9.711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555453">
                <text:p>10.555453</text:p>
              </table:table-cell>
              <table:table-cell office:value-type="float" office:value="1.082905">
                <text:p>1.082905</text:p>
              </table:table-cell>
              <table:table-cell office:value-type="float" office:value="-0.031751">
                <text:p>-0.031751</text:p>
              </table:table-cell>
              <table:table-cell office:value-type="float" office:value="-1.461081">
                <text:p>-1.461081</text:p>
              </table:table-cell>
              <table:table-cell office:value-type="float" office:value="-9.791308">
                <text:p>-9.791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555473">
                <text:p>10.555473</text:p>
              </table:table-cell>
              <table:table-cell office:value-type="float" office:value="1.082684">
                <text:p>1.082684</text:p>
              </table:table-cell>
              <table:table-cell office:value-type="float" office:value="0.379898">
                <text:p>0.379898</text:p>
              </table:table-cell>
              <table:table-cell office:value-type="float" office:value="-0.881898">
                <text:p>-0.881898</text:p>
              </table:table-cell>
              <table:table-cell office:value-type="float" office:value="-9.886976">
                <text:p>-9.886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555483">
                <text:p>10.555483</text:p>
              </table:table-cell>
              <table:table-cell office:value-type="float" office:value="1.068748">
                <text:p>1.068748</text:p>
              </table:table-cell>
              <table:table-cell office:value-type="float" office:value="0.732204">
                <text:p>0.732204</text:p>
              </table:table-cell>
              <table:table-cell office:value-type="float" office:value="-0.284864">
                <text:p>-0.284864</text:p>
              </table:table-cell>
              <table:table-cell office:value-type="float" office:value="-9.963893">
                <text:p>-9.963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555483">
                <text:p>10.555483</text:p>
              </table:table-cell>
              <table:table-cell office:value-type="float" office:value="1.068748">
                <text:p>1.068748</text:p>
              </table:table-cell>
              <table:table-cell office:value-type="float" office:value="0.940965">
                <text:p>0.940965</text:p>
              </table:table-cell>
              <table:table-cell office:value-type="float" office:value="0.131002">
                <text:p>0.131002</text:p>
              </table:table-cell>
              <table:table-cell office:value-type="float" office:value="-10.046048">
                <text:p>-10.046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555493">
                <text:p>10.555493</text:p>
              </table:table-cell>
              <table:table-cell office:value-type="float" office:value="1.040127">
                <text:p>1.040127</text:p>
              </table:table-cell>
              <table:table-cell office:value-type="float" office:value="1.031823">
                <text:p>1.031823</text:p>
              </table:table-cell>
              <table:table-cell office:value-type="float" office:value="0.325169">
                <text:p>0.325169</text:p>
              </table:table-cell>
              <table:table-cell office:value-type="float" office:value="-10.074858">
                <text:p>-10.074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55503">
                <text:p>10.555503</text:p>
              </table:table-cell>
              <table:table-cell office:value-type="float" office:value="1.018514">
                <text:p>1.018514</text:p>
              </table:table-cell>
              <table:table-cell office:value-type="float" office:value="0.9674">
                <text:p>0.9674</text:p>
              </table:table-cell>
              <table:table-cell office:value-type="float" office:value="0.281871">
                <text:p>0.281871</text:p>
              </table:table-cell>
              <table:table-cell office:value-type="float" office:value="-10.12261">
                <text:p>-10.122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555523">
                <text:p>10.555523</text:p>
              </table:table-cell>
              <table:table-cell office:value-type="float" office:value="0.947761">
                <text:p>0.947761</text:p>
              </table:table-cell>
              <table:table-cell office:value-type="float" office:value="0.815142">
                <text:p>0.815142</text:p>
              </table:table-cell>
              <table:table-cell office:value-type="float" office:value="0.106019">
                <text:p>0.106019</text:p>
              </table:table-cell>
              <table:table-cell office:value-type="float" office:value="-10.115717">
                <text:p>-10.1157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55533">
                <text:p>10.555533</text:p>
              </table:table-cell>
              <table:table-cell office:value-type="float" office:value="0.904029">
                <text:p>0.904029</text:p>
              </table:table-cell>
              <table:table-cell office:value-type="float" office:value="0.592321">
                <text:p>0.592321</text:p>
              </table:table-cell>
              <table:table-cell office:value-type="float" office:value="-0.284498">
                <text:p>-0.284498</text:p>
              </table:table-cell>
              <table:table-cell office:value-type="float" office:value="-10.125689">
                <text:p>-10.1256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555543">
                <text:p>10.555543</text:p>
              </table:table-cell>
              <table:table-cell office:value-type="float" office:value="0.838621">
                <text:p>0.838621</text:p>
              </table:table-cell>
              <table:table-cell office:value-type="float" office:value="0.363141">
                <text:p>0.363141</text:p>
              </table:table-cell>
              <table:table-cell office:value-type="float" office:value="-0.708754">
                <text:p>-0.708754</text:p>
              </table:table-cell>
              <table:table-cell office:value-type="float" office:value="-10.078761">
                <text:p>-10.0787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555553">
                <text:p>10.555553</text:p>
              </table:table-cell>
              <table:table-cell office:value-type="float" office:value="0.827196">
                <text:p>0.827196</text:p>
              </table:table-cell>
              <table:table-cell office:value-type="float" office:value="0.127803">
                <text:p>0.127803</text:p>
              </table:table-cell>
              <table:table-cell office:value-type="float" office:value="-1.126127">
                <text:p>-1.126127</text:p>
              </table:table-cell>
              <table:table-cell office:value-type="float" office:value="-10.047079">
                <text:p>-10.047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555563">
                <text:p>10.555563</text:p>
              </table:table-cell>
              <table:table-cell office:value-type="float" office:value="0.793547">
                <text:p>0.793547</text:p>
              </table:table-cell>
              <table:table-cell office:value-type="float" office:value="-0.066611">
                <text:p>-0.066611</text:p>
              </table:table-cell>
              <table:table-cell office:value-type="float" office:value="-1.414571">
                <text:p>-1.414571</text:p>
              </table:table-cell>
              <table:table-cell office:value-type="float" office:value="-9.953856">
                <text:p>-9.9538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555573">
                <text:p>10.555573</text:p>
              </table:table-cell>
              <table:table-cell office:value-type="float" office:value="0.776449">
                <text:p>0.776449</text:p>
              </table:table-cell>
              <table:table-cell office:value-type="float" office:value="-0.199623">
                <text:p>-0.199623</text:p>
              </table:table-cell>
              <table:table-cell office:value-type="float" office:value="-1.593854">
                <text:p>-1.593854</text:p>
              </table:table-cell>
              <table:table-cell office:value-type="float" office:value="-9.899296">
                <text:p>-9.899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555583">
                <text:p>10.555583</text:p>
              </table:table-cell>
              <table:table-cell office:value-type="float" office:value="0.755785">
                <text:p>0.755785</text:p>
              </table:table-cell>
              <table:table-cell office:value-type="float" office:value="-0.218435">
                <text:p>-0.218435</text:p>
              </table:table-cell>
              <table:table-cell office:value-type="float" office:value="-1.614045">
                <text:p>-1.614045</text:p>
              </table:table-cell>
              <table:table-cell office:value-type="float" office:value="-9.804408">
                <text:p>-9.8044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555593">
                <text:p>10.555593</text:p>
              </table:table-cell>
              <table:table-cell office:value-type="float" office:value="0.74426">
                <text:p>0.74426</text:p>
              </table:table-cell>
              <table:table-cell office:value-type="float" office:value="-0.22408">
                <text:p>-0.22408</text:p>
              </table:table-cell>
              <table:table-cell office:value-type="float" office:value="-1.525451">
                <text:p>-1.525451</text:p>
              </table:table-cell>
              <table:table-cell office:value-type="float" office:value="-9.712298">
                <text:p>-9.7122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555593">
                <text:p>10.555593</text:p>
              </table:table-cell>
              <table:table-cell office:value-type="float" office:value="0.74426">
                <text:p>0.74426</text:p>
              </table:table-cell>
              <table:table-cell office:value-type="float" office:value="-0.267749">
                <text:p>-0.267749</text:p>
              </table:table-cell>
              <table:table-cell office:value-type="float" office:value="-1.326197">
                <text:p>-1.326197</text:p>
              </table:table-cell>
              <table:table-cell office:value-type="float" office:value="-9.575011">
                <text:p>-9.5750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555613">
                <text:p>10.555613</text:p>
              </table:table-cell>
              <table:table-cell office:value-type="float" office:value="0.660019">
                <text:p>0.660019</text:p>
              </table:table-cell>
              <table:table-cell office:value-type="float" office:value="-0.362024">
                <text:p>-0.362024</text:p>
              </table:table-cell>
              <table:table-cell office:value-type="float" office:value="-1.124638">
                <text:p>-1.124638</text:p>
              </table:table-cell>
              <table:table-cell office:value-type="float" office:value="-9.482336">
                <text:p>-9.4823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555623">
                <text:p>10.555623</text:p>
              </table:table-cell>
              <table:table-cell office:value-type="float" office:value="0.617196">
                <text:p>0.617196</text:p>
              </table:table-cell>
              <table:table-cell office:value-type="float" office:value="-0.40713">
                <text:p>-0.40713</text:p>
              </table:table-cell>
              <table:table-cell office:value-type="float" office:value="-0.899474">
                <text:p>-0.899474</text:p>
              </table:table-cell>
              <table:table-cell office:value-type="float" office:value="-9.353823">
                <text:p>-9.3538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555623">
                <text:p>10.555623</text:p>
              </table:table-cell>
              <table:table-cell office:value-type="float" office:value="0.617196">
                <text:p>0.617196</text:p>
              </table:table-cell>
              <table:table-cell office:value-type="float" office:value="-0.425745">
                <text:p>-0.425745</text:p>
              </table:table-cell>
              <table:table-cell office:value-type="float" office:value="-0.754893">
                <text:p>-0.754893</text:p>
              </table:table-cell>
              <table:table-cell office:value-type="float" office:value="-9.217976">
                <text:p>-9.2179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555623">
                <text:p>10.555623</text:p>
              </table:table-cell>
              <table:table-cell office:value-type="float" office:value="0.617196">
                <text:p>0.617196</text:p>
              </table:table-cell>
              <table:table-cell office:value-type="float" office:value="-0.4504">
                <text:p>-0.4504</text:p>
              </table:table-cell>
              <table:table-cell office:value-type="float" office:value="-0.673412">
                <text:p>-0.673412</text:p>
              </table:table-cell>
              <table:table-cell office:value-type="float" office:value="-9.011628">
                <text:p>-9.011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555653">
                <text:p>10.555653</text:p>
              </table:table-cell>
              <table:table-cell office:value-type="float" office:value="0.479815">
                <text:p>0.479815</text:p>
              </table:table-cell>
              <table:table-cell office:value-type="float" office:value="-0.479841">
                <text:p>-0.479841</text:p>
              </table:table-cell>
              <table:table-cell office:value-type="float" office:value="-0.724252">
                <text:p>-0.724252</text:p>
              </table:table-cell>
              <table:table-cell office:value-type="float" office:value="-8.838506">
                <text:p>-8.8385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555653">
                <text:p>10.555653</text:p>
              </table:table-cell>
              <table:table-cell office:value-type="float" office:value="0.479815">
                <text:p>0.479815</text:p>
              </table:table-cell>
              <table:table-cell office:value-type="float" office:value="-0.483075">
                <text:p>-0.483075</text:p>
              </table:table-cell>
              <table:table-cell office:value-type="float" office:value="-0.786052">
                <text:p>-0.786052</text:p>
              </table:table-cell>
              <table:table-cell office:value-type="float" office:value="-8.634738">
                <text:p>-8.6347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555673">
                <text:p>10.555673</text:p>
              </table:table-cell>
              <table:table-cell office:value-type="float" office:value="0.431558">
                <text:p>0.431558</text:p>
              </table:table-cell>
              <table:table-cell office:value-type="float" office:value="-0.49788">
                <text:p>-0.49788</text:p>
              </table:table-cell>
              <table:table-cell office:value-type="float" office:value="-0.97468">
                <text:p>-0.97468</text:p>
              </table:table-cell>
              <table:table-cell office:value-type="float" office:value="-8.432658">
                <text:p>-8.4326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555683">
                <text:p>10.555683</text:p>
              </table:table-cell>
              <table:table-cell office:value-type="float" office:value="0.401388">
                <text:p>0.401388</text:p>
              </table:table-cell>
              <table:table-cell office:value-type="float" office:value="-0.43417">
                <text:p>-0.43417</text:p>
              </table:table-cell>
              <table:table-cell office:value-type="float" office:value="-1.304931">
                <text:p>-1.304931</text:p>
              </table:table-cell>
              <table:table-cell office:value-type="float" office:value="-8.206069">
                <text:p>-8.2060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555693">
                <text:p>10.555693</text:p>
              </table:table-cell>
              <table:table-cell office:value-type="float" office:value="0.385843">
                <text:p>0.385843</text:p>
              </table:table-cell>
              <table:table-cell office:value-type="float" office:value="-0.344098">
                <text:p>-0.344098</text:p>
              </table:table-cell>
              <table:table-cell office:value-type="float" office:value="-1.61119">
                <text:p>-1.61119</text:p>
              </table:table-cell>
              <table:table-cell office:value-type="float" office:value="-8.000179">
                <text:p>-8.0001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555703">
                <text:p>10.555703</text:p>
              </table:table-cell>
              <table:table-cell office:value-type="float" office:value="0.382142">
                <text:p>0.382142</text:p>
              </table:table-cell>
              <table:table-cell office:value-type="float" office:value="-0.266443">
                <text:p>-0.266443</text:p>
              </table:table-cell>
              <table:table-cell office:value-type="float" office:value="-1.818835">
                <text:p>-1.818835</text:p>
              </table:table-cell>
              <table:table-cell office:value-type="float" office:value="-7.784294">
                <text:p>-7.784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555713">
                <text:p>10.555713</text:p>
              </table:table-cell>
              <table:table-cell office:value-type="float" office:value="0.376906">
                <text:p>0.376906</text:p>
              </table:table-cell>
              <table:table-cell office:value-type="float" office:value="-0.165396">
                <text:p>-0.165396</text:p>
              </table:table-cell>
              <table:table-cell office:value-type="float" office:value="-1.970088">
                <text:p>-1.970088</text:p>
              </table:table-cell>
              <table:table-cell office:value-type="float" office:value="-7.527943">
                <text:p>-7.527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555723">
                <text:p>10.555723</text:p>
              </table:table-cell>
              <table:table-cell office:value-type="float" office:value="0.349077">
                <text:p>0.349077</text:p>
              </table:table-cell>
              <table:table-cell office:value-type="float" office:value="-0.084671">
                <text:p>-0.084671</text:p>
              </table:table-cell>
              <table:table-cell office:value-type="float" office:value="-2.096864">
                <text:p>-2.096864</text:p>
              </table:table-cell>
              <table:table-cell office:value-type="float" office:value="-7.330609">
                <text:p>-7.3306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555733">
                <text:p>10.555733</text:p>
              </table:table-cell>
              <table:table-cell office:value-type="float" office:value="0.351735">
                <text:p>0.351735</text:p>
              </table:table-cell>
              <table:table-cell office:value-type="float" office:value="-0.08341">
                <text:p>-0.08341</text:p>
              </table:table-cell>
              <table:table-cell office:value-type="float" office:value="-2.033006">
                <text:p>-2.033006</text:p>
              </table:table-cell>
              <table:table-cell office:value-type="float" office:value="-6.917843">
                <text:p>-6.9178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555743">
                <text:p>10.555743</text:p>
              </table:table-cell>
              <table:table-cell office:value-type="float" office:value="0.335612">
                <text:p>0.335612</text:p>
              </table:table-cell>
              <table:table-cell office:value-type="float" office:value="-0.057943">
                <text:p>-0.057943</text:p>
              </table:table-cell>
              <table:table-cell office:value-type="float" office:value="-1.902211">
                <text:p>-1.902211</text:p>
              </table:table-cell>
              <table:table-cell office:value-type="float" office:value="-6.667547">
                <text:p>-6.6675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555753">
                <text:p>10.555753</text:p>
              </table:table-cell>
              <table:table-cell office:value-type="float" office:value="0.308208">
                <text:p>0.308208</text:p>
              </table:table-cell>
              <table:table-cell office:value-type="float" office:value="-0.029718">
                <text:p>-0.029718</text:p>
              </table:table-cell>
              <table:table-cell office:value-type="float" office:value="-1.779578">
                <text:p>-1.779578</text:p>
              </table:table-cell>
              <table:table-cell office:value-type="float" office:value="-6.430819">
                <text:p>-6.4308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555753">
                <text:p>10.555753</text:p>
              </table:table-cell>
              <table:table-cell office:value-type="float" office:value="0.308208">
                <text:p>0.308208</text:p>
              </table:table-cell>
              <table:table-cell office:value-type="float" office:value="-0.057336">
                <text:p>-0.057336</text:p>
              </table:table-cell>
              <table:table-cell office:value-type="float" office:value="-1.654532">
                <text:p>-1.654532</text:p>
              </table:table-cell>
              <table:table-cell office:value-type="float" office:value="-6.208397">
                <text:p>-6.2083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555753">
                <text:p>10.555753</text:p>
              </table:table-cell>
              <table:table-cell office:value-type="float" office:value="0.308208">
                <text:p>0.308208</text:p>
              </table:table-cell>
              <table:table-cell office:value-type="float" office:value="-0.087646">
                <text:p>-0.087646</text:p>
              </table:table-cell>
              <table:table-cell office:value-type="float" office:value="-1.515521">
                <text:p>-1.515521</text:p>
              </table:table-cell>
              <table:table-cell office:value-type="float" office:value="-5.984274">
                <text:p>-5.9842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555783">
                <text:p>10.555783</text:p>
              </table:table-cell>
              <table:table-cell office:value-type="float" office:value="0.260679">
                <text:p>0.260679</text:p>
              </table:table-cell>
              <table:table-cell office:value-type="float" office:value="-0.119069">
                <text:p>-0.119069</text:p>
              </table:table-cell>
              <table:table-cell office:value-type="float" office:value="-1.393179">
                <text:p>-1.393179</text:p>
              </table:table-cell>
              <table:table-cell office:value-type="float" office:value="-5.799516">
                <text:p>-5.7995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555793">
                <text:p>10.555793</text:p>
              </table:table-cell>
              <table:table-cell office:value-type="float" office:value="0.23675">
                <text:p>0.23675</text:p>
              </table:table-cell>
              <table:table-cell office:value-type="float" office:value="-0.144678">
                <text:p>-0.144678</text:p>
              </table:table-cell>
              <table:table-cell office:value-type="float" office:value="-1.351309">
                <text:p>-1.351309</text:p>
              </table:table-cell>
              <table:table-cell office:value-type="float" office:value="-5.583433">
                <text:p>-5.5834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555803">
                <text:p>10.555803</text:p>
              </table:table-cell>
              <table:table-cell office:value-type="float" office:value="0.228938">
                <text:p>0.228938</text:p>
              </table:table-cell>
              <table:table-cell office:value-type="float" office:value="-0.236577">
                <text:p>-0.236577</text:p>
              </table:table-cell>
              <table:table-cell office:value-type="float" office:value="-1.348008">
                <text:p>-1.348008</text:p>
              </table:table-cell>
              <table:table-cell office:value-type="float" office:value="-5.399041">
                <text:p>-5.3990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555823">
                <text:p>10.555823</text:p>
              </table:table-cell>
              <table:table-cell office:value-type="float" office:value="0.223923">
                <text:p>0.223923</text:p>
              </table:table-cell>
              <table:table-cell office:value-type="float" office:value="-0.327833">
                <text:p>-0.327833</text:p>
              </table:table-cell>
              <table:table-cell office:value-type="float" office:value="-1.297486">
                <text:p>-1.297486</text:p>
              </table:table-cell>
              <table:table-cell office:value-type="float" office:value="-5.224767">
                <text:p>-5.2247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555823">
                <text:p>10.555823</text:p>
              </table:table-cell>
              <table:table-cell office:value-type="float" office:value="0.223923">
                <text:p>0.223923</text:p>
              </table:table-cell>
              <table:table-cell office:value-type="float" office:value="-0.428246">
                <text:p>-0.428246</text:p>
              </table:table-cell>
              <table:table-cell office:value-type="float" office:value="-1.273718">
                <text:p>-1.273718</text:p>
              </table:table-cell>
              <table:table-cell office:value-type="float" office:value="-5.031972">
                <text:p>-5.0319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555833">
                <text:p>10.555833</text:p>
              </table:table-cell>
              <table:table-cell office:value-type="float" office:value="0.23868">
                <text:p>0.23868</text:p>
              </table:table-cell>
              <table:table-cell office:value-type="float" office:value="-0.55241">
                <text:p>-0.55241</text:p>
              </table:table-cell>
              <table:table-cell office:value-type="float" office:value="-1.307685">
                <text:p>-1.307685</text:p>
              </table:table-cell>
              <table:table-cell office:value-type="float" office:value="-4.894431">
                <text:p>-4.894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555853">
                <text:p>10.555853</text:p>
              </table:table-cell>
              <table:table-cell office:value-type="float" office:value="0.221441">
                <text:p>0.221441</text:p>
              </table:table-cell>
              <table:table-cell office:value-type="float" office:value="-0.542573">
                <text:p>-0.542573</text:p>
              </table:table-cell>
              <table:table-cell office:value-type="float" office:value="-1.381986">
                <text:p>-1.381986</text:p>
              </table:table-cell>
              <table:table-cell office:value-type="float" office:value="-4.742461">
                <text:p>-4.7424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555853">
                <text:p>10.555853</text:p>
              </table:table-cell>
              <table:table-cell office:value-type="float" office:value="0.221441">
                <text:p>0.221441</text:p>
              </table:table-cell>
              <table:table-cell office:value-type="float" office:value="-0.511069">
                <text:p>-0.511069</text:p>
              </table:table-cell>
              <table:table-cell office:value-type="float" office:value="-1.495465">
                <text:p>-1.495465</text:p>
              </table:table-cell>
              <table:table-cell office:value-type="float" office:value="-4.603481">
                <text:p>-4.6034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555863">
                <text:p>10.555863</text:p>
              </table:table-cell>
              <table:table-cell office:value-type="float" office:value="0.227132">
                <text:p>0.227132</text:p>
              </table:table-cell>
              <table:table-cell office:value-type="float" office:value="-0.437798">
                <text:p>-0.437798</text:p>
              </table:table-cell>
              <table:table-cell office:value-type="float" office:value="-1.577761">
                <text:p>-1.577761</text:p>
              </table:table-cell>
              <table:table-cell office:value-type="float" office:value="-4.497958">
                <text:p>-4.4979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555883">
                <text:p>10.555883</text:p>
              </table:table-cell>
              <table:table-cell office:value-type="float" office:value="0.230166">
                <text:p>0.230166</text:p>
              </table:table-cell>
              <table:table-cell office:value-type="float" office:value="-0.405488">
                <text:p>-0.405488</text:p>
              </table:table-cell>
              <table:table-cell office:value-type="float" office:value="-1.51361">
                <text:p>-1.51361</text:p>
              </table:table-cell>
              <table:table-cell office:value-type="float" office:value="-4.358537">
                <text:p>-4.3585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555893">
                <text:p>10.555893</text:p>
              </table:table-cell>
              <table:table-cell office:value-type="float" office:value="0.208996">
                <text:p>0.208996</text:p>
              </table:table-cell>
              <table:table-cell office:value-type="float" office:value="-0.472235">
                <text:p>-0.472235</text:p>
              </table:table-cell>
              <table:table-cell office:value-type="float" office:value="-1.393976">
                <text:p>-1.393976</text:p>
              </table:table-cell>
              <table:table-cell office:value-type="float" office:value="-4.258171">
                <text:p>-4.2581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555893">
                <text:p>10.555893</text:p>
              </table:table-cell>
              <table:table-cell office:value-type="float" office:value="0.208996">
                <text:p>0.208996</text:p>
              </table:table-cell>
              <table:table-cell office:value-type="float" office:value="-0.480769">
                <text:p>-0.480769</text:p>
              </table:table-cell>
              <table:table-cell office:value-type="float" office:value="-1.220444">
                <text:p>-1.220444</text:p>
              </table:table-cell>
              <table:table-cell office:value-type="float" office:value="-4.170101">
                <text:p>-4.1701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555913">
                <text:p>10.555913</text:p>
              </table:table-cell>
              <table:table-cell office:value-type="float" office:value="0.21512">
                <text:p>0.21512</text:p>
              </table:table-cell>
              <table:table-cell office:value-type="float" office:value="-0.459207">
                <text:p>-0.459207</text:p>
              </table:table-cell>
              <table:table-cell office:value-type="float" office:value="-1.094208">
                <text:p>-1.094208</text:p>
              </table:table-cell>
              <table:table-cell office:value-type="float" office:value="-4.046113">
                <text:p>-4.046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555923">
                <text:p>10.555923</text:p>
              </table:table-cell>
              <table:table-cell office:value-type="float" office:value="0.195759">
                <text:p>0.195759</text:p>
              </table:table-cell>
              <table:table-cell office:value-type="float" office:value="-0.40635">
                <text:p>-0.40635</text:p>
              </table:table-cell>
              <table:table-cell office:value-type="float" office:value="-1.120185">
                <text:p>-1.120185</text:p>
              </table:table-cell>
              <table:table-cell office:value-type="float" office:value="-3.968889">
                <text:p>-3.9688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555933">
                <text:p>10.555933</text:p>
              </table:table-cell>
              <table:table-cell office:value-type="float" office:value="0.20694">
                <text:p>0.20694</text:p>
              </table:table-cell>
              <table:table-cell office:value-type="float" office:value="-0.307361">
                <text:p>-0.307361</text:p>
              </table:table-cell>
              <table:table-cell office:value-type="float" office:value="-1.08678">
                <text:p>-1.08678</text:p>
              </table:table-cell>
              <table:table-cell office:value-type="float" office:value="-3.891917">
                <text:p>-3.891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555943">
                <text:p>10.555943</text:p>
              </table:table-cell>
              <table:table-cell office:value-type="float" office:value="0.229064">
                <text:p>0.229064</text:p>
              </table:table-cell>
              <table:table-cell office:value-type="float" office:value="-0.225096">
                <text:p>-0.225096</text:p>
              </table:table-cell>
              <table:table-cell office:value-type="float" office:value="-1.055499">
                <text:p>-1.055499</text:p>
              </table:table-cell>
              <table:table-cell office:value-type="float" office:value="-3.786447">
                <text:p>-3.7864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555943">
                <text:p>10.555943</text:p>
              </table:table-cell>
              <table:table-cell office:value-type="float" office:value="0.229064">
                <text:p>0.229064</text:p>
              </table:table-cell>
              <table:table-cell office:value-type="float" office:value="-0.176666">
                <text:p>-0.176666</text:p>
              </table:table-cell>
              <table:table-cell office:value-type="float" office:value="-1.008113">
                <text:p>-1.008113</text:p>
              </table:table-cell>
              <table:table-cell office:value-type="float" office:value="-3.751202">
                <text:p>-3.7512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555963">
                <text:p>10.555963</text:p>
              </table:table-cell>
              <table:table-cell office:value-type="float" office:value="0.235153">
                <text:p>0.235153</text:p>
              </table:table-cell>
              <table:table-cell office:value-type="float" office:value="-0.120467">
                <text:p>-0.120467</text:p>
              </table:table-cell>
              <table:table-cell office:value-type="float" office:value="-0.931911">
                <text:p>-0.931911</text:p>
              </table:table-cell>
              <table:table-cell office:value-type="float" office:value="-3.683426">
                <text:p>-3.6834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555973">
                <text:p>10.555973</text:p>
              </table:table-cell>
              <table:table-cell office:value-type="float" office:value="0.259424">
                <text:p>0.259424</text:p>
              </table:table-cell>
              <table:table-cell office:value-type="float" office:value="-0.094455">
                <text:p>-0.094455</text:p>
              </table:table-cell>
              <table:table-cell office:value-type="float" office:value="-0.861534">
                <text:p>-0.861534</text:p>
              </table:table-cell>
              <table:table-cell office:value-type="float" office:value="-3.599773">
                <text:p>-3.5997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555973">
                <text:p>10.555973</text:p>
              </table:table-cell>
              <table:table-cell office:value-type="float" office:value="0.259424">
                <text:p>0.259424</text:p>
              </table:table-cell>
              <table:table-cell office:value-type="float" office:value="-0.106675">
                <text:p>-0.106675</text:p>
              </table:table-cell>
              <table:table-cell office:value-type="float" office:value="-0.867879">
                <text:p>-0.867879</text:p>
              </table:table-cell>
              <table:table-cell office:value-type="float" office:value="-3.560109">
                <text:p>-3.5601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555983">
                <text:p>10.555983</text:p>
              </table:table-cell>
              <table:table-cell office:value-type="float" office:value="0.266715">
                <text:p>0.266715</text:p>
              </table:table-cell>
              <table:table-cell office:value-type="float" office:value="-0.105245">
                <text:p>-0.105245</text:p>
              </table:table-cell>
              <table:table-cell office:value-type="float" office:value="-0.895595">
                <text:p>-0.895595</text:p>
              </table:table-cell>
              <table:table-cell office:value-type="float" office:value="-3.501434">
                <text:p>-3.5014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555983">
                <text:p>10.555983</text:p>
              </table:table-cell>
              <table:table-cell office:value-type="float" office:value="0.266715">
                <text:p>0.266715</text:p>
              </table:table-cell>
              <table:table-cell office:value-type="float" office:value="-0.115367">
                <text:p>-0.115367</text:p>
              </table:table-cell>
              <table:table-cell office:value-type="float" office:value="-0.96119">
                <text:p>-0.96119</text:p>
              </table:table-cell>
              <table:table-cell office:value-type="float" office:value="-3.418359">
                <text:p>-3.4183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556013">
                <text:p>10.556013</text:p>
              </table:table-cell>
              <table:table-cell office:value-type="float" office:value="0.204829">
                <text:p>0.204829</text:p>
              </table:table-cell>
              <table:table-cell office:value-type="float" office:value="-0.16813">
                <text:p>-0.16813</text:p>
              </table:table-cell>
              <table:table-cell office:value-type="float" office:value="-1.043081">
                <text:p>-1.043081</text:p>
              </table:table-cell>
              <table:table-cell office:value-type="float" office:value="-3.39422">
                <text:p>-3.394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556023">
                <text:p>10.556023</text:p>
              </table:table-cell>
              <table:table-cell office:value-type="float" office:value="0.16343">
                <text:p>0.16343</text:p>
              </table:table-cell>
              <table:table-cell office:value-type="float" office:value="-0.263985">
                <text:p>-0.263985</text:p>
              </table:table-cell>
              <table:table-cell office:value-type="float" office:value="-1.039863">
                <text:p>-1.039863</text:p>
              </table:table-cell>
              <table:table-cell office:value-type="float" office:value="-3.360624">
                <text:p>-3.3606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556023">
                <text:p>10.556023</text:p>
              </table:table-cell>
              <table:table-cell office:value-type="float" office:value="0.16343">
                <text:p>0.16343</text:p>
              </table:table-cell>
              <table:table-cell office:value-type="float" office:value="-0.372211">
                <text:p>-0.372211</text:p>
              </table:table-cell>
              <table:table-cell office:value-type="float" office:value="-1.025093">
                <text:p>-1.025093</text:p>
              </table:table-cell>
              <table:table-cell office:value-type="float" office:value="-3.286133">
                <text:p>-3.286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556023">
                <text:p>10.556023</text:p>
              </table:table-cell>
              <table:table-cell office:value-type="float" office:value="0.16343">
                <text:p>0.16343</text:p>
              </table:table-cell>
              <table:table-cell office:value-type="float" office:value="-0.531319">
                <text:p>-0.531319</text:p>
              </table:table-cell>
              <table:table-cell office:value-type="float" office:value="-0.925822">
                <text:p>-0.925822</text:p>
              </table:table-cell>
              <table:table-cell office:value-type="float" office:value="-3.259519">
                <text:p>-3.2595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556053">
                <text:p>10.556053</text:p>
              </table:table-cell>
              <table:table-cell office:value-type="float" office:value="0.115965">
                <text:p>0.115965</text:p>
              </table:table-cell>
              <table:table-cell office:value-type="float" office:value="-0.662776">
                <text:p>-0.662776</text:p>
              </table:table-cell>
              <table:table-cell office:value-type="float" office:value="-0.765378">
                <text:p>-0.765378</text:p>
              </table:table-cell>
              <table:table-cell office:value-type="float" office:value="-3.208643">
                <text:p>-3.208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556063">
                <text:p>10.556063</text:p>
              </table:table-cell>
              <table:table-cell office:value-type="float" office:value="0.113779">
                <text:p>0.113779</text:p>
              </table:table-cell>
              <table:table-cell office:value-type="float" office:value="-0.745491">
                <text:p>-0.745491</text:p>
              </table:table-cell>
              <table:table-cell office:value-type="float" office:value="-0.622362">
                <text:p>-0.622362</text:p>
              </table:table-cell>
              <table:table-cell office:value-type="float" office:value="-3.138202">
                <text:p>-3.1382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556063">
                <text:p>10.556063</text:p>
              </table:table-cell>
              <table:table-cell office:value-type="float" office:value="0.113779">
                <text:p>0.113779</text:p>
              </table:table-cell>
              <table:table-cell office:value-type="float" office:value="-0.802768">
                <text:p>-0.802768</text:p>
              </table:table-cell>
              <table:table-cell office:value-type="float" office:value="-0.483717">
                <text:p>-0.483717</text:p>
              </table:table-cell>
              <table:table-cell office:value-type="float" office:value="-3.107667">
                <text:p>-3.107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556083">
                <text:p>10.556083</text:p>
              </table:table-cell>
              <table:table-cell office:value-type="float" office:value="0.149323">
                <text:p>0.149323</text:p>
              </table:table-cell>
              <table:table-cell office:value-type="float" office:value="-0.761779">
                <text:p>-0.761779</text:p>
              </table:table-cell>
              <table:table-cell office:value-type="float" office:value="-0.409355">
                <text:p>-0.409355</text:p>
              </table:table-cell>
              <table:table-cell office:value-type="float" office:value="-3.039124">
                <text:p>-3.0391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556093">
                <text:p>10.556093</text:p>
              </table:table-cell>
              <table:table-cell office:value-type="float" office:value="0.156573">
                <text:p>0.156573</text:p>
              </table:table-cell>
              <table:table-cell office:value-type="float" office:value="-0.679828">
                <text:p>-0.679828</text:p>
              </table:table-cell>
              <table:table-cell office:value-type="float" office:value="-0.322654">
                <text:p>-0.322654</text:p>
              </table:table-cell>
              <table:table-cell office:value-type="float" office:value="-2.987044">
                <text:p>-2.987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556103">
                <text:p>10.556103</text:p>
              </table:table-cell>
              <table:table-cell office:value-type="float" office:value="0.180881">
                <text:p>0.180881</text:p>
              </table:table-cell>
              <table:table-cell office:value-type="float" office:value="-0.573297">
                <text:p>-0.573297</text:p>
              </table:table-cell>
              <table:table-cell office:value-type="float" office:value="-0.281663">
                <text:p>-0.281663</text:p>
              </table:table-cell>
              <table:table-cell office:value-type="float" office:value="-2.948313">
                <text:p>-2.9483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556113">
                <text:p>10.556113</text:p>
              </table:table-cell>
              <table:table-cell office:value-type="float" office:value="0.192352">
                <text:p>0.192352</text:p>
              </table:table-cell>
              <table:table-cell office:value-type="float" office:value="-0.458671">
                <text:p>-0.458671</text:p>
              </table:table-cell>
              <table:table-cell office:value-type="float" office:value="-0.298838">
                <text:p>-0.298838</text:p>
              </table:table-cell>
              <table:table-cell office:value-type="float" office:value="-2.870343">
                <text:p>-2.8703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556123">
                <text:p>10.556123</text:p>
              </table:table-cell>
              <table:table-cell office:value-type="float" office:value="0.185648">
                <text:p>0.185648</text:p>
              </table:table-cell>
              <table:table-cell office:value-type="float" office:value="-0.351315">
                <text:p>-0.351315</text:p>
              </table:table-cell>
              <table:table-cell office:value-type="float" office:value="-0.290552">
                <text:p>-0.290552</text:p>
              </table:table-cell>
              <table:table-cell office:value-type="float" office:value="-2.789411">
                <text:p>-2.7894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556133">
                <text:p>10.556133</text:p>
              </table:table-cell>
              <table:table-cell office:value-type="float" office:value="0.200431">
                <text:p>0.200431</text:p>
              </table:table-cell>
              <table:table-cell office:value-type="float" office:value="-0.28199">
                <text:p>-0.28199</text:p>
              </table:table-cell>
              <table:table-cell office:value-type="float" office:value="-0.358937">
                <text:p>-0.358937</text:p>
              </table:table-cell>
              <table:table-cell office:value-type="float" office:value="-2.733323">
                <text:p>-2.7333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556143">
                <text:p>10.556143</text:p>
              </table:table-cell>
              <table:table-cell office:value-type="float" office:value="0.228237">
                <text:p>0.228237</text:p>
              </table:table-cell>
              <table:table-cell office:value-type="float" office:value="-0.282526">
                <text:p>-0.282526</text:p>
              </table:table-cell>
              <table:table-cell office:value-type="float" office:value="-0.464396">
                <text:p>-0.464396</text:p>
              </table:table-cell>
              <table:table-cell office:value-type="float" office:value="-2.665159">
                <text:p>-2.6651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556153">
                <text:p>10.556153</text:p>
              </table:table-cell>
              <table:table-cell office:value-type="float" office:value="0.255583">
                <text:p>0.255583</text:p>
              </table:table-cell>
              <table:table-cell office:value-type="float" office:value="-0.294685">
                <text:p>-0.294685</text:p>
              </table:table-cell>
              <table:table-cell office:value-type="float" office:value="-0.533067">
                <text:p>-0.533067</text:p>
              </table:table-cell>
              <table:table-cell office:value-type="float" office:value="-2.586344">
                <text:p>-2.5863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56153">
                <text:p>10.556153</text:p>
              </table:table-cell>
              <table:table-cell office:value-type="float" office:value="0.255583">
                <text:p>0.255583</text:p>
              </table:table-cell>
              <table:table-cell office:value-type="float" office:value="-0.355534">
                <text:p>-0.355534</text:p>
              </table:table-cell>
              <table:table-cell office:value-type="float" office:value="-0.594918">
                <text:p>-0.594918</text:p>
              </table:table-cell>
              <table:table-cell office:value-type="float" office:value="-2.531724">
                <text:p>-2.5317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56173">
                <text:p>10.556173</text:p>
              </table:table-cell>
              <table:table-cell office:value-type="float" office:value="0.301971">
                <text:p>0.301971</text:p>
              </table:table-cell>
              <table:table-cell office:value-type="float" office:value="-0.459512">
                <text:p>-0.459512</text:p>
              </table:table-cell>
              <table:table-cell office:value-type="float" office:value="-0.713716">
                <text:p>-0.713716</text:p>
              </table:table-cell>
              <table:table-cell office:value-type="float" office:value="-2.458347">
                <text:p>-2.4583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556183">
                <text:p>10.556183</text:p>
              </table:table-cell>
              <table:table-cell office:value-type="float" office:value="0.334367">
                <text:p>0.334367</text:p>
              </table:table-cell>
              <table:table-cell office:value-type="float" office:value="-0.488351">
                <text:p>-0.488351</text:p>
              </table:table-cell>
              <table:table-cell office:value-type="float" office:value="-0.728593">
                <text:p>-0.728593</text:p>
              </table:table-cell>
              <table:table-cell office:value-type="float" office:value="-2.390261">
                <text:p>-2.3902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556193">
                <text:p>10.556193</text:p>
              </table:table-cell>
              <table:table-cell office:value-type="float" office:value="0.342509">
                <text:p>0.342509</text:p>
              </table:table-cell>
              <table:table-cell office:value-type="float" office:value="-0.49288">
                <text:p>-0.49288</text:p>
              </table:table-cell>
              <table:table-cell office:value-type="float" office:value="-0.824911">
                <text:p>-0.824911</text:p>
              </table:table-cell>
              <table:table-cell office:value-type="float" office:value="-2.296775">
                <text:p>-2.2967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556203">
                <text:p>10.556203</text:p>
              </table:table-cell>
              <table:table-cell office:value-type="float" office:value="0.345229">
                <text:p>0.345229</text:p>
              </table:table-cell>
              <table:table-cell office:value-type="float" office:value="-0.475434">
                <text:p>-0.475434</text:p>
              </table:table-cell>
              <table:table-cell office:value-type="float" office:value="-0.9627">
                <text:p>-0.9627</text:p>
              </table:table-cell>
              <table:table-cell office:value-type="float" office:value="-2.230033">
                <text:p>-2.2300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556213">
                <text:p>10.556213</text:p>
              </table:table-cell>
              <table:table-cell office:value-type="float" office:value="0.343225">
                <text:p>0.343225</text:p>
              </table:table-cell>
              <table:table-cell office:value-type="float" office:value="-0.437235">
                <text:p>-0.437235</text:p>
              </table:table-cell>
              <table:table-cell office:value-type="float" office:value="-0.989937">
                <text:p>-0.989937</text:p>
              </table:table-cell>
              <table:table-cell office:value-type="float" office:value="-2.18666">
                <text:p>-2.186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556223">
                <text:p>10.556223</text:p>
              </table:table-cell>
              <table:table-cell office:value-type="float" office:value="0.32622">
                <text:p>0.32622</text:p>
              </table:table-cell>
              <table:table-cell office:value-type="float" office:value="-0.438566">
                <text:p>-0.438566</text:p>
              </table:table-cell>
              <table:table-cell office:value-type="float" office:value="-0.926553">
                <text:p>-0.926553</text:p>
              </table:table-cell>
              <table:table-cell office:value-type="float" office:value="-2.105567">
                <text:p>-2.1055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556233">
                <text:p>10.556233</text:p>
              </table:table-cell>
              <table:table-cell office:value-type="float" office:value="0.316685">
                <text:p>0.316685</text:p>
              </table:table-cell>
              <table:table-cell office:value-type="float" office:value="-0.534339">
                <text:p>-0.534339</text:p>
              </table:table-cell>
              <table:table-cell office:value-type="float" office:value="-0.768044">
                <text:p>-0.768044</text:p>
              </table:table-cell>
              <table:table-cell office:value-type="float" office:value="-2.055307">
                <text:p>-2.0553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556243">
                <text:p>10.556243</text:p>
              </table:table-cell>
              <table:table-cell office:value-type="float" office:value="0.341155">
                <text:p>0.341155</text:p>
              </table:table-cell>
              <table:table-cell office:value-type="float" office:value="-0.639422">
                <text:p>-0.639422</text:p>
              </table:table-cell>
              <table:table-cell office:value-type="float" office:value="-0.621457">
                <text:p>-0.621457</text:p>
              </table:table-cell>
              <table:table-cell office:value-type="float" office:value="-1.993254">
                <text:p>-1.9932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556253">
                <text:p>10.556253</text:p>
              </table:table-cell>
              <table:table-cell office:value-type="float" office:value="0.347907">
                <text:p>0.347907</text:p>
              </table:table-cell>
              <table:table-cell office:value-type="float" office:value="-0.73744">
                <text:p>-0.73744</text:p>
              </table:table-cell>
              <table:table-cell office:value-type="float" office:value="-0.49667">
                <text:p>-0.49667</text:p>
              </table:table-cell>
              <table:table-cell office:value-type="float" office:value="-1.895059">
                <text:p>-1.8950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556263">
                <text:p>10.556263</text:p>
              </table:table-cell>
              <table:table-cell office:value-type="float" office:value="0.359428">
                <text:p>0.359428</text:p>
              </table:table-cell>
              <table:table-cell office:value-type="float" office:value="-0.818763">
                <text:p>-0.818763</text:p>
              </table:table-cell>
              <table:table-cell office:value-type="float" office:value="-0.441161">
                <text:p>-0.441161</text:p>
              </table:table-cell>
              <table:table-cell office:value-type="float" office:value="-1.818292">
                <text:p>-1.8182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556273">
                <text:p>10.556273</text:p>
              </table:table-cell>
              <table:table-cell office:value-type="float" office:value="0.37932">
                <text:p>0.37932</text:p>
              </table:table-cell>
              <table:table-cell office:value-type="float" office:value="-0.926257">
                <text:p>-0.926257</text:p>
              </table:table-cell>
              <table:table-cell office:value-type="float" office:value="-0.446989">
                <text:p>-0.446989</text:p>
              </table:table-cell>
              <table:table-cell office:value-type="float" office:value="-1.738181">
                <text:p>-1.7381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556283">
                <text:p>10.556283</text:p>
              </table:table-cell>
              <table:table-cell office:value-type="float" office:value="0.378393">
                <text:p>0.378393</text:p>
              </table:table-cell>
              <table:table-cell office:value-type="float" office:value="-1.000796">
                <text:p>-1.000796</text:p>
              </table:table-cell>
              <table:table-cell office:value-type="float" office:value="-0.377229">
                <text:p>-0.377229</text:p>
              </table:table-cell>
              <table:table-cell office:value-type="float" office:value="-1.65785">
                <text:p>-1.657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556293">
                <text:p>10.556293</text:p>
              </table:table-cell>
              <table:table-cell office:value-type="float" office:value="0.362894">
                <text:p>0.362894</text:p>
              </table:table-cell>
              <table:table-cell office:value-type="float" office:value="-1.09222">
                <text:p>-1.09222</text:p>
              </table:table-cell>
              <table:table-cell office:value-type="float" office:value="-0.299612">
                <text:p>-0.299612</text:p>
              </table:table-cell>
              <table:table-cell office:value-type="float" office:value="-1.571312">
                <text:p>-1.5713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556303">
                <text:p>10.556303</text:p>
              </table:table-cell>
              <table:table-cell office:value-type="float" office:value="0.377926">
                <text:p>0.377926</text:p>
              </table:table-cell>
              <table:table-cell office:value-type="float" office:value="-1.169957">
                <text:p>-1.169957</text:p>
              </table:table-cell>
              <table:table-cell office:value-type="float" office:value="-0.251593">
                <text:p>-0.251593</text:p>
              </table:table-cell>
              <table:table-cell office:value-type="float" office:value="-1.484925">
                <text:p>-1.4849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556313">
                <text:p>10.556313</text:p>
              </table:table-cell>
              <table:table-cell office:value-type="float" office:value="0.366628">
                <text:p>0.366628</text:p>
              </table:table-cell>
              <table:table-cell office:value-type="float" office:value="-1.225102">
                <text:p>-1.225102</text:p>
              </table:table-cell>
              <table:table-cell office:value-type="float" office:value="-0.181088">
                <text:p>-0.181088</text:p>
              </table:table-cell>
              <table:table-cell office:value-type="float" office:value="-1.402699">
                <text:p>-1.4026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556333">
                <text:p>10.556333</text:p>
              </table:table-cell>
              <table:table-cell office:value-type="float" office:value="0.379483">
                <text:p>0.379483</text:p>
              </table:table-cell>
              <table:table-cell office:value-type="float" office:value="-1.291948">
                <text:p>-1.291948</text:p>
              </table:table-cell>
              <table:table-cell office:value-type="float" office:value="-0.130559">
                <text:p>-0.130559</text:p>
              </table:table-cell>
              <table:table-cell office:value-type="float" office:value="-1.346869">
                <text:p>-1.3468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556333">
                <text:p>10.556333</text:p>
              </table:table-cell>
              <table:table-cell office:value-type="float" office:value="0.379483">
                <text:p>0.379483</text:p>
              </table:table-cell>
              <table:table-cell office:value-type="float" office:value="-1.339571">
                <text:p>-1.339571</text:p>
              </table:table-cell>
              <table:table-cell office:value-type="float" office:value="-0.167536">
                <text:p>-0.167536</text:p>
              </table:table-cell>
              <table:table-cell office:value-type="float" office:value="-1.278119">
                <text:p>-1.2781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556343">
                <text:p>10.556343</text:p>
              </table:table-cell>
              <table:table-cell office:value-type="float" office:value="0.373079">
                <text:p>0.373079</text:p>
              </table:table-cell>
              <table:table-cell office:value-type="float" office:value="-1.33629">
                <text:p>-1.33629</text:p>
              </table:table-cell>
              <table:table-cell office:value-type="float" office:value="-0.130766">
                <text:p>-0.130766</text:p>
              </table:table-cell>
              <table:table-cell office:value-type="float" office:value="-1.214169">
                <text:p>-1.2141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556363">
                <text:p>10.556363</text:p>
              </table:table-cell>
              <table:table-cell office:value-type="float" office:value="0.366215">
                <text:p>0.366215</text:p>
              </table:table-cell>
              <table:table-cell office:value-type="float" office:value="-1.367144">
                <text:p>-1.367144</text:p>
              </table:table-cell>
              <table:table-cell office:value-type="float" office:value="-0.117923">
                <text:p>-0.117923</text:p>
              </table:table-cell>
              <table:table-cell office:value-type="float" office:value="-1.136243">
                <text:p>-1.1362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556363">
                <text:p>10.556363</text:p>
              </table:table-cell>
              <table:table-cell office:value-type="float" office:value="0.366215">
                <text:p>0.366215</text:p>
              </table:table-cell>
              <table:table-cell office:value-type="float" office:value="-1.448871">
                <text:p>-1.448871</text:p>
              </table:table-cell>
              <table:table-cell office:value-type="float" office:value="-0.051716">
                <text:p>-0.051716</text:p>
              </table:table-cell>
              <table:table-cell office:value-type="float" office:value="-1.095665">
                <text:p>-1.0956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556383">
                <text:p>10.556383</text:p>
              </table:table-cell>
              <table:table-cell office:value-type="float" office:value="0.376961">
                <text:p>0.376961</text:p>
              </table:table-cell>
              <table:table-cell office:value-type="float" office:value="-1.539546">
                <text:p>-1.539546</text:p>
              </table:table-cell>
              <table:table-cell office:value-type="float" office:value="0.005642">
                <text:p>0.005642</text:p>
              </table:table-cell>
              <table:table-cell office:value-type="float" office:value="-1.026632">
                <text:p>-1.0266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556383">
                <text:p>10.556383</text:p>
              </table:table-cell>
              <table:table-cell office:value-type="float" office:value="0.376961">
                <text:p>0.376961</text:p>
              </table:table-cell>
              <table:table-cell office:value-type="float" office:value="-1.567116">
                <text:p>-1.567116</text:p>
              </table:table-cell>
              <table:table-cell office:value-type="float" office:value="0.049787">
                <text:p>0.049787</text:p>
              </table:table-cell>
              <table:table-cell office:value-type="float" office:value="-0.956065">
                <text:p>-0.9560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556403">
                <text:p>10.556403</text:p>
              </table:table-cell>
              <table:table-cell office:value-type="float" office:value="0.412019">
                <text:p>0.412019</text:p>
              </table:table-cell>
              <table:table-cell office:value-type="float" office:value="-1.593729">
                <text:p>-1.593729</text:p>
              </table:table-cell>
              <table:table-cell office:value-type="float" office:value="0.063262">
                <text:p>0.063262</text:p>
              </table:table-cell>
              <table:table-cell office:value-type="float" office:value="-0.915947">
                <text:p>-0.9159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556403">
                <text:p>10.556403</text:p>
              </table:table-cell>
              <table:table-cell office:value-type="float" office:value="0.412019">
                <text:p>0.412019</text:p>
              </table:table-cell>
              <table:table-cell office:value-type="float" office:value="-1.587931">
                <text:p>-1.587931</text:p>
              </table:table-cell>
              <table:table-cell office:value-type="float" office:value="0.056019">
                <text:p>0.056019</text:p>
              </table:table-cell>
              <table:table-cell office:value-type="float" office:value="-0.860583">
                <text:p>-0.8605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556413">
                <text:p>10.556413</text:p>
              </table:table-cell>
              <table:table-cell office:value-type="float" office:value="0.408226">
                <text:p>0.408226</text:p>
              </table:table-cell>
              <table:table-cell office:value-type="float" office:value="-1.537774">
                <text:p>-1.537774</text:p>
              </table:table-cell>
              <table:table-cell office:value-type="float" office:value="0.09596">
                <text:p>0.09596</text:p>
              </table:table-cell>
              <table:table-cell office:value-type="float" office:value="-0.812306">
                <text:p>-0.8123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556433">
                <text:p>10.556433</text:p>
              </table:table-cell>
              <table:table-cell office:value-type="float" office:value="0.38753">
                <text:p>0.38753</text:p>
              </table:table-cell>
              <table:table-cell office:value-type="float" office:value="-1.496663">
                <text:p>-1.496663</text:p>
              </table:table-cell>
              <table:table-cell office:value-type="float" office:value="0.08274">
                <text:p>0.08274</text:p>
              </table:table-cell>
              <table:table-cell office:value-type="float" office:value="-0.760387">
                <text:p>-0.7603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556443">
                <text:p>10.556443</text:p>
              </table:table-cell>
              <table:table-cell office:value-type="float" office:value="0.380555">
                <text:p>0.380555</text:p>
              </table:table-cell>
              <table:table-cell office:value-type="float" office:value="-1.446731">
                <text:p>-1.446731</text:p>
              </table:table-cell>
              <table:table-cell office:value-type="float" office:value="0.068343">
                <text:p>0.068343</text:p>
              </table:table-cell>
              <table:table-cell office:value-type="float" office:value="-0.75635">
                <text:p>-0.756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556443">
                <text:p>10.556443</text:p>
              </table:table-cell>
              <table:table-cell office:value-type="float" office:value="0.380555">
                <text:p>0.380555</text:p>
              </table:table-cell>
              <table:table-cell office:value-type="float" office:value="-1.41151">
                <text:p>-1.41151</text:p>
              </table:table-cell>
              <table:table-cell office:value-type="float" office:value="0.088167">
                <text:p>0.088167</text:p>
              </table:table-cell>
              <table:table-cell office:value-type="float" office:value="-0.72726">
                <text:p>-0.727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556463">
                <text:p>10.556463</text:p>
              </table:table-cell>
              <table:table-cell office:value-type="float" office:value="0.390575">
                <text:p>0.390575</text:p>
              </table:table-cell>
              <table:table-cell office:value-type="float" office:value="-1.334747">
                <text:p>-1.334747</text:p>
              </table:table-cell>
              <table:table-cell office:value-type="float" office:value="0.149456">
                <text:p>0.149456</text:p>
              </table:table-cell>
              <table:table-cell office:value-type="float" office:value="-0.721824">
                <text:p>-0.7218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556463">
                <text:p>10.556463</text:p>
              </table:table-cell>
              <table:table-cell office:value-type="float" office:value="0.390575">
                <text:p>0.390575</text:p>
              </table:table-cell>
              <table:table-cell office:value-type="float" office:value="-1.277706">
                <text:p>-1.277706</text:p>
              </table:table-cell>
              <table:table-cell office:value-type="float" office:value="0.185372">
                <text:p>0.185372</text:p>
              </table:table-cell>
              <table:table-cell office:value-type="float" office:value="-0.727129">
                <text:p>-0.7271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556483">
                <text:p>10.556483</text:p>
              </table:table-cell>
              <table:table-cell office:value-type="float" office:value="0.438611">
                <text:p>0.438611</text:p>
              </table:table-cell>
              <table:table-cell office:value-type="float" office:value="-1.177816">
                <text:p>-1.177816</text:p>
              </table:table-cell>
              <table:table-cell office:value-type="float" office:value="0.208612">
                <text:p>0.208612</text:p>
              </table:table-cell>
              <table:table-cell office:value-type="float" office:value="-0.739471">
                <text:p>-0.7394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556483">
                <text:p>10.556483</text:p>
              </table:table-cell>
              <table:table-cell office:value-type="float" office:value="0.438611">
                <text:p>0.438611</text:p>
              </table:table-cell>
              <table:table-cell office:value-type="float" office:value="-1.054698">
                <text:p>-1.054698</text:p>
              </table:table-cell>
              <table:table-cell office:value-type="float" office:value="0.273792">
                <text:p>0.273792</text:p>
              </table:table-cell>
              <table:table-cell office:value-type="float" office:value="-0.755077">
                <text:p>-0.7550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556503">
                <text:p>10.556503</text:p>
              </table:table-cell>
              <table:table-cell office:value-type="float" office:value="0.444628">
                <text:p>0.444628</text:p>
              </table:table-cell>
              <table:table-cell office:value-type="float" office:value="-0.948639">
                <text:p>-0.948639</text:p>
              </table:table-cell>
              <table:table-cell office:value-type="float" office:value="0.321271">
                <text:p>0.321271</text:p>
              </table:table-cell>
              <table:table-cell office:value-type="float" office:value="-0.764052">
                <text:p>-0.7640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556513">
                <text:p>10.556513</text:p>
              </table:table-cell>
              <table:table-cell office:value-type="float" office:value="0.44296">
                <text:p>0.44296</text:p>
              </table:table-cell>
              <table:table-cell office:value-type="float" office:value="-0.863797">
                <text:p>-0.863797</text:p>
              </table:table-cell>
              <table:table-cell office:value-type="float" office:value="0.363236">
                <text:p>0.363236</text:p>
              </table:table-cell>
              <table:table-cell office:value-type="float" office:value="-0.825752">
                <text:p>-0.8257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556513">
                <text:p>10.556513</text:p>
              </table:table-cell>
              <table:table-cell office:value-type="float" office:value="0.44296">
                <text:p>0.44296</text:p>
              </table:table-cell>
              <table:table-cell office:value-type="float" office:value="-0.798817">
                <text:p>-0.798817</text:p>
              </table:table-cell>
              <table:table-cell office:value-type="float" office:value="0.386705">
                <text:p>0.386705</text:p>
              </table:table-cell>
              <table:table-cell office:value-type="float" office:value="-0.857283">
                <text:p>-0.8572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556533">
                <text:p>10.556533</text:p>
              </table:table-cell>
              <table:table-cell office:value-type="float" office:value="0.457221">
                <text:p>0.457221</text:p>
              </table:table-cell>
              <table:table-cell office:value-type="float" office:value="-0.72567">
                <text:p>-0.72567</text:p>
              </table:table-cell>
              <table:table-cell office:value-type="float" office:value="0.476603">
                <text:p>0.476603</text:p>
              </table:table-cell>
              <table:table-cell office:value-type="float" office:value="-0.880116">
                <text:p>-0.8801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.556543">
                <text:p>10.556543</text:p>
              </table:table-cell>
              <table:table-cell office:value-type="float" office:value="0.47736">
                <text:p>0.47736</text:p>
              </table:table-cell>
              <table:table-cell office:value-type="float" office:value="-0.704634">
                <text:p>-0.704634</text:p>
              </table:table-cell>
              <table:table-cell office:value-type="float" office:value="0.590693">
                <text:p>0.590693</text:p>
              </table:table-cell>
              <table:table-cell office:value-type="float" office:value="-0.913">
                <text:p>-0.9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556543">
                <text:p>10.556543</text:p>
              </table:table-cell>
              <table:table-cell office:value-type="float" office:value="0.47736">
                <text:p>0.47736</text:p>
              </table:table-cell>
              <table:table-cell office:value-type="float" office:value="-0.718667">
                <text:p>-0.718667</text:p>
              </table:table-cell>
              <table:table-cell office:value-type="float" office:value="0.624258">
                <text:p>0.624258</text:p>
              </table:table-cell>
              <table:table-cell office:value-type="float" office:value="-0.928475">
                <text:p>-0.9284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556563">
                <text:p>10.556563</text:p>
              </table:table-cell>
              <table:table-cell office:value-type="float" office:value="0.503571">
                <text:p>0.503571</text:p>
              </table:table-cell>
              <table:table-cell office:value-type="float" office:value="-0.721705">
                <text:p>-0.721705</text:p>
              </table:table-cell>
              <table:table-cell office:value-type="float" office:value="0.737331">
                <text:p>0.737331</text:p>
              </table:table-cell>
              <table:table-cell office:value-type="float" office:value="-0.961624">
                <text:p>-0.9616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556573">
                <text:p>10.556573</text:p>
              </table:table-cell>
              <table:table-cell office:value-type="float" office:value="0.502028">
                <text:p>0.502028</text:p>
              </table:table-cell>
              <table:table-cell office:value-type="float" office:value="-0.786883">
                <text:p>-0.786883</text:p>
              </table:table-cell>
              <table:table-cell office:value-type="float" office:value="0.811575">
                <text:p>0.811575</text:p>
              </table:table-cell>
              <table:table-cell office:value-type="float" office:value="-0.96454">
                <text:p>-0.964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556573">
                <text:p>10.556573</text:p>
              </table:table-cell>
              <table:table-cell office:value-type="float" office:value="0.502028">
                <text:p>0.502028</text:p>
              </table:table-cell>
              <table:table-cell office:value-type="float" office:value="-0.873129">
                <text:p>-0.873129</text:p>
              </table:table-cell>
              <table:table-cell office:value-type="float" office:value="0.819679">
                <text:p>0.819679</text:p>
              </table:table-cell>
              <table:table-cell office:value-type="float" office:value="-0.985322">
                <text:p>-0.9853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556593">
                <text:p>10.556593</text:p>
              </table:table-cell>
              <table:table-cell office:value-type="float" office:value="0.492367">
                <text:p>0.492367</text:p>
              </table:table-cell>
              <table:table-cell office:value-type="float" office:value="-1.031719">
                <text:p>-1.031719</text:p>
              </table:table-cell>
              <table:table-cell office:value-type="float" office:value="0.874477">
                <text:p>0.874477</text:p>
              </table:table-cell>
              <table:table-cell office:value-type="float" office:value="-1.03528">
                <text:p>-1.035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556603">
                <text:p>10.556603</text:p>
              </table:table-cell>
              <table:table-cell office:value-type="float" office:value="0.472621">
                <text:p>0.472621</text:p>
              </table:table-cell>
              <table:table-cell office:value-type="float" office:value="-1.183981">
                <text:p>-1.183981</text:p>
              </table:table-cell>
              <table:table-cell office:value-type="float" office:value="0.884972">
                <text:p>0.884972</text:p>
              </table:table-cell>
              <table:table-cell office:value-type="float" office:value="-1.046136">
                <text:p>-1.046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556613">
                <text:p>10.556613</text:p>
              </table:table-cell>
              <table:table-cell office:value-type="float" office:value="0.460935">
                <text:p>0.46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556623">
                <text:p>10.556623</text:p>
              </table:table-cell>
              <table:table-cell office:value-type="float" office:value="0.467612">
                <text:p>0.46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556633">
                <text:p>10.556633</text:p>
              </table:table-cell>
              <table:table-cell office:value-type="float" office:value="0.449246">
                <text:p>0.44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556643">
                <text:p>10.556643</text:p>
              </table:table-cell>
              <table:table-cell office:value-type="float" office:value="0.437576">
                <text:p>0.43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556653">
                <text:p>10.556653</text:p>
              </table:table-cell>
              <table:table-cell office:value-type="float" office:value="0.450231">
                <text:p>0.450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556663">
                <text:p>10.556663</text:p>
              </table:table-cell>
              <table:table-cell office:value-type="float" office:value="0.426499">
                <text:p>0.426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556673">
                <text:p>10.556673</text:p>
              </table:table-cell>
              <table:table-cell office:value-type="float" office:value="0.40749">
                <text:p>0.4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556673">
                <text:p>10.556673</text:p>
              </table:table-cell>
              <table:table-cell office:value-type="float" office:value="0.40749">
                <text:p>0.4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556673">
                <text:p>10.556673</text:p>
              </table:table-cell>
              <table:table-cell office:value-type="float" office:value="0.40749">
                <text:p>0.4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556703">
                <text:p>10.556703</text:p>
              </table:table-cell>
              <table:table-cell office:value-type="float" office:value="0.389404">
                <text:p>0.389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556713">
                <text:p>10.556713</text:p>
              </table:table-cell>
              <table:table-cell office:value-type="float" office:value="0.406208">
                <text:p>0.40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556723">
                <text:p>10.556723</text:p>
              </table:table-cell>
              <table:table-cell office:value-type="float" office:value="0.388649">
                <text:p>0.38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556733">
                <text:p>10.556733</text:p>
              </table:table-cell>
              <table:table-cell office:value-type="float" office:value="0.368982">
                <text:p>0.368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556743">
                <text:p>10.556743</text:p>
              </table:table-cell>
              <table:table-cell office:value-type="float" office:value="0.371682">
                <text:p>0.37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556753">
                <text:p>10.556753</text:p>
              </table:table-cell>
              <table:table-cell office:value-type="float" office:value="0.343738">
                <text:p>0.343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556763">
                <text:p>10.556763</text:p>
              </table:table-cell>
              <table:table-cell office:value-type="float" office:value="0.334516">
                <text:p>0.334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556773">
                <text:p>10.556773</text:p>
              </table:table-cell>
              <table:table-cell office:value-type="float" office:value="0.346542">
                <text:p>0.346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556783">
                <text:p>10.556783</text:p>
              </table:table-cell>
              <table:table-cell office:value-type="float" office:value="0.343981">
                <text:p>0.343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556793">
                <text:p>10.556793</text:p>
              </table:table-cell>
              <table:table-cell office:value-type="float" office:value="0.347625">
                <text:p>0.34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556803">
                <text:p>10.556803</text:p>
              </table:table-cell>
              <table:table-cell office:value-type="float" office:value="0.357983">
                <text:p>0.357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556803">
                <text:p>10.556803</text:p>
              </table:table-cell>
              <table:table-cell office:value-type="float" office:value="0.357983">
                <text:p>0.357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556803">
                <text:p>10.556803</text:p>
              </table:table-cell>
              <table:table-cell office:value-type="float" office:value="0.357983">
                <text:p>0.357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556843">
                <text:p>10.556843</text:p>
              </table:table-cell>
              <table:table-cell office:value-type="float" office:value="0.3057">
                <text:p>0.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556843">
                <text:p>10.556843</text:p>
              </table:table-cell>
              <table:table-cell office:value-type="float" office:value="0.3057">
                <text:p>0.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556853">
                <text:p>10.556853</text:p>
              </table:table-cell>
              <table:table-cell office:value-type="float" office:value="0.270817">
                <text:p>0.270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556873">
                <text:p>10.556873</text:p>
              </table:table-cell>
              <table:table-cell office:value-type="float" office:value="0.250603">
                <text:p>0.25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556873">
                <text:p>10.556873</text:p>
              </table:table-cell>
              <table:table-cell office:value-type="float" office:value="0.250603">
                <text:p>0.25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556883">
                <text:p>10.556883</text:p>
              </table:table-cell>
              <table:table-cell office:value-type="float" office:value="0.253009">
                <text:p>0.25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556903">
                <text:p>10.556903</text:p>
              </table:table-cell>
              <table:table-cell office:value-type="float" office:value="0.294476">
                <text:p>0.294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556903">
                <text:p>10.556903</text:p>
              </table:table-cell>
              <table:table-cell office:value-type="float" office:value="0.294476">
                <text:p>0.294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556913">
                <text:p>10.556913</text:p>
              </table:table-cell>
              <table:table-cell office:value-type="float" office:value="0.284573">
                <text:p>0.28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556933">
                <text:p>10.556933</text:p>
              </table:table-cell>
              <table:table-cell office:value-type="float" office:value="0.334065">
                <text:p>0.33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556933">
                <text:p>10.556933</text:p>
              </table:table-cell>
              <table:table-cell office:value-type="float" office:value="0.334065">
                <text:p>0.33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556933">
                <text:p>10.556933</text:p>
              </table:table-cell>
              <table:table-cell office:value-type="float" office:value="0.334065">
                <text:p>0.33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556963">
                <text:p>10.556963</text:p>
              </table:table-cell>
              <table:table-cell office:value-type="float" office:value="0.330081">
                <text:p>0.33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556973">
                <text:p>10.556973</text:p>
              </table:table-cell>
              <table:table-cell office:value-type="float" office:value="0.307601">
                <text:p>0.307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556973">
                <text:p>10.556973</text:p>
              </table:table-cell>
              <table:table-cell office:value-type="float" office:value="0.307601">
                <text:p>0.307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556993">
                <text:p>10.556993</text:p>
              </table:table-cell>
              <table:table-cell office:value-type="float" office:value="0.315403">
                <text:p>0.315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556993">
                <text:p>10.556993</text:p>
              </table:table-cell>
              <table:table-cell office:value-type="float" office:value="0.315403">
                <text:p>0.315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557013">
                <text:p>10.557013</text:p>
              </table:table-cell>
              <table:table-cell office:value-type="float" office:value="0.297498">
                <text:p>0.297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557013">
                <text:p>10.557013</text:p>
              </table:table-cell>
              <table:table-cell office:value-type="float" office:value="0.297498">
                <text:p>0.297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557033">
                <text:p>10.557033</text:p>
              </table:table-cell>
              <table:table-cell office:value-type="float" office:value="0.28434">
                <text:p>0.2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557033">
                <text:p>10.557033</text:p>
              </table:table-cell>
              <table:table-cell office:value-type="float" office:value="0.28434">
                <text:p>0.2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557053">
                <text:p>10.557053</text:p>
              </table:table-cell>
              <table:table-cell office:value-type="float" office:value="0.332495">
                <text:p>0.33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557063">
                <text:p>10.557063</text:p>
              </table:table-cell>
              <table:table-cell office:value-type="float" office:value="0.344469">
                <text:p>0.344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557063">
                <text:p>10.557063</text:p>
              </table:table-cell>
              <table:table-cell office:value-type="float" office:value="0.344469">
                <text:p>0.344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557063">
                <text:p>10.557063</text:p>
              </table:table-cell>
              <table:table-cell office:value-type="float" office:value="0.344469">
                <text:p>0.344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557093">
                <text:p>10.557093</text:p>
              </table:table-cell>
              <table:table-cell office:value-type="float" office:value="0.344749">
                <text:p>0.344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557103">
                <text:p>10.557103</text:p>
              </table:table-cell>
              <table:table-cell office:value-type="float" office:value="0.328093">
                <text:p>0.328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557113">
                <text:p>10.557113</text:p>
              </table:table-cell>
              <table:table-cell office:value-type="float" office:value="0.279869">
                <text:p>0.279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